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118cm" svg:height="15.253cm" svg:x="12.709cm" svg:y="0.445cm">
            <draw:object draw:notify-on-update-of-ranges="LOGGER01.B1:LOGGER01.B1 LOGGER01.B2:LOGGER01.B1346 LOGGER01.C1:LOGGER01.C1 LOGGER01.C2:LOGGER01.C13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4" calcext:value-type="float">
            <text:p>1.34</text:p>
          </table:table-cell>
          <table:table-cell office:value-type="float" office:value="134.2" calcext:value-type="float">
            <text:p>134.2</text:p>
          </table:table-cell>
          <table:table-cell office:value-type="float" office:value="179.48" calcext:value-type="float">
            <text:p>179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5" calcext:value-type="float">
            <text:p>15205</text:p>
          </table:table-cell>
          <table:table-cell table:formula="of:=[.A3]/1000/(60*60*24)" office:value-type="time" office:time-value="PT00H00M15.205S" calcext:value-type="time">
            <text:p>00:00:15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0.56" calcext:value-type="float">
            <text:p>0.5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205" calcext:value-type="float">
            <text:p>31205</text:p>
          </table:table-cell>
          <table:table-cell table:formula="of:=[.A4]/1000/(60*60*24)" office:value-type="time" office:time-value="PT00H00M31.205S" calcext:value-type="time">
            <text:p>00:00:31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6" calcext:value-type="float">
            <text:p>177.06</text:p>
          </table:table-cell>
          <table:table-cell office:value-type="float" office:value="1.16" calcext:value-type="float">
            <text:p>1.1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47205" calcext:value-type="float">
            <text:p>47205</text:p>
          </table:table-cell>
          <table:table-cell table:formula="of:=[.A5]/1000/(60*60*24)" office:value-type="time" office:time-value="PT00H00M47.205S" calcext:value-type="time">
            <text:p>00:00:47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1.75" calcext:value-type="float">
            <text:p>1.75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63205" calcext:value-type="float">
            <text:p>63205</text:p>
          </table:table-cell>
          <table:table-cell table:formula="of:=[.A6]/1000/(60*60*24)" office:value-type="time" office:time-value="PT00H01M03.205S" calcext:value-type="time">
            <text:p>00:01:03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2.34" calcext:value-type="float">
            <text:p>2.34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table:formula="of:=[.A7]/1000/(60*60*24)" office:value-type="time" office:time-value="PT00H01M19.205S" calcext:value-type="time">
            <text:p>00:01:19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2.93" calcext:value-type="float">
            <text:p>2.93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95205" calcext:value-type="float">
            <text:p>95205</text:p>
          </table:table-cell>
          <table:table-cell table:formula="of:=[.A8]/1000/(60*60*24)" office:value-type="time" office:time-value="PT00H01M35.205S" calcext:value-type="time">
            <text:p>00:01:35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3.52" calcext:value-type="float">
            <text:p>3.52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111205" calcext:value-type="float">
            <text:p>111205</text:p>
          </table:table-cell>
          <table:table-cell table:formula="of:=[.A9]/1000/(60*60*24)" office:value-type="time" office:time-value="PT00H01M51.205S" calcext:value-type="time">
            <text:p>00:01:51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4.1" calcext:value-type="float">
            <text:p>4.1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127205" calcext:value-type="float">
            <text:p>127205</text:p>
          </table:table-cell>
          <table:table-cell table:formula="of:=[.A10]/1000/(60*60*24)" office:value-type="time" office:time-value="PT00H02M07.205S" calcext:value-type="time">
            <text:p>00:02:07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4.69" calcext:value-type="float">
            <text:p>4.69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143205" calcext:value-type="float">
            <text:p>143205</text:p>
          </table:table-cell>
          <table:table-cell table:formula="of:=[.A11]/1000/(60*60*24)" office:value-type="time" office:time-value="PT00H02M23.205S" calcext:value-type="time">
            <text:p>00:02:23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5.28" calcext:value-type="float">
            <text:p>5.28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159205" calcext:value-type="float">
            <text:p>159205</text:p>
          </table:table-cell>
          <table:table-cell table:formula="of:=[.A12]/1000/(60*60*24)" office:value-type="time" office:time-value="PT00H02M39.205S" calcext:value-type="time">
            <text:p>00:02:39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5.86" calcext:value-type="float">
            <text:p>5.86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formula="of:=[.A13]/1000/(60*60*24)" office:value-type="time" office:time-value="PT00H02M55.205S" calcext:value-type="time">
            <text:p>00:02:55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8" calcext:value-type="float">
            <text:p>172.28</text:p>
          </table:table-cell>
          <table:table-cell office:value-type="float" office:value="6.45" calcext:value-type="float">
            <text:p>6.45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191205" calcext:value-type="float">
            <text:p>191205</text:p>
          </table:table-cell>
          <table:table-cell table:formula="of:=[.A14]/1000/(60*60*24)" office:value-type="time" office:time-value="PT00H03M11.205S" calcext:value-type="time">
            <text:p>00:03:11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7.03" calcext:value-type="float">
            <text:p>7.03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207205" calcext:value-type="float">
            <text:p>207205</text:p>
          </table:table-cell>
          <table:table-cell table:formula="of:=[.A15]/1000/(60*60*24)" office:value-type="time" office:time-value="PT00H03M27.205S" calcext:value-type="time">
            <text:p>00:03:27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.62" calcext:value-type="float">
            <text:p>7.62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223205" calcext:value-type="float">
            <text:p>223205</text:p>
          </table:table-cell>
          <table:table-cell table:formula="of:=[.A16]/1000/(60*60*24)" office:value-type="time" office:time-value="PT00H03M43.205S" calcext:value-type="time">
            <text:p>00:03:43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8.2" calcext:value-type="float">
            <text:p>8.2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float" office:value="239205" calcext:value-type="float">
            <text:p>239205</text:p>
          </table:table-cell>
          <table:table-cell table:formula="of:=[.A17]/1000/(60*60*24)" office:value-type="time" office:time-value="PT00H03M59.205S" calcext:value-type="time">
            <text:p>00:03:59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8.78" calcext:value-type="float">
            <text:p>8.78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255205" calcext:value-type="float">
            <text:p>255205</text:p>
          </table:table-cell>
          <table:table-cell table:formula="of:=[.A18]/1000/(60*60*24)" office:value-type="time" office:time-value="PT00H04M15.205S" calcext:value-type="time">
            <text:p>00:04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9.36" calcext:value-type="float">
            <text:p>9.36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271205" calcext:value-type="float">
            <text:p>271205</text:p>
          </table:table-cell>
          <table:table-cell table:formula="of:=[.A19]/1000/(60*60*24)" office:value-type="time" office:time-value="PT00H04M31.205S" calcext:value-type="time">
            <text:p>00:04:31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9.95" calcext:value-type="float">
            <text:p>9.95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287205" calcext:value-type="float">
            <text:p>287205</text:p>
          </table:table-cell>
          <table:table-cell table:formula="of:=[.A20]/1000/(60*60*24)" office:value-type="time" office:time-value="PT00H04M47.205S" calcext:value-type="time">
            <text:p>00:04:47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10.53" calcext:value-type="float">
            <text:p>10.53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 office:value-type="float" office:value="303205" calcext:value-type="float">
            <text:p>303205</text:p>
          </table:table-cell>
          <table:table-cell table:formula="of:=[.A21]/1000/(60*60*24)" office:value-type="time" office:time-value="PT00H05M03.205S" calcext:value-type="time">
            <text:p>00:05:03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11.11" calcext:value-type="float">
            <text:p>11.11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319205" calcext:value-type="float">
            <text:p>319205</text:p>
          </table:table-cell>
          <table:table-cell table:formula="of:=[.A22]/1000/(60*60*24)" office:value-type="time" office:time-value="PT00H05M19.205S" calcext:value-type="time">
            <text:p>00:05:19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1.69" calcext:value-type="float">
            <text:p>11.69</text:p>
          </table:table-cell>
          <table:table-cell office:value-type="float" office:value="15.36" calcext:value-type="float">
            <text:p>15.36</text:p>
          </table:table-cell>
        </table:table-row>
        <table:table-row table:style-name="ro1">
          <table:table-cell office:value-type="float" office:value="335205" calcext:value-type="float">
            <text:p>335205</text:p>
          </table:table-cell>
          <table:table-cell table:formula="of:=[.A23]/1000/(60*60*24)" office:value-type="time" office:time-value="PT00H05M35.205S" calcext:value-type="time">
            <text:p>00:05:35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12.27" calcext:value-type="float">
            <text:p>12.27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 office:value-type="float" office:value="351205" calcext:value-type="float">
            <text:p>351205</text:p>
          </table:table-cell>
          <table:table-cell table:formula="of:=[.A24]/1000/(60*60*24)" office:value-type="time" office:time-value="PT00H05M51.205S" calcext:value-type="time">
            <text:p>00:05:51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float" office:value="367205" calcext:value-type="float">
            <text:p>367205</text:p>
          </table:table-cell>
          <table:table-cell table:formula="of:=[.A25]/1000/(60*60*24)" office:value-type="time" office:time-value="PT00H06M07.205S" calcext:value-type="time">
            <text:p>00:06:07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13.43" calcext:value-type="float">
            <text:p>13.43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float" office:value="383205" calcext:value-type="float">
            <text:p>383205</text:p>
          </table:table-cell>
          <table:table-cell table:formula="of:=[.A26]/1000/(60*60*24)" office:value-type="time" office:time-value="PT00H06M23.205S" calcext:value-type="time">
            <text:p>00:06:23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14.01" calcext:value-type="float">
            <text:p>14.01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99205" calcext:value-type="float">
            <text:p>399205</text:p>
          </table:table-cell>
          <table:table-cell table:formula="of:=[.A27]/1000/(60*60*24)" office:value-type="time" office:time-value="PT00H06M39.205S" calcext:value-type="time">
            <text:p>00:06:39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14.59" calcext:value-type="float">
            <text:p>14.59</text:p>
          </table:table-cell>
          <table:table-cell office:value-type="float" office:value="19.12" calcext:value-type="float">
            <text:p>19.12</text:p>
          </table:table-cell>
        </table:table-row>
        <table:table-row table:style-name="ro1">
          <table:table-cell office:value-type="float" office:value="415205" calcext:value-type="float">
            <text:p>415205</text:p>
          </table:table-cell>
          <table:table-cell table:formula="of:=[.A28]/1000/(60*60*24)" office:value-type="time" office:time-value="PT00H06M55.205S" calcext:value-type="time">
            <text:p>00:06:55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15.17" calcext:value-type="float">
            <text:p>15.17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float" office:value="431205" calcext:value-type="float">
            <text:p>431205</text:p>
          </table:table-cell>
          <table:table-cell table:formula="of:=[.A29]/1000/(60*60*24)" office:value-type="time" office:time-value="PT00H07M11.205S" calcext:value-type="time">
            <text:p>00:07:11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15.74" calcext:value-type="float">
            <text:p>15.74</text:p>
          </table:table-cell>
          <table:table-cell office:value-type="float" office:value="20.62" calcext:value-type="float">
            <text:p>20.62</text:p>
          </table:table-cell>
        </table:table-row>
        <table:table-row table:style-name="ro1">
          <table:table-cell office:value-type="float" office:value="447205" calcext:value-type="float">
            <text:p>447205</text:p>
          </table:table-cell>
          <table:table-cell table:formula="of:=[.A30]/1000/(60*60*24)" office:value-type="time" office:time-value="PT00H07M27.205S" calcext:value-type="time">
            <text:p>00:07:27</text:p>
          </table:table-cell>
          <table:table-cell office:value-type="float" office:value="1.29" calcext:value-type="float">
            <text:p>1.29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22" calcext:value-type="float">
            <text:p>168.22</text:p>
          </table:table-cell>
          <table:table-cell office:value-type="float" office:value="16.32" calcext:value-type="float">
            <text:p>16.32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float" office:value="463205" calcext:value-type="float">
            <text:p>463205</text:p>
          </table:table-cell>
          <table:table-cell table:formula="of:=[.A31]/1000/(60*60*24)" office:value-type="time" office:time-value="PT00H07M43.205S" calcext:value-type="time">
            <text:p>00:07:43</text:p>
          </table:table-cell>
          <table:table-cell office:value-type="float" office:value="1.3" calcext:value-type="float">
            <text:p>1.3</text:p>
          </table:table-cell>
          <table:table-cell office:value-type="float" office:value="129.9" calcext:value-type="float">
            <text:p>129.9</text:p>
          </table:table-cell>
          <table:table-cell office:value-type="float" office:value="168.48" calcext:value-type="float">
            <text:p>168.48</text:p>
          </table:table-cell>
          <table:table-cell office:value-type="float" office:value="16.9" calcext:value-type="float">
            <text:p>16.9</text:p>
          </table:table-cell>
          <table:table-cell office:value-type="float" office:value="22.12" calcext:value-type="float">
            <text:p>22.12</text:p>
          </table:table-cell>
        </table:table-row>
        <table:table-row table:style-name="ro1">
          <table:table-cell office:value-type="float" office:value="479205" calcext:value-type="float">
            <text:p>479205</text:p>
          </table:table-cell>
          <table:table-cell table:formula="of:=[.A32]/1000/(60*60*24)" office:value-type="time" office:time-value="PT00H07M59.205S" calcext:value-type="time">
            <text:p>00:07:59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17.48" calcext:value-type="float">
            <text:p>17.48</text:p>
          </table:table-cell>
          <table:table-cell office:value-type="float" office:value="22.86" calcext:value-type="float">
            <text:p>22.86</text:p>
          </table:table-cell>
        </table:table-row>
        <table:table-row table:style-name="ro1">
          <table:table-cell office:value-type="float" office:value="495205" calcext:value-type="float">
            <text:p>495205</text:p>
          </table:table-cell>
          <table:table-cell table:formula="of:=[.A33]/1000/(60*60*24)" office:value-type="time" office:time-value="PT00H08M15.205S" calcext:value-type="time">
            <text:p>00:08:15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18.05" calcext:value-type="float">
            <text:p>18.05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float" office:value="511205" calcext:value-type="float">
            <text:p>511205</text:p>
          </table:table-cell>
          <table:table-cell table:formula="of:=[.A34]/1000/(60*60*24)" office:value-type="time" office:time-value="PT00H08M31.205S" calcext:value-type="time">
            <text:p>00:08:31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18.63" calcext:value-type="float">
            <text:p>18.63</text:p>
          </table:table-cell>
          <table:table-cell office:value-type="float" office:value="24.36" calcext:value-type="float">
            <text:p>24.36</text:p>
          </table:table-cell>
        </table:table-row>
        <table:table-row table:style-name="ro1">
          <table:table-cell office:value-type="float" office:value="527205" calcext:value-type="float">
            <text:p>527205</text:p>
          </table:table-cell>
          <table:table-cell table:formula="of:=[.A35]/1000/(60*60*24)" office:value-type="time" office:time-value="PT00H08M47.205S" calcext:value-type="time">
            <text:p>00:08:47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19.21" calcext:value-type="float">
            <text:p>19.21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543205" calcext:value-type="float">
            <text:p>543205</text:p>
          </table:table-cell>
          <table:table-cell table:formula="of:=[.A36]/1000/(60*60*24)" office:value-type="time" office:time-value="PT00H09M03.205S" calcext:value-type="time">
            <text:p>00:09:03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19.78" calcext:value-type="float">
            <text:p>19.78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float" office:value="559205" calcext:value-type="float">
            <text:p>559205</text:p>
          </table:table-cell>
          <table:table-cell table:formula="of:=[.A37]/1000/(60*60*24)" office:value-type="time" office:time-value="PT00H09M19.205S" calcext:value-type="time">
            <text:p>00:09:19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20.36" calcext:value-type="float">
            <text:p>20.36</text:p>
          </table:table-cell>
          <table:table-cell office:value-type="float" office:value="26.59" calcext:value-type="float">
            <text:p>26.59</text:p>
          </table:table-cell>
        </table:table-row>
        <table:table-row table:style-name="ro1">
          <table:table-cell office:value-type="float" office:value="575205" calcext:value-type="float">
            <text:p>575205</text:p>
          </table:table-cell>
          <table:table-cell table:formula="of:=[.A38]/1000/(60*60*24)" office:value-type="time" office:time-value="PT00H09M35.205S" calcext:value-type="time">
            <text:p>00:09:35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20.94" calcext:value-type="float">
            <text:p>20.94</text:p>
          </table:table-cell>
          <table:table-cell office:value-type="float" office:value="27.33" calcext:value-type="float">
            <text:p>27.33</text:p>
          </table:table-cell>
        </table:table-row>
        <table:table-row table:style-name="ro1">
          <table:table-cell office:value-type="float" office:value="591205" calcext:value-type="float">
            <text:p>591205</text:p>
          </table:table-cell>
          <table:table-cell table:formula="of:=[.A39]/1000/(60*60*24)" office:value-type="time" office:time-value="PT00H09M51.205S" calcext:value-type="time">
            <text:p>00:09:51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21.51" calcext:value-type="float">
            <text:p>21.51</text:p>
          </table:table-cell>
          <table:table-cell office:value-type="float" office:value="28.07" calcext:value-type="float">
            <text:p>28.07</text:p>
          </table:table-cell>
        </table:table-row>
        <table:table-row table:style-name="ro1">
          <table:table-cell office:value-type="float" office:value="607205" calcext:value-type="float">
            <text:p>607205</text:p>
          </table:table-cell>
          <table:table-cell table:formula="of:=[.A40]/1000/(60*60*24)" office:value-type="time" office:time-value="PT00H10M07.205S" calcext:value-type="time">
            <text:p>00:10:07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22.09" calcext:value-type="float">
            <text:p>22.09</text:p>
          </table:table-cell>
          <table:table-cell office:value-type="float" office:value="28.82" calcext:value-type="float">
            <text:p>28.82</text:p>
          </table:table-cell>
        </table:table-row>
        <table:table-row table:style-name="ro1">
          <table:table-cell office:value-type="float" office:value="623205" calcext:value-type="float">
            <text:p>623205</text:p>
          </table:table-cell>
          <table:table-cell table:formula="of:=[.A41]/1000/(60*60*24)" office:value-type="time" office:time-value="PT00H10M23.205S" calcext:value-type="time">
            <text:p>00:10:23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22.66" calcext:value-type="float">
            <text:p>22.66</text:p>
          </table:table-cell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float" office:value="639205" calcext:value-type="float">
            <text:p>639205</text:p>
          </table:table-cell>
          <table:table-cell table:formula="of:=[.A42]/1000/(60*60*24)" office:value-type="time" office:time-value="PT00H10M39.205S" calcext:value-type="time">
            <text:p>00:10:39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23.24" calcext:value-type="float">
            <text:p>23.24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655205" calcext:value-type="float">
            <text:p>655205</text:p>
          </table:table-cell>
          <table:table-cell table:formula="of:=[.A43]/1000/(60*60*24)" office:value-type="time" office:time-value="PT00H10M55.205S" calcext:value-type="time">
            <text:p>00:10:55</text:p>
          </table:table-cell>
          <table:table-cell office:value-type="float" office:value="1.28" calcext:value-type="float">
            <text:p>1.28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14" calcext:value-type="float">
            <text:p>166.14</text:p>
          </table:table-cell>
          <table:table-cell office:value-type="float" office:value="23.81" calcext:value-type="float">
            <text:p>23.81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float" office:value="671205" calcext:value-type="float">
            <text:p>671205</text:p>
          </table:table-cell>
          <table:table-cell table:formula="of:=[.A44]/1000/(60*60*24)" office:value-type="time" office:time-value="PT00H11M11.205S" calcext:value-type="time">
            <text:p>00:11:11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24.39" calcext:value-type="float">
            <text:p>24.39</text:p>
          </table:table-cell>
          <table:table-cell office:value-type="float" office:value="31.78" calcext:value-type="float">
            <text:p>31.78</text:p>
          </table:table-cell>
        </table:table-row>
        <table:table-row table:style-name="ro1">
          <table:table-cell office:value-type="float" office:value="687205" calcext:value-type="float">
            <text:p>687205</text:p>
          </table:table-cell>
          <table:table-cell table:formula="of:=[.A45]/1000/(60*60*24)" office:value-type="time" office:time-value="PT00H11M27.205S" calcext:value-type="time">
            <text:p>00:11:27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24.96" calcext:value-type="float">
            <text:p>24.96</text:p>
          </table:table-cell>
          <table:table-cell office:value-type="float" office:value="32.52" calcext:value-type="float">
            <text:p>32.52</text:p>
          </table:table-cell>
        </table:table-row>
        <table:table-row table:style-name="ro1">
          <table:table-cell office:value-type="float" office:value="703205" calcext:value-type="float">
            <text:p>703205</text:p>
          </table:table-cell>
          <table:table-cell table:formula="of:=[.A46]/1000/(60*60*24)" office:value-type="time" office:time-value="PT00H11M43.205S" calcext:value-type="time">
            <text:p>00:11:43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25.53" calcext:value-type="float">
            <text:p>25.53</text:p>
          </table:table-cell>
          <table:table-cell office:value-type="float" office:value="33.26" calcext:value-type="float">
            <text:p>33.26</text:p>
          </table:table-cell>
        </table:table-row>
        <table:table-row table:style-name="ro1">
          <table:table-cell office:value-type="float" office:value="719205" calcext:value-type="float">
            <text:p>719205</text:p>
          </table:table-cell>
          <table:table-cell table:formula="of:=[.A47]/1000/(60*60*24)" office:value-type="time" office:time-value="PT00H11M59.205S" calcext:value-type="time">
            <text:p>00:11:59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26.11" calcext:value-type="float">
            <text:p>26.11</text:p>
          </table:table-cell>
          <table:table-cell office:value-type="float" office:value="33.99" calcext:value-type="float">
            <text:p>33.99</text:p>
          </table:table-cell>
        </table:table-row>
        <table:table-row table:style-name="ro1">
          <table:table-cell office:value-type="float" office:value="735205" calcext:value-type="float">
            <text:p>735205</text:p>
          </table:table-cell>
          <table:table-cell table:formula="of:=[.A48]/1000/(60*60*24)" office:value-type="time" office:time-value="PT00H12M15.205S" calcext:value-type="time">
            <text:p>00:12:15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6.68" calcext:value-type="float">
            <text:p>26.68</text:p>
          </table:table-cell>
          <table:table-cell office:value-type="float" office:value="34.73" calcext:value-type="float">
            <text:p>34.73</text:p>
          </table:table-cell>
        </table:table-row>
        <table:table-row table:style-name="ro1">
          <table:table-cell office:value-type="float" office:value="751205" calcext:value-type="float">
            <text:p>751205</text:p>
          </table:table-cell>
          <table:table-cell table:formula="of:=[.A49]/1000/(60*60*24)" office:value-type="time" office:time-value="PT00H12M31.205S" calcext:value-type="time">
            <text:p>00:12:31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7.25" calcext:value-type="float">
            <text:p>27.25</text:p>
          </table:table-cell>
          <table:table-cell office:value-type="float" office:value="35.47" calcext:value-type="float">
            <text:p>35.47</text:p>
          </table:table-cell>
        </table:table-row>
        <table:table-row table:style-name="ro1">
          <table:table-cell office:value-type="float" office:value="767205" calcext:value-type="float">
            <text:p>767205</text:p>
          </table:table-cell>
          <table:table-cell table:formula="of:=[.A50]/1000/(60*60*24)" office:value-type="time" office:time-value="PT00H12M47.205S" calcext:value-type="time">
            <text:p>00:12:47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7.83" calcext:value-type="float">
            <text:p>27.83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783205" calcext:value-type="float">
            <text:p>783205</text:p>
          </table:table-cell>
          <table:table-cell table:formula="of:=[.A51]/1000/(60*60*24)" office:value-type="time" office:time-value="PT00H13M03.205S" calcext:value-type="time">
            <text:p>00:13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8.4" calcext:value-type="float">
            <text:p>28.4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1">
          <table:table-cell office:value-type="float" office:value="799205" calcext:value-type="float">
            <text:p>799205</text:p>
          </table:table-cell>
          <table:table-cell table:formula="of:=[.A52]/1000/(60*60*24)" office:value-type="time" office:time-value="PT00H13M19.205S" calcext:value-type="time">
            <text:p>00:13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8.97" calcext:value-type="float">
            <text:p>28.97</text:p>
          </table:table-cell>
          <table:table-cell office:value-type="float" office:value="37.67" calcext:value-type="float">
            <text:p>37.67</text:p>
          </table:table-cell>
        </table:table-row>
        <table:table-row table:style-name="ro1">
          <table:table-cell office:value-type="float" office:value="815205" calcext:value-type="float">
            <text:p>815205</text:p>
          </table:table-cell>
          <table:table-cell table:formula="of:=[.A53]/1000/(60*60*24)" office:value-type="time" office:time-value="PT00H13M35.205S" calcext:value-type="time">
            <text:p>00:13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29.55" calcext:value-type="float">
            <text:p>29.55</text:p>
          </table:table-cell>
          <table:table-cell office:value-type="float" office:value="38.41" calcext:value-type="float">
            <text:p>38.41</text:p>
          </table:table-cell>
        </table:table-row>
        <table:table-row table:style-name="ro1">
          <table:table-cell office:value-type="float" office:value="831205" calcext:value-type="float">
            <text:p>831205</text:p>
          </table:table-cell>
          <table:table-cell table:formula="of:=[.A54]/1000/(60*60*24)" office:value-type="time" office:time-value="PT00H13M51.205S" calcext:value-type="time">
            <text:p>00:13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30.12" calcext:value-type="float">
            <text:p>30.12</text:p>
          </table:table-cell>
          <table:table-cell office:value-type="float" office:value="39.14" calcext:value-type="float">
            <text:p>39.14</text:p>
          </table:table-cell>
        </table:table-row>
        <table:table-row table:style-name="ro1">
          <table:table-cell office:value-type="float" office:value="847205" calcext:value-type="float">
            <text:p>847205</text:p>
          </table:table-cell>
          <table:table-cell table:formula="of:=[.A55]/1000/(60*60*24)" office:value-type="time" office:time-value="PT00H14M07.205S" calcext:value-type="time">
            <text:p>00:14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30.69" calcext:value-type="float">
            <text:p>30.69</text:p>
          </table:table-cell>
          <table:table-cell office:value-type="float" office:value="39.88" calcext:value-type="float">
            <text:p>39.88</text:p>
          </table:table-cell>
        </table:table-row>
        <table:table-row table:style-name="ro1">
          <table:table-cell office:value-type="float" office:value="863205" calcext:value-type="float">
            <text:p>863205</text:p>
          </table:table-cell>
          <table:table-cell table:formula="of:=[.A56]/1000/(60*60*24)" office:value-type="time" office:time-value="PT00H14M23.205S" calcext:value-type="time">
            <text:p>00:14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31.26" calcext:value-type="float">
            <text:p>31.26</text:p>
          </table:table-cell>
          <table:table-cell office:value-type="float" office:value="40.61" calcext:value-type="float">
            <text:p>40.61</text:p>
          </table:table-cell>
        </table:table-row>
        <table:table-row table:style-name="ro1">
          <table:table-cell office:value-type="float" office:value="879205" calcext:value-type="float">
            <text:p>879205</text:p>
          </table:table-cell>
          <table:table-cell table:formula="of:=[.A57]/1000/(60*60*24)" office:value-type="time" office:time-value="PT00H14M39.205S" calcext:value-type="time">
            <text:p>00:14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31.83" calcext:value-type="float">
            <text:p>31.83</text:p>
          </table:table-cell>
          <table:table-cell office:value-type="float" office:value="41.34" calcext:value-type="float">
            <text:p>41.34</text:p>
          </table:table-cell>
        </table:table-row>
        <table:table-row table:style-name="ro1">
          <table:table-cell office:value-type="float" office:value="895205" calcext:value-type="float">
            <text:p>895205</text:p>
          </table:table-cell>
          <table:table-cell table:formula="of:=[.A58]/1000/(60*60*24)" office:value-type="time" office:time-value="PT00H14M55.205S" calcext:value-type="time">
            <text:p>00:14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32.41" calcext:value-type="float">
            <text:p>32.41</text:p>
          </table:table-cell>
          <table:table-cell office:value-type="float" office:value="42.07" calcext:value-type="float">
            <text:p>42.07</text:p>
          </table:table-cell>
        </table:table-row>
        <table:table-row table:style-name="ro1">
          <table:table-cell office:value-type="float" office:value="911205" calcext:value-type="float">
            <text:p>911205</text:p>
          </table:table-cell>
          <table:table-cell table:formula="of:=[.A59]/1000/(60*60*24)" office:value-type="time" office:time-value="PT00H15M11.205S" calcext:value-type="time">
            <text:p>00:15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2.98" calcext:value-type="float">
            <text:p>32.98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927204" calcext:value-type="float">
            <text:p>927204</text:p>
          </table:table-cell>
          <table:table-cell table:formula="of:=[.A60]/1000/(60*60*24)" office:value-type="time" office:time-value="PT00H15M27.204S" calcext:value-type="time">
            <text:p>00:15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3.55" calcext:value-type="float">
            <text:p>33.55</text:p>
          </table:table-cell>
          <table:table-cell office:value-type="float" office:value="43.54" calcext:value-type="float">
            <text:p>43.54</text:p>
          </table:table-cell>
        </table:table-row>
        <table:table-row table:style-name="ro1">
          <table:table-cell office:value-type="float" office:value="943205" calcext:value-type="float">
            <text:p>943205</text:p>
          </table:table-cell>
          <table:table-cell table:formula="of:=[.A61]/1000/(60*60*24)" office:value-type="time" office:time-value="PT00H15M43.205S" calcext:value-type="time">
            <text:p>00:15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34.12" calcext:value-type="float">
            <text:p>34.12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1">
          <table:table-cell office:value-type="float" office:value="959205" calcext:value-type="float">
            <text:p>959205</text:p>
          </table:table-cell>
          <table:table-cell table:formula="of:=[.A62]/1000/(60*60*24)" office:value-type="time" office:time-value="PT00H15M59.205S" calcext:value-type="time">
            <text:p>00:15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4.69" calcext:value-type="float">
            <text:p>34.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5205" calcext:value-type="float">
            <text:p>975205</text:p>
          </table:table-cell>
          <table:table-cell table:formula="of:=[.A63]/1000/(60*60*24)" office:value-type="time" office:time-value="PT00H16M15.205S" calcext:value-type="time">
            <text:p>00:16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35.26" calcext:value-type="float">
            <text:p>35.26</text:p>
          </table:table-cell>
          <table:table-cell office:value-type="float" office:value="45.72" calcext:value-type="float">
            <text:p>45.72</text:p>
          </table:table-cell>
        </table:table-row>
        <table:table-row table:style-name="ro1">
          <table:table-cell office:value-type="float" office:value="991205" calcext:value-type="float">
            <text:p>991205</text:p>
          </table:table-cell>
          <table:table-cell table:formula="of:=[.A64]/1000/(60*60*24)" office:value-type="time" office:time-value="PT00H16M31.205S" calcext:value-type="time">
            <text:p>00:16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5.83" calcext:value-type="float">
            <text:p>35.83</text:p>
          </table:table-cell>
          <table:table-cell office:value-type="float" office:value="46.45" calcext:value-type="float">
            <text:p>46.45</text:p>
          </table:table-cell>
        </table:table-row>
        <table:table-row table:style-name="ro1">
          <table:table-cell office:value-type="float" office:value="1007205" calcext:value-type="float">
            <text:p>1007205</text:p>
          </table:table-cell>
          <table:table-cell table:formula="of:=[.A65]/1000/(60*60*24)" office:value-type="time" office:time-value="PT00H16M47.205S" calcext:value-type="time">
            <text:p>00:16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6.4" calcext:value-type="float">
            <text:p>36.4</text:p>
          </table:table-cell>
          <table:table-cell office:value-type="float" office:value="47.18" calcext:value-type="float">
            <text:p>47.18</text:p>
          </table:table-cell>
        </table:table-row>
        <table:table-row table:style-name="ro1">
          <table:table-cell office:value-type="float" office:value="1023205" calcext:value-type="float">
            <text:p>1023205</text:p>
          </table:table-cell>
          <table:table-cell table:formula="of:=[.A66]/1000/(60*60*24)" office:value-type="time" office:time-value="PT00H17M03.205S" calcext:value-type="time">
            <text:p>00:17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6.97" calcext:value-type="float">
            <text:p>36.97</text:p>
          </table:table-cell>
          <table:table-cell office:value-type="float" office:value="47.91" calcext:value-type="float">
            <text:p>47.91</text:p>
          </table:table-cell>
        </table:table-row>
        <table:table-row table:style-name="ro1">
          <table:table-cell office:value-type="float" office:value="1039205" calcext:value-type="float">
            <text:p>1039205</text:p>
          </table:table-cell>
          <table:table-cell table:formula="of:=[.A67]/1000/(60*60*24)" office:value-type="time" office:time-value="PT00H17M19.205S" calcext:value-type="time">
            <text:p>00:17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7.54" calcext:value-type="float">
            <text:p>37.54</text:p>
          </table:table-cell>
          <table:table-cell office:value-type="float" office:value="48.64" calcext:value-type="float">
            <text:p>48.64</text:p>
          </table:table-cell>
        </table:table-row>
        <table:table-row table:style-name="ro1">
          <table:table-cell office:value-type="float" office:value="1055205" calcext:value-type="float">
            <text:p>1055205</text:p>
          </table:table-cell>
          <table:table-cell table:formula="of:=[.A68]/1000/(60*60*24)" office:value-type="time" office:time-value="PT00H17M35.205S" calcext:value-type="time">
            <text:p>00:17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8.11" calcext:value-type="float">
            <text:p>38.11</text:p>
          </table:table-cell>
          <table:table-cell office:value-type="float" office:value="49.36" calcext:value-type="float">
            <text:p>49.36</text:p>
          </table:table-cell>
        </table:table-row>
        <table:table-row table:style-name="ro1">
          <table:table-cell office:value-type="float" office:value="1071205" calcext:value-type="float">
            <text:p>1071205</text:p>
          </table:table-cell>
          <table:table-cell table:formula="of:=[.A69]/1000/(60*60*24)" office:value-type="time" office:time-value="PT00H17M51.205S" calcext:value-type="time">
            <text:p>00:17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8.68" calcext:value-type="float">
            <text:p>38.68</text:p>
          </table:table-cell>
          <table:table-cell office:value-type="float" office:value="50.09" calcext:value-type="float">
            <text:p>50.09</text:p>
          </table:table-cell>
        </table:table-row>
        <table:table-row table:style-name="ro1">
          <table:table-cell office:value-type="float" office:value="1087205" calcext:value-type="float">
            <text:p>1087205</text:p>
          </table:table-cell>
          <table:table-cell table:formula="of:=[.A70]/1000/(60*60*24)" office:value-type="time" office:time-value="PT00H18M07.205S" calcext:value-type="time">
            <text:p>00:18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9.25" calcext:value-type="float">
            <text:p>39.25</text:p>
          </table:table-cell>
          <table:table-cell office:value-type="float" office:value="50.82" calcext:value-type="float">
            <text:p>50.82</text:p>
          </table:table-cell>
        </table:table-row>
        <table:table-row table:style-name="ro1">
          <table:table-cell office:value-type="float" office:value="1103205" calcext:value-type="float">
            <text:p>1103205</text:p>
          </table:table-cell>
          <table:table-cell table:formula="of:=[.A71]/1000/(60*60*24)" office:value-type="time" office:time-value="PT00H18M23.205S" calcext:value-type="time">
            <text:p>00:18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9.82" calcext:value-type="float">
            <text:p>39.82</text:p>
          </table:table-cell>
          <table:table-cell office:value-type="float" office:value="51.54" calcext:value-type="float">
            <text:p>51.54</text:p>
          </table:table-cell>
        </table:table-row>
        <table:table-row table:style-name="ro1">
          <table:table-cell office:value-type="float" office:value="1119205" calcext:value-type="float">
            <text:p>1119205</text:p>
          </table:table-cell>
          <table:table-cell table:formula="of:=[.A72]/1000/(60*60*24)" office:value-type="time" office:time-value="PT00H18M39.205S" calcext:value-type="time">
            <text:p>00:18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40.39" calcext:value-type="float">
            <text:p>40.39</text:p>
          </table:table-cell>
          <table:table-cell office:value-type="float" office:value="52.27" calcext:value-type="float">
            <text:p>52.27</text:p>
          </table:table-cell>
        </table:table-row>
        <table:table-row table:style-name="ro1">
          <table:table-cell office:value-type="float" office:value="1135205" calcext:value-type="float">
            <text:p>1135205</text:p>
          </table:table-cell>
          <table:table-cell table:formula="of:=[.A73]/1000/(60*60*24)" office:value-type="time" office:time-value="PT00H18M55.205S" calcext:value-type="time">
            <text:p>00:18:55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40.96" calcext:value-type="float">
            <text:p>40.96</text:p>
          </table:table-cell>
          <table:table-cell office:value-type="float" office:value="52.99" calcext:value-type="float">
            <text:p>52.99</text:p>
          </table:table-cell>
        </table:table-row>
        <table:table-row table:style-name="ro1">
          <table:table-cell office:value-type="float" office:value="1151205" calcext:value-type="float">
            <text:p>1151205</text:p>
          </table:table-cell>
          <table:table-cell table:formula="of:=[.A74]/1000/(60*60*24)" office:value-type="time" office:time-value="PT00H19M11.205S" calcext:value-type="time">
            <text:p>00:19:11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41.53" calcext:value-type="float">
            <text:p>41.53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1167205" calcext:value-type="float">
            <text:p>1167205</text:p>
          </table:table-cell>
          <table:table-cell table:formula="of:=[.A75]/1000/(60*60*24)" office:value-type="time" office:time-value="PT00H19M27.205S" calcext:value-type="time">
            <text:p>00:19:27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42.09" calcext:value-type="float">
            <text:p>42.09</text:p>
          </table:table-cell>
          <table:table-cell office:value-type="float" office:value="54.44" calcext:value-type="float">
            <text:p>54.44</text:p>
          </table:table-cell>
        </table:table-row>
        <table:table-row table:style-name="ro1">
          <table:table-cell office:value-type="float" office:value="1183205" calcext:value-type="float">
            <text:p>1183205</text:p>
          </table:table-cell>
          <table:table-cell table:formula="of:=[.A76]/1000/(60*60*24)" office:value-type="time" office:time-value="PT00H19M43.205S" calcext:value-type="time">
            <text:p>00:19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42.66" calcext:value-type="float">
            <text:p>42.66</text:p>
          </table:table-cell>
          <table:table-cell office:value-type="float" office:value="55.17" calcext:value-type="float">
            <text:p>55.17</text:p>
          </table:table-cell>
        </table:table-row>
        <table:table-row table:style-name="ro1">
          <table:table-cell office:value-type="float" office:value="1199205" calcext:value-type="float">
            <text:p>1199205</text:p>
          </table:table-cell>
          <table:table-cell table:formula="of:=[.A77]/1000/(60*60*24)" office:value-type="time" office:time-value="PT00H19M59.205S" calcext:value-type="time">
            <text:p>00:19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43.23" calcext:value-type="float">
            <text:p>43.23</text:p>
          </table:table-cell>
          <table:table-cell office:value-type="float" office:value="55.89" calcext:value-type="float">
            <text:p>55.89</text:p>
          </table:table-cell>
        </table:table-row>
        <table:table-row table:style-name="ro1">
          <table:table-cell office:value-type="float" office:value="1215205" calcext:value-type="float">
            <text:p>1215205</text:p>
          </table:table-cell>
          <table:table-cell table:formula="of:=[.A78]/1000/(60*60*24)" office:value-type="time" office:time-value="PT00H20M15.205S" calcext:value-type="time">
            <text:p>00:20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43.8" calcext:value-type="float">
            <text:p>43.8</text:p>
          </table:table-cell>
          <table:table-cell office:value-type="float" office:value="56.61" calcext:value-type="float">
            <text:p>56.61</text:p>
          </table:table-cell>
        </table:table-row>
        <table:table-row table:style-name="ro1">
          <table:table-cell office:value-type="float" office:value="1231205" calcext:value-type="float">
            <text:p>1231205</text:p>
          </table:table-cell>
          <table:table-cell table:formula="of:=[.A79]/1000/(60*60*24)" office:value-type="time" office:time-value="PT00H20M31.205S" calcext:value-type="time">
            <text:p>00:20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44.37" calcext:value-type="float">
            <text:p>44.37</text:p>
          </table:table-cell>
          <table:table-cell office:value-type="float" office:value="57.34" calcext:value-type="float">
            <text:p>57.34</text:p>
          </table:table-cell>
        </table:table-row>
        <table:table-row table:style-name="ro1">
          <table:table-cell office:value-type="float" office:value="1247205" calcext:value-type="float">
            <text:p>1247205</text:p>
          </table:table-cell>
          <table:table-cell table:formula="of:=[.A80]/1000/(60*60*24)" office:value-type="time" office:time-value="PT00H20M47.205S" calcext:value-type="time">
            <text:p>00:20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44.94" calcext:value-type="float">
            <text:p>44.94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float" office:value="1263205" calcext:value-type="float">
            <text:p>1263205</text:p>
          </table:table-cell>
          <table:table-cell table:formula="of:=[.A81]/1000/(60*60*24)" office:value-type="time" office:time-value="PT00H21M03.205S" calcext:value-type="time">
            <text:p>00:21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5.5" calcext:value-type="float">
            <text:p>45.5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1279205" calcext:value-type="float">
            <text:p>1279205</text:p>
          </table:table-cell>
          <table:table-cell table:formula="of:=[.A82]/1000/(60*60*24)" office:value-type="time" office:time-value="PT00H21M19.205S" calcext:value-type="time">
            <text:p>00:21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6.07" calcext:value-type="float">
            <text:p>46.0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1295205" calcext:value-type="float">
            <text:p>1295205</text:p>
          </table:table-cell>
          <table:table-cell table:formula="of:=[.A83]/1000/(60*60*24)" office:value-type="time" office:time-value="PT00H21M35.205S" calcext:value-type="time">
            <text:p>00:21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6.64" calcext:value-type="float">
            <text:p>46.64</text:p>
          </table:table-cell>
          <table:table-cell office:value-type="float" office:value="60.22" calcext:value-type="float">
            <text:p>60.22</text:p>
          </table:table-cell>
        </table:table-row>
        <table:table-row table:style-name="ro1">
          <table:table-cell office:value-type="float" office:value="1311205" calcext:value-type="float">
            <text:p>1311205</text:p>
          </table:table-cell>
          <table:table-cell table:formula="of:=[.A84]/1000/(60*60*24)" office:value-type="time" office:time-value="PT00H21M51.205S" calcext:value-type="time">
            <text:p>00:21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47.21" calcext:value-type="float">
            <text:p>47.21</text:p>
          </table:table-cell>
          <table:table-cell office:value-type="float" office:value="60.94" calcext:value-type="float">
            <text:p>60.94</text:p>
          </table:table-cell>
        </table:table-row>
        <table:table-row table:style-name="ro1">
          <table:table-cell office:value-type="float" office:value="1327205" calcext:value-type="float">
            <text:p>1327205</text:p>
          </table:table-cell>
          <table:table-cell table:formula="of:=[.A85]/1000/(60*60*24)" office:value-type="time" office:time-value="PT00H22M07.205S" calcext:value-type="time">
            <text:p>00:22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47.77" calcext:value-type="float">
            <text:p>47.77</text:p>
          </table:table-cell>
          <table:table-cell office:value-type="float" office:value="61.66" calcext:value-type="float">
            <text:p>61.66</text:p>
          </table:table-cell>
        </table:table-row>
        <table:table-row table:style-name="ro1">
          <table:table-cell office:value-type="float" office:value="1343205" calcext:value-type="float">
            <text:p>1343205</text:p>
          </table:table-cell>
          <table:table-cell table:formula="of:=[.A86]/1000/(60*60*24)" office:value-type="time" office:time-value="PT00H22M23.205S" calcext:value-type="time">
            <text:p>00:22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8.34" calcext:value-type="float">
            <text:p>48.34</text:p>
          </table:table-cell>
          <table:table-cell office:value-type="float" office:value="62.38" calcext:value-type="float">
            <text:p>62.38</text:p>
          </table:table-cell>
        </table:table-row>
        <table:table-row table:style-name="ro1">
          <table:table-cell office:value-type="float" office:value="1359205" calcext:value-type="float">
            <text:p>1359205</text:p>
          </table:table-cell>
          <table:table-cell table:formula="of:=[.A87]/1000/(60*60*24)" office:value-type="time" office:time-value="PT00H22M39.205S" calcext:value-type="time">
            <text:p>00:22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8.91" calcext:value-type="float">
            <text:p>48.91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1375205" calcext:value-type="float">
            <text:p>1375205</text:p>
          </table:table-cell>
          <table:table-cell table:formula="of:=[.A88]/1000/(60*60*24)" office:value-type="time" office:time-value="PT00H22M55.205S" calcext:value-type="time">
            <text:p>00:22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9.47" calcext:value-type="float">
            <text:p>49.47</text:p>
          </table:table-cell>
          <table:table-cell office:value-type="float" office:value="63.82" calcext:value-type="float">
            <text:p>63.82</text:p>
          </table:table-cell>
        </table:table-row>
        <table:table-row table:style-name="ro1">
          <table:table-cell office:value-type="float" office:value="1391205" calcext:value-type="float">
            <text:p>1391205</text:p>
          </table:table-cell>
          <table:table-cell table:formula="of:=[.A89]/1000/(60*60*24)" office:value-type="time" office:time-value="PT00H23M11.205S" calcext:value-type="time">
            <text:p>00:23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50.04" calcext:value-type="float">
            <text:p>50.04</text:p>
          </table:table-cell>
          <table:table-cell office:value-type="float" office:value="64.54" calcext:value-type="float">
            <text:p>64.54</text:p>
          </table:table-cell>
        </table:table-row>
        <table:table-row table:style-name="ro1">
          <table:table-cell office:value-type="float" office:value="1407205" calcext:value-type="float">
            <text:p>1407205</text:p>
          </table:table-cell>
          <table:table-cell table:formula="of:=[.A90]/1000/(60*60*24)" office:value-type="time" office:time-value="PT00H23M27.205S" calcext:value-type="time">
            <text:p>00:23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50.61" calcext:value-type="float">
            <text:p>50.61</text:p>
          </table:table-cell>
          <table:table-cell office:value-type="float" office:value="65.26" calcext:value-type="float">
            <text:p>65.26</text:p>
          </table:table-cell>
        </table:table-row>
        <table:table-row table:style-name="ro1">
          <table:table-cell office:value-type="float" office:value="1423205" calcext:value-type="float">
            <text:p>1423205</text:p>
          </table:table-cell>
          <table:table-cell table:formula="of:=[.A91]/1000/(60*60*24)" office:value-type="time" office:time-value="PT00H23M43.205S" calcext:value-type="time">
            <text:p>00:23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51.17" calcext:value-type="float">
            <text:p>51.17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float" office:value="1439205" calcext:value-type="float">
            <text:p>1439205</text:p>
          </table:table-cell>
          <table:table-cell table:formula="of:=[.A92]/1000/(60*60*24)" office:value-type="time" office:time-value="PT00H23M59.205S" calcext:value-type="time">
            <text:p>00:23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51.74" calcext:value-type="float">
            <text:p>51.74</text:p>
          </table:table-cell>
          <table:table-cell office:value-type="float" office:value="66.69" calcext:value-type="float">
            <text:p>66.69</text:p>
          </table:table-cell>
        </table:table-row>
        <table:table-row table:style-name="ro1">
          <table:table-cell office:value-type="float" office:value="1455205" calcext:value-type="float">
            <text:p>1455205</text:p>
          </table:table-cell>
          <table:table-cell table:formula="of:=[.A93]/1000/(60*60*24)" office:value-type="time" office:time-value="PT00H24M15.205S" calcext:value-type="time">
            <text:p>00:24:15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52.3" calcext:value-type="float">
            <text:p>52.3</text:p>
          </table:table-cell>
          <table:table-cell office:value-type="float" office:value="67.41" calcext:value-type="float">
            <text:p>67.41</text:p>
          </table:table-cell>
        </table:table-row>
        <table:table-row table:style-name="ro1">
          <table:table-cell office:value-type="float" office:value="1471205" calcext:value-type="float">
            <text:p>1471205</text:p>
          </table:table-cell>
          <table:table-cell table:formula="of:=[.A94]/1000/(60*60*24)" office:value-type="time" office:time-value="PT00H24M31.205S" calcext:value-type="time">
            <text:p>00:24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52.87" calcext:value-type="float">
            <text:p>52.87</text:p>
          </table:table-cell>
          <table:table-cell office:value-type="float" office:value="68.13" calcext:value-type="float">
            <text:p>68.13</text:p>
          </table:table-cell>
        </table:table-row>
        <table:table-row table:style-name="ro1">
          <table:table-cell office:value-type="float" office:value="1487205" calcext:value-type="float">
            <text:p>1487205</text:p>
          </table:table-cell>
          <table:table-cell table:formula="of:=[.A95]/1000/(60*60*24)" office:value-type="time" office:time-value="PT00H24M47.205S" calcext:value-type="time">
            <text:p>00:24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53.43" calcext:value-type="float">
            <text:p>53.43</text:p>
          </table:table-cell>
          <table:table-cell office:value-type="float" office:value="68.85" calcext:value-type="float">
            <text:p>68.85</text:p>
          </table:table-cell>
        </table:table-row>
        <table:table-row table:style-name="ro1">
          <table:table-cell office:value-type="float" office:value="1503204" calcext:value-type="float">
            <text:p>1503204</text:p>
          </table:table-cell>
          <table:table-cell table:formula="of:=[.A96]/1000/(60*60*24)" office:value-type="time" office:time-value="PT00H25M03.204S" calcext:value-type="time">
            <text:p>00:25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54" calcext:value-type="float">
            <text:p>54</text:p>
          </table:table-cell>
          <table:table-cell office:value-type="float" office:value="69.56" calcext:value-type="float">
            <text:p>69.56</text:p>
          </table:table-cell>
        </table:table-row>
        <table:table-row table:style-name="ro1">
          <table:table-cell office:value-type="float" office:value="1519205" calcext:value-type="float">
            <text:p>1519205</text:p>
          </table:table-cell>
          <table:table-cell table:formula="of:=[.A97]/1000/(60*60*24)" office:value-type="time" office:time-value="PT00H25M19.205S" calcext:value-type="time">
            <text:p>00:25:19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54.57" calcext:value-type="float">
            <text:p>54.57</text:p>
          </table:table-cell>
          <table:table-cell office:value-type="float" office:value="70.28" calcext:value-type="float">
            <text:p>70.28</text:p>
          </table:table-cell>
        </table:table-row>
        <table:table-row table:style-name="ro1">
          <table:table-cell office:value-type="float" office:value="1535205" calcext:value-type="float">
            <text:p>1535205</text:p>
          </table:table-cell>
          <table:table-cell table:formula="of:=[.A98]/1000/(60*60*24)" office:value-type="time" office:time-value="PT00H25M35.205S" calcext:value-type="time">
            <text:p>00:25:35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55.13" calcext:value-type="float">
            <text:p>55.13</text:p>
          </table:table-cell>
          <table:table-cell office:value-type="float" office:value="70.99" calcext:value-type="float">
            <text:p>70.99</text:p>
          </table:table-cell>
        </table:table-row>
        <table:table-row table:style-name="ro1">
          <table:table-cell office:value-type="float" office:value="1551205" calcext:value-type="float">
            <text:p>1551205</text:p>
          </table:table-cell>
          <table:table-cell table:formula="of:=[.A99]/1000/(60*60*24)" office:value-type="time" office:time-value="PT00H25M51.205S" calcext:value-type="time">
            <text:p>00:25:51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55.7" calcext:value-type="float">
            <text:p>55.7</text:p>
          </table:table-cell>
          <table:table-cell office:value-type="float" office:value="71.71" calcext:value-type="float">
            <text:p>71.71</text:p>
          </table:table-cell>
        </table:table-row>
        <table:table-row table:style-name="ro1">
          <table:table-cell office:value-type="float" office:value="1567205" calcext:value-type="float">
            <text:p>1567205</text:p>
          </table:table-cell>
          <table:table-cell table:formula="of:=[.A100]/1000/(60*60*24)" office:value-type="time" office:time-value="PT00H26M07.205S" calcext:value-type="time">
            <text:p>00:26:07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56.26" calcext:value-type="float">
            <text:p>56.26</text:p>
          </table:table-cell>
          <table:table-cell office:value-type="float" office:value="72.42" calcext:value-type="float">
            <text:p>72.42</text:p>
          </table:table-cell>
        </table:table-row>
        <table:table-row table:style-name="ro1">
          <table:table-cell office:value-type="float" office:value="1583205" calcext:value-type="float">
            <text:p>1583205</text:p>
          </table:table-cell>
          <table:table-cell table:formula="of:=[.A101]/1000/(60*60*24)" office:value-type="time" office:time-value="PT00H26M23.205S" calcext:value-type="time">
            <text:p>00:26:23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56.83" calcext:value-type="float">
            <text:p>56.83</text:p>
          </table:table-cell>
          <table:table-cell office:value-type="float" office:value="73.14" calcext:value-type="float">
            <text:p>73.14</text:p>
          </table:table-cell>
        </table:table-row>
        <table:table-row table:style-name="ro1">
          <table:table-cell office:value-type="float" office:value="1599204" calcext:value-type="float">
            <text:p>1599204</text:p>
          </table:table-cell>
          <table:table-cell table:formula="of:=[.A102]/1000/(60*60*24)" office:value-type="time" office:time-value="PT00H26M39.204S" calcext:value-type="time">
            <text:p>00:26:39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57.39" calcext:value-type="float">
            <text:p>57.39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1615205" calcext:value-type="float">
            <text:p>1615205</text:p>
          </table:table-cell>
          <table:table-cell table:formula="of:=[.A103]/1000/(60*60*24)" office:value-type="time" office:time-value="PT00H26M55.205S" calcext:value-type="time">
            <text:p>00:26:55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57.96" calcext:value-type="float">
            <text:p>57.96</text:p>
          </table:table-cell>
          <table:table-cell office:value-type="float" office:value="74.56" calcext:value-type="float">
            <text:p>74.56</text:p>
          </table:table-cell>
        </table:table-row>
        <table:table-row table:style-name="ro1">
          <table:table-cell office:value-type="float" office:value="1631205" calcext:value-type="float">
            <text:p>1631205</text:p>
          </table:table-cell>
          <table:table-cell table:formula="of:=[.A104]/1000/(60*60*24)" office:value-type="time" office:time-value="PT00H27M11.205S" calcext:value-type="time">
            <text:p>00:27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58.52" calcext:value-type="float">
            <text:p>58.52</text:p>
          </table:table-cell>
          <table:table-cell office:value-type="float" office:value="75.28" calcext:value-type="float">
            <text:p>75.28</text:p>
          </table:table-cell>
        </table:table-row>
        <table:table-row table:style-name="ro1">
          <table:table-cell office:value-type="float" office:value="1647205" calcext:value-type="float">
            <text:p>1647205</text:p>
          </table:table-cell>
          <table:table-cell table:formula="of:=[.A105]/1000/(60*60*24)" office:value-type="time" office:time-value="PT00H27M27.205S" calcext:value-type="time">
            <text:p>00:27:27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59.08" calcext:value-type="float">
            <text:p>59.08</text:p>
          </table:table-cell>
          <table:table-cell office:value-type="float" office:value="75.99" calcext:value-type="float">
            <text:p>75.99</text:p>
          </table:table-cell>
        </table:table-row>
        <table:table-row table:style-name="ro1">
          <table:table-cell office:value-type="float" office:value="1663205" calcext:value-type="float">
            <text:p>1663205</text:p>
          </table:table-cell>
          <table:table-cell table:formula="of:=[.A106]/1000/(60*60*24)" office:value-type="time" office:time-value="PT00H27M43.205S" calcext:value-type="time">
            <text:p>00:27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59.65" calcext:value-type="float">
            <text:p>59.65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1679205" calcext:value-type="float">
            <text:p>1679205</text:p>
          </table:table-cell>
          <table:table-cell table:formula="of:=[.A107]/1000/(60*60*24)" office:value-type="time" office:time-value="PT00H27M59.205S" calcext:value-type="time">
            <text:p>00:27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6" calcext:value-type="float">
            <text:p>159.86</text:p>
          </table:table-cell>
          <table:table-cell office:value-type="float" office:value="60.21" calcext:value-type="float">
            <text:p>60.21</text:p>
          </table:table-cell>
          <table:table-cell office:value-type="float" office:value="77.42" calcext:value-type="float">
            <text:p>77.42</text:p>
          </table:table-cell>
        </table:table-row>
        <table:table-row table:style-name="ro1">
          <table:table-cell office:value-type="float" office:value="1695205" calcext:value-type="float">
            <text:p>1695205</text:p>
          </table:table-cell>
          <table:table-cell table:formula="of:=[.A108]/1000/(60*60*24)" office:value-type="time" office:time-value="PT00H28M15.205S" calcext:value-type="time">
            <text:p>00:28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60.78" calcext:value-type="float">
            <text:p>60.78</text:p>
          </table:table-cell>
          <table:table-cell office:value-type="float" office:value="78.13" calcext:value-type="float">
            <text:p>78.13</text:p>
          </table:table-cell>
        </table:table-row>
        <table:table-row table:style-name="ro1">
          <table:table-cell office:value-type="float" office:value="1711205" calcext:value-type="float">
            <text:p>1711205</text:p>
          </table:table-cell>
          <table:table-cell table:formula="of:=[.A109]/1000/(60*60*24)" office:value-type="time" office:time-value="PT00H28M31.205S" calcext:value-type="time">
            <text:p>00:28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61.34" calcext:value-type="float">
            <text:p>61.34</text:p>
          </table:table-cell>
          <table:table-cell office:value-type="float" office:value="78.84" calcext:value-type="float">
            <text:p>78.84</text:p>
          </table:table-cell>
        </table:table-row>
        <table:table-row table:style-name="ro1">
          <table:table-cell office:value-type="float" office:value="1727205" calcext:value-type="float">
            <text:p>1727205</text:p>
          </table:table-cell>
          <table:table-cell table:formula="of:=[.A110]/1000/(60*60*24)" office:value-type="time" office:time-value="PT00H28M47.205S" calcext:value-type="time">
            <text:p>00:28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61.9" calcext:value-type="float">
            <text:p>61.9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743205" calcext:value-type="float">
            <text:p>1743205</text:p>
          </table:table-cell>
          <table:table-cell table:formula="of:=[.A111]/1000/(60*60*24)" office:value-type="time" office:time-value="PT00H29M03.205S" calcext:value-type="time">
            <text:p>00:29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62.47" calcext:value-type="float">
            <text:p>62.47</text:p>
          </table:table-cell>
          <table:table-cell office:value-type="float" office:value="80.26" calcext:value-type="float">
            <text:p>80.26</text:p>
          </table:table-cell>
        </table:table-row>
        <table:table-row table:style-name="ro1">
          <table:table-cell office:value-type="float" office:value="1759205" calcext:value-type="float">
            <text:p>1759205</text:p>
          </table:table-cell>
          <table:table-cell table:formula="of:=[.A112]/1000/(60*60*24)" office:value-type="time" office:time-value="PT00H29M19.205S" calcext:value-type="time">
            <text:p>00:29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63.03" calcext:value-type="float">
            <text:p>63.03</text:p>
          </table:table-cell>
          <table:table-cell office:value-type="float" office:value="80.97" calcext:value-type="float">
            <text:p>80.97</text:p>
          </table:table-cell>
        </table:table-row>
        <table:table-row table:style-name="ro1">
          <table:table-cell office:value-type="float" office:value="1775205" calcext:value-type="float">
            <text:p>1775205</text:p>
          </table:table-cell>
          <table:table-cell table:formula="of:=[.A113]/1000/(60*60*24)" office:value-type="time" office:time-value="PT00H29M35.205S" calcext:value-type="time">
            <text:p>00:29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63.59" calcext:value-type="float">
            <text:p>63.59</text:p>
          </table:table-cell>
          <table:table-cell office:value-type="float" office:value="81.68" calcext:value-type="float">
            <text:p>81.68</text:p>
          </table:table-cell>
        </table:table-row>
        <table:table-row table:style-name="ro1">
          <table:table-cell office:value-type="float" office:value="1791205" calcext:value-type="float">
            <text:p>1791205</text:p>
          </table:table-cell>
          <table:table-cell table:formula="of:=[.A114]/1000/(60*60*24)" office:value-type="time" office:time-value="PT00H29M51.205S" calcext:value-type="time">
            <text:p>00:29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64.16" calcext:value-type="float">
            <text:p>64.16</text:p>
          </table:table-cell>
          <table:table-cell office:value-type="float" office:value="82.39" calcext:value-type="float">
            <text:p>82.39</text:p>
          </table:table-cell>
        </table:table-row>
        <table:table-row table:style-name="ro1">
          <table:table-cell office:value-type="float" office:value="1807205" calcext:value-type="float">
            <text:p>1807205</text:p>
          </table:table-cell>
          <table:table-cell table:formula="of:=[.A115]/1000/(60*60*24)" office:value-type="time" office:time-value="PT00H30M07.205S" calcext:value-type="time">
            <text:p>00:30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64.72" calcext:value-type="float">
            <text:p>64.72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1823205" calcext:value-type="float">
            <text:p>1823205</text:p>
          </table:table-cell>
          <table:table-cell table:formula="of:=[.A116]/1000/(60*60*24)" office:value-type="time" office:time-value="PT00H30M23.205S" calcext:value-type="time">
            <text:p>00:30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60.11" calcext:value-type="float">
            <text:p>160.11</text:p>
          </table:table-cell>
          <table:table-cell office:value-type="float" office:value="65.28" calcext:value-type="float">
            <text:p>65.28</text:p>
          </table:table-cell>
          <table:table-cell office:value-type="float" office:value="83.81" calcext:value-type="float">
            <text:p>83.81</text:p>
          </table:table-cell>
        </table:table-row>
        <table:table-row table:style-name="ro1">
          <table:table-cell office:value-type="float" office:value="1839205" calcext:value-type="float">
            <text:p>1839205</text:p>
          </table:table-cell>
          <table:table-cell table:formula="of:=[.A117]/1000/(60*60*24)" office:value-type="time" office:time-value="PT00H30M39.205S" calcext:value-type="time">
            <text:p>00:30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65.84" calcext:value-type="float">
            <text:p>65.84</text:p>
          </table:table-cell>
          <table:table-cell office:value-type="float" office:value="84.52" calcext:value-type="float">
            <text:p>84.52</text:p>
          </table:table-cell>
        </table:table-row>
        <table:table-row table:style-name="ro1">
          <table:table-cell office:value-type="float" office:value="1855205" calcext:value-type="float">
            <text:p>1855205</text:p>
          </table:table-cell>
          <table:table-cell table:formula="of:=[.A118]/1000/(60*60*24)" office:value-type="time" office:time-value="PT00H30M55.205S" calcext:value-type="time">
            <text:p>00:30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66.41" calcext:value-type="float">
            <text:p>66.41</text:p>
          </table:table-cell>
          <table:table-cell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1871205" calcext:value-type="float">
            <text:p>1871205</text:p>
          </table:table-cell>
          <table:table-cell table:formula="of:=[.A119]/1000/(60*60*24)" office:value-type="time" office:time-value="PT00H31M11.205S" calcext:value-type="time">
            <text:p>00:31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66.97" calcext:value-type="float">
            <text:p>66.97</text:p>
          </table:table-cell>
          <table:table-cell office:value-type="float" office:value="85.94" calcext:value-type="float">
            <text:p>85.94</text:p>
          </table:table-cell>
        </table:table-row>
        <table:table-row table:style-name="ro1">
          <table:table-cell office:value-type="float" office:value="1887205" calcext:value-type="float">
            <text:p>1887205</text:p>
          </table:table-cell>
          <table:table-cell table:formula="of:=[.A120]/1000/(60*60*24)" office:value-type="time" office:time-value="PT00H31M27.205S" calcext:value-type="time">
            <text:p>00:31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67.53" calcext:value-type="float">
            <text:p>67.53</text:p>
          </table:table-cell>
          <table:table-cell office:value-type="float" office:value="86.65" calcext:value-type="float">
            <text:p>86.65</text:p>
          </table:table-cell>
        </table:table-row>
        <table:table-row table:style-name="ro1">
          <table:table-cell office:value-type="float" office:value="1903205" calcext:value-type="float">
            <text:p>1903205</text:p>
          </table:table-cell>
          <table:table-cell table:formula="of:=[.A121]/1000/(60*60*24)" office:value-type="time" office:time-value="PT00H31M43.205S" calcext:value-type="time">
            <text:p>00:31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68.09" calcext:value-type="float">
            <text:p>68.09</text:p>
          </table:table-cell>
          <table:table-cell office:value-type="float" office:value="87.35" calcext:value-type="float">
            <text:p>87.35</text:p>
          </table:table-cell>
        </table:table-row>
        <table:table-row table:style-name="ro1">
          <table:table-cell office:value-type="float" office:value="1919205" calcext:value-type="float">
            <text:p>1919205</text:p>
          </table:table-cell>
          <table:table-cell table:formula="of:=[.A122]/1000/(60*60*24)" office:value-type="time" office:time-value="PT00H31M59.205S" calcext:value-type="time">
            <text:p>00:31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68.66" calcext:value-type="float">
            <text:p>68.66</text:p>
          </table:table-cell>
          <table:table-cell office:value-type="float" office:value="88.06" calcext:value-type="float">
            <text:p>88.06</text:p>
          </table:table-cell>
        </table:table-row>
        <table:table-row table:style-name="ro1">
          <table:table-cell office:value-type="float" office:value="1935205" calcext:value-type="float">
            <text:p>1935205</text:p>
          </table:table-cell>
          <table:table-cell table:formula="of:=[.A123]/1000/(60*60*24)" office:value-type="time" office:time-value="PT00H32M15.205S" calcext:value-type="time">
            <text:p>00:32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69.22" calcext:value-type="float">
            <text:p>69.22</text:p>
          </table:table-cell>
          <table:table-cell office:value-type="float" office:value="88.77" calcext:value-type="float">
            <text:p>88.77</text:p>
          </table:table-cell>
        </table:table-row>
        <table:table-row table:style-name="ro1">
          <table:table-cell office:value-type="float" office:value="1951205" calcext:value-type="float">
            <text:p>1951205</text:p>
          </table:table-cell>
          <table:table-cell table:formula="of:=[.A124]/1000/(60*60*24)" office:value-type="time" office:time-value="PT00H32M31.205S" calcext:value-type="time">
            <text:p>00:32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69.78" calcext:value-type="float">
            <text:p>69.78</text:p>
          </table:table-cell>
          <table:table-cell office:value-type="float" office:value="89.48" calcext:value-type="float">
            <text:p>89.48</text:p>
          </table:table-cell>
        </table:table-row>
        <table:table-row table:style-name="ro1">
          <table:table-cell office:value-type="float" office:value="1967205" calcext:value-type="float">
            <text:p>1967205</text:p>
          </table:table-cell>
          <table:table-cell table:formula="of:=[.A125]/1000/(60*60*24)" office:value-type="time" office:time-value="PT00H32M47.205S" calcext:value-type="time">
            <text:p>00:32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70.34" calcext:value-type="float">
            <text:p>70.34</text:p>
          </table:table-cell>
          <table:table-cell office:value-type="float" office:value="90.18" calcext:value-type="float">
            <text:p>90.18</text:p>
          </table:table-cell>
        </table:table-row>
        <table:table-row table:style-name="ro1">
          <table:table-cell office:value-type="float" office:value="1983205" calcext:value-type="float">
            <text:p>1983205</text:p>
          </table:table-cell>
          <table:table-cell table:formula="of:=[.A126]/1000/(60*60*24)" office:value-type="time" office:time-value="PT00H33M03.205S" calcext:value-type="time">
            <text:p>00:33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70.9" calcext:value-type="float">
            <text:p>70.9</text:p>
          </table:table-cell>
          <table:table-cell office:value-type="float" office:value="90.89" calcext:value-type="float">
            <text:p>90.89</text:p>
          </table:table-cell>
        </table:table-row>
        <table:table-row table:style-name="ro1">
          <table:table-cell office:value-type="float" office:value="1999204" calcext:value-type="float">
            <text:p>1999204</text:p>
          </table:table-cell>
          <table:table-cell table:formula="of:=[.A127]/1000/(60*60*24)" office:value-type="time" office:time-value="PT00H33M19.204S" calcext:value-type="time">
            <text:p>00:33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71.47" calcext:value-type="float">
            <text:p>71.47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2015205" calcext:value-type="float">
            <text:p>2015205</text:p>
          </table:table-cell>
          <table:table-cell table:formula="of:=[.A128]/1000/(60*60*24)" office:value-type="time" office:time-value="PT00H33M35.205S" calcext:value-type="time">
            <text:p>00:33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72.03" calcext:value-type="float">
            <text:p>72.03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2031205" calcext:value-type="float">
            <text:p>2031205</text:p>
          </table:table-cell>
          <table:table-cell table:formula="of:=[.A129]/1000/(60*60*24)" office:value-type="time" office:time-value="PT00H33M51.205S" calcext:value-type="time">
            <text:p>00:33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72.59" calcext:value-type="float">
            <text:p>72.59</text:p>
          </table:table-cell>
          <table:table-cell office:value-type="float" office:value="93.01" calcext:value-type="float">
            <text:p>93.01</text:p>
          </table:table-cell>
        </table:table-row>
        <table:table-row table:style-name="ro1">
          <table:table-cell office:value-type="float" office:value="2047205" calcext:value-type="float">
            <text:p>2047205</text:p>
          </table:table-cell>
          <table:table-cell table:formula="of:=[.A130]/1000/(60*60*24)" office:value-type="time" office:time-value="PT00H34M07.205S" calcext:value-type="time">
            <text:p>00:34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73.15" calcext:value-type="float">
            <text:p>73.15</text:p>
          </table:table-cell>
          <table:table-cell office:value-type="float" office:value="93.71" calcext:value-type="float">
            <text:p>93.71</text:p>
          </table:table-cell>
        </table:table-row>
        <table:table-row table:style-name="ro1">
          <table:table-cell office:value-type="float" office:value="2063205" calcext:value-type="float">
            <text:p>2063205</text:p>
          </table:table-cell>
          <table:table-cell table:formula="of:=[.A131]/1000/(60*60*24)" office:value-type="time" office:time-value="PT00H34M23.205S" calcext:value-type="time">
            <text:p>00:34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73.71" calcext:value-type="float">
            <text:p>73.71</text:p>
          </table:table-cell>
          <table:table-cell office:value-type="float" office:value="94.42" calcext:value-type="float">
            <text:p>94.42</text:p>
          </table:table-cell>
        </table:table-row>
        <table:table-row table:style-name="ro1">
          <table:table-cell office:value-type="float" office:value="2079205" calcext:value-type="float">
            <text:p>2079205</text:p>
          </table:table-cell>
          <table:table-cell table:formula="of:=[.A132]/1000/(60*60*24)" office:value-type="time" office:time-value="PT00H34M39.205S" calcext:value-type="time">
            <text:p>00:34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74.27" calcext:value-type="float">
            <text:p>74.27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2095205" calcext:value-type="float">
            <text:p>2095205</text:p>
          </table:table-cell>
          <table:table-cell table:formula="of:=[.A133]/1000/(60*60*24)" office:value-type="time" office:time-value="PT00H34M55.205S" calcext:value-type="time">
            <text:p>00:34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74.83" calcext:value-type="float">
            <text:p>74.83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2111205" calcext:value-type="float">
            <text:p>2111205</text:p>
          </table:table-cell>
          <table:table-cell table:formula="of:=[.A134]/1000/(60*60*24)" office:value-type="time" office:time-value="PT00H35M11.205S" calcext:value-type="time">
            <text:p>00:35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75.39" calcext:value-type="float">
            <text:p>75.39</text:p>
          </table:table-cell>
          <table:table-cell office:value-type="float" office:value="96.53" calcext:value-type="float">
            <text:p>96.53</text:p>
          </table:table-cell>
        </table:table-row>
        <table:table-row table:style-name="ro1">
          <table:table-cell office:value-type="float" office:value="2127205" calcext:value-type="float">
            <text:p>2127205</text:p>
          </table:table-cell>
          <table:table-cell table:formula="of:=[.A135]/1000/(60*60*24)" office:value-type="time" office:time-value="PT00H35M27.205S" calcext:value-type="time">
            <text:p>00:35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75.96" calcext:value-type="float">
            <text:p>75.96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2143204" calcext:value-type="float">
            <text:p>2143204</text:p>
          </table:table-cell>
          <table:table-cell table:formula="of:=[.A136]/1000/(60*60*24)" office:value-type="time" office:time-value="PT00H35M43.204S" calcext:value-type="time">
            <text:p>00:35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76.52" calcext:value-type="float">
            <text:p>76.52</text:p>
          </table:table-cell>
          <table:table-cell office:value-type="float" office:value="97.94" calcext:value-type="float">
            <text:p>97.94</text:p>
          </table:table-cell>
        </table:table-row>
        <table:table-row table:style-name="ro1">
          <table:table-cell office:value-type="float" office:value="2159205" calcext:value-type="float">
            <text:p>2159205</text:p>
          </table:table-cell>
          <table:table-cell table:formula="of:=[.A137]/1000/(60*60*24)" office:value-type="time" office:time-value="PT00H35M59.205S" calcext:value-type="time">
            <text:p>00:3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77.08" calcext:value-type="float">
            <text:p>77.08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2175205" calcext:value-type="float">
            <text:p>2175205</text:p>
          </table:table-cell>
          <table:table-cell table:formula="of:=[.A138]/1000/(60*60*24)" office:value-type="time" office:time-value="PT00H36M15.205S" calcext:value-type="time">
            <text:p>00:36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77.64" calcext:value-type="float">
            <text:p>77.64</text:p>
          </table:table-cell>
          <table:table-cell office:value-type="float" office:value="99.35" calcext:value-type="float">
            <text:p>99.35</text:p>
          </table:table-cell>
        </table:table-row>
        <table:table-row table:style-name="ro1">
          <table:table-cell office:value-type="float" office:value="2191205" calcext:value-type="float">
            <text:p>2191205</text:p>
          </table:table-cell>
          <table:table-cell table:formula="of:=[.A139]/1000/(60*60*24)" office:value-type="time" office:time-value="PT00H36M31.205S" calcext:value-type="time">
            <text:p>00:36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78.2" calcext:value-type="float">
            <text:p>78.2</text:p>
          </table:table-cell>
          <table:table-cell office:value-type="float" office:value="100.05" calcext:value-type="float">
            <text:p>100.05</text:p>
          </table:table-cell>
        </table:table-row>
        <table:table-row table:style-name="ro1">
          <table:table-cell office:value-type="float" office:value="2207205" calcext:value-type="float">
            <text:p>2207205</text:p>
          </table:table-cell>
          <table:table-cell table:formula="of:=[.A140]/1000/(60*60*24)" office:value-type="time" office:time-value="PT00H36M47.205S" calcext:value-type="time">
            <text:p>00:36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78.76" calcext:value-type="float">
            <text:p>78.76</text:p>
          </table:table-cell>
          <table:table-cell office:value-type="float" office:value="100.75" calcext:value-type="float">
            <text:p>100.75</text:p>
          </table:table-cell>
        </table:table-row>
        <table:table-row table:style-name="ro1">
          <table:table-cell office:value-type="float" office:value="2223205" calcext:value-type="float">
            <text:p>2223205</text:p>
          </table:table-cell>
          <table:table-cell table:formula="of:=[.A141]/1000/(60*60*24)" office:value-type="time" office:time-value="PT00H37M03.205S" calcext:value-type="time">
            <text:p>00:37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79.32" calcext:value-type="float">
            <text:p>79.32</text:p>
          </table:table-cell>
          <table:table-cell office:value-type="float" office:value="101.46" calcext:value-type="float">
            <text:p>101.46</text:p>
          </table:table-cell>
        </table:table-row>
        <table:table-row table:style-name="ro1">
          <table:table-cell office:value-type="float" office:value="2239205" calcext:value-type="float">
            <text:p>2239205</text:p>
          </table:table-cell>
          <table:table-cell table:formula="of:=[.A142]/1000/(60*60*24)" office:value-type="time" office:time-value="PT00H37M19.205S" calcext:value-type="time">
            <text:p>00:3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79.88" calcext:value-type="float">
            <text:p>79.88</text:p>
          </table:table-cell>
          <table:table-cell office:value-type="float" office:value="102.16" calcext:value-type="float">
            <text:p>102.16</text:p>
          </table:table-cell>
        </table:table-row>
        <table:table-row table:style-name="ro1">
          <table:table-cell office:value-type="float" office:value="2255205" calcext:value-type="float">
            <text:p>2255205</text:p>
          </table:table-cell>
          <table:table-cell table:formula="of:=[.A143]/1000/(60*60*24)" office:value-type="time" office:time-value="PT00H37M35.205S" calcext:value-type="time">
            <text:p>00:3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80.44" calcext:value-type="float">
            <text:p>80.44</text:p>
          </table:table-cell>
          <table:table-cell office:value-type="float" office:value="102.86" calcext:value-type="float">
            <text:p>102.86</text:p>
          </table:table-cell>
        </table:table-row>
        <table:table-row table:style-name="ro1">
          <table:table-cell office:value-type="float" office:value="2271205" calcext:value-type="float">
            <text:p>2271205</text:p>
          </table:table-cell>
          <table:table-cell table:formula="of:=[.A144]/1000/(60*60*24)" office:value-type="time" office:time-value="PT00H37M51.205S" calcext:value-type="time">
            <text:p>00:3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81" calcext:value-type="float">
            <text:p>81</text:p>
          </table:table-cell>
          <table:table-cell office:value-type="float" office:value="103.56" calcext:value-type="float">
            <text:p>103.56</text:p>
          </table:table-cell>
        </table:table-row>
        <table:table-row table:style-name="ro1">
          <table:table-cell office:value-type="float" office:value="2287205" calcext:value-type="float">
            <text:p>2287205</text:p>
          </table:table-cell>
          <table:table-cell table:formula="of:=[.A145]/1000/(60*60*24)" office:value-type="time" office:time-value="PT00H38M07.205S" calcext:value-type="time">
            <text:p>00:3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81.56" calcext:value-type="float">
            <text:p>81.56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303205" calcext:value-type="float">
            <text:p>2303205</text:p>
          </table:table-cell>
          <table:table-cell table:formula="of:=[.A146]/1000/(60*60*24)" office:value-type="time" office:time-value="PT00H38M23.205S" calcext:value-type="time">
            <text:p>00:3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82.12" calcext:value-type="float">
            <text:p>82.12</text:p>
          </table:table-cell>
          <table:table-cell office:value-type="float" office:value="104.96" calcext:value-type="float">
            <text:p>104.96</text:p>
          </table:table-cell>
        </table:table-row>
        <table:table-row table:style-name="ro1">
          <table:table-cell office:value-type="float" office:value="2319205" calcext:value-type="float">
            <text:p>2319205</text:p>
          </table:table-cell>
          <table:table-cell table:formula="of:=[.A147]/1000/(60*60*24)" office:value-type="time" office:time-value="PT00H38M39.205S" calcext:value-type="time">
            <text:p>00:38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82.68" calcext:value-type="float">
            <text:p>82.68</text:p>
          </table:table-cell>
          <table:table-cell office:value-type="float" office:value="105.67" calcext:value-type="float">
            <text:p>105.67</text:p>
          </table:table-cell>
        </table:table-row>
        <table:table-row table:style-name="ro1">
          <table:table-cell office:value-type="float" office:value="2335205" calcext:value-type="float">
            <text:p>2335205</text:p>
          </table:table-cell>
          <table:table-cell table:formula="of:=[.A148]/1000/(60*60*24)" office:value-type="time" office:time-value="PT00H38M55.205S" calcext:value-type="time">
            <text:p>00:3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83.24" calcext:value-type="float">
            <text:p>83.24</text:p>
          </table:table-cell>
          <table:table-cell office:value-type="float" office:value="106.37" calcext:value-type="float">
            <text:p>106.37</text:p>
          </table:table-cell>
        </table:table-row>
        <table:table-row table:style-name="ro1">
          <table:table-cell office:value-type="float" office:value="2351205" calcext:value-type="float">
            <text:p>2351205</text:p>
          </table:table-cell>
          <table:table-cell table:formula="of:=[.A149]/1000/(60*60*24)" office:value-type="time" office:time-value="PT00H39M11.205S" calcext:value-type="time">
            <text:p>00:39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83.8" calcext:value-type="float">
            <text:p>83.8</text:p>
          </table:table-cell>
          <table:table-cell office:value-type="float" office:value="107.07" calcext:value-type="float">
            <text:p>107.07</text:p>
          </table:table-cell>
        </table:table-row>
        <table:table-row table:style-name="ro1">
          <table:table-cell office:value-type="float" office:value="2367205" calcext:value-type="float">
            <text:p>2367205</text:p>
          </table:table-cell>
          <table:table-cell table:formula="of:=[.A150]/1000/(60*60*24)" office:value-type="time" office:time-value="PT00H39M27.205S" calcext:value-type="time">
            <text:p>00:39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84.35" calcext:value-type="float">
            <text:p>84.35</text:p>
          </table:table-cell>
          <table:table-cell office:value-type="float" office:value="107.77" calcext:value-type="float">
            <text:p>107.77</text:p>
          </table:table-cell>
        </table:table-row>
        <table:table-row table:style-name="ro1">
          <table:table-cell office:value-type="float" office:value="2383205" calcext:value-type="float">
            <text:p>2383205</text:p>
          </table:table-cell>
          <table:table-cell table:formula="of:=[.A151]/1000/(60*60*24)" office:value-type="time" office:time-value="PT00H39M43.205S" calcext:value-type="time">
            <text:p>00:3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84.91" calcext:value-type="float">
            <text:p>84.91</text:p>
          </table:table-cell>
          <table:table-cell office:value-type="float" office:value="108.47" calcext:value-type="float">
            <text:p>108.47</text:p>
          </table:table-cell>
        </table:table-row>
        <table:table-row table:style-name="ro1">
          <table:table-cell office:value-type="float" office:value="2399205" calcext:value-type="float">
            <text:p>2399205</text:p>
          </table:table-cell>
          <table:table-cell table:formula="of:=[.A152]/1000/(60*60*24)" office:value-type="time" office:time-value="PT00H39M59.205S" calcext:value-type="time">
            <text:p>00:3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85.47" calcext:value-type="float">
            <text:p>85.47</text:p>
          </table:table-cell>
          <table:table-cell office:value-type="float" office:value="109.17" calcext:value-type="float">
            <text:p>109.17</text:p>
          </table:table-cell>
        </table:table-row>
        <table:table-row table:style-name="ro1">
          <table:table-cell office:value-type="float" office:value="2415205" calcext:value-type="float">
            <text:p>2415205</text:p>
          </table:table-cell>
          <table:table-cell table:formula="of:=[.A153]/1000/(60*60*24)" office:value-type="time" office:time-value="PT00H40M15.205S" calcext:value-type="time">
            <text:p>00:4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86.03" calcext:value-type="float">
            <text:p>86.03</text:p>
          </table:table-cell>
          <table:table-cell office:value-type="float" office:value="109.87" calcext:value-type="float">
            <text:p>109.87</text:p>
          </table:table-cell>
        </table:table-row>
        <table:table-row table:style-name="ro1">
          <table:table-cell office:value-type="float" office:value="2431205" calcext:value-type="float">
            <text:p>2431205</text:p>
          </table:table-cell>
          <table:table-cell table:formula="of:=[.A154]/1000/(60*60*24)" office:value-type="time" office:time-value="PT00H40M31.205S" calcext:value-type="time">
            <text:p>00:40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07" calcext:value-type="float">
            <text:p>157.07</text:p>
          </table:table-cell>
          <table:table-cell office:value-type="float" office:value="86.59" calcext:value-type="float">
            <text:p>86.59</text:p>
          </table:table-cell>
          <table:table-cell office:value-type="float" office:value="110.57" calcext:value-type="float">
            <text:p>110.57</text:p>
          </table:table-cell>
        </table:table-row>
        <table:table-row table:style-name="ro1">
          <table:table-cell office:value-type="float" office:value="2447205" calcext:value-type="float">
            <text:p>2447205</text:p>
          </table:table-cell>
          <table:table-cell table:formula="of:=[.A155]/1000/(60*60*24)" office:value-type="time" office:time-value="PT00H40M47.205S" calcext:value-type="time">
            <text:p>00:40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87.15" calcext:value-type="float">
            <text:p>87.15</text:p>
          </table:table-cell>
          <table:table-cell office:value-type="float" office:value="111.27" calcext:value-type="float">
            <text:p>111.27</text:p>
          </table:table-cell>
        </table:table-row>
        <table:table-row table:style-name="ro1">
          <table:table-cell office:value-type="float" office:value="2463205" calcext:value-type="float">
            <text:p>2463205</text:p>
          </table:table-cell>
          <table:table-cell table:formula="of:=[.A156]/1000/(60*60*24)" office:value-type="time" office:time-value="PT00H41M03.205S" calcext:value-type="time">
            <text:p>00:41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87.71" calcext:value-type="float">
            <text:p>87.71</text:p>
          </table:table-cell>
          <table:table-cell office:value-type="float" office:value="111.97" calcext:value-type="float">
            <text:p>111.97</text:p>
          </table:table-cell>
        </table:table-row>
        <table:table-row table:style-name="ro1">
          <table:table-cell office:value-type="float" office:value="2479205" calcext:value-type="float">
            <text:p>2479205</text:p>
          </table:table-cell>
          <table:table-cell table:formula="of:=[.A157]/1000/(60*60*24)" office:value-type="time" office:time-value="PT00H41M19.205S" calcext:value-type="time">
            <text:p>00:41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88.27" calcext:value-type="float">
            <text:p>88.27</text:p>
          </table:table-cell>
          <table:table-cell office:value-type="float" office:value="112.66" calcext:value-type="float">
            <text:p>112.66</text:p>
          </table:table-cell>
        </table:table-row>
        <table:table-row table:style-name="ro1">
          <table:table-cell office:value-type="float" office:value="2495205" calcext:value-type="float">
            <text:p>2495205</text:p>
          </table:table-cell>
          <table:table-cell table:formula="of:=[.A158]/1000/(60*60*24)" office:value-type="time" office:time-value="PT00H41M35.205S" calcext:value-type="time">
            <text:p>00:4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88.83" calcext:value-type="float">
            <text:p>88.83</text:p>
          </table:table-cell>
          <table:table-cell office:value-type="float" office:value="113.36" calcext:value-type="float">
            <text:p>113.36</text:p>
          </table:table-cell>
        </table:table-row>
        <table:table-row table:style-name="ro1">
          <table:table-cell office:value-type="float" office:value="2511205" calcext:value-type="float">
            <text:p>2511205</text:p>
          </table:table-cell>
          <table:table-cell table:formula="of:=[.A159]/1000/(60*60*24)" office:value-type="time" office:time-value="PT00H41M51.205S" calcext:value-type="time">
            <text:p>00:4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89.38" calcext:value-type="float">
            <text:p>89.38</text:p>
          </table:table-cell>
          <table:table-cell office:value-type="float" office:value="114.06" calcext:value-type="float">
            <text:p>114.06</text:p>
          </table:table-cell>
        </table:table-row>
        <table:table-row table:style-name="ro1">
          <table:table-cell office:value-type="float" office:value="2527205" calcext:value-type="float">
            <text:p>2527205</text:p>
          </table:table-cell>
          <table:table-cell table:formula="of:=[.A160]/1000/(60*60*24)" office:value-type="time" office:time-value="PT00H42M07.205S" calcext:value-type="time">
            <text:p>00:4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89.94" calcext:value-type="float">
            <text:p>89.94</text:p>
          </table:table-cell>
          <table:table-cell office:value-type="float" office:value="114.76" calcext:value-type="float">
            <text:p>114.76</text:p>
          </table:table-cell>
        </table:table-row>
        <table:table-row table:style-name="ro1">
          <table:table-cell office:value-type="float" office:value="2543204" calcext:value-type="float">
            <text:p>2543204</text:p>
          </table:table-cell>
          <table:table-cell table:formula="of:=[.A161]/1000/(60*60*24)" office:value-type="time" office:time-value="PT00H42M23.204S" calcext:value-type="time">
            <text:p>00:4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90.5" calcext:value-type="float">
            <text:p>90.5</text:p>
          </table:table-cell>
          <table:table-cell office:value-type="float" office:value="115.46" calcext:value-type="float">
            <text:p>115.46</text:p>
          </table:table-cell>
        </table:table-row>
        <table:table-row table:style-name="ro1">
          <table:table-cell office:value-type="float" office:value="2559205" calcext:value-type="float">
            <text:p>2559205</text:p>
          </table:table-cell>
          <table:table-cell table:formula="of:=[.A162]/1000/(60*60*24)" office:value-type="time" office:time-value="PT00H42M39.205S" calcext:value-type="time">
            <text:p>00:4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91.06" calcext:value-type="float">
            <text:p>91.06</text:p>
          </table:table-cell>
          <table:table-cell office:value-type="float" office:value="116.16" calcext:value-type="float">
            <text:p>116.16</text:p>
          </table:table-cell>
        </table:table-row>
        <table:table-row table:style-name="ro1">
          <table:table-cell office:value-type="float" office:value="2575205" calcext:value-type="float">
            <text:p>2575205</text:p>
          </table:table-cell>
          <table:table-cell table:formula="of:=[.A163]/1000/(60*60*24)" office:value-type="time" office:time-value="PT00H42M55.205S" calcext:value-type="time">
            <text:p>00:4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91.62" calcext:value-type="float">
            <text:p>91.62</text:p>
          </table:table-cell>
          <table:table-cell office:value-type="float" office:value="116.85" calcext:value-type="float">
            <text:p>116.85</text:p>
          </table:table-cell>
        </table:table-row>
        <table:table-row table:style-name="ro1">
          <table:table-cell office:value-type="float" office:value="2591205" calcext:value-type="float">
            <text:p>2591205</text:p>
          </table:table-cell>
          <table:table-cell table:formula="of:=[.A164]/1000/(60*60*24)" office:value-type="time" office:time-value="PT00H43M11.205S" calcext:value-type="time">
            <text:p>00:4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92.18" calcext:value-type="float">
            <text:p>92.18</text:p>
          </table:table-cell>
          <table:table-cell office:value-type="float" office:value="117.55" calcext:value-type="float">
            <text:p>117.55</text:p>
          </table:table-cell>
        </table:table-row>
        <table:table-row table:style-name="ro1">
          <table:table-cell office:value-type="float" office:value="2607205" calcext:value-type="float">
            <text:p>2607205</text:p>
          </table:table-cell>
          <table:table-cell table:formula="of:=[.A165]/1000/(60*60*24)" office:value-type="time" office:time-value="PT00H43M27.205S" calcext:value-type="time">
            <text:p>00:4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92.73" calcext:value-type="float">
            <text:p>92.73</text:p>
          </table:table-cell>
          <table:table-cell office:value-type="float" office:value="118.25" calcext:value-type="float">
            <text:p>118.25</text:p>
          </table:table-cell>
        </table:table-row>
        <table:table-row table:style-name="ro1">
          <table:table-cell office:value-type="float" office:value="2623205" calcext:value-type="float">
            <text:p>2623205</text:p>
          </table:table-cell>
          <table:table-cell table:formula="of:=[.A166]/1000/(60*60*24)" office:value-type="time" office:time-value="PT00H43M43.205S" calcext:value-type="time">
            <text:p>00:4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93.29" calcext:value-type="float">
            <text:p>93.29</text:p>
          </table:table-cell>
          <table:table-cell office:value-type="float" office:value="118.94" calcext:value-type="float">
            <text:p>118.94</text:p>
          </table:table-cell>
        </table:table-row>
        <table:table-row table:style-name="ro1">
          <table:table-cell office:value-type="float" office:value="2639205" calcext:value-type="float">
            <text:p>2639205</text:p>
          </table:table-cell>
          <table:table-cell table:formula="of:=[.A167]/1000/(60*60*24)" office:value-type="time" office:time-value="PT00H43M59.205S" calcext:value-type="time">
            <text:p>00:4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93.85" calcext:value-type="float">
            <text:p>93.85</text:p>
          </table:table-cell>
          <table:table-cell office:value-type="float" office:value="119.64" calcext:value-type="float">
            <text:p>119.64</text:p>
          </table:table-cell>
        </table:table-row>
        <table:table-row table:style-name="ro1">
          <table:table-cell office:value-type="float" office:value="2655205" calcext:value-type="float">
            <text:p>2655205</text:p>
          </table:table-cell>
          <table:table-cell table:formula="of:=[.A168]/1000/(60*60*24)" office:value-type="time" office:time-value="PT00H44M15.205S" calcext:value-type="time">
            <text:p>00:4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94.41" calcext:value-type="float">
            <text:p>94.41</text:p>
          </table:table-cell>
          <table:table-cell office:value-type="float" office:value="120.34" calcext:value-type="float">
            <text:p>120.34</text:p>
          </table:table-cell>
        </table:table-row>
        <table:table-row table:style-name="ro1">
          <table:table-cell office:value-type="float" office:value="2671205" calcext:value-type="float">
            <text:p>2671205</text:p>
          </table:table-cell>
          <table:table-cell table:formula="of:=[.A169]/1000/(60*60*24)" office:value-type="time" office:time-value="PT00H44M31.205S" calcext:value-type="time">
            <text:p>00:4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94.96" calcext:value-type="float">
            <text:p>94.96</text:p>
          </table:table-cell>
          <table:table-cell office:value-type="float" office:value="121.03" calcext:value-type="float">
            <text:p>121.03</text:p>
          </table:table-cell>
        </table:table-row>
        <table:table-row table:style-name="ro1">
          <table:table-cell office:value-type="float" office:value="2687205" calcext:value-type="float">
            <text:p>2687205</text:p>
          </table:table-cell>
          <table:table-cell table:formula="of:=[.A170]/1000/(60*60*24)" office:value-type="time" office:time-value="PT00H44M47.205S" calcext:value-type="time">
            <text:p>00:4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95.52" calcext:value-type="float">
            <text:p>95.52</text:p>
          </table:table-cell>
          <table:table-cell office:value-type="float" office:value="121.73" calcext:value-type="float">
            <text:p>121.73</text:p>
          </table:table-cell>
        </table:table-row>
        <table:table-row table:style-name="ro1">
          <table:table-cell office:value-type="float" office:value="2703205" calcext:value-type="float">
            <text:p>2703205</text:p>
          </table:table-cell>
          <table:table-cell table:formula="of:=[.A171]/1000/(60*60*24)" office:value-type="time" office:time-value="PT00H45M03.205S" calcext:value-type="time">
            <text:p>00:4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96.08" calcext:value-type="float">
            <text:p>96.08</text:p>
          </table:table-cell>
          <table:table-cell office:value-type="float" office:value="122.43" calcext:value-type="float">
            <text:p>122.43</text:p>
          </table:table-cell>
        </table:table-row>
        <table:table-row table:style-name="ro1">
          <table:table-cell office:value-type="float" office:value="2719205" calcext:value-type="float">
            <text:p>2719205</text:p>
          </table:table-cell>
          <table:table-cell table:formula="of:=[.A172]/1000/(60*60*24)" office:value-type="time" office:time-value="PT00H45M19.205S" calcext:value-type="time">
            <text:p>00:4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96.64" calcext:value-type="float">
            <text:p>96.64</text:p>
          </table:table-cell>
          <table:table-cell office:value-type="float" office:value="123.12" calcext:value-type="float">
            <text:p>123.12</text:p>
          </table:table-cell>
        </table:table-row>
        <table:table-row table:style-name="ro1">
          <table:table-cell office:value-type="float" office:value="2735205" calcext:value-type="float">
            <text:p>2735205</text:p>
          </table:table-cell>
          <table:table-cell table:formula="of:=[.A173]/1000/(60*60*24)" office:value-type="time" office:time-value="PT00H45M35.205S" calcext:value-type="time">
            <text:p>00:4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97.19" calcext:value-type="float">
            <text:p>97.19</text:p>
          </table:table-cell>
          <table:table-cell office:value-type="float" office:value="123.82" calcext:value-type="float">
            <text:p>123.82</text:p>
          </table:table-cell>
        </table:table-row>
        <table:table-row table:style-name="ro1">
          <table:table-cell office:value-type="float" office:value="2751205" calcext:value-type="float">
            <text:p>2751205</text:p>
          </table:table-cell>
          <table:table-cell table:formula="of:=[.A174]/1000/(60*60*24)" office:value-type="time" office:time-value="PT00H45M51.205S" calcext:value-type="time">
            <text:p>00:4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97.75" calcext:value-type="float">
            <text:p>97.75</text:p>
          </table:table-cell>
          <table:table-cell office:value-type="float" office:value="124.51" calcext:value-type="float">
            <text:p>124.51</text:p>
          </table:table-cell>
        </table:table-row>
        <table:table-row table:style-name="ro1">
          <table:table-cell office:value-type="float" office:value="2767205" calcext:value-type="float">
            <text:p>2767205</text:p>
          </table:table-cell>
          <table:table-cell table:formula="of:=[.A175]/1000/(60*60*24)" office:value-type="time" office:time-value="PT00H46M07.205S" calcext:value-type="time">
            <text:p>00:4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98.31" calcext:value-type="float">
            <text:p>98.31</text:p>
          </table:table-cell>
          <table:table-cell office:value-type="float" office:value="125.21" calcext:value-type="float">
            <text:p>125.21</text:p>
          </table:table-cell>
        </table:table-row>
        <table:table-row table:style-name="ro1">
          <table:table-cell office:value-type="float" office:value="2783205" calcext:value-type="float">
            <text:p>2783205</text:p>
          </table:table-cell>
          <table:table-cell table:formula="of:=[.A176]/1000/(60*60*24)" office:value-type="time" office:time-value="PT00H46M23.205S" calcext:value-type="time">
            <text:p>00:4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98.87" calcext:value-type="float">
            <text:p>98.87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float" office:value="2799205" calcext:value-type="float">
            <text:p>2799205</text:p>
          </table:table-cell>
          <table:table-cell table:formula="of:=[.A177]/1000/(60*60*24)" office:value-type="time" office:time-value="PT00H46M39.205S" calcext:value-type="time">
            <text:p>00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99.42" calcext:value-type="float">
            <text:p>99.42</text:p>
          </table:table-cell>
          <table:table-cell office:value-type="float" office:value="126.6" calcext:value-type="float">
            <text:p>126.6</text:p>
          </table:table-cell>
        </table:table-row>
        <table:table-row table:style-name="ro1">
          <table:table-cell office:value-type="float" office:value="2815205" calcext:value-type="float">
            <text:p>2815205</text:p>
          </table:table-cell>
          <table:table-cell table:formula="of:=[.A178]/1000/(60*60*24)" office:value-type="time" office:time-value="PT00H46M55.205S" calcext:value-type="time">
            <text:p>00:4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99.98" calcext:value-type="float">
            <text:p>99.98</text:p>
          </table:table-cell>
          <table:table-cell office:value-type="float" office:value="127.29" calcext:value-type="float">
            <text:p>127.29</text:p>
          </table:table-cell>
        </table:table-row>
        <table:table-row table:style-name="ro1">
          <table:table-cell office:value-type="float" office:value="2831205" calcext:value-type="float">
            <text:p>2831205</text:p>
          </table:table-cell>
          <table:table-cell table:formula="of:=[.A179]/1000/(60*60*24)" office:value-type="time" office:time-value="PT00H47M11.205S" calcext:value-type="time">
            <text:p>00:4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00.54" calcext:value-type="float">
            <text:p>100.54</text:p>
          </table:table-cell>
          <table:table-cell office:value-type="float" office:value="127.99" calcext:value-type="float">
            <text:p>127.99</text:p>
          </table:table-cell>
        </table:table-row>
        <table:table-row table:style-name="ro1">
          <table:table-cell office:value-type="float" office:value="2847205" calcext:value-type="float">
            <text:p>2847205</text:p>
          </table:table-cell>
          <table:table-cell table:formula="of:=[.A180]/1000/(60*60*24)" office:value-type="time" office:time-value="PT00H47M27.205S" calcext:value-type="time">
            <text:p>00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01.09" calcext:value-type="float">
            <text:p>101.09</text:p>
          </table:table-cell>
          <table:table-cell office:value-type="float" office:value="128.68" calcext:value-type="float">
            <text:p>128.68</text:p>
          </table:table-cell>
        </table:table-row>
        <table:table-row table:style-name="ro1">
          <table:table-cell office:value-type="float" office:value="2863205" calcext:value-type="float">
            <text:p>2863205</text:p>
          </table:table-cell>
          <table:table-cell table:formula="of:=[.A181]/1000/(60*60*24)" office:value-type="time" office:time-value="PT00H47M43.205S" calcext:value-type="time">
            <text:p>00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01.65" calcext:value-type="float">
            <text:p>101.65</text:p>
          </table:table-cell>
          <table:table-cell office:value-type="float" office:value="129.38" calcext:value-type="float">
            <text:p>129.38</text:p>
          </table:table-cell>
        </table:table-row>
        <table:table-row table:style-name="ro1">
          <table:table-cell office:value-type="float" office:value="2879205" calcext:value-type="float">
            <text:p>2879205</text:p>
          </table:table-cell>
          <table:table-cell table:formula="of:=[.A182]/1000/(60*60*24)" office:value-type="time" office:time-value="PT00H47M59.205S" calcext:value-type="time">
            <text:p>00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02.21" calcext:value-type="float">
            <text:p>102.21</text:p>
          </table:table-cell>
          <table:table-cell office:value-type="float" office:value="130.07" calcext:value-type="float">
            <text:p>130.07</text:p>
          </table:table-cell>
        </table:table-row>
        <table:table-row table:style-name="ro1">
          <table:table-cell office:value-type="float" office:value="2895205" calcext:value-type="float">
            <text:p>2895205</text:p>
          </table:table-cell>
          <table:table-cell table:formula="of:=[.A183]/1000/(60*60*24)" office:value-type="time" office:time-value="PT00H48M15.205S" calcext:value-type="time">
            <text:p>00:4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02.76" calcext:value-type="float">
            <text:p>102.76</text:p>
          </table:table-cell>
          <table:table-cell office:value-type="float" office:value="130.76" calcext:value-type="float">
            <text:p>130.76</text:p>
          </table:table-cell>
        </table:table-row>
        <table:table-row table:style-name="ro1">
          <table:table-cell office:value-type="float" office:value="2911205" calcext:value-type="float">
            <text:p>2911205</text:p>
          </table:table-cell>
          <table:table-cell table:formula="of:=[.A184]/1000/(60*60*24)" office:value-type="time" office:time-value="PT00H48M31.205S" calcext:value-type="time">
            <text:p>00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03.32" calcext:value-type="float">
            <text:p>103.32</text:p>
          </table:table-cell>
          <table:table-cell office:value-type="float" office:value="131.46" calcext:value-type="float">
            <text:p>131.46</text:p>
          </table:table-cell>
        </table:table-row>
        <table:table-row table:style-name="ro1">
          <table:table-cell office:value-type="float" office:value="2927205" calcext:value-type="float">
            <text:p>2927205</text:p>
          </table:table-cell>
          <table:table-cell table:formula="of:=[.A185]/1000/(60*60*24)" office:value-type="time" office:time-value="PT00H48M47.205S" calcext:value-type="time">
            <text:p>00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03.88" calcext:value-type="float">
            <text:p>103.88</text:p>
          </table:table-cell>
          <table:table-cell office:value-type="float" office:value="132.15" calcext:value-type="float">
            <text:p>132.15</text:p>
          </table:table-cell>
        </table:table-row>
        <table:table-row table:style-name="ro1">
          <table:table-cell office:value-type="float" office:value="2943205" calcext:value-type="float">
            <text:p>2943205</text:p>
          </table:table-cell>
          <table:table-cell table:formula="of:=[.A186]/1000/(60*60*24)" office:value-type="time" office:time-value="PT00H49M03.205S" calcext:value-type="time">
            <text:p>00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04.43" calcext:value-type="float">
            <text:p>104.43</text:p>
          </table:table-cell>
          <table:table-cell office:value-type="float" office:value="132.84" calcext:value-type="float">
            <text:p>132.84</text:p>
          </table:table-cell>
        </table:table-row>
        <table:table-row table:style-name="ro1">
          <table:table-cell office:value-type="float" office:value="2959205" calcext:value-type="float">
            <text:p>2959205</text:p>
          </table:table-cell>
          <table:table-cell table:formula="of:=[.A187]/1000/(60*60*24)" office:value-type="time" office:time-value="PT00H49M19.205S" calcext:value-type="time">
            <text:p>00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04.99" calcext:value-type="float">
            <text:p>104.99</text:p>
          </table:table-cell>
          <table:table-cell office:value-type="float" office:value="133.53" calcext:value-type="float">
            <text:p>133.53</text:p>
          </table:table-cell>
        </table:table-row>
        <table:table-row table:style-name="ro1">
          <table:table-cell office:value-type="float" office:value="2975205" calcext:value-type="float">
            <text:p>2975205</text:p>
          </table:table-cell>
          <table:table-cell table:formula="of:=[.A188]/1000/(60*60*24)" office:value-type="time" office:time-value="PT00H49M35.205S" calcext:value-type="time">
            <text:p>00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05.55" calcext:value-type="float">
            <text:p>105.55</text:p>
          </table:table-cell>
          <table:table-cell office:value-type="float" office:value="134.23" calcext:value-type="float">
            <text:p>134.23</text:p>
          </table:table-cell>
        </table:table-row>
        <table:table-row table:style-name="ro1">
          <table:table-cell office:value-type="float" office:value="2991205" calcext:value-type="float">
            <text:p>2991205</text:p>
          </table:table-cell>
          <table:table-cell table:formula="of:=[.A189]/1000/(60*60*24)" office:value-type="time" office:time-value="PT00H49M51.205S" calcext:value-type="time">
            <text:p>00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06.1" calcext:value-type="float">
            <text:p>106.1</text:p>
          </table:table-cell>
          <table:table-cell office:value-type="float" office:value="134.92" calcext:value-type="float">
            <text:p>134.92</text:p>
          </table:table-cell>
        </table:table-row>
        <table:table-row table:style-name="ro1">
          <table:table-cell office:value-type="float" office:value="3007205" calcext:value-type="float">
            <text:p>3007205</text:p>
          </table:table-cell>
          <table:table-cell table:formula="of:=[.A190]/1000/(60*60*24)" office:value-type="time" office:time-value="PT00H50M07.205S" calcext:value-type="time">
            <text:p>00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06.66" calcext:value-type="float">
            <text:p>106.66</text:p>
          </table:table-cell>
          <table:table-cell office:value-type="float" office:value="135.61" calcext:value-type="float">
            <text:p>135.61</text:p>
          </table:table-cell>
        </table:table-row>
        <table:table-row table:style-name="ro1">
          <table:table-cell office:value-type="float" office:value="3023205" calcext:value-type="float">
            <text:p>3023205</text:p>
          </table:table-cell>
          <table:table-cell table:formula="of:=[.A191]/1000/(60*60*24)" office:value-type="time" office:time-value="PT00H50M23.205S" calcext:value-type="time">
            <text:p>00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07.21" calcext:value-type="float">
            <text:p>107.21</text:p>
          </table:table-cell>
          <table:table-cell office:value-type="float" office:value="136.3" calcext:value-type="float">
            <text:p>136.3</text:p>
          </table:table-cell>
        </table:table-row>
        <table:table-row table:style-name="ro1">
          <table:table-cell office:value-type="float" office:value="3039205" calcext:value-type="float">
            <text:p>3039205</text:p>
          </table:table-cell>
          <table:table-cell table:formula="of:=[.A192]/1000/(60*60*24)" office:value-type="time" office:time-value="PT00H50M39.205S" calcext:value-type="time">
            <text:p>00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07.77" calcext:value-type="float">
            <text:p>107.7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55205" calcext:value-type="float">
            <text:p>3055205</text:p>
          </table:table-cell>
          <table:table-cell table:formula="of:=[.A193]/1000/(60*60*24)" office:value-type="time" office:time-value="PT00H50M55.205S" calcext:value-type="time">
            <text:p>00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37.69" calcext:value-type="float">
            <text:p>137.69</text:p>
          </table:table-cell>
        </table:table-row>
        <table:table-row table:style-name="ro1">
          <table:table-cell office:value-type="float" office:value="3071205" calcext:value-type="float">
            <text:p>3071205</text:p>
          </table:table-cell>
          <table:table-cell table:formula="of:=[.A194]/1000/(60*60*24)" office:value-type="time" office:time-value="PT00H51M11.205S" calcext:value-type="time">
            <text:p>00:5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08.88" calcext:value-type="float">
            <text:p>108.88</text:p>
          </table:table-cell>
          <table:table-cell office:value-type="float" office:value="138.38" calcext:value-type="float">
            <text:p>138.38</text:p>
          </table:table-cell>
        </table:table-row>
        <table:table-row table:style-name="ro1">
          <table:table-cell office:value-type="float" office:value="3087205" calcext:value-type="float">
            <text:p>3087205</text:p>
          </table:table-cell>
          <table:table-cell table:formula="of:=[.A195]/1000/(60*60*24)" office:value-type="time" office:time-value="PT00H51M27.205S" calcext:value-type="time">
            <text:p>00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09.44" calcext:value-type="float">
            <text:p>109.44</text:p>
          </table:table-cell>
          <table:table-cell office:value-type="float" office:value="139.07" calcext:value-type="float">
            <text:p>139.07</text:p>
          </table:table-cell>
        </table:table-row>
        <table:table-row table:style-name="ro1">
          <table:table-cell office:value-type="float" office:value="3103205" calcext:value-type="float">
            <text:p>3103205</text:p>
          </table:table-cell>
          <table:table-cell table:formula="of:=[.A196]/1000/(60*60*24)" office:value-type="time" office:time-value="PT00H51M43.205S" calcext:value-type="time">
            <text:p>00:5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09.99" calcext:value-type="float">
            <text:p>109.99</text:p>
          </table:table-cell>
          <table:table-cell office:value-type="float" office:value="139.76" calcext:value-type="float">
            <text:p>139.76</text:p>
          </table:table-cell>
        </table:table-row>
        <table:table-row table:style-name="ro1">
          <table:table-cell office:value-type="float" office:value="3119205" calcext:value-type="float">
            <text:p>3119205</text:p>
          </table:table-cell>
          <table:table-cell table:formula="of:=[.A197]/1000/(60*60*24)" office:value-type="time" office:time-value="PT00H51M59.205S" calcext:value-type="time">
            <text:p>00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40.45" calcext:value-type="float">
            <text:p>140.45</text:p>
          </table:table-cell>
        </table:table-row>
        <table:table-row table:style-name="ro1">
          <table:table-cell office:value-type="float" office:value="3135205" calcext:value-type="float">
            <text:p>3135205</text:p>
          </table:table-cell>
          <table:table-cell table:formula="of:=[.A198]/1000/(60*60*24)" office:value-type="time" office:time-value="PT00H52M15.205S" calcext:value-type="time">
            <text:p>00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11.11" calcext:value-type="float">
            <text:p>111.11</text:p>
          </table:table-cell>
          <table:table-cell office:value-type="float" office:value="141.15" calcext:value-type="float">
            <text:p>141.15</text:p>
          </table:table-cell>
        </table:table-row>
        <table:table-row table:style-name="ro1">
          <table:table-cell office:value-type="float" office:value="3151205" calcext:value-type="float">
            <text:p>3151205</text:p>
          </table:table-cell>
          <table:table-cell table:formula="of:=[.A199]/1000/(60*60*24)" office:value-type="time" office:time-value="PT00H52M31.205S" calcext:value-type="time">
            <text:p>00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11.66" calcext:value-type="float">
            <text:p>111.66</text:p>
          </table:table-cell>
          <table:table-cell office:value-type="float" office:value="141.84" calcext:value-type="float">
            <text:p>141.84</text:p>
          </table:table-cell>
        </table:table-row>
        <table:table-row table:style-name="ro1">
          <table:table-cell office:value-type="float" office:value="3167205" calcext:value-type="float">
            <text:p>3167205</text:p>
          </table:table-cell>
          <table:table-cell table:formula="of:=[.A200]/1000/(60*60*24)" office:value-type="time" office:time-value="PT00H52M47.205S" calcext:value-type="time">
            <text:p>00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12.22" calcext:value-type="float">
            <text:p>112.22</text:p>
          </table:table-cell>
          <table:table-cell office:value-type="float" office:value="142.53" calcext:value-type="float">
            <text:p>142.53</text:p>
          </table:table-cell>
        </table:table-row>
        <table:table-row table:style-name="ro1">
          <table:table-cell office:value-type="float" office:value="3183205" calcext:value-type="float">
            <text:p>3183205</text:p>
          </table:table-cell>
          <table:table-cell table:formula="of:=[.A201]/1000/(60*60*24)" office:value-type="time" office:time-value="PT00H53M03.205S" calcext:value-type="time">
            <text:p>00:5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12.77" calcext:value-type="float">
            <text:p>112.77</text:p>
          </table:table-cell>
          <table:table-cell office:value-type="float" office:value="143.22" calcext:value-type="float">
            <text:p>143.22</text:p>
          </table:table-cell>
        </table:table-row>
        <table:table-row table:style-name="ro1">
          <table:table-cell office:value-type="float" office:value="3199205" calcext:value-type="float">
            <text:p>3199205</text:p>
          </table:table-cell>
          <table:table-cell table:formula="of:=[.A202]/1000/(60*60*24)" office:value-type="time" office:time-value="PT00H53M19.205S" calcext:value-type="time">
            <text:p>00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13.33" calcext:value-type="float">
            <text:p>113.33</text:p>
          </table:table-cell>
          <table:table-cell office:value-type="float" office:value="143.91" calcext:value-type="float">
            <text:p>143.91</text:p>
          </table:table-cell>
        </table:table-row>
        <table:table-row table:style-name="ro1">
          <table:table-cell office:value-type="float" office:value="3215205" calcext:value-type="float">
            <text:p>3215205</text:p>
          </table:table-cell>
          <table:table-cell table:formula="of:=[.A203]/1000/(60*60*24)" office:value-type="time" office:time-value="PT00H53M35.205S" calcext:value-type="time">
            <text:p>00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13.88" calcext:value-type="float">
            <text:p>113.88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float" office:value="3231205" calcext:value-type="float">
            <text:p>3231205</text:p>
          </table:table-cell>
          <table:table-cell table:formula="of:=[.A204]/1000/(60*60*24)" office:value-type="time" office:time-value="PT00H53M51.205S" calcext:value-type="time">
            <text:p>00:5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06" calcext:value-type="float">
            <text:p>155.06</text:p>
          </table:table-cell>
          <table:table-cell office:value-type="float" office:value="114.44" calcext:value-type="float">
            <text:p>114.44</text:p>
          </table:table-cell>
          <table:table-cell office:value-type="float" office:value="145.29" calcext:value-type="float">
            <text:p>145.29</text:p>
          </table:table-cell>
        </table:table-row>
        <table:table-row table:style-name="ro1">
          <table:table-cell office:value-type="float" office:value="3247205" calcext:value-type="float">
            <text:p>3247205</text:p>
          </table:table-cell>
          <table:table-cell table:formula="of:=[.A205]/1000/(60*60*24)" office:value-type="time" office:time-value="PT00H54M07.205S" calcext:value-type="time">
            <text:p>00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14.99" calcext:value-type="float">
            <text:p>114.99</text:p>
          </table:table-cell>
          <table:table-cell office:value-type="float" office:value="145.98" calcext:value-type="float">
            <text:p>145.98</text:p>
          </table:table-cell>
        </table:table-row>
        <table:table-row table:style-name="ro1">
          <table:table-cell office:value-type="float" office:value="3263205" calcext:value-type="float">
            <text:p>3263205</text:p>
          </table:table-cell>
          <table:table-cell table:formula="of:=[.A206]/1000/(60*60*24)" office:value-type="time" office:time-value="PT00H54M23.205S" calcext:value-type="time">
            <text:p>00:5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15.55" calcext:value-type="float">
            <text:p>115.55</text:p>
          </table:table-cell>
          <table:table-cell office:value-type="float" office:value="146.67" calcext:value-type="float">
            <text:p>146.67</text:p>
          </table:table-cell>
        </table:table-row>
        <table:table-row table:style-name="ro1">
          <table:table-cell office:value-type="float" office:value="3279205" calcext:value-type="float">
            <text:p>3279205</text:p>
          </table:table-cell>
          <table:table-cell table:formula="of:=[.A207]/1000/(60*60*24)" office:value-type="time" office:time-value="PT00H54M39.205S" calcext:value-type="time">
            <text:p>00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16.1" calcext:value-type="float">
            <text:p>116.1</text:p>
          </table:table-cell>
          <table:table-cell office:value-type="float" office:value="147.36" calcext:value-type="float">
            <text:p>147.36</text:p>
          </table:table-cell>
        </table:table-row>
        <table:table-row table:style-name="ro1">
          <table:table-cell office:value-type="float" office:value="3295205" calcext:value-type="float">
            <text:p>3295205</text:p>
          </table:table-cell>
          <table:table-cell table:formula="of:=[.A208]/1000/(60*60*24)" office:value-type="time" office:time-value="PT00H54M55.205S" calcext:value-type="time">
            <text:p>00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16.66" calcext:value-type="float">
            <text:p>116.66</text:p>
          </table:table-cell>
          <table:table-cell office:value-type="float" office:value="148.05" calcext:value-type="float">
            <text:p>148.05</text:p>
          </table:table-cell>
        </table:table-row>
        <table:table-row table:style-name="ro1">
          <table:table-cell office:value-type="float" office:value="3311205" calcext:value-type="float">
            <text:p>3311205</text:p>
          </table:table-cell>
          <table:table-cell table:formula="of:=[.A209]/1000/(60*60*24)" office:value-type="time" office:time-value="PT00H55M11.205S" calcext:value-type="time">
            <text:p>00:5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17.21" calcext:value-type="float">
            <text:p>117.21</text:p>
          </table:table-cell>
          <table:table-cell office:value-type="float" office:value="148.74" calcext:value-type="float">
            <text:p>148.74</text:p>
          </table:table-cell>
        </table:table-row>
        <table:table-row table:style-name="ro1">
          <table:table-cell office:value-type="float" office:value="3327205" calcext:value-type="float">
            <text:p>3327205</text:p>
          </table:table-cell>
          <table:table-cell table:formula="of:=[.A210]/1000/(60*60*24)" office:value-type="time" office:time-value="PT00H55M27.205S" calcext:value-type="time">
            <text:p>00:5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17.77" calcext:value-type="float">
            <text:p>117.77</text:p>
          </table:table-cell>
          <table:table-cell office:value-type="float" office:value="149.43" calcext:value-type="float">
            <text:p>149.43</text:p>
          </table:table-cell>
        </table:table-row>
        <table:table-row table:style-name="ro1">
          <table:table-cell office:value-type="float" office:value="3342206" calcext:value-type="float">
            <text:p>3342206</text:p>
          </table:table-cell>
          <table:table-cell table:formula="of:=[.A211]/1000/(60*60*24)" office:value-type="time" office:time-value="PT00H55M42.206S" calcext:value-type="time">
            <text:p>00:55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18.29" calcext:value-type="float">
            <text:p>118.29</text:p>
          </table:table-cell>
          <table:table-cell office:value-type="float" office:value="150.08" calcext:value-type="float">
            <text:p>150.08</text:p>
          </table:table-cell>
        </table:table-row>
        <table:table-row table:style-name="ro1">
          <table:table-cell office:value-type="float" office:value="3358206" calcext:value-type="float">
            <text:p>3358206</text:p>
          </table:table-cell>
          <table:table-cell table:formula="of:=[.A212]/1000/(60*60*24)" office:value-type="time" office:time-value="PT00H55M58.206S" calcext:value-type="time">
            <text:p>00:55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18.84" calcext:value-type="float">
            <text:p>118.84</text:p>
          </table:table-cell>
          <table:table-cell office:value-type="float" office:value="150.77" calcext:value-type="float">
            <text:p>150.77</text:p>
          </table:table-cell>
        </table:table-row>
        <table:table-row table:style-name="ro1">
          <table:table-cell office:value-type="float" office:value="3374206" calcext:value-type="float">
            <text:p>3374206</text:p>
          </table:table-cell>
          <table:table-cell table:formula="of:=[.A213]/1000/(60*60*24)" office:value-type="time" office:time-value="PT00H56M14.206S" calcext:value-type="time">
            <text:p>00:56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19.4" calcext:value-type="float">
            <text:p>119.4</text:p>
          </table:table-cell>
          <table:table-cell office:value-type="float" office:value="151.46" calcext:value-type="float">
            <text:p>151.46</text:p>
          </table:table-cell>
        </table:table-row>
        <table:table-row table:style-name="ro1">
          <table:table-cell office:value-type="float" office:value="3390206" calcext:value-type="float">
            <text:p>3390206</text:p>
          </table:table-cell>
          <table:table-cell table:formula="of:=[.A214]/1000/(60*60*24)" office:value-type="time" office:time-value="PT00H56M30.206S" calcext:value-type="time">
            <text:p>00:56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19.95" calcext:value-type="float">
            <text:p>119.95</text:p>
          </table:table-cell>
          <table:table-cell office:value-type="float" office:value="152.15" calcext:value-type="float">
            <text:p>152.15</text:p>
          </table:table-cell>
        </table:table-row>
        <table:table-row table:style-name="ro1">
          <table:table-cell office:value-type="float" office:value="3406206" calcext:value-type="float">
            <text:p>3406206</text:p>
          </table:table-cell>
          <table:table-cell table:formula="of:=[.A215]/1000/(60*60*24)" office:value-type="time" office:time-value="PT00H56M46.206S" calcext:value-type="time">
            <text:p>00:56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20.51" calcext:value-type="float">
            <text:p>120.51</text:p>
          </table:table-cell>
          <table:table-cell office:value-type="float" office:value="152.83" calcext:value-type="float">
            <text:p>152.83</text:p>
          </table:table-cell>
        </table:table-row>
        <table:table-row table:style-name="ro1">
          <table:table-cell office:value-type="float" office:value="3422206" calcext:value-type="float">
            <text:p>3422206</text:p>
          </table:table-cell>
          <table:table-cell table:formula="of:=[.A216]/1000/(60*60*24)" office:value-type="time" office:time-value="PT00H57M02.206S" calcext:value-type="time">
            <text:p>00:57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1.06" calcext:value-type="float">
            <text:p>121.06</text:p>
          </table:table-cell>
          <table:table-cell office:value-type="float" office:value="153.52" calcext:value-type="float">
            <text:p>153.52</text:p>
          </table:table-cell>
        </table:table-row>
        <table:table-row table:style-name="ro1">
          <table:table-cell office:value-type="float" office:value="3438206" calcext:value-type="float">
            <text:p>3438206</text:p>
          </table:table-cell>
          <table:table-cell table:formula="of:=[.A217]/1000/(60*60*24)" office:value-type="time" office:time-value="PT00H57M18.206S" calcext:value-type="time">
            <text:p>00:57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21.62" calcext:value-type="float">
            <text:p>121.62</text:p>
          </table:table-cell>
          <table:table-cell office:value-type="float" office:value="154.21" calcext:value-type="float">
            <text:p>154.21</text:p>
          </table:table-cell>
        </table:table-row>
        <table:table-row table:style-name="ro1">
          <table:table-cell office:value-type="float" office:value="3454206" calcext:value-type="float">
            <text:p>3454206</text:p>
          </table:table-cell>
          <table:table-cell table:formula="of:=[.A218]/1000/(60*60*24)" office:value-type="time" office:time-value="PT00H57M34.206S" calcext:value-type="time">
            <text:p>00:57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22.17" calcext:value-type="float">
            <text:p>122.17</text:p>
          </table:table-cell>
          <table:table-cell office:value-type="float" office:value="154.9" calcext:value-type="float">
            <text:p>154.9</text:p>
          </table:table-cell>
        </table:table-row>
        <table:table-row table:style-name="ro1">
          <table:table-cell office:value-type="float" office:value="3470206" calcext:value-type="float">
            <text:p>3470206</text:p>
          </table:table-cell>
          <table:table-cell table:formula="of:=[.A219]/1000/(60*60*24)" office:value-type="time" office:time-value="PT00H57M50.206S" calcext:value-type="time">
            <text:p>00:57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2.73" calcext:value-type="float">
            <text:p>122.73</text:p>
          </table:table-cell>
          <table:table-cell office:value-type="float" office:value="155.59" calcext:value-type="float">
            <text:p>155.59</text:p>
          </table:table-cell>
        </table:table-row>
        <table:table-row table:style-name="ro1">
          <table:table-cell office:value-type="float" office:value="3486204" calcext:value-type="float">
            <text:p>3486204</text:p>
          </table:table-cell>
          <table:table-cell table:formula="of:=[.A220]/1000/(60*60*24)" office:value-type="time" office:time-value="PT00H58M06.204S" calcext:value-type="time">
            <text:p>00:58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23.28" calcext:value-type="float">
            <text:p>123.28</text:p>
          </table:table-cell>
          <table:table-cell office:value-type="float" office:value="156.28" calcext:value-type="float">
            <text:p>156.28</text:p>
          </table:table-cell>
        </table:table-row>
        <table:table-row table:style-name="ro1">
          <table:table-cell office:value-type="float" office:value="3502206" calcext:value-type="float">
            <text:p>3502206</text:p>
          </table:table-cell>
          <table:table-cell table:formula="of:=[.A221]/1000/(60*60*24)" office:value-type="time" office:time-value="PT00H58M22.206S" calcext:value-type="time">
            <text:p>00:58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23.84" calcext:value-type="float">
            <text:p>123.84</text:p>
          </table:table-cell>
          <table:table-cell office:value-type="float" office:value="156.96" calcext:value-type="float">
            <text:p>156.96</text:p>
          </table:table-cell>
        </table:table-row>
        <table:table-row table:style-name="ro1">
          <table:table-cell office:value-type="float" office:value="3518206" calcext:value-type="float">
            <text:p>3518206</text:p>
          </table:table-cell>
          <table:table-cell table:formula="of:=[.A222]/1000/(60*60*24)" office:value-type="time" office:time-value="PT00H58M38.206S" calcext:value-type="time">
            <text:p>00:58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4.39" calcext:value-type="float">
            <text:p>124.39</text:p>
          </table:table-cell>
          <table:table-cell office:value-type="float" office:value="157.65" calcext:value-type="float">
            <text:p>157.65</text:p>
          </table:table-cell>
        </table:table-row>
        <table:table-row table:style-name="ro1">
          <table:table-cell office:value-type="float" office:value="3534206" calcext:value-type="float">
            <text:p>3534206</text:p>
          </table:table-cell>
          <table:table-cell table:formula="of:=[.A223]/1000/(60*60*24)" office:value-type="time" office:time-value="PT00H58M54.206S" calcext:value-type="time">
            <text:p>00:58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4.94" calcext:value-type="float">
            <text:p>124.94</text:p>
          </table:table-cell>
          <table:table-cell office:value-type="float" office:value="158.34" calcext:value-type="float">
            <text:p>158.34</text:p>
          </table:table-cell>
        </table:table-row>
        <table:table-row table:style-name="ro1">
          <table:table-cell office:value-type="float" office:value="3550206" calcext:value-type="float">
            <text:p>3550206</text:p>
          </table:table-cell>
          <table:table-cell table:formula="of:=[.A224]/1000/(60*60*24)" office:value-type="time" office:time-value="PT00H59M10.206S" calcext:value-type="time">
            <text:p>00:59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5.5" calcext:value-type="float">
            <text:p>125.5</text:p>
          </table:table-cell>
          <table:table-cell office:value-type="float" office:value="159.03" calcext:value-type="float">
            <text:p>159.03</text:p>
          </table:table-cell>
        </table:table-row>
        <table:table-row table:style-name="ro1">
          <table:table-cell office:value-type="float" office:value="3566206" calcext:value-type="float">
            <text:p>3566206</text:p>
          </table:table-cell>
          <table:table-cell table:formula="of:=[.A225]/1000/(60*60*24)" office:value-type="time" office:time-value="PT00H59M26.206S" calcext:value-type="time">
            <text:p>00:59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6.05" calcext:value-type="float">
            <text:p>126.05</text:p>
          </table:table-cell>
          <table:table-cell office:value-type="float" office:value="159.71" calcext:value-type="float">
            <text:p>159.71</text:p>
          </table:table-cell>
        </table:table-row>
        <table:table-row table:style-name="ro1">
          <table:table-cell office:value-type="float" office:value="3582206" calcext:value-type="float">
            <text:p>3582206</text:p>
          </table:table-cell>
          <table:table-cell table:formula="of:=[.A226]/1000/(60*60*24)" office:value-type="time" office:time-value="PT00H59M42.206S" calcext:value-type="time">
            <text:p>00:59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6.61" calcext:value-type="float">
            <text:p>126.61</text:p>
          </table:table-cell>
          <table:table-cell office:value-type="float" office:value="160.4" calcext:value-type="float">
            <text:p>160.4</text:p>
          </table:table-cell>
        </table:table-row>
        <table:table-row table:style-name="ro1">
          <table:table-cell office:value-type="float" office:value="3598206" calcext:value-type="float">
            <text:p>3598206</text:p>
          </table:table-cell>
          <table:table-cell table:formula="of:=[.A227]/1000/(60*60*24)" office:value-type="time" office:time-value="PT00H59M58.206S" calcext:value-type="time">
            <text:p>00:59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27.16" calcext:value-type="float">
            <text:p>127.16</text:p>
          </table:table-cell>
          <table:table-cell office:value-type="float" office:value="161.09" calcext:value-type="float">
            <text:p>161.09</text:p>
          </table:table-cell>
        </table:table-row>
        <table:table-row table:style-name="ro1">
          <table:table-cell office:value-type="float" office:value="3614206" calcext:value-type="float">
            <text:p>3614206</text:p>
          </table:table-cell>
          <table:table-cell table:formula="of:=[.A228]/1000/(60*60*24)" office:value-type="time" office:time-value="PT01H00M14.206S" calcext:value-type="time">
            <text:p>01:00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7.72" calcext:value-type="float">
            <text:p>127.72</text:p>
          </table:table-cell>
          <table:table-cell office:value-type="float" office:value="161.78" calcext:value-type="float">
            <text:p>161.78</text:p>
          </table:table-cell>
        </table:table-row>
        <table:table-row table:style-name="ro1">
          <table:table-cell office:value-type="float" office:value="3630206" calcext:value-type="float">
            <text:p>3630206</text:p>
          </table:table-cell>
          <table:table-cell table:formula="of:=[.A229]/1000/(60*60*24)" office:value-type="time" office:time-value="PT01H00M30.206S" calcext:value-type="time">
            <text:p>01:00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8.27" calcext:value-type="float">
            <text:p>128.27</text:p>
          </table:table-cell>
          <table:table-cell office:value-type="float" office:value="162.46" calcext:value-type="float">
            <text:p>162.46</text:p>
          </table:table-cell>
        </table:table-row>
        <table:table-row table:style-name="ro1">
          <table:table-cell office:value-type="float" office:value="3646206" calcext:value-type="float">
            <text:p>3646206</text:p>
          </table:table-cell>
          <table:table-cell table:formula="of:=[.A230]/1000/(60*60*24)" office:value-type="time" office:time-value="PT01H00M46.206S" calcext:value-type="time">
            <text:p>01:00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8.82" calcext:value-type="float">
            <text:p>128.82</text:p>
          </table:table-cell>
          <table:table-cell office:value-type="float" office:value="163.15" calcext:value-type="float">
            <text:p>163.15</text:p>
          </table:table-cell>
        </table:table-row>
        <table:table-row table:style-name="ro1">
          <table:table-cell office:value-type="float" office:value="3662206" calcext:value-type="float">
            <text:p>3662206</text:p>
          </table:table-cell>
          <table:table-cell table:formula="of:=[.A231]/1000/(60*60*24)" office:value-type="time" office:time-value="PT01H01M02.206S" calcext:value-type="time">
            <text:p>01:01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29.38" calcext:value-type="float">
            <text:p>129.38</text:p>
          </table:table-cell>
          <table:table-cell office:value-type="float" office:value="163.84" calcext:value-type="float">
            <text:p>163.84</text:p>
          </table:table-cell>
        </table:table-row>
        <table:table-row table:style-name="ro1">
          <table:table-cell office:value-type="float" office:value="3678206" calcext:value-type="float">
            <text:p>3678206</text:p>
          </table:table-cell>
          <table:table-cell table:formula="of:=[.A232]/1000/(60*60*24)" office:value-type="time" office:time-value="PT01H01M18.206S" calcext:value-type="time">
            <text:p>01:01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29.93" calcext:value-type="float">
            <text:p>129.93</text:p>
          </table:table-cell>
          <table:table-cell office:value-type="float" office:value="164.53" calcext:value-type="float">
            <text:p>164.53</text:p>
          </table:table-cell>
        </table:table-row>
        <table:table-row table:style-name="ro1">
          <table:table-cell office:value-type="float" office:value="3694206" calcext:value-type="float">
            <text:p>3694206</text:p>
          </table:table-cell>
          <table:table-cell table:formula="of:=[.A233]/1000/(60*60*24)" office:value-type="time" office:time-value="PT01H01M34.206S" calcext:value-type="time">
            <text:p>01:01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0.49" calcext:value-type="float">
            <text:p>130.49</text:p>
          </table:table-cell>
          <table:table-cell office:value-type="float" office:value="165.21" calcext:value-type="float">
            <text:p>165.21</text:p>
          </table:table-cell>
        </table:table-row>
        <table:table-row table:style-name="ro1">
          <table:table-cell office:value-type="float" office:value="3710206" calcext:value-type="float">
            <text:p>3710206</text:p>
          </table:table-cell>
          <table:table-cell table:formula="of:=[.A234]/1000/(60*60*24)" office:value-type="time" office:time-value="PT01H01M50.206S" calcext:value-type="time">
            <text:p>01:01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1.04" calcext:value-type="float">
            <text:p>131.04</text:p>
          </table:table-cell>
          <table:table-cell office:value-type="float" office:value="165.9" calcext:value-type="float">
            <text:p>165.9</text:p>
          </table:table-cell>
        </table:table-row>
        <table:table-row table:style-name="ro1">
          <table:table-cell office:value-type="float" office:value="3726206" calcext:value-type="float">
            <text:p>3726206</text:p>
          </table:table-cell>
          <table:table-cell table:formula="of:=[.A235]/1000/(60*60*24)" office:value-type="time" office:time-value="PT01H02M06.206S" calcext:value-type="time">
            <text:p>01:02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1.59" calcext:value-type="float">
            <text:p>131.59</text:p>
          </table:table-cell>
          <table:table-cell office:value-type="float" office:value="166.59" calcext:value-type="float">
            <text:p>166.59</text:p>
          </table:table-cell>
        </table:table-row>
        <table:table-row table:style-name="ro1">
          <table:table-cell office:value-type="float" office:value="3742206" calcext:value-type="float">
            <text:p>3742206</text:p>
          </table:table-cell>
          <table:table-cell table:formula="of:=[.A236]/1000/(60*60*24)" office:value-type="time" office:time-value="PT01H02M22.206S" calcext:value-type="time">
            <text:p>01:02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2.15" calcext:value-type="float">
            <text:p>132.15</text:p>
          </table:table-cell>
          <table:table-cell office:value-type="float" office:value="167.27" calcext:value-type="float">
            <text:p>167.27</text:p>
          </table:table-cell>
        </table:table-row>
        <table:table-row table:style-name="ro1">
          <table:table-cell office:value-type="float" office:value="3758206" calcext:value-type="float">
            <text:p>3758206</text:p>
          </table:table-cell>
          <table:table-cell table:formula="of:=[.A237]/1000/(60*60*24)" office:value-type="time" office:time-value="PT01H02M38.206S" calcext:value-type="time">
            <text:p>01:02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2.7" calcext:value-type="float">
            <text:p>132.7</text:p>
          </table:table-cell>
          <table:table-cell office:value-type="float" office:value="167.96" calcext:value-type="float">
            <text:p>167.96</text:p>
          </table:table-cell>
        </table:table-row>
        <table:table-row table:style-name="ro1">
          <table:table-cell office:value-type="float" office:value="3774206" calcext:value-type="float">
            <text:p>3774206</text:p>
          </table:table-cell>
          <table:table-cell table:formula="of:=[.A238]/1000/(60*60*24)" office:value-type="time" office:time-value="PT01H02M54.206S" calcext:value-type="time">
            <text:p>01:02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3.25" calcext:value-type="float">
            <text:p>133.25</text:p>
          </table:table-cell>
          <table:table-cell office:value-type="float" office:value="168.65" calcext:value-type="float">
            <text:p>168.65</text:p>
          </table:table-cell>
        </table:table-row>
        <table:table-row table:style-name="ro1">
          <table:table-cell office:value-type="float" office:value="3790206" calcext:value-type="float">
            <text:p>3790206</text:p>
          </table:table-cell>
          <table:table-cell table:formula="of:=[.A239]/1000/(60*60*24)" office:value-type="time" office:time-value="PT01H03M10.206S" calcext:value-type="time">
            <text:p>01:03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3.81" calcext:value-type="float">
            <text:p>133.81</text:p>
          </table:table-cell>
          <table:table-cell office:value-type="float" office:value="169.33" calcext:value-type="float">
            <text:p>169.33</text:p>
          </table:table-cell>
        </table:table-row>
        <table:table-row table:style-name="ro1">
          <table:table-cell office:value-type="float" office:value="3806206" calcext:value-type="float">
            <text:p>3806206</text:p>
          </table:table-cell>
          <table:table-cell table:formula="of:=[.A240]/1000/(60*60*24)" office:value-type="time" office:time-value="PT01H03M26.206S" calcext:value-type="time">
            <text:p>01:03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134.36" calcext:value-type="float">
            <text:p>134.36</text:p>
          </table:table-cell>
          <table:table-cell office:value-type="float" office:value="170.02" calcext:value-type="float">
            <text:p>170.02</text:p>
          </table:table-cell>
        </table:table-row>
        <table:table-row table:style-name="ro1">
          <table:table-cell office:value-type="float" office:value="3822206" calcext:value-type="float">
            <text:p>3822206</text:p>
          </table:table-cell>
          <table:table-cell table:formula="of:=[.A241]/1000/(60*60*24)" office:value-type="time" office:time-value="PT01H03M42.206S" calcext:value-type="time">
            <text:p>01:03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4.92" calcext:value-type="float">
            <text:p>134.92</text:p>
          </table:table-cell>
          <table:table-cell office:value-type="float" office:value="170.71" calcext:value-type="float">
            <text:p>170.71</text:p>
          </table:table-cell>
        </table:table-row>
        <table:table-row table:style-name="ro1">
          <table:table-cell office:value-type="float" office:value="3838206" calcext:value-type="float">
            <text:p>3838206</text:p>
          </table:table-cell>
          <table:table-cell table:formula="of:=[.A242]/1000/(60*60*24)" office:value-type="time" office:time-value="PT01H03M58.206S" calcext:value-type="time">
            <text:p>01:03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5.47" calcext:value-type="float">
            <text:p>135.47</text:p>
          </table:table-cell>
          <table:table-cell office:value-type="float" office:value="171.39" calcext:value-type="float">
            <text:p>171.39</text:p>
          </table:table-cell>
        </table:table-row>
        <table:table-row table:style-name="ro1">
          <table:table-cell office:value-type="float" office:value="3854206" calcext:value-type="float">
            <text:p>3854206</text:p>
          </table:table-cell>
          <table:table-cell table:formula="of:=[.A243]/1000/(60*60*24)" office:value-type="time" office:time-value="PT01H04M14.206S" calcext:value-type="time">
            <text:p>01:04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6.02" calcext:value-type="float">
            <text:p>136.02</text:p>
          </table:table-cell>
          <table:table-cell office:value-type="float" office:value="172.08" calcext:value-type="float">
            <text:p>172.08</text:p>
          </table:table-cell>
        </table:table-row>
        <table:table-row table:style-name="ro1">
          <table:table-cell office:value-type="float" office:value="3870206" calcext:value-type="float">
            <text:p>3870206</text:p>
          </table:table-cell>
          <table:table-cell table:formula="of:=[.A244]/1000/(60*60*24)" office:value-type="time" office:time-value="PT01H04M30.206S" calcext:value-type="time">
            <text:p>01:04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6.58" calcext:value-type="float">
            <text:p>136.58</text:p>
          </table:table-cell>
          <table:table-cell office:value-type="float" office:value="172.77" calcext:value-type="float">
            <text:p>172.77</text:p>
          </table:table-cell>
        </table:table-row>
        <table:table-row table:style-name="ro1">
          <table:table-cell office:value-type="float" office:value="3886206" calcext:value-type="float">
            <text:p>3886206</text:p>
          </table:table-cell>
          <table:table-cell table:formula="of:=[.A245]/1000/(60*60*24)" office:value-type="time" office:time-value="PT01H04M46.206S" calcext:value-type="time">
            <text:p>01:04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7.13" calcext:value-type="float">
            <text:p>137.13</text:p>
          </table:table-cell>
          <table:table-cell office:value-type="float" office:value="173.45" calcext:value-type="float">
            <text:p>173.45</text:p>
          </table:table-cell>
        </table:table-row>
        <table:table-row table:style-name="ro1">
          <table:table-cell office:value-type="float" office:value="3902206" calcext:value-type="float">
            <text:p>3902206</text:p>
          </table:table-cell>
          <table:table-cell table:formula="of:=[.A246]/1000/(60*60*24)" office:value-type="time" office:time-value="PT01H05M02.206S" calcext:value-type="time">
            <text:p>01:05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37.68" calcext:value-type="float">
            <text:p>137.68</text:p>
          </table:table-cell>
          <table:table-cell office:value-type="float" office:value="174.14" calcext:value-type="float">
            <text:p>174.14</text:p>
          </table:table-cell>
        </table:table-row>
        <table:table-row table:style-name="ro1">
          <table:table-cell office:value-type="float" office:value="3918206" calcext:value-type="float">
            <text:p>3918206</text:p>
          </table:table-cell>
          <table:table-cell table:formula="of:=[.A247]/1000/(60*60*24)" office:value-type="time" office:time-value="PT01H05M18.206S" calcext:value-type="time">
            <text:p>01:05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38.24" calcext:value-type="float">
            <text:p>138.24</text:p>
          </table:table-cell>
          <table:table-cell office:value-type="float" office:value="174.82" calcext:value-type="float">
            <text:p>174.82</text:p>
          </table:table-cell>
        </table:table-row>
        <table:table-row table:style-name="ro1">
          <table:table-cell office:value-type="float" office:value="3934206" calcext:value-type="float">
            <text:p>3934206</text:p>
          </table:table-cell>
          <table:table-cell table:formula="of:=[.A248]/1000/(60*60*24)" office:value-type="time" office:time-value="PT01H05M34.206S" calcext:value-type="time">
            <text:p>01:05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38.79" calcext:value-type="float">
            <text:p>138.79</text:p>
          </table:table-cell>
          <table:table-cell office:value-type="float" office:value="175.51" calcext:value-type="float">
            <text:p>175.51</text:p>
          </table:table-cell>
        </table:table-row>
        <table:table-row table:style-name="ro1">
          <table:table-cell office:value-type="float" office:value="3950206" calcext:value-type="float">
            <text:p>3950206</text:p>
          </table:table-cell>
          <table:table-cell table:formula="of:=[.A249]/1000/(60*60*24)" office:value-type="time" office:time-value="PT01H05M50.206S" calcext:value-type="time">
            <text:p>01:05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39.34" calcext:value-type="float">
            <text:p>139.34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1">
          <table:table-cell office:value-type="float" office:value="3966206" calcext:value-type="float">
            <text:p>3966206</text:p>
          </table:table-cell>
          <table:table-cell table:formula="of:=[.A250]/1000/(60*60*24)" office:value-type="time" office:time-value="PT01H06M06.206S" calcext:value-type="time">
            <text:p>01:06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39.9" calcext:value-type="float">
            <text:p>139.9</text:p>
          </table:table-cell>
          <table:table-cell office:value-type="float" office:value="176.88" calcext:value-type="float">
            <text:p>176.88</text:p>
          </table:table-cell>
        </table:table-row>
        <table:table-row table:style-name="ro1">
          <table:table-cell office:value-type="float" office:value="3982206" calcext:value-type="float">
            <text:p>3982206</text:p>
          </table:table-cell>
          <table:table-cell table:formula="of:=[.A251]/1000/(60*60*24)" office:value-type="time" office:time-value="PT01H06M22.206S" calcext:value-type="time">
            <text:p>01:06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40.45" calcext:value-type="float">
            <text:p>140.45</text:p>
          </table:table-cell>
          <table:table-cell office:value-type="float" office:value="177.57" calcext:value-type="float">
            <text:p>177.57</text:p>
          </table:table-cell>
        </table:table-row>
        <table:table-row table:style-name="ro1">
          <table:table-cell office:value-type="float" office:value="3998206" calcext:value-type="float">
            <text:p>3998206</text:p>
          </table:table-cell>
          <table:table-cell table:formula="of:=[.A252]/1000/(60*60*24)" office:value-type="time" office:time-value="PT01H06M38.206S" calcext:value-type="time">
            <text:p>01:06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41" calcext:value-type="float">
            <text:p>141</text:p>
          </table:table-cell>
          <table:table-cell office:value-type="float" office:value="178.25" calcext:value-type="float">
            <text:p>178.25</text:p>
          </table:table-cell>
        </table:table-row>
        <table:table-row table:style-name="ro1">
          <table:table-cell office:value-type="float" office:value="4014206" calcext:value-type="float">
            <text:p>4014206</text:p>
          </table:table-cell>
          <table:table-cell table:formula="of:=[.A253]/1000/(60*60*24)" office:value-type="time" office:time-value="PT01H06M54.206S" calcext:value-type="time">
            <text:p>01:06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41.56" calcext:value-type="float">
            <text:p>141.56</text:p>
          </table:table-cell>
          <table:table-cell office:value-type="float" office:value="178.94" calcext:value-type="float">
            <text:p>178.94</text:p>
          </table:table-cell>
        </table:table-row>
        <table:table-row table:style-name="ro1">
          <table:table-cell office:value-type="float" office:value="4030206" calcext:value-type="float">
            <text:p>4030206</text:p>
          </table:table-cell>
          <table:table-cell table:formula="of:=[.A254]/1000/(60*60*24)" office:value-type="time" office:time-value="PT01H07M10.206S" calcext:value-type="time">
            <text:p>01:07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42.11" calcext:value-type="float">
            <text:p>142.11</text:p>
          </table:table-cell>
          <table:table-cell office:value-type="float" office:value="179.62" calcext:value-type="float">
            <text:p>179.62</text:p>
          </table:table-cell>
        </table:table-row>
        <table:table-row table:style-name="ro1">
          <table:table-cell office:value-type="float" office:value="4046206" calcext:value-type="float">
            <text:p>4046206</text:p>
          </table:table-cell>
          <table:table-cell table:formula="of:=[.A255]/1000/(60*60*24)" office:value-type="time" office:time-value="PT01H07M26.206S" calcext:value-type="time">
            <text:p>01:07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42.66" calcext:value-type="float">
            <text:p>142.66</text:p>
          </table:table-cell>
          <table:table-cell office:value-type="float" office:value="180.31" calcext:value-type="float">
            <text:p>180.31</text:p>
          </table:table-cell>
        </table:table-row>
        <table:table-row table:style-name="ro1">
          <table:table-cell office:value-type="float" office:value="4062206" calcext:value-type="float">
            <text:p>4062206</text:p>
          </table:table-cell>
          <table:table-cell table:formula="of:=[.A256]/1000/(60*60*24)" office:value-type="time" office:time-value="PT01H07M42.206S" calcext:value-type="time">
            <text:p>01:07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43.21" calcext:value-type="float">
            <text:p>143.21</text:p>
          </table:table-cell>
          <table:table-cell office:value-type="float" office:value="180.99" calcext:value-type="float">
            <text:p>180.99</text:p>
          </table:table-cell>
        </table:table-row>
        <table:table-row table:style-name="ro1">
          <table:table-cell office:value-type="float" office:value="4078206" calcext:value-type="float">
            <text:p>4078206</text:p>
          </table:table-cell>
          <table:table-cell table:formula="of:=[.A257]/1000/(60*60*24)" office:value-type="time" office:time-value="PT01H07M58.206S" calcext:value-type="time">
            <text:p>01:07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43.77" calcext:value-type="float">
            <text:p>143.77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office:value-type="float" office:value="4094206" calcext:value-type="float">
            <text:p>4094206</text:p>
          </table:table-cell>
          <table:table-cell table:formula="of:=[.A258]/1000/(60*60*24)" office:value-type="time" office:time-value="PT01H08M14.206S" calcext:value-type="time">
            <text:p>01:08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44.32" calcext:value-type="float">
            <text:p>144.32</text:p>
          </table:table-cell>
          <table:table-cell office:value-type="float" office:value="182.36" calcext:value-type="float">
            <text:p>182.36</text:p>
          </table:table-cell>
        </table:table-row>
        <table:table-row table:style-name="ro1">
          <table:table-cell office:value-type="float" office:value="4110206" calcext:value-type="float">
            <text:p>4110206</text:p>
          </table:table-cell>
          <table:table-cell table:formula="of:=[.A259]/1000/(60*60*24)" office:value-type="time" office:time-value="PT01H08M30.206S" calcext:value-type="time">
            <text:p>01:08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44.87" calcext:value-type="float">
            <text:p>144.87</text:p>
          </table:table-cell>
          <table:table-cell office:value-type="float" office:value="183.04" calcext:value-type="float">
            <text:p>183.04</text:p>
          </table:table-cell>
        </table:table-row>
        <table:table-row table:style-name="ro1">
          <table:table-cell office:value-type="float" office:value="4126206" calcext:value-type="float">
            <text:p>4126206</text:p>
          </table:table-cell>
          <table:table-cell table:formula="of:=[.A260]/1000/(60*60*24)" office:value-type="time" office:time-value="PT01H08M46.206S" calcext:value-type="time">
            <text:p>01:08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45.43" calcext:value-type="float">
            <text:p>145.43</text:p>
          </table:table-cell>
          <table:table-cell office:value-type="float" office:value="183.73" calcext:value-type="float">
            <text:p>183.73</text:p>
          </table:table-cell>
        </table:table-row>
        <table:table-row table:style-name="ro1">
          <table:table-cell office:value-type="float" office:value="4142206" calcext:value-type="float">
            <text:p>4142206</text:p>
          </table:table-cell>
          <table:table-cell table:formula="of:=[.A261]/1000/(60*60*24)" office:value-type="time" office:time-value="PT01H09M02.206S" calcext:value-type="time">
            <text:p>01:09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45.98" calcext:value-type="float">
            <text:p>145.98</text:p>
          </table:table-cell>
          <table:table-cell office:value-type="float" office:value="184.41" calcext:value-type="float">
            <text:p>184.41</text:p>
          </table:table-cell>
        </table:table-row>
        <table:table-row table:style-name="ro1">
          <table:table-cell office:value-type="float" office:value="4158206" calcext:value-type="float">
            <text:p>4158206</text:p>
          </table:table-cell>
          <table:table-cell table:formula="of:=[.A262]/1000/(60*60*24)" office:value-type="time" office:time-value="PT01H09M18.206S" calcext:value-type="time">
            <text:p>01:09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46.53" calcext:value-type="float">
            <text:p>146.53</text:p>
          </table:table-cell>
          <table:table-cell office:value-type="float" office:value="185.1" calcext:value-type="float">
            <text:p>185.1</text:p>
          </table:table-cell>
        </table:table-row>
        <table:table-row table:style-name="ro1">
          <table:table-cell office:value-type="float" office:value="4174206" calcext:value-type="float">
            <text:p>4174206</text:p>
          </table:table-cell>
          <table:table-cell table:formula="of:=[.A263]/1000/(60*60*24)" office:value-type="time" office:time-value="PT01H09M34.206S" calcext:value-type="time">
            <text:p>01:09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47.09" calcext:value-type="float">
            <text:p>147.09</text:p>
          </table:table-cell>
          <table:table-cell office:value-type="float" office:value="185.78" calcext:value-type="float">
            <text:p>185.78</text:p>
          </table:table-cell>
        </table:table-row>
        <table:table-row table:style-name="ro1">
          <table:table-cell office:value-type="float" office:value="4190206" calcext:value-type="float">
            <text:p>4190206</text:p>
          </table:table-cell>
          <table:table-cell table:formula="of:=[.A264]/1000/(60*60*24)" office:value-type="time" office:time-value="PT01H09M50.206S" calcext:value-type="time">
            <text:p>01:09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47.64" calcext:value-type="float">
            <text:p>147.64</text:p>
          </table:table-cell>
          <table:table-cell office:value-type="float" office:value="186.46" calcext:value-type="float">
            <text:p>186.46</text:p>
          </table:table-cell>
        </table:table-row>
        <table:table-row table:style-name="ro1">
          <table:table-cell office:value-type="float" office:value="4206206" calcext:value-type="float">
            <text:p>4206206</text:p>
          </table:table-cell>
          <table:table-cell table:formula="of:=[.A265]/1000/(60*60*24)" office:value-type="time" office:time-value="PT01H10M06.206S" calcext:value-type="time">
            <text:p>01:10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48.19" calcext:value-type="float">
            <text:p>148.19</text:p>
          </table:table-cell>
          <table:table-cell office:value-type="float" office:value="187.15" calcext:value-type="float">
            <text:p>187.15</text:p>
          </table:table-cell>
        </table:table-row>
        <table:table-row table:style-name="ro1">
          <table:table-cell office:value-type="float" office:value="4222204" calcext:value-type="float">
            <text:p>4222204</text:p>
          </table:table-cell>
          <table:table-cell table:formula="of:=[.A266]/1000/(60*60*24)" office:value-type="time" office:time-value="PT01H10M22.204S" calcext:value-type="time">
            <text:p>01:10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7.83" calcext:value-type="float">
            <text:p>187.83</text:p>
          </table:table-cell>
        </table:table-row>
        <table:table-row table:style-name="ro1">
          <table:table-cell office:value-type="float" office:value="4238206" calcext:value-type="float">
            <text:p>4238206</text:p>
          </table:table-cell>
          <table:table-cell table:formula="of:=[.A267]/1000/(60*60*24)" office:value-type="time" office:time-value="PT01H10M38.206S" calcext:value-type="time">
            <text:p>01:10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49.3" calcext:value-type="float">
            <text:p>149.3</text:p>
          </table:table-cell>
          <table:table-cell office:value-type="float" office:value="188.51" calcext:value-type="float">
            <text:p>188.51</text:p>
          </table:table-cell>
        </table:table-row>
        <table:table-row table:style-name="ro1">
          <table:table-cell office:value-type="float" office:value="4254206" calcext:value-type="float">
            <text:p>4254206</text:p>
          </table:table-cell>
          <table:table-cell table:formula="of:=[.A268]/1000/(60*60*24)" office:value-type="time" office:time-value="PT01H10M54.206S" calcext:value-type="time">
            <text:p>01:10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49.85" calcext:value-type="float">
            <text:p>149.85</text:p>
          </table:table-cell>
          <table:table-cell office:value-type="float" office:value="189.2" calcext:value-type="float">
            <text:p>189.2</text:p>
          </table:table-cell>
        </table:table-row>
        <table:table-row table:style-name="ro1">
          <table:table-cell office:value-type="float" office:value="4270206" calcext:value-type="float">
            <text:p>4270206</text:p>
          </table:table-cell>
          <table:table-cell table:formula="of:=[.A269]/1000/(60*60*24)" office:value-type="time" office:time-value="PT01H11M10.206S" calcext:value-type="time">
            <text:p>01:11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50.4" calcext:value-type="float">
            <text:p>150.4</text:p>
          </table:table-cell>
          <table:table-cell office:value-type="float" office:value="189.88" calcext:value-type="float">
            <text:p>189.88</text:p>
          </table:table-cell>
        </table:table-row>
        <table:table-row table:style-name="ro1">
          <table:table-cell office:value-type="float" office:value="4286206" calcext:value-type="float">
            <text:p>4286206</text:p>
          </table:table-cell>
          <table:table-cell table:formula="of:=[.A270]/1000/(60*60*24)" office:value-type="time" office:time-value="PT01H11M26.206S" calcext:value-type="time">
            <text:p>01:11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50.96" calcext:value-type="float">
            <text:p>150.96</text:p>
          </table:table-cell>
          <table:table-cell office:value-type="float" office:value="190.57" calcext:value-type="float">
            <text:p>190.57</text:p>
          </table:table-cell>
        </table:table-row>
        <table:table-row table:style-name="ro1">
          <table:table-cell office:value-type="float" office:value="4302206" calcext:value-type="float">
            <text:p>4302206</text:p>
          </table:table-cell>
          <table:table-cell table:formula="of:=[.A271]/1000/(60*60*24)" office:value-type="time" office:time-value="PT01H11M42.206S" calcext:value-type="time">
            <text:p>01:11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1.51" calcext:value-type="float">
            <text:p>151.51</text:p>
          </table:table-cell>
          <table:table-cell office:value-type="float" office:value="191.25" calcext:value-type="float">
            <text:p>191.25</text:p>
          </table:table-cell>
        </table:table-row>
        <table:table-row table:style-name="ro1">
          <table:table-cell office:value-type="float" office:value="4318206" calcext:value-type="float">
            <text:p>4318206</text:p>
          </table:table-cell>
          <table:table-cell table:formula="of:=[.A272]/1000/(60*60*24)" office:value-type="time" office:time-value="PT01H11M58.206S" calcext:value-type="time">
            <text:p>01:11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2.06" calcext:value-type="float">
            <text:p>152.06</text:p>
          </table:table-cell>
          <table:table-cell office:value-type="float" office:value="191.93" calcext:value-type="float">
            <text:p>191.93</text:p>
          </table:table-cell>
        </table:table-row>
        <table:table-row table:style-name="ro1">
          <table:table-cell office:value-type="float" office:value="4334206" calcext:value-type="float">
            <text:p>4334206</text:p>
          </table:table-cell>
          <table:table-cell table:formula="of:=[.A273]/1000/(60*60*24)" office:value-type="time" office:time-value="PT01H12M14.206S" calcext:value-type="time">
            <text:p>01:12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2.61" calcext:value-type="float">
            <text:p>152.61</text:p>
          </table:table-cell>
          <table:table-cell office:value-type="float" office:value="192.62" calcext:value-type="float">
            <text:p>192.62</text:p>
          </table:table-cell>
        </table:table-row>
        <table:table-row table:style-name="ro1">
          <table:table-cell office:value-type="float" office:value="4350206" calcext:value-type="float">
            <text:p>4350206</text:p>
          </table:table-cell>
          <table:table-cell table:formula="of:=[.A274]/1000/(60*60*24)" office:value-type="time" office:time-value="PT01H12M30.206S" calcext:value-type="time">
            <text:p>01:12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53.17" calcext:value-type="float">
            <text:p>153.17</text:p>
          </table:table-cell>
          <table:table-cell office:value-type="float" office:value="193.3" calcext:value-type="float">
            <text:p>193.3</text:p>
          </table:table-cell>
        </table:table-row>
        <table:table-row table:style-name="ro1">
          <table:table-cell office:value-type="float" office:value="4366206" calcext:value-type="float">
            <text:p>4366206</text:p>
          </table:table-cell>
          <table:table-cell table:formula="of:=[.A275]/1000/(60*60*24)" office:value-type="time" office:time-value="PT01H12M46.206S" calcext:value-type="time">
            <text:p>01:12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3.72" calcext:value-type="float">
            <text:p>153.72</text:p>
          </table:table-cell>
          <table:table-cell office:value-type="float" office:value="193.98" calcext:value-type="float">
            <text:p>193.98</text:p>
          </table:table-cell>
        </table:table-row>
        <table:table-row table:style-name="ro1">
          <table:table-cell office:value-type="float" office:value="4382206" calcext:value-type="float">
            <text:p>4382206</text:p>
          </table:table-cell>
          <table:table-cell table:formula="of:=[.A276]/1000/(60*60*24)" office:value-type="time" office:time-value="PT01H13M02.206S" calcext:value-type="time">
            <text:p>01:13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54.27" calcext:value-type="float">
            <text:p>154.27</text:p>
          </table:table-cell>
          <table:table-cell office:value-type="float" office:value="194.67" calcext:value-type="float">
            <text:p>194.67</text:p>
          </table:table-cell>
        </table:table-row>
        <table:table-row table:style-name="ro1">
          <table:table-cell office:value-type="float" office:value="4398206" calcext:value-type="float">
            <text:p>4398206</text:p>
          </table:table-cell>
          <table:table-cell table:formula="of:=[.A277]/1000/(60*60*24)" office:value-type="time" office:time-value="PT01H13M18.206S" calcext:value-type="time">
            <text:p>01:13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4.82" calcext:value-type="float">
            <text:p>154.82</text:p>
          </table:table-cell>
          <table:table-cell office:value-type="float" office:value="195.35" calcext:value-type="float">
            <text:p>195.35</text:p>
          </table:table-cell>
        </table:table-row>
        <table:table-row table:style-name="ro1">
          <table:table-cell office:value-type="float" office:value="4414206" calcext:value-type="float">
            <text:p>4414206</text:p>
          </table:table-cell>
          <table:table-cell table:formula="of:=[.A278]/1000/(60*60*24)" office:value-type="time" office:time-value="PT01H13M34.206S" calcext:value-type="time">
            <text:p>01:13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5.38" calcext:value-type="float">
            <text:p>155.38</text:p>
          </table:table-cell>
          <table:table-cell office:value-type="float" office:value="196.03" calcext:value-type="float">
            <text:p>196.03</text:p>
          </table:table-cell>
        </table:table-row>
        <table:table-row table:style-name="ro1">
          <table:table-cell office:value-type="float" office:value="4430206" calcext:value-type="float">
            <text:p>4430206</text:p>
          </table:table-cell>
          <table:table-cell table:formula="of:=[.A279]/1000/(60*60*24)" office:value-type="time" office:time-value="PT01H13M50.206S" calcext:value-type="time">
            <text:p>01:13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5.93" calcext:value-type="float">
            <text:p>155.93</text:p>
          </table:table-cell>
          <table:table-cell office:value-type="float" office:value="196.72" calcext:value-type="float">
            <text:p>196.72</text:p>
          </table:table-cell>
        </table:table-row>
        <table:table-row table:style-name="ro1">
          <table:table-cell office:value-type="float" office:value="4446206" calcext:value-type="float">
            <text:p>4446206</text:p>
          </table:table-cell>
          <table:table-cell table:formula="of:=[.A280]/1000/(60*60*24)" office:value-type="time" office:time-value="PT01H14M06.206S" calcext:value-type="time">
            <text:p>01:14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6.48" calcext:value-type="float">
            <text:p>156.48</text:p>
          </table:table-cell>
          <table:table-cell office:value-type="float" office:value="197.4" calcext:value-type="float">
            <text:p>197.4</text:p>
          </table:table-cell>
        </table:table-row>
        <table:table-row table:style-name="ro1">
          <table:table-cell office:value-type="float" office:value="4462206" calcext:value-type="float">
            <text:p>4462206</text:p>
          </table:table-cell>
          <table:table-cell table:formula="of:=[.A281]/1000/(60*60*24)" office:value-type="time" office:time-value="PT01H14M22.206S" calcext:value-type="time">
            <text:p>01:14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7.03" calcext:value-type="float">
            <text:p>157.03</text:p>
          </table:table-cell>
          <table:table-cell office:value-type="float" office:value="198.08" calcext:value-type="float">
            <text:p>198.08</text:p>
          </table:table-cell>
        </table:table-row>
        <table:table-row table:style-name="ro1">
          <table:table-cell office:value-type="float" office:value="4478206" calcext:value-type="float">
            <text:p>4478206</text:p>
          </table:table-cell>
          <table:table-cell table:formula="of:=[.A282]/1000/(60*60*24)" office:value-type="time" office:time-value="PT01H14M38.206S" calcext:value-type="time">
            <text:p>01:14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7.59" calcext:value-type="float">
            <text:p>157.59</text:p>
          </table:table-cell>
          <table:table-cell office:value-type="float" office:value="198.77" calcext:value-type="float">
            <text:p>198.77</text:p>
          </table:table-cell>
        </table:table-row>
        <table:table-row table:style-name="ro1">
          <table:table-cell office:value-type="float" office:value="4494206" calcext:value-type="float">
            <text:p>4494206</text:p>
          </table:table-cell>
          <table:table-cell table:formula="of:=[.A283]/1000/(60*60*24)" office:value-type="time" office:time-value="PT01H14M54.206S" calcext:value-type="time">
            <text:p>01:14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8.14" calcext:value-type="float">
            <text:p>158.14</text:p>
          </table:table-cell>
          <table:table-cell office:value-type="float" office:value="199.45" calcext:value-type="float">
            <text:p>199.45</text:p>
          </table:table-cell>
        </table:table-row>
        <table:table-row table:style-name="ro1">
          <table:table-cell office:value-type="float" office:value="4510206" calcext:value-type="float">
            <text:p>4510206</text:p>
          </table:table-cell>
          <table:table-cell table:formula="of:=[.A284]/1000/(60*60*24)" office:value-type="time" office:time-value="PT01H15M10.206S" calcext:value-type="time">
            <text:p>01:15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8.69" calcext:value-type="float">
            <text:p>158.69</text:p>
          </table:table-cell>
          <table:table-cell office:value-type="float" office:value="200.13" calcext:value-type="float">
            <text:p>200.13</text:p>
          </table:table-cell>
        </table:table-row>
        <table:table-row table:style-name="ro1">
          <table:table-cell office:value-type="float" office:value="4526206" calcext:value-type="float">
            <text:p>4526206</text:p>
          </table:table-cell>
          <table:table-cell table:formula="of:=[.A285]/1000/(60*60*24)" office:value-type="time" office:time-value="PT01H15M26.206S" calcext:value-type="time">
            <text:p>01:15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9.24" calcext:value-type="float">
            <text:p>159.24</text:p>
          </table:table-cell>
          <table:table-cell office:value-type="float" office:value="200.81" calcext:value-type="float">
            <text:p>200.81</text:p>
          </table:table-cell>
        </table:table-row>
        <table:table-row table:style-name="ro1">
          <table:table-cell office:value-type="float" office:value="4542206" calcext:value-type="float">
            <text:p>4542206</text:p>
          </table:table-cell>
          <table:table-cell table:formula="of:=[.A286]/1000/(60*60*24)" office:value-type="time" office:time-value="PT01H15M42.206S" calcext:value-type="time">
            <text:p>01:15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59.8" calcext:value-type="float">
            <text:p>159.8</text:p>
          </table:table-cell>
          <table:table-cell office:value-type="float" office:value="201.5" calcext:value-type="float">
            <text:p>201.5</text:p>
          </table:table-cell>
        </table:table-row>
        <table:table-row table:style-name="ro1">
          <table:table-cell office:value-type="float" office:value="4558206" calcext:value-type="float">
            <text:p>4558206</text:p>
          </table:table-cell>
          <table:table-cell table:formula="of:=[.A287]/1000/(60*60*24)" office:value-type="time" office:time-value="PT01H15M58.206S" calcext:value-type="time">
            <text:p>01:15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0.35" calcext:value-type="float">
            <text:p>160.35</text:p>
          </table:table-cell>
          <table:table-cell office:value-type="float" office:value="202.18" calcext:value-type="float">
            <text:p>202.18</text:p>
          </table:table-cell>
        </table:table-row>
        <table:table-row table:style-name="ro1">
          <table:table-cell office:value-type="float" office:value="4574206" calcext:value-type="float">
            <text:p>4574206</text:p>
          </table:table-cell>
          <table:table-cell table:formula="of:=[.A288]/1000/(60*60*24)" office:value-type="time" office:time-value="PT01H16M14.206S" calcext:value-type="time">
            <text:p>01:16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60.9" calcext:value-type="float">
            <text:p>160.9</text:p>
          </table:table-cell>
          <table:table-cell office:value-type="float" office:value="202.86" calcext:value-type="float">
            <text:p>202.86</text:p>
          </table:table-cell>
        </table:table-row>
        <table:table-row table:style-name="ro1">
          <table:table-cell office:value-type="float" office:value="4590206" calcext:value-type="float">
            <text:p>4590206</text:p>
          </table:table-cell>
          <table:table-cell table:formula="of:=[.A289]/1000/(60*60*24)" office:value-type="time" office:time-value="PT01H16M30.206S" calcext:value-type="time">
            <text:p>01:16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61.45" calcext:value-type="float">
            <text:p>161.45</text:p>
          </table:table-cell>
          <table:table-cell office:value-type="float" office:value="203.55" calcext:value-type="float">
            <text:p>203.55</text:p>
          </table:table-cell>
        </table:table-row>
        <table:table-row table:style-name="ro1">
          <table:table-cell office:value-type="float" office:value="4606206" calcext:value-type="float">
            <text:p>4606206</text:p>
          </table:table-cell>
          <table:table-cell table:formula="of:=[.A290]/1000/(60*60*24)" office:value-type="time" office:time-value="PT01H16M46.206S" calcext:value-type="time">
            <text:p>01:16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2.01" calcext:value-type="float">
            <text:p>162.01</text:p>
          </table:table-cell>
          <table:table-cell office:value-type="float" office:value="204.23" calcext:value-type="float">
            <text:p>204.23</text:p>
          </table:table-cell>
        </table:table-row>
        <table:table-row table:style-name="ro1">
          <table:table-cell office:value-type="float" office:value="4622206" calcext:value-type="float">
            <text:p>4622206</text:p>
          </table:table-cell>
          <table:table-cell table:formula="of:=[.A291]/1000/(60*60*24)" office:value-type="time" office:time-value="PT01H17M02.206S" calcext:value-type="time">
            <text:p>01:17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62.56" calcext:value-type="float">
            <text:p>162.56</text:p>
          </table:table-cell>
          <table:table-cell office:value-type="float" office:value="204.91" calcext:value-type="float">
            <text:p>204.91</text:p>
          </table:table-cell>
        </table:table-row>
        <table:table-row table:style-name="ro1">
          <table:table-cell office:value-type="float" office:value="4638206" calcext:value-type="float">
            <text:p>4638206</text:p>
          </table:table-cell>
          <table:table-cell table:formula="of:=[.A292]/1000/(60*60*24)" office:value-type="time" office:time-value="PT01H17M18.206S" calcext:value-type="time">
            <text:p>01:17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63.11" calcext:value-type="float">
            <text:p>163.11</text:p>
          </table:table-cell>
          <table:table-cell office:value-type="float" office:value="205.59" calcext:value-type="float">
            <text:p>205.59</text:p>
          </table:table-cell>
        </table:table-row>
        <table:table-row table:style-name="ro1">
          <table:table-cell office:value-type="float" office:value="4654206" calcext:value-type="float">
            <text:p>4654206</text:p>
          </table:table-cell>
          <table:table-cell table:formula="of:=[.A293]/1000/(60*60*24)" office:value-type="time" office:time-value="PT01H17M34.206S" calcext:value-type="time">
            <text:p>01:17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63.66" calcext:value-type="float">
            <text:p>163.66</text:p>
          </table:table-cell>
          <table:table-cell office:value-type="float" office:value="206.28" calcext:value-type="float">
            <text:p>206.28</text:p>
          </table:table-cell>
        </table:table-row>
        <table:table-row table:style-name="ro1">
          <table:table-cell office:value-type="float" office:value="4670206" calcext:value-type="float">
            <text:p>4670206</text:p>
          </table:table-cell>
          <table:table-cell table:formula="of:=[.A294]/1000/(60*60*24)" office:value-type="time" office:time-value="PT01H17M50.206S" calcext:value-type="time">
            <text:p>01:17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4.21" calcext:value-type="float">
            <text:p>164.21</text:p>
          </table:table-cell>
          <table:table-cell office:value-type="float" office:value="206.96" calcext:value-type="float">
            <text:p>206.96</text:p>
          </table:table-cell>
        </table:table-row>
        <table:table-row table:style-name="ro1">
          <table:table-cell office:value-type="float" office:value="4686206" calcext:value-type="float">
            <text:p>4686206</text:p>
          </table:table-cell>
          <table:table-cell table:formula="of:=[.A295]/1000/(60*60*24)" office:value-type="time" office:time-value="PT01H18M06.206S" calcext:value-type="time">
            <text:p>01:18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4.77" calcext:value-type="float">
            <text:p>164.77</text:p>
          </table:table-cell>
          <table:table-cell office:value-type="float" office:value="207.64" calcext:value-type="float">
            <text:p>207.64</text:p>
          </table:table-cell>
        </table:table-row>
        <table:table-row table:style-name="ro1">
          <table:table-cell office:value-type="float" office:value="4702206" calcext:value-type="float">
            <text:p>4702206</text:p>
          </table:table-cell>
          <table:table-cell table:formula="of:=[.A296]/1000/(60*60*24)" office:value-type="time" office:time-value="PT01H18M22.206S" calcext:value-type="time">
            <text:p>01:18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5.32" calcext:value-type="float">
            <text:p>165.32</text:p>
          </table:table-cell>
          <table:table-cell office:value-type="float" office:value="208.33" calcext:value-type="float">
            <text:p>208.33</text:p>
          </table:table-cell>
        </table:table-row>
        <table:table-row table:style-name="ro1">
          <table:table-cell office:value-type="float" office:value="4718206" calcext:value-type="float">
            <text:p>4718206</text:p>
          </table:table-cell>
          <table:table-cell table:formula="of:=[.A297]/1000/(60*60*24)" office:value-type="time" office:time-value="PT01H18M38.206S" calcext:value-type="time">
            <text:p>01:18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5.87" calcext:value-type="float">
            <text:p>165.87</text:p>
          </table:table-cell>
          <table:table-cell office:value-type="float" office:value="209.01" calcext:value-type="float">
            <text:p>209.01</text:p>
          </table:table-cell>
        </table:table-row>
        <table:table-row table:style-name="ro1">
          <table:table-cell office:value-type="float" office:value="4734206" calcext:value-type="float">
            <text:p>4734206</text:p>
          </table:table-cell>
          <table:table-cell table:formula="of:=[.A298]/1000/(60*60*24)" office:value-type="time" office:time-value="PT01H18M54.206S" calcext:value-type="time">
            <text:p>01:18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6.42" calcext:value-type="float">
            <text:p>166.42</text:p>
          </table:table-cell>
          <table:table-cell office:value-type="float" office:value="209.69" calcext:value-type="float">
            <text:p>209.69</text:p>
          </table:table-cell>
        </table:table-row>
        <table:table-row table:style-name="ro1">
          <table:table-cell office:value-type="float" office:value="4750206" calcext:value-type="float">
            <text:p>4750206</text:p>
          </table:table-cell>
          <table:table-cell table:formula="of:=[.A299]/1000/(60*60*24)" office:value-type="time" office:time-value="PT01H19M10.206S" calcext:value-type="time">
            <text:p>01:19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6.98" calcext:value-type="float">
            <text:p>166.98</text:p>
          </table:table-cell>
          <table:table-cell office:value-type="float" office:value="210.37" calcext:value-type="float">
            <text:p>210.37</text:p>
          </table:table-cell>
        </table:table-row>
        <table:table-row table:style-name="ro1">
          <table:table-cell office:value-type="float" office:value="4766206" calcext:value-type="float">
            <text:p>4766206</text:p>
          </table:table-cell>
          <table:table-cell table:formula="of:=[.A300]/1000/(60*60*24)" office:value-type="time" office:time-value="PT01H19M26.206S" calcext:value-type="time">
            <text:p>01:19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7.53" calcext:value-type="float">
            <text:p>167.53</text:p>
          </table:table-cell>
          <table:table-cell office:value-type="float" office:value="211.06" calcext:value-type="float">
            <text:p>211.06</text:p>
          </table:table-cell>
        </table:table-row>
        <table:table-row table:style-name="ro1">
          <table:table-cell office:value-type="float" office:value="4782206" calcext:value-type="float">
            <text:p>4782206</text:p>
          </table:table-cell>
          <table:table-cell table:formula="of:=[.A301]/1000/(60*60*24)" office:value-type="time" office:time-value="PT01H19M42.206S" calcext:value-type="time">
            <text:p>01:19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8.08" calcext:value-type="float">
            <text:p>168.08</text:p>
          </table:table-cell>
          <table:table-cell office:value-type="float" office:value="211.74" calcext:value-type="float">
            <text:p>211.74</text:p>
          </table:table-cell>
        </table:table-row>
        <table:table-row table:style-name="ro1">
          <table:table-cell office:value-type="float" office:value="4798206" calcext:value-type="float">
            <text:p>4798206</text:p>
          </table:table-cell>
          <table:table-cell table:formula="of:=[.A302]/1000/(60*60*24)" office:value-type="time" office:time-value="PT01H19M58.206S" calcext:value-type="time">
            <text:p>01:19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8.63" calcext:value-type="float">
            <text:p>168.63</text:p>
          </table:table-cell>
          <table:table-cell office:value-type="float" office:value="212.42" calcext:value-type="float">
            <text:p>212.42</text:p>
          </table:table-cell>
        </table:table-row>
        <table:table-row table:style-name="ro1">
          <table:table-cell office:value-type="float" office:value="4814206" calcext:value-type="float">
            <text:p>4814206</text:p>
          </table:table-cell>
          <table:table-cell table:formula="of:=[.A303]/1000/(60*60*24)" office:value-type="time" office:time-value="PT01H20M14.206S" calcext:value-type="time">
            <text:p>01:20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9.18" calcext:value-type="float">
            <text:p>169.18</text:p>
          </table:table-cell>
          <table:table-cell office:value-type="float" office:value="213.1" calcext:value-type="float">
            <text:p>213.1</text:p>
          </table:table-cell>
        </table:table-row>
        <table:table-row table:style-name="ro1">
          <table:table-cell office:value-type="float" office:value="4830206" calcext:value-type="float">
            <text:p>4830206</text:p>
          </table:table-cell>
          <table:table-cell table:formula="of:=[.A304]/1000/(60*60*24)" office:value-type="time" office:time-value="PT01H20M30.206S" calcext:value-type="time">
            <text:p>01:20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69.74" calcext:value-type="float">
            <text:p>169.74</text:p>
          </table:table-cell>
          <table:table-cell office:value-type="float" office:value="213.79" calcext:value-type="float">
            <text:p>213.79</text:p>
          </table:table-cell>
        </table:table-row>
        <table:table-row table:style-name="ro1">
          <table:table-cell office:value-type="float" office:value="4846206" calcext:value-type="float">
            <text:p>4846206</text:p>
          </table:table-cell>
          <table:table-cell table:formula="of:=[.A305]/1000/(60*60*24)" office:value-type="time" office:time-value="PT01H20M46.206S" calcext:value-type="time">
            <text:p>01:20:46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70.29" calcext:value-type="float">
            <text:p>170.29</text:p>
          </table:table-cell>
          <table:table-cell office:value-type="float" office:value="214.47" calcext:value-type="float">
            <text:p>214.47</text:p>
          </table:table-cell>
        </table:table-row>
        <table:table-row table:style-name="ro1">
          <table:table-cell office:value-type="float" office:value="4862206" calcext:value-type="float">
            <text:p>4862206</text:p>
          </table:table-cell>
          <table:table-cell table:formula="of:=[.A306]/1000/(60*60*24)" office:value-type="time" office:time-value="PT01H21M02.206S" calcext:value-type="time">
            <text:p>01:21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70.84" calcext:value-type="float">
            <text:p>170.84</text:p>
          </table:table-cell>
          <table:table-cell office:value-type="float" office:value="215.15" calcext:value-type="float">
            <text:p>215.15</text:p>
          </table:table-cell>
        </table:table-row>
        <table:table-row table:style-name="ro1">
          <table:table-cell office:value-type="float" office:value="4878206" calcext:value-type="float">
            <text:p>4878206</text:p>
          </table:table-cell>
          <table:table-cell table:formula="of:=[.A307]/1000/(60*60*24)" office:value-type="time" office:time-value="PT01H21M18.206S" calcext:value-type="time">
            <text:p>01:21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71.39" calcext:value-type="float">
            <text:p>171.39</text:p>
          </table:table-cell>
          <table:table-cell office:value-type="float" office:value="215.83" calcext:value-type="float">
            <text:p>215.83</text:p>
          </table:table-cell>
        </table:table-row>
        <table:table-row table:style-name="ro1">
          <table:table-cell office:value-type="float" office:value="4894206" calcext:value-type="float">
            <text:p>4894206</text:p>
          </table:table-cell>
          <table:table-cell table:formula="of:=[.A308]/1000/(60*60*24)" office:value-type="time" office:time-value="PT01H21M34.206S" calcext:value-type="time">
            <text:p>01:21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71.94" calcext:value-type="float">
            <text:p>171.94</text:p>
          </table:table-cell>
          <table:table-cell office:value-type="float" office:value="216.51" calcext:value-type="float">
            <text:p>216.51</text:p>
          </table:table-cell>
        </table:table-row>
        <table:table-row table:style-name="ro1">
          <table:table-cell office:value-type="float" office:value="4910206" calcext:value-type="float">
            <text:p>4910206</text:p>
          </table:table-cell>
          <table:table-cell table:formula="of:=[.A309]/1000/(60*60*24)" office:value-type="time" office:time-value="PT01H21M50.206S" calcext:value-type="time">
            <text:p>01:21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72.5" calcext:value-type="float">
            <text:p>172.5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4926206" calcext:value-type="float">
            <text:p>4926206</text:p>
          </table:table-cell>
          <table:table-cell table:formula="of:=[.A310]/1000/(60*60*24)" office:value-type="time" office:time-value="PT01H22M06.206S" calcext:value-type="time">
            <text:p>01:22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73.05" calcext:value-type="float">
            <text:p>173.05</text:p>
          </table:table-cell>
          <table:table-cell office:value-type="float" office:value="217.88" calcext:value-type="float">
            <text:p>217.88</text:p>
          </table:table-cell>
        </table:table-row>
        <table:table-row table:style-name="ro1">
          <table:table-cell office:value-type="float" office:value="4942206" calcext:value-type="float">
            <text:p>4942206</text:p>
          </table:table-cell>
          <table:table-cell table:formula="of:=[.A311]/1000/(60*60*24)" office:value-type="time" office:time-value="PT01H22M22.206S" calcext:value-type="time">
            <text:p>01:22:22</text:p>
          </table:table-cell>
          <table:table-cell office:value-type="float" office:value="1.23" calcext:value-type="float">
            <text:p>1.23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07" calcext:value-type="float">
            <text:p>153.07</text:p>
          </table:table-cell>
          <table:table-cell office:value-type="float" office:value="173.6" calcext:value-type="float">
            <text:p>173.6</text:p>
          </table:table-cell>
          <table:table-cell office:value-type="float" office:value="218.56" calcext:value-type="float">
            <text:p>218.56</text:p>
          </table:table-cell>
        </table:table-row>
        <table:table-row table:style-name="ro1">
          <table:table-cell office:value-type="float" office:value="4958206" calcext:value-type="float">
            <text:p>4958206</text:p>
          </table:table-cell>
          <table:table-cell table:formula="of:=[.A312]/1000/(60*60*24)" office:value-type="time" office:time-value="PT01H22M38.206S" calcext:value-type="time">
            <text:p>01:22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74.15" calcext:value-type="float">
            <text:p>174.15</text:p>
          </table:table-cell>
          <table:table-cell office:value-type="float" office:value="219.24" calcext:value-type="float">
            <text:p>219.24</text:p>
          </table:table-cell>
        </table:table-row>
        <table:table-row table:style-name="ro1">
          <table:table-cell office:value-type="float" office:value="4974206" calcext:value-type="float">
            <text:p>4974206</text:p>
          </table:table-cell>
          <table:table-cell table:formula="of:=[.A313]/1000/(60*60*24)" office:value-type="time" office:time-value="PT01H22M54.206S" calcext:value-type="time">
            <text:p>01:22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74.7" calcext:value-type="float">
            <text:p>174.7</text:p>
          </table:table-cell>
          <table:table-cell office:value-type="float" office:value="219.93" calcext:value-type="float">
            <text:p>219.93</text:p>
          </table:table-cell>
        </table:table-row>
        <table:table-row table:style-name="ro1">
          <table:table-cell office:value-type="float" office:value="4990206" calcext:value-type="float">
            <text:p>4990206</text:p>
          </table:table-cell>
          <table:table-cell table:formula="of:=[.A314]/1000/(60*60*24)" office:value-type="time" office:time-value="PT01H23M10.206S" calcext:value-type="time">
            <text:p>01:23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75.26" calcext:value-type="float">
            <text:p>175.26</text:p>
          </table:table-cell>
          <table:table-cell office:value-type="float" office:value="220.61" calcext:value-type="float">
            <text:p>220.61</text:p>
          </table:table-cell>
        </table:table-row>
        <table:table-row table:style-name="ro1">
          <table:table-cell office:value-type="float" office:value="5006206" calcext:value-type="float">
            <text:p>5006206</text:p>
          </table:table-cell>
          <table:table-cell table:formula="of:=[.A315]/1000/(60*60*24)" office:value-type="time" office:time-value="PT01H23M26.206S" calcext:value-type="time">
            <text:p>01:23:26</text:p>
          </table:table-cell>
          <table:table-cell office:value-type="float" office:value="1.23" calcext:value-type="float">
            <text:p>1.23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07" calcext:value-type="float">
            <text:p>153.07</text:p>
          </table:table-cell>
          <table:table-cell office:value-type="float" office:value="175.81" calcext:value-type="float">
            <text:p>175.81</text:p>
          </table:table-cell>
          <table:table-cell office:value-type="float" office:value="221.29" calcext:value-type="float">
            <text:p>221.29</text:p>
          </table:table-cell>
        </table:table-row>
        <table:table-row table:style-name="ro1">
          <table:table-cell office:value-type="float" office:value="5022206" calcext:value-type="float">
            <text:p>5022206</text:p>
          </table:table-cell>
          <table:table-cell table:formula="of:=[.A316]/1000/(60*60*24)" office:value-type="time" office:time-value="PT01H23M42.206S" calcext:value-type="time">
            <text:p>01:23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76.36" calcext:value-type="float">
            <text:p>176.36</text:p>
          </table:table-cell>
          <table:table-cell office:value-type="float" office:value="221.97" calcext:value-type="float">
            <text:p>221.97</text:p>
          </table:table-cell>
        </table:table-row>
        <table:table-row table:style-name="ro1">
          <table:table-cell office:value-type="float" office:value="5038206" calcext:value-type="float">
            <text:p>5038206</text:p>
          </table:table-cell>
          <table:table-cell table:formula="of:=[.A317]/1000/(60*60*24)" office:value-type="time" office:time-value="PT01H23M58.206S" calcext:value-type="time">
            <text:p>01:23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76.91" calcext:value-type="float">
            <text:p>176.91</text:p>
          </table:table-cell>
          <table:table-cell office:value-type="float" office:value="222.65" calcext:value-type="float">
            <text:p>222.65</text:p>
          </table:table-cell>
        </table:table-row>
        <table:table-row table:style-name="ro1">
          <table:table-cell office:value-type="float" office:value="5054206" calcext:value-type="float">
            <text:p>5054206</text:p>
          </table:table-cell>
          <table:table-cell table:formula="of:=[.A318]/1000/(60*60*24)" office:value-type="time" office:time-value="PT01H24M14.206S" calcext:value-type="time">
            <text:p>01:24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77.46" calcext:value-type="float">
            <text:p>177.46</text:p>
          </table:table-cell>
          <table:table-cell office:value-type="float" office:value="223.34" calcext:value-type="float">
            <text:p>223.34</text:p>
          </table:table-cell>
        </table:table-row>
        <table:table-row table:style-name="ro1">
          <table:table-cell office:value-type="float" office:value="5070206" calcext:value-type="float">
            <text:p>5070206</text:p>
          </table:table-cell>
          <table:table-cell table:formula="of:=[.A319]/1000/(60*60*24)" office:value-type="time" office:time-value="PT01H24M30.206S" calcext:value-type="time">
            <text:p>01:24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78.01" calcext:value-type="float">
            <text:p>178.01</text:p>
          </table:table-cell>
          <table:table-cell office:value-type="float" office:value="224.02" calcext:value-type="float">
            <text:p>224.02</text:p>
          </table:table-cell>
        </table:table-row>
        <table:table-row table:style-name="ro1">
          <table:table-cell office:value-type="float" office:value="5086206" calcext:value-type="float">
            <text:p>5086206</text:p>
          </table:table-cell>
          <table:table-cell table:formula="of:=[.A320]/1000/(60*60*24)" office:value-type="time" office:time-value="PT01H24M46.206S" calcext:value-type="time">
            <text:p>01:24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78.57" calcext:value-type="float">
            <text:p>178.57</text:p>
          </table:table-cell>
          <table:table-cell office:value-type="float" office:value="224.7" calcext:value-type="float">
            <text:p>224.7</text:p>
          </table:table-cell>
        </table:table-row>
        <table:table-row table:style-name="ro1">
          <table:table-cell office:value-type="float" office:value="5102206" calcext:value-type="float">
            <text:p>5102206</text:p>
          </table:table-cell>
          <table:table-cell table:formula="of:=[.A321]/1000/(60*60*24)" office:value-type="time" office:time-value="PT01H25M02.206S" calcext:value-type="time">
            <text:p>01:25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79.12" calcext:value-type="float">
            <text:p>179.12</text:p>
          </table:table-cell>
          <table:table-cell office:value-type="float" office:value="225.38" calcext:value-type="float">
            <text:p>225.38</text:p>
          </table:table-cell>
        </table:table-row>
        <table:table-row table:style-name="ro1">
          <table:table-cell office:value-type="float" office:value="5118206" calcext:value-type="float">
            <text:p>5118206</text:p>
          </table:table-cell>
          <table:table-cell table:formula="of:=[.A322]/1000/(60*60*24)" office:value-type="time" office:time-value="PT01H25M18.206S" calcext:value-type="time">
            <text:p>01:25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79.67" calcext:value-type="float">
            <text:p>179.67</text:p>
          </table:table-cell>
          <table:table-cell office:value-type="float" office:value="226.06" calcext:value-type="float">
            <text:p>226.06</text:p>
          </table:table-cell>
        </table:table-row>
        <table:table-row table:style-name="ro1">
          <table:table-cell office:value-type="float" office:value="5134206" calcext:value-type="float">
            <text:p>5134206</text:p>
          </table:table-cell>
          <table:table-cell table:formula="of:=[.A323]/1000/(60*60*24)" office:value-type="time" office:time-value="PT01H25M34.206S" calcext:value-type="time">
            <text:p>01:25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80.22" calcext:value-type="float">
            <text:p>180.22</text:p>
          </table:table-cell>
          <table:table-cell office:value-type="float" office:value="226.75" calcext:value-type="float">
            <text:p>226.75</text:p>
          </table:table-cell>
        </table:table-row>
        <table:table-row table:style-name="ro1">
          <table:table-cell office:value-type="float" office:value="5150206" calcext:value-type="float">
            <text:p>5150206</text:p>
          </table:table-cell>
          <table:table-cell table:formula="of:=[.A324]/1000/(60*60*24)" office:value-type="time" office:time-value="PT01H25M50.206S" calcext:value-type="time">
            <text:p>01:25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80.77" calcext:value-type="float">
            <text:p>180.77</text:p>
          </table:table-cell>
          <table:table-cell office:value-type="float" office:value="227.43" calcext:value-type="float">
            <text:p>227.43</text:p>
          </table:table-cell>
        </table:table-row>
        <table:table-row table:style-name="ro1">
          <table:table-cell office:value-type="float" office:value="5166206" calcext:value-type="float">
            <text:p>5166206</text:p>
          </table:table-cell>
          <table:table-cell table:formula="of:=[.A325]/1000/(60*60*24)" office:value-type="time" office:time-value="PT01H26M06.206S" calcext:value-type="time">
            <text:p>01:26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1.32" calcext:value-type="float">
            <text:p>181.32</text:p>
          </table:table-cell>
          <table:table-cell office:value-type="float" office:value="228.11" calcext:value-type="float">
            <text:p>228.11</text:p>
          </table:table-cell>
        </table:table-row>
        <table:table-row table:style-name="ro1">
          <table:table-cell office:value-type="float" office:value="5182206" calcext:value-type="float">
            <text:p>5182206</text:p>
          </table:table-cell>
          <table:table-cell table:formula="of:=[.A326]/1000/(60*60*24)" office:value-type="time" office:time-value="PT01H26M22.206S" calcext:value-type="time">
            <text:p>01:26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1.88" calcext:value-type="float">
            <text:p>181.88</text:p>
          </table:table-cell>
          <table:table-cell office:value-type="float" office:value="228.79" calcext:value-type="float">
            <text:p>228.79</text:p>
          </table:table-cell>
        </table:table-row>
        <table:table-row table:style-name="ro1">
          <table:table-cell office:value-type="float" office:value="5198206" calcext:value-type="float">
            <text:p>5198206</text:p>
          </table:table-cell>
          <table:table-cell table:formula="of:=[.A327]/1000/(60*60*24)" office:value-type="time" office:time-value="PT01H26M38.206S" calcext:value-type="time">
            <text:p>01:26:38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82.43" calcext:value-type="float">
            <text:p>182.43</text:p>
          </table:table-cell>
          <table:table-cell office:value-type="float" office:value="229.47" calcext:value-type="float">
            <text:p>229.47</text:p>
          </table:table-cell>
        </table:table-row>
        <table:table-row table:style-name="ro1">
          <table:table-cell office:value-type="float" office:value="5214206" calcext:value-type="float">
            <text:p>5214206</text:p>
          </table:table-cell>
          <table:table-cell table:formula="of:=[.A328]/1000/(60*60*24)" office:value-type="time" office:time-value="PT01H26M54.206S" calcext:value-type="time">
            <text:p>01:26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2.98" calcext:value-type="float">
            <text:p>182.98</text:p>
          </table:table-cell>
          <table:table-cell office:value-type="float" office:value="230.15" calcext:value-type="float">
            <text:p>230.15</text:p>
          </table:table-cell>
        </table:table-row>
        <table:table-row table:style-name="ro1">
          <table:table-cell office:value-type="float" office:value="5230206" calcext:value-type="float">
            <text:p>5230206</text:p>
          </table:table-cell>
          <table:table-cell table:formula="of:=[.A329]/1000/(60*60*24)" office:value-type="time" office:time-value="PT01H27M10.206S" calcext:value-type="time">
            <text:p>01:27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83.53" calcext:value-type="float">
            <text:p>183.53</text:p>
          </table:table-cell>
          <table:table-cell office:value-type="float" office:value="230.83" calcext:value-type="float">
            <text:p>230.83</text:p>
          </table:table-cell>
        </table:table-row>
        <table:table-row table:style-name="ro1">
          <table:table-cell office:value-type="float" office:value="5246206" calcext:value-type="float">
            <text:p>5246206</text:p>
          </table:table-cell>
          <table:table-cell table:formula="of:=[.A330]/1000/(60*60*24)" office:value-type="time" office:time-value="PT01H27M26.206S" calcext:value-type="time">
            <text:p>01:27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4.08" calcext:value-type="float">
            <text:p>184.08</text:p>
          </table:table-cell>
          <table:table-cell office:value-type="float" office:value="231.51" calcext:value-type="float">
            <text:p>231.51</text:p>
          </table:table-cell>
        </table:table-row>
        <table:table-row table:style-name="ro1">
          <table:table-cell office:value-type="float" office:value="5262206" calcext:value-type="float">
            <text:p>5262206</text:p>
          </table:table-cell>
          <table:table-cell table:formula="of:=[.A331]/1000/(60*60*24)" office:value-type="time" office:time-value="PT01H27M42.206S" calcext:value-type="time">
            <text:p>01:27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4.63" calcext:value-type="float">
            <text:p>184.63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5278206" calcext:value-type="float">
            <text:p>5278206</text:p>
          </table:table-cell>
          <table:table-cell table:formula="of:=[.A332]/1000/(60*60*24)" office:value-type="time" office:time-value="PT01H27M58.206S" calcext:value-type="time">
            <text:p>01:27:58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85.19" calcext:value-type="float">
            <text:p>185.19</text:p>
          </table:table-cell>
          <table:table-cell office:value-type="float" office:value="232.88" calcext:value-type="float">
            <text:p>232.88</text:p>
          </table:table-cell>
        </table:table-row>
        <table:table-row table:style-name="ro1">
          <table:table-cell office:value-type="float" office:value="5294206" calcext:value-type="float">
            <text:p>5294206</text:p>
          </table:table-cell>
          <table:table-cell table:formula="of:=[.A333]/1000/(60*60*24)" office:value-type="time" office:time-value="PT01H28M14.206S" calcext:value-type="time">
            <text:p>01:28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5.74" calcext:value-type="float">
            <text:p>185.74</text:p>
          </table:table-cell>
          <table:table-cell office:value-type="float" office:value="233.56" calcext:value-type="float">
            <text:p>233.56</text:p>
          </table:table-cell>
        </table:table-row>
        <table:table-row table:style-name="ro1">
          <table:table-cell office:value-type="float" office:value="5310206" calcext:value-type="float">
            <text:p>5310206</text:p>
          </table:table-cell>
          <table:table-cell table:formula="of:=[.A334]/1000/(60*60*24)" office:value-type="time" office:time-value="PT01H28M30.206S" calcext:value-type="time">
            <text:p>01:28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6.29" calcext:value-type="float">
            <text:p>186.29</text:p>
          </table:table-cell>
          <table:table-cell office:value-type="float" office:value="234.24" calcext:value-type="float">
            <text:p>234.24</text:p>
          </table:table-cell>
        </table:table-row>
        <table:table-row table:style-name="ro1">
          <table:table-cell office:value-type="float" office:value="5326206" calcext:value-type="float">
            <text:p>5326206</text:p>
          </table:table-cell>
          <table:table-cell table:formula="of:=[.A335]/1000/(60*60*24)" office:value-type="time" office:time-value="PT01H28M46.206S" calcext:value-type="time">
            <text:p>01:28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6.84" calcext:value-type="float">
            <text:p>186.84</text:p>
          </table:table-cell>
          <table:table-cell office:value-type="float" office:value="234.92" calcext:value-type="float">
            <text:p>234.92</text:p>
          </table:table-cell>
        </table:table-row>
        <table:table-row table:style-name="ro1">
          <table:table-cell office:value-type="float" office:value="5342206" calcext:value-type="float">
            <text:p>5342206</text:p>
          </table:table-cell>
          <table:table-cell table:formula="of:=[.A336]/1000/(60*60*24)" office:value-type="time" office:time-value="PT01H29M02.206S" calcext:value-type="time">
            <text:p>01:29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87.39" calcext:value-type="float">
            <text:p>187.39</text:p>
          </table:table-cell>
          <table:table-cell office:value-type="float" office:value="235.6" calcext:value-type="float">
            <text:p>235.6</text:p>
          </table:table-cell>
        </table:table-row>
        <table:table-row table:style-name="ro1">
          <table:table-cell office:value-type="float" office:value="5358206" calcext:value-type="float">
            <text:p>5358206</text:p>
          </table:table-cell>
          <table:table-cell table:formula="of:=[.A337]/1000/(60*60*24)" office:value-type="time" office:time-value="PT01H29M18.206S" calcext:value-type="time">
            <text:p>01:29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7.94" calcext:value-type="float">
            <text:p>187.94</text:p>
          </table:table-cell>
          <table:table-cell office:value-type="float" office:value="236.29" calcext:value-type="float">
            <text:p>236.29</text:p>
          </table:table-cell>
        </table:table-row>
        <table:table-row table:style-name="ro1">
          <table:table-cell office:value-type="float" office:value="5374206" calcext:value-type="float">
            <text:p>5374206</text:p>
          </table:table-cell>
          <table:table-cell table:formula="of:=[.A338]/1000/(60*60*24)" office:value-type="time" office:time-value="PT01H29M34.206S" calcext:value-type="time">
            <text:p>01:29:34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88.49" calcext:value-type="float">
            <text:p>188.49</text:p>
          </table:table-cell>
          <table:table-cell office:value-type="float" office:value="236.97" calcext:value-type="float">
            <text:p>236.97</text:p>
          </table:table-cell>
        </table:table-row>
        <table:table-row table:style-name="ro1">
          <table:table-cell office:value-type="float" office:value="5390206" calcext:value-type="float">
            <text:p>5390206</text:p>
          </table:table-cell>
          <table:table-cell table:formula="of:=[.A339]/1000/(60*60*24)" office:value-type="time" office:time-value="PT01H29M50.206S" calcext:value-type="time">
            <text:p>01:29:5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89.05" calcext:value-type="float">
            <text:p>189.05</text:p>
          </table:table-cell>
          <table:table-cell office:value-type="float" office:value="237.65" calcext:value-type="float">
            <text:p>237.65</text:p>
          </table:table-cell>
        </table:table-row>
        <table:table-row table:style-name="ro1">
          <table:table-cell office:value-type="float" office:value="5406206" calcext:value-type="float">
            <text:p>5406206</text:p>
          </table:table-cell>
          <table:table-cell table:formula="of:=[.A340]/1000/(60*60*24)" office:value-type="time" office:time-value="PT01H30M06.206S" calcext:value-type="time">
            <text:p>01:30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89.6" calcext:value-type="float">
            <text:p>189.6</text:p>
          </table:table-cell>
          <table:table-cell office:value-type="float" office:value="238.33" calcext:value-type="float">
            <text:p>238.33</text:p>
          </table:table-cell>
        </table:table-row>
        <table:table-row table:style-name="ro1">
          <table:table-cell office:value-type="float" office:value="5422206" calcext:value-type="float">
            <text:p>5422206</text:p>
          </table:table-cell>
          <table:table-cell table:formula="of:=[.A341]/1000/(60*60*24)" office:value-type="time" office:time-value="PT01H30M22.206S" calcext:value-type="time">
            <text:p>01:30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0.15" calcext:value-type="float">
            <text:p>190.15</text:p>
          </table:table-cell>
          <table:table-cell office:value-type="float" office:value="239.01" calcext:value-type="float">
            <text:p>239.01</text:p>
          </table:table-cell>
        </table:table-row>
        <table:table-row table:style-name="ro1">
          <table:table-cell office:value-type="float" office:value="5438206" calcext:value-type="float">
            <text:p>5438206</text:p>
          </table:table-cell>
          <table:table-cell table:formula="of:=[.A342]/1000/(60*60*24)" office:value-type="time" office:time-value="PT01H30M38.206S" calcext:value-type="time">
            <text:p>01:30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0.7" calcext:value-type="float">
            <text:p>190.7</text:p>
          </table:table-cell>
          <table:table-cell office:value-type="float" office:value="239.69" calcext:value-type="float">
            <text:p>239.69</text:p>
          </table:table-cell>
        </table:table-row>
        <table:table-row table:style-name="ro1">
          <table:table-cell office:value-type="float" office:value="5454206" calcext:value-type="float">
            <text:p>5454206</text:p>
          </table:table-cell>
          <table:table-cell table:formula="of:=[.A343]/1000/(60*60*24)" office:value-type="time" office:time-value="PT01H30M54.206S" calcext:value-type="time">
            <text:p>01:30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1.25" calcext:value-type="float">
            <text:p>191.25</text:p>
          </table:table-cell>
          <table:table-cell office:value-type="float" office:value="240.37" calcext:value-type="float">
            <text:p>240.37</text:p>
          </table:table-cell>
        </table:table-row>
        <table:table-row table:style-name="ro1">
          <table:table-cell office:value-type="float" office:value="5470206" calcext:value-type="float">
            <text:p>5470206</text:p>
          </table:table-cell>
          <table:table-cell table:formula="of:=[.A344]/1000/(60*60*24)" office:value-type="time" office:time-value="PT01H31M10.206S" calcext:value-type="time">
            <text:p>01:31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91.8" calcext:value-type="float">
            <text:p>191.8</text:p>
          </table:table-cell>
          <table:table-cell office:value-type="float" office:value="241.05" calcext:value-type="float">
            <text:p>241.05</text:p>
          </table:table-cell>
        </table:table-row>
        <table:table-row table:style-name="ro1">
          <table:table-cell office:value-type="float" office:value="5486206" calcext:value-type="float">
            <text:p>5486206</text:p>
          </table:table-cell>
          <table:table-cell table:formula="of:=[.A345]/1000/(60*60*24)" office:value-type="time" office:time-value="PT01H31M26.206S" calcext:value-type="time">
            <text:p>01:31:26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92.35" calcext:value-type="float">
            <text:p>192.35</text:p>
          </table:table-cell>
          <table:table-cell office:value-type="float" office:value="241.74" calcext:value-type="float">
            <text:p>241.74</text:p>
          </table:table-cell>
        </table:table-row>
        <table:table-row table:style-name="ro1">
          <table:table-cell office:value-type="float" office:value="5502206" calcext:value-type="float">
            <text:p>5502206</text:p>
          </table:table-cell>
          <table:table-cell table:formula="of:=[.A346]/1000/(60*60*24)" office:value-type="time" office:time-value="PT01H31M42.206S" calcext:value-type="time">
            <text:p>01:31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2.91" calcext:value-type="float">
            <text:p>192.91</text:p>
          </table:table-cell>
          <table:table-cell office:value-type="float" office:value="242.42" calcext:value-type="float">
            <text:p>242.42</text:p>
          </table:table-cell>
        </table:table-row>
        <table:table-row table:style-name="ro1">
          <table:table-cell office:value-type="float" office:value="5518206" calcext:value-type="float">
            <text:p>5518206</text:p>
          </table:table-cell>
          <table:table-cell table:formula="of:=[.A347]/1000/(60*60*24)" office:value-type="time" office:time-value="PT01H31M58.206S" calcext:value-type="time">
            <text:p>01:31:58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93.46" calcext:value-type="float">
            <text:p>193.46</text:p>
          </table:table-cell>
          <table:table-cell office:value-type="float" office:value="243.1" calcext:value-type="float">
            <text:p>243.1</text:p>
          </table:table-cell>
        </table:table-row>
        <table:table-row table:style-name="ro1">
          <table:table-cell office:value-type="float" office:value="5534206" calcext:value-type="float">
            <text:p>5534206</text:p>
          </table:table-cell>
          <table:table-cell table:formula="of:=[.A348]/1000/(60*60*24)" office:value-type="time" office:time-value="PT01H32M14.206S" calcext:value-type="time">
            <text:p>01:32:14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94.01" calcext:value-type="float">
            <text:p>194.01</text:p>
          </table:table-cell>
          <table:table-cell office:value-type="float" office:value="243.78" calcext:value-type="float">
            <text:p>243.78</text:p>
          </table:table-cell>
        </table:table-row>
        <table:table-row table:style-name="ro1">
          <table:table-cell office:value-type="float" office:value="5550206" calcext:value-type="float">
            <text:p>5550206</text:p>
          </table:table-cell>
          <table:table-cell table:formula="of:=[.A349]/1000/(60*60*24)" office:value-type="time" office:time-value="PT01H32M30.206S" calcext:value-type="time">
            <text:p>01:32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94.56" calcext:value-type="float">
            <text:p>194.56</text:p>
          </table:table-cell>
          <table:table-cell office:value-type="float" office:value="244.46" calcext:value-type="float">
            <text:p>244.46</text:p>
          </table:table-cell>
        </table:table-row>
        <table:table-row table:style-name="ro1">
          <table:table-cell office:value-type="float" office:value="5566206" calcext:value-type="float">
            <text:p>5566206</text:p>
          </table:table-cell>
          <table:table-cell table:formula="of:=[.A350]/1000/(60*60*24)" office:value-type="time" office:time-value="PT01H32M46.206S" calcext:value-type="time">
            <text:p>01:32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5.11" calcext:value-type="float">
            <text:p>195.11</text:p>
          </table:table-cell>
          <table:table-cell office:value-type="float" office:value="245.14" calcext:value-type="float">
            <text:p>245.14</text:p>
          </table:table-cell>
        </table:table-row>
        <table:table-row table:style-name="ro1">
          <table:table-cell office:value-type="float" office:value="5582206" calcext:value-type="float">
            <text:p>5582206</text:p>
          </table:table-cell>
          <table:table-cell table:formula="of:=[.A351]/1000/(60*60*24)" office:value-type="time" office:time-value="PT01H33M02.206S" calcext:value-type="time">
            <text:p>01:33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95.66" calcext:value-type="float">
            <text:p>195.66</text:p>
          </table:table-cell>
          <table:table-cell office:value-type="float" office:value="245.82" calcext:value-type="float">
            <text:p>245.82</text:p>
          </table:table-cell>
        </table:table-row>
        <table:table-row table:style-name="ro1">
          <table:table-cell office:value-type="float" office:value="5598206" calcext:value-type="float">
            <text:p>5598206</text:p>
          </table:table-cell>
          <table:table-cell table:formula="of:=[.A352]/1000/(60*60*24)" office:value-type="time" office:time-value="PT01H33M18.206S" calcext:value-type="time">
            <text:p>01:33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6.21" calcext:value-type="float">
            <text:p>196.21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float" office:value="5614206" calcext:value-type="float">
            <text:p>5614206</text:p>
          </table:table-cell>
          <table:table-cell table:formula="of:=[.A353]/1000/(60*60*24)" office:value-type="time" office:time-value="PT01H33M34.206S" calcext:value-type="time">
            <text:p>01:33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96.77" calcext:value-type="float">
            <text:p>196.77</text:p>
          </table:table-cell>
          <table:table-cell office:value-type="float" office:value="247.18" calcext:value-type="float">
            <text:p>247.18</text:p>
          </table:table-cell>
        </table:table-row>
        <table:table-row table:style-name="ro1">
          <table:table-cell office:value-type="float" office:value="5630206" calcext:value-type="float">
            <text:p>5630206</text:p>
          </table:table-cell>
          <table:table-cell table:formula="of:=[.A354]/1000/(60*60*24)" office:value-type="time" office:time-value="PT01H33M50.206S" calcext:value-type="time">
            <text:p>01:33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7.32" calcext:value-type="float">
            <text:p>197.32</text:p>
          </table:table-cell>
          <table:table-cell office:value-type="float" office:value="247.86" calcext:value-type="float">
            <text:p>247.86</text:p>
          </table:table-cell>
        </table:table-row>
        <table:table-row table:style-name="ro1">
          <table:table-cell office:value-type="float" office:value="5646206" calcext:value-type="float">
            <text:p>5646206</text:p>
          </table:table-cell>
          <table:table-cell table:formula="of:=[.A355]/1000/(60*60*24)" office:value-type="time" office:time-value="PT01H34M06.206S" calcext:value-type="time">
            <text:p>01:34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97.87" calcext:value-type="float">
            <text:p>197.87</text:p>
          </table:table-cell>
          <table:table-cell office:value-type="float" office:value="248.54" calcext:value-type="float">
            <text:p>248.54</text:p>
          </table:table-cell>
        </table:table-row>
        <table:table-row table:style-name="ro1">
          <table:table-cell office:value-type="float" office:value="5662206" calcext:value-type="float">
            <text:p>5662206</text:p>
          </table:table-cell>
          <table:table-cell table:formula="of:=[.A356]/1000/(60*60*24)" office:value-type="time" office:time-value="PT01H34M22.206S" calcext:value-type="time">
            <text:p>01:34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8.42" calcext:value-type="float">
            <text:p>198.42</text:p>
          </table:table-cell>
          <table:table-cell office:value-type="float" office:value="249.22" calcext:value-type="float">
            <text:p>249.22</text:p>
          </table:table-cell>
        </table:table-row>
        <table:table-row table:style-name="ro1">
          <table:table-cell office:value-type="float" office:value="5678206" calcext:value-type="float">
            <text:p>5678206</text:p>
          </table:table-cell>
          <table:table-cell table:formula="of:=[.A357]/1000/(60*60*24)" office:value-type="time" office:time-value="PT01H34M38.206S" calcext:value-type="time">
            <text:p>01:34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98.97" calcext:value-type="float">
            <text:p>198.97</text:p>
          </table:table-cell>
          <table:table-cell office:value-type="float" office:value="249.91" calcext:value-type="float">
            <text:p>249.91</text:p>
          </table:table-cell>
        </table:table-row>
        <table:table-row table:style-name="ro1">
          <table:table-cell office:value-type="float" office:value="5694206" calcext:value-type="float">
            <text:p>5694206</text:p>
          </table:table-cell>
          <table:table-cell table:formula="of:=[.A358]/1000/(60*60*24)" office:value-type="time" office:time-value="PT01H34M54.206S" calcext:value-type="time">
            <text:p>01:34:5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99.52" calcext:value-type="float">
            <text:p>199.52</text:p>
          </table:table-cell>
          <table:table-cell office:value-type="float" office:value="250.59" calcext:value-type="float">
            <text:p>250.59</text:p>
          </table:table-cell>
        </table:table-row>
        <table:table-row table:style-name="ro1">
          <table:table-cell office:value-type="float" office:value="5710206" calcext:value-type="float">
            <text:p>5710206</text:p>
          </table:table-cell>
          <table:table-cell table:formula="of:=[.A359]/1000/(60*60*24)" office:value-type="time" office:time-value="PT01H35M10.206S" calcext:value-type="time">
            <text:p>01:35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0.07" calcext:value-type="float">
            <text:p>200.07</text:p>
          </table:table-cell>
          <table:table-cell office:value-type="float" office:value="251.27" calcext:value-type="float">
            <text:p>251.27</text:p>
          </table:table-cell>
        </table:table-row>
        <table:table-row table:style-name="ro1">
          <table:table-cell office:value-type="float" office:value="5726206" calcext:value-type="float">
            <text:p>5726206</text:p>
          </table:table-cell>
          <table:table-cell table:formula="of:=[.A360]/1000/(60*60*24)" office:value-type="time" office:time-value="PT01H35M26.206S" calcext:value-type="time">
            <text:p>01:35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0.62" calcext:value-type="float">
            <text:p>200.62</text:p>
          </table:table-cell>
          <table:table-cell office:value-type="float" office:value="251.95" calcext:value-type="float">
            <text:p>251.95</text:p>
          </table:table-cell>
        </table:table-row>
        <table:table-row table:style-name="ro1">
          <table:table-cell office:value-type="float" office:value="5742206" calcext:value-type="float">
            <text:p>5742206</text:p>
          </table:table-cell>
          <table:table-cell table:formula="of:=[.A361]/1000/(60*60*24)" office:value-type="time" office:time-value="PT01H35M42.206S" calcext:value-type="time">
            <text:p>01:35:42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01.18" calcext:value-type="float">
            <text:p>201.18</text:p>
          </table:table-cell>
          <table:table-cell office:value-type="float" office:value="252.63" calcext:value-type="float">
            <text:p>252.63</text:p>
          </table:table-cell>
        </table:table-row>
        <table:table-row table:style-name="ro1">
          <table:table-cell office:value-type="float" office:value="5758206" calcext:value-type="float">
            <text:p>5758206</text:p>
          </table:table-cell>
          <table:table-cell table:formula="of:=[.A362]/1000/(60*60*24)" office:value-type="time" office:time-value="PT01H35M58.206S" calcext:value-type="time">
            <text:p>01:35:5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1.73" calcext:value-type="float">
            <text:p>201.73</text:p>
          </table:table-cell>
          <table:table-cell office:value-type="float" office:value="253.31" calcext:value-type="float">
            <text:p>253.31</text:p>
          </table:table-cell>
        </table:table-row>
        <table:table-row table:style-name="ro1">
          <table:table-cell office:value-type="float" office:value="5774206" calcext:value-type="float">
            <text:p>5774206</text:p>
          </table:table-cell>
          <table:table-cell table:formula="of:=[.A363]/1000/(60*60*24)" office:value-type="time" office:time-value="PT01H36M14.206S" calcext:value-type="time">
            <text:p>01:36:1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2.28" calcext:value-type="float">
            <text:p>202.28</text:p>
          </table:table-cell>
          <table:table-cell office:value-type="float" office:value="253.99" calcext:value-type="float">
            <text:p>253.99</text:p>
          </table:table-cell>
        </table:table-row>
        <table:table-row table:style-name="ro1">
          <table:table-cell office:value-type="float" office:value="5790206" calcext:value-type="float">
            <text:p>5790206</text:p>
          </table:table-cell>
          <table:table-cell table:formula="of:=[.A364]/1000/(60*60*24)" office:value-type="time" office:time-value="PT01H36M30.206S" calcext:value-type="time">
            <text:p>01:36:3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2.83" calcext:value-type="float">
            <text:p>202.83</text:p>
          </table:table-cell>
          <table:table-cell office:value-type="float" office:value="254.67" calcext:value-type="float">
            <text:p>254.67</text:p>
          </table:table-cell>
        </table:table-row>
        <table:table-row table:style-name="ro1">
          <table:table-cell office:value-type="float" office:value="5806206" calcext:value-type="float">
            <text:p>5806206</text:p>
          </table:table-cell>
          <table:table-cell table:formula="of:=[.A365]/1000/(60*60*24)" office:value-type="time" office:time-value="PT01H36M46.206S" calcext:value-type="time">
            <text:p>01:36:4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3.38" calcext:value-type="float">
            <text:p>203.38</text:p>
          </table:table-cell>
          <table:table-cell office:value-type="float" office:value="255.35" calcext:value-type="float">
            <text:p>255.35</text:p>
          </table:table-cell>
        </table:table-row>
        <table:table-row table:style-name="ro1">
          <table:table-cell office:value-type="float" office:value="5822206" calcext:value-type="float">
            <text:p>5822206</text:p>
          </table:table-cell>
          <table:table-cell table:formula="of:=[.A366]/1000/(60*60*24)" office:value-type="time" office:time-value="PT01H37M02.206S" calcext:value-type="time">
            <text:p>01:37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3.93" calcext:value-type="float">
            <text:p>203.93</text:p>
          </table:table-cell>
          <table:table-cell office:value-type="float" office:value="256.03" calcext:value-type="float">
            <text:p>256.03</text:p>
          </table:table-cell>
        </table:table-row>
        <table:table-row table:style-name="ro1">
          <table:table-cell office:value-type="float" office:value="5838206" calcext:value-type="float">
            <text:p>5838206</text:p>
          </table:table-cell>
          <table:table-cell table:formula="of:=[.A367]/1000/(60*60*24)" office:value-type="time" office:time-value="PT01H37M18.206S" calcext:value-type="time">
            <text:p>01:37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4.48" calcext:value-type="float">
            <text:p>204.48</text:p>
          </table:table-cell>
          <table:table-cell office:value-type="float" office:value="256.71" calcext:value-type="float">
            <text:p>256.71</text:p>
          </table:table-cell>
        </table:table-row>
        <table:table-row table:style-name="ro1">
          <table:table-cell office:value-type="float" office:value="5854206" calcext:value-type="float">
            <text:p>5854206</text:p>
          </table:table-cell>
          <table:table-cell table:formula="of:=[.A368]/1000/(60*60*24)" office:value-type="time" office:time-value="PT01H37M34.206S" calcext:value-type="time">
            <text:p>01:37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5.03" calcext:value-type="float">
            <text:p>205.03</text:p>
          </table:table-cell>
          <table:table-cell office:value-type="float" office:value="257.39" calcext:value-type="float">
            <text:p>257.39</text:p>
          </table:table-cell>
        </table:table-row>
        <table:table-row table:style-name="ro1">
          <table:table-cell office:value-type="float" office:value="5870206" calcext:value-type="float">
            <text:p>5870206</text:p>
          </table:table-cell>
          <table:table-cell table:formula="of:=[.A369]/1000/(60*60*24)" office:value-type="time" office:time-value="PT01H37M50.206S" calcext:value-type="time">
            <text:p>01:37:5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05.59" calcext:value-type="float">
            <text:p>205.59</text:p>
          </table:table-cell>
          <table:table-cell office:value-type="float" office:value="258.07" calcext:value-type="float">
            <text:p>258.07</text:p>
          </table:table-cell>
        </table:table-row>
        <table:table-row table:style-name="ro1">
          <table:table-cell office:value-type="float" office:value="5886206" calcext:value-type="float">
            <text:p>5886206</text:p>
          </table:table-cell>
          <table:table-cell table:formula="of:=[.A370]/1000/(60*60*24)" office:value-type="time" office:time-value="PT01H38M06.206S" calcext:value-type="time">
            <text:p>01:38:0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6.14" calcext:value-type="float">
            <text:p>206.14</text:p>
          </table:table-cell>
          <table:table-cell office:value-type="float" office:value="258.75" calcext:value-type="float">
            <text:p>258.75</text:p>
          </table:table-cell>
        </table:table-row>
        <table:table-row table:style-name="ro1">
          <table:table-cell office:value-type="float" office:value="5902206" calcext:value-type="float">
            <text:p>5902206</text:p>
          </table:table-cell>
          <table:table-cell table:formula="of:=[.A371]/1000/(60*60*24)" office:value-type="time" office:time-value="PT01H38M22.206S" calcext:value-type="time">
            <text:p>01:38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06.69" calcext:value-type="float">
            <text:p>206.69</text:p>
          </table:table-cell>
          <table:table-cell office:value-type="float" office:value="259.43" calcext:value-type="float">
            <text:p>259.43</text:p>
          </table:table-cell>
        </table:table-row>
        <table:table-row table:style-name="ro1">
          <table:table-cell office:value-type="float" office:value="5918206" calcext:value-type="float">
            <text:p>5918206</text:p>
          </table:table-cell>
          <table:table-cell table:formula="of:=[.A372]/1000/(60*60*24)" office:value-type="time" office:time-value="PT01H38M38.206S" calcext:value-type="time">
            <text:p>01:38:38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07.24" calcext:value-type="float">
            <text:p>207.24</text:p>
          </table:table-cell>
          <table:table-cell office:value-type="float" office:value="260.11" calcext:value-type="float">
            <text:p>260.11</text:p>
          </table:table-cell>
        </table:table-row>
        <table:table-row table:style-name="ro1">
          <table:table-cell office:value-type="float" office:value="5934206" calcext:value-type="float">
            <text:p>5934206</text:p>
          </table:table-cell>
          <table:table-cell table:formula="of:=[.A373]/1000/(60*60*24)" office:value-type="time" office:time-value="PT01H38M54.206S" calcext:value-type="time">
            <text:p>01:38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7.79" calcext:value-type="float">
            <text:p>207.79</text:p>
          </table:table-cell>
          <table:table-cell office:value-type="float" office:value="260.79" calcext:value-type="float">
            <text:p>260.79</text:p>
          </table:table-cell>
        </table:table-row>
        <table:table-row table:style-name="ro1">
          <table:table-cell office:value-type="float" office:value="5950206" calcext:value-type="float">
            <text:p>5950206</text:p>
          </table:table-cell>
          <table:table-cell table:formula="of:=[.A374]/1000/(60*60*24)" office:value-type="time" office:time-value="PT01H39M10.206S" calcext:value-type="time">
            <text:p>01:39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08.34" calcext:value-type="float">
            <text:p>208.34</text:p>
          </table:table-cell>
          <table:table-cell office:value-type="float" office:value="261.47" calcext:value-type="float">
            <text:p>261.47</text:p>
          </table:table-cell>
        </table:table-row>
        <table:table-row table:style-name="ro1">
          <table:table-cell office:value-type="float" office:value="5966206" calcext:value-type="float">
            <text:p>5966206</text:p>
          </table:table-cell>
          <table:table-cell table:formula="of:=[.A375]/1000/(60*60*24)" office:value-type="time" office:time-value="PT01H39M26.206S" calcext:value-type="time">
            <text:p>01:39:2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8.89" calcext:value-type="float">
            <text:p>208.89</text:p>
          </table:table-cell>
          <table:table-cell office:value-type="float" office:value="262.15" calcext:value-type="float">
            <text:p>262.15</text:p>
          </table:table-cell>
        </table:table-row>
        <table:table-row table:style-name="ro1">
          <table:table-cell office:value-type="float" office:value="5982206" calcext:value-type="float">
            <text:p>5982206</text:p>
          </table:table-cell>
          <table:table-cell table:formula="of:=[.A376]/1000/(60*60*24)" office:value-type="time" office:time-value="PT01H39M42.206S" calcext:value-type="time">
            <text:p>01:39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9.44" calcext:value-type="float">
            <text:p>209.44</text:p>
          </table:table-cell>
          <table:table-cell office:value-type="float" office:value="262.83" calcext:value-type="float">
            <text:p>262.83</text:p>
          </table:table-cell>
        </table:table-row>
        <table:table-row table:style-name="ro1">
          <table:table-cell office:value-type="float" office:value="5998206" calcext:value-type="float">
            <text:p>5998206</text:p>
          </table:table-cell>
          <table:table-cell table:formula="of:=[.A377]/1000/(60*60*24)" office:value-type="time" office:time-value="PT01H39M58.206S" calcext:value-type="time">
            <text:p>01:39:5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0" calcext:value-type="float">
            <text:p>210</text:p>
          </table:table-cell>
          <table:table-cell office:value-type="float" office:value="263.51" calcext:value-type="float">
            <text:p>263.51</text:p>
          </table:table-cell>
        </table:table-row>
        <table:table-row table:style-name="ro1">
          <table:table-cell office:value-type="float" office:value="6014206" calcext:value-type="float">
            <text:p>6014206</text:p>
          </table:table-cell>
          <table:table-cell table:formula="of:=[.A378]/1000/(60*60*24)" office:value-type="time" office:time-value="PT01H40M14.206S" calcext:value-type="time">
            <text:p>01:40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10.55" calcext:value-type="float">
            <text:p>210.55</text:p>
          </table:table-cell>
          <table:table-cell office:value-type="float" office:value="264.19" calcext:value-type="float">
            <text:p>264.19</text:p>
          </table:table-cell>
        </table:table-row>
        <table:table-row table:style-name="ro1">
          <table:table-cell office:value-type="float" office:value="6030206" calcext:value-type="float">
            <text:p>6030206</text:p>
          </table:table-cell>
          <table:table-cell table:formula="of:=[.A379]/1000/(60*60*24)" office:value-type="time" office:time-value="PT01H40M30.206S" calcext:value-type="time">
            <text:p>01:40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11.1" calcext:value-type="float">
            <text:p>211.1</text:p>
          </table:table-cell>
          <table:table-cell office:value-type="float" office:value="264.87" calcext:value-type="float">
            <text:p>264.87</text:p>
          </table:table-cell>
        </table:table-row>
        <table:table-row table:style-name="ro1">
          <table:table-cell office:value-type="float" office:value="6046206" calcext:value-type="float">
            <text:p>6046206</text:p>
          </table:table-cell>
          <table:table-cell table:formula="of:=[.A380]/1000/(60*60*24)" office:value-type="time" office:time-value="PT01H40M46.206S" calcext:value-type="time">
            <text:p>01:40:4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1.65" calcext:value-type="float">
            <text:p>211.65</text:p>
          </table:table-cell>
          <table:table-cell office:value-type="float" office:value="265.55" calcext:value-type="float">
            <text:p>265.55</text:p>
          </table:table-cell>
        </table:table-row>
        <table:table-row table:style-name="ro1">
          <table:table-cell office:value-type="float" office:value="6062206" calcext:value-type="float">
            <text:p>6062206</text:p>
          </table:table-cell>
          <table:table-cell table:formula="of:=[.A381]/1000/(60*60*24)" office:value-type="time" office:time-value="PT01H41M02.206S" calcext:value-type="time">
            <text:p>01:41:0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2.2" calcext:value-type="float">
            <text:p>212.2</text:p>
          </table:table-cell>
          <table:table-cell office:value-type="float" office:value="266.23" calcext:value-type="float">
            <text:p>266.23</text:p>
          </table:table-cell>
        </table:table-row>
        <table:table-row table:style-name="ro1">
          <table:table-cell office:value-type="float" office:value="6078206" calcext:value-type="float">
            <text:p>6078206</text:p>
          </table:table-cell>
          <table:table-cell table:formula="of:=[.A382]/1000/(60*60*24)" office:value-type="time" office:time-value="PT01H41M18.206S" calcext:value-type="time">
            <text:p>01:41:1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2.75" calcext:value-type="float">
            <text:p>212.75</text:p>
          </table:table-cell>
          <table:table-cell office:value-type="float" office:value="266.91" calcext:value-type="float">
            <text:p>266.91</text:p>
          </table:table-cell>
        </table:table-row>
        <table:table-row table:style-name="ro1">
          <table:table-cell office:value-type="float" office:value="6094206" calcext:value-type="float">
            <text:p>6094206</text:p>
          </table:table-cell>
          <table:table-cell table:formula="of:=[.A383]/1000/(60*60*24)" office:value-type="time" office:time-value="PT01H41M34.206S" calcext:value-type="time">
            <text:p>01:41:3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3.3" calcext:value-type="float">
            <text:p>213.3</text:p>
          </table:table-cell>
          <table:table-cell office:value-type="float" office:value="267.59" calcext:value-type="float">
            <text:p>267.59</text:p>
          </table:table-cell>
        </table:table-row>
        <table:table-row table:style-name="ro1">
          <table:table-cell office:value-type="float" office:value="6110206" calcext:value-type="float">
            <text:p>6110206</text:p>
          </table:table-cell>
          <table:table-cell table:formula="of:=[.A384]/1000/(60*60*24)" office:value-type="time" office:time-value="PT01H41M50.206S" calcext:value-type="time">
            <text:p>01:41:5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3.85" calcext:value-type="float">
            <text:p>213.85</text:p>
          </table:table-cell>
          <table:table-cell office:value-type="float" office:value="268.27" calcext:value-type="float">
            <text:p>268.27</text:p>
          </table:table-cell>
        </table:table-row>
        <table:table-row table:style-name="ro1">
          <table:table-cell office:value-type="float" office:value="6126206" calcext:value-type="float">
            <text:p>6126206</text:p>
          </table:table-cell>
          <table:table-cell table:formula="of:=[.A385]/1000/(60*60*24)" office:value-type="time" office:time-value="PT01H42M06.206S" calcext:value-type="time">
            <text:p>01:42:0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4.4" calcext:value-type="float">
            <text:p>214.4</text:p>
          </table:table-cell>
          <table:table-cell office:value-type="float" office:value="268.95" calcext:value-type="float">
            <text:p>268.95</text:p>
          </table:table-cell>
        </table:table-row>
        <table:table-row table:style-name="ro1">
          <table:table-cell office:value-type="float" office:value="6142206" calcext:value-type="float">
            <text:p>6142206</text:p>
          </table:table-cell>
          <table:table-cell table:formula="of:=[.A386]/1000/(60*60*24)" office:value-type="time" office:time-value="PT01H42M22.206S" calcext:value-type="time">
            <text:p>01:42:2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4.95" calcext:value-type="float">
            <text:p>214.95</text:p>
          </table:table-cell>
          <table:table-cell office:value-type="float" office:value="269.62" calcext:value-type="float">
            <text:p>269.62</text:p>
          </table:table-cell>
        </table:table-row>
        <table:table-row table:style-name="ro1">
          <table:table-cell office:value-type="float" office:value="6158206" calcext:value-type="float">
            <text:p>6158206</text:p>
          </table:table-cell>
          <table:table-cell table:formula="of:=[.A387]/1000/(60*60*24)" office:value-type="time" office:time-value="PT01H42M38.206S" calcext:value-type="time">
            <text:p>01:42:3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5.51" calcext:value-type="float">
            <text:p>215.51</text:p>
          </table:table-cell>
          <table:table-cell office:value-type="float" office:value="270.3" calcext:value-type="float">
            <text:p>270.3</text:p>
          </table:table-cell>
        </table:table-row>
        <table:table-row table:style-name="ro1">
          <table:table-cell office:value-type="float" office:value="6174206" calcext:value-type="float">
            <text:p>6174206</text:p>
          </table:table-cell>
          <table:table-cell table:formula="of:=[.A388]/1000/(60*60*24)" office:value-type="time" office:time-value="PT01H42M54.206S" calcext:value-type="time">
            <text:p>01:42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16.06" calcext:value-type="float">
            <text:p>216.06</text:p>
          </table:table-cell>
          <table:table-cell office:value-type="float" office:value="270.98" calcext:value-type="float">
            <text:p>270.98</text:p>
          </table:table-cell>
        </table:table-row>
        <table:table-row table:style-name="ro1">
          <table:table-cell office:value-type="float" office:value="6190206" calcext:value-type="float">
            <text:p>6190206</text:p>
          </table:table-cell>
          <table:table-cell table:formula="of:=[.A389]/1000/(60*60*24)" office:value-type="time" office:time-value="PT01H43M10.206S" calcext:value-type="time">
            <text:p>01:43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6.61" calcext:value-type="float">
            <text:p>216.61</text:p>
          </table:table-cell>
          <table:table-cell office:value-type="float" office:value="271.66" calcext:value-type="float">
            <text:p>271.66</text:p>
          </table:table-cell>
        </table:table-row>
        <table:table-row table:style-name="ro1">
          <table:table-cell office:value-type="float" office:value="6206206" calcext:value-type="float">
            <text:p>6206206</text:p>
          </table:table-cell>
          <table:table-cell table:formula="of:=[.A390]/1000/(60*60*24)" office:value-type="time" office:time-value="PT01H43M26.206S" calcext:value-type="time">
            <text:p>01:43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17.16" calcext:value-type="float">
            <text:p>217.16</text:p>
          </table:table-cell>
          <table:table-cell office:value-type="float" office:value="272.34" calcext:value-type="float">
            <text:p>272.34</text:p>
          </table:table-cell>
        </table:table-row>
        <table:table-row table:style-name="ro1">
          <table:table-cell office:value-type="float" office:value="6222206" calcext:value-type="float">
            <text:p>6222206</text:p>
          </table:table-cell>
          <table:table-cell table:formula="of:=[.A391]/1000/(60*60*24)" office:value-type="time" office:time-value="PT01H43M42.206S" calcext:value-type="time">
            <text:p>01:43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17.71" calcext:value-type="float">
            <text:p>217.71</text:p>
          </table:table-cell>
          <table:table-cell office:value-type="float" office:value="273.02" calcext:value-type="float">
            <text:p>273.02</text:p>
          </table:table-cell>
        </table:table-row>
        <table:table-row table:style-name="ro1">
          <table:table-cell office:value-type="float" office:value="6238206" calcext:value-type="float">
            <text:p>6238206</text:p>
          </table:table-cell>
          <table:table-cell table:formula="of:=[.A392]/1000/(60*60*24)" office:value-type="time" office:time-value="PT01H43M58.206S" calcext:value-type="time">
            <text:p>01:43:5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8.26" calcext:value-type="float">
            <text:p>218.26</text:p>
          </table:table-cell>
          <table:table-cell office:value-type="float" office:value="273.7" calcext:value-type="float">
            <text:p>273.7</text:p>
          </table:table-cell>
        </table:table-row>
        <table:table-row table:style-name="ro1">
          <table:table-cell office:value-type="float" office:value="6254206" calcext:value-type="float">
            <text:p>6254206</text:p>
          </table:table-cell>
          <table:table-cell table:formula="of:=[.A393]/1000/(60*60*24)" office:value-type="time" office:time-value="PT01H44M14.206S" calcext:value-type="time">
            <text:p>01:44:1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8.81" calcext:value-type="float">
            <text:p>218.81</text:p>
          </table:table-cell>
          <table:table-cell office:value-type="float" office:value="274.38" calcext:value-type="float">
            <text:p>274.38</text:p>
          </table:table-cell>
        </table:table-row>
        <table:table-row table:style-name="ro1">
          <table:table-cell office:value-type="float" office:value="6270206" calcext:value-type="float">
            <text:p>6270206</text:p>
          </table:table-cell>
          <table:table-cell table:formula="of:=[.A394]/1000/(60*60*24)" office:value-type="time" office:time-value="PT01H44M30.206S" calcext:value-type="time">
            <text:p>01:44:3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9.36" calcext:value-type="float">
            <text:p>219.36</text:p>
          </table:table-cell>
          <table:table-cell office:value-type="float" office:value="275.06" calcext:value-type="float">
            <text:p>275.06</text:p>
          </table:table-cell>
        </table:table-row>
        <table:table-row table:style-name="ro1">
          <table:table-cell office:value-type="float" office:value="6286206" calcext:value-type="float">
            <text:p>6286206</text:p>
          </table:table-cell>
          <table:table-cell table:formula="of:=[.A395]/1000/(60*60*24)" office:value-type="time" office:time-value="PT01H44M46.206S" calcext:value-type="time">
            <text:p>01:44:4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19.91" calcext:value-type="float">
            <text:p>219.91</text:p>
          </table:table-cell>
          <table:table-cell office:value-type="float" office:value="275.74" calcext:value-type="float">
            <text:p>275.74</text:p>
          </table:table-cell>
        </table:table-row>
        <table:table-row table:style-name="ro1">
          <table:table-cell office:value-type="float" office:value="6302206" calcext:value-type="float">
            <text:p>6302206</text:p>
          </table:table-cell>
          <table:table-cell table:formula="of:=[.A396]/1000/(60*60*24)" office:value-type="time" office:time-value="PT01H45M02.206S" calcext:value-type="time">
            <text:p>01:45:0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0.47" calcext:value-type="float">
            <text:p>220.47</text:p>
          </table:table-cell>
          <table:table-cell office:value-type="float" office:value="276.42" calcext:value-type="float">
            <text:p>276.42</text:p>
          </table:table-cell>
        </table:table-row>
        <table:table-row table:style-name="ro1">
          <table:table-cell office:value-type="float" office:value="6318206" calcext:value-type="float">
            <text:p>6318206</text:p>
          </table:table-cell>
          <table:table-cell table:formula="of:=[.A397]/1000/(60*60*24)" office:value-type="time" office:time-value="PT01H45M18.206S" calcext:value-type="time">
            <text:p>01:45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21.02" calcext:value-type="float">
            <text:p>221.02</text:p>
          </table:table-cell>
          <table:table-cell office:value-type="float" office:value="277.1" calcext:value-type="float">
            <text:p>277.1</text:p>
          </table:table-cell>
        </table:table-row>
        <table:table-row table:style-name="ro1">
          <table:table-cell office:value-type="float" office:value="6334206" calcext:value-type="float">
            <text:p>6334206</text:p>
          </table:table-cell>
          <table:table-cell table:formula="of:=[.A398]/1000/(60*60*24)" office:value-type="time" office:time-value="PT01H45M34.206S" calcext:value-type="time">
            <text:p>01:45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21.57" calcext:value-type="float">
            <text:p>221.57</text:p>
          </table:table-cell>
          <table:table-cell office:value-type="float" office:value="277.78" calcext:value-type="float">
            <text:p>277.78</text:p>
          </table:table-cell>
        </table:table-row>
        <table:table-row table:style-name="ro1">
          <table:table-cell office:value-type="float" office:value="6350206" calcext:value-type="float">
            <text:p>6350206</text:p>
          </table:table-cell>
          <table:table-cell table:formula="of:=[.A399]/1000/(60*60*24)" office:value-type="time" office:time-value="PT01H45M50.206S" calcext:value-type="time">
            <text:p>01:45:5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2.12" calcext:value-type="float">
            <text:p>222.12</text:p>
          </table:table-cell>
          <table:table-cell office:value-type="float" office:value="278.46" calcext:value-type="float">
            <text:p>278.46</text:p>
          </table:table-cell>
        </table:table-row>
        <table:table-row table:style-name="ro1">
          <table:table-cell office:value-type="float" office:value="6366206" calcext:value-type="float">
            <text:p>6366206</text:p>
          </table:table-cell>
          <table:table-cell table:formula="of:=[.A400]/1000/(60*60*24)" office:value-type="time" office:time-value="PT01H46M06.206S" calcext:value-type="time">
            <text:p>01:46:0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2.67" calcext:value-type="float">
            <text:p>222.67</text:p>
          </table:table-cell>
          <table:table-cell office:value-type="float" office:value="279.14" calcext:value-type="float">
            <text:p>279.14</text:p>
          </table:table-cell>
        </table:table-row>
        <table:table-row table:style-name="ro1">
          <table:table-cell office:value-type="float" office:value="6382206" calcext:value-type="float">
            <text:p>6382206</text:p>
          </table:table-cell>
          <table:table-cell table:formula="of:=[.A401]/1000/(60*60*24)" office:value-type="time" office:time-value="PT01H46M22.206S" calcext:value-type="time">
            <text:p>01:46:2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3.22" calcext:value-type="float">
            <text:p>223.22</text:p>
          </table:table-cell>
          <table:table-cell office:value-type="float" office:value="279.82" calcext:value-type="float">
            <text:p>279.82</text:p>
          </table:table-cell>
        </table:table-row>
        <table:table-row table:style-name="ro1">
          <table:table-cell office:value-type="float" office:value="6398206" calcext:value-type="float">
            <text:p>6398206</text:p>
          </table:table-cell>
          <table:table-cell table:formula="of:=[.A402]/1000/(60*60*24)" office:value-type="time" office:time-value="PT01H46M38.206S" calcext:value-type="time">
            <text:p>01:46:3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3.77" calcext:value-type="float">
            <text:p>223.77</text:p>
          </table:table-cell>
          <table:table-cell office:value-type="float" office:value="280.5" calcext:value-type="float">
            <text:p>280.5</text:p>
          </table:table-cell>
        </table:table-row>
        <table:table-row table:style-name="ro1">
          <table:table-cell office:value-type="float" office:value="6414206" calcext:value-type="float">
            <text:p>6414206</text:p>
          </table:table-cell>
          <table:table-cell table:formula="of:=[.A403]/1000/(60*60*24)" office:value-type="time" office:time-value="PT01H46M54.206S" calcext:value-type="time">
            <text:p>01:46:5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4.32" calcext:value-type="float">
            <text:p>224.32</text:p>
          </table:table-cell>
          <table:table-cell office:value-type="float" office:value="281.18" calcext:value-type="float">
            <text:p>281.18</text:p>
          </table:table-cell>
        </table:table-row>
        <table:table-row table:style-name="ro1">
          <table:table-cell office:value-type="float" office:value="6430206" calcext:value-type="float">
            <text:p>6430206</text:p>
          </table:table-cell>
          <table:table-cell table:formula="of:=[.A404]/1000/(60*60*24)" office:value-type="time" office:time-value="PT01H47M10.206S" calcext:value-type="time">
            <text:p>01:47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4.87" calcext:value-type="float">
            <text:p>224.87</text:p>
          </table:table-cell>
          <table:table-cell office:value-type="float" office:value="281.86" calcext:value-type="float">
            <text:p>281.86</text:p>
          </table:table-cell>
        </table:table-row>
        <table:table-row table:style-name="ro1">
          <table:table-cell office:value-type="float" office:value="6446206" calcext:value-type="float">
            <text:p>6446206</text:p>
          </table:table-cell>
          <table:table-cell table:formula="of:=[.A405]/1000/(60*60*24)" office:value-type="time" office:time-value="PT01H47M26.206S" calcext:value-type="time">
            <text:p>01:47:2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5.42" calcext:value-type="float">
            <text:p>225.42</text:p>
          </table:table-cell>
          <table:table-cell office:value-type="float" office:value="282.53" calcext:value-type="float">
            <text:p>282.53</text:p>
          </table:table-cell>
        </table:table-row>
        <table:table-row table:style-name="ro1">
          <table:table-cell office:value-type="float" office:value="6462206" calcext:value-type="float">
            <text:p>6462206</text:p>
          </table:table-cell>
          <table:table-cell table:formula="of:=[.A406]/1000/(60*60*24)" office:value-type="time" office:time-value="PT01H47M42.206S" calcext:value-type="time">
            <text:p>01:47:4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5.98" calcext:value-type="float">
            <text:p>225.98</text:p>
          </table:table-cell>
          <table:table-cell office:value-type="float" office:value="283.21" calcext:value-type="float">
            <text:p>283.21</text:p>
          </table:table-cell>
        </table:table-row>
        <table:table-row table:style-name="ro1">
          <table:table-cell office:value-type="float" office:value="6478206" calcext:value-type="float">
            <text:p>6478206</text:p>
          </table:table-cell>
          <table:table-cell table:formula="of:=[.A407]/1000/(60*60*24)" office:value-type="time" office:time-value="PT01H47M58.206S" calcext:value-type="time">
            <text:p>01:47:5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6.53" calcext:value-type="float">
            <text:p>226.53</text:p>
          </table:table-cell>
          <table:table-cell office:value-type="float" office:value="283.89" calcext:value-type="float">
            <text:p>283.89</text:p>
          </table:table-cell>
        </table:table-row>
        <table:table-row table:style-name="ro1">
          <table:table-cell office:value-type="float" office:value="6494206" calcext:value-type="float">
            <text:p>6494206</text:p>
          </table:table-cell>
          <table:table-cell table:formula="of:=[.A408]/1000/(60*60*24)" office:value-type="time" office:time-value="PT01H48M14.206S" calcext:value-type="time">
            <text:p>01:48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27.08" calcext:value-type="float">
            <text:p>227.08</text:p>
          </table:table-cell>
          <table:table-cell office:value-type="float" office:value="284.57" calcext:value-type="float">
            <text:p>284.57</text:p>
          </table:table-cell>
        </table:table-row>
        <table:table-row table:style-name="ro1">
          <table:table-cell office:value-type="float" office:value="6510206" calcext:value-type="float">
            <text:p>6510206</text:p>
          </table:table-cell>
          <table:table-cell table:formula="of:=[.A409]/1000/(60*60*24)" office:value-type="time" office:time-value="PT01H48M30.206S" calcext:value-type="time">
            <text:p>01:48:3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7.63" calcext:value-type="float">
            <text:p>227.63</text:p>
          </table:table-cell>
          <table:table-cell office:value-type="float" office:value="285.25" calcext:value-type="float">
            <text:p>285.25</text:p>
          </table:table-cell>
        </table:table-row>
        <table:table-row table:style-name="ro1">
          <table:table-cell office:value-type="float" office:value="6526206" calcext:value-type="float">
            <text:p>6526206</text:p>
          </table:table-cell>
          <table:table-cell table:formula="of:=[.A410]/1000/(60*60*24)" office:value-type="time" office:time-value="PT01H48M46.206S" calcext:value-type="time">
            <text:p>01:48:4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8.18" calcext:value-type="float">
            <text:p>228.18</text:p>
          </table:table-cell>
          <table:table-cell office:value-type="float" office:value="285.93" calcext:value-type="float">
            <text:p>285.93</text:p>
          </table:table-cell>
        </table:table-row>
        <table:table-row table:style-name="ro1">
          <table:table-cell office:value-type="float" office:value="6542206" calcext:value-type="float">
            <text:p>6542206</text:p>
          </table:table-cell>
          <table:table-cell table:formula="of:=[.A411]/1000/(60*60*24)" office:value-type="time" office:time-value="PT01H49M02.206S" calcext:value-type="time">
            <text:p>01:49:0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8.73" calcext:value-type="float">
            <text:p>228.73</text:p>
          </table:table-cell>
          <table:table-cell office:value-type="float" office:value="286.61" calcext:value-type="float">
            <text:p>286.61</text:p>
          </table:table-cell>
        </table:table-row>
        <table:table-row table:style-name="ro1">
          <table:table-cell office:value-type="float" office:value="6558206" calcext:value-type="float">
            <text:p>6558206</text:p>
          </table:table-cell>
          <table:table-cell table:formula="of:=[.A412]/1000/(60*60*24)" office:value-type="time" office:time-value="PT01H49M18.206S" calcext:value-type="time">
            <text:p>01:49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29.28" calcext:value-type="float">
            <text:p>229.28</text:p>
          </table:table-cell>
          <table:table-cell office:value-type="float" office:value="287.29" calcext:value-type="float">
            <text:p>287.29</text:p>
          </table:table-cell>
        </table:table-row>
        <table:table-row table:style-name="ro1">
          <table:table-cell office:value-type="float" office:value="6574206" calcext:value-type="float">
            <text:p>6574206</text:p>
          </table:table-cell>
          <table:table-cell table:formula="of:=[.A413]/1000/(60*60*24)" office:value-type="time" office:time-value="PT01H49M34.206S" calcext:value-type="time">
            <text:p>01:49:3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9.83" calcext:value-type="float">
            <text:p>229.83</text:p>
          </table:table-cell>
          <table:table-cell office:value-type="float" office:value="287.97" calcext:value-type="float">
            <text:p>287.97</text:p>
          </table:table-cell>
        </table:table-row>
        <table:table-row table:style-name="ro1">
          <table:table-cell office:value-type="float" office:value="6590206" calcext:value-type="float">
            <text:p>6590206</text:p>
          </table:table-cell>
          <table:table-cell table:formula="of:=[.A414]/1000/(60*60*24)" office:value-type="time" office:time-value="PT01H49M50.206S" calcext:value-type="time">
            <text:p>01:49:5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0.38" calcext:value-type="float">
            <text:p>230.38</text:p>
          </table:table-cell>
          <table:table-cell office:value-type="float" office:value="288.65" calcext:value-type="float">
            <text:p>288.65</text:p>
          </table:table-cell>
        </table:table-row>
        <table:table-row table:style-name="ro1">
          <table:table-cell office:value-type="float" office:value="6606206" calcext:value-type="float">
            <text:p>6606206</text:p>
          </table:table-cell>
          <table:table-cell table:formula="of:=[.A415]/1000/(60*60*24)" office:value-type="time" office:time-value="PT01H50M06.206S" calcext:value-type="time">
            <text:p>01:50:0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0.93" calcext:value-type="float">
            <text:p>230.93</text:p>
          </table:table-cell>
          <table:table-cell office:value-type="float" office:value="289.33" calcext:value-type="float">
            <text:p>289.33</text:p>
          </table:table-cell>
        </table:table-row>
        <table:table-row table:style-name="ro1">
          <table:table-cell office:value-type="float" office:value="6622206" calcext:value-type="float">
            <text:p>6622206</text:p>
          </table:table-cell>
          <table:table-cell table:formula="of:=[.A416]/1000/(60*60*24)" office:value-type="time" office:time-value="PT01H50M22.206S" calcext:value-type="time">
            <text:p>01:50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1.49" calcext:value-type="float">
            <text:p>231.49</text:p>
          </table:table-cell>
          <table:table-cell office:value-type="float" office:value="290.01" calcext:value-type="float">
            <text:p>290.01</text:p>
          </table:table-cell>
        </table:table-row>
        <table:table-row table:style-name="ro1">
          <table:table-cell office:value-type="float" office:value="6638206" calcext:value-type="float">
            <text:p>6638206</text:p>
          </table:table-cell>
          <table:table-cell table:formula="of:=[.A417]/1000/(60*60*24)" office:value-type="time" office:time-value="PT01H50M38.206S" calcext:value-type="time">
            <text:p>01:50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2.04" calcext:value-type="float">
            <text:p>232.04</text:p>
          </table:table-cell>
          <table:table-cell office:value-type="float" office:value="290.68" calcext:value-type="float">
            <text:p>290.68</text:p>
          </table:table-cell>
        </table:table-row>
        <table:table-row table:style-name="ro1">
          <table:table-cell office:value-type="float" office:value="6654206" calcext:value-type="float">
            <text:p>6654206</text:p>
          </table:table-cell>
          <table:table-cell table:formula="of:=[.A418]/1000/(60*60*24)" office:value-type="time" office:time-value="PT01H50M54.206S" calcext:value-type="time">
            <text:p>01:50:5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2.59" calcext:value-type="float">
            <text:p>232.59</text:p>
          </table:table-cell>
          <table:table-cell office:value-type="float" office:value="291.36" calcext:value-type="float">
            <text:p>291.36</text:p>
          </table:table-cell>
        </table:table-row>
        <table:table-row table:style-name="ro1">
          <table:table-cell office:value-type="float" office:value="6670206" calcext:value-type="float">
            <text:p>6670206</text:p>
          </table:table-cell>
          <table:table-cell table:formula="of:=[.A419]/1000/(60*60*24)" office:value-type="time" office:time-value="PT01H51M10.206S" calcext:value-type="time">
            <text:p>01:51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3.14" calcext:value-type="float">
            <text:p>233.14</text:p>
          </table:table-cell>
          <table:table-cell office:value-type="float" office:value="292.04" calcext:value-type="float">
            <text:p>292.04</text:p>
          </table:table-cell>
        </table:table-row>
        <table:table-row table:style-name="ro1">
          <table:table-cell office:value-type="float" office:value="6686206" calcext:value-type="float">
            <text:p>6686206</text:p>
          </table:table-cell>
          <table:table-cell table:formula="of:=[.A420]/1000/(60*60*24)" office:value-type="time" office:time-value="PT01H51M26.206S" calcext:value-type="time">
            <text:p>01:51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3.69" calcext:value-type="float">
            <text:p>233.69</text:p>
          </table:table-cell>
          <table:table-cell office:value-type="float" office:value="292.72" calcext:value-type="float">
            <text:p>292.72</text:p>
          </table:table-cell>
        </table:table-row>
        <table:table-row table:style-name="ro1">
          <table:table-cell office:value-type="float" office:value="6702206" calcext:value-type="float">
            <text:p>6702206</text:p>
          </table:table-cell>
          <table:table-cell table:formula="of:=[.A421]/1000/(60*60*24)" office:value-type="time" office:time-value="PT01H51M42.206S" calcext:value-type="time">
            <text:p>01:51:4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4.24" calcext:value-type="float">
            <text:p>234.24</text:p>
          </table:table-cell>
          <table:table-cell office:value-type="float" office:value="293.4" calcext:value-type="float">
            <text:p>293.4</text:p>
          </table:table-cell>
        </table:table-row>
        <table:table-row table:style-name="ro1">
          <table:table-cell office:value-type="float" office:value="6718206" calcext:value-type="float">
            <text:p>6718206</text:p>
          </table:table-cell>
          <table:table-cell table:formula="of:=[.A422]/1000/(60*60*24)" office:value-type="time" office:time-value="PT01H51M58.206S" calcext:value-type="time">
            <text:p>01:51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4.79" calcext:value-type="float">
            <text:p>234.79</text:p>
          </table:table-cell>
          <table:table-cell office:value-type="float" office:value="294.08" calcext:value-type="float">
            <text:p>294.08</text:p>
          </table:table-cell>
        </table:table-row>
        <table:table-row table:style-name="ro1">
          <table:table-cell office:value-type="float" office:value="6734206" calcext:value-type="float">
            <text:p>6734206</text:p>
          </table:table-cell>
          <table:table-cell table:formula="of:=[.A423]/1000/(60*60*24)" office:value-type="time" office:time-value="PT01H52M14.206S" calcext:value-type="time">
            <text:p>01:52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5.34" calcext:value-type="float">
            <text:p>235.34</text:p>
          </table:table-cell>
          <table:table-cell office:value-type="float" office:value="294.76" calcext:value-type="float">
            <text:p>294.76</text:p>
          </table:table-cell>
        </table:table-row>
        <table:table-row table:style-name="ro1">
          <table:table-cell office:value-type="float" office:value="6750206" calcext:value-type="float">
            <text:p>6750206</text:p>
          </table:table-cell>
          <table:table-cell table:formula="of:=[.A424]/1000/(60*60*24)" office:value-type="time" office:time-value="PT01H52M30.206S" calcext:value-type="time">
            <text:p>01:52:3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5.89" calcext:value-type="float">
            <text:p>235.89</text:p>
          </table:table-cell>
          <table:table-cell office:value-type="float" office:value="295.44" calcext:value-type="float">
            <text:p>295.44</text:p>
          </table:table-cell>
        </table:table-row>
        <table:table-row table:style-name="ro1">
          <table:table-cell office:value-type="float" office:value="6766206" calcext:value-type="float">
            <text:p>6766206</text:p>
          </table:table-cell>
          <table:table-cell table:formula="of:=[.A425]/1000/(60*60*24)" office:value-type="time" office:time-value="PT01H52M46.206S" calcext:value-type="time">
            <text:p>01:52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6.44" calcext:value-type="float">
            <text:p>236.44</text:p>
          </table:table-cell>
          <table:table-cell office:value-type="float" office:value="296.12" calcext:value-type="float">
            <text:p>296.12</text:p>
          </table:table-cell>
        </table:table-row>
        <table:table-row table:style-name="ro1">
          <table:table-cell office:value-type="float" office:value="6782206" calcext:value-type="float">
            <text:p>6782206</text:p>
          </table:table-cell>
          <table:table-cell table:formula="of:=[.A426]/1000/(60*60*24)" office:value-type="time" office:time-value="PT01H53M02.206S" calcext:value-type="time">
            <text:p>01:53:0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6.99" calcext:value-type="float">
            <text:p>236.99</text:p>
          </table:table-cell>
          <table:table-cell office:value-type="float" office:value="296.8" calcext:value-type="float">
            <text:p>296.8</text:p>
          </table:table-cell>
        </table:table-row>
        <table:table-row table:style-name="ro1">
          <table:table-cell office:value-type="float" office:value="6798204" calcext:value-type="float">
            <text:p>6798204</text:p>
          </table:table-cell>
          <table:table-cell table:formula="of:=[.A427]/1000/(60*60*24)" office:value-type="time" office:time-value="PT01H53M18.204S" calcext:value-type="time">
            <text:p>01:53:1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7.55" calcext:value-type="float">
            <text:p>237.55</text:p>
          </table:table-cell>
          <table:table-cell office:value-type="float" office:value="297.47" calcext:value-type="float">
            <text:p>297.47</text:p>
          </table:table-cell>
        </table:table-row>
        <table:table-row table:style-name="ro1">
          <table:table-cell office:value-type="float" office:value="6814206" calcext:value-type="float">
            <text:p>6814206</text:p>
          </table:table-cell>
          <table:table-cell table:formula="of:=[.A428]/1000/(60*60*24)" office:value-type="time" office:time-value="PT01H53M34.206S" calcext:value-type="time">
            <text:p>01:53:3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8.1" calcext:value-type="float">
            <text:p>238.1</text:p>
          </table:table-cell>
          <table:table-cell office:value-type="float" office:value="298.15" calcext:value-type="float">
            <text:p>298.15</text:p>
          </table:table-cell>
        </table:table-row>
        <table:table-row table:style-name="ro1">
          <table:table-cell office:value-type="float" office:value="6830206" calcext:value-type="float">
            <text:p>6830206</text:p>
          </table:table-cell>
          <table:table-cell table:formula="of:=[.A429]/1000/(60*60*24)" office:value-type="time" office:time-value="PT01H53M50.206S" calcext:value-type="time">
            <text:p>01:53:5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8.65" calcext:value-type="float">
            <text:p>238.65</text:p>
          </table:table-cell>
          <table:table-cell office:value-type="float" office:value="298.83" calcext:value-type="float">
            <text:p>298.83</text:p>
          </table:table-cell>
        </table:table-row>
        <table:table-row table:style-name="ro1">
          <table:table-cell office:value-type="float" office:value="6846206" calcext:value-type="float">
            <text:p>6846206</text:p>
          </table:table-cell>
          <table:table-cell table:formula="of:=[.A430]/1000/(60*60*24)" office:value-type="time" office:time-value="PT01H54M06.206S" calcext:value-type="time">
            <text:p>01:54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9.2" calcext:value-type="float">
            <text:p>239.2</text:p>
          </table:table-cell>
          <table:table-cell office:value-type="float" office:value="299.51" calcext:value-type="float">
            <text:p>299.51</text:p>
          </table:table-cell>
        </table:table-row>
        <table:table-row table:style-name="ro1">
          <table:table-cell office:value-type="float" office:value="6862206" calcext:value-type="float">
            <text:p>6862206</text:p>
          </table:table-cell>
          <table:table-cell table:formula="of:=[.A431]/1000/(60*60*24)" office:value-type="time" office:time-value="PT01H54M22.206S" calcext:value-type="time">
            <text:p>01:54:2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9.75" calcext:value-type="float">
            <text:p>239.75</text:p>
          </table:table-cell>
          <table:table-cell office:value-type="float" office:value="300.19" calcext:value-type="float">
            <text:p>300.19</text:p>
          </table:table-cell>
        </table:table-row>
        <table:table-row table:style-name="ro1">
          <table:table-cell office:value-type="float" office:value="6878206" calcext:value-type="float">
            <text:p>6878206</text:p>
          </table:table-cell>
          <table:table-cell table:formula="of:=[.A432]/1000/(60*60*24)" office:value-type="time" office:time-value="PT01H54M38.206S" calcext:value-type="time">
            <text:p>01:54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0.3" calcext:value-type="float">
            <text:p>240.3</text:p>
          </table:table-cell>
          <table:table-cell office:value-type="float" office:value="300.87" calcext:value-type="float">
            <text:p>300.87</text:p>
          </table:table-cell>
        </table:table-row>
        <table:table-row table:style-name="ro1">
          <table:table-cell office:value-type="float" office:value="6894206" calcext:value-type="float">
            <text:p>6894206</text:p>
          </table:table-cell>
          <table:table-cell table:formula="of:=[.A433]/1000/(60*60*24)" office:value-type="time" office:time-value="PT01H54M54.206S" calcext:value-type="time">
            <text:p>01:54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0.85" calcext:value-type="float">
            <text:p>240.85</text:p>
          </table:table-cell>
          <table:table-cell office:value-type="float" office:value="301.55" calcext:value-type="float">
            <text:p>301.55</text:p>
          </table:table-cell>
        </table:table-row>
        <table:table-row table:style-name="ro1">
          <table:table-cell office:value-type="float" office:value="6910206" calcext:value-type="float">
            <text:p>6910206</text:p>
          </table:table-cell>
          <table:table-cell table:formula="of:=[.A434]/1000/(60*60*24)" office:value-type="time" office:time-value="PT01H55M10.206S" calcext:value-type="time">
            <text:p>01:55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1.4" calcext:value-type="float">
            <text:p>241.4</text:p>
          </table:table-cell>
          <table:table-cell office:value-type="float" office:value="302.23" calcext:value-type="float">
            <text:p>302.23</text:p>
          </table:table-cell>
        </table:table-row>
        <table:table-row table:style-name="ro1">
          <table:table-cell office:value-type="float" office:value="6926206" calcext:value-type="float">
            <text:p>6926206</text:p>
          </table:table-cell>
          <table:table-cell table:formula="of:=[.A435]/1000/(60*60*24)" office:value-type="time" office:time-value="PT01H55M26.206S" calcext:value-type="time">
            <text:p>01:55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1.95" calcext:value-type="float">
            <text:p>241.95</text:p>
          </table:table-cell>
          <table:table-cell office:value-type="float" office:value="302.91" calcext:value-type="float">
            <text:p>302.91</text:p>
          </table:table-cell>
        </table:table-row>
        <table:table-row table:style-name="ro1">
          <table:table-cell office:value-type="float" office:value="6942206" calcext:value-type="float">
            <text:p>6942206</text:p>
          </table:table-cell>
          <table:table-cell table:formula="of:=[.A436]/1000/(60*60*24)" office:value-type="time" office:time-value="PT01H55M42.206S" calcext:value-type="time">
            <text:p>01:55:4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42.5" calcext:value-type="float">
            <text:p>242.5</text:p>
          </table:table-cell>
          <table:table-cell office:value-type="float" office:value="303.58" calcext:value-type="float">
            <text:p>303.58</text:p>
          </table:table-cell>
        </table:table-row>
        <table:table-row table:style-name="ro1">
          <table:table-cell office:value-type="float" office:value="6958206" calcext:value-type="float">
            <text:p>6958206</text:p>
          </table:table-cell>
          <table:table-cell table:formula="of:=[.A437]/1000/(60*60*24)" office:value-type="time" office:time-value="PT01H55M58.206S" calcext:value-type="time">
            <text:p>01:55:5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43.05" calcext:value-type="float">
            <text:p>243.05</text:p>
          </table:table-cell>
          <table:table-cell office:value-type="float" office:value="304.26" calcext:value-type="float">
            <text:p>304.26</text:p>
          </table:table-cell>
        </table:table-row>
        <table:table-row table:style-name="ro1">
          <table:table-cell office:value-type="float" office:value="6974206" calcext:value-type="float">
            <text:p>6974206</text:p>
          </table:table-cell>
          <table:table-cell table:formula="of:=[.A438]/1000/(60*60*24)" office:value-type="time" office:time-value="PT01H56M14.206S" calcext:value-type="time">
            <text:p>01:56:14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243.6" calcext:value-type="float">
            <text:p>243.6</text:p>
          </table:table-cell>
          <table:table-cell office:value-type="float" office:value="304.94" calcext:value-type="float">
            <text:p>304.94</text:p>
          </table:table-cell>
        </table:table-row>
        <table:table-row table:style-name="ro1">
          <table:table-cell office:value-type="float" office:value="6990206" calcext:value-type="float">
            <text:p>6990206</text:p>
          </table:table-cell>
          <table:table-cell table:formula="of:=[.A439]/1000/(60*60*24)" office:value-type="time" office:time-value="PT01H56M30.206S" calcext:value-type="time">
            <text:p>01:56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4.16" calcext:value-type="float">
            <text:p>244.16</text:p>
          </table:table-cell>
          <table:table-cell office:value-type="float" office:value="305.62" calcext:value-type="float">
            <text:p>305.62</text:p>
          </table:table-cell>
        </table:table-row>
        <table:table-row table:style-name="ro1">
          <table:table-cell office:value-type="float" office:value="7006206" calcext:value-type="float">
            <text:p>7006206</text:p>
          </table:table-cell>
          <table:table-cell table:formula="of:=[.A440]/1000/(60*60*24)" office:value-type="time" office:time-value="PT01H56M46.206S" calcext:value-type="time">
            <text:p>01:56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4.71" calcext:value-type="float">
            <text:p>244.71</text:p>
          </table:table-cell>
          <table:table-cell office:value-type="float" office:value="306.3" calcext:value-type="float">
            <text:p>306.3</text:p>
          </table:table-cell>
        </table:table-row>
        <table:table-row table:style-name="ro1">
          <table:table-cell office:value-type="float" office:value="7022206" calcext:value-type="float">
            <text:p>7022206</text:p>
          </table:table-cell>
          <table:table-cell table:formula="of:=[.A441]/1000/(60*60*24)" office:value-type="time" office:time-value="PT01H57M02.206S" calcext:value-type="time">
            <text:p>01:57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5.26" calcext:value-type="float">
            <text:p>245.26</text:p>
          </table:table-cell>
          <table:table-cell office:value-type="float" office:value="306.98" calcext:value-type="float">
            <text:p>306.98</text:p>
          </table:table-cell>
        </table:table-row>
        <table:table-row table:style-name="ro1">
          <table:table-cell office:value-type="float" office:value="7038206" calcext:value-type="float">
            <text:p>7038206</text:p>
          </table:table-cell>
          <table:table-cell table:formula="of:=[.A442]/1000/(60*60*24)" office:value-type="time" office:time-value="PT01H57M18.206S" calcext:value-type="time">
            <text:p>01:57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5.81" calcext:value-type="float">
            <text:p>245.81</text:p>
          </table:table-cell>
          <table:table-cell office:value-type="float" office:value="307.66" calcext:value-type="float">
            <text:p>307.66</text:p>
          </table:table-cell>
        </table:table-row>
        <table:table-row table:style-name="ro1">
          <table:table-cell office:value-type="float" office:value="7054206" calcext:value-type="float">
            <text:p>7054206</text:p>
          </table:table-cell>
          <table:table-cell table:formula="of:=[.A443]/1000/(60*60*24)" office:value-type="time" office:time-value="PT01H57M34.206S" calcext:value-type="time">
            <text:p>01:57:3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46.36" calcext:value-type="float">
            <text:p>246.36</text:p>
          </table:table-cell>
          <table:table-cell office:value-type="float" office:value="308.34" calcext:value-type="float">
            <text:p>308.34</text:p>
          </table:table-cell>
        </table:table-row>
        <table:table-row table:style-name="ro1">
          <table:table-cell office:value-type="float" office:value="7070206" calcext:value-type="float">
            <text:p>7070206</text:p>
          </table:table-cell>
          <table:table-cell table:formula="of:=[.A444]/1000/(60*60*24)" office:value-type="time" office:time-value="PT01H57M50.206S" calcext:value-type="time">
            <text:p>01:57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6.91" calcext:value-type="float">
            <text:p>246.91</text:p>
          </table:table-cell>
          <table:table-cell office:value-type="float" office:value="309.01" calcext:value-type="float">
            <text:p>309.01</text:p>
          </table:table-cell>
        </table:table-row>
        <table:table-row table:style-name="ro1">
          <table:table-cell office:value-type="float" office:value="7086206" calcext:value-type="float">
            <text:p>7086206</text:p>
          </table:table-cell>
          <table:table-cell table:formula="of:=[.A445]/1000/(60*60*24)" office:value-type="time" office:time-value="PT01H58M06.206S" calcext:value-type="time">
            <text:p>01:58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7.46" calcext:value-type="float">
            <text:p>247.46</text:p>
          </table:table-cell>
          <table:table-cell office:value-type="float" office:value="309.69" calcext:value-type="float">
            <text:p>309.69</text:p>
          </table:table-cell>
        </table:table-row>
        <table:table-row table:style-name="ro1">
          <table:table-cell office:value-type="float" office:value="7102206" calcext:value-type="float">
            <text:p>7102206</text:p>
          </table:table-cell>
          <table:table-cell table:formula="of:=[.A446]/1000/(60*60*24)" office:value-type="time" office:time-value="PT01H58M22.206S" calcext:value-type="time">
            <text:p>01:58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8.01" calcext:value-type="float">
            <text:p>248.01</text:p>
          </table:table-cell>
          <table:table-cell office:value-type="float" office:value="310.37" calcext:value-type="float">
            <text:p>310.37</text:p>
          </table:table-cell>
        </table:table-row>
        <table:table-row table:style-name="ro1">
          <table:table-cell office:value-type="float" office:value="7118206" calcext:value-type="float">
            <text:p>7118206</text:p>
          </table:table-cell>
          <table:table-cell table:formula="of:=[.A447]/1000/(60*60*24)" office:value-type="time" office:time-value="PT01H58M38.206S" calcext:value-type="time">
            <text:p>01:58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8.56" calcext:value-type="float">
            <text:p>248.56</text:p>
          </table:table-cell>
          <table:table-cell office:value-type="float" office:value="311.05" calcext:value-type="float">
            <text:p>311.05</text:p>
          </table:table-cell>
        </table:table-row>
        <table:table-row table:style-name="ro1">
          <table:table-cell office:value-type="float" office:value="7134206" calcext:value-type="float">
            <text:p>7134206</text:p>
          </table:table-cell>
          <table:table-cell table:formula="of:=[.A448]/1000/(60*60*24)" office:value-type="time" office:time-value="PT01H58M54.206S" calcext:value-type="time">
            <text:p>01:58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9.11" calcext:value-type="float">
            <text:p>249.11</text:p>
          </table:table-cell>
          <table:table-cell office:value-type="float" office:value="311.73" calcext:value-type="float">
            <text:p>311.73</text:p>
          </table:table-cell>
        </table:table-row>
        <table:table-row table:style-name="ro1">
          <table:table-cell office:value-type="float" office:value="7150206" calcext:value-type="float">
            <text:p>7150206</text:p>
          </table:table-cell>
          <table:table-cell table:formula="of:=[.A449]/1000/(60*60*24)" office:value-type="time" office:time-value="PT01H59M10.206S" calcext:value-type="time">
            <text:p>01:59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9.66" calcext:value-type="float">
            <text:p>249.66</text:p>
          </table:table-cell>
          <table:table-cell office:value-type="float" office:value="312.41" calcext:value-type="float">
            <text:p>312.41</text:p>
          </table:table-cell>
        </table:table-row>
        <table:table-row table:style-name="ro1">
          <table:table-cell office:value-type="float" office:value="7166206" calcext:value-type="float">
            <text:p>7166206</text:p>
          </table:table-cell>
          <table:table-cell table:formula="of:=[.A450]/1000/(60*60*24)" office:value-type="time" office:time-value="PT01H59M26.206S" calcext:value-type="time">
            <text:p>01:59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0.21" calcext:value-type="float">
            <text:p>250.21</text:p>
          </table:table-cell>
          <table:table-cell office:value-type="float" office:value="313.09" calcext:value-type="float">
            <text:p>313.09</text:p>
          </table:table-cell>
        </table:table-row>
        <table:table-row table:style-name="ro1">
          <table:table-cell office:value-type="float" office:value="7182206" calcext:value-type="float">
            <text:p>7182206</text:p>
          </table:table-cell>
          <table:table-cell table:formula="of:=[.A451]/1000/(60*60*24)" office:value-type="time" office:time-value="PT01H59M42.206S" calcext:value-type="time">
            <text:p>01:59:42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250.76" calcext:value-type="float">
            <text:p>250.76</text:p>
          </table:table-cell>
          <table:table-cell office:value-type="float" office:value="313.77" calcext:value-type="float">
            <text:p>313.77</text:p>
          </table:table-cell>
        </table:table-row>
        <table:table-row table:style-name="ro1">
          <table:table-cell office:value-type="float" office:value="7198206" calcext:value-type="float">
            <text:p>7198206</text:p>
          </table:table-cell>
          <table:table-cell table:formula="of:=[.A452]/1000/(60*60*24)" office:value-type="time" office:time-value="PT01H59M58.206S" calcext:value-type="time">
            <text:p>01:59:58</text:p>
          </table:table-cell>
          <table:table-cell office:value-type="float" office:value="1.24" calcext:value-type="float">
            <text:p>1.24</text:p>
          </table:table-cell>
          <table:table-cell office:value-type="float" office:value="123.8" calcext:value-type="float">
            <text:p>123.8</text:p>
          </table:table-cell>
          <table:table-cell office:value-type="float" office:value="153.07" calcext:value-type="float">
            <text:p>153.07</text:p>
          </table:table-cell>
          <table:table-cell office:value-type="float" office:value="251.32" calcext:value-type="float">
            <text:p>251.32</text:p>
          </table:table-cell>
          <table:table-cell office:value-type="float" office:value="314.44" calcext:value-type="float">
            <text:p>314.44</text:p>
          </table:table-cell>
        </table:table-row>
        <table:table-row table:style-name="ro1">
          <table:table-cell office:value-type="float" office:value="7214206" calcext:value-type="float">
            <text:p>7214206</text:p>
          </table:table-cell>
          <table:table-cell table:formula="of:=[.A453]/1000/(60*60*24)" office:value-type="time" office:time-value="PT02H00M14.206S" calcext:value-type="time">
            <text:p>02:00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1.87" calcext:value-type="float">
            <text:p>251.87</text:p>
          </table:table-cell>
          <table:table-cell office:value-type="float" office:value="315.12" calcext:value-type="float">
            <text:p>315.12</text:p>
          </table:table-cell>
        </table:table-row>
        <table:table-row table:style-name="ro1">
          <table:table-cell office:value-type="float" office:value="7230206" calcext:value-type="float">
            <text:p>7230206</text:p>
          </table:table-cell>
          <table:table-cell table:formula="of:=[.A454]/1000/(60*60*24)" office:value-type="time" office:time-value="PT02H00M30.206S" calcext:value-type="time">
            <text:p>02:00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2.42" calcext:value-type="float">
            <text:p>252.42</text:p>
          </table:table-cell>
          <table:table-cell office:value-type="float" office:value="315.8" calcext:value-type="float">
            <text:p>315.8</text:p>
          </table:table-cell>
        </table:table-row>
        <table:table-row table:style-name="ro1">
          <table:table-cell office:value-type="float" office:value="7246206" calcext:value-type="float">
            <text:p>7246206</text:p>
          </table:table-cell>
          <table:table-cell table:formula="of:=[.A455]/1000/(60*60*24)" office:value-type="time" office:time-value="PT02H00M46.206S" calcext:value-type="time">
            <text:p>02:00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2.97" calcext:value-type="float">
            <text:p>252.97</text:p>
          </table:table-cell>
          <table:table-cell office:value-type="float" office:value="316.48" calcext:value-type="float">
            <text:p>316.48</text:p>
          </table:table-cell>
        </table:table-row>
        <table:table-row table:style-name="ro1">
          <table:table-cell office:value-type="float" office:value="7262206" calcext:value-type="float">
            <text:p>7262206</text:p>
          </table:table-cell>
          <table:table-cell table:formula="of:=[.A456]/1000/(60*60*24)" office:value-type="time" office:time-value="PT02H01M02.206S" calcext:value-type="time">
            <text:p>02:01:02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253.52" calcext:value-type="float">
            <text:p>253.52</text:p>
          </table:table-cell>
          <table:table-cell office:value-type="float" office:value="317.16" calcext:value-type="float">
            <text:p>317.16</text:p>
          </table:table-cell>
        </table:table-row>
        <table:table-row table:style-name="ro1">
          <table:table-cell office:value-type="float" office:value="7278206" calcext:value-type="float">
            <text:p>7278206</text:p>
          </table:table-cell>
          <table:table-cell table:formula="of:=[.A457]/1000/(60*60*24)" office:value-type="time" office:time-value="PT02H01M18.206S" calcext:value-type="time">
            <text:p>02:01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4.07" calcext:value-type="float">
            <text:p>254.07</text:p>
          </table:table-cell>
          <table:table-cell office:value-type="float" office:value="317.84" calcext:value-type="float">
            <text:p>317.84</text:p>
          </table:table-cell>
        </table:table-row>
        <table:table-row table:style-name="ro1">
          <table:table-cell office:value-type="float" office:value="7294206" calcext:value-type="float">
            <text:p>7294206</text:p>
          </table:table-cell>
          <table:table-cell table:formula="of:=[.A458]/1000/(60*60*24)" office:value-type="time" office:time-value="PT02H01M34.206S" calcext:value-type="time">
            <text:p>02:01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54.62" calcext:value-type="float">
            <text:p>254.62</text:p>
          </table:table-cell>
          <table:table-cell office:value-type="float" office:value="318.52" calcext:value-type="float">
            <text:p>318.52</text:p>
          </table:table-cell>
        </table:table-row>
        <table:table-row table:style-name="ro1">
          <table:table-cell office:value-type="float" office:value="7310206" calcext:value-type="float">
            <text:p>7310206</text:p>
          </table:table-cell>
          <table:table-cell table:formula="of:=[.A459]/1000/(60*60*24)" office:value-type="time" office:time-value="PT02H01M50.206S" calcext:value-type="time">
            <text:p>02:01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5.17" calcext:value-type="float">
            <text:p>255.17</text:p>
          </table:table-cell>
          <table:table-cell office:value-type="float" office:value="319.19" calcext:value-type="float">
            <text:p>319.19</text:p>
          </table:table-cell>
        </table:table-row>
        <table:table-row table:style-name="ro1">
          <table:table-cell office:value-type="float" office:value="7326206" calcext:value-type="float">
            <text:p>7326206</text:p>
          </table:table-cell>
          <table:table-cell table:formula="of:=[.A460]/1000/(60*60*24)" office:value-type="time" office:time-value="PT02H02M06.206S" calcext:value-type="time">
            <text:p>02:02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5.72" calcext:value-type="float">
            <text:p>255.72</text:p>
          </table:table-cell>
          <table:table-cell office:value-type="float" office:value="319.87" calcext:value-type="float">
            <text:p>319.87</text:p>
          </table:table-cell>
        </table:table-row>
        <table:table-row table:style-name="ro1">
          <table:table-cell office:value-type="float" office:value="7342206" calcext:value-type="float">
            <text:p>7342206</text:p>
          </table:table-cell>
          <table:table-cell table:formula="of:=[.A461]/1000/(60*60*24)" office:value-type="time" office:time-value="PT02H02M22.206S" calcext:value-type="time">
            <text:p>02:02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6.27" calcext:value-type="float">
            <text:p>256.27</text:p>
          </table:table-cell>
          <table:table-cell office:value-type="float" office:value="320.55" calcext:value-type="float">
            <text:p>320.55</text:p>
          </table:table-cell>
        </table:table-row>
        <table:table-row table:style-name="ro1">
          <table:table-cell office:value-type="float" office:value="7358206" calcext:value-type="float">
            <text:p>7358206</text:p>
          </table:table-cell>
          <table:table-cell table:formula="of:=[.A462]/1000/(60*60*24)" office:value-type="time" office:time-value="PT02H02M38.206S" calcext:value-type="time">
            <text:p>02:02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6.82" calcext:value-type="float">
            <text:p>256.82</text:p>
          </table:table-cell>
          <table:table-cell office:value-type="float" office:value="321.23" calcext:value-type="float">
            <text:p>321.23</text:p>
          </table:table-cell>
        </table:table-row>
        <table:table-row table:style-name="ro1">
          <table:table-cell office:value-type="float" office:value="7374206" calcext:value-type="float">
            <text:p>7374206</text:p>
          </table:table-cell>
          <table:table-cell table:formula="of:=[.A463]/1000/(60*60*24)" office:value-type="time" office:time-value="PT02H02M54.206S" calcext:value-type="time">
            <text:p>02:02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7.37" calcext:value-type="float">
            <text:p>257.37</text:p>
          </table:table-cell>
          <table:table-cell office:value-type="float" office:value="321.91" calcext:value-type="float">
            <text:p>321.91</text:p>
          </table:table-cell>
        </table:table-row>
        <table:table-row table:style-name="ro1">
          <table:table-cell office:value-type="float" office:value="7390206" calcext:value-type="float">
            <text:p>7390206</text:p>
          </table:table-cell>
          <table:table-cell table:formula="of:=[.A464]/1000/(60*60*24)" office:value-type="time" office:time-value="PT02H03M10.206S" calcext:value-type="time">
            <text:p>02:03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7.92" calcext:value-type="float">
            <text:p>257.92</text:p>
          </table:table-cell>
          <table:table-cell office:value-type="float" office:value="322.59" calcext:value-type="float">
            <text:p>322.59</text:p>
          </table:table-cell>
        </table:table-row>
        <table:table-row table:style-name="ro1">
          <table:table-cell office:value-type="float" office:value="7406206" calcext:value-type="float">
            <text:p>7406206</text:p>
          </table:table-cell>
          <table:table-cell table:formula="of:=[.A465]/1000/(60*60*24)" office:value-type="time" office:time-value="PT02H03M26.206S" calcext:value-type="time">
            <text:p>02:03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58.47" calcext:value-type="float">
            <text:p>258.47</text:p>
          </table:table-cell>
          <table:table-cell office:value-type="float" office:value="323.27" calcext:value-type="float">
            <text:p>323.27</text:p>
          </table:table-cell>
        </table:table-row>
        <table:table-row table:style-name="ro1">
          <table:table-cell office:value-type="float" office:value="7422206" calcext:value-type="float">
            <text:p>7422206</text:p>
          </table:table-cell>
          <table:table-cell table:formula="of:=[.A466]/1000/(60*60*24)" office:value-type="time" office:time-value="PT02H03M42.206S" calcext:value-type="time">
            <text:p>02:03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9.02" calcext:value-type="float">
            <text:p>259.02</text:p>
          </table:table-cell>
          <table:table-cell office:value-type="float" office:value="323.94" calcext:value-type="float">
            <text:p>323.94</text:p>
          </table:table-cell>
        </table:table-row>
        <table:table-row table:style-name="ro1">
          <table:table-cell office:value-type="float" office:value="7438206" calcext:value-type="float">
            <text:p>7438206</text:p>
          </table:table-cell>
          <table:table-cell table:formula="of:=[.A467]/1000/(60*60*24)" office:value-type="time" office:time-value="PT02H03M58.206S" calcext:value-type="time">
            <text:p>02:03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59.58" calcext:value-type="float">
            <text:p>259.58</text:p>
          </table:table-cell>
          <table:table-cell office:value-type="float" office:value="324.62" calcext:value-type="float">
            <text:p>324.62</text:p>
          </table:table-cell>
        </table:table-row>
        <table:table-row table:style-name="ro1">
          <table:table-cell office:value-type="float" office:value="7454206" calcext:value-type="float">
            <text:p>7454206</text:p>
          </table:table-cell>
          <table:table-cell table:formula="of:=[.A468]/1000/(60*60*24)" office:value-type="time" office:time-value="PT02H04M14.206S" calcext:value-type="time">
            <text:p>02:04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60.13" calcext:value-type="float">
            <text:p>260.13</text:p>
          </table:table-cell>
          <table:table-cell office:value-type="float" office:value="325.3" calcext:value-type="float">
            <text:p>325.3</text:p>
          </table:table-cell>
        </table:table-row>
        <table:table-row table:style-name="ro1">
          <table:table-cell office:value-type="float" office:value="7470206" calcext:value-type="float">
            <text:p>7470206</text:p>
          </table:table-cell>
          <table:table-cell table:formula="of:=[.A469]/1000/(60*60*24)" office:value-type="time" office:time-value="PT02H04M30.206S" calcext:value-type="time">
            <text:p>02:04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0.68" calcext:value-type="float">
            <text:p>260.68</text:p>
          </table:table-cell>
          <table:table-cell office:value-type="float" office:value="325.98" calcext:value-type="float">
            <text:p>325.98</text:p>
          </table:table-cell>
        </table:table-row>
        <table:table-row table:style-name="ro1">
          <table:table-cell office:value-type="float" office:value="7486206" calcext:value-type="float">
            <text:p>7486206</text:p>
          </table:table-cell>
          <table:table-cell table:formula="of:=[.A470]/1000/(60*60*24)" office:value-type="time" office:time-value="PT02H04M46.206S" calcext:value-type="time">
            <text:p>02:04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61.23" calcext:value-type="float">
            <text:p>261.23</text:p>
          </table:table-cell>
          <table:table-cell office:value-type="float" office:value="326.66" calcext:value-type="float">
            <text:p>326.66</text:p>
          </table:table-cell>
        </table:table-row>
        <table:table-row table:style-name="ro1">
          <table:table-cell office:value-type="float" office:value="7502206" calcext:value-type="float">
            <text:p>7502206</text:p>
          </table:table-cell>
          <table:table-cell table:formula="of:=[.A471]/1000/(60*60*24)" office:value-type="time" office:time-value="PT02H05M02.206S" calcext:value-type="time">
            <text:p>02:05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61.78" calcext:value-type="float">
            <text:p>261.78</text:p>
          </table:table-cell>
          <table:table-cell office:value-type="float" office:value="327.34" calcext:value-type="float">
            <text:p>327.34</text:p>
          </table:table-cell>
        </table:table-row>
        <table:table-row table:style-name="ro1">
          <table:table-cell office:value-type="float" office:value="7518206" calcext:value-type="float">
            <text:p>7518206</text:p>
          </table:table-cell>
          <table:table-cell table:formula="of:=[.A472]/1000/(60*60*24)" office:value-type="time" office:time-value="PT02H05M18.206S" calcext:value-type="time">
            <text:p>02:05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2.33" calcext:value-type="float">
            <text:p>262.33</text:p>
          </table:table-cell>
          <table:table-cell office:value-type="float" office:value="328.02" calcext:value-type="float">
            <text:p>328.02</text:p>
          </table:table-cell>
        </table:table-row>
        <table:table-row table:style-name="ro1">
          <table:table-cell office:value-type="float" office:value="7534206" calcext:value-type="float">
            <text:p>7534206</text:p>
          </table:table-cell>
          <table:table-cell table:formula="of:=[.A473]/1000/(60*60*24)" office:value-type="time" office:time-value="PT02H05M34.206S" calcext:value-type="time">
            <text:p>02:05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62.88" calcext:value-type="float">
            <text:p>262.88</text:p>
          </table:table-cell>
          <table:table-cell office:value-type="float" office:value="328.69" calcext:value-type="float">
            <text:p>328.69</text:p>
          </table:table-cell>
        </table:table-row>
        <table:table-row table:style-name="ro1">
          <table:table-cell office:value-type="float" office:value="7550206" calcext:value-type="float">
            <text:p>7550206</text:p>
          </table:table-cell>
          <table:table-cell table:formula="of:=[.A474]/1000/(60*60*24)" office:value-type="time" office:time-value="PT02H05M50.206S" calcext:value-type="time">
            <text:p>02:05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63.43" calcext:value-type="float">
            <text:p>263.43</text:p>
          </table:table-cell>
          <table:table-cell office:value-type="float" office:value="329.37" calcext:value-type="float">
            <text:p>329.37</text:p>
          </table:table-cell>
        </table:table-row>
        <table:table-row table:style-name="ro1">
          <table:table-cell office:value-type="float" office:value="7566206" calcext:value-type="float">
            <text:p>7566206</text:p>
          </table:table-cell>
          <table:table-cell table:formula="of:=[.A475]/1000/(60*60*24)" office:value-type="time" office:time-value="PT02H06M06.206S" calcext:value-type="time">
            <text:p>02:06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3.98" calcext:value-type="float">
            <text:p>263.98</text:p>
          </table:table-cell>
          <table:table-cell office:value-type="float" office:value="330.05" calcext:value-type="float">
            <text:p>330.05</text:p>
          </table:table-cell>
        </table:table-row>
        <table:table-row table:style-name="ro1">
          <table:table-cell office:value-type="float" office:value="7582206" calcext:value-type="float">
            <text:p>7582206</text:p>
          </table:table-cell>
          <table:table-cell table:formula="of:=[.A476]/1000/(60*60*24)" office:value-type="time" office:time-value="PT02H06M22.206S" calcext:value-type="time">
            <text:p>02:06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4.53" calcext:value-type="float">
            <text:p>264.53</text:p>
          </table:table-cell>
          <table:table-cell office:value-type="float" office:value="330.73" calcext:value-type="float">
            <text:p>330.73</text:p>
          </table:table-cell>
        </table:table-row>
        <table:table-row table:style-name="ro1">
          <table:table-cell office:value-type="float" office:value="7598206" calcext:value-type="float">
            <text:p>7598206</text:p>
          </table:table-cell>
          <table:table-cell table:formula="of:=[.A477]/1000/(60*60*24)" office:value-type="time" office:time-value="PT02H06M38.206S" calcext:value-type="time">
            <text:p>02:06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5.08" calcext:value-type="float">
            <text:p>265.08</text:p>
          </table:table-cell>
          <table:table-cell office:value-type="float" office:value="331.41" calcext:value-type="float">
            <text:p>331.41</text:p>
          </table:table-cell>
        </table:table-row>
        <table:table-row table:style-name="ro1">
          <table:table-cell office:value-type="float" office:value="7614206" calcext:value-type="float">
            <text:p>7614206</text:p>
          </table:table-cell>
          <table:table-cell table:formula="of:=[.A478]/1000/(60*60*24)" office:value-type="time" office:time-value="PT02H06M54.206S" calcext:value-type="time">
            <text:p>02:06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5.63" calcext:value-type="float">
            <text:p>265.63</text:p>
          </table:table-cell>
          <table:table-cell office:value-type="float" office:value="332.09" calcext:value-type="float">
            <text:p>332.09</text:p>
          </table:table-cell>
        </table:table-row>
        <table:table-row table:style-name="ro1">
          <table:table-cell office:value-type="float" office:value="7630206" calcext:value-type="float">
            <text:p>7630206</text:p>
          </table:table-cell>
          <table:table-cell table:formula="of:=[.A479]/1000/(60*60*24)" office:value-type="time" office:time-value="PT02H07M10.206S" calcext:value-type="time">
            <text:p>02:07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66.18" calcext:value-type="float">
            <text:p>266.18</text:p>
          </table:table-cell>
          <table:table-cell office:value-type="float" office:value="332.76" calcext:value-type="float">
            <text:p>332.76</text:p>
          </table:table-cell>
        </table:table-row>
        <table:table-row table:style-name="ro1">
          <table:table-cell office:value-type="float" office:value="7646206" calcext:value-type="float">
            <text:p>7646206</text:p>
          </table:table-cell>
          <table:table-cell table:formula="of:=[.A480]/1000/(60*60*24)" office:value-type="time" office:time-value="PT02H07M26.206S" calcext:value-type="time">
            <text:p>02:07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2" calcext:value-type="float">
            <text:p>152.2</text:p>
          </table:table-cell>
          <table:table-cell office:value-type="float" office:value="266.73" calcext:value-type="float">
            <text:p>266.73</text:p>
          </table:table-cell>
          <table:table-cell office:value-type="float" office:value="333.44" calcext:value-type="float">
            <text:p>333.44</text:p>
          </table:table-cell>
        </table:table-row>
        <table:table-row table:style-name="ro1">
          <table:table-cell office:value-type="float" office:value="7662206" calcext:value-type="float">
            <text:p>7662206</text:p>
          </table:table-cell>
          <table:table-cell table:formula="of:=[.A481]/1000/(60*60*24)" office:value-type="time" office:time-value="PT02H07M42.206S" calcext:value-type="time">
            <text:p>02:07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67.28" calcext:value-type="float">
            <text:p>267.28</text:p>
          </table:table-cell>
          <table:table-cell office:value-type="float" office:value="334.12" calcext:value-type="float">
            <text:p>334.12</text:p>
          </table:table-cell>
        </table:table-row>
        <table:table-row table:style-name="ro1">
          <table:table-cell office:value-type="float" office:value="7678206" calcext:value-type="float">
            <text:p>7678206</text:p>
          </table:table-cell>
          <table:table-cell table:formula="of:=[.A482]/1000/(60*60*24)" office:value-type="time" office:time-value="PT02H07M58.206S" calcext:value-type="time">
            <text:p>02:07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7.83" calcext:value-type="float">
            <text:p>267.83</text:p>
          </table:table-cell>
          <table:table-cell office:value-type="float" office:value="334.8" calcext:value-type="float">
            <text:p>334.8</text:p>
          </table:table-cell>
        </table:table-row>
        <table:table-row table:style-name="ro1">
          <table:table-cell office:value-type="float" office:value="7694206" calcext:value-type="float">
            <text:p>7694206</text:p>
          </table:table-cell>
          <table:table-cell table:formula="of:=[.A483]/1000/(60*60*24)" office:value-type="time" office:time-value="PT02H08M14.206S" calcext:value-type="time">
            <text:p>02:08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8.38" calcext:value-type="float">
            <text:p>268.38</text:p>
          </table:table-cell>
          <table:table-cell office:value-type="float" office:value="335.48" calcext:value-type="float">
            <text:p>335.48</text:p>
          </table:table-cell>
        </table:table-row>
        <table:table-row table:style-name="ro1">
          <table:table-cell office:value-type="float" office:value="7710206" calcext:value-type="float">
            <text:p>7710206</text:p>
          </table:table-cell>
          <table:table-cell table:formula="of:=[.A484]/1000/(60*60*24)" office:value-type="time" office:time-value="PT02H08M30.206S" calcext:value-type="time">
            <text:p>02:08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8.93" calcext:value-type="float">
            <text:p>268.93</text:p>
          </table:table-cell>
          <table:table-cell office:value-type="float" office:value="336.16" calcext:value-type="float">
            <text:p>336.16</text:p>
          </table:table-cell>
        </table:table-row>
        <table:table-row table:style-name="ro1">
          <table:table-cell office:value-type="float" office:value="7726206" calcext:value-type="float">
            <text:p>7726206</text:p>
          </table:table-cell>
          <table:table-cell table:formula="of:=[.A485]/1000/(60*60*24)" office:value-type="time" office:time-value="PT02H08M46.206S" calcext:value-type="time">
            <text:p>02:08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69.48" calcext:value-type="float">
            <text:p>269.48</text:p>
          </table:table-cell>
          <table:table-cell office:value-type="float" office:value="336.83" calcext:value-type="float">
            <text:p>336.83</text:p>
          </table:table-cell>
        </table:table-row>
        <table:table-row table:style-name="ro1">
          <table:table-cell office:value-type="float" office:value="7742206" calcext:value-type="float">
            <text:p>7742206</text:p>
          </table:table-cell>
          <table:table-cell table:formula="of:=[.A486]/1000/(60*60*24)" office:value-type="time" office:time-value="PT02H09M02.206S" calcext:value-type="time">
            <text:p>02:09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0.03" calcext:value-type="float">
            <text:p>270.03</text:p>
          </table:table-cell>
          <table:table-cell office:value-type="float" office:value="337.51" calcext:value-type="float">
            <text:p>337.51</text:p>
          </table:table-cell>
        </table:table-row>
        <table:table-row table:style-name="ro1">
          <table:table-cell office:value-type="float" office:value="7758206" calcext:value-type="float">
            <text:p>7758206</text:p>
          </table:table-cell>
          <table:table-cell table:formula="of:=[.A487]/1000/(60*60*24)" office:value-type="time" office:time-value="PT02H09M18.206S" calcext:value-type="time">
            <text:p>02:09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0.59" calcext:value-type="float">
            <text:p>270.59</text:p>
          </table:table-cell>
          <table:table-cell office:value-type="float" office:value="338.19" calcext:value-type="float">
            <text:p>338.19</text:p>
          </table:table-cell>
        </table:table-row>
        <table:table-row table:style-name="ro1">
          <table:table-cell office:value-type="float" office:value="7774206" calcext:value-type="float">
            <text:p>7774206</text:p>
          </table:table-cell>
          <table:table-cell table:formula="of:=[.A488]/1000/(60*60*24)" office:value-type="time" office:time-value="PT02H09M34.206S" calcext:value-type="time">
            <text:p>02:09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1.14" calcext:value-type="float">
            <text:p>271.14</text:p>
          </table:table-cell>
          <table:table-cell office:value-type="float" office:value="338.87" calcext:value-type="float">
            <text:p>338.87</text:p>
          </table:table-cell>
        </table:table-row>
        <table:table-row table:style-name="ro1">
          <table:table-cell office:value-type="float" office:value="7790206" calcext:value-type="float">
            <text:p>7790206</text:p>
          </table:table-cell>
          <table:table-cell table:formula="of:=[.A489]/1000/(60*60*24)" office:value-type="time" office:time-value="PT02H09M50.206S" calcext:value-type="time">
            <text:p>02:09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1.69" calcext:value-type="float">
            <text:p>271.69</text:p>
          </table:table-cell>
          <table:table-cell office:value-type="float" office:value="339.55" calcext:value-type="float">
            <text:p>339.55</text:p>
          </table:table-cell>
        </table:table-row>
        <table:table-row table:style-name="ro1">
          <table:table-cell office:value-type="float" office:value="7806206" calcext:value-type="float">
            <text:p>7806206</text:p>
          </table:table-cell>
          <table:table-cell table:formula="of:=[.A490]/1000/(60*60*24)" office:value-type="time" office:time-value="PT02H10M06.206S" calcext:value-type="time">
            <text:p>02:10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2.24" calcext:value-type="float">
            <text:p>272.24</text:p>
          </table:table-cell>
          <table:table-cell office:value-type="float" office:value="340.22" calcext:value-type="float">
            <text:p>340.22</text:p>
          </table:table-cell>
        </table:table-row>
        <table:table-row table:style-name="ro1">
          <table:table-cell office:value-type="float" office:value="7822206" calcext:value-type="float">
            <text:p>7822206</text:p>
          </table:table-cell>
          <table:table-cell table:formula="of:=[.A491]/1000/(60*60*24)" office:value-type="time" office:time-value="PT02H10M22.206S" calcext:value-type="time">
            <text:p>02:10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2.79" calcext:value-type="float">
            <text:p>272.79</text:p>
          </table:table-cell>
          <table:table-cell office:value-type="float" office:value="340.9" calcext:value-type="float">
            <text:p>340.9</text:p>
          </table:table-cell>
        </table:table-row>
        <table:table-row table:style-name="ro1">
          <table:table-cell office:value-type="float" office:value="7838206" calcext:value-type="float">
            <text:p>7838206</text:p>
          </table:table-cell>
          <table:table-cell table:formula="of:=[.A492]/1000/(60*60*24)" office:value-type="time" office:time-value="PT02H10M38.206S" calcext:value-type="time">
            <text:p>02:10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273.34" calcext:value-type="float">
            <text:p>273.34</text:p>
          </table:table-cell>
          <table:table-cell office:value-type="float" office:value="341.58" calcext:value-type="float">
            <text:p>341.58</text:p>
          </table:table-cell>
        </table:table-row>
        <table:table-row table:style-name="ro1">
          <table:table-cell office:value-type="float" office:value="7854206" calcext:value-type="float">
            <text:p>7854206</text:p>
          </table:table-cell>
          <table:table-cell table:formula="of:=[.A493]/1000/(60*60*24)" office:value-type="time" office:time-value="PT02H10M54.206S" calcext:value-type="time">
            <text:p>02:10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273.89" calcext:value-type="float">
            <text:p>273.89</text:p>
          </table:table-cell>
          <table:table-cell office:value-type="float" office:value="342.26" calcext:value-type="float">
            <text:p>342.26</text:p>
          </table:table-cell>
        </table:table-row>
        <table:table-row table:style-name="ro1">
          <table:table-cell office:value-type="float" office:value="7870206" calcext:value-type="float">
            <text:p>7870206</text:p>
          </table:table-cell>
          <table:table-cell table:formula="of:=[.A494]/1000/(60*60*24)" office:value-type="time" office:time-value="PT02H11M10.206S" calcext:value-type="time">
            <text:p>02:11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4.44" calcext:value-type="float">
            <text:p>274.44</text:p>
          </table:table-cell>
          <table:table-cell office:value-type="float" office:value="342.94" calcext:value-type="float">
            <text:p>342.94</text:p>
          </table:table-cell>
        </table:table-row>
        <table:table-row table:style-name="ro1">
          <table:table-cell office:value-type="float" office:value="7886206" calcext:value-type="float">
            <text:p>7886206</text:p>
          </table:table-cell>
          <table:table-cell table:formula="of:=[.A495]/1000/(60*60*24)" office:value-type="time" office:time-value="PT02H11M26.206S" calcext:value-type="time">
            <text:p>02:11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4.99" calcext:value-type="float">
            <text:p>274.99</text:p>
          </table:table-cell>
          <table:table-cell office:value-type="float" office:value="343.61" calcext:value-type="float">
            <text:p>343.61</text:p>
          </table:table-cell>
        </table:table-row>
        <table:table-row table:style-name="ro1">
          <table:table-cell office:value-type="float" office:value="7902206" calcext:value-type="float">
            <text:p>7902206</text:p>
          </table:table-cell>
          <table:table-cell table:formula="of:=[.A496]/1000/(60*60*24)" office:value-type="time" office:time-value="PT02H11M42.206S" calcext:value-type="time">
            <text:p>02:11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5.54" calcext:value-type="float">
            <text:p>275.54</text:p>
          </table:table-cell>
          <table:table-cell office:value-type="float" office:value="344.29" calcext:value-type="float">
            <text:p>344.29</text:p>
          </table:table-cell>
        </table:table-row>
        <table:table-row table:style-name="ro1">
          <table:table-cell office:value-type="float" office:value="7918206" calcext:value-type="float">
            <text:p>7918206</text:p>
          </table:table-cell>
          <table:table-cell table:formula="of:=[.A497]/1000/(60*60*24)" office:value-type="time" office:time-value="PT02H11M58.206S" calcext:value-type="time">
            <text:p>02:11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6.09" calcext:value-type="float">
            <text:p>276.09</text:p>
          </table:table-cell>
          <table:table-cell office:value-type="float" office:value="344.97" calcext:value-type="float">
            <text:p>344.97</text:p>
          </table:table-cell>
        </table:table-row>
        <table:table-row table:style-name="ro1">
          <table:table-cell office:value-type="float" office:value="7934206" calcext:value-type="float">
            <text:p>7934206</text:p>
          </table:table-cell>
          <table:table-cell table:formula="of:=[.A498]/1000/(60*60*24)" office:value-type="time" office:time-value="PT02H12M14.206S" calcext:value-type="time">
            <text:p>02:12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6.64" calcext:value-type="float">
            <text:p>276.64</text:p>
          </table:table-cell>
          <table:table-cell office:value-type="float" office:value="345.65" calcext:value-type="float">
            <text:p>345.65</text:p>
          </table:table-cell>
        </table:table-row>
        <table:table-row table:style-name="ro1">
          <table:table-cell office:value-type="float" office:value="7950204" calcext:value-type="float">
            <text:p>7950204</text:p>
          </table:table-cell>
          <table:table-cell table:formula="of:=[.A499]/1000/(60*60*24)" office:value-type="time" office:time-value="PT02H12M30.204S" calcext:value-type="time">
            <text:p>02:12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7.19" calcext:value-type="float">
            <text:p>277.19</text:p>
          </table:table-cell>
          <table:table-cell office:value-type="float" office:value="346.33" calcext:value-type="float">
            <text:p>346.33</text:p>
          </table:table-cell>
        </table:table-row>
        <table:table-row table:style-name="ro1">
          <table:table-cell office:value-type="float" office:value="7966206" calcext:value-type="float">
            <text:p>7966206</text:p>
          </table:table-cell>
          <table:table-cell table:formula="of:=[.A500]/1000/(60*60*24)" office:value-type="time" office:time-value="PT02H12M46.206S" calcext:value-type="time">
            <text:p>02:12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7.74" calcext:value-type="float">
            <text:p>277.7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982206" calcext:value-type="float">
            <text:p>7982206</text:p>
          </table:table-cell>
          <table:table-cell table:formula="of:=[.A501]/1000/(60*60*24)" office:value-type="time" office:time-value="PT02H13M02.206S" calcext:value-type="time">
            <text:p>02:13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8.29" calcext:value-type="float">
            <text:p>278.29</text:p>
          </table:table-cell>
          <table:table-cell office:value-type="float" office:value="347.68" calcext:value-type="float">
            <text:p>347.68</text:p>
          </table:table-cell>
        </table:table-row>
        <table:table-row table:style-name="ro1">
          <table:table-cell office:value-type="float" office:value="7998206" calcext:value-type="float">
            <text:p>7998206</text:p>
          </table:table-cell>
          <table:table-cell table:formula="of:=[.A502]/1000/(60*60*24)" office:value-type="time" office:time-value="PT02H13M18.206S" calcext:value-type="time">
            <text:p>02:13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278.84" calcext:value-type="float">
            <text:p>278.84</text:p>
          </table:table-cell>
          <table:table-cell office:value-type="float" office:value="348.36" calcext:value-type="float">
            <text:p>348.36</text:p>
          </table:table-cell>
        </table:table-row>
        <table:table-row table:style-name="ro1">
          <table:table-cell office:value-type="float" office:value="8014206" calcext:value-type="float">
            <text:p>8014206</text:p>
          </table:table-cell>
          <table:table-cell table:formula="of:=[.A503]/1000/(60*60*24)" office:value-type="time" office:time-value="PT02H13M34.206S" calcext:value-type="time">
            <text:p>02:13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9.39" calcext:value-type="float">
            <text:p>279.39</text:p>
          </table:table-cell>
          <table:table-cell office:value-type="float" office:value="349.04" calcext:value-type="float">
            <text:p>349.04</text:p>
          </table:table-cell>
        </table:table-row>
        <table:table-row table:style-name="ro1">
          <table:table-cell office:value-type="float" office:value="8030206" calcext:value-type="float">
            <text:p>8030206</text:p>
          </table:table-cell>
          <table:table-cell table:formula="of:=[.A504]/1000/(60*60*24)" office:value-type="time" office:time-value="PT02H13M50.206S" calcext:value-type="time">
            <text:p>02:13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79.94" calcext:value-type="float">
            <text:p>279.94</text:p>
          </table:table-cell>
          <table:table-cell office:value-type="float" office:value="349.71" calcext:value-type="float">
            <text:p>349.71</text:p>
          </table:table-cell>
        </table:table-row>
        <table:table-row table:style-name="ro1">
          <table:table-cell office:value-type="float" office:value="8046206" calcext:value-type="float">
            <text:p>8046206</text:p>
          </table:table-cell>
          <table:table-cell table:formula="of:=[.A505]/1000/(60*60*24)" office:value-type="time" office:time-value="PT02H14M06.206S" calcext:value-type="time">
            <text:p>02:14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0.49" calcext:value-type="float">
            <text:p>280.49</text:p>
          </table:table-cell>
          <table:table-cell office:value-type="float" office:value="350.39" calcext:value-type="float">
            <text:p>350.39</text:p>
          </table:table-cell>
        </table:table-row>
        <table:table-row table:style-name="ro1">
          <table:table-cell office:value-type="float" office:value="8062206" calcext:value-type="float">
            <text:p>8062206</text:p>
          </table:table-cell>
          <table:table-cell table:formula="of:=[.A506]/1000/(60*60*24)" office:value-type="time" office:time-value="PT02H14M22.206S" calcext:value-type="time">
            <text:p>02:14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1.04" calcext:value-type="float">
            <text:p>281.04</text:p>
          </table:table-cell>
          <table:table-cell office:value-type="float" office:value="351.07" calcext:value-type="float">
            <text:p>351.07</text:p>
          </table:table-cell>
        </table:table-row>
        <table:table-row table:style-name="ro1">
          <table:table-cell office:value-type="float" office:value="8078206" calcext:value-type="float">
            <text:p>8078206</text:p>
          </table:table-cell>
          <table:table-cell table:formula="of:=[.A507]/1000/(60*60*24)" office:value-type="time" office:time-value="PT02H14M38.206S" calcext:value-type="time">
            <text:p>02:14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81.59" calcext:value-type="float">
            <text:p>281.59</text:p>
          </table:table-cell>
          <table:table-cell office:value-type="float" office:value="351.75" calcext:value-type="float">
            <text:p>351.75</text:p>
          </table:table-cell>
        </table:table-row>
        <table:table-row table:style-name="ro1">
          <table:table-cell office:value-type="float" office:value="8094206" calcext:value-type="float">
            <text:p>8094206</text:p>
          </table:table-cell>
          <table:table-cell table:formula="of:=[.A508]/1000/(60*60*24)" office:value-type="time" office:time-value="PT02H14M54.206S" calcext:value-type="time">
            <text:p>02:14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2.14" calcext:value-type="float">
            <text:p>282.14</text:p>
          </table:table-cell>
          <table:table-cell office:value-type="float" office:value="352.42" calcext:value-type="float">
            <text:p>352.42</text:p>
          </table:table-cell>
        </table:table-row>
        <table:table-row table:style-name="ro1">
          <table:table-cell office:value-type="float" office:value="8110206" calcext:value-type="float">
            <text:p>8110206</text:p>
          </table:table-cell>
          <table:table-cell table:formula="of:=[.A509]/1000/(60*60*24)" office:value-type="time" office:time-value="PT02H15M10.206S" calcext:value-type="time">
            <text:p>02:15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82.69" calcext:value-type="float">
            <text:p>282.69</text:p>
          </table:table-cell>
          <table:table-cell office:value-type="float" office:value="353.1" calcext:value-type="float">
            <text:p>353.1</text:p>
          </table:table-cell>
        </table:table-row>
        <table:table-row table:style-name="ro1">
          <table:table-cell office:value-type="float" office:value="8126206" calcext:value-type="float">
            <text:p>8126206</text:p>
          </table:table-cell>
          <table:table-cell table:formula="of:=[.A510]/1000/(60*60*24)" office:value-type="time" office:time-value="PT02H15M26.206S" calcext:value-type="time">
            <text:p>02:15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83.24" calcext:value-type="float">
            <text:p>283.24</text:p>
          </table:table-cell>
          <table:table-cell office:value-type="float" office:value="353.78" calcext:value-type="float">
            <text:p>353.78</text:p>
          </table:table-cell>
        </table:table-row>
        <table:table-row table:style-name="ro1">
          <table:table-cell office:value-type="float" office:value="8142206" calcext:value-type="float">
            <text:p>8142206</text:p>
          </table:table-cell>
          <table:table-cell table:formula="of:=[.A511]/1000/(60*60*24)" office:value-type="time" office:time-value="PT02H15M42.206S" calcext:value-type="time">
            <text:p>02:15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3.79" calcext:value-type="float">
            <text:p>283.79</text:p>
          </table:table-cell>
          <table:table-cell office:value-type="float" office:value="354.46" calcext:value-type="float">
            <text:p>354.46</text:p>
          </table:table-cell>
        </table:table-row>
        <table:table-row table:style-name="ro1">
          <table:table-cell office:value-type="float" office:value="8158206" calcext:value-type="float">
            <text:p>8158206</text:p>
          </table:table-cell>
          <table:table-cell table:formula="of:=[.A512]/1000/(60*60*24)" office:value-type="time" office:time-value="PT02H15M58.206S" calcext:value-type="time">
            <text:p>02:15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4.34" calcext:value-type="float">
            <text:p>284.34</text:p>
          </table:table-cell>
          <table:table-cell office:value-type="float" office:value="355.14" calcext:value-type="float">
            <text:p>355.14</text:p>
          </table:table-cell>
        </table:table-row>
        <table:table-row table:style-name="ro1">
          <table:table-cell office:value-type="float" office:value="8174206" calcext:value-type="float">
            <text:p>8174206</text:p>
          </table:table-cell>
          <table:table-cell table:formula="of:=[.A513]/1000/(60*60*24)" office:value-type="time" office:time-value="PT02H16M14.206S" calcext:value-type="time">
            <text:p>02:16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84.89" calcext:value-type="float">
            <text:p>284.89</text:p>
          </table:table-cell>
          <table:table-cell office:value-type="float" office:value="355.81" calcext:value-type="float">
            <text:p>355.81</text:p>
          </table:table-cell>
        </table:table-row>
        <table:table-row table:style-name="ro1">
          <table:table-cell office:value-type="float" office:value="8190206" calcext:value-type="float">
            <text:p>8190206</text:p>
          </table:table-cell>
          <table:table-cell table:formula="of:=[.A514]/1000/(60*60*24)" office:value-type="time" office:time-value="PT02H16M30.206S" calcext:value-type="time">
            <text:p>02:16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85.44" calcext:value-type="float">
            <text:p>285.44</text:p>
          </table:table-cell>
          <table:table-cell office:value-type="float" office:value="356.49" calcext:value-type="float">
            <text:p>356.49</text:p>
          </table:table-cell>
        </table:table-row>
        <table:table-row table:style-name="ro1">
          <table:table-cell office:value-type="float" office:value="8206206" calcext:value-type="float">
            <text:p>8206206</text:p>
          </table:table-cell>
          <table:table-cell table:formula="of:=[.A515]/1000/(60*60*24)" office:value-type="time" office:time-value="PT02H16M46.206S" calcext:value-type="time">
            <text:p>02:16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5.99" calcext:value-type="float">
            <text:p>285.99</text:p>
          </table:table-cell>
          <table:table-cell office:value-type="float" office:value="357.17" calcext:value-type="float">
            <text:p>357.17</text:p>
          </table:table-cell>
        </table:table-row>
        <table:table-row table:style-name="ro1">
          <table:table-cell office:value-type="float" office:value="8222206" calcext:value-type="float">
            <text:p>8222206</text:p>
          </table:table-cell>
          <table:table-cell table:formula="of:=[.A516]/1000/(60*60*24)" office:value-type="time" office:time-value="PT02H17M02.206S" calcext:value-type="time">
            <text:p>02:17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6.54" calcext:value-type="float">
            <text:p>286.54</text:p>
          </table:table-cell>
          <table:table-cell office:value-type="float" office:value="357.84" calcext:value-type="float">
            <text:p>357.84</text:p>
          </table:table-cell>
        </table:table-row>
        <table:table-row table:style-name="ro1">
          <table:table-cell office:value-type="float" office:value="8238206" calcext:value-type="float">
            <text:p>8238206</text:p>
          </table:table-cell>
          <table:table-cell table:formula="of:=[.A517]/1000/(60*60*24)" office:value-type="time" office:time-value="PT02H17M18.206S" calcext:value-type="time">
            <text:p>02:17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87.09" calcext:value-type="float">
            <text:p>287.09</text:p>
          </table:table-cell>
          <table:table-cell office:value-type="float" office:value="358.52" calcext:value-type="float">
            <text:p>358.52</text:p>
          </table:table-cell>
        </table:table-row>
        <table:table-row table:style-name="ro1">
          <table:table-cell office:value-type="float" office:value="8254206" calcext:value-type="float">
            <text:p>8254206</text:p>
          </table:table-cell>
          <table:table-cell table:formula="of:=[.A518]/1000/(60*60*24)" office:value-type="time" office:time-value="PT02H17M34.206S" calcext:value-type="time">
            <text:p>02:17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87.64" calcext:value-type="float">
            <text:p>287.64</text:p>
          </table:table-cell>
          <table:table-cell office:value-type="float" office:value="359.2" calcext:value-type="float">
            <text:p>359.2</text:p>
          </table:table-cell>
        </table:table-row>
        <table:table-row table:style-name="ro1">
          <table:table-cell office:value-type="float" office:value="8270204" calcext:value-type="float">
            <text:p>8270204</text:p>
          </table:table-cell>
          <table:table-cell table:formula="of:=[.A519]/1000/(60*60*24)" office:value-type="time" office:time-value="PT02H17M50.204S" calcext:value-type="time">
            <text:p>02:17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88.19" calcext:value-type="float">
            <text:p>288.19</text:p>
          </table:table-cell>
          <table:table-cell office:value-type="float" office:value="359.87" calcext:value-type="float">
            <text:p>359.87</text:p>
          </table:table-cell>
        </table:table-row>
        <table:table-row table:style-name="ro1">
          <table:table-cell office:value-type="float" office:value="8286206" calcext:value-type="float">
            <text:p>8286206</text:p>
          </table:table-cell>
          <table:table-cell table:formula="of:=[.A520]/1000/(60*60*24)" office:value-type="time" office:time-value="PT02H18M06.206S" calcext:value-type="time">
            <text:p>02:18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88.74" calcext:value-type="float">
            <text:p>288.74</text:p>
          </table:table-cell>
          <table:table-cell office:value-type="float" office:value="360.55" calcext:value-type="float">
            <text:p>360.55</text:p>
          </table:table-cell>
        </table:table-row>
        <table:table-row table:style-name="ro1">
          <table:table-cell office:value-type="float" office:value="8302206" calcext:value-type="float">
            <text:p>8302206</text:p>
          </table:table-cell>
          <table:table-cell table:formula="of:=[.A521]/1000/(60*60*24)" office:value-type="time" office:time-value="PT02H18M22.206S" calcext:value-type="time">
            <text:p>02:18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89.29" calcext:value-type="float">
            <text:p>289.29</text:p>
          </table:table-cell>
          <table:table-cell office:value-type="float" office:value="361.23" calcext:value-type="float">
            <text:p>361.23</text:p>
          </table:table-cell>
        </table:table-row>
        <table:table-row table:style-name="ro1">
          <table:table-cell office:value-type="float" office:value="8318206" calcext:value-type="float">
            <text:p>8318206</text:p>
          </table:table-cell>
          <table:table-cell table:formula="of:=[.A522]/1000/(60*60*24)" office:value-type="time" office:time-value="PT02H18M38.206S" calcext:value-type="time">
            <text:p>02:18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89.84" calcext:value-type="float">
            <text:p>289.84</text:p>
          </table:table-cell>
          <table:table-cell office:value-type="float" office:value="361.91" calcext:value-type="float">
            <text:p>361.91</text:p>
          </table:table-cell>
        </table:table-row>
        <table:table-row table:style-name="ro1">
          <table:table-cell office:value-type="float" office:value="8334206" calcext:value-type="float">
            <text:p>8334206</text:p>
          </table:table-cell>
          <table:table-cell table:formula="of:=[.A523]/1000/(60*60*24)" office:value-type="time" office:time-value="PT02H18M54.206S" calcext:value-type="time">
            <text:p>02:18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0.39" calcext:value-type="float">
            <text:p>290.39</text:p>
          </table:table-cell>
          <table:table-cell office:value-type="float" office:value="362.58" calcext:value-type="float">
            <text:p>362.58</text:p>
          </table:table-cell>
        </table:table-row>
        <table:table-row table:style-name="ro1">
          <table:table-cell office:value-type="float" office:value="8350206" calcext:value-type="float">
            <text:p>8350206</text:p>
          </table:table-cell>
          <table:table-cell table:formula="of:=[.A524]/1000/(60*60*24)" office:value-type="time" office:time-value="PT02H19M10.206S" calcext:value-type="time">
            <text:p>02:19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90.94" calcext:value-type="float">
            <text:p>290.94</text:p>
          </table:table-cell>
          <table:table-cell office:value-type="float" office:value="363.26" calcext:value-type="float">
            <text:p>363.26</text:p>
          </table:table-cell>
        </table:table-row>
        <table:table-row table:style-name="ro1">
          <table:table-cell office:value-type="float" office:value="8366206" calcext:value-type="float">
            <text:p>8366206</text:p>
          </table:table-cell>
          <table:table-cell table:formula="of:=[.A525]/1000/(60*60*24)" office:value-type="time" office:time-value="PT02H19M26.206S" calcext:value-type="time">
            <text:p>02:19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1.49" calcext:value-type="float">
            <text:p>291.49</text:p>
          </table:table-cell>
          <table:table-cell office:value-type="float" office:value="363.94" calcext:value-type="float">
            <text:p>363.94</text:p>
          </table:table-cell>
        </table:table-row>
        <table:table-row table:style-name="ro1">
          <table:table-cell office:value-type="float" office:value="8382206" calcext:value-type="float">
            <text:p>8382206</text:p>
          </table:table-cell>
          <table:table-cell table:formula="of:=[.A526]/1000/(60*60*24)" office:value-type="time" office:time-value="PT02H19M42.206S" calcext:value-type="time">
            <text:p>02:19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92.04" calcext:value-type="float">
            <text:p>292.04</text:p>
          </table:table-cell>
          <table:table-cell office:value-type="float" office:value="364.61" calcext:value-type="float">
            <text:p>364.61</text:p>
          </table:table-cell>
        </table:table-row>
        <table:table-row table:style-name="ro1">
          <table:table-cell office:value-type="float" office:value="8398206" calcext:value-type="float">
            <text:p>8398206</text:p>
          </table:table-cell>
          <table:table-cell table:formula="of:=[.A527]/1000/(60*60*24)" office:value-type="time" office:time-value="PT02H19M58.206S" calcext:value-type="time">
            <text:p>02:19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2.59" calcext:value-type="float">
            <text:p>292.59</text:p>
          </table:table-cell>
          <table:table-cell office:value-type="float" office:value="365.29" calcext:value-type="float">
            <text:p>365.29</text:p>
          </table:table-cell>
        </table:table-row>
        <table:table-row table:style-name="ro1">
          <table:table-cell office:value-type="float" office:value="8414206" calcext:value-type="float">
            <text:p>8414206</text:p>
          </table:table-cell>
          <table:table-cell table:formula="of:=[.A528]/1000/(60*60*24)" office:value-type="time" office:time-value="PT02H20M14.206S" calcext:value-type="time">
            <text:p>02:20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3.14" calcext:value-type="float">
            <text:p>293.14</text:p>
          </table:table-cell>
          <table:table-cell office:value-type="float" office:value="365.96" calcext:value-type="float">
            <text:p>365.96</text:p>
          </table:table-cell>
        </table:table-row>
        <table:table-row table:style-name="ro1">
          <table:table-cell office:value-type="float" office:value="8430206" calcext:value-type="float">
            <text:p>8430206</text:p>
          </table:table-cell>
          <table:table-cell table:formula="of:=[.A529]/1000/(60*60*24)" office:value-type="time" office:time-value="PT02H20M30.206S" calcext:value-type="time">
            <text:p>02:20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3.69" calcext:value-type="float">
            <text:p>293.69</text:p>
          </table:table-cell>
          <table:table-cell office:value-type="float" office:value="366.64" calcext:value-type="float">
            <text:p>366.64</text:p>
          </table:table-cell>
        </table:table-row>
        <table:table-row table:style-name="ro1">
          <table:table-cell office:value-type="float" office:value="8446206" calcext:value-type="float">
            <text:p>8446206</text:p>
          </table:table-cell>
          <table:table-cell table:formula="of:=[.A530]/1000/(60*60*24)" office:value-type="time" office:time-value="PT02H20M46.206S" calcext:value-type="time">
            <text:p>02:20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94.24" calcext:value-type="float">
            <text:p>294.24</text:p>
          </table:table-cell>
          <table:table-cell office:value-type="float" office:value="367.32" calcext:value-type="float">
            <text:p>367.32</text:p>
          </table:table-cell>
        </table:table-row>
        <table:table-row table:style-name="ro1">
          <table:table-cell office:value-type="float" office:value="8462206" calcext:value-type="float">
            <text:p>8462206</text:p>
          </table:table-cell>
          <table:table-cell table:formula="of:=[.A531]/1000/(60*60*24)" office:value-type="time" office:time-value="PT02H21M02.206S" calcext:value-type="time">
            <text:p>02:21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4.79" calcext:value-type="float">
            <text:p>294.79</text:p>
          </table:table-cell>
          <table:table-cell office:value-type="float" office:value="367.99" calcext:value-type="float">
            <text:p>367.99</text:p>
          </table:table-cell>
        </table:table-row>
        <table:table-row table:style-name="ro1">
          <table:table-cell office:value-type="float" office:value="8478206" calcext:value-type="float">
            <text:p>8478206</text:p>
          </table:table-cell>
          <table:table-cell table:formula="of:=[.A532]/1000/(60*60*24)" office:value-type="time" office:time-value="PT02H21M18.206S" calcext:value-type="time">
            <text:p>02:21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5.34" calcext:value-type="float">
            <text:p>295.34</text:p>
          </table:table-cell>
          <table:table-cell office:value-type="float" office:value="368.67" calcext:value-type="float">
            <text:p>368.67</text:p>
          </table:table-cell>
        </table:table-row>
        <table:table-row table:style-name="ro1">
          <table:table-cell office:value-type="float" office:value="8494206" calcext:value-type="float">
            <text:p>8494206</text:p>
          </table:table-cell>
          <table:table-cell table:formula="of:=[.A533]/1000/(60*60*24)" office:value-type="time" office:time-value="PT02H21M34.206S" calcext:value-type="time">
            <text:p>02:21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5.89" calcext:value-type="float">
            <text:p>295.89</text:p>
          </table:table-cell>
          <table:table-cell office:value-type="float" office:value="369.35" calcext:value-type="float">
            <text:p>369.35</text:p>
          </table:table-cell>
        </table:table-row>
        <table:table-row table:style-name="ro1">
          <table:table-cell office:value-type="float" office:value="8510206" calcext:value-type="float">
            <text:p>8510206</text:p>
          </table:table-cell>
          <table:table-cell table:formula="of:=[.A534]/1000/(60*60*24)" office:value-type="time" office:time-value="PT02H21M50.206S" calcext:value-type="time">
            <text:p>02:21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6.44" calcext:value-type="float">
            <text:p>296.44</text:p>
          </table:table-cell>
          <table:table-cell office:value-type="float" office:value="370.02" calcext:value-type="float">
            <text:p>370.02</text:p>
          </table:table-cell>
        </table:table-row>
        <table:table-row table:style-name="ro1">
          <table:table-cell office:value-type="float" office:value="8526206" calcext:value-type="float">
            <text:p>8526206</text:p>
          </table:table-cell>
          <table:table-cell table:formula="of:=[.A535]/1000/(60*60*24)" office:value-type="time" office:time-value="PT02H22M06.206S" calcext:value-type="time">
            <text:p>02:22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6.99" calcext:value-type="float">
            <text:p>296.99</text:p>
          </table:table-cell>
          <table:table-cell office:value-type="float" office:value="370.7" calcext:value-type="float">
            <text:p>370.7</text:p>
          </table:table-cell>
        </table:table-row>
        <table:table-row table:style-name="ro1">
          <table:table-cell office:value-type="float" office:value="8542206" calcext:value-type="float">
            <text:p>8542206</text:p>
          </table:table-cell>
          <table:table-cell table:formula="of:=[.A536]/1000/(60*60*24)" office:value-type="time" office:time-value="PT02H22M22.206S" calcext:value-type="time">
            <text:p>02:22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97.54" calcext:value-type="float">
            <text:p>297.54</text:p>
          </table:table-cell>
          <table:table-cell office:value-type="float" office:value="371.37" calcext:value-type="float">
            <text:p>371.37</text:p>
          </table:table-cell>
        </table:table-row>
        <table:table-row table:style-name="ro1">
          <table:table-cell office:value-type="float" office:value="8558206" calcext:value-type="float">
            <text:p>8558206</text:p>
          </table:table-cell>
          <table:table-cell table:formula="of:=[.A537]/1000/(60*60*24)" office:value-type="time" office:time-value="PT02H22M38.206S" calcext:value-type="time">
            <text:p>02:22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8.09" calcext:value-type="float">
            <text:p>298.09</text:p>
          </table:table-cell>
          <table:table-cell office:value-type="float" office:value="372.05" calcext:value-type="float">
            <text:p>372.05</text:p>
          </table:table-cell>
        </table:table-row>
        <table:table-row table:style-name="ro1">
          <table:table-cell office:value-type="float" office:value="8574206" calcext:value-type="float">
            <text:p>8574206</text:p>
          </table:table-cell>
          <table:table-cell table:formula="of:=[.A538]/1000/(60*60*24)" office:value-type="time" office:time-value="PT02H22M54.206S" calcext:value-type="time">
            <text:p>02:22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98.64" calcext:value-type="float">
            <text:p>298.64</text:p>
          </table:table-cell>
          <table:table-cell office:value-type="float" office:value="372.73" calcext:value-type="float">
            <text:p>372.73</text:p>
          </table:table-cell>
        </table:table-row>
        <table:table-row table:style-name="ro1">
          <table:table-cell office:value-type="float" office:value="8590206" calcext:value-type="float">
            <text:p>8590206</text:p>
          </table:table-cell>
          <table:table-cell table:formula="of:=[.A539]/1000/(60*60*24)" office:value-type="time" office:time-value="PT02H23M10.206S" calcext:value-type="time">
            <text:p>02:23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9.19" calcext:value-type="float">
            <text:p>299.19</text:p>
          </table:table-cell>
          <table:table-cell office:value-type="float" office:value="373.4" calcext:value-type="float">
            <text:p>373.4</text:p>
          </table:table-cell>
        </table:table-row>
        <table:table-row table:style-name="ro1">
          <table:table-cell office:value-type="float" office:value="8606206" calcext:value-type="float">
            <text:p>8606206</text:p>
          </table:table-cell>
          <table:table-cell table:formula="of:=[.A540]/1000/(60*60*24)" office:value-type="time" office:time-value="PT02H23M26.206S" calcext:value-type="time">
            <text:p>02:23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99.74" calcext:value-type="float">
            <text:p>299.74</text:p>
          </table:table-cell>
          <table:table-cell office:value-type="float" office:value="374.08" calcext:value-type="float">
            <text:p>374.08</text:p>
          </table:table-cell>
        </table:table-row>
        <table:table-row table:style-name="ro1">
          <table:table-cell office:value-type="float" office:value="8622206" calcext:value-type="float">
            <text:p>8622206</text:p>
          </table:table-cell>
          <table:table-cell table:formula="of:=[.A541]/1000/(60*60*24)" office:value-type="time" office:time-value="PT02H23M42.206S" calcext:value-type="time">
            <text:p>02:23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0.29" calcext:value-type="float">
            <text:p>300.29</text:p>
          </table:table-cell>
          <table:table-cell office:value-type="float" office:value="374.75" calcext:value-type="float">
            <text:p>374.75</text:p>
          </table:table-cell>
        </table:table-row>
        <table:table-row table:style-name="ro1">
          <table:table-cell office:value-type="float" office:value="8638206" calcext:value-type="float">
            <text:p>8638206</text:p>
          </table:table-cell>
          <table:table-cell table:formula="of:=[.A542]/1000/(60*60*24)" office:value-type="time" office:time-value="PT02H23M58.206S" calcext:value-type="time">
            <text:p>02:23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0.84" calcext:value-type="float">
            <text:p>300.84</text:p>
          </table:table-cell>
          <table:table-cell office:value-type="float" office:value="375.43" calcext:value-type="float">
            <text:p>375.43</text:p>
          </table:table-cell>
        </table:table-row>
        <table:table-row table:style-name="ro1">
          <table:table-cell office:value-type="float" office:value="8654206" calcext:value-type="float">
            <text:p>8654206</text:p>
          </table:table-cell>
          <table:table-cell table:formula="of:=[.A543]/1000/(60*60*24)" office:value-type="time" office:time-value="PT02H24M14.206S" calcext:value-type="time">
            <text:p>02:24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01.39" calcext:value-type="float">
            <text:p>301.39</text:p>
          </table:table-cell>
          <table:table-cell office:value-type="float" office:value="376.1" calcext:value-type="float">
            <text:p>376.1</text:p>
          </table:table-cell>
        </table:table-row>
        <table:table-row table:style-name="ro1">
          <table:table-cell office:value-type="float" office:value="8670206" calcext:value-type="float">
            <text:p>8670206</text:p>
          </table:table-cell>
          <table:table-cell table:formula="of:=[.A544]/1000/(60*60*24)" office:value-type="time" office:time-value="PT02H24M30.206S" calcext:value-type="time">
            <text:p>02:24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1.94" calcext:value-type="float">
            <text:p>301.94</text:p>
          </table:table-cell>
          <table:table-cell office:value-type="float" office:value="376.78" calcext:value-type="float">
            <text:p>376.78</text:p>
          </table:table-cell>
        </table:table-row>
        <table:table-row table:style-name="ro1">
          <table:table-cell office:value-type="float" office:value="8686206" calcext:value-type="float">
            <text:p>8686206</text:p>
          </table:table-cell>
          <table:table-cell table:formula="of:=[.A545]/1000/(60*60*24)" office:value-type="time" office:time-value="PT02H24M46.206S" calcext:value-type="time">
            <text:p>02:24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02.48" calcext:value-type="float">
            <text:p>302.48</text:p>
          </table:table-cell>
          <table:table-cell office:value-type="float" office:value="377.45" calcext:value-type="float">
            <text:p>377.45</text:p>
          </table:table-cell>
        </table:table-row>
        <table:table-row table:style-name="ro1">
          <table:table-cell office:value-type="float" office:value="8702206" calcext:value-type="float">
            <text:p>8702206</text:p>
          </table:table-cell>
          <table:table-cell table:formula="of:=[.A546]/1000/(60*60*24)" office:value-type="time" office:time-value="PT02H25M02.206S" calcext:value-type="time">
            <text:p>02:25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3.03" calcext:value-type="float">
            <text:p>303.03</text:p>
          </table:table-cell>
          <table:table-cell office:value-type="float" office:value="378.13" calcext:value-type="float">
            <text:p>378.13</text:p>
          </table:table-cell>
        </table:table-row>
        <table:table-row table:style-name="ro1">
          <table:table-cell office:value-type="float" office:value="8718204" calcext:value-type="float">
            <text:p>8718204</text:p>
          </table:table-cell>
          <table:table-cell table:formula="of:=[.A547]/1000/(60*60*24)" office:value-type="time" office:time-value="PT02H25M18.204S" calcext:value-type="time">
            <text:p>02:25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3.58" calcext:value-type="float">
            <text:p>303.58</text:p>
          </table:table-cell>
          <table:table-cell office:value-type="float" office:value="378.8" calcext:value-type="float">
            <text:p>378.8</text:p>
          </table:table-cell>
        </table:table-row>
        <table:table-row table:style-name="ro1">
          <table:table-cell office:value-type="float" office:value="8734206" calcext:value-type="float">
            <text:p>8734206</text:p>
          </table:table-cell>
          <table:table-cell table:formula="of:=[.A548]/1000/(60*60*24)" office:value-type="time" office:time-value="PT02H25M34.206S" calcext:value-type="time">
            <text:p>02:25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4.13" calcext:value-type="float">
            <text:p>304.13</text:p>
          </table:table-cell>
          <table:table-cell office:value-type="float" office:value="379.48" calcext:value-type="float">
            <text:p>379.48</text:p>
          </table:table-cell>
        </table:table-row>
        <table:table-row table:style-name="ro1">
          <table:table-cell office:value-type="float" office:value="8750206" calcext:value-type="float">
            <text:p>8750206</text:p>
          </table:table-cell>
          <table:table-cell table:formula="of:=[.A549]/1000/(60*60*24)" office:value-type="time" office:time-value="PT02H25M50.206S" calcext:value-type="time">
            <text:p>02:25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4.68" calcext:value-type="float">
            <text:p>304.68</text:p>
          </table:table-cell>
          <table:table-cell office:value-type="float" office:value="380.15" calcext:value-type="float">
            <text:p>380.15</text:p>
          </table:table-cell>
        </table:table-row>
        <table:table-row table:style-name="ro1">
          <table:table-cell office:value-type="float" office:value="8766206" calcext:value-type="float">
            <text:p>8766206</text:p>
          </table:table-cell>
          <table:table-cell table:formula="of:=[.A550]/1000/(60*60*24)" office:value-type="time" office:time-value="PT02H26M06.206S" calcext:value-type="time">
            <text:p>02:26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5.23" calcext:value-type="float">
            <text:p>305.23</text:p>
          </table:table-cell>
          <table:table-cell office:value-type="float" office:value="380.83" calcext:value-type="float">
            <text:p>380.83</text:p>
          </table:table-cell>
        </table:table-row>
        <table:table-row table:style-name="ro1">
          <table:table-cell office:value-type="float" office:value="8782206" calcext:value-type="float">
            <text:p>8782206</text:p>
          </table:table-cell>
          <table:table-cell table:formula="of:=[.A551]/1000/(60*60*24)" office:value-type="time" office:time-value="PT02H26M22.206S" calcext:value-type="time">
            <text:p>02:26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5.78" calcext:value-type="float">
            <text:p>305.78</text:p>
          </table:table-cell>
          <table:table-cell office:value-type="float" office:value="381.5" calcext:value-type="float">
            <text:p>381.5</text:p>
          </table:table-cell>
        </table:table-row>
        <table:table-row table:style-name="ro1">
          <table:table-cell office:value-type="float" office:value="8798206" calcext:value-type="float">
            <text:p>8798206</text:p>
          </table:table-cell>
          <table:table-cell table:formula="of:=[.A552]/1000/(60*60*24)" office:value-type="time" office:time-value="PT02H26M38.206S" calcext:value-type="time">
            <text:p>02:26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6.33" calcext:value-type="float">
            <text:p>306.33</text:p>
          </table:table-cell>
          <table:table-cell office:value-type="float" office:value="382.18" calcext:value-type="float">
            <text:p>382.18</text:p>
          </table:table-cell>
        </table:table-row>
        <table:table-row table:style-name="ro1">
          <table:table-cell office:value-type="float" office:value="8814206" calcext:value-type="float">
            <text:p>8814206</text:p>
          </table:table-cell>
          <table:table-cell table:formula="of:=[.A553]/1000/(60*60*24)" office:value-type="time" office:time-value="PT02H26M54.206S" calcext:value-type="time">
            <text:p>02:26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6.88" calcext:value-type="float">
            <text:p>306.88</text:p>
          </table:table-cell>
          <table:table-cell office:value-type="float" office:value="382.85" calcext:value-type="float">
            <text:p>382.85</text:p>
          </table:table-cell>
        </table:table-row>
        <table:table-row table:style-name="ro1">
          <table:table-cell office:value-type="float" office:value="8830206" calcext:value-type="float">
            <text:p>8830206</text:p>
          </table:table-cell>
          <table:table-cell table:formula="of:=[.A554]/1000/(60*60*24)" office:value-type="time" office:time-value="PT02H27M10.206S" calcext:value-type="time">
            <text:p>02:27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7.43" calcext:value-type="float">
            <text:p>307.43</text:p>
          </table:table-cell>
          <table:table-cell office:value-type="float" office:value="383.53" calcext:value-type="float">
            <text:p>383.53</text:p>
          </table:table-cell>
        </table:table-row>
        <table:table-row table:style-name="ro1">
          <table:table-cell office:value-type="float" office:value="8846206" calcext:value-type="float">
            <text:p>8846206</text:p>
          </table:table-cell>
          <table:table-cell table:formula="of:=[.A555]/1000/(60*60*24)" office:value-type="time" office:time-value="PT02H27M26.206S" calcext:value-type="time">
            <text:p>02:27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7.98" calcext:value-type="float">
            <text:p>307.98</text:p>
          </table:table-cell>
          <table:table-cell office:value-type="float" office:value="384.2" calcext:value-type="float">
            <text:p>384.2</text:p>
          </table:table-cell>
        </table:table-row>
        <table:table-row table:style-name="ro1">
          <table:table-cell office:value-type="float" office:value="8862206" calcext:value-type="float">
            <text:p>8862206</text:p>
          </table:table-cell>
          <table:table-cell table:formula="of:=[.A556]/1000/(60*60*24)" office:value-type="time" office:time-value="PT02H27M42.206S" calcext:value-type="time">
            <text:p>02:27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8.53" calcext:value-type="float">
            <text:p>308.53</text:p>
          </table:table-cell>
          <table:table-cell office:value-type="float" office:value="384.88" calcext:value-type="float">
            <text:p>384.88</text:p>
          </table:table-cell>
        </table:table-row>
        <table:table-row table:style-name="ro1">
          <table:table-cell office:value-type="float" office:value="8878206" calcext:value-type="float">
            <text:p>8878206</text:p>
          </table:table-cell>
          <table:table-cell table:formula="of:=[.A557]/1000/(60*60*24)" office:value-type="time" office:time-value="PT02H27M58.206S" calcext:value-type="time">
            <text:p>02:27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9.08" calcext:value-type="float">
            <text:p>309.08</text:p>
          </table:table-cell>
          <table:table-cell office:value-type="float" office:value="385.55" calcext:value-type="float">
            <text:p>385.55</text:p>
          </table:table-cell>
        </table:table-row>
        <table:table-row table:style-name="ro1">
          <table:table-cell office:value-type="float" office:value="8894204" calcext:value-type="float">
            <text:p>8894204</text:p>
          </table:table-cell>
          <table:table-cell table:formula="of:=[.A558]/1000/(60*60*24)" office:value-type="time" office:time-value="PT02H28M14.204S" calcext:value-type="time">
            <text:p>02:28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86.23" calcext:value-type="float">
            <text:p>386.23</text:p>
          </table:table-cell>
        </table:table-row>
        <table:table-row table:style-name="ro1">
          <table:table-cell office:value-type="float" office:value="8910206" calcext:value-type="float">
            <text:p>8910206</text:p>
          </table:table-cell>
          <table:table-cell table:formula="of:=[.A559]/1000/(60*60*24)" office:value-type="time" office:time-value="PT02H28M30.206S" calcext:value-type="time">
            <text:p>02:28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0.18" calcext:value-type="float">
            <text:p>310.18</text:p>
          </table:table-cell>
          <table:table-cell office:value-type="float" office:value="386.9" calcext:value-type="float">
            <text:p>386.9</text:p>
          </table:table-cell>
        </table:table-row>
        <table:table-row table:style-name="ro1">
          <table:table-cell office:value-type="float" office:value="8926206" calcext:value-type="float">
            <text:p>8926206</text:p>
          </table:table-cell>
          <table:table-cell table:formula="of:=[.A560]/1000/(60*60*24)" office:value-type="time" office:time-value="PT02H28M46.206S" calcext:value-type="time">
            <text:p>02:28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0.72" calcext:value-type="float">
            <text:p>310.72</text:p>
          </table:table-cell>
          <table:table-cell office:value-type="float" office:value="387.58" calcext:value-type="float">
            <text:p>387.58</text:p>
          </table:table-cell>
        </table:table-row>
        <table:table-row table:style-name="ro1">
          <table:table-cell office:value-type="float" office:value="8942206" calcext:value-type="float">
            <text:p>8942206</text:p>
          </table:table-cell>
          <table:table-cell table:formula="of:=[.A561]/1000/(60*60*24)" office:value-type="time" office:time-value="PT02H29M02.206S" calcext:value-type="time">
            <text:p>02:29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1.27" calcext:value-type="float">
            <text:p>311.27</text:p>
          </table:table-cell>
          <table:table-cell office:value-type="float" office:value="388.25" calcext:value-type="float">
            <text:p>388.25</text:p>
          </table:table-cell>
        </table:table-row>
        <table:table-row table:style-name="ro1">
          <table:table-cell office:value-type="float" office:value="8958206" calcext:value-type="float">
            <text:p>8958206</text:p>
          </table:table-cell>
          <table:table-cell table:formula="of:=[.A562]/1000/(60*60*24)" office:value-type="time" office:time-value="PT02H29M18.206S" calcext:value-type="time">
            <text:p>02:29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1.82" calcext:value-type="float">
            <text:p>311.82</text:p>
          </table:table-cell>
          <table:table-cell office:value-type="float" office:value="388.93" calcext:value-type="float">
            <text:p>388.93</text:p>
          </table:table-cell>
        </table:table-row>
        <table:table-row table:style-name="ro1">
          <table:table-cell office:value-type="float" office:value="8974206" calcext:value-type="float">
            <text:p>8974206</text:p>
          </table:table-cell>
          <table:table-cell table:formula="of:=[.A563]/1000/(60*60*24)" office:value-type="time" office:time-value="PT02H29M34.206S" calcext:value-type="time">
            <text:p>02:29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2.37" calcext:value-type="float">
            <text:p>312.37</text:p>
          </table:table-cell>
          <table:table-cell office:value-type="float" office:value="389.6" calcext:value-type="float">
            <text:p>389.6</text:p>
          </table:table-cell>
        </table:table-row>
        <table:table-row table:style-name="ro1">
          <table:table-cell office:value-type="float" office:value="8990206" calcext:value-type="float">
            <text:p>8990206</text:p>
          </table:table-cell>
          <table:table-cell table:formula="of:=[.A564]/1000/(60*60*24)" office:value-type="time" office:time-value="PT02H29M50.206S" calcext:value-type="time">
            <text:p>02:29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2.92" calcext:value-type="float">
            <text:p>312.92</text:p>
          </table:table-cell>
          <table:table-cell office:value-type="float" office:value="390.28" calcext:value-type="float">
            <text:p>390.28</text:p>
          </table:table-cell>
        </table:table-row>
        <table:table-row table:style-name="ro1">
          <table:table-cell office:value-type="float" office:value="9006206" calcext:value-type="float">
            <text:p>9006206</text:p>
          </table:table-cell>
          <table:table-cell table:formula="of:=[.A565]/1000/(60*60*24)" office:value-type="time" office:time-value="PT02H30M06.206S" calcext:value-type="time">
            <text:p>02:30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3.47" calcext:value-type="float">
            <text:p>313.47</text:p>
          </table:table-cell>
          <table:table-cell office:value-type="float" office:value="390.95" calcext:value-type="float">
            <text:p>390.95</text:p>
          </table:table-cell>
        </table:table-row>
        <table:table-row table:style-name="ro1">
          <table:table-cell office:value-type="float" office:value="9022206" calcext:value-type="float">
            <text:p>9022206</text:p>
          </table:table-cell>
          <table:table-cell table:formula="of:=[.A566]/1000/(60*60*24)" office:value-type="time" office:time-value="PT02H30M22.206S" calcext:value-type="time">
            <text:p>02:30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14.02" calcext:value-type="float">
            <text:p>314.02</text:p>
          </table:table-cell>
          <table:table-cell office:value-type="float" office:value="391.63" calcext:value-type="float">
            <text:p>391.63</text:p>
          </table:table-cell>
        </table:table-row>
        <table:table-row table:style-name="ro1">
          <table:table-cell office:value-type="float" office:value="9038206" calcext:value-type="float">
            <text:p>9038206</text:p>
          </table:table-cell>
          <table:table-cell table:formula="of:=[.A567]/1000/(60*60*24)" office:value-type="time" office:time-value="PT02H30M38.206S" calcext:value-type="time">
            <text:p>02:30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4.57" calcext:value-type="float">
            <text:p>314.57</text:p>
          </table:table-cell>
          <table:table-cell office:value-type="float" office:value="392.3" calcext:value-type="float">
            <text:p>392.3</text:p>
          </table:table-cell>
        </table:table-row>
        <table:table-row table:style-name="ro1">
          <table:table-cell office:value-type="float" office:value="9054206" calcext:value-type="float">
            <text:p>9054206</text:p>
          </table:table-cell>
          <table:table-cell table:formula="of:=[.A568]/1000/(60*60*24)" office:value-type="time" office:time-value="PT02H30M54.206S" calcext:value-type="time">
            <text:p>02:30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15.12" calcext:value-type="float">
            <text:p>315.12</text:p>
          </table:table-cell>
          <table:table-cell office:value-type="float" office:value="392.98" calcext:value-type="float">
            <text:p>392.98</text:p>
          </table:table-cell>
        </table:table-row>
        <table:table-row table:style-name="ro1">
          <table:table-cell office:value-type="float" office:value="9070206" calcext:value-type="float">
            <text:p>9070206</text:p>
          </table:table-cell>
          <table:table-cell table:formula="of:=[.A569]/1000/(60*60*24)" office:value-type="time" office:time-value="PT02H31M10.206S" calcext:value-type="time">
            <text:p>02:31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315.67" calcext:value-type="float">
            <text:p>315.67</text:p>
          </table:table-cell>
          <table:table-cell office:value-type="float" office:value="393.65" calcext:value-type="float">
            <text:p>393.65</text:p>
          </table:table-cell>
        </table:table-row>
        <table:table-row table:style-name="ro1">
          <table:table-cell office:value-type="float" office:value="9086206" calcext:value-type="float">
            <text:p>9086206</text:p>
          </table:table-cell>
          <table:table-cell table:formula="of:=[.A570]/1000/(60*60*24)" office:value-type="time" office:time-value="PT02H31M26.206S" calcext:value-type="time">
            <text:p>02:31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16.22" calcext:value-type="float">
            <text:p>316.22</text:p>
          </table:table-cell>
          <table:table-cell office:value-type="float" office:value="394.33" calcext:value-type="float">
            <text:p>394.33</text:p>
          </table:table-cell>
        </table:table-row>
        <table:table-row table:style-name="ro1">
          <table:table-cell office:value-type="float" office:value="9102206" calcext:value-type="float">
            <text:p>9102206</text:p>
          </table:table-cell>
          <table:table-cell table:formula="of:=[.A571]/1000/(60*60*24)" office:value-type="time" office:time-value="PT02H31M42.206S" calcext:value-type="time">
            <text:p>02:31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316.76" calcext:value-type="float">
            <text:p>316.7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9118206" calcext:value-type="float">
            <text:p>9118206</text:p>
          </table:table-cell>
          <table:table-cell table:formula="of:=[.A572]/1000/(60*60*24)" office:value-type="time" office:time-value="PT02H31M58.206S" calcext:value-type="time">
            <text:p>02:31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17.31" calcext:value-type="float">
            <text:p>317.31</text:p>
          </table:table-cell>
          <table:table-cell office:value-type="float" office:value="395.68" calcext:value-type="float">
            <text:p>395.68</text:p>
          </table:table-cell>
        </table:table-row>
        <table:table-row table:style-name="ro1">
          <table:table-cell office:value-type="float" office:value="9134206" calcext:value-type="float">
            <text:p>9134206</text:p>
          </table:table-cell>
          <table:table-cell table:formula="of:=[.A573]/1000/(60*60*24)" office:value-type="time" office:time-value="PT02H32M14.206S" calcext:value-type="time">
            <text:p>02:32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17.86" calcext:value-type="float">
            <text:p>317.86</text:p>
          </table:table-cell>
          <table:table-cell office:value-type="float" office:value="396.35" calcext:value-type="float">
            <text:p>396.35</text:p>
          </table:table-cell>
        </table:table-row>
        <table:table-row table:style-name="ro1">
          <table:table-cell office:value-type="float" office:value="9150206" calcext:value-type="float">
            <text:p>9150206</text:p>
          </table:table-cell>
          <table:table-cell table:formula="of:=[.A574]/1000/(60*60*24)" office:value-type="time" office:time-value="PT02H32M30.206S" calcext:value-type="time">
            <text:p>02:32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18.41" calcext:value-type="float">
            <text:p>318.41</text:p>
          </table:table-cell>
          <table:table-cell office:value-type="float" office:value="397.03" calcext:value-type="float">
            <text:p>397.03</text:p>
          </table:table-cell>
        </table:table-row>
        <table:table-row table:style-name="ro1">
          <table:table-cell office:value-type="float" office:value="9166206" calcext:value-type="float">
            <text:p>9166206</text:p>
          </table:table-cell>
          <table:table-cell table:formula="of:=[.A575]/1000/(60*60*24)" office:value-type="time" office:time-value="PT02H32M46.206S" calcext:value-type="time">
            <text:p>02:32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18.96" calcext:value-type="float">
            <text:p>318.96</text:p>
          </table:table-cell>
          <table:table-cell office:value-type="float" office:value="397.7" calcext:value-type="float">
            <text:p>397.7</text:p>
          </table:table-cell>
        </table:table-row>
        <table:table-row table:style-name="ro1">
          <table:table-cell office:value-type="float" office:value="9182206" calcext:value-type="float">
            <text:p>9182206</text:p>
          </table:table-cell>
          <table:table-cell table:formula="of:=[.A576]/1000/(60*60*24)" office:value-type="time" office:time-value="PT02H33M02.206S" calcext:value-type="time">
            <text:p>02:33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19.51" calcext:value-type="float">
            <text:p>319.51</text:p>
          </table:table-cell>
          <table:table-cell office:value-type="float" office:value="398.37" calcext:value-type="float">
            <text:p>398.37</text:p>
          </table:table-cell>
        </table:table-row>
        <table:table-row table:style-name="ro1">
          <table:table-cell office:value-type="float" office:value="9198206" calcext:value-type="float">
            <text:p>9198206</text:p>
          </table:table-cell>
          <table:table-cell table:formula="of:=[.A577]/1000/(60*60*24)" office:value-type="time" office:time-value="PT02H33M18.206S" calcext:value-type="time">
            <text:p>02:33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0.06" calcext:value-type="float">
            <text:p>320.06</text:p>
          </table:table-cell>
          <table:table-cell office:value-type="float" office:value="399.05" calcext:value-type="float">
            <text:p>399.05</text:p>
          </table:table-cell>
        </table:table-row>
        <table:table-row table:style-name="ro1">
          <table:table-cell office:value-type="float" office:value="9214206" calcext:value-type="float">
            <text:p>9214206</text:p>
          </table:table-cell>
          <table:table-cell table:formula="of:=[.A578]/1000/(60*60*24)" office:value-type="time" office:time-value="PT02H33M34.206S" calcext:value-type="time">
            <text:p>02:33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0.61" calcext:value-type="float">
            <text:p>320.61</text:p>
          </table:table-cell>
          <table:table-cell office:value-type="float" office:value="399.72" calcext:value-type="float">
            <text:p>399.72</text:p>
          </table:table-cell>
        </table:table-row>
        <table:table-row table:style-name="ro1">
          <table:table-cell office:value-type="float" office:value="9230206" calcext:value-type="float">
            <text:p>9230206</text:p>
          </table:table-cell>
          <table:table-cell table:formula="of:=[.A579]/1000/(60*60*24)" office:value-type="time" office:time-value="PT02H33M50.206S" calcext:value-type="time">
            <text:p>02:33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1.16" calcext:value-type="float">
            <text:p>321.16</text:p>
          </table:table-cell>
          <table:table-cell office:value-type="float" office:value="400.4" calcext:value-type="float">
            <text:p>400.4</text:p>
          </table:table-cell>
        </table:table-row>
        <table:table-row table:style-name="ro1">
          <table:table-cell office:value-type="float" office:value="9246206" calcext:value-type="float">
            <text:p>9246206</text:p>
          </table:table-cell>
          <table:table-cell table:formula="of:=[.A580]/1000/(60*60*24)" office:value-type="time" office:time-value="PT02H34M06.206S" calcext:value-type="time">
            <text:p>02:34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1.7" calcext:value-type="float">
            <text:p>321.7</text:p>
          </table:table-cell>
          <table:table-cell office:value-type="float" office:value="401.07" calcext:value-type="float">
            <text:p>401.07</text:p>
          </table:table-cell>
        </table:table-row>
        <table:table-row table:style-name="ro1">
          <table:table-cell office:value-type="float" office:value="9262206" calcext:value-type="float">
            <text:p>9262206</text:p>
          </table:table-cell>
          <table:table-cell table:formula="of:=[.A581]/1000/(60*60*24)" office:value-type="time" office:time-value="PT02H34M22.206S" calcext:value-type="time">
            <text:p>02:34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2.25" calcext:value-type="float">
            <text:p>322.25</text:p>
          </table:table-cell>
          <table:table-cell office:value-type="float" office:value="401.75" calcext:value-type="float">
            <text:p>401.75</text:p>
          </table:table-cell>
        </table:table-row>
        <table:table-row table:style-name="ro1">
          <table:table-cell office:value-type="float" office:value="9278206" calcext:value-type="float">
            <text:p>9278206</text:p>
          </table:table-cell>
          <table:table-cell table:formula="of:=[.A582]/1000/(60*60*24)" office:value-type="time" office:time-value="PT02H34M38.206S" calcext:value-type="time">
            <text:p>02:34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2.8" calcext:value-type="float">
            <text:p>322.8</text:p>
          </table:table-cell>
          <table:table-cell office:value-type="float" office:value="402.42" calcext:value-type="float">
            <text:p>402.42</text:p>
          </table:table-cell>
        </table:table-row>
        <table:table-row table:style-name="ro1">
          <table:table-cell office:value-type="float" office:value="9294206" calcext:value-type="float">
            <text:p>9294206</text:p>
          </table:table-cell>
          <table:table-cell table:formula="of:=[.A583]/1000/(60*60*24)" office:value-type="time" office:time-value="PT02H34M54.206S" calcext:value-type="time">
            <text:p>02:34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3.35" calcext:value-type="float">
            <text:p>323.35</text:p>
          </table:table-cell>
          <table:table-cell office:value-type="float" office:value="403.09" calcext:value-type="float">
            <text:p>403.09</text:p>
          </table:table-cell>
        </table:table-row>
        <table:table-row table:style-name="ro1">
          <table:table-cell office:value-type="float" office:value="9310206" calcext:value-type="float">
            <text:p>9310206</text:p>
          </table:table-cell>
          <table:table-cell table:formula="of:=[.A584]/1000/(60*60*24)" office:value-type="time" office:time-value="PT02H35M10.206S" calcext:value-type="time">
            <text:p>02:35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3.9" calcext:value-type="float">
            <text:p>323.9</text:p>
          </table:table-cell>
          <table:table-cell office:value-type="float" office:value="403.77" calcext:value-type="float">
            <text:p>403.77</text:p>
          </table:table-cell>
        </table:table-row>
        <table:table-row table:style-name="ro1">
          <table:table-cell office:value-type="float" office:value="9326206" calcext:value-type="float">
            <text:p>9326206</text:p>
          </table:table-cell>
          <table:table-cell table:formula="of:=[.A585]/1000/(60*60*24)" office:value-type="time" office:time-value="PT02H35M26.206S" calcext:value-type="time">
            <text:p>02:35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4.45" calcext:value-type="float">
            <text:p>324.45</text:p>
          </table:table-cell>
          <table:table-cell office:value-type="float" office:value="404.44" calcext:value-type="float">
            <text:p>404.44</text:p>
          </table:table-cell>
        </table:table-row>
        <table:table-row table:style-name="ro1">
          <table:table-cell office:value-type="float" office:value="9342206" calcext:value-type="float">
            <text:p>9342206</text:p>
          </table:table-cell>
          <table:table-cell table:formula="of:=[.A586]/1000/(60*60*24)" office:value-type="time" office:time-value="PT02H35M42.206S" calcext:value-type="time">
            <text:p>02:35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5" calcext:value-type="float">
            <text:p>325</text:p>
          </table:table-cell>
          <table:table-cell office:value-type="float" office:value="405.12" calcext:value-type="float">
            <text:p>405.12</text:p>
          </table:table-cell>
        </table:table-row>
        <table:table-row table:style-name="ro1">
          <table:table-cell office:value-type="float" office:value="9358206" calcext:value-type="float">
            <text:p>9358206</text:p>
          </table:table-cell>
          <table:table-cell table:formula="of:=[.A587]/1000/(60*60*24)" office:value-type="time" office:time-value="PT02H35M58.206S" calcext:value-type="time">
            <text:p>02:35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5.55" calcext:value-type="float">
            <text:p>325.55</text:p>
          </table:table-cell>
          <table:table-cell office:value-type="float" office:value="405.79" calcext:value-type="float">
            <text:p>405.79</text:p>
          </table:table-cell>
        </table:table-row>
        <table:table-row table:style-name="ro1">
          <table:table-cell office:value-type="float" office:value="9374206" calcext:value-type="float">
            <text:p>9374206</text:p>
          </table:table-cell>
          <table:table-cell table:formula="of:=[.A588]/1000/(60*60*24)" office:value-type="time" office:time-value="PT02H36M14.206S" calcext:value-type="time">
            <text:p>02:36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6.09" calcext:value-type="float">
            <text:p>326.09</text:p>
          </table:table-cell>
          <table:table-cell office:value-type="float" office:value="406.46" calcext:value-type="float">
            <text:p>406.46</text:p>
          </table:table-cell>
        </table:table-row>
        <table:table-row table:style-name="ro1">
          <table:table-cell office:value-type="float" office:value="9390206" calcext:value-type="float">
            <text:p>9390206</text:p>
          </table:table-cell>
          <table:table-cell table:formula="of:=[.A589]/1000/(60*60*24)" office:value-type="time" office:time-value="PT02H36M30.206S" calcext:value-type="time">
            <text:p>02:36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6.64" calcext:value-type="float">
            <text:p>326.64</text:p>
          </table:table-cell>
          <table:table-cell office:value-type="float" office:value="407.14" calcext:value-type="float">
            <text:p>407.14</text:p>
          </table:table-cell>
        </table:table-row>
        <table:table-row table:style-name="ro1">
          <table:table-cell office:value-type="float" office:value="9406206" calcext:value-type="float">
            <text:p>9406206</text:p>
          </table:table-cell>
          <table:table-cell table:formula="of:=[.A590]/1000/(60*60*24)" office:value-type="time" office:time-value="PT02H36M46.206S" calcext:value-type="time">
            <text:p>02:36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7.19" calcext:value-type="float">
            <text:p>327.19</text:p>
          </table:table-cell>
          <table:table-cell office:value-type="float" office:value="407.81" calcext:value-type="float">
            <text:p>407.81</text:p>
          </table:table-cell>
        </table:table-row>
        <table:table-row table:style-name="ro1">
          <table:table-cell office:value-type="float" office:value="9422206" calcext:value-type="float">
            <text:p>9422206</text:p>
          </table:table-cell>
          <table:table-cell table:formula="of:=[.A591]/1000/(60*60*24)" office:value-type="time" office:time-value="PT02H37M02.206S" calcext:value-type="time">
            <text:p>02:37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7.74" calcext:value-type="float">
            <text:p>327.74</text:p>
          </table:table-cell>
          <table:table-cell office:value-type="float" office:value="408.49" calcext:value-type="float">
            <text:p>408.49</text:p>
          </table:table-cell>
        </table:table-row>
        <table:table-row table:style-name="ro1">
          <table:table-cell office:value-type="float" office:value="9438206" calcext:value-type="float">
            <text:p>9438206</text:p>
          </table:table-cell>
          <table:table-cell table:formula="of:=[.A592]/1000/(60*60*24)" office:value-type="time" office:time-value="PT02H37M18.206S" calcext:value-type="time">
            <text:p>02:37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8.29" calcext:value-type="float">
            <text:p>328.29</text:p>
          </table:table-cell>
          <table:table-cell office:value-type="float" office:value="409.16" calcext:value-type="float">
            <text:p>409.16</text:p>
          </table:table-cell>
        </table:table-row>
        <table:table-row table:style-name="ro1">
          <table:table-cell office:value-type="float" office:value="9454206" calcext:value-type="float">
            <text:p>9454206</text:p>
          </table:table-cell>
          <table:table-cell table:formula="of:=[.A593]/1000/(60*60*24)" office:value-type="time" office:time-value="PT02H37M34.206S" calcext:value-type="time">
            <text:p>02:37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8.84" calcext:value-type="float">
            <text:p>328.84</text:p>
          </table:table-cell>
          <table:table-cell office:value-type="float" office:value="409.83" calcext:value-type="float">
            <text:p>409.83</text:p>
          </table:table-cell>
        </table:table-row>
        <table:table-row table:style-name="ro1">
          <table:table-cell office:value-type="float" office:value="9470206" calcext:value-type="float">
            <text:p>9470206</text:p>
          </table:table-cell>
          <table:table-cell table:formula="of:=[.A594]/1000/(60*60*24)" office:value-type="time" office:time-value="PT02H37M50.206S" calcext:value-type="time">
            <text:p>02:37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9.39" calcext:value-type="float">
            <text:p>329.39</text:p>
          </table:table-cell>
          <table:table-cell office:value-type="float" office:value="410.51" calcext:value-type="float">
            <text:p>410.51</text:p>
          </table:table-cell>
        </table:table-row>
        <table:table-row table:style-name="ro1">
          <table:table-cell office:value-type="float" office:value="9486206" calcext:value-type="float">
            <text:p>9486206</text:p>
          </table:table-cell>
          <table:table-cell table:formula="of:=[.A595]/1000/(60*60*24)" office:value-type="time" office:time-value="PT02H38M06.206S" calcext:value-type="time">
            <text:p>02:38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9.93" calcext:value-type="float">
            <text:p>329.93</text:p>
          </table:table-cell>
          <table:table-cell office:value-type="float" office:value="411.18" calcext:value-type="float">
            <text:p>411.18</text:p>
          </table:table-cell>
        </table:table-row>
        <table:table-row table:style-name="ro1">
          <table:table-cell office:value-type="float" office:value="9502206" calcext:value-type="float">
            <text:p>9502206</text:p>
          </table:table-cell>
          <table:table-cell table:formula="of:=[.A596]/1000/(60*60*24)" office:value-type="time" office:time-value="PT02H38M22.206S" calcext:value-type="time">
            <text:p>02:38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0.48" calcext:value-type="float">
            <text:p>330.48</text:p>
          </table:table-cell>
          <table:table-cell office:value-type="float" office:value="411.86" calcext:value-type="float">
            <text:p>411.86</text:p>
          </table:table-cell>
        </table:table-row>
        <table:table-row table:style-name="ro1">
          <table:table-cell office:value-type="float" office:value="9518206" calcext:value-type="float">
            <text:p>9518206</text:p>
          </table:table-cell>
          <table:table-cell table:formula="of:=[.A597]/1000/(60*60*24)" office:value-type="time" office:time-value="PT02H38M38.206S" calcext:value-type="time">
            <text:p>02:38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1.03" calcext:value-type="float">
            <text:p>331.03</text:p>
          </table:table-cell>
          <table:table-cell office:value-type="float" office:value="412.53" calcext:value-type="float">
            <text:p>412.53</text:p>
          </table:table-cell>
        </table:table-row>
        <table:table-row table:style-name="ro1">
          <table:table-cell office:value-type="float" office:value="9534206" calcext:value-type="float">
            <text:p>9534206</text:p>
          </table:table-cell>
          <table:table-cell table:formula="of:=[.A598]/1000/(60*60*24)" office:value-type="time" office:time-value="PT02H38M54.206S" calcext:value-type="time">
            <text:p>02:38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1.58" calcext:value-type="float">
            <text:p>331.58</text:p>
          </table:table-cell>
          <table:table-cell office:value-type="float" office:value="413.2" calcext:value-type="float">
            <text:p>413.2</text:p>
          </table:table-cell>
        </table:table-row>
        <table:table-row table:style-name="ro1">
          <table:table-cell office:value-type="float" office:value="9550206" calcext:value-type="float">
            <text:p>9550206</text:p>
          </table:table-cell>
          <table:table-cell table:formula="of:=[.A599]/1000/(60*60*24)" office:value-type="time" office:time-value="PT02H39M10.206S" calcext:value-type="time">
            <text:p>02:39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2.13" calcext:value-type="float">
            <text:p>332.13</text:p>
          </table:table-cell>
          <table:table-cell office:value-type="float" office:value="413.88" calcext:value-type="float">
            <text:p>413.88</text:p>
          </table:table-cell>
        </table:table-row>
        <table:table-row table:style-name="ro1">
          <table:table-cell office:value-type="float" office:value="9566206" calcext:value-type="float">
            <text:p>9566206</text:p>
          </table:table-cell>
          <table:table-cell table:formula="of:=[.A600]/1000/(60*60*24)" office:value-type="time" office:time-value="PT02H39M26.206S" calcext:value-type="time">
            <text:p>02:39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2.68" calcext:value-type="float">
            <text:p>332.68</text:p>
          </table:table-cell>
          <table:table-cell office:value-type="float" office:value="414.55" calcext:value-type="float">
            <text:p>414.55</text:p>
          </table:table-cell>
        </table:table-row>
        <table:table-row table:style-name="ro1">
          <table:table-cell office:value-type="float" office:value="9582206" calcext:value-type="float">
            <text:p>9582206</text:p>
          </table:table-cell>
          <table:table-cell table:formula="of:=[.A601]/1000/(60*60*24)" office:value-type="time" office:time-value="PT02H39M42.206S" calcext:value-type="time">
            <text:p>02:39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3.22" calcext:value-type="float">
            <text:p>333.22</text:p>
          </table:table-cell>
          <table:table-cell office:value-type="float" office:value="415.22" calcext:value-type="float">
            <text:p>415.22</text:p>
          </table:table-cell>
        </table:table-row>
        <table:table-row table:style-name="ro1">
          <table:table-cell office:value-type="float" office:value="9598206" calcext:value-type="float">
            <text:p>9598206</text:p>
          </table:table-cell>
          <table:table-cell table:formula="of:=[.A602]/1000/(60*60*24)" office:value-type="time" office:time-value="PT02H39M58.206S" calcext:value-type="time">
            <text:p>02:39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33.77" calcext:value-type="float">
            <text:p>333.77</text:p>
          </table:table-cell>
          <table:table-cell office:value-type="float" office:value="415.9" calcext:value-type="float">
            <text:p>415.9</text:p>
          </table:table-cell>
        </table:table-row>
        <table:table-row table:style-name="ro1">
          <table:table-cell office:value-type="float" office:value="9614206" calcext:value-type="float">
            <text:p>9614206</text:p>
          </table:table-cell>
          <table:table-cell table:formula="of:=[.A603]/1000/(60*60*24)" office:value-type="time" office:time-value="PT02H40M14.206S" calcext:value-type="time">
            <text:p>02:40:14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34.32" calcext:value-type="float">
            <text:p>334.32</text:p>
          </table:table-cell>
          <table:table-cell office:value-type="float" office:value="416.57" calcext:value-type="float">
            <text:p>416.57</text:p>
          </table:table-cell>
        </table:table-row>
        <table:table-row table:style-name="ro1">
          <table:table-cell office:value-type="float" office:value="9630206" calcext:value-type="float">
            <text:p>9630206</text:p>
          </table:table-cell>
          <table:table-cell table:formula="of:=[.A604]/1000/(60*60*24)" office:value-type="time" office:time-value="PT02H40M30.206S" calcext:value-type="time">
            <text:p>02:40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4.87" calcext:value-type="float">
            <text:p>334.87</text:p>
          </table:table-cell>
          <table:table-cell office:value-type="float" office:value="417.25" calcext:value-type="float">
            <text:p>417.25</text:p>
          </table:table-cell>
        </table:table-row>
        <table:table-row table:style-name="ro1">
          <table:table-cell office:value-type="float" office:value="9646206" calcext:value-type="float">
            <text:p>9646206</text:p>
          </table:table-cell>
          <table:table-cell table:formula="of:=[.A605]/1000/(60*60*24)" office:value-type="time" office:time-value="PT02H40M46.206S" calcext:value-type="time">
            <text:p>02:40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5.42" calcext:value-type="float">
            <text:p>335.42</text:p>
          </table:table-cell>
          <table:table-cell office:value-type="float" office:value="417.92" calcext:value-type="float">
            <text:p>417.92</text:p>
          </table:table-cell>
        </table:table-row>
        <table:table-row table:style-name="ro1">
          <table:table-cell office:value-type="float" office:value="9662206" calcext:value-type="float">
            <text:p>9662206</text:p>
          </table:table-cell>
          <table:table-cell table:formula="of:=[.A606]/1000/(60*60*24)" office:value-type="time" office:time-value="PT02H41M02.206S" calcext:value-type="time">
            <text:p>02:41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35.97" calcext:value-type="float">
            <text:p>335.97</text:p>
          </table:table-cell>
          <table:table-cell office:value-type="float" office:value="418.59" calcext:value-type="float">
            <text:p>418.59</text:p>
          </table:table-cell>
        </table:table-row>
        <table:table-row table:style-name="ro1">
          <table:table-cell office:value-type="float" office:value="9678206" calcext:value-type="float">
            <text:p>9678206</text:p>
          </table:table-cell>
          <table:table-cell table:formula="of:=[.A607]/1000/(60*60*24)" office:value-type="time" office:time-value="PT02H41M18.206S" calcext:value-type="time">
            <text:p>02:41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6.51" calcext:value-type="float">
            <text:p>336.51</text:p>
          </table:table-cell>
          <table:table-cell office:value-type="float" office:value="419.27" calcext:value-type="float">
            <text:p>419.27</text:p>
          </table:table-cell>
        </table:table-row>
        <table:table-row table:style-name="ro1">
          <table:table-cell office:value-type="float" office:value="9694206" calcext:value-type="float">
            <text:p>9694206</text:p>
          </table:table-cell>
          <table:table-cell table:formula="of:=[.A608]/1000/(60*60*24)" office:value-type="time" office:time-value="PT02H41M34.206S" calcext:value-type="time">
            <text:p>02:41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7.06" calcext:value-type="float">
            <text:p>337.06</text:p>
          </table:table-cell>
          <table:table-cell office:value-type="float" office:value="419.94" calcext:value-type="float">
            <text:p>419.94</text:p>
          </table:table-cell>
        </table:table-row>
        <table:table-row table:style-name="ro1">
          <table:table-cell office:value-type="float" office:value="9710206" calcext:value-type="float">
            <text:p>9710206</text:p>
          </table:table-cell>
          <table:table-cell table:formula="of:=[.A609]/1000/(60*60*24)" office:value-type="time" office:time-value="PT02H41M50.206S" calcext:value-type="time">
            <text:p>02:41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7.61" calcext:value-type="float">
            <text:p>337.61</text:p>
          </table:table-cell>
          <table:table-cell office:value-type="float" office:value="420.61" calcext:value-type="float">
            <text:p>420.61</text:p>
          </table:table-cell>
        </table:table-row>
        <table:table-row table:style-name="ro1">
          <table:table-cell office:value-type="float" office:value="9726206" calcext:value-type="float">
            <text:p>9726206</text:p>
          </table:table-cell>
          <table:table-cell table:formula="of:=[.A610]/1000/(60*60*24)" office:value-type="time" office:time-value="PT02H42M06.206S" calcext:value-type="time">
            <text:p>02:42:06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38.16" calcext:value-type="float">
            <text:p>338.16</text:p>
          </table:table-cell>
          <table:table-cell office:value-type="float" office:value="421.29" calcext:value-type="float">
            <text:p>421.29</text:p>
          </table:table-cell>
        </table:table-row>
        <table:table-row table:style-name="ro1">
          <table:table-cell office:value-type="float" office:value="9742206" calcext:value-type="float">
            <text:p>9742206</text:p>
          </table:table-cell>
          <table:table-cell table:formula="of:=[.A611]/1000/(60*60*24)" office:value-type="time" office:time-value="PT02H42M22.206S" calcext:value-type="time">
            <text:p>02:42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8.71" calcext:value-type="float">
            <text:p>338.71</text:p>
          </table:table-cell>
          <table:table-cell office:value-type="float" office:value="421.96" calcext:value-type="float">
            <text:p>421.96</text:p>
          </table:table-cell>
        </table:table-row>
        <table:table-row table:style-name="ro1">
          <table:table-cell office:value-type="float" office:value="9758206" calcext:value-type="float">
            <text:p>9758206</text:p>
          </table:table-cell>
          <table:table-cell table:formula="of:=[.A612]/1000/(60*60*24)" office:value-type="time" office:time-value="PT02H42M38.206S" calcext:value-type="time">
            <text:p>02:42:38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39.26" calcext:value-type="float">
            <text:p>339.26</text:p>
          </table:table-cell>
          <table:table-cell office:value-type="float" office:value="422.63" calcext:value-type="float">
            <text:p>422.63</text:p>
          </table:table-cell>
        </table:table-row>
        <table:table-row table:style-name="ro1">
          <table:table-cell office:value-type="float" office:value="9774206" calcext:value-type="float">
            <text:p>9774206</text:p>
          </table:table-cell>
          <table:table-cell table:formula="of:=[.A613]/1000/(60*60*24)" office:value-type="time" office:time-value="PT02H42M54.206S" calcext:value-type="time">
            <text:p>02:42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9.8" calcext:value-type="float">
            <text:p>339.8</text:p>
          </table:table-cell>
          <table:table-cell office:value-type="float" office:value="423.3" calcext:value-type="float">
            <text:p>423.3</text:p>
          </table:table-cell>
        </table:table-row>
        <table:table-row table:style-name="ro1">
          <table:table-cell office:value-type="float" office:value="9790206" calcext:value-type="float">
            <text:p>9790206</text:p>
          </table:table-cell>
          <table:table-cell table:formula="of:=[.A614]/1000/(60*60*24)" office:value-type="time" office:time-value="PT02H43M10.206S" calcext:value-type="time">
            <text:p>02:43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40.35" calcext:value-type="float">
            <text:p>340.35</text:p>
          </table:table-cell>
          <table:table-cell office:value-type="float" office:value="423.98" calcext:value-type="float">
            <text:p>423.98</text:p>
          </table:table-cell>
        </table:table-row>
        <table:table-row table:style-name="ro1">
          <table:table-cell office:value-type="float" office:value="9806206" calcext:value-type="float">
            <text:p>9806206</text:p>
          </table:table-cell>
          <table:table-cell table:formula="of:=[.A615]/1000/(60*60*24)" office:value-type="time" office:time-value="PT02H43M26.206S" calcext:value-type="time">
            <text:p>02:43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40.9" calcext:value-type="float">
            <text:p>340.9</text:p>
          </table:table-cell>
          <table:table-cell office:value-type="float" office:value="424.65" calcext:value-type="float">
            <text:p>424.65</text:p>
          </table:table-cell>
        </table:table-row>
        <table:table-row table:style-name="ro1">
          <table:table-cell office:value-type="float" office:value="9822206" calcext:value-type="float">
            <text:p>9822206</text:p>
          </table:table-cell>
          <table:table-cell table:formula="of:=[.A616]/1000/(60*60*24)" office:value-type="time" office:time-value="PT02H43M42.206S" calcext:value-type="time">
            <text:p>02:43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1.45" calcext:value-type="float">
            <text:p>341.45</text:p>
          </table:table-cell>
          <table:table-cell office:value-type="float" office:value="425.32" calcext:value-type="float">
            <text:p>425.32</text:p>
          </table:table-cell>
        </table:table-row>
        <table:table-row table:style-name="ro1">
          <table:table-cell office:value-type="float" office:value="9838206" calcext:value-type="float">
            <text:p>9838206</text:p>
          </table:table-cell>
          <table:table-cell table:formula="of:=[.A617]/1000/(60*60*24)" office:value-type="time" office:time-value="PT02H43M58.206S" calcext:value-type="time">
            <text:p>02:43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2" calcext:value-type="float">
            <text:p>34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9854206" calcext:value-type="float">
            <text:p>9854206</text:p>
          </table:table-cell>
          <table:table-cell table:formula="of:=[.A618]/1000/(60*60*24)" office:value-type="time" office:time-value="PT02H44M14.206S" calcext:value-type="time">
            <text:p>02:44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2.54" calcext:value-type="float">
            <text:p>342.54</text:p>
          </table:table-cell>
          <table:table-cell office:value-type="float" office:value="426.67" calcext:value-type="float">
            <text:p>426.67</text:p>
          </table:table-cell>
        </table:table-row>
        <table:table-row table:style-name="ro1">
          <table:table-cell office:value-type="float" office:value="9870206" calcext:value-type="float">
            <text:p>9870206</text:p>
          </table:table-cell>
          <table:table-cell table:formula="of:=[.A619]/1000/(60*60*24)" office:value-type="time" office:time-value="PT02H44M30.206S" calcext:value-type="time">
            <text:p>02:44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3.09" calcext:value-type="float">
            <text:p>343.09</text:p>
          </table:table-cell>
          <table:table-cell office:value-type="float" office:value="427.34" calcext:value-type="float">
            <text:p>427.34</text:p>
          </table:table-cell>
        </table:table-row>
        <table:table-row table:style-name="ro1">
          <table:table-cell office:value-type="float" office:value="9886206" calcext:value-type="float">
            <text:p>9886206</text:p>
          </table:table-cell>
          <table:table-cell table:formula="of:=[.A620]/1000/(60*60*24)" office:value-type="time" office:time-value="PT02H44M46.206S" calcext:value-type="time">
            <text:p>02:44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3.64" calcext:value-type="float">
            <text:p>343.64</text:p>
          </table:table-cell>
          <table:table-cell office:value-type="float" office:value="428.01" calcext:value-type="float">
            <text:p>428.01</text:p>
          </table:table-cell>
        </table:table-row>
        <table:table-row table:style-name="ro1">
          <table:table-cell office:value-type="float" office:value="9902206" calcext:value-type="float">
            <text:p>9902206</text:p>
          </table:table-cell>
          <table:table-cell table:formula="of:=[.A621]/1000/(60*60*24)" office:value-type="time" office:time-value="PT02H45M02.206S" calcext:value-type="time">
            <text:p>02:45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4.19" calcext:value-type="float">
            <text:p>344.19</text:p>
          </table:table-cell>
          <table:table-cell office:value-type="float" office:value="428.69" calcext:value-type="float">
            <text:p>428.69</text:p>
          </table:table-cell>
        </table:table-row>
        <table:table-row table:style-name="ro1">
          <table:table-cell office:value-type="float" office:value="9918204" calcext:value-type="float">
            <text:p>9918204</text:p>
          </table:table-cell>
          <table:table-cell table:formula="of:=[.A622]/1000/(60*60*24)" office:value-type="time" office:time-value="PT02H45M18.204S" calcext:value-type="time">
            <text:p>02:45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4.73" calcext:value-type="float">
            <text:p>344.73</text:p>
          </table:table-cell>
          <table:table-cell office:value-type="float" office:value="429.36" calcext:value-type="float">
            <text:p>429.36</text:p>
          </table:table-cell>
        </table:table-row>
        <table:table-row table:style-name="ro1">
          <table:table-cell office:value-type="float" office:value="9934206" calcext:value-type="float">
            <text:p>9934206</text:p>
          </table:table-cell>
          <table:table-cell table:formula="of:=[.A623]/1000/(60*60*24)" office:value-type="time" office:time-value="PT02H45M34.206S" calcext:value-type="time">
            <text:p>02:45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5.28" calcext:value-type="float">
            <text:p>345.28</text:p>
          </table:table-cell>
          <table:table-cell office:value-type="float" office:value="430.03" calcext:value-type="float">
            <text:p>430.03</text:p>
          </table:table-cell>
        </table:table-row>
        <table:table-row table:style-name="ro1">
          <table:table-cell office:value-type="float" office:value="9950206" calcext:value-type="float">
            <text:p>9950206</text:p>
          </table:table-cell>
          <table:table-cell table:formula="of:=[.A624]/1000/(60*60*24)" office:value-type="time" office:time-value="PT02H45M50.206S" calcext:value-type="time">
            <text:p>02:45:50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45.83" calcext:value-type="float">
            <text:p>345.83</text:p>
          </table:table-cell>
          <table:table-cell office:value-type="float" office:value="430.7" calcext:value-type="float">
            <text:p>430.7</text:p>
          </table:table-cell>
        </table:table-row>
        <table:table-row table:style-name="ro1">
          <table:table-cell office:value-type="float" office:value="9966206" calcext:value-type="float">
            <text:p>9966206</text:p>
          </table:table-cell>
          <table:table-cell table:formula="of:=[.A625]/1000/(60*60*24)" office:value-type="time" office:time-value="PT02H46M06.206S" calcext:value-type="time">
            <text:p>02:46:06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46.38" calcext:value-type="float">
            <text:p>346.38</text:p>
          </table:table-cell>
          <table:table-cell office:value-type="float" office:value="431.37" calcext:value-type="float">
            <text:p>431.37</text:p>
          </table:table-cell>
        </table:table-row>
        <table:table-row table:style-name="ro1">
          <table:table-cell office:value-type="float" office:value="9982206" calcext:value-type="float">
            <text:p>9982206</text:p>
          </table:table-cell>
          <table:table-cell table:formula="of:=[.A626]/1000/(60*60*24)" office:value-type="time" office:time-value="PT02H46M22.206S" calcext:value-type="time">
            <text:p>02:46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46.93" calcext:value-type="float">
            <text:p>346.93</text:p>
          </table:table-cell>
          <table:table-cell office:value-type="float" office:value="432.04" calcext:value-type="float">
            <text:p>432.04</text:p>
          </table:table-cell>
        </table:table-row>
        <table:table-row table:style-name="ro1">
          <table:table-cell office:value-type="float" office:value="9998206" calcext:value-type="float">
            <text:p>9998206</text:p>
          </table:table-cell>
          <table:table-cell table:formula="of:=[.A627]/1000/(60*60*24)" office:value-type="time" office:time-value="PT02H46M38.206S" calcext:value-type="time">
            <text:p>02:46:3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47.47" calcext:value-type="float">
            <text:p>347.47</text:p>
          </table:table-cell>
          <table:table-cell office:value-type="float" office:value="432.72" calcext:value-type="float">
            <text:p>432.72</text:p>
          </table:table-cell>
        </table:table-row>
        <table:table-row table:style-name="ro1">
          <table:table-cell office:value-type="float" office:value="10014206" calcext:value-type="float">
            <text:p>10014206</text:p>
          </table:table-cell>
          <table:table-cell table:formula="of:=[.A628]/1000/(60*60*24)" office:value-type="time" office:time-value="PT02H46M54.206S" calcext:value-type="time">
            <text:p>02:46:54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48.02" calcext:value-type="float">
            <text:p>348.02</text:p>
          </table:table-cell>
          <table:table-cell office:value-type="float" office:value="433.39" calcext:value-type="float">
            <text:p>433.39</text:p>
          </table:table-cell>
        </table:table-row>
        <table:table-row table:style-name="ro1">
          <table:table-cell office:value-type="float" office:value="10030206" calcext:value-type="float">
            <text:p>10030206</text:p>
          </table:table-cell>
          <table:table-cell table:formula="of:=[.A629]/1000/(60*60*24)" office:value-type="time" office:time-value="PT02H47M10.206S" calcext:value-type="time">
            <text:p>02:47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48.57" calcext:value-type="float">
            <text:p>348.57</text:p>
          </table:table-cell>
          <table:table-cell office:value-type="float" office:value="434.06" calcext:value-type="float">
            <text:p>434.06</text:p>
          </table:table-cell>
        </table:table-row>
        <table:table-row table:style-name="ro1">
          <table:table-cell office:value-type="float" office:value="10046206" calcext:value-type="float">
            <text:p>10046206</text:p>
          </table:table-cell>
          <table:table-cell table:formula="of:=[.A630]/1000/(60*60*24)" office:value-type="time" office:time-value="PT02H47M26.206S" calcext:value-type="time">
            <text:p>02:47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9.12" calcext:value-type="float">
            <text:p>349.12</text:p>
          </table:table-cell>
          <table:table-cell office:value-type="float" office:value="434.73" calcext:value-type="float">
            <text:p>434.73</text:p>
          </table:table-cell>
        </table:table-row>
        <table:table-row table:style-name="ro1">
          <table:table-cell office:value-type="float" office:value="10062206" calcext:value-type="float">
            <text:p>10062206</text:p>
          </table:table-cell>
          <table:table-cell table:formula="of:=[.A631]/1000/(60*60*24)" office:value-type="time" office:time-value="PT02H47M42.206S" calcext:value-type="time">
            <text:p>02:4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49.66" calcext:value-type="float">
            <text:p>349.66</text:p>
          </table:table-cell>
          <table:table-cell office:value-type="float" office:value="435.4" calcext:value-type="float">
            <text:p>435.4</text:p>
          </table:table-cell>
        </table:table-row>
        <table:table-row table:style-name="ro1">
          <table:table-cell office:value-type="float" office:value="10078206" calcext:value-type="float">
            <text:p>10078206</text:p>
          </table:table-cell>
          <table:table-cell table:formula="of:=[.A632]/1000/(60*60*24)" office:value-type="time" office:time-value="PT02H47M58.206S" calcext:value-type="time">
            <text:p>02:47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50.21" calcext:value-type="float">
            <text:p>350.21</text:p>
          </table:table-cell>
          <table:table-cell office:value-type="float" office:value="436.08" calcext:value-type="float">
            <text:p>436.08</text:p>
          </table:table-cell>
        </table:table-row>
        <table:table-row table:style-name="ro1">
          <table:table-cell office:value-type="float" office:value="10094206" calcext:value-type="float">
            <text:p>10094206</text:p>
          </table:table-cell>
          <table:table-cell table:formula="of:=[.A633]/1000/(60*60*24)" office:value-type="time" office:time-value="PT02H48M14.206S" calcext:value-type="time">
            <text:p>02:48:1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0.76" calcext:value-type="float">
            <text:p>350.76</text:p>
          </table:table-cell>
          <table:table-cell office:value-type="float" office:value="436.75" calcext:value-type="float">
            <text:p>436.75</text:p>
          </table:table-cell>
        </table:table-row>
        <table:table-row table:style-name="ro1">
          <table:table-cell office:value-type="float" office:value="10110206" calcext:value-type="float">
            <text:p>10110206</text:p>
          </table:table-cell>
          <table:table-cell table:formula="of:=[.A634]/1000/(60*60*24)" office:value-type="time" office:time-value="PT02H48M30.206S" calcext:value-type="time">
            <text:p>02:48:3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1.31" calcext:value-type="float">
            <text:p>351.31</text:p>
          </table:table-cell>
          <table:table-cell office:value-type="float" office:value="437.42" calcext:value-type="float">
            <text:p>437.42</text:p>
          </table:table-cell>
        </table:table-row>
        <table:table-row table:style-name="ro1">
          <table:table-cell office:value-type="float" office:value="10126206" calcext:value-type="float">
            <text:p>10126206</text:p>
          </table:table-cell>
          <table:table-cell table:formula="of:=[.A635]/1000/(60*60*24)" office:value-type="time" office:time-value="PT02H48M46.206S" calcext:value-type="time">
            <text:p>02:48:4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1.85" calcext:value-type="float">
            <text:p>351.85</text:p>
          </table:table-cell>
          <table:table-cell office:value-type="float" office:value="438.09" calcext:value-type="float">
            <text:p>438.09</text:p>
          </table:table-cell>
        </table:table-row>
        <table:table-row table:style-name="ro1">
          <table:table-cell office:value-type="float" office:value="10142206" calcext:value-type="float">
            <text:p>10142206</text:p>
          </table:table-cell>
          <table:table-cell table:formula="of:=[.A636]/1000/(60*60*24)" office:value-type="time" office:time-value="PT02H49M02.206S" calcext:value-type="time">
            <text:p>02:49:0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2.4" calcext:value-type="float">
            <text:p>352.4</text:p>
          </table:table-cell>
          <table:table-cell office:value-type="float" office:value="438.76" calcext:value-type="float">
            <text:p>438.76</text:p>
          </table:table-cell>
        </table:table-row>
        <table:table-row table:style-name="ro1">
          <table:table-cell office:value-type="float" office:value="10158206" calcext:value-type="float">
            <text:p>10158206</text:p>
          </table:table-cell>
          <table:table-cell table:formula="of:=[.A637]/1000/(60*60*24)" office:value-type="time" office:time-value="PT02H49M18.206S" calcext:value-type="time">
            <text:p>02:49:1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2.95" calcext:value-type="float">
            <text:p>352.95</text:p>
          </table:table-cell>
          <table:table-cell office:value-type="float" office:value="439.43" calcext:value-type="float">
            <text:p>439.43</text:p>
          </table:table-cell>
        </table:table-row>
        <table:table-row table:style-name="ro1">
          <table:table-cell office:value-type="float" office:value="10174206" calcext:value-type="float">
            <text:p>10174206</text:p>
          </table:table-cell>
          <table:table-cell table:formula="of:=[.A638]/1000/(60*60*24)" office:value-type="time" office:time-value="PT02H49M34.206S" calcext:value-type="time">
            <text:p>02:49:3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3.5" calcext:value-type="float">
            <text:p>353.5</text:p>
          </table:table-cell>
          <table:table-cell office:value-type="float" office:value="440.1" calcext:value-type="float">
            <text:p>440.1</text:p>
          </table:table-cell>
        </table:table-row>
        <table:table-row table:style-name="ro1">
          <table:table-cell office:value-type="float" office:value="10190206" calcext:value-type="float">
            <text:p>10190206</text:p>
          </table:table-cell>
          <table:table-cell table:formula="of:=[.A639]/1000/(60*60*24)" office:value-type="time" office:time-value="PT02H49M50.206S" calcext:value-type="time">
            <text:p>02:49:5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54.04" calcext:value-type="float">
            <text:p>354.04</text:p>
          </table:table-cell>
          <table:table-cell office:value-type="float" office:value="440.77" calcext:value-type="float">
            <text:p>440.77</text:p>
          </table:table-cell>
        </table:table-row>
        <table:table-row table:style-name="ro1">
          <table:table-cell office:value-type="float" office:value="10206206" calcext:value-type="float">
            <text:p>10206206</text:p>
          </table:table-cell>
          <table:table-cell table:formula="of:=[.A640]/1000/(60*60*24)" office:value-type="time" office:time-value="PT02H50M06.206S" calcext:value-type="time">
            <text:p>02:50:0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4.59" calcext:value-type="float">
            <text:p>354.59</text:p>
          </table:table-cell>
          <table:table-cell office:value-type="float" office:value="441.44" calcext:value-type="float">
            <text:p>441.44</text:p>
          </table:table-cell>
        </table:table-row>
        <table:table-row table:style-name="ro1">
          <table:table-cell office:value-type="float" office:value="10222206" calcext:value-type="float">
            <text:p>10222206</text:p>
          </table:table-cell>
          <table:table-cell table:formula="of:=[.A641]/1000/(60*60*24)" office:value-type="time" office:time-value="PT02H50M22.206S" calcext:value-type="time">
            <text:p>02:50:2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5.14" calcext:value-type="float">
            <text:p>355.14</text:p>
          </table:table-cell>
          <table:table-cell office:value-type="float" office:value="442.11" calcext:value-type="float">
            <text:p>442.11</text:p>
          </table:table-cell>
        </table:table-row>
        <table:table-row table:style-name="ro1">
          <table:table-cell office:value-type="float" office:value="10238206" calcext:value-type="float">
            <text:p>10238206</text:p>
          </table:table-cell>
          <table:table-cell table:formula="of:=[.A642]/1000/(60*60*24)" office:value-type="time" office:time-value="PT02H50M38.206S" calcext:value-type="time">
            <text:p>02:50:3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5.69" calcext:value-type="float">
            <text:p>355.69</text:p>
          </table:table-cell>
          <table:table-cell office:value-type="float" office:value="442.78" calcext:value-type="float">
            <text:p>442.78</text:p>
          </table:table-cell>
        </table:table-row>
        <table:table-row table:style-name="ro1">
          <table:table-cell office:value-type="float" office:value="10254206" calcext:value-type="float">
            <text:p>10254206</text:p>
          </table:table-cell>
          <table:table-cell table:formula="of:=[.A643]/1000/(60*60*24)" office:value-type="time" office:time-value="PT02H50M54.206S" calcext:value-type="time">
            <text:p>02:50:5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6.23" calcext:value-type="float">
            <text:p>356.23</text:p>
          </table:table-cell>
          <table:table-cell office:value-type="float" office:value="443.45" calcext:value-type="float">
            <text:p>443.45</text:p>
          </table:table-cell>
        </table:table-row>
        <table:table-row table:style-name="ro1">
          <table:table-cell office:value-type="float" office:value="10270206" calcext:value-type="float">
            <text:p>10270206</text:p>
          </table:table-cell>
          <table:table-cell table:formula="of:=[.A644]/1000/(60*60*24)" office:value-type="time" office:time-value="PT02H51M10.206S" calcext:value-type="time">
            <text:p>02:51:1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56.78" calcext:value-type="float">
            <text:p>356.78</text:p>
          </table:table-cell>
          <table:table-cell office:value-type="float" office:value="444.12" calcext:value-type="float">
            <text:p>444.12</text:p>
          </table:table-cell>
        </table:table-row>
        <table:table-row table:style-name="ro1">
          <table:table-cell office:value-type="float" office:value="10286206" calcext:value-type="float">
            <text:p>10286206</text:p>
          </table:table-cell>
          <table:table-cell table:formula="of:=[.A645]/1000/(60*60*24)" office:value-type="time" office:time-value="PT02H51M26.206S" calcext:value-type="time">
            <text:p>02:51:2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57.33" calcext:value-type="float">
            <text:p>357.33</text:p>
          </table:table-cell>
          <table:table-cell office:value-type="float" office:value="444.79" calcext:value-type="float">
            <text:p>444.79</text:p>
          </table:table-cell>
        </table:table-row>
        <table:table-row table:style-name="ro1">
          <table:table-cell office:value-type="float" office:value="10302206" calcext:value-type="float">
            <text:p>10302206</text:p>
          </table:table-cell>
          <table:table-cell table:formula="of:=[.A646]/1000/(60*60*24)" office:value-type="time" office:time-value="PT02H51M42.206S" calcext:value-type="time">
            <text:p>02:51:4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7.88" calcext:value-type="float">
            <text:p>357.88</text:p>
          </table:table-cell>
          <table:table-cell office:value-type="float" office:value="445.46" calcext:value-type="float">
            <text:p>445.46</text:p>
          </table:table-cell>
        </table:table-row>
        <table:table-row table:style-name="ro1">
          <table:table-cell office:value-type="float" office:value="10318206" calcext:value-type="float">
            <text:p>10318206</text:p>
          </table:table-cell>
          <table:table-cell table:formula="of:=[.A647]/1000/(60*60*24)" office:value-type="time" office:time-value="PT02H51M58.206S" calcext:value-type="time">
            <text:p>02:51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58.42" calcext:value-type="float">
            <text:p>358.42</text:p>
          </table:table-cell>
          <table:table-cell office:value-type="float" office:value="446.13" calcext:value-type="float">
            <text:p>446.13</text:p>
          </table:table-cell>
        </table:table-row>
        <table:table-row table:style-name="ro1">
          <table:table-cell office:value-type="float" office:value="10334206" calcext:value-type="float">
            <text:p>10334206</text:p>
          </table:table-cell>
          <table:table-cell table:formula="of:=[.A648]/1000/(60*60*24)" office:value-type="time" office:time-value="PT02H52M14.206S" calcext:value-type="time">
            <text:p>02:52:1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58.97" calcext:value-type="float">
            <text:p>358.97</text:p>
          </table:table-cell>
          <table:table-cell office:value-type="float" office:value="446.8" calcext:value-type="float">
            <text:p>446.8</text:p>
          </table:table-cell>
        </table:table-row>
        <table:table-row table:style-name="ro1">
          <table:table-cell office:value-type="float" office:value="10350206" calcext:value-type="float">
            <text:p>10350206</text:p>
          </table:table-cell>
          <table:table-cell table:formula="of:=[.A649]/1000/(60*60*24)" office:value-type="time" office:time-value="PT02H52M30.206S" calcext:value-type="time">
            <text:p>02:52:3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9.52" calcext:value-type="float">
            <text:p>359.52</text:p>
          </table:table-cell>
          <table:table-cell office:value-type="float" office:value="447.47" calcext:value-type="float">
            <text:p>447.47</text:p>
          </table:table-cell>
        </table:table-row>
        <table:table-row table:style-name="ro1">
          <table:table-cell office:value-type="float" office:value="10366206" calcext:value-type="float">
            <text:p>10366206</text:p>
          </table:table-cell>
          <table:table-cell table:formula="of:=[.A650]/1000/(60*60*24)" office:value-type="time" office:time-value="PT02H52M46.206S" calcext:value-type="time">
            <text:p>02:52:4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60.06" calcext:value-type="float">
            <text:p>360.06</text:p>
          </table:table-cell>
          <table:table-cell office:value-type="float" office:value="448.14" calcext:value-type="float">
            <text:p>448.14</text:p>
          </table:table-cell>
        </table:table-row>
        <table:table-row table:style-name="ro1">
          <table:table-cell office:value-type="float" office:value="10382206" calcext:value-type="float">
            <text:p>10382206</text:p>
          </table:table-cell>
          <table:table-cell table:formula="of:=[.A651]/1000/(60*60*24)" office:value-type="time" office:time-value="PT02H53M02.206S" calcext:value-type="time">
            <text:p>02:53:0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60.61" calcext:value-type="float">
            <text:p>360.61</text:p>
          </table:table-cell>
          <table:table-cell office:value-type="float" office:value="448.81" calcext:value-type="float">
            <text:p>448.81</text:p>
          </table:table-cell>
        </table:table-row>
        <table:table-row table:style-name="ro1">
          <table:table-cell office:value-type="float" office:value="10398206" calcext:value-type="float">
            <text:p>10398206</text:p>
          </table:table-cell>
          <table:table-cell table:formula="of:=[.A652]/1000/(60*60*24)" office:value-type="time" office:time-value="PT02H53M18.206S" calcext:value-type="time">
            <text:p>02:53:1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61.16" calcext:value-type="float">
            <text:p>361.16</text:p>
          </table:table-cell>
          <table:table-cell office:value-type="float" office:value="449.48" calcext:value-type="float">
            <text:p>449.48</text:p>
          </table:table-cell>
        </table:table-row>
        <table:table-row table:style-name="ro1">
          <table:table-cell office:value-type="float" office:value="10414206" calcext:value-type="float">
            <text:p>10414206</text:p>
          </table:table-cell>
          <table:table-cell table:formula="of:=[.A653]/1000/(60*60*24)" office:value-type="time" office:time-value="PT02H53M34.206S" calcext:value-type="time">
            <text:p>02:53:3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1.71" calcext:value-type="float">
            <text:p>361.71</text:p>
          </table:table-cell>
          <table:table-cell office:value-type="float" office:value="450.15" calcext:value-type="float">
            <text:p>450.15</text:p>
          </table:table-cell>
        </table:table-row>
        <table:table-row table:style-name="ro1">
          <table:table-cell office:value-type="float" office:value="10430206" calcext:value-type="float">
            <text:p>10430206</text:p>
          </table:table-cell>
          <table:table-cell table:formula="of:=[.A654]/1000/(60*60*24)" office:value-type="time" office:time-value="PT02H53M50.206S" calcext:value-type="time">
            <text:p>02:53:5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62.25" calcext:value-type="float">
            <text:p>362.25</text:p>
          </table:table-cell>
          <table:table-cell office:value-type="float" office:value="450.82" calcext:value-type="float">
            <text:p>450.82</text:p>
          </table:table-cell>
        </table:table-row>
        <table:table-row table:style-name="ro1">
          <table:table-cell office:value-type="float" office:value="10446206" calcext:value-type="float">
            <text:p>10446206</text:p>
          </table:table-cell>
          <table:table-cell table:formula="of:=[.A655]/1000/(60*60*24)" office:value-type="time" office:time-value="PT02H54M06.206S" calcext:value-type="time">
            <text:p>02:54:0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2.8" calcext:value-type="float">
            <text:p>362.8</text:p>
          </table:table-cell>
          <table:table-cell office:value-type="float" office:value="451.49" calcext:value-type="float">
            <text:p>451.49</text:p>
          </table:table-cell>
        </table:table-row>
        <table:table-row table:style-name="ro1">
          <table:table-cell office:value-type="float" office:value="10462206" calcext:value-type="float">
            <text:p>10462206</text:p>
          </table:table-cell>
          <table:table-cell table:formula="of:=[.A656]/1000/(60*60*24)" office:value-type="time" office:time-value="PT02H54M22.206S" calcext:value-type="time">
            <text:p>02:54:2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3.35" calcext:value-type="float">
            <text:p>363.35</text:p>
          </table:table-cell>
          <table:table-cell office:value-type="float" office:value="452.16" calcext:value-type="float">
            <text:p>452.16</text:p>
          </table:table-cell>
        </table:table-row>
        <table:table-row table:style-name="ro1">
          <table:table-cell office:value-type="float" office:value="10478206" calcext:value-type="float">
            <text:p>10478206</text:p>
          </table:table-cell>
          <table:table-cell table:formula="of:=[.A657]/1000/(60*60*24)" office:value-type="time" office:time-value="PT02H54M38.206S" calcext:value-type="time">
            <text:p>02:54:3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3.89" calcext:value-type="float">
            <text:p>363.89</text:p>
          </table:table-cell>
          <table:table-cell office:value-type="float" office:value="452.83" calcext:value-type="float">
            <text:p>452.83</text:p>
          </table:table-cell>
        </table:table-row>
        <table:table-row table:style-name="ro1">
          <table:table-cell office:value-type="float" office:value="10494206" calcext:value-type="float">
            <text:p>10494206</text:p>
          </table:table-cell>
          <table:table-cell table:formula="of:=[.A658]/1000/(60*60*24)" office:value-type="time" office:time-value="PT02H54M54.206S" calcext:value-type="time">
            <text:p>02:54:5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4.44" calcext:value-type="float">
            <text:p>364.44</text:p>
          </table:table-cell>
          <table:table-cell office:value-type="float" office:value="453.5" calcext:value-type="float">
            <text:p>453.5</text:p>
          </table:table-cell>
        </table:table-row>
        <table:table-row table:style-name="ro1">
          <table:table-cell office:value-type="float" office:value="10510206" calcext:value-type="float">
            <text:p>10510206</text:p>
          </table:table-cell>
          <table:table-cell table:formula="of:=[.A659]/1000/(60*60*24)" office:value-type="time" office:time-value="PT02H55M10.206S" calcext:value-type="time">
            <text:p>02:55:1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4.99" calcext:value-type="float">
            <text:p>364.99</text:p>
          </table:table-cell>
          <table:table-cell office:value-type="float" office:value="454.17" calcext:value-type="float">
            <text:p>454.17</text:p>
          </table:table-cell>
        </table:table-row>
        <table:table-row table:style-name="ro1">
          <table:table-cell office:value-type="float" office:value="10526206" calcext:value-type="float">
            <text:p>10526206</text:p>
          </table:table-cell>
          <table:table-cell table:formula="of:=[.A660]/1000/(60*60*24)" office:value-type="time" office:time-value="PT02H55M26.206S" calcext:value-type="time">
            <text:p>02:55:2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5.53" calcext:value-type="float">
            <text:p>365.53</text:p>
          </table:table-cell>
          <table:table-cell office:value-type="float" office:value="454.84" calcext:value-type="float">
            <text:p>454.84</text:p>
          </table:table-cell>
        </table:table-row>
        <table:table-row table:style-name="ro1">
          <table:table-cell office:value-type="float" office:value="10542206" calcext:value-type="float">
            <text:p>10542206</text:p>
          </table:table-cell>
          <table:table-cell table:formula="of:=[.A661]/1000/(60*60*24)" office:value-type="time" office:time-value="PT02H55M42.206S" calcext:value-type="time">
            <text:p>02:55:4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6.08" calcext:value-type="float">
            <text:p>366.08</text:p>
          </table:table-cell>
          <table:table-cell office:value-type="float" office:value="455.51" calcext:value-type="float">
            <text:p>455.51</text:p>
          </table:table-cell>
        </table:table-row>
        <table:table-row table:style-name="ro1">
          <table:table-cell office:value-type="float" office:value="10558206" calcext:value-type="float">
            <text:p>10558206</text:p>
          </table:table-cell>
          <table:table-cell table:formula="of:=[.A662]/1000/(60*60*24)" office:value-type="time" office:time-value="PT02H55M58.206S" calcext:value-type="time">
            <text:p>02:55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6.63" calcext:value-type="float">
            <text:p>366.63</text:p>
          </table:table-cell>
          <table:table-cell office:value-type="float" office:value="456.18" calcext:value-type="float">
            <text:p>456.18</text:p>
          </table:table-cell>
        </table:table-row>
        <table:table-row table:style-name="ro1">
          <table:table-cell office:value-type="float" office:value="10574206" calcext:value-type="float">
            <text:p>10574206</text:p>
          </table:table-cell>
          <table:table-cell table:formula="of:=[.A663]/1000/(60*60*24)" office:value-type="time" office:time-value="PT02H56M14.206S" calcext:value-type="time">
            <text:p>02:56:1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7.17" calcext:value-type="float">
            <text:p>367.17</text:p>
          </table:table-cell>
          <table:table-cell office:value-type="float" office:value="456.85" calcext:value-type="float">
            <text:p>456.85</text:p>
          </table:table-cell>
        </table:table-row>
        <table:table-row table:style-name="ro1">
          <table:table-cell office:value-type="float" office:value="10590206" calcext:value-type="float">
            <text:p>10590206</text:p>
          </table:table-cell>
          <table:table-cell table:formula="of:=[.A664]/1000/(60*60*24)" office:value-type="time" office:time-value="PT02H56M30.206S" calcext:value-type="time">
            <text:p>02:56:3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7.72" calcext:value-type="float">
            <text:p>367.72</text:p>
          </table:table-cell>
          <table:table-cell office:value-type="float" office:value="457.52" calcext:value-type="float">
            <text:p>457.52</text:p>
          </table:table-cell>
        </table:table-row>
        <table:table-row table:style-name="ro1">
          <table:table-cell office:value-type="float" office:value="10606206" calcext:value-type="float">
            <text:p>10606206</text:p>
          </table:table-cell>
          <table:table-cell table:formula="of:=[.A665]/1000/(60*60*24)" office:value-type="time" office:time-value="PT02H56M46.206S" calcext:value-type="time">
            <text:p>02:56:4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8.27" calcext:value-type="float">
            <text:p>368.27</text:p>
          </table:table-cell>
          <table:table-cell office:value-type="float" office:value="458.19" calcext:value-type="float">
            <text:p>458.19</text:p>
          </table:table-cell>
        </table:table-row>
        <table:table-row table:style-name="ro1">
          <table:table-cell office:value-type="float" office:value="10622206" calcext:value-type="float">
            <text:p>10622206</text:p>
          </table:table-cell>
          <table:table-cell table:formula="of:=[.A666]/1000/(60*60*24)" office:value-type="time" office:time-value="PT02H57M02.206S" calcext:value-type="time">
            <text:p>02:57:0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8.82" calcext:value-type="float">
            <text:p>368.82</text:p>
          </table:table-cell>
          <table:table-cell office:value-type="float" office:value="458.86" calcext:value-type="float">
            <text:p>458.86</text:p>
          </table:table-cell>
        </table:table-row>
        <table:table-row table:style-name="ro1">
          <table:table-cell office:value-type="float" office:value="10638206" calcext:value-type="float">
            <text:p>10638206</text:p>
          </table:table-cell>
          <table:table-cell table:formula="of:=[.A667]/1000/(60*60*24)" office:value-type="time" office:time-value="PT02H57M18.206S" calcext:value-type="time">
            <text:p>02:57:1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9.36" calcext:value-type="float">
            <text:p>369.36</text:p>
          </table:table-cell>
          <table:table-cell office:value-type="float" office:value="459.53" calcext:value-type="float">
            <text:p>459.53</text:p>
          </table:table-cell>
        </table:table-row>
        <table:table-row table:style-name="ro1">
          <table:table-cell office:value-type="float" office:value="10654206" calcext:value-type="float">
            <text:p>10654206</text:p>
          </table:table-cell>
          <table:table-cell table:formula="of:=[.A668]/1000/(60*60*24)" office:value-type="time" office:time-value="PT02H57M34.206S" calcext:value-type="time">
            <text:p>02:57:3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9.91" calcext:value-type="float">
            <text:p>369.91</text:p>
          </table:table-cell>
          <table:table-cell office:value-type="float" office:value="460.2" calcext:value-type="float">
            <text:p>460.2</text:p>
          </table:table-cell>
        </table:table-row>
        <table:table-row table:style-name="ro1">
          <table:table-cell office:value-type="float" office:value="10670206" calcext:value-type="float">
            <text:p>10670206</text:p>
          </table:table-cell>
          <table:table-cell table:formula="of:=[.A669]/1000/(60*60*24)" office:value-type="time" office:time-value="PT02H57M50.206S" calcext:value-type="time">
            <text:p>02:57:5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0.46" calcext:value-type="float">
            <text:p>370.46</text:p>
          </table:table-cell>
          <table:table-cell office:value-type="float" office:value="460.87" calcext:value-type="float">
            <text:p>460.87</text:p>
          </table:table-cell>
        </table:table-row>
        <table:table-row table:style-name="ro1">
          <table:table-cell office:value-type="float" office:value="10686206" calcext:value-type="float">
            <text:p>10686206</text:p>
          </table:table-cell>
          <table:table-cell table:formula="of:=[.A670]/1000/(60*60*24)" office:value-type="time" office:time-value="PT02H58M06.206S" calcext:value-type="time">
            <text:p>02:58:0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1" calcext:value-type="float">
            <text:p>371</text:p>
          </table:table-cell>
          <table:table-cell office:value-type="float" office:value="461.54" calcext:value-type="float">
            <text:p>461.54</text:p>
          </table:table-cell>
        </table:table-row>
        <table:table-row table:style-name="ro1">
          <table:table-cell office:value-type="float" office:value="10702206" calcext:value-type="float">
            <text:p>10702206</text:p>
          </table:table-cell>
          <table:table-cell table:formula="of:=[.A671]/1000/(60*60*24)" office:value-type="time" office:time-value="PT02H58M22.206S" calcext:value-type="time">
            <text:p>02:58:2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1.55" calcext:value-type="float">
            <text:p>371.55</text:p>
          </table:table-cell>
          <table:table-cell office:value-type="float" office:value="462.21" calcext:value-type="float">
            <text:p>462.21</text:p>
          </table:table-cell>
        </table:table-row>
        <table:table-row table:style-name="ro1">
          <table:table-cell office:value-type="float" office:value="10718206" calcext:value-type="float">
            <text:p>10718206</text:p>
          </table:table-cell>
          <table:table-cell table:formula="of:=[.A672]/1000/(60*60*24)" office:value-type="time" office:time-value="PT02H58M38.206S" calcext:value-type="time">
            <text:p>02:58:3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2.1" calcext:value-type="float">
            <text:p>372.1</text:p>
          </table:table-cell>
          <table:table-cell office:value-type="float" office:value="462.88" calcext:value-type="float">
            <text:p>462.88</text:p>
          </table:table-cell>
        </table:table-row>
        <table:table-row table:style-name="ro1">
          <table:table-cell office:value-type="float" office:value="10734206" calcext:value-type="float">
            <text:p>10734206</text:p>
          </table:table-cell>
          <table:table-cell table:formula="of:=[.A673]/1000/(60*60*24)" office:value-type="time" office:time-value="PT02H58M54.206S" calcext:value-type="time">
            <text:p>02:58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72.64" calcext:value-type="float">
            <text:p>372.64</text:p>
          </table:table-cell>
          <table:table-cell office:value-type="float" office:value="463.55" calcext:value-type="float">
            <text:p>463.55</text:p>
          </table:table-cell>
        </table:table-row>
        <table:table-row table:style-name="ro1">
          <table:table-cell office:value-type="float" office:value="10750206" calcext:value-type="float">
            <text:p>10750206</text:p>
          </table:table-cell>
          <table:table-cell table:formula="of:=[.A674]/1000/(60*60*24)" office:value-type="time" office:time-value="PT02H59M10.206S" calcext:value-type="time">
            <text:p>02:59:1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3.19" calcext:value-type="float">
            <text:p>373.19</text:p>
          </table:table-cell>
          <table:table-cell office:value-type="float" office:value="464.22" calcext:value-type="float">
            <text:p>464.22</text:p>
          </table:table-cell>
        </table:table-row>
        <table:table-row table:style-name="ro1">
          <table:table-cell office:value-type="float" office:value="10766206" calcext:value-type="float">
            <text:p>10766206</text:p>
          </table:table-cell>
          <table:table-cell table:formula="of:=[.A675]/1000/(60*60*24)" office:value-type="time" office:time-value="PT02H59M26.206S" calcext:value-type="time">
            <text:p>02:59:2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3.74" calcext:value-type="float">
            <text:p>373.74</text:p>
          </table:table-cell>
          <table:table-cell office:value-type="float" office:value="464.88" calcext:value-type="float">
            <text:p>464.88</text:p>
          </table:table-cell>
        </table:table-row>
        <table:table-row table:style-name="ro1">
          <table:table-cell office:value-type="float" office:value="10782206" calcext:value-type="float">
            <text:p>10782206</text:p>
          </table:table-cell>
          <table:table-cell table:formula="of:=[.A676]/1000/(60*60*24)" office:value-type="time" office:time-value="PT02H59M42.206S" calcext:value-type="time">
            <text:p>02:59:4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4.28" calcext:value-type="float">
            <text:p>374.28</text:p>
          </table:table-cell>
          <table:table-cell office:value-type="float" office:value="465.55" calcext:value-type="float">
            <text:p>465.55</text:p>
          </table:table-cell>
        </table:table-row>
        <table:table-row table:style-name="ro1">
          <table:table-cell office:value-type="float" office:value="10798206" calcext:value-type="float">
            <text:p>10798206</text:p>
          </table:table-cell>
          <table:table-cell table:formula="of:=[.A677]/1000/(60*60*24)" office:value-type="time" office:time-value="PT02H59M58.206S" calcext:value-type="time">
            <text:p>02:59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4.83" calcext:value-type="float">
            <text:p>374.83</text:p>
          </table:table-cell>
          <table:table-cell office:value-type="float" office:value="466.22" calcext:value-type="float">
            <text:p>466.22</text:p>
          </table:table-cell>
        </table:table-row>
        <table:table-row table:style-name="ro1">
          <table:table-cell office:value-type="float" office:value="10814206" calcext:value-type="float">
            <text:p>10814206</text:p>
          </table:table-cell>
          <table:table-cell table:formula="of:=[.A678]/1000/(60*60*24)" office:value-type="time" office:time-value="PT03H00M14.206S" calcext:value-type="time">
            <text:p>03:00:1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5.38" calcext:value-type="float">
            <text:p>375.38</text:p>
          </table:table-cell>
          <table:table-cell office:value-type="float" office:value="466.89" calcext:value-type="float">
            <text:p>466.89</text:p>
          </table:table-cell>
        </table:table-row>
        <table:table-row table:style-name="ro1">
          <table:table-cell office:value-type="float" office:value="10830206" calcext:value-type="float">
            <text:p>10830206</text:p>
          </table:table-cell>
          <table:table-cell table:formula="of:=[.A679]/1000/(60*60*24)" office:value-type="time" office:time-value="PT03H00M30.206S" calcext:value-type="time">
            <text:p>03:00:3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5.92" calcext:value-type="float">
            <text:p>375.92</text:p>
          </table:table-cell>
          <table:table-cell office:value-type="float" office:value="467.56" calcext:value-type="float">
            <text:p>467.56</text:p>
          </table:table-cell>
        </table:table-row>
        <table:table-row table:style-name="ro1">
          <table:table-cell office:value-type="float" office:value="10846206" calcext:value-type="float">
            <text:p>10846206</text:p>
          </table:table-cell>
          <table:table-cell table:formula="of:=[.A680]/1000/(60*60*24)" office:value-type="time" office:time-value="PT03H00M46.206S" calcext:value-type="time">
            <text:p>03:00:4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6.47" calcext:value-type="float">
            <text:p>376.47</text:p>
          </table:table-cell>
          <table:table-cell office:value-type="float" office:value="468.23" calcext:value-type="float">
            <text:p>468.23</text:p>
          </table:table-cell>
        </table:table-row>
        <table:table-row table:style-name="ro1">
          <table:table-cell office:value-type="float" office:value="10862206" calcext:value-type="float">
            <text:p>10862206</text:p>
          </table:table-cell>
          <table:table-cell table:formula="of:=[.A681]/1000/(60*60*24)" office:value-type="time" office:time-value="PT03H01M02.206S" calcext:value-type="time">
            <text:p>03:01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77.02" calcext:value-type="float">
            <text:p>377.02</text:p>
          </table:table-cell>
          <table:table-cell office:value-type="float" office:value="468.9" calcext:value-type="float">
            <text:p>468.9</text:p>
          </table:table-cell>
        </table:table-row>
        <table:table-row table:style-name="ro1">
          <table:table-cell office:value-type="float" office:value="10878206" calcext:value-type="float">
            <text:p>10878206</text:p>
          </table:table-cell>
          <table:table-cell table:formula="of:=[.A682]/1000/(60*60*24)" office:value-type="time" office:time-value="PT03H01M18.206S" calcext:value-type="time">
            <text:p>03:01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77.56" calcext:value-type="float">
            <text:p>377.56</text:p>
          </table:table-cell>
          <table:table-cell office:value-type="float" office:value="469.57" calcext:value-type="float">
            <text:p>469.57</text:p>
          </table:table-cell>
        </table:table-row>
        <table:table-row table:style-name="ro1">
          <table:table-cell office:value-type="float" office:value="10894206" calcext:value-type="float">
            <text:p>10894206</text:p>
          </table:table-cell>
          <table:table-cell table:formula="of:=[.A683]/1000/(60*60*24)" office:value-type="time" office:time-value="PT03H01M34.206S" calcext:value-type="time">
            <text:p>03:01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78.11" calcext:value-type="float">
            <text:p>378.11</text:p>
          </table:table-cell>
          <table:table-cell office:value-type="float" office:value="470.24" calcext:value-type="float">
            <text:p>470.24</text:p>
          </table:table-cell>
        </table:table-row>
        <table:table-row table:style-name="ro1">
          <table:table-cell office:value-type="float" office:value="10910206" calcext:value-type="float">
            <text:p>10910206</text:p>
          </table:table-cell>
          <table:table-cell table:formula="of:=[.A684]/1000/(60*60*24)" office:value-type="time" office:time-value="PT03H01M50.206S" calcext:value-type="time">
            <text:p>03:01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78.66" calcext:value-type="float">
            <text:p>378.66</text:p>
          </table:table-cell>
          <table:table-cell office:value-type="float" office:value="470.9" calcext:value-type="float">
            <text:p>470.9</text:p>
          </table:table-cell>
        </table:table-row>
        <table:table-row table:style-name="ro1">
          <table:table-cell office:value-type="float" office:value="10926206" calcext:value-type="float">
            <text:p>10926206</text:p>
          </table:table-cell>
          <table:table-cell table:formula="of:=[.A685]/1000/(60*60*24)" office:value-type="time" office:time-value="PT03H02M06.206S" calcext:value-type="time">
            <text:p>03:02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79.2" calcext:value-type="float">
            <text:p>379.2</text:p>
          </table:table-cell>
          <table:table-cell office:value-type="float" office:value="471.57" calcext:value-type="float">
            <text:p>471.57</text:p>
          </table:table-cell>
        </table:table-row>
        <table:table-row table:style-name="ro1">
          <table:table-cell office:value-type="float" office:value="10942206" calcext:value-type="float">
            <text:p>10942206</text:p>
          </table:table-cell>
          <table:table-cell table:formula="of:=[.A686]/1000/(60*60*24)" office:value-type="time" office:time-value="PT03H02M22.206S" calcext:value-type="time">
            <text:p>03:02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79.75" calcext:value-type="float">
            <text:p>379.75</text:p>
          </table:table-cell>
          <table:table-cell office:value-type="float" office:value="472.24" calcext:value-type="float">
            <text:p>472.24</text:p>
          </table:table-cell>
        </table:table-row>
        <table:table-row table:style-name="ro1">
          <table:table-cell office:value-type="float" office:value="10958206" calcext:value-type="float">
            <text:p>10958206</text:p>
          </table:table-cell>
          <table:table-cell table:formula="of:=[.A687]/1000/(60*60*24)" office:value-type="time" office:time-value="PT03H02M38.206S" calcext:value-type="time">
            <text:p>03:02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0.29" calcext:value-type="float">
            <text:p>380.29</text:p>
          </table:table-cell>
          <table:table-cell office:value-type="float" office:value="472.91" calcext:value-type="float">
            <text:p>472.91</text:p>
          </table:table-cell>
        </table:table-row>
        <table:table-row table:style-name="ro1">
          <table:table-cell office:value-type="float" office:value="10974206" calcext:value-type="float">
            <text:p>10974206</text:p>
          </table:table-cell>
          <table:table-cell table:formula="of:=[.A688]/1000/(60*60*24)" office:value-type="time" office:time-value="PT03H02M54.206S" calcext:value-type="time">
            <text:p>03:02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0.84" calcext:value-type="float">
            <text:p>380.84</text:p>
          </table:table-cell>
          <table:table-cell office:value-type="float" office:value="473.58" calcext:value-type="float">
            <text:p>473.58</text:p>
          </table:table-cell>
        </table:table-row>
        <table:table-row table:style-name="ro1">
          <table:table-cell office:value-type="float" office:value="10990206" calcext:value-type="float">
            <text:p>10990206</text:p>
          </table:table-cell>
          <table:table-cell table:formula="of:=[.A689]/1000/(60*60*24)" office:value-type="time" office:time-value="PT03H03M10.206S" calcext:value-type="time">
            <text:p>03:03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1.39" calcext:value-type="float">
            <text:p>381.39</text:p>
          </table:table-cell>
          <table:table-cell office:value-type="float" office:value="474.25" calcext:value-type="float">
            <text:p>474.25</text:p>
          </table:table-cell>
        </table:table-row>
        <table:table-row table:style-name="ro1">
          <table:table-cell office:value-type="float" office:value="11006206" calcext:value-type="float">
            <text:p>11006206</text:p>
          </table:table-cell>
          <table:table-cell table:formula="of:=[.A690]/1000/(60*60*24)" office:value-type="time" office:time-value="PT03H03M26.206S" calcext:value-type="time">
            <text:p>03:03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81.93" calcext:value-type="float">
            <text:p>381.93</text:p>
          </table:table-cell>
          <table:table-cell office:value-type="float" office:value="474.91" calcext:value-type="float">
            <text:p>474.91</text:p>
          </table:table-cell>
        </table:table-row>
        <table:table-row table:style-name="ro1">
          <table:table-cell office:value-type="float" office:value="11022206" calcext:value-type="float">
            <text:p>11022206</text:p>
          </table:table-cell>
          <table:table-cell table:formula="of:=[.A691]/1000/(60*60*24)" office:value-type="time" office:time-value="PT03H03M42.206S" calcext:value-type="time">
            <text:p>03:03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82.48" calcext:value-type="float">
            <text:p>382.48</text:p>
          </table:table-cell>
          <table:table-cell office:value-type="float" office:value="475.58" calcext:value-type="float">
            <text:p>475.58</text:p>
          </table:table-cell>
        </table:table-row>
        <table:table-row table:style-name="ro1">
          <table:table-cell office:value-type="float" office:value="11038206" calcext:value-type="float">
            <text:p>11038206</text:p>
          </table:table-cell>
          <table:table-cell table:formula="of:=[.A692]/1000/(60*60*24)" office:value-type="time" office:time-value="PT03H03M58.206S" calcext:value-type="time">
            <text:p>03:03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383.03" calcext:value-type="float">
            <text:p>383.03</text:p>
          </table:table-cell>
          <table:table-cell office:value-type="float" office:value="476.25" calcext:value-type="float">
            <text:p>476.25</text:p>
          </table:table-cell>
        </table:table-row>
        <table:table-row table:style-name="ro1">
          <table:table-cell office:value-type="float" office:value="11054206" calcext:value-type="float">
            <text:p>11054206</text:p>
          </table:table-cell>
          <table:table-cell table:formula="of:=[.A693]/1000/(60*60*24)" office:value-type="time" office:time-value="PT03H04M14.206S" calcext:value-type="time">
            <text:p>03:04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83.57" calcext:value-type="float">
            <text:p>383.57</text:p>
          </table:table-cell>
          <table:table-cell office:value-type="float" office:value="476.92" calcext:value-type="float">
            <text:p>476.92</text:p>
          </table:table-cell>
        </table:table-row>
        <table:table-row table:style-name="ro1">
          <table:table-cell office:value-type="float" office:value="11070206" calcext:value-type="float">
            <text:p>11070206</text:p>
          </table:table-cell>
          <table:table-cell table:formula="of:=[.A694]/1000/(60*60*24)" office:value-type="time" office:time-value="PT03H04M30.206S" calcext:value-type="time">
            <text:p>03:04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84.12" calcext:value-type="float">
            <text:p>384.12</text:p>
          </table:table-cell>
          <table:table-cell office:value-type="float" office:value="477.59" calcext:value-type="float">
            <text:p>477.59</text:p>
          </table:table-cell>
        </table:table-row>
        <table:table-row table:style-name="ro1">
          <table:table-cell office:value-type="float" office:value="11086206" calcext:value-type="float">
            <text:p>11086206</text:p>
          </table:table-cell>
          <table:table-cell table:formula="of:=[.A695]/1000/(60*60*24)" office:value-type="time" office:time-value="PT03H04M46.206S" calcext:value-type="time">
            <text:p>03:04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84.66" calcext:value-type="float">
            <text:p>384.66</text:p>
          </table:table-cell>
          <table:table-cell office:value-type="float" office:value="478.25" calcext:value-type="float">
            <text:p>478.25</text:p>
          </table:table-cell>
        </table:table-row>
        <table:table-row table:style-name="ro1">
          <table:table-cell office:value-type="float" office:value="11102206" calcext:value-type="float">
            <text:p>11102206</text:p>
          </table:table-cell>
          <table:table-cell table:formula="of:=[.A696]/1000/(60*60*24)" office:value-type="time" office:time-value="PT03H05M02.206S" calcext:value-type="time">
            <text:p>03:05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5.21" calcext:value-type="float">
            <text:p>385.21</text:p>
          </table:table-cell>
          <table:table-cell office:value-type="float" office:value="478.92" calcext:value-type="float">
            <text:p>478.92</text:p>
          </table:table-cell>
        </table:table-row>
        <table:table-row table:style-name="ro1">
          <table:table-cell office:value-type="float" office:value="11118206" calcext:value-type="float">
            <text:p>11118206</text:p>
          </table:table-cell>
          <table:table-cell table:formula="of:=[.A697]/1000/(60*60*24)" office:value-type="time" office:time-value="PT03H05M18.206S" calcext:value-type="time">
            <text:p>03:05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85.76" calcext:value-type="float">
            <text:p>385.76</text:p>
          </table:table-cell>
          <table:table-cell office:value-type="float" office:value="479.59" calcext:value-type="float">
            <text:p>479.59</text:p>
          </table:table-cell>
        </table:table-row>
        <table:table-row table:style-name="ro1">
          <table:table-cell office:value-type="float" office:value="11134206" calcext:value-type="float">
            <text:p>11134206</text:p>
          </table:table-cell>
          <table:table-cell table:formula="of:=[.A698]/1000/(60*60*24)" office:value-type="time" office:time-value="PT03H05M34.206S" calcext:value-type="time">
            <text:p>03:05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86.3" calcext:value-type="float">
            <text:p>386.3</text:p>
          </table:table-cell>
          <table:table-cell office:value-type="float" office:value="480.25" calcext:value-type="float">
            <text:p>480.25</text:p>
          </table:table-cell>
        </table:table-row>
        <table:table-row table:style-name="ro1">
          <table:table-cell office:value-type="float" office:value="11150206" calcext:value-type="float">
            <text:p>11150206</text:p>
          </table:table-cell>
          <table:table-cell table:formula="of:=[.A699]/1000/(60*60*24)" office:value-type="time" office:time-value="PT03H05M50.206S" calcext:value-type="time">
            <text:p>03:05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86.85" calcext:value-type="float">
            <text:p>386.85</text:p>
          </table:table-cell>
          <table:table-cell office:value-type="float" office:value="480.92" calcext:value-type="float">
            <text:p>480.92</text:p>
          </table:table-cell>
        </table:table-row>
        <table:table-row table:style-name="ro1">
          <table:table-cell office:value-type="float" office:value="11166206" calcext:value-type="float">
            <text:p>11166206</text:p>
          </table:table-cell>
          <table:table-cell table:formula="of:=[.A700]/1000/(60*60*24)" office:value-type="time" office:time-value="PT03H06M06.206S" calcext:value-type="time">
            <text:p>03:06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87.39" calcext:value-type="float">
            <text:p>387.39</text:p>
          </table:table-cell>
          <table:table-cell office:value-type="float" office:value="481.59" calcext:value-type="float">
            <text:p>481.59</text:p>
          </table:table-cell>
        </table:table-row>
        <table:table-row table:style-name="ro1">
          <table:table-cell office:value-type="float" office:value="11182206" calcext:value-type="float">
            <text:p>11182206</text:p>
          </table:table-cell>
          <table:table-cell table:formula="of:=[.A701]/1000/(60*60*24)" office:value-type="time" office:time-value="PT03H06M22.206S" calcext:value-type="time">
            <text:p>03:06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87.94" calcext:value-type="float">
            <text:p>387.94</text:p>
          </table:table-cell>
          <table:table-cell office:value-type="float" office:value="482.25" calcext:value-type="float">
            <text:p>482.25</text:p>
          </table:table-cell>
        </table:table-row>
        <table:table-row table:style-name="ro1">
          <table:table-cell office:value-type="float" office:value="11198206" calcext:value-type="float">
            <text:p>11198206</text:p>
          </table:table-cell>
          <table:table-cell table:formula="of:=[.A702]/1000/(60*60*24)" office:value-type="time" office:time-value="PT03H06M38.206S" calcext:value-type="time">
            <text:p>03:06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88.49" calcext:value-type="float">
            <text:p>388.49</text:p>
          </table:table-cell>
          <table:table-cell office:value-type="float" office:value="482.92" calcext:value-type="float">
            <text:p>482.92</text:p>
          </table:table-cell>
        </table:table-row>
        <table:table-row table:style-name="ro1">
          <table:table-cell office:value-type="float" office:value="11214206" calcext:value-type="float">
            <text:p>11214206</text:p>
          </table:table-cell>
          <table:table-cell table:formula="of:=[.A703]/1000/(60*60*24)" office:value-type="time" office:time-value="PT03H06M54.206S" calcext:value-type="time">
            <text:p>03:06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89.03" calcext:value-type="float">
            <text:p>389.03</text:p>
          </table:table-cell>
          <table:table-cell office:value-type="float" office:value="483.59" calcext:value-type="float">
            <text:p>483.59</text:p>
          </table:table-cell>
        </table:table-row>
        <table:table-row table:style-name="ro1">
          <table:table-cell office:value-type="float" office:value="11230206" calcext:value-type="float">
            <text:p>11230206</text:p>
          </table:table-cell>
          <table:table-cell table:formula="of:=[.A704]/1000/(60*60*24)" office:value-type="time" office:time-value="PT03H07M10.206S" calcext:value-type="time">
            <text:p>03:07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89.58" calcext:value-type="float">
            <text:p>389.58</text:p>
          </table:table-cell>
          <table:table-cell office:value-type="float" office:value="484.25" calcext:value-type="float">
            <text:p>484.25</text:p>
          </table:table-cell>
        </table:table-row>
        <table:table-row table:style-name="ro1">
          <table:table-cell office:value-type="float" office:value="11246206" calcext:value-type="float">
            <text:p>11246206</text:p>
          </table:table-cell>
          <table:table-cell table:formula="of:=[.A705]/1000/(60*60*24)" office:value-type="time" office:time-value="PT03H07M26.206S" calcext:value-type="time">
            <text:p>03:07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90.12" calcext:value-type="float">
            <text:p>390.12</text:p>
          </table:table-cell>
          <table:table-cell office:value-type="float" office:value="484.92" calcext:value-type="float">
            <text:p>484.92</text:p>
          </table:table-cell>
        </table:table-row>
        <table:table-row table:style-name="ro1">
          <table:table-cell office:value-type="float" office:value="11262206" calcext:value-type="float">
            <text:p>11262206</text:p>
          </table:table-cell>
          <table:table-cell table:formula="of:=[.A706]/1000/(60*60*24)" office:value-type="time" office:time-value="PT03H07M42.206S" calcext:value-type="time">
            <text:p>03:0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0.67" calcext:value-type="float">
            <text:p>390.67</text:p>
          </table:table-cell>
          <table:table-cell office:value-type="float" office:value="485.59" calcext:value-type="float">
            <text:p>485.59</text:p>
          </table:table-cell>
        </table:table-row>
        <table:table-row table:style-name="ro1">
          <table:table-cell office:value-type="float" office:value="11278206" calcext:value-type="float">
            <text:p>11278206</text:p>
          </table:table-cell>
          <table:table-cell table:formula="of:=[.A707]/1000/(60*60*24)" office:value-type="time" office:time-value="PT03H07M58.206S" calcext:value-type="time">
            <text:p>03:07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391.21" calcext:value-type="float">
            <text:p>391.21</text:p>
          </table:table-cell>
          <table:table-cell office:value-type="float" office:value="486.25" calcext:value-type="float">
            <text:p>486.25</text:p>
          </table:table-cell>
        </table:table-row>
        <table:table-row table:style-name="ro1">
          <table:table-cell office:value-type="float" office:value="11294206" calcext:value-type="float">
            <text:p>11294206</text:p>
          </table:table-cell>
          <table:table-cell table:formula="of:=[.A708]/1000/(60*60*24)" office:value-type="time" office:time-value="PT03H08M14.206S" calcext:value-type="time">
            <text:p>03:08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1.76" calcext:value-type="float">
            <text:p>391.76</text:p>
          </table:table-cell>
          <table:table-cell office:value-type="float" office:value="486.92" calcext:value-type="float">
            <text:p>486.92</text:p>
          </table:table-cell>
        </table:table-row>
        <table:table-row table:style-name="ro1">
          <table:table-cell office:value-type="float" office:value="11310206" calcext:value-type="float">
            <text:p>11310206</text:p>
          </table:table-cell>
          <table:table-cell table:formula="of:=[.A709]/1000/(60*60*24)" office:value-type="time" office:time-value="PT03H08M30.206S" calcext:value-type="time">
            <text:p>03:08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2.31" calcext:value-type="float">
            <text:p>392.31</text:p>
          </table:table-cell>
          <table:table-cell office:value-type="float" office:value="487.58" calcext:value-type="float">
            <text:p>487.58</text:p>
          </table:table-cell>
        </table:table-row>
        <table:table-row table:style-name="ro1">
          <table:table-cell office:value-type="float" office:value="11326206" calcext:value-type="float">
            <text:p>11326206</text:p>
          </table:table-cell>
          <table:table-cell table:formula="of:=[.A710]/1000/(60*60*24)" office:value-type="time" office:time-value="PT03H08M46.206S" calcext:value-type="time">
            <text:p>03:08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2.85" calcext:value-type="float">
            <text:p>392.85</text:p>
          </table:table-cell>
          <table:table-cell office:value-type="float" office:value="488.25" calcext:value-type="float">
            <text:p>488.25</text:p>
          </table:table-cell>
        </table:table-row>
        <table:table-row table:style-name="ro1">
          <table:table-cell office:value-type="float" office:value="11342206" calcext:value-type="float">
            <text:p>11342206</text:p>
          </table:table-cell>
          <table:table-cell table:formula="of:=[.A711]/1000/(60*60*24)" office:value-type="time" office:time-value="PT03H09M02.206S" calcext:value-type="time">
            <text:p>03:09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3.4" calcext:value-type="float">
            <text:p>393.4</text:p>
          </table:table-cell>
          <table:table-cell office:value-type="float" office:value="488.92" calcext:value-type="float">
            <text:p>488.92</text:p>
          </table:table-cell>
        </table:table-row>
        <table:table-row table:style-name="ro1">
          <table:table-cell office:value-type="float" office:value="11358206" calcext:value-type="float">
            <text:p>11358206</text:p>
          </table:table-cell>
          <table:table-cell table:formula="of:=[.A712]/1000/(60*60*24)" office:value-type="time" office:time-value="PT03H09M18.206S" calcext:value-type="time">
            <text:p>03:09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3.94" calcext:value-type="float">
            <text:p>393.94</text:p>
          </table:table-cell>
          <table:table-cell office:value-type="float" office:value="489.58" calcext:value-type="float">
            <text:p>489.58</text:p>
          </table:table-cell>
        </table:table-row>
        <table:table-row table:style-name="ro1">
          <table:table-cell office:value-type="float" office:value="11374206" calcext:value-type="float">
            <text:p>11374206</text:p>
          </table:table-cell>
          <table:table-cell table:formula="of:=[.A713]/1000/(60*60*24)" office:value-type="time" office:time-value="PT03H09M34.206S" calcext:value-type="time">
            <text:p>03:09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4.49" calcext:value-type="float">
            <text:p>394.49</text:p>
          </table:table-cell>
          <table:table-cell office:value-type="float" office:value="490.25" calcext:value-type="float">
            <text:p>490.25</text:p>
          </table:table-cell>
        </table:table-row>
        <table:table-row table:style-name="ro1">
          <table:table-cell office:value-type="float" office:value="11390206" calcext:value-type="float">
            <text:p>11390206</text:p>
          </table:table-cell>
          <table:table-cell table:formula="of:=[.A714]/1000/(60*60*24)" office:value-type="time" office:time-value="PT03H09M50.206S" calcext:value-type="time">
            <text:p>03:09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5.03" calcext:value-type="float">
            <text:p>395.03</text:p>
          </table:table-cell>
          <table:table-cell office:value-type="float" office:value="490.91" calcext:value-type="float">
            <text:p>490.91</text:p>
          </table:table-cell>
        </table:table-row>
        <table:table-row table:style-name="ro1">
          <table:table-cell office:value-type="float" office:value="11406206" calcext:value-type="float">
            <text:p>11406206</text:p>
          </table:table-cell>
          <table:table-cell table:formula="of:=[.A715]/1000/(60*60*24)" office:value-type="time" office:time-value="PT03H10M06.206S" calcext:value-type="time">
            <text:p>03:10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5.58" calcext:value-type="float">
            <text:p>395.58</text:p>
          </table:table-cell>
          <table:table-cell office:value-type="float" office:value="491.58" calcext:value-type="float">
            <text:p>491.58</text:p>
          </table:table-cell>
        </table:table-row>
        <table:table-row table:style-name="ro1">
          <table:table-cell office:value-type="float" office:value="11422206" calcext:value-type="float">
            <text:p>11422206</text:p>
          </table:table-cell>
          <table:table-cell table:formula="of:=[.A716]/1000/(60*60*24)" office:value-type="time" office:time-value="PT03H10M22.206S" calcext:value-type="time">
            <text:p>03:10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6.12" calcext:value-type="float">
            <text:p>396.12</text:p>
          </table:table-cell>
          <table:table-cell office:value-type="float" office:value="492.25" calcext:value-type="float">
            <text:p>492.25</text:p>
          </table:table-cell>
        </table:table-row>
        <table:table-row table:style-name="ro1">
          <table:table-cell office:value-type="float" office:value="11438206" calcext:value-type="float">
            <text:p>11438206</text:p>
          </table:table-cell>
          <table:table-cell table:formula="of:=[.A717]/1000/(60*60*24)" office:value-type="time" office:time-value="PT03H10M38.206S" calcext:value-type="time">
            <text:p>03:10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6.67" calcext:value-type="float">
            <text:p>396.67</text:p>
          </table:table-cell>
          <table:table-cell office:value-type="float" office:value="492.91" calcext:value-type="float">
            <text:p>492.91</text:p>
          </table:table-cell>
        </table:table-row>
        <table:table-row table:style-name="ro1">
          <table:table-cell office:value-type="float" office:value="11454206" calcext:value-type="float">
            <text:p>11454206</text:p>
          </table:table-cell>
          <table:table-cell table:formula="of:=[.A718]/1000/(60*60*24)" office:value-type="time" office:time-value="PT03H10M54.206S" calcext:value-type="time">
            <text:p>03:10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7.21" calcext:value-type="float">
            <text:p>397.21</text:p>
          </table:table-cell>
          <table:table-cell office:value-type="float" office:value="493.58" calcext:value-type="float">
            <text:p>493.58</text:p>
          </table:table-cell>
        </table:table-row>
        <table:table-row table:style-name="ro1">
          <table:table-cell office:value-type="float" office:value="11470206" calcext:value-type="float">
            <text:p>11470206</text:p>
          </table:table-cell>
          <table:table-cell table:formula="of:=[.A719]/1000/(60*60*24)" office:value-type="time" office:time-value="PT03H11M10.206S" calcext:value-type="time">
            <text:p>03:11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7.76" calcext:value-type="float">
            <text:p>397.76</text:p>
          </table:table-cell>
          <table:table-cell office:value-type="float" office:value="494.24" calcext:value-type="float">
            <text:p>494.24</text:p>
          </table:table-cell>
        </table:table-row>
        <table:table-row table:style-name="ro1">
          <table:table-cell office:value-type="float" office:value="11486206" calcext:value-type="float">
            <text:p>11486206</text:p>
          </table:table-cell>
          <table:table-cell table:formula="of:=[.A720]/1000/(60*60*24)" office:value-type="time" office:time-value="PT03H11M26.206S" calcext:value-type="time">
            <text:p>03:11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50.09" calcext:value-type="float">
            <text:p>150.09</text:p>
          </table:table-cell>
          <table:table-cell office:value-type="float" office:value="398.31" calcext:value-type="float">
            <text:p>398.31</text:p>
          </table:table-cell>
          <table:table-cell office:value-type="float" office:value="494.91" calcext:value-type="float">
            <text:p>494.91</text:p>
          </table:table-cell>
        </table:table-row>
        <table:table-row table:style-name="ro1">
          <table:table-cell office:value-type="float" office:value="11502206" calcext:value-type="float">
            <text:p>11502206</text:p>
          </table:table-cell>
          <table:table-cell table:formula="of:=[.A721]/1000/(60*60*24)" office:value-type="time" office:time-value="PT03H11M42.206S" calcext:value-type="time">
            <text:p>03:11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8.85" calcext:value-type="float">
            <text:p>398.85</text:p>
          </table:table-cell>
          <table:table-cell office:value-type="float" office:value="495.57" calcext:value-type="float">
            <text:p>495.57</text:p>
          </table:table-cell>
        </table:table-row>
        <table:table-row table:style-name="ro1">
          <table:table-cell office:value-type="float" office:value="11518206" calcext:value-type="float">
            <text:p>11518206</text:p>
          </table:table-cell>
          <table:table-cell table:formula="of:=[.A722]/1000/(60*60*24)" office:value-type="time" office:time-value="PT03H11M58.206S" calcext:value-type="time">
            <text:p>03:11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9.4" calcext:value-type="float">
            <text:p>399.4</text:p>
          </table:table-cell>
          <table:table-cell office:value-type="float" office:value="496.24" calcext:value-type="float">
            <text:p>496.24</text:p>
          </table:table-cell>
        </table:table-row>
        <table:table-row table:style-name="ro1">
          <table:table-cell office:value-type="float" office:value="11534206" calcext:value-type="float">
            <text:p>11534206</text:p>
          </table:table-cell>
          <table:table-cell table:formula="of:=[.A723]/1000/(60*60*24)" office:value-type="time" office:time-value="PT03H12M14.206S" calcext:value-type="time">
            <text:p>03:12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9.94" calcext:value-type="float">
            <text:p>399.94</text:p>
          </table:table-cell>
          <table:table-cell office:value-type="float" office:value="496.9" calcext:value-type="float">
            <text:p>496.9</text:p>
          </table:table-cell>
        </table:table-row>
        <table:table-row table:style-name="ro1">
          <table:table-cell office:value-type="float" office:value="11550206" calcext:value-type="float">
            <text:p>11550206</text:p>
          </table:table-cell>
          <table:table-cell table:formula="of:=[.A724]/1000/(60*60*24)" office:value-type="time" office:time-value="PT03H12M30.206S" calcext:value-type="time">
            <text:p>03:12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0.49" calcext:value-type="float">
            <text:p>400.49</text:p>
          </table:table-cell>
          <table:table-cell office:value-type="float" office:value="497.57" calcext:value-type="float">
            <text:p>497.57</text:p>
          </table:table-cell>
        </table:table-row>
        <table:table-row table:style-name="ro1">
          <table:table-cell office:value-type="float" office:value="11566206" calcext:value-type="float">
            <text:p>11566206</text:p>
          </table:table-cell>
          <table:table-cell table:formula="of:=[.A725]/1000/(60*60*24)" office:value-type="time" office:time-value="PT03H12M46.206S" calcext:value-type="time">
            <text:p>03:12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1.03" calcext:value-type="float">
            <text:p>401.03</text:p>
          </table:table-cell>
          <table:table-cell office:value-type="float" office:value="498.23" calcext:value-type="float">
            <text:p>498.23</text:p>
          </table:table-cell>
        </table:table-row>
        <table:table-row table:style-name="ro1">
          <table:table-cell office:value-type="float" office:value="11582206" calcext:value-type="float">
            <text:p>11582206</text:p>
          </table:table-cell>
          <table:table-cell table:formula="of:=[.A726]/1000/(60*60*24)" office:value-type="time" office:time-value="PT03H13M02.206S" calcext:value-type="time">
            <text:p>03:13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01.58" calcext:value-type="float">
            <text:p>401.58</text:p>
          </table:table-cell>
          <table:table-cell office:value-type="float" office:value="498.9" calcext:value-type="float">
            <text:p>498.9</text:p>
          </table:table-cell>
        </table:table-row>
        <table:table-row table:style-name="ro1">
          <table:table-cell office:value-type="float" office:value="11598206" calcext:value-type="float">
            <text:p>11598206</text:p>
          </table:table-cell>
          <table:table-cell table:formula="of:=[.A727]/1000/(60*60*24)" office:value-type="time" office:time-value="PT03H13M18.206S" calcext:value-type="time">
            <text:p>03:13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2.12" calcext:value-type="float">
            <text:p>402.12</text:p>
          </table:table-cell>
          <table:table-cell office:value-type="float" office:value="499.56" calcext:value-type="float">
            <text:p>499.56</text:p>
          </table:table-cell>
        </table:table-row>
        <table:table-row table:style-name="ro1">
          <table:table-cell office:value-type="float" office:value="11614206" calcext:value-type="float">
            <text:p>11614206</text:p>
          </table:table-cell>
          <table:table-cell table:formula="of:=[.A728]/1000/(60*60*24)" office:value-type="time" office:time-value="PT03H13M34.206S" calcext:value-type="time">
            <text:p>03:13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2.67" calcext:value-type="float">
            <text:p>402.67</text:p>
          </table:table-cell>
          <table:table-cell office:value-type="float" office:value="500.23" calcext:value-type="float">
            <text:p>500.23</text:p>
          </table:table-cell>
        </table:table-row>
        <table:table-row table:style-name="ro1">
          <table:table-cell office:value-type="float" office:value="11630206" calcext:value-type="float">
            <text:p>11630206</text:p>
          </table:table-cell>
          <table:table-cell table:formula="of:=[.A729]/1000/(60*60*24)" office:value-type="time" office:time-value="PT03H13M50.206S" calcext:value-type="time">
            <text:p>03:13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3.21" calcext:value-type="float">
            <text:p>403.21</text:p>
          </table:table-cell>
          <table:table-cell office:value-type="float" office:value="500.89" calcext:value-type="float">
            <text:p>500.89</text:p>
          </table:table-cell>
        </table:table-row>
        <table:table-row table:style-name="ro1">
          <table:table-cell office:value-type="float" office:value="11646206" calcext:value-type="float">
            <text:p>11646206</text:p>
          </table:table-cell>
          <table:table-cell table:formula="of:=[.A730]/1000/(60*60*24)" office:value-type="time" office:time-value="PT03H14M06.206S" calcext:value-type="time">
            <text:p>03:14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3.76" calcext:value-type="float">
            <text:p>403.76</text:p>
          </table:table-cell>
          <table:table-cell office:value-type="float" office:value="501.56" calcext:value-type="float">
            <text:p>501.56</text:p>
          </table:table-cell>
        </table:table-row>
        <table:table-row table:style-name="ro1">
          <table:table-cell office:value-type="float" office:value="11662206" calcext:value-type="float">
            <text:p>11662206</text:p>
          </table:table-cell>
          <table:table-cell table:formula="of:=[.A731]/1000/(60*60*24)" office:value-type="time" office:time-value="PT03H14M22.206S" calcext:value-type="time">
            <text:p>03:14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4.3" calcext:value-type="float">
            <text:p>404.3</text:p>
          </table:table-cell>
          <table:table-cell office:value-type="float" office:value="502.22" calcext:value-type="float">
            <text:p>502.22</text:p>
          </table:table-cell>
        </table:table-row>
        <table:table-row table:style-name="ro1">
          <table:table-cell office:value-type="float" office:value="11678206" calcext:value-type="float">
            <text:p>11678206</text:p>
          </table:table-cell>
          <table:table-cell table:formula="of:=[.A732]/1000/(60*60*24)" office:value-type="time" office:time-value="PT03H14M38.206S" calcext:value-type="time">
            <text:p>03:14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4.85" calcext:value-type="float">
            <text:p>404.85</text:p>
          </table:table-cell>
          <table:table-cell office:value-type="float" office:value="502.89" calcext:value-type="float">
            <text:p>502.89</text:p>
          </table:table-cell>
        </table:table-row>
        <table:table-row table:style-name="ro1">
          <table:table-cell office:value-type="float" office:value="11694206" calcext:value-type="float">
            <text:p>11694206</text:p>
          </table:table-cell>
          <table:table-cell table:formula="of:=[.A733]/1000/(60*60*24)" office:value-type="time" office:time-value="PT03H14M54.206S" calcext:value-type="time">
            <text:p>03:14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05.39" calcext:value-type="float">
            <text:p>405.39</text:p>
          </table:table-cell>
          <table:table-cell office:value-type="float" office:value="503.55" calcext:value-type="float">
            <text:p>503.55</text:p>
          </table:table-cell>
        </table:table-row>
        <table:table-row table:style-name="ro1">
          <table:table-cell office:value-type="float" office:value="11710206" calcext:value-type="float">
            <text:p>11710206</text:p>
          </table:table-cell>
          <table:table-cell table:formula="of:=[.A734]/1000/(60*60*24)" office:value-type="time" office:time-value="PT03H15M10.206S" calcext:value-type="time">
            <text:p>03:15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5.94" calcext:value-type="float">
            <text:p>405.94</text:p>
          </table:table-cell>
          <table:table-cell office:value-type="float" office:value="504.22" calcext:value-type="float">
            <text:p>504.22</text:p>
          </table:table-cell>
        </table:table-row>
        <table:table-row table:style-name="ro1">
          <table:table-cell office:value-type="float" office:value="11726206" calcext:value-type="float">
            <text:p>11726206</text:p>
          </table:table-cell>
          <table:table-cell table:formula="of:=[.A735]/1000/(60*60*24)" office:value-type="time" office:time-value="PT03H15M26.206S" calcext:value-type="time">
            <text:p>03:15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06.48" calcext:value-type="float">
            <text:p>406.48</text:p>
          </table:table-cell>
          <table:table-cell office:value-type="float" office:value="504.88" calcext:value-type="float">
            <text:p>504.88</text:p>
          </table:table-cell>
        </table:table-row>
        <table:table-row table:style-name="ro1">
          <table:table-cell office:value-type="float" office:value="11742206" calcext:value-type="float">
            <text:p>11742206</text:p>
          </table:table-cell>
          <table:table-cell table:formula="of:=[.A736]/1000/(60*60*24)" office:value-type="time" office:time-value="PT03H15M42.206S" calcext:value-type="time">
            <text:p>03:15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7.02" calcext:value-type="float">
            <text:p>407.02</text:p>
          </table:table-cell>
          <table:table-cell office:value-type="float" office:value="505.55" calcext:value-type="float">
            <text:p>505.55</text:p>
          </table:table-cell>
        </table:table-row>
        <table:table-row table:style-name="ro1">
          <table:table-cell office:value-type="float" office:value="11758206" calcext:value-type="float">
            <text:p>11758206</text:p>
          </table:table-cell>
          <table:table-cell table:formula="of:=[.A737]/1000/(60*60*24)" office:value-type="time" office:time-value="PT03H15M58.206S" calcext:value-type="time">
            <text:p>03:15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7.57" calcext:value-type="float">
            <text:p>407.57</text:p>
          </table:table-cell>
          <table:table-cell office:value-type="float" office:value="506.21" calcext:value-type="float">
            <text:p>506.21</text:p>
          </table:table-cell>
        </table:table-row>
        <table:table-row table:style-name="ro1">
          <table:table-cell office:value-type="float" office:value="11774206" calcext:value-type="float">
            <text:p>11774206</text:p>
          </table:table-cell>
          <table:table-cell table:formula="of:=[.A738]/1000/(60*60*24)" office:value-type="time" office:time-value="PT03H16M14.206S" calcext:value-type="time">
            <text:p>03:16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8.11" calcext:value-type="float">
            <text:p>408.11</text:p>
          </table:table-cell>
          <table:table-cell office:value-type="float" office:value="506.88" calcext:value-type="float">
            <text:p>506.88</text:p>
          </table:table-cell>
        </table:table-row>
        <table:table-row table:style-name="ro1">
          <table:table-cell office:value-type="float" office:value="11790206" calcext:value-type="float">
            <text:p>11790206</text:p>
          </table:table-cell>
          <table:table-cell table:formula="of:=[.A739]/1000/(60*60*24)" office:value-type="time" office:time-value="PT03H16M30.206S" calcext:value-type="time">
            <text:p>03:16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08.66" calcext:value-type="float">
            <text:p>408.66</text:p>
          </table:table-cell>
          <table:table-cell office:value-type="float" office:value="507.54" calcext:value-type="float">
            <text:p>507.54</text:p>
          </table:table-cell>
        </table:table-row>
        <table:table-row table:style-name="ro1">
          <table:table-cell office:value-type="float" office:value="11806206" calcext:value-type="float">
            <text:p>11806206</text:p>
          </table:table-cell>
          <table:table-cell table:formula="of:=[.A740]/1000/(60*60*24)" office:value-type="time" office:time-value="PT03H16M46.206S" calcext:value-type="time">
            <text:p>03:16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9.2" calcext:value-type="float">
            <text:p>409.2</text:p>
          </table:table-cell>
          <table:table-cell office:value-type="float" office:value="508.2" calcext:value-type="float">
            <text:p>508.2</text:p>
          </table:table-cell>
        </table:table-row>
        <table:table-row table:style-name="ro1">
          <table:table-cell office:value-type="float" office:value="11822206" calcext:value-type="float">
            <text:p>11822206</text:p>
          </table:table-cell>
          <table:table-cell table:formula="of:=[.A741]/1000/(60*60*24)" office:value-type="time" office:time-value="PT03H17M02.206S" calcext:value-type="time">
            <text:p>03:17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9.75" calcext:value-type="float">
            <text:p>409.75</text:p>
          </table:table-cell>
          <table:table-cell office:value-type="float" office:value="508.87" calcext:value-type="float">
            <text:p>508.87</text:p>
          </table:table-cell>
        </table:table-row>
        <table:table-row table:style-name="ro1">
          <table:table-cell office:value-type="float" office:value="11838206" calcext:value-type="float">
            <text:p>11838206</text:p>
          </table:table-cell>
          <table:table-cell table:formula="of:=[.A742]/1000/(60*60*24)" office:value-type="time" office:time-value="PT03H17M18.206S" calcext:value-type="time">
            <text:p>03:17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0.29" calcext:value-type="float">
            <text:p>410.29</text:p>
          </table:table-cell>
          <table:table-cell office:value-type="float" office:value="509.53" calcext:value-type="float">
            <text:p>509.53</text:p>
          </table:table-cell>
        </table:table-row>
        <table:table-row table:style-name="ro1">
          <table:table-cell office:value-type="float" office:value="11854206" calcext:value-type="float">
            <text:p>11854206</text:p>
          </table:table-cell>
          <table:table-cell table:formula="of:=[.A743]/1000/(60*60*24)" office:value-type="time" office:time-value="PT03H17M34.206S" calcext:value-type="time">
            <text:p>03:17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0.84" calcext:value-type="float">
            <text:p>410.84</text:p>
          </table:table-cell>
          <table:table-cell office:value-type="float" office:value="510.2" calcext:value-type="float">
            <text:p>510.2</text:p>
          </table:table-cell>
        </table:table-row>
        <table:table-row table:style-name="ro1">
          <table:table-cell office:value-type="float" office:value="11870206" calcext:value-type="float">
            <text:p>11870206</text:p>
          </table:table-cell>
          <table:table-cell table:formula="of:=[.A744]/1000/(60*60*24)" office:value-type="time" office:time-value="PT03H17M50.206S" calcext:value-type="time">
            <text:p>03:17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11.38" calcext:value-type="float">
            <text:p>411.38</text:p>
          </table:table-cell>
          <table:table-cell office:value-type="float" office:value="510.86" calcext:value-type="float">
            <text:p>510.86</text:p>
          </table:table-cell>
        </table:table-row>
        <table:table-row table:style-name="ro1">
          <table:table-cell office:value-type="float" office:value="11886206" calcext:value-type="float">
            <text:p>11886206</text:p>
          </table:table-cell>
          <table:table-cell table:formula="of:=[.A745]/1000/(60*60*24)" office:value-type="time" office:time-value="PT03H18M06.206S" calcext:value-type="time">
            <text:p>03:18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11.93" calcext:value-type="float">
            <text:p>411.93</text:p>
          </table:table-cell>
          <table:table-cell office:value-type="float" office:value="511.52" calcext:value-type="float">
            <text:p>511.52</text:p>
          </table:table-cell>
        </table:table-row>
        <table:table-row table:style-name="ro1">
          <table:table-cell office:value-type="float" office:value="11902206" calcext:value-type="float">
            <text:p>11902206</text:p>
          </table:table-cell>
          <table:table-cell table:formula="of:=[.A746]/1000/(60*60*24)" office:value-type="time" office:time-value="PT03H18M22.206S" calcext:value-type="time">
            <text:p>03:18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12.47" calcext:value-type="float">
            <text:p>412.47</text:p>
          </table:table-cell>
          <table:table-cell office:value-type="float" office:value="512.19" calcext:value-type="float">
            <text:p>512.19</text:p>
          </table:table-cell>
        </table:table-row>
        <table:table-row table:style-name="ro1">
          <table:table-cell office:value-type="float" office:value="11918206" calcext:value-type="float">
            <text:p>11918206</text:p>
          </table:table-cell>
          <table:table-cell table:formula="of:=[.A747]/1000/(60*60*24)" office:value-type="time" office:time-value="PT03H18M38.206S" calcext:value-type="time">
            <text:p>03:18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3.01" calcext:value-type="float">
            <text:p>413.01</text:p>
          </table:table-cell>
          <table:table-cell office:value-type="float" office:value="512.85" calcext:value-type="float">
            <text:p>512.85</text:p>
          </table:table-cell>
        </table:table-row>
        <table:table-row table:style-name="ro1">
          <table:table-cell office:value-type="float" office:value="11934206" calcext:value-type="float">
            <text:p>11934206</text:p>
          </table:table-cell>
          <table:table-cell table:formula="of:=[.A748]/1000/(60*60*24)" office:value-type="time" office:time-value="PT03H18M54.206S" calcext:value-type="time">
            <text:p>03:18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13.56" calcext:value-type="float">
            <text:p>413.56</text:p>
          </table:table-cell>
          <table:table-cell office:value-type="float" office:value="513.51" calcext:value-type="float">
            <text:p>513.51</text:p>
          </table:table-cell>
        </table:table-row>
        <table:table-row table:style-name="ro1">
          <table:table-cell office:value-type="float" office:value="11950206" calcext:value-type="float">
            <text:p>11950206</text:p>
          </table:table-cell>
          <table:table-cell table:formula="of:=[.A749]/1000/(60*60*24)" office:value-type="time" office:time-value="PT03H19M10.206S" calcext:value-type="time">
            <text:p>03:19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14.1" calcext:value-type="float">
            <text:p>414.1</text:p>
          </table:table-cell>
          <table:table-cell office:value-type="float" office:value="514.18" calcext:value-type="float">
            <text:p>514.18</text:p>
          </table:table-cell>
        </table:table-row>
        <table:table-row table:style-name="ro1">
          <table:table-cell office:value-type="float" office:value="11966206" calcext:value-type="float">
            <text:p>11966206</text:p>
          </table:table-cell>
          <table:table-cell table:formula="of:=[.A750]/1000/(60*60*24)" office:value-type="time" office:time-value="PT03H19M26.206S" calcext:value-type="time">
            <text:p>03:19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14.65" calcext:value-type="float">
            <text:p>414.65</text:p>
          </table:table-cell>
          <table:table-cell office:value-type="float" office:value="514.84" calcext:value-type="float">
            <text:p>514.84</text:p>
          </table:table-cell>
        </table:table-row>
        <table:table-row table:style-name="ro1">
          <table:table-cell office:value-type="float" office:value="11982206" calcext:value-type="float">
            <text:p>11982206</text:p>
          </table:table-cell>
          <table:table-cell table:formula="of:=[.A751]/1000/(60*60*24)" office:value-type="time" office:time-value="PT03H19M42.206S" calcext:value-type="time">
            <text:p>03:19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15.19" calcext:value-type="float">
            <text:p>415.19</text:p>
          </table:table-cell>
          <table:table-cell office:value-type="float" office:value="515.5" calcext:value-type="float">
            <text:p>515.5</text:p>
          </table:table-cell>
        </table:table-row>
        <table:table-row table:style-name="ro1">
          <table:table-cell office:value-type="float" office:value="11998206" calcext:value-type="float">
            <text:p>11998206</text:p>
          </table:table-cell>
          <table:table-cell table:formula="of:=[.A752]/1000/(60*60*24)" office:value-type="time" office:time-value="PT03H19M58.206S" calcext:value-type="time">
            <text:p>03:19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15.73" calcext:value-type="float">
            <text:p>415.73</text:p>
          </table:table-cell>
          <table:table-cell office:value-type="float" office:value="516.16" calcext:value-type="float">
            <text:p>516.16</text:p>
          </table:table-cell>
        </table:table-row>
        <table:table-row table:style-name="ro1">
          <table:table-cell office:value-type="float" office:value="12014206" calcext:value-type="float">
            <text:p>12014206</text:p>
          </table:table-cell>
          <table:table-cell table:formula="of:=[.A753]/1000/(60*60*24)" office:value-type="time" office:time-value="PT03H20M14.206S" calcext:value-type="time">
            <text:p>03:20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16.28" calcext:value-type="float">
            <text:p>416.28</text:p>
          </table:table-cell>
          <table:table-cell office:value-type="float" office:value="516.83" calcext:value-type="float">
            <text:p>516.83</text:p>
          </table:table-cell>
        </table:table-row>
        <table:table-row table:style-name="ro1">
          <table:table-cell office:value-type="float" office:value="12030206" calcext:value-type="float">
            <text:p>12030206</text:p>
          </table:table-cell>
          <table:table-cell table:formula="of:=[.A754]/1000/(60*60*24)" office:value-type="time" office:time-value="PT03H20M30.206S" calcext:value-type="time">
            <text:p>03:20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16.82" calcext:value-type="float">
            <text:p>416.82</text:p>
          </table:table-cell>
          <table:table-cell office:value-type="float" office:value="517.49" calcext:value-type="float">
            <text:p>517.49</text:p>
          </table:table-cell>
        </table:table-row>
        <table:table-row table:style-name="ro1">
          <table:table-cell office:value-type="float" office:value="12046206" calcext:value-type="float">
            <text:p>12046206</text:p>
          </table:table-cell>
          <table:table-cell table:formula="of:=[.A755]/1000/(60*60*24)" office:value-type="time" office:time-value="PT03H20M46.206S" calcext:value-type="time">
            <text:p>03:20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17.37" calcext:value-type="float">
            <text:p>417.37</text:p>
          </table:table-cell>
          <table:table-cell office:value-type="float" office:value="518.15" calcext:value-type="float">
            <text:p>518.15</text:p>
          </table:table-cell>
        </table:table-row>
        <table:table-row table:style-name="ro1">
          <table:table-cell office:value-type="float" office:value="12062206" calcext:value-type="float">
            <text:p>12062206</text:p>
          </table:table-cell>
          <table:table-cell table:formula="of:=[.A756]/1000/(60*60*24)" office:value-type="time" office:time-value="PT03H21M02.206S" calcext:value-type="time">
            <text:p>03:21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17.91" calcext:value-type="float">
            <text:p>417.91</text:p>
          </table:table-cell>
          <table:table-cell office:value-type="float" office:value="518.81" calcext:value-type="float">
            <text:p>518.81</text:p>
          </table:table-cell>
        </table:table-row>
        <table:table-row table:style-name="ro1">
          <table:table-cell office:value-type="float" office:value="12078206" calcext:value-type="float">
            <text:p>12078206</text:p>
          </table:table-cell>
          <table:table-cell table:formula="of:=[.A757]/1000/(60*60*24)" office:value-type="time" office:time-value="PT03H21M18.206S" calcext:value-type="time">
            <text:p>03:21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18.45" calcext:value-type="float">
            <text:p>418.45</text:p>
          </table:table-cell>
          <table:table-cell office:value-type="float" office:value="519.48" calcext:value-type="float">
            <text:p>519.48</text:p>
          </table:table-cell>
        </table:table-row>
        <table:table-row table:style-name="ro1">
          <table:table-cell office:value-type="float" office:value="12094206" calcext:value-type="float">
            <text:p>12094206</text:p>
          </table:table-cell>
          <table:table-cell table:formula="of:=[.A758]/1000/(60*60*24)" office:value-type="time" office:time-value="PT03H21M34.206S" calcext:value-type="time">
            <text:p>03:21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19" calcext:value-type="float">
            <text:p>419</text:p>
          </table:table-cell>
          <table:table-cell office:value-type="float" office:value="520.14" calcext:value-type="float">
            <text:p>520.14</text:p>
          </table:table-cell>
        </table:table-row>
        <table:table-row table:style-name="ro1">
          <table:table-cell office:value-type="float" office:value="12110206" calcext:value-type="float">
            <text:p>12110206</text:p>
          </table:table-cell>
          <table:table-cell table:formula="of:=[.A759]/1000/(60*60*24)" office:value-type="time" office:time-value="PT03H21M50.206S" calcext:value-type="time">
            <text:p>03:21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19.54" calcext:value-type="float">
            <text:p>419.54</text:p>
          </table:table-cell>
          <table:table-cell office:value-type="float" office:value="520.8" calcext:value-type="float">
            <text:p>520.8</text:p>
          </table:table-cell>
        </table:table-row>
        <table:table-row table:style-name="ro1">
          <table:table-cell office:value-type="float" office:value="12126206" calcext:value-type="float">
            <text:p>12126206</text:p>
          </table:table-cell>
          <table:table-cell table:formula="of:=[.A760]/1000/(60*60*24)" office:value-type="time" office:time-value="PT03H22M06.206S" calcext:value-type="time">
            <text:p>03:22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20.09" calcext:value-type="float">
            <text:p>420.09</text:p>
          </table:table-cell>
          <table:table-cell office:value-type="float" office:value="521.46" calcext:value-type="float">
            <text:p>521.46</text:p>
          </table:table-cell>
        </table:table-row>
        <table:table-row table:style-name="ro1">
          <table:table-cell office:value-type="float" office:value="12142206" calcext:value-type="float">
            <text:p>12142206</text:p>
          </table:table-cell>
          <table:table-cell table:formula="of:=[.A761]/1000/(60*60*24)" office:value-type="time" office:time-value="PT03H22M22.206S" calcext:value-type="time">
            <text:p>03:22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20.63" calcext:value-type="float">
            <text:p>420.63</text:p>
          </table:table-cell>
          <table:table-cell office:value-type="float" office:value="522.12" calcext:value-type="float">
            <text:p>522.12</text:p>
          </table:table-cell>
        </table:table-row>
        <table:table-row table:style-name="ro1">
          <table:table-cell office:value-type="float" office:value="12158206" calcext:value-type="float">
            <text:p>12158206</text:p>
          </table:table-cell>
          <table:table-cell table:formula="of:=[.A762]/1000/(60*60*24)" office:value-type="time" office:time-value="PT03H22M38.206S" calcext:value-type="time">
            <text:p>03:22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421.17" calcext:value-type="float">
            <text:p>421.17</text:p>
          </table:table-cell>
          <table:table-cell office:value-type="float" office:value="522.79" calcext:value-type="float">
            <text:p>522.79</text:p>
          </table:table-cell>
        </table:table-row>
        <table:table-row table:style-name="ro1">
          <table:table-cell office:value-type="float" office:value="12174206" calcext:value-type="float">
            <text:p>12174206</text:p>
          </table:table-cell>
          <table:table-cell table:formula="of:=[.A763]/1000/(60*60*24)" office:value-type="time" office:time-value="PT03H22M54.206S" calcext:value-type="time">
            <text:p>03:22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21.72" calcext:value-type="float">
            <text:p>421.72</text:p>
          </table:table-cell>
          <table:table-cell office:value-type="float" office:value="523.45" calcext:value-type="float">
            <text:p>523.45</text:p>
          </table:table-cell>
        </table:table-row>
        <table:table-row table:style-name="ro1">
          <table:table-cell office:value-type="float" office:value="12190206" calcext:value-type="float">
            <text:p>12190206</text:p>
          </table:table-cell>
          <table:table-cell table:formula="of:=[.A764]/1000/(60*60*24)" office:value-type="time" office:time-value="PT03H23M10.206S" calcext:value-type="time">
            <text:p>03:23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22.26" calcext:value-type="float">
            <text:p>422.26</text:p>
          </table:table-cell>
          <table:table-cell office:value-type="float" office:value="524.11" calcext:value-type="float">
            <text:p>524.11</text:p>
          </table:table-cell>
        </table:table-row>
        <table:table-row table:style-name="ro1">
          <table:table-cell office:value-type="float" office:value="12206206" calcext:value-type="float">
            <text:p>12206206</text:p>
          </table:table-cell>
          <table:table-cell table:formula="of:=[.A765]/1000/(60*60*24)" office:value-type="time" office:time-value="PT03H23M26.206S" calcext:value-type="time">
            <text:p>03:23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22.8" calcext:value-type="float">
            <text:p>422.8</text:p>
          </table:table-cell>
          <table:table-cell office:value-type="float" office:value="524.77" calcext:value-type="float">
            <text:p>524.77</text:p>
          </table:table-cell>
        </table:table-row>
        <table:table-row table:style-name="ro1">
          <table:table-cell office:value-type="float" office:value="12222206" calcext:value-type="float">
            <text:p>12222206</text:p>
          </table:table-cell>
          <table:table-cell table:formula="of:=[.A766]/1000/(60*60*24)" office:value-type="time" office:time-value="PT03H23M42.206S" calcext:value-type="time">
            <text:p>03:23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23.35" calcext:value-type="float">
            <text:p>423.35</text:p>
          </table:table-cell>
          <table:table-cell office:value-type="float" office:value="525.43" calcext:value-type="float">
            <text:p>525.43</text:p>
          </table:table-cell>
        </table:table-row>
        <table:table-row table:style-name="ro1">
          <table:table-cell office:value-type="float" office:value="12238206" calcext:value-type="float">
            <text:p>12238206</text:p>
          </table:table-cell>
          <table:table-cell table:formula="of:=[.A767]/1000/(60*60*24)" office:value-type="time" office:time-value="PT03H23M58.206S" calcext:value-type="time">
            <text:p>03:23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23.89" calcext:value-type="float">
            <text:p>423.89</text:p>
          </table:table-cell>
          <table:table-cell office:value-type="float" office:value="526.09" calcext:value-type="float">
            <text:p>526.09</text:p>
          </table:table-cell>
        </table:table-row>
        <table:table-row table:style-name="ro1">
          <table:table-cell office:value-type="float" office:value="12254206" calcext:value-type="float">
            <text:p>12254206</text:p>
          </table:table-cell>
          <table:table-cell table:formula="of:=[.A768]/1000/(60*60*24)" office:value-type="time" office:time-value="PT03H24M14.206S" calcext:value-type="time">
            <text:p>03:24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24.43" calcext:value-type="float">
            <text:p>424.43</text:p>
          </table:table-cell>
          <table:table-cell office:value-type="float" office:value="526.75" calcext:value-type="float">
            <text:p>526.75</text:p>
          </table:table-cell>
        </table:table-row>
        <table:table-row table:style-name="ro1">
          <table:table-cell office:value-type="float" office:value="12270206" calcext:value-type="float">
            <text:p>12270206</text:p>
          </table:table-cell>
          <table:table-cell table:formula="of:=[.A769]/1000/(60*60*24)" office:value-type="time" office:time-value="PT03H24M30.206S" calcext:value-type="time">
            <text:p>03:24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24.98" calcext:value-type="float">
            <text:p>424.98</text:p>
          </table:table-cell>
          <table:table-cell office:value-type="float" office:value="527.41" calcext:value-type="float">
            <text:p>527.41</text:p>
          </table:table-cell>
        </table:table-row>
        <table:table-row table:style-name="ro1">
          <table:table-cell office:value-type="float" office:value="12286206" calcext:value-type="float">
            <text:p>12286206</text:p>
          </table:table-cell>
          <table:table-cell table:formula="of:=[.A770]/1000/(60*60*24)" office:value-type="time" office:time-value="PT03H24M46.206S" calcext:value-type="time">
            <text:p>03:24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25.52" calcext:value-type="float">
            <text:p>425.52</text:p>
          </table:table-cell>
          <table:table-cell office:value-type="float" office:value="528.07" calcext:value-type="float">
            <text:p>528.07</text:p>
          </table:table-cell>
        </table:table-row>
        <table:table-row table:style-name="ro1">
          <table:table-cell office:value-type="float" office:value="12302206" calcext:value-type="float">
            <text:p>12302206</text:p>
          </table:table-cell>
          <table:table-cell table:formula="of:=[.A771]/1000/(60*60*24)" office:value-type="time" office:time-value="PT03H25M02.206S" calcext:value-type="time">
            <text:p>03:25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26.06" calcext:value-type="float">
            <text:p>426.06</text:p>
          </table:table-cell>
          <table:table-cell office:value-type="float" office:value="528.74" calcext:value-type="float">
            <text:p>528.74</text:p>
          </table:table-cell>
        </table:table-row>
        <table:table-row table:style-name="ro1">
          <table:table-cell office:value-type="float" office:value="12318206" calcext:value-type="float">
            <text:p>12318206</text:p>
          </table:table-cell>
          <table:table-cell table:formula="of:=[.A772]/1000/(60*60*24)" office:value-type="time" office:time-value="PT03H25M18.206S" calcext:value-type="time">
            <text:p>03:25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26.61" calcext:value-type="float">
            <text:p>426.61</text:p>
          </table:table-cell>
          <table:table-cell office:value-type="float" office:value="529.4" calcext:value-type="float">
            <text:p>529.4</text:p>
          </table:table-cell>
        </table:table-row>
        <table:table-row table:style-name="ro1">
          <table:table-cell office:value-type="float" office:value="12334206" calcext:value-type="float">
            <text:p>12334206</text:p>
          </table:table-cell>
          <table:table-cell table:formula="of:=[.A773]/1000/(60*60*24)" office:value-type="time" office:time-value="PT03H25M34.206S" calcext:value-type="time">
            <text:p>03:25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27.15" calcext:value-type="float">
            <text:p>427.15</text:p>
          </table:table-cell>
          <table:table-cell office:value-type="float" office:value="530.06" calcext:value-type="float">
            <text:p>530.06</text:p>
          </table:table-cell>
        </table:table-row>
        <table:table-row table:style-name="ro1">
          <table:table-cell office:value-type="float" office:value="12350206" calcext:value-type="float">
            <text:p>12350206</text:p>
          </table:table-cell>
          <table:table-cell table:formula="of:=[.A774]/1000/(60*60*24)" office:value-type="time" office:time-value="PT03H25M50.206S" calcext:value-type="time">
            <text:p>03:25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27.69" calcext:value-type="float">
            <text:p>427.69</text:p>
          </table:table-cell>
          <table:table-cell office:value-type="float" office:value="530.72" calcext:value-type="float">
            <text:p>530.72</text:p>
          </table:table-cell>
        </table:table-row>
        <table:table-row table:style-name="ro1">
          <table:table-cell office:value-type="float" office:value="12366206" calcext:value-type="float">
            <text:p>12366206</text:p>
          </table:table-cell>
          <table:table-cell table:formula="of:=[.A775]/1000/(60*60*24)" office:value-type="time" office:time-value="PT03H26M06.206S" calcext:value-type="time">
            <text:p>03:26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28.24" calcext:value-type="float">
            <text:p>428.24</text:p>
          </table:table-cell>
          <table:table-cell office:value-type="float" office:value="531.38" calcext:value-type="float">
            <text:p>531.38</text:p>
          </table:table-cell>
        </table:table-row>
        <table:table-row table:style-name="ro1">
          <table:table-cell office:value-type="float" office:value="12382206" calcext:value-type="float">
            <text:p>12382206</text:p>
          </table:table-cell>
          <table:table-cell table:formula="of:=[.A776]/1000/(60*60*24)" office:value-type="time" office:time-value="PT03H26M22.206S" calcext:value-type="time">
            <text:p>03:26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28.78" calcext:value-type="float">
            <text:p>428.78</text:p>
          </table:table-cell>
          <table:table-cell office:value-type="float" office:value="532.04" calcext:value-type="float">
            <text:p>532.04</text:p>
          </table:table-cell>
        </table:table-row>
        <table:table-row table:style-name="ro1">
          <table:table-cell office:value-type="float" office:value="12398206" calcext:value-type="float">
            <text:p>12398206</text:p>
          </table:table-cell>
          <table:table-cell table:formula="of:=[.A777]/1000/(60*60*24)" office:value-type="time" office:time-value="PT03H26M38.206S" calcext:value-type="time">
            <text:p>03:26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29.32" calcext:value-type="float">
            <text:p>429.32</text:p>
          </table:table-cell>
          <table:table-cell office:value-type="float" office:value="532.7" calcext:value-type="float">
            <text:p>532.7</text:p>
          </table:table-cell>
        </table:table-row>
        <table:table-row table:style-name="ro1">
          <table:table-cell office:value-type="float" office:value="12414206" calcext:value-type="float">
            <text:p>12414206</text:p>
          </table:table-cell>
          <table:table-cell table:formula="of:=[.A778]/1000/(60*60*24)" office:value-type="time" office:time-value="PT03H26M54.206S" calcext:value-type="time">
            <text:p>03:26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29.86" calcext:value-type="float">
            <text:p>429.86</text:p>
          </table:table-cell>
          <table:table-cell office:value-type="float" office:value="533.36" calcext:value-type="float">
            <text:p>533.36</text:p>
          </table:table-cell>
        </table:table-row>
        <table:table-row table:style-name="ro1">
          <table:table-cell office:value-type="float" office:value="12430206" calcext:value-type="float">
            <text:p>12430206</text:p>
          </table:table-cell>
          <table:table-cell table:formula="of:=[.A779]/1000/(60*60*24)" office:value-type="time" office:time-value="PT03H27M10.206S" calcext:value-type="time">
            <text:p>03:27:10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30.41" calcext:value-type="float">
            <text:p>430.41</text:p>
          </table:table-cell>
          <table:table-cell office:value-type="float" office:value="534.02" calcext:value-type="float">
            <text:p>534.02</text:p>
          </table:table-cell>
        </table:table-row>
        <table:table-row table:style-name="ro1">
          <table:table-cell office:value-type="float" office:value="12446206" calcext:value-type="float">
            <text:p>12446206</text:p>
          </table:table-cell>
          <table:table-cell table:formula="of:=[.A780]/1000/(60*60*24)" office:value-type="time" office:time-value="PT03H27M26.206S" calcext:value-type="time">
            <text:p>03:27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30.95" calcext:value-type="float">
            <text:p>430.95</text:p>
          </table:table-cell>
          <table:table-cell office:value-type="float" office:value="534.68" calcext:value-type="float">
            <text:p>534.68</text:p>
          </table:table-cell>
        </table:table-row>
        <table:table-row table:style-name="ro1">
          <table:table-cell office:value-type="float" office:value="12462206" calcext:value-type="float">
            <text:p>12462206</text:p>
          </table:table-cell>
          <table:table-cell table:formula="of:=[.A781]/1000/(60*60*24)" office:value-type="time" office:time-value="PT03H27M42.206S" calcext:value-type="time">
            <text:p>03:2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1.49" calcext:value-type="float">
            <text:p>431.49</text:p>
          </table:table-cell>
          <table:table-cell office:value-type="float" office:value="535.34" calcext:value-type="float">
            <text:p>535.34</text:p>
          </table:table-cell>
        </table:table-row>
        <table:table-row table:style-name="ro1">
          <table:table-cell office:value-type="float" office:value="12478206" calcext:value-type="float">
            <text:p>12478206</text:p>
          </table:table-cell>
          <table:table-cell table:formula="of:=[.A782]/1000/(60*60*24)" office:value-type="time" office:time-value="PT03H27M58.206S" calcext:value-type="time">
            <text:p>03:27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2.04" calcext:value-type="float">
            <text:p>432.04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2494206" calcext:value-type="float">
            <text:p>12494206</text:p>
          </table:table-cell>
          <table:table-cell table:formula="of:=[.A783]/1000/(60*60*24)" office:value-type="time" office:time-value="PT03H28M14.206S" calcext:value-type="time">
            <text:p>03:28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2.58" calcext:value-type="float">
            <text:p>432.58</text:p>
          </table:table-cell>
          <table:table-cell office:value-type="float" office:value="536.66" calcext:value-type="float">
            <text:p>536.66</text:p>
          </table:table-cell>
        </table:table-row>
        <table:table-row table:style-name="ro1">
          <table:table-cell office:value-type="float" office:value="12510206" calcext:value-type="float">
            <text:p>12510206</text:p>
          </table:table-cell>
          <table:table-cell table:formula="of:=[.A784]/1000/(60*60*24)" office:value-type="time" office:time-value="PT03H28M30.206S" calcext:value-type="time">
            <text:p>03:28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3.12" calcext:value-type="float">
            <text:p>433.12</text:p>
          </table:table-cell>
          <table:table-cell office:value-type="float" office:value="537.32" calcext:value-type="float">
            <text:p>537.32</text:p>
          </table:table-cell>
        </table:table-row>
        <table:table-row table:style-name="ro1">
          <table:table-cell office:value-type="float" office:value="12526206" calcext:value-type="float">
            <text:p>12526206</text:p>
          </table:table-cell>
          <table:table-cell table:formula="of:=[.A785]/1000/(60*60*24)" office:value-type="time" office:time-value="PT03H28M46.206S" calcext:value-type="time">
            <text:p>03:28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3.66" calcext:value-type="float">
            <text:p>433.66</text:p>
          </table:table-cell>
          <table:table-cell office:value-type="float" office:value="537.98" calcext:value-type="float">
            <text:p>537.98</text:p>
          </table:table-cell>
        </table:table-row>
        <table:table-row table:style-name="ro1">
          <table:table-cell office:value-type="float" office:value="12542206" calcext:value-type="float">
            <text:p>12542206</text:p>
          </table:table-cell>
          <table:table-cell table:formula="of:=[.A786]/1000/(60*60*24)" office:value-type="time" office:time-value="PT03H29M02.206S" calcext:value-type="time">
            <text:p>03:29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4.21" calcext:value-type="float">
            <text:p>434.21</text:p>
          </table:table-cell>
          <table:table-cell office:value-type="float" office:value="538.64" calcext:value-type="float">
            <text:p>538.64</text:p>
          </table:table-cell>
        </table:table-row>
        <table:table-row table:style-name="ro1">
          <table:table-cell office:value-type="float" office:value="12558206" calcext:value-type="float">
            <text:p>12558206</text:p>
          </table:table-cell>
          <table:table-cell table:formula="of:=[.A787]/1000/(60*60*24)" office:value-type="time" office:time-value="PT03H29M18.206S" calcext:value-type="time">
            <text:p>03:29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4.75" calcext:value-type="float">
            <text:p>434.75</text:p>
          </table:table-cell>
          <table:table-cell office:value-type="float" office:value="539.3" calcext:value-type="float">
            <text:p>539.3</text:p>
          </table:table-cell>
        </table:table-row>
        <table:table-row table:style-name="ro1">
          <table:table-cell office:value-type="float" office:value="12574206" calcext:value-type="float">
            <text:p>12574206</text:p>
          </table:table-cell>
          <table:table-cell table:formula="of:=[.A788]/1000/(60*60*24)" office:value-type="time" office:time-value="PT03H29M34.206S" calcext:value-type="time">
            <text:p>03:2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35.29" calcext:value-type="float">
            <text:p>435.29</text:p>
          </table:table-cell>
          <table:table-cell office:value-type="float" office:value="539.96" calcext:value-type="float">
            <text:p>539.96</text:p>
          </table:table-cell>
        </table:table-row>
        <table:table-row table:style-name="ro1">
          <table:table-cell office:value-type="float" office:value="12590204" calcext:value-type="float">
            <text:p>12590204</text:p>
          </table:table-cell>
          <table:table-cell table:formula="of:=[.A789]/1000/(60*60*24)" office:value-type="time" office:time-value="PT03H29M50.204S" calcext:value-type="time">
            <text:p>03:29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5.83" calcext:value-type="float">
            <text:p>435.83</text:p>
          </table:table-cell>
          <table:table-cell office:value-type="float" office:value="540.62" calcext:value-type="float">
            <text:p>540.62</text:p>
          </table:table-cell>
        </table:table-row>
        <table:table-row table:style-name="ro1">
          <table:table-cell office:value-type="float" office:value="12606206" calcext:value-type="float">
            <text:p>12606206</text:p>
          </table:table-cell>
          <table:table-cell table:formula="of:=[.A790]/1000/(60*60*24)" office:value-type="time" office:time-value="PT03H30M06.206S" calcext:value-type="time">
            <text:p>03:3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36.38" calcext:value-type="float">
            <text:p>436.38</text:p>
          </table:table-cell>
          <table:table-cell office:value-type="float" office:value="541.28" calcext:value-type="float">
            <text:p>541.28</text:p>
          </table:table-cell>
        </table:table-row>
        <table:table-row table:style-name="ro1">
          <table:table-cell office:value-type="float" office:value="12622206" calcext:value-type="float">
            <text:p>12622206</text:p>
          </table:table-cell>
          <table:table-cell table:formula="of:=[.A791]/1000/(60*60*24)" office:value-type="time" office:time-value="PT03H30M22.206S" calcext:value-type="time">
            <text:p>03:30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6.92" calcext:value-type="float">
            <text:p>436.92</text:p>
          </table:table-cell>
          <table:table-cell office:value-type="float" office:value="541.94" calcext:value-type="float">
            <text:p>541.94</text:p>
          </table:table-cell>
        </table:table-row>
        <table:table-row table:style-name="ro1">
          <table:table-cell office:value-type="float" office:value="12638206" calcext:value-type="float">
            <text:p>12638206</text:p>
          </table:table-cell>
          <table:table-cell table:formula="of:=[.A792]/1000/(60*60*24)" office:value-type="time" office:time-value="PT03H30M38.206S" calcext:value-type="time">
            <text:p>03:30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37.46" calcext:value-type="float">
            <text:p>437.46</text:p>
          </table:table-cell>
          <table:table-cell office:value-type="float" office:value="542.59" calcext:value-type="float">
            <text:p>542.59</text:p>
          </table:table-cell>
        </table:table-row>
        <table:table-row table:style-name="ro1">
          <table:table-cell office:value-type="float" office:value="12654206" calcext:value-type="float">
            <text:p>12654206</text:p>
          </table:table-cell>
          <table:table-cell table:formula="of:=[.A793]/1000/(60*60*24)" office:value-type="time" office:time-value="PT03H30M54.206S" calcext:value-type="time">
            <text:p>03:30:5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38" calcext:value-type="float">
            <text:p>438</text:p>
          </table:table-cell>
          <table:table-cell office:value-type="float" office:value="543.25" calcext:value-type="float">
            <text:p>543.25</text:p>
          </table:table-cell>
        </table:table-row>
        <table:table-row table:style-name="ro1">
          <table:table-cell office:value-type="float" office:value="12670206" calcext:value-type="float">
            <text:p>12670206</text:p>
          </table:table-cell>
          <table:table-cell table:formula="of:=[.A794]/1000/(60*60*24)" office:value-type="time" office:time-value="PT03H31M10.206S" calcext:value-type="time">
            <text:p>03:31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38.55" calcext:value-type="float">
            <text:p>438.55</text:p>
          </table:table-cell>
          <table:table-cell office:value-type="float" office:value="543.91" calcext:value-type="float">
            <text:p>543.91</text:p>
          </table:table-cell>
        </table:table-row>
        <table:table-row table:style-name="ro1">
          <table:table-cell office:value-type="float" office:value="12686206" calcext:value-type="float">
            <text:p>12686206</text:p>
          </table:table-cell>
          <table:table-cell table:formula="of:=[.A795]/1000/(60*60*24)" office:value-type="time" office:time-value="PT03H31M26.206S" calcext:value-type="time">
            <text:p>03:31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39.09" calcext:value-type="float">
            <text:p>439.09</text:p>
          </table:table-cell>
          <table:table-cell office:value-type="float" office:value="544.57" calcext:value-type="float">
            <text:p>544.57</text:p>
          </table:table-cell>
        </table:table-row>
        <table:table-row table:style-name="ro1">
          <table:table-cell office:value-type="float" office:value="12702206" calcext:value-type="float">
            <text:p>12702206</text:p>
          </table:table-cell>
          <table:table-cell table:formula="of:=[.A796]/1000/(60*60*24)" office:value-type="time" office:time-value="PT03H31M42.206S" calcext:value-type="time">
            <text:p>03:31:4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39.63" calcext:value-type="float">
            <text:p>439.63</text:p>
          </table:table-cell>
          <table:table-cell office:value-type="float" office:value="545.23" calcext:value-type="float">
            <text:p>545.23</text:p>
          </table:table-cell>
        </table:table-row>
        <table:table-row table:style-name="ro1">
          <table:table-cell office:value-type="float" office:value="12718206" calcext:value-type="float">
            <text:p>12718206</text:p>
          </table:table-cell>
          <table:table-cell table:formula="of:=[.A797]/1000/(60*60*24)" office:value-type="time" office:time-value="PT03H31M58.206S" calcext:value-type="time">
            <text:p>03:31:5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40.17" calcext:value-type="float">
            <text:p>440.17</text:p>
          </table:table-cell>
          <table:table-cell office:value-type="float" office:value="545.89" calcext:value-type="float">
            <text:p>545.89</text:p>
          </table:table-cell>
        </table:table-row>
        <table:table-row table:style-name="ro1">
          <table:table-cell office:value-type="float" office:value="12734206" calcext:value-type="float">
            <text:p>12734206</text:p>
          </table:table-cell>
          <table:table-cell table:formula="of:=[.A798]/1000/(60*60*24)" office:value-type="time" office:time-value="PT03H32M14.206S" calcext:value-type="time">
            <text:p>03:32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0.71" calcext:value-type="float">
            <text:p>440.71</text:p>
          </table:table-cell>
          <table:table-cell office:value-type="float" office:value="546.54" calcext:value-type="float">
            <text:p>546.54</text:p>
          </table:table-cell>
        </table:table-row>
        <table:table-row table:style-name="ro1">
          <table:table-cell office:value-type="float" office:value="12750206" calcext:value-type="float">
            <text:p>12750206</text:p>
          </table:table-cell>
          <table:table-cell table:formula="of:=[.A799]/1000/(60*60*24)" office:value-type="time" office:time-value="PT03H32M30.206S" calcext:value-type="time">
            <text:p>03:32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41.26" calcext:value-type="float">
            <text:p>441.26</text:p>
          </table:table-cell>
          <table:table-cell office:value-type="float" office:value="547.2" calcext:value-type="float">
            <text:p>547.2</text:p>
          </table:table-cell>
        </table:table-row>
        <table:table-row table:style-name="ro1">
          <table:table-cell office:value-type="float" office:value="12766206" calcext:value-type="float">
            <text:p>12766206</text:p>
          </table:table-cell>
          <table:table-cell table:formula="of:=[.A800]/1000/(60*60*24)" office:value-type="time" office:time-value="PT03H32M46.206S" calcext:value-type="time">
            <text:p>03:32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1.8" calcext:value-type="float">
            <text:p>441.8</text:p>
          </table:table-cell>
          <table:table-cell office:value-type="float" office:value="547.86" calcext:value-type="float">
            <text:p>547.86</text:p>
          </table:table-cell>
        </table:table-row>
        <table:table-row table:style-name="ro1">
          <table:table-cell office:value-type="float" office:value="12782206" calcext:value-type="float">
            <text:p>12782206</text:p>
          </table:table-cell>
          <table:table-cell table:formula="of:=[.A801]/1000/(60*60*24)" office:value-type="time" office:time-value="PT03H33M02.206S" calcext:value-type="time">
            <text:p>03:33:02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442.34" calcext:value-type="float">
            <text:p>442.34</text:p>
          </table:table-cell>
          <table:table-cell office:value-type="float" office:value="548.52" calcext:value-type="float">
            <text:p>548.52</text:p>
          </table:table-cell>
        </table:table-row>
        <table:table-row table:style-name="ro1">
          <table:table-cell office:value-type="float" office:value="12798206" calcext:value-type="float">
            <text:p>12798206</text:p>
          </table:table-cell>
          <table:table-cell table:formula="of:=[.A802]/1000/(60*60*24)" office:value-type="time" office:time-value="PT03H33M18.206S" calcext:value-type="time">
            <text:p>03:33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2.88" calcext:value-type="float">
            <text:p>442.88</text:p>
          </table:table-cell>
          <table:table-cell office:value-type="float" office:value="549.17" calcext:value-type="float">
            <text:p>549.17</text:p>
          </table:table-cell>
        </table:table-row>
        <table:table-row table:style-name="ro1">
          <table:table-cell office:value-type="float" office:value="12814206" calcext:value-type="float">
            <text:p>12814206</text:p>
          </table:table-cell>
          <table:table-cell table:formula="of:=[.A803]/1000/(60*60*24)" office:value-type="time" office:time-value="PT03H33M34.206S" calcext:value-type="time">
            <text:p>03:33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3.42" calcext:value-type="float">
            <text:p>443.42</text:p>
          </table:table-cell>
          <table:table-cell office:value-type="float" office:value="549.83" calcext:value-type="float">
            <text:p>549.83</text:p>
          </table:table-cell>
        </table:table-row>
        <table:table-row table:style-name="ro1">
          <table:table-cell office:value-type="float" office:value="12830206" calcext:value-type="float">
            <text:p>12830206</text:p>
          </table:table-cell>
          <table:table-cell table:formula="of:=[.A804]/1000/(60*60*24)" office:value-type="time" office:time-value="PT03H33M50.206S" calcext:value-type="time">
            <text:p>03:33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3.97" calcext:value-type="float">
            <text:p>443.97</text:p>
          </table:table-cell>
          <table:table-cell office:value-type="float" office:value="550.49" calcext:value-type="float">
            <text:p>550.49</text:p>
          </table:table-cell>
        </table:table-row>
        <table:table-row table:style-name="ro1">
          <table:table-cell office:value-type="float" office:value="12846206" calcext:value-type="float">
            <text:p>12846206</text:p>
          </table:table-cell>
          <table:table-cell table:formula="of:=[.A805]/1000/(60*60*24)" office:value-type="time" office:time-value="PT03H34M06.206S" calcext:value-type="time">
            <text:p>03:34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4.51" calcext:value-type="float">
            <text:p>444.51</text:p>
          </table:table-cell>
          <table:table-cell office:value-type="float" office:value="551.14" calcext:value-type="float">
            <text:p>551.14</text:p>
          </table:table-cell>
        </table:table-row>
        <table:table-row table:style-name="ro1">
          <table:table-cell office:value-type="float" office:value="12862206" calcext:value-type="float">
            <text:p>12862206</text:p>
          </table:table-cell>
          <table:table-cell table:formula="of:=[.A806]/1000/(60*60*24)" office:value-type="time" office:time-value="PT03H34M22.206S" calcext:value-type="time">
            <text:p>03:34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5.05" calcext:value-type="float">
            <text:p>445.05</text:p>
          </table:table-cell>
          <table:table-cell office:value-type="float" office:value="551.8" calcext:value-type="float">
            <text:p>551.8</text:p>
          </table:table-cell>
        </table:table-row>
        <table:table-row table:style-name="ro1">
          <table:table-cell office:value-type="float" office:value="12878206" calcext:value-type="float">
            <text:p>12878206</text:p>
          </table:table-cell>
          <table:table-cell table:formula="of:=[.A807]/1000/(60*60*24)" office:value-type="time" office:time-value="PT03H34M38.206S" calcext:value-type="time">
            <text:p>03:34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5.59" calcext:value-type="float">
            <text:p>445.59</text:p>
          </table:table-cell>
          <table:table-cell office:value-type="float" office:value="552.46" calcext:value-type="float">
            <text:p>552.46</text:p>
          </table:table-cell>
        </table:table-row>
        <table:table-row table:style-name="ro1">
          <table:table-cell office:value-type="float" office:value="12894204" calcext:value-type="float">
            <text:p>12894204</text:p>
          </table:table-cell>
          <table:table-cell table:formula="of:=[.A808]/1000/(60*60*24)" office:value-type="time" office:time-value="PT03H34M54.204S" calcext:value-type="time">
            <text:p>03:34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6.13" calcext:value-type="float">
            <text:p>446.13</text:p>
          </table:table-cell>
          <table:table-cell office:value-type="float" office:value="553.11" calcext:value-type="float">
            <text:p>553.11</text:p>
          </table:table-cell>
        </table:table-row>
        <table:table-row table:style-name="ro1">
          <table:table-cell office:value-type="float" office:value="12910206" calcext:value-type="float">
            <text:p>12910206</text:p>
          </table:table-cell>
          <table:table-cell table:formula="of:=[.A809]/1000/(60*60*24)" office:value-type="time" office:time-value="PT03H35M10.206S" calcext:value-type="time">
            <text:p>03:35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6.67" calcext:value-type="float">
            <text:p>446.67</text:p>
          </table:table-cell>
          <table:table-cell office:value-type="float" office:value="553.77" calcext:value-type="float">
            <text:p>553.77</text:p>
          </table:table-cell>
        </table:table-row>
        <table:table-row table:style-name="ro1">
          <table:table-cell office:value-type="float" office:value="12926206" calcext:value-type="float">
            <text:p>12926206</text:p>
          </table:table-cell>
          <table:table-cell table:formula="of:=[.A810]/1000/(60*60*24)" office:value-type="time" office:time-value="PT03H35M26.206S" calcext:value-type="time">
            <text:p>03:35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47.22" calcext:value-type="float">
            <text:p>447.22</text:p>
          </table:table-cell>
          <table:table-cell office:value-type="float" office:value="554.43" calcext:value-type="float">
            <text:p>554.43</text:p>
          </table:table-cell>
        </table:table-row>
        <table:table-row table:style-name="ro1">
          <table:table-cell office:value-type="float" office:value="12942206" calcext:value-type="float">
            <text:p>12942206</text:p>
          </table:table-cell>
          <table:table-cell table:formula="of:=[.A811]/1000/(60*60*24)" office:value-type="time" office:time-value="PT03H35M42.206S" calcext:value-type="time">
            <text:p>03:35:42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447.76" calcext:value-type="float">
            <text:p>447.76</text:p>
          </table:table-cell>
          <table:table-cell office:value-type="float" office:value="555.08" calcext:value-type="float">
            <text:p>555.08</text:p>
          </table:table-cell>
        </table:table-row>
        <table:table-row table:style-name="ro1">
          <table:table-cell office:value-type="float" office:value="12958206" calcext:value-type="float">
            <text:p>12958206</text:p>
          </table:table-cell>
          <table:table-cell table:formula="of:=[.A812]/1000/(60*60*24)" office:value-type="time" office:time-value="PT03H35M58.206S" calcext:value-type="time">
            <text:p>03:35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48.3" calcext:value-type="float">
            <text:p>448.3</text:p>
          </table:table-cell>
          <table:table-cell office:value-type="float" office:value="555.74" calcext:value-type="float">
            <text:p>555.74</text:p>
          </table:table-cell>
        </table:table-row>
        <table:table-row table:style-name="ro1">
          <table:table-cell office:value-type="float" office:value="12974206" calcext:value-type="float">
            <text:p>12974206</text:p>
          </table:table-cell>
          <table:table-cell table:formula="of:=[.A813]/1000/(60*60*24)" office:value-type="time" office:time-value="PT03H36M14.206S" calcext:value-type="time">
            <text:p>03:36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48.84" calcext:value-type="float">
            <text:p>448.84</text:p>
          </table:table-cell>
          <table:table-cell office:value-type="float" office:value="556.4" calcext:value-type="float">
            <text:p>556.4</text:p>
          </table:table-cell>
        </table:table-row>
        <table:table-row table:style-name="ro1">
          <table:table-cell office:value-type="float" office:value="12990206" calcext:value-type="float">
            <text:p>12990206</text:p>
          </table:table-cell>
          <table:table-cell table:formula="of:=[.A814]/1000/(60*60*24)" office:value-type="time" office:time-value="PT03H36M30.206S" calcext:value-type="time">
            <text:p>03:36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49.38" calcext:value-type="float">
            <text:p>449.38</text:p>
          </table:table-cell>
          <table:table-cell office:value-type="float" office:value="557.05" calcext:value-type="float">
            <text:p>557.05</text:p>
          </table:table-cell>
        </table:table-row>
        <table:table-row table:style-name="ro1">
          <table:table-cell office:value-type="float" office:value="13006206" calcext:value-type="float">
            <text:p>13006206</text:p>
          </table:table-cell>
          <table:table-cell table:formula="of:=[.A815]/1000/(60*60*24)" office:value-type="time" office:time-value="PT03H36M46.206S" calcext:value-type="time">
            <text:p>03:36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49.92" calcext:value-type="float">
            <text:p>449.92</text:p>
          </table:table-cell>
          <table:table-cell office:value-type="float" office:value="557.71" calcext:value-type="float">
            <text:p>557.71</text:p>
          </table:table-cell>
        </table:table-row>
        <table:table-row table:style-name="ro1">
          <table:table-cell office:value-type="float" office:value="13022206" calcext:value-type="float">
            <text:p>13022206</text:p>
          </table:table-cell>
          <table:table-cell table:formula="of:=[.A816]/1000/(60*60*24)" office:value-type="time" office:time-value="PT03H37M02.206S" calcext:value-type="time">
            <text:p>03:37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50.47" calcext:value-type="float">
            <text:p>450.47</text:p>
          </table:table-cell>
          <table:table-cell office:value-type="float" office:value="558.36" calcext:value-type="float">
            <text:p>558.36</text:p>
          </table:table-cell>
        </table:table-row>
        <table:table-row table:style-name="ro1">
          <table:table-cell office:value-type="float" office:value="13038206" calcext:value-type="float">
            <text:p>13038206</text:p>
          </table:table-cell>
          <table:table-cell table:formula="of:=[.A817]/1000/(60*60*24)" office:value-type="time" office:time-value="PT03H37M18.206S" calcext:value-type="time">
            <text:p>03:37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51.01" calcext:value-type="float">
            <text:p>451.01</text:p>
          </table:table-cell>
          <table:table-cell office:value-type="float" office:value="559.02" calcext:value-type="float">
            <text:p>559.02</text:p>
          </table:table-cell>
        </table:table-row>
        <table:table-row table:style-name="ro1">
          <table:table-cell office:value-type="float" office:value="13054206" calcext:value-type="float">
            <text:p>13054206</text:p>
          </table:table-cell>
          <table:table-cell table:formula="of:=[.A818]/1000/(60*60*24)" office:value-type="time" office:time-value="PT03H37M34.206S" calcext:value-type="time">
            <text:p>03:37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51.55" calcext:value-type="float">
            <text:p>451.55</text:p>
          </table:table-cell>
          <table:table-cell office:value-type="float" office:value="559.68" calcext:value-type="float">
            <text:p>559.68</text:p>
          </table:table-cell>
        </table:table-row>
        <table:table-row table:style-name="ro1">
          <table:table-cell office:value-type="float" office:value="13070206" calcext:value-type="float">
            <text:p>13070206</text:p>
          </table:table-cell>
          <table:table-cell table:formula="of:=[.A819]/1000/(60*60*24)" office:value-type="time" office:time-value="PT03H37M50.206S" calcext:value-type="time">
            <text:p>03:37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52.09" calcext:value-type="float">
            <text:p>452.09</text:p>
          </table:table-cell>
          <table:table-cell office:value-type="float" office:value="560.33" calcext:value-type="float">
            <text:p>560.33</text:p>
          </table:table-cell>
        </table:table-row>
        <table:table-row table:style-name="ro1">
          <table:table-cell office:value-type="float" office:value="13086206" calcext:value-type="float">
            <text:p>13086206</text:p>
          </table:table-cell>
          <table:table-cell table:formula="of:=[.A820]/1000/(60*60*24)" office:value-type="time" office:time-value="PT03H38M06.206S" calcext:value-type="time">
            <text:p>03:38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52.63" calcext:value-type="float">
            <text:p>452.63</text:p>
          </table:table-cell>
          <table:table-cell office:value-type="float" office:value="560.99" calcext:value-type="float">
            <text:p>560.99</text:p>
          </table:table-cell>
        </table:table-row>
        <table:table-row table:style-name="ro1">
          <table:table-cell office:value-type="float" office:value="13102206" calcext:value-type="float">
            <text:p>13102206</text:p>
          </table:table-cell>
          <table:table-cell table:formula="of:=[.A821]/1000/(60*60*24)" office:value-type="time" office:time-value="PT03H38M22.206S" calcext:value-type="time">
            <text:p>03:38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53.17" calcext:value-type="float">
            <text:p>453.17</text:p>
          </table:table-cell>
          <table:table-cell office:value-type="float" office:value="561.64" calcext:value-type="float">
            <text:p>561.64</text:p>
          </table:table-cell>
        </table:table-row>
        <table:table-row table:style-name="ro1">
          <table:table-cell office:value-type="float" office:value="13118206" calcext:value-type="float">
            <text:p>13118206</text:p>
          </table:table-cell>
          <table:table-cell table:formula="of:=[.A822]/1000/(60*60*24)" office:value-type="time" office:time-value="PT03H38M38.206S" calcext:value-type="time">
            <text:p>03:38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53.71" calcext:value-type="float">
            <text:p>453.71</text:p>
          </table:table-cell>
          <table:table-cell office:value-type="float" office:value="562.3" calcext:value-type="float">
            <text:p>562.3</text:p>
          </table:table-cell>
        </table:table-row>
        <table:table-row table:style-name="ro1">
          <table:table-cell office:value-type="float" office:value="13134206" calcext:value-type="float">
            <text:p>13134206</text:p>
          </table:table-cell>
          <table:table-cell table:formula="of:=[.A823]/1000/(60*60*24)" office:value-type="time" office:time-value="PT03H38M54.206S" calcext:value-type="time">
            <text:p>03:38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54.26" calcext:value-type="float">
            <text:p>454.26</text:p>
          </table:table-cell>
          <table:table-cell office:value-type="float" office:value="562.95" calcext:value-type="float">
            <text:p>562.95</text:p>
          </table:table-cell>
        </table:table-row>
        <table:table-row table:style-name="ro1">
          <table:table-cell office:value-type="float" office:value="13150206" calcext:value-type="float">
            <text:p>13150206</text:p>
          </table:table-cell>
          <table:table-cell table:formula="of:=[.A824]/1000/(60*60*24)" office:value-type="time" office:time-value="PT03H39M10.206S" calcext:value-type="time">
            <text:p>03:39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54.8" calcext:value-type="float">
            <text:p>454.8</text:p>
          </table:table-cell>
          <table:table-cell office:value-type="float" office:value="563.61" calcext:value-type="float">
            <text:p>563.61</text:p>
          </table:table-cell>
        </table:table-row>
        <table:table-row table:style-name="ro1">
          <table:table-cell office:value-type="float" office:value="13166206" calcext:value-type="float">
            <text:p>13166206</text:p>
          </table:table-cell>
          <table:table-cell table:formula="of:=[.A825]/1000/(60*60*24)" office:value-type="time" office:time-value="PT03H39M26.206S" calcext:value-type="time">
            <text:p>03:39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55.34" calcext:value-type="float">
            <text:p>455.34</text:p>
          </table:table-cell>
          <table:table-cell office:value-type="float" office:value="564.26" calcext:value-type="float">
            <text:p>564.26</text:p>
          </table:table-cell>
        </table:table-row>
        <table:table-row table:style-name="ro1">
          <table:table-cell office:value-type="float" office:value="13182206" calcext:value-type="float">
            <text:p>13182206</text:p>
          </table:table-cell>
          <table:table-cell table:formula="of:=[.A826]/1000/(60*60*24)" office:value-type="time" office:time-value="PT03H39M42.206S" calcext:value-type="time">
            <text:p>03:39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55.88" calcext:value-type="float">
            <text:p>455.88</text:p>
          </table:table-cell>
          <table:table-cell office:value-type="float" office:value="564.92" calcext:value-type="float">
            <text:p>564.92</text:p>
          </table:table-cell>
        </table:table-row>
        <table:table-row table:style-name="ro1">
          <table:table-cell office:value-type="float" office:value="13198206" calcext:value-type="float">
            <text:p>13198206</text:p>
          </table:table-cell>
          <table:table-cell table:formula="of:=[.A827]/1000/(60*60*24)" office:value-type="time" office:time-value="PT03H39M58.206S" calcext:value-type="time">
            <text:p>03:39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56.42" calcext:value-type="float">
            <text:p>456.42</text:p>
          </table:table-cell>
          <table:table-cell office:value-type="float" office:value="565.57" calcext:value-type="float">
            <text:p>565.57</text:p>
          </table:table-cell>
        </table:table-row>
        <table:table-row table:style-name="ro1">
          <table:table-cell office:value-type="float" office:value="13214206" calcext:value-type="float">
            <text:p>13214206</text:p>
          </table:table-cell>
          <table:table-cell table:formula="of:=[.A828]/1000/(60*60*24)" office:value-type="time" office:time-value="PT03H40M14.206S" calcext:value-type="time">
            <text:p>03:40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56.96" calcext:value-type="float">
            <text:p>456.96</text:p>
          </table:table-cell>
          <table:table-cell office:value-type="float" office:value="566.23" calcext:value-type="float">
            <text:p>566.23</text:p>
          </table:table-cell>
        </table:table-row>
        <table:table-row table:style-name="ro1">
          <table:table-cell office:value-type="float" office:value="13230206" calcext:value-type="float">
            <text:p>13230206</text:p>
          </table:table-cell>
          <table:table-cell table:formula="of:=[.A829]/1000/(60*60*24)" office:value-type="time" office:time-value="PT03H40M30.206S" calcext:value-type="time">
            <text:p>03:40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57.5" calcext:value-type="float">
            <text:p>457.5</text:p>
          </table:table-cell>
          <table:table-cell office:value-type="float" office:value="566.88" calcext:value-type="float">
            <text:p>566.88</text:p>
          </table:table-cell>
        </table:table-row>
        <table:table-row table:style-name="ro1">
          <table:table-cell office:value-type="float" office:value="13246206" calcext:value-type="float">
            <text:p>13246206</text:p>
          </table:table-cell>
          <table:table-cell table:formula="of:=[.A830]/1000/(60*60*24)" office:value-type="time" office:time-value="PT03H40M46.206S" calcext:value-type="time">
            <text:p>03:40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58.04" calcext:value-type="float">
            <text:p>458.04</text:p>
          </table:table-cell>
          <table:table-cell office:value-type="float" office:value="567.53" calcext:value-type="float">
            <text:p>567.53</text:p>
          </table:table-cell>
        </table:table-row>
        <table:table-row table:style-name="ro1">
          <table:table-cell office:value-type="float" office:value="13262206" calcext:value-type="float">
            <text:p>13262206</text:p>
          </table:table-cell>
          <table:table-cell table:formula="of:=[.A831]/1000/(60*60*24)" office:value-type="time" office:time-value="PT03H41M02.206S" calcext:value-type="time">
            <text:p>03:41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58.58" calcext:value-type="float">
            <text:p>458.58</text:p>
          </table:table-cell>
          <table:table-cell office:value-type="float" office:value="568.19" calcext:value-type="float">
            <text:p>568.19</text:p>
          </table:table-cell>
        </table:table-row>
        <table:table-row table:style-name="ro1">
          <table:table-cell office:value-type="float" office:value="13278206" calcext:value-type="float">
            <text:p>13278206</text:p>
          </table:table-cell>
          <table:table-cell table:formula="of:=[.A832]/1000/(60*60*24)" office:value-type="time" office:time-value="PT03H41M18.206S" calcext:value-type="time">
            <text:p>03:41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59.12" calcext:value-type="float">
            <text:p>459.12</text:p>
          </table:table-cell>
          <table:table-cell office:value-type="float" office:value="568.84" calcext:value-type="float">
            <text:p>568.84</text:p>
          </table:table-cell>
        </table:table-row>
        <table:table-row table:style-name="ro1">
          <table:table-cell office:value-type="float" office:value="13294206" calcext:value-type="float">
            <text:p>13294206</text:p>
          </table:table-cell>
          <table:table-cell table:formula="of:=[.A833]/1000/(60*60*24)" office:value-type="time" office:time-value="PT03H41M34.206S" calcext:value-type="time">
            <text:p>03:41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59.66" calcext:value-type="float">
            <text:p>459.66</text:p>
          </table:table-cell>
          <table:table-cell office:value-type="float" office:value="569.5" calcext:value-type="float">
            <text:p>569.5</text:p>
          </table:table-cell>
        </table:table-row>
        <table:table-row table:style-name="ro1">
          <table:table-cell office:value-type="float" office:value="13310206" calcext:value-type="float">
            <text:p>13310206</text:p>
          </table:table-cell>
          <table:table-cell table:formula="of:=[.A834]/1000/(60*60*24)" office:value-type="time" office:time-value="PT03H41M50.206S" calcext:value-type="time">
            <text:p>03:41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60.2" calcext:value-type="float">
            <text:p>460.2</text:p>
          </table:table-cell>
          <table:table-cell office:value-type="float" office:value="570.15" calcext:value-type="float">
            <text:p>570.15</text:p>
          </table:table-cell>
        </table:table-row>
        <table:table-row table:style-name="ro1">
          <table:table-cell office:value-type="float" office:value="13326206" calcext:value-type="float">
            <text:p>13326206</text:p>
          </table:table-cell>
          <table:table-cell table:formula="of:=[.A835]/1000/(60*60*24)" office:value-type="time" office:time-value="PT03H42M06.206S" calcext:value-type="time">
            <text:p>03:42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60.74" calcext:value-type="float">
            <text:p>460.74</text:p>
          </table:table-cell>
          <table:table-cell office:value-type="float" office:value="570.8" calcext:value-type="float">
            <text:p>570.8</text:p>
          </table:table-cell>
        </table:table-row>
        <table:table-row table:style-name="ro1">
          <table:table-cell office:value-type="float" office:value="13342206" calcext:value-type="float">
            <text:p>13342206</text:p>
          </table:table-cell>
          <table:table-cell table:formula="of:=[.A836]/1000/(60*60*24)" office:value-type="time" office:time-value="PT03H42M22.206S" calcext:value-type="time">
            <text:p>03:42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61.28" calcext:value-type="float">
            <text:p>461.28</text:p>
          </table:table-cell>
          <table:table-cell office:value-type="float" office:value="571.46" calcext:value-type="float">
            <text:p>571.46</text:p>
          </table:table-cell>
        </table:table-row>
        <table:table-row table:style-name="ro1">
          <table:table-cell office:value-type="float" office:value="13358206" calcext:value-type="float">
            <text:p>13358206</text:p>
          </table:table-cell>
          <table:table-cell table:formula="of:=[.A837]/1000/(60*60*24)" office:value-type="time" office:time-value="PT03H42M38.206S" calcext:value-type="time">
            <text:p>03:42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61.83" calcext:value-type="float">
            <text:p>461.83</text:p>
          </table:table-cell>
          <table:table-cell office:value-type="float" office:value="572.11" calcext:value-type="float">
            <text:p>572.11</text:p>
          </table:table-cell>
        </table:table-row>
        <table:table-row table:style-name="ro1">
          <table:table-cell office:value-type="float" office:value="13374206" calcext:value-type="float">
            <text:p>13374206</text:p>
          </table:table-cell>
          <table:table-cell table:formula="of:=[.A838]/1000/(60*60*24)" office:value-type="time" office:time-value="PT03H42M54.206S" calcext:value-type="time">
            <text:p>03:42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62.37" calcext:value-type="float">
            <text:p>462.37</text:p>
          </table:table-cell>
          <table:table-cell office:value-type="float" office:value="572.76" calcext:value-type="float">
            <text:p>572.76</text:p>
          </table:table-cell>
        </table:table-row>
        <table:table-row table:style-name="ro1">
          <table:table-cell office:value-type="float" office:value="13390206" calcext:value-type="float">
            <text:p>13390206</text:p>
          </table:table-cell>
          <table:table-cell table:formula="of:=[.A839]/1000/(60*60*24)" office:value-type="time" office:time-value="PT03H43M10.206S" calcext:value-type="time">
            <text:p>03:43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62.91" calcext:value-type="float">
            <text:p>462.91</text:p>
          </table:table-cell>
          <table:table-cell office:value-type="float" office:value="573.41" calcext:value-type="float">
            <text:p>573.41</text:p>
          </table:table-cell>
        </table:table-row>
        <table:table-row table:style-name="ro1">
          <table:table-cell office:value-type="float" office:value="13406206" calcext:value-type="float">
            <text:p>13406206</text:p>
          </table:table-cell>
          <table:table-cell table:formula="of:=[.A840]/1000/(60*60*24)" office:value-type="time" office:time-value="PT03H43M26.206S" calcext:value-type="time">
            <text:p>03:43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63.45" calcext:value-type="float">
            <text:p>463.45</text:p>
          </table:table-cell>
          <table:table-cell office:value-type="float" office:value="574.07" calcext:value-type="float">
            <text:p>574.07</text:p>
          </table:table-cell>
        </table:table-row>
        <table:table-row table:style-name="ro1">
          <table:table-cell office:value-type="float" office:value="13422206" calcext:value-type="float">
            <text:p>13422206</text:p>
          </table:table-cell>
          <table:table-cell table:formula="of:=[.A841]/1000/(60*60*24)" office:value-type="time" office:time-value="PT03H43M42.206S" calcext:value-type="time">
            <text:p>03:43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63.99" calcext:value-type="float">
            <text:p>463.99</text:p>
          </table:table-cell>
          <table:table-cell office:value-type="float" office:value="574.72" calcext:value-type="float">
            <text:p>574.72</text:p>
          </table:table-cell>
        </table:table-row>
        <table:table-row table:style-name="ro1">
          <table:table-cell office:value-type="float" office:value="13438206" calcext:value-type="float">
            <text:p>13438206</text:p>
          </table:table-cell>
          <table:table-cell table:formula="of:=[.A842]/1000/(60*60*24)" office:value-type="time" office:time-value="PT03H43M58.206S" calcext:value-type="time">
            <text:p>03:43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64.53" calcext:value-type="float">
            <text:p>464.53</text:p>
          </table:table-cell>
          <table:table-cell office:value-type="float" office:value="575.37" calcext:value-type="float">
            <text:p>575.37</text:p>
          </table:table-cell>
        </table:table-row>
        <table:table-row table:style-name="ro1">
          <table:table-cell office:value-type="float" office:value="13454206" calcext:value-type="float">
            <text:p>13454206</text:p>
          </table:table-cell>
          <table:table-cell table:formula="of:=[.A843]/1000/(60*60*24)" office:value-type="time" office:time-value="PT03H44M14.206S" calcext:value-type="time">
            <text:p>03:44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5.07" calcext:value-type="float">
            <text:p>465.07</text:p>
          </table:table-cell>
          <table:table-cell office:value-type="float" office:value="576.02" calcext:value-type="float">
            <text:p>576.02</text:p>
          </table:table-cell>
        </table:table-row>
        <table:table-row table:style-name="ro1">
          <table:table-cell office:value-type="float" office:value="13470206" calcext:value-type="float">
            <text:p>13470206</text:p>
          </table:table-cell>
          <table:table-cell table:formula="of:=[.A844]/1000/(60*60*24)" office:value-type="time" office:time-value="PT03H44M30.206S" calcext:value-type="time">
            <text:p>03:44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65.61" calcext:value-type="float">
            <text:p>465.61</text:p>
          </table:table-cell>
          <table:table-cell office:value-type="float" office:value="576.68" calcext:value-type="float">
            <text:p>576.68</text:p>
          </table:table-cell>
        </table:table-row>
        <table:table-row table:style-name="ro1">
          <table:table-cell office:value-type="float" office:value="13486206" calcext:value-type="float">
            <text:p>13486206</text:p>
          </table:table-cell>
          <table:table-cell table:formula="of:=[.A845]/1000/(60*60*24)" office:value-type="time" office:time-value="PT03H44M46.206S" calcext:value-type="time">
            <text:p>03:44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6.15" calcext:value-type="float">
            <text:p>466.15</text:p>
          </table:table-cell>
          <table:table-cell office:value-type="float" office:value="577.33" calcext:value-type="float">
            <text:p>577.33</text:p>
          </table:table-cell>
        </table:table-row>
        <table:table-row table:style-name="ro1">
          <table:table-cell office:value-type="float" office:value="13502206" calcext:value-type="float">
            <text:p>13502206</text:p>
          </table:table-cell>
          <table:table-cell table:formula="of:=[.A846]/1000/(60*60*24)" office:value-type="time" office:time-value="PT03H45M02.206S" calcext:value-type="time">
            <text:p>03:45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66.69" calcext:value-type="float">
            <text:p>466.69</text:p>
          </table:table-cell>
          <table:table-cell office:value-type="float" office:value="577.98" calcext:value-type="float">
            <text:p>577.98</text:p>
          </table:table-cell>
        </table:table-row>
        <table:table-row table:style-name="ro1">
          <table:table-cell office:value-type="float" office:value="13518206" calcext:value-type="float">
            <text:p>13518206</text:p>
          </table:table-cell>
          <table:table-cell table:formula="of:=[.A847]/1000/(60*60*24)" office:value-type="time" office:time-value="PT03H45M18.206S" calcext:value-type="time">
            <text:p>03:45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7.23" calcext:value-type="float">
            <text:p>467.23</text:p>
          </table:table-cell>
          <table:table-cell office:value-type="float" office:value="578.63" calcext:value-type="float">
            <text:p>578.63</text:p>
          </table:table-cell>
        </table:table-row>
        <table:table-row table:style-name="ro1">
          <table:table-cell office:value-type="float" office:value="13534206" calcext:value-type="float">
            <text:p>13534206</text:p>
          </table:table-cell>
          <table:table-cell table:formula="of:=[.A848]/1000/(60*60*24)" office:value-type="time" office:time-value="PT03H45M34.206S" calcext:value-type="time">
            <text:p>03:45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67.77" calcext:value-type="float">
            <text:p>467.77</text:p>
          </table:table-cell>
          <table:table-cell office:value-type="float" office:value="579.29" calcext:value-type="float">
            <text:p>579.29</text:p>
          </table:table-cell>
        </table:table-row>
        <table:table-row table:style-name="ro1">
          <table:table-cell office:value-type="float" office:value="13550206" calcext:value-type="float">
            <text:p>13550206</text:p>
          </table:table-cell>
          <table:table-cell table:formula="of:=[.A849]/1000/(60*60*24)" office:value-type="time" office:time-value="PT03H45M50.206S" calcext:value-type="time">
            <text:p>03:45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68.3" calcext:value-type="float">
            <text:p>468.3</text:p>
          </table:table-cell>
          <table:table-cell office:value-type="float" office:value="579.94" calcext:value-type="float">
            <text:p>579.94</text:p>
          </table:table-cell>
        </table:table-row>
        <table:table-row table:style-name="ro1">
          <table:table-cell office:value-type="float" office:value="13566206" calcext:value-type="float">
            <text:p>13566206</text:p>
          </table:table-cell>
          <table:table-cell table:formula="of:=[.A850]/1000/(60*60*24)" office:value-type="time" office:time-value="PT03H46M06.206S" calcext:value-type="time">
            <text:p>03:46:06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8.84" calcext:value-type="float">
            <text:p>468.84</text:p>
          </table:table-cell>
          <table:table-cell office:value-type="float" office:value="580.59" calcext:value-type="float">
            <text:p>580.59</text:p>
          </table:table-cell>
        </table:table-row>
        <table:table-row table:style-name="ro1">
          <table:table-cell office:value-type="float" office:value="13582206" calcext:value-type="float">
            <text:p>13582206</text:p>
          </table:table-cell>
          <table:table-cell table:formula="of:=[.A851]/1000/(60*60*24)" office:value-type="time" office:time-value="PT03H46M22.206S" calcext:value-type="time">
            <text:p>03:46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9.38" calcext:value-type="float">
            <text:p>469.38</text:p>
          </table:table-cell>
          <table:table-cell office:value-type="float" office:value="581.24" calcext:value-type="float">
            <text:p>581.24</text:p>
          </table:table-cell>
        </table:table-row>
        <table:table-row table:style-name="ro1">
          <table:table-cell office:value-type="float" office:value="13598206" calcext:value-type="float">
            <text:p>13598206</text:p>
          </table:table-cell>
          <table:table-cell table:formula="of:=[.A852]/1000/(60*60*24)" office:value-type="time" office:time-value="PT03H46M38.206S" calcext:value-type="time">
            <text:p>03:46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9.92" calcext:value-type="float">
            <text:p>469.92</text:p>
          </table:table-cell>
          <table:table-cell office:value-type="float" office:value="581.89" calcext:value-type="float">
            <text:p>581.89</text:p>
          </table:table-cell>
        </table:table-row>
        <table:table-row table:style-name="ro1">
          <table:table-cell office:value-type="float" office:value="13614206" calcext:value-type="float">
            <text:p>13614206</text:p>
          </table:table-cell>
          <table:table-cell table:formula="of:=[.A853]/1000/(60*60*24)" office:value-type="time" office:time-value="PT03H46M54.206S" calcext:value-type="time">
            <text:p>03:46:5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0.46" calcext:value-type="float">
            <text:p>470.46</text:p>
          </table:table-cell>
          <table:table-cell office:value-type="float" office:value="582.54" calcext:value-type="float">
            <text:p>582.54</text:p>
          </table:table-cell>
        </table:table-row>
        <table:table-row table:style-name="ro1">
          <table:table-cell office:value-type="float" office:value="13630206" calcext:value-type="float">
            <text:p>13630206</text:p>
          </table:table-cell>
          <table:table-cell table:formula="of:=[.A854]/1000/(60*60*24)" office:value-type="time" office:time-value="PT03H47M10.206S" calcext:value-type="time">
            <text:p>03:47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1" calcext:value-type="float">
            <text:p>471</text:p>
          </table:table-cell>
          <table:table-cell office:value-type="float" office:value="583.19" calcext:value-type="float">
            <text:p>583.19</text:p>
          </table:table-cell>
        </table:table-row>
        <table:table-row table:style-name="ro1">
          <table:table-cell office:value-type="float" office:value="13646206" calcext:value-type="float">
            <text:p>13646206</text:p>
          </table:table-cell>
          <table:table-cell table:formula="of:=[.A855]/1000/(60*60*24)" office:value-type="time" office:time-value="PT03H47M26.206S" calcext:value-type="time">
            <text:p>03:47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71.54" calcext:value-type="float">
            <text:p>471.54</text:p>
          </table:table-cell>
          <table:table-cell office:value-type="float" office:value="583.85" calcext:value-type="float">
            <text:p>583.85</text:p>
          </table:table-cell>
        </table:table-row>
        <table:table-row table:style-name="ro1">
          <table:table-cell office:value-type="float" office:value="13662206" calcext:value-type="float">
            <text:p>13662206</text:p>
          </table:table-cell>
          <table:table-cell table:formula="of:=[.A856]/1000/(60*60*24)" office:value-type="time" office:time-value="PT03H47M42.206S" calcext:value-type="time">
            <text:p>03:47:42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2.08" calcext:value-type="float">
            <text:p>472.08</text:p>
          </table:table-cell>
          <table:table-cell office:value-type="float" office:value="584.5" calcext:value-type="float">
            <text:p>584.5</text:p>
          </table:table-cell>
        </table:table-row>
        <table:table-row table:style-name="ro1">
          <table:table-cell office:value-type="float" office:value="13678206" calcext:value-type="float">
            <text:p>13678206</text:p>
          </table:table-cell>
          <table:table-cell table:formula="of:=[.A857]/1000/(60*60*24)" office:value-type="time" office:time-value="PT03H47M58.206S" calcext:value-type="time">
            <text:p>03:47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2.62" calcext:value-type="float">
            <text:p>472.62</text:p>
          </table:table-cell>
          <table:table-cell office:value-type="float" office:value="585.15" calcext:value-type="float">
            <text:p>585.15</text:p>
          </table:table-cell>
        </table:table-row>
        <table:table-row table:style-name="ro1">
          <table:table-cell office:value-type="float" office:value="13694206" calcext:value-type="float">
            <text:p>13694206</text:p>
          </table:table-cell>
          <table:table-cell table:formula="of:=[.A858]/1000/(60*60*24)" office:value-type="time" office:time-value="PT03H48M14.206S" calcext:value-type="time">
            <text:p>03:48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3.16" calcext:value-type="float">
            <text:p>473.16</text:p>
          </table:table-cell>
          <table:table-cell office:value-type="float" office:value="585.8" calcext:value-type="float">
            <text:p>585.8</text:p>
          </table:table-cell>
        </table:table-row>
        <table:table-row table:style-name="ro1">
          <table:table-cell office:value-type="float" office:value="13710206" calcext:value-type="float">
            <text:p>13710206</text:p>
          </table:table-cell>
          <table:table-cell table:formula="of:=[.A859]/1000/(60*60*24)" office:value-type="time" office:time-value="PT03H48M30.206S" calcext:value-type="time">
            <text:p>03:48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3.7" calcext:value-type="float">
            <text:p>473.7</text:p>
          </table:table-cell>
          <table:table-cell office:value-type="float" office:value="586.45" calcext:value-type="float">
            <text:p>586.45</text:p>
          </table:table-cell>
        </table:table-row>
        <table:table-row table:style-name="ro1">
          <table:table-cell office:value-type="float" office:value="13726206" calcext:value-type="float">
            <text:p>13726206</text:p>
          </table:table-cell>
          <table:table-cell table:formula="of:=[.A860]/1000/(60*60*24)" office:value-type="time" office:time-value="PT03H48M46.206S" calcext:value-type="time">
            <text:p>03:48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4.24" calcext:value-type="float">
            <text:p>474.24</text:p>
          </table:table-cell>
          <table:table-cell office:value-type="float" office:value="587.1" calcext:value-type="float">
            <text:p>587.1</text:p>
          </table:table-cell>
        </table:table-row>
        <table:table-row table:style-name="ro1">
          <table:table-cell office:value-type="float" office:value="13742206" calcext:value-type="float">
            <text:p>13742206</text:p>
          </table:table-cell>
          <table:table-cell table:formula="of:=[.A861]/1000/(60*60*24)" office:value-type="time" office:time-value="PT03H49M02.206S" calcext:value-type="time">
            <text:p>03:49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4.78" calcext:value-type="float">
            <text:p>474.78</text:p>
          </table:table-cell>
          <table:table-cell office:value-type="float" office:value="587.75" calcext:value-type="float">
            <text:p>587.75</text:p>
          </table:table-cell>
        </table:table-row>
        <table:table-row table:style-name="ro1">
          <table:table-cell office:value-type="float" office:value="13758206" calcext:value-type="float">
            <text:p>13758206</text:p>
          </table:table-cell>
          <table:table-cell table:formula="of:=[.A862]/1000/(60*60*24)" office:value-type="time" office:time-value="PT03H49M18.206S" calcext:value-type="time">
            <text:p>03:49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5.32" calcext:value-type="float">
            <text:p>475.32</text:p>
          </table:table-cell>
          <table:table-cell office:value-type="float" office:value="588.4" calcext:value-type="float">
            <text:p>588.4</text:p>
          </table:table-cell>
        </table:table-row>
        <table:table-row table:style-name="ro1">
          <table:table-cell office:value-type="float" office:value="13774206" calcext:value-type="float">
            <text:p>13774206</text:p>
          </table:table-cell>
          <table:table-cell table:formula="of:=[.A863]/1000/(60*60*24)" office:value-type="time" office:time-value="PT03H49M34.206S" calcext:value-type="time">
            <text:p>03:4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75.85" calcext:value-type="float">
            <text:p>475.85</text:p>
          </table:table-cell>
          <table:table-cell office:value-type="float" office:value="589.05" calcext:value-type="float">
            <text:p>589.05</text:p>
          </table:table-cell>
        </table:table-row>
        <table:table-row table:style-name="ro1">
          <table:table-cell office:value-type="float" office:value="13790206" calcext:value-type="float">
            <text:p>13790206</text:p>
          </table:table-cell>
          <table:table-cell table:formula="of:=[.A864]/1000/(60*60*24)" office:value-type="time" office:time-value="PT03H49M50.206S" calcext:value-type="time">
            <text:p>03:49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76.39" calcext:value-type="float">
            <text:p>476.39</text:p>
          </table:table-cell>
          <table:table-cell office:value-type="float" office:value="589.7" calcext:value-type="float">
            <text:p>589.7</text:p>
          </table:table-cell>
        </table:table-row>
        <table:table-row table:style-name="ro1">
          <table:table-cell office:value-type="float" office:value="13806206" calcext:value-type="float">
            <text:p>13806206</text:p>
          </table:table-cell>
          <table:table-cell table:formula="of:=[.A865]/1000/(60*60*24)" office:value-type="time" office:time-value="PT03H50M06.206S" calcext:value-type="time">
            <text:p>03:50:0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6.93" calcext:value-type="float">
            <text:p>476.93</text:p>
          </table:table-cell>
          <table:table-cell office:value-type="float" office:value="590.35" calcext:value-type="float">
            <text:p>590.35</text:p>
          </table:table-cell>
        </table:table-row>
        <table:table-row table:style-name="ro1">
          <table:table-cell office:value-type="float" office:value="13822206" calcext:value-type="float">
            <text:p>13822206</text:p>
          </table:table-cell>
          <table:table-cell table:formula="of:=[.A866]/1000/(60*60*24)" office:value-type="time" office:time-value="PT03H50M22.206S" calcext:value-type="time">
            <text:p>03:50:22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7.47" calcext:value-type="float">
            <text:p>477.4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3838206" calcext:value-type="float">
            <text:p>13838206</text:p>
          </table:table-cell>
          <table:table-cell table:formula="of:=[.A867]/1000/(60*60*24)" office:value-type="time" office:time-value="PT03H50M38.206S" calcext:value-type="time">
            <text:p>03:50:3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8.01" calcext:value-type="float">
            <text:p>478.01</text:p>
          </table:table-cell>
          <table:table-cell office:value-type="float" office:value="591.65" calcext:value-type="float">
            <text:p>591.65</text:p>
          </table:table-cell>
        </table:table-row>
        <table:table-row table:style-name="ro1">
          <table:table-cell office:value-type="float" office:value="13854206" calcext:value-type="float">
            <text:p>13854206</text:p>
          </table:table-cell>
          <table:table-cell table:formula="of:=[.A868]/1000/(60*60*24)" office:value-type="time" office:time-value="PT03H50M54.206S" calcext:value-type="time">
            <text:p>03:50:5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8.55" calcext:value-type="float">
            <text:p>478.55</text:p>
          </table:table-cell>
          <table:table-cell office:value-type="float" office:value="592.3" calcext:value-type="float">
            <text:p>592.3</text:p>
          </table:table-cell>
        </table:table-row>
        <table:table-row table:style-name="ro1">
          <table:table-cell office:value-type="float" office:value="13870206" calcext:value-type="float">
            <text:p>13870206</text:p>
          </table:table-cell>
          <table:table-cell table:formula="of:=[.A869]/1000/(60*60*24)" office:value-type="time" office:time-value="PT03H51M10.206S" calcext:value-type="time">
            <text:p>03:51:1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9.09" calcext:value-type="float">
            <text:p>479.09</text:p>
          </table:table-cell>
          <table:table-cell office:value-type="float" office:value="592.95" calcext:value-type="float">
            <text:p>592.95</text:p>
          </table:table-cell>
        </table:table-row>
        <table:table-row table:style-name="ro1">
          <table:table-cell office:value-type="float" office:value="13886206" calcext:value-type="float">
            <text:p>13886206</text:p>
          </table:table-cell>
          <table:table-cell table:formula="of:=[.A870]/1000/(60*60*24)" office:value-type="time" office:time-value="PT03H51M26.206S" calcext:value-type="time">
            <text:p>03:51:2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9.62" calcext:value-type="float">
            <text:p>479.62</text:p>
          </table:table-cell>
          <table:table-cell office:value-type="float" office:value="593.6" calcext:value-type="float">
            <text:p>593.6</text:p>
          </table:table-cell>
        </table:table-row>
        <table:table-row table:style-name="ro1">
          <table:table-cell office:value-type="float" office:value="13902206" calcext:value-type="float">
            <text:p>13902206</text:p>
          </table:table-cell>
          <table:table-cell table:formula="of:=[.A871]/1000/(60*60*24)" office:value-type="time" office:time-value="PT03H51M42.206S" calcext:value-type="time">
            <text:p>03:51:4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0.16" calcext:value-type="float">
            <text:p>480.16</text:p>
          </table:table-cell>
          <table:table-cell office:value-type="float" office:value="594.25" calcext:value-type="float">
            <text:p>594.25</text:p>
          </table:table-cell>
        </table:table-row>
        <table:table-row table:style-name="ro1">
          <table:table-cell office:value-type="float" office:value="13918206" calcext:value-type="float">
            <text:p>13918206</text:p>
          </table:table-cell>
          <table:table-cell table:formula="of:=[.A872]/1000/(60*60*24)" office:value-type="time" office:time-value="PT03H51M58.206S" calcext:value-type="time">
            <text:p>03:51:5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0.7" calcext:value-type="float">
            <text:p>480.7</text:p>
          </table:table-cell>
          <table:table-cell office:value-type="float" office:value="594.9" calcext:value-type="float">
            <text:p>594.9</text:p>
          </table:table-cell>
        </table:table-row>
        <table:table-row table:style-name="ro1">
          <table:table-cell office:value-type="float" office:value="13934206" calcext:value-type="float">
            <text:p>13934206</text:p>
          </table:table-cell>
          <table:table-cell table:formula="of:=[.A873]/1000/(60*60*24)" office:value-type="time" office:time-value="PT03H52M14.206S" calcext:value-type="time">
            <text:p>03:52:1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1.24" calcext:value-type="float">
            <text:p>481.24</text:p>
          </table:table-cell>
          <table:table-cell office:value-type="float" office:value="595.54" calcext:value-type="float">
            <text:p>595.54</text:p>
          </table:table-cell>
        </table:table-row>
        <table:table-row table:style-name="ro1">
          <table:table-cell office:value-type="float" office:value="13950206" calcext:value-type="float">
            <text:p>13950206</text:p>
          </table:table-cell>
          <table:table-cell table:formula="of:=[.A874]/1000/(60*60*24)" office:value-type="time" office:time-value="PT03H52M30.206S" calcext:value-type="time">
            <text:p>03:52:3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1.78" calcext:value-type="float">
            <text:p>481.78</text:p>
          </table:table-cell>
          <table:table-cell office:value-type="float" office:value="596.19" calcext:value-type="float">
            <text:p>596.19</text:p>
          </table:table-cell>
        </table:table-row>
        <table:table-row table:style-name="ro1">
          <table:table-cell office:value-type="float" office:value="13966206" calcext:value-type="float">
            <text:p>13966206</text:p>
          </table:table-cell>
          <table:table-cell table:formula="of:=[.A875]/1000/(60*60*24)" office:value-type="time" office:time-value="PT03H52M46.206S" calcext:value-type="time">
            <text:p>03:52:4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2.32" calcext:value-type="float">
            <text:p>482.32</text:p>
          </table:table-cell>
          <table:table-cell office:value-type="float" office:value="596.84" calcext:value-type="float">
            <text:p>596.84</text:p>
          </table:table-cell>
        </table:table-row>
        <table:table-row table:style-name="ro1">
          <table:table-cell office:value-type="float" office:value="13982206" calcext:value-type="float">
            <text:p>13982206</text:p>
          </table:table-cell>
          <table:table-cell table:formula="of:=[.A876]/1000/(60*60*24)" office:value-type="time" office:time-value="PT03H53M02.206S" calcext:value-type="time">
            <text:p>03:53:0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2.85" calcext:value-type="float">
            <text:p>482.85</text:p>
          </table:table-cell>
          <table:table-cell office:value-type="float" office:value="597.49" calcext:value-type="float">
            <text:p>597.49</text:p>
          </table:table-cell>
        </table:table-row>
        <table:table-row table:style-name="ro1">
          <table:table-cell office:value-type="float" office:value="13998206" calcext:value-type="float">
            <text:p>13998206</text:p>
          </table:table-cell>
          <table:table-cell table:formula="of:=[.A877]/1000/(60*60*24)" office:value-type="time" office:time-value="PT03H53M18.206S" calcext:value-type="time">
            <text:p>03:53:1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3.39" calcext:value-type="float">
            <text:p>483.39</text:p>
          </table:table-cell>
          <table:table-cell office:value-type="float" office:value="598.14" calcext:value-type="float">
            <text:p>598.14</text:p>
          </table:table-cell>
        </table:table-row>
        <table:table-row table:style-name="ro1">
          <table:table-cell office:value-type="float" office:value="14014206" calcext:value-type="float">
            <text:p>14014206</text:p>
          </table:table-cell>
          <table:table-cell table:formula="of:=[.A878]/1000/(60*60*24)" office:value-type="time" office:time-value="PT03H53M34.206S" calcext:value-type="time">
            <text:p>03:53:3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3.93" calcext:value-type="float">
            <text:p>483.93</text:p>
          </table:table-cell>
          <table:table-cell office:value-type="float" office:value="598.79" calcext:value-type="float">
            <text:p>598.79</text:p>
          </table:table-cell>
        </table:table-row>
        <table:table-row table:style-name="ro1">
          <table:table-cell office:value-type="float" office:value="14030206" calcext:value-type="float">
            <text:p>14030206</text:p>
          </table:table-cell>
          <table:table-cell table:formula="of:=[.A879]/1000/(60*60*24)" office:value-type="time" office:time-value="PT03H53M50.206S" calcext:value-type="time">
            <text:p>03:53:5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4.47" calcext:value-type="float">
            <text:p>484.47</text:p>
          </table:table-cell>
          <table:table-cell office:value-type="float" office:value="599.43" calcext:value-type="float">
            <text:p>599.43</text:p>
          </table:table-cell>
        </table:table-row>
        <table:table-row table:style-name="ro1">
          <table:table-cell office:value-type="float" office:value="14046206" calcext:value-type="float">
            <text:p>14046206</text:p>
          </table:table-cell>
          <table:table-cell table:formula="of:=[.A880]/1000/(60*60*24)" office:value-type="time" office:time-value="PT03H54M06.206S" calcext:value-type="time">
            <text:p>03:54:0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5.01" calcext:value-type="float">
            <text:p>485.01</text:p>
          </table:table-cell>
          <table:table-cell office:value-type="float" office:value="600.08" calcext:value-type="float">
            <text:p>600.08</text:p>
          </table:table-cell>
        </table:table-row>
        <table:table-row table:style-name="ro1">
          <table:table-cell office:value-type="float" office:value="14062206" calcext:value-type="float">
            <text:p>14062206</text:p>
          </table:table-cell>
          <table:table-cell table:formula="of:=[.A881]/1000/(60*60*24)" office:value-type="time" office:time-value="PT03H54M22.206S" calcext:value-type="time">
            <text:p>03:54:2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5.54" calcext:value-type="float">
            <text:p>485.54</text:p>
          </table:table-cell>
          <table:table-cell office:value-type="float" office:value="600.73" calcext:value-type="float">
            <text:p>600.73</text:p>
          </table:table-cell>
        </table:table-row>
        <table:table-row table:style-name="ro1">
          <table:table-cell office:value-type="float" office:value="14078206" calcext:value-type="float">
            <text:p>14078206</text:p>
          </table:table-cell>
          <table:table-cell table:formula="of:=[.A882]/1000/(60*60*24)" office:value-type="time" office:time-value="PT03H54M38.206S" calcext:value-type="time">
            <text:p>03:54:3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6.08" calcext:value-type="float">
            <text:p>486.08</text:p>
          </table:table-cell>
          <table:table-cell office:value-type="float" office:value="601.38" calcext:value-type="float">
            <text:p>601.38</text:p>
          </table:table-cell>
        </table:table-row>
        <table:table-row table:style-name="ro1">
          <table:table-cell office:value-type="float" office:value="14094206" calcext:value-type="float">
            <text:p>14094206</text:p>
          </table:table-cell>
          <table:table-cell table:formula="of:=[.A883]/1000/(60*60*24)" office:value-type="time" office:time-value="PT03H54M54.206S" calcext:value-type="time">
            <text:p>03:54:5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6.62" calcext:value-type="float">
            <text:p>486.62</text:p>
          </table:table-cell>
          <table:table-cell office:value-type="float" office:value="602.02" calcext:value-type="float">
            <text:p>602.02</text:p>
          </table:table-cell>
        </table:table-row>
        <table:table-row table:style-name="ro1">
          <table:table-cell office:value-type="float" office:value="14110206" calcext:value-type="float">
            <text:p>14110206</text:p>
          </table:table-cell>
          <table:table-cell table:formula="of:=[.A884]/1000/(60*60*24)" office:value-type="time" office:time-value="PT03H55M10.206S" calcext:value-type="time">
            <text:p>03:55:1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7.16" calcext:value-type="float">
            <text:p>487.16</text:p>
          </table:table-cell>
          <table:table-cell office:value-type="float" office:value="602.67" calcext:value-type="float">
            <text:p>602.67</text:p>
          </table:table-cell>
        </table:table-row>
        <table:table-row table:style-name="ro1">
          <table:table-cell office:value-type="float" office:value="14126206" calcext:value-type="float">
            <text:p>14126206</text:p>
          </table:table-cell>
          <table:table-cell table:formula="of:=[.A885]/1000/(60*60*24)" office:value-type="time" office:time-value="PT03H55M26.206S" calcext:value-type="time">
            <text:p>03:55:2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87.69" calcext:value-type="float">
            <text:p>487.69</text:p>
          </table:table-cell>
          <table:table-cell office:value-type="float" office:value="603.32" calcext:value-type="float">
            <text:p>603.32</text:p>
          </table:table-cell>
        </table:table-row>
        <table:table-row table:style-name="ro1">
          <table:table-cell office:value-type="float" office:value="14142206" calcext:value-type="float">
            <text:p>14142206</text:p>
          </table:table-cell>
          <table:table-cell table:formula="of:=[.A886]/1000/(60*60*24)" office:value-type="time" office:time-value="PT03H55M42.206S" calcext:value-type="time">
            <text:p>03:55:4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8.23" calcext:value-type="float">
            <text:p>488.23</text:p>
          </table:table-cell>
          <table:table-cell office:value-type="float" office:value="603.97" calcext:value-type="float">
            <text:p>603.97</text:p>
          </table:table-cell>
        </table:table-row>
        <table:table-row table:style-name="ro1">
          <table:table-cell office:value-type="float" office:value="14158206" calcext:value-type="float">
            <text:p>14158206</text:p>
          </table:table-cell>
          <table:table-cell table:formula="of:=[.A887]/1000/(60*60*24)" office:value-type="time" office:time-value="PT03H55M58.206S" calcext:value-type="time">
            <text:p>03:55:5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8.77" calcext:value-type="float">
            <text:p>488.77</text:p>
          </table:table-cell>
          <table:table-cell office:value-type="float" office:value="604.61" calcext:value-type="float">
            <text:p>604.61</text:p>
          </table:table-cell>
        </table:table-row>
        <table:table-row table:style-name="ro1">
          <table:table-cell office:value-type="float" office:value="14174206" calcext:value-type="float">
            <text:p>14174206</text:p>
          </table:table-cell>
          <table:table-cell table:formula="of:=[.A888]/1000/(60*60*24)" office:value-type="time" office:time-value="PT03H56M14.206S" calcext:value-type="time">
            <text:p>03:56:1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9.31" calcext:value-type="float">
            <text:p>489.31</text:p>
          </table:table-cell>
          <table:table-cell office:value-type="float" office:value="605.26" calcext:value-type="float">
            <text:p>605.26</text:p>
          </table:table-cell>
        </table:table-row>
        <table:table-row table:style-name="ro1">
          <table:table-cell office:value-type="float" office:value="14190206" calcext:value-type="float">
            <text:p>14190206</text:p>
          </table:table-cell>
          <table:table-cell table:formula="of:=[.A889]/1000/(60*60*24)" office:value-type="time" office:time-value="PT03H56M30.206S" calcext:value-type="time">
            <text:p>03:56:3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9.84" calcext:value-type="float">
            <text:p>489.84</text:p>
          </table:table-cell>
          <table:table-cell office:value-type="float" office:value="605.91" calcext:value-type="float">
            <text:p>605.91</text:p>
          </table:table-cell>
        </table:table-row>
        <table:table-row table:style-name="ro1">
          <table:table-cell office:value-type="float" office:value="14206206" calcext:value-type="float">
            <text:p>14206206</text:p>
          </table:table-cell>
          <table:table-cell table:formula="of:=[.A890]/1000/(60*60*24)" office:value-type="time" office:time-value="PT03H56M46.206S" calcext:value-type="time">
            <text:p>03:56:4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90.38" calcext:value-type="float">
            <text:p>490.38</text:p>
          </table:table-cell>
          <table:table-cell office:value-type="float" office:value="606.55" calcext:value-type="float">
            <text:p>606.55</text:p>
          </table:table-cell>
        </table:table-row>
        <table:table-row table:style-name="ro1">
          <table:table-cell office:value-type="float" office:value="14222206" calcext:value-type="float">
            <text:p>14222206</text:p>
          </table:table-cell>
          <table:table-cell table:formula="of:=[.A891]/1000/(60*60*24)" office:value-type="time" office:time-value="PT03H57M02.206S" calcext:value-type="time">
            <text:p>03:57:0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0.92" calcext:value-type="float">
            <text:p>490.92</text:p>
          </table:table-cell>
          <table:table-cell office:value-type="float" office:value="607.2" calcext:value-type="float">
            <text:p>607.2</text:p>
          </table:table-cell>
        </table:table-row>
        <table:table-row table:style-name="ro1">
          <table:table-cell office:value-type="float" office:value="14238206" calcext:value-type="float">
            <text:p>14238206</text:p>
          </table:table-cell>
          <table:table-cell table:formula="of:=[.A892]/1000/(60*60*24)" office:value-type="time" office:time-value="PT03H57M18.206S" calcext:value-type="time">
            <text:p>03:57:1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1.46" calcext:value-type="float">
            <text:p>491.46</text:p>
          </table:table-cell>
          <table:table-cell office:value-type="float" office:value="607.85" calcext:value-type="float">
            <text:p>607.85</text:p>
          </table:table-cell>
        </table:table-row>
        <table:table-row table:style-name="ro1">
          <table:table-cell office:value-type="float" office:value="14254206" calcext:value-type="float">
            <text:p>14254206</text:p>
          </table:table-cell>
          <table:table-cell table:formula="of:=[.A893]/1000/(60*60*24)" office:value-type="time" office:time-value="PT03H57M34.206S" calcext:value-type="time">
            <text:p>03:57:3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1.99" calcext:value-type="float">
            <text:p>491.99</text:p>
          </table:table-cell>
          <table:table-cell office:value-type="float" office:value="608.49" calcext:value-type="float">
            <text:p>608.49</text:p>
          </table:table-cell>
        </table:table-row>
        <table:table-row table:style-name="ro1">
          <table:table-cell office:value-type="float" office:value="14270206" calcext:value-type="float">
            <text:p>14270206</text:p>
          </table:table-cell>
          <table:table-cell table:formula="of:=[.A894]/1000/(60*60*24)" office:value-type="time" office:time-value="PT03H57M50.206S" calcext:value-type="time">
            <text:p>03:57:5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2.53" calcext:value-type="float">
            <text:p>492.53</text:p>
          </table:table-cell>
          <table:table-cell office:value-type="float" office:value="609.14" calcext:value-type="float">
            <text:p>609.14</text:p>
          </table:table-cell>
        </table:table-row>
        <table:table-row table:style-name="ro1">
          <table:table-cell office:value-type="float" office:value="14286206" calcext:value-type="float">
            <text:p>14286206</text:p>
          </table:table-cell>
          <table:table-cell table:formula="of:=[.A895]/1000/(60*60*24)" office:value-type="time" office:time-value="PT03H58M06.206S" calcext:value-type="time">
            <text:p>03:58:0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3.07" calcext:value-type="float">
            <text:p>493.07</text:p>
          </table:table-cell>
          <table:table-cell office:value-type="float" office:value="609.79" calcext:value-type="float">
            <text:p>609.79</text:p>
          </table:table-cell>
        </table:table-row>
        <table:table-row table:style-name="ro1">
          <table:table-cell office:value-type="float" office:value="14302206" calcext:value-type="float">
            <text:p>14302206</text:p>
          </table:table-cell>
          <table:table-cell table:formula="of:=[.A896]/1000/(60*60*24)" office:value-type="time" office:time-value="PT03H58M22.206S" calcext:value-type="time">
            <text:p>03:58:2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3.6" calcext:value-type="float">
            <text:p>493.6</text:p>
          </table:table-cell>
          <table:table-cell office:value-type="float" office:value="610.43" calcext:value-type="float">
            <text:p>610.43</text:p>
          </table:table-cell>
        </table:table-row>
        <table:table-row table:style-name="ro1">
          <table:table-cell office:value-type="float" office:value="14318206" calcext:value-type="float">
            <text:p>14318206</text:p>
          </table:table-cell>
          <table:table-cell table:formula="of:=[.A897]/1000/(60*60*24)" office:value-type="time" office:time-value="PT03H58M38.206S" calcext:value-type="time">
            <text:p>03:58:3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4.14" calcext:value-type="float">
            <text:p>494.14</text:p>
          </table:table-cell>
          <table:table-cell office:value-type="float" office:value="611.08" calcext:value-type="float">
            <text:p>611.08</text:p>
          </table:table-cell>
        </table:table-row>
        <table:table-row table:style-name="ro1">
          <table:table-cell office:value-type="float" office:value="14334206" calcext:value-type="float">
            <text:p>14334206</text:p>
          </table:table-cell>
          <table:table-cell table:formula="of:=[.A898]/1000/(60*60*24)" office:value-type="time" office:time-value="PT03H58M54.206S" calcext:value-type="time">
            <text:p>03:58:5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4.68" calcext:value-type="float">
            <text:p>494.68</text:p>
          </table:table-cell>
          <table:table-cell office:value-type="float" office:value="611.73" calcext:value-type="float">
            <text:p>611.73</text:p>
          </table:table-cell>
        </table:table-row>
        <table:table-row table:style-name="ro1">
          <table:table-cell office:value-type="float" office:value="14350206" calcext:value-type="float">
            <text:p>14350206</text:p>
          </table:table-cell>
          <table:table-cell table:formula="of:=[.A899]/1000/(60*60*24)" office:value-type="time" office:time-value="PT03H59M10.206S" calcext:value-type="time">
            <text:p>03:59:1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95.22" calcext:value-type="float">
            <text:p>495.22</text:p>
          </table:table-cell>
          <table:table-cell office:value-type="float" office:value="612.37" calcext:value-type="float">
            <text:p>612.37</text:p>
          </table:table-cell>
        </table:table-row>
        <table:table-row table:style-name="ro1">
          <table:table-cell office:value-type="float" office:value="14366206" calcext:value-type="float">
            <text:p>14366206</text:p>
          </table:table-cell>
          <table:table-cell table:formula="of:=[.A900]/1000/(60*60*24)" office:value-type="time" office:time-value="PT03H59M26.206S" calcext:value-type="time">
            <text:p>03:59:2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95.75" calcext:value-type="float">
            <text:p>495.75</text:p>
          </table:table-cell>
          <table:table-cell office:value-type="float" office:value="613.02" calcext:value-type="float">
            <text:p>613.02</text:p>
          </table:table-cell>
        </table:table-row>
        <table:table-row table:style-name="ro1">
          <table:table-cell office:value-type="float" office:value="14382206" calcext:value-type="float">
            <text:p>14382206</text:p>
          </table:table-cell>
          <table:table-cell table:formula="of:=[.A901]/1000/(60*60*24)" office:value-type="time" office:time-value="PT03H59M42.206S" calcext:value-type="time">
            <text:p>03:59:4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96.29" calcext:value-type="float">
            <text:p>496.29</text:p>
          </table:table-cell>
          <table:table-cell office:value-type="float" office:value="613.66" calcext:value-type="float">
            <text:p>613.66</text:p>
          </table:table-cell>
        </table:table-row>
        <table:table-row table:style-name="ro1">
          <table:table-cell office:value-type="float" office:value="14398206" calcext:value-type="float">
            <text:p>14398206</text:p>
          </table:table-cell>
          <table:table-cell table:formula="of:=[.A902]/1000/(60*60*24)" office:value-type="time" office:time-value="PT03H59M58.206S" calcext:value-type="time">
            <text:p>03:59:5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96.83" calcext:value-type="float">
            <text:p>496.83</text:p>
          </table:table-cell>
          <table:table-cell office:value-type="float" office:value="614.31" calcext:value-type="float">
            <text:p>614.31</text:p>
          </table:table-cell>
        </table:table-row>
        <table:table-row table:style-name="ro1">
          <table:table-cell office:value-type="float" office:value="14414206" calcext:value-type="float">
            <text:p>14414206</text:p>
          </table:table-cell>
          <table:table-cell table:formula="of:=[.A903]/1000/(60*60*24)" office:value-type="time" office:time-value="PT04H00M14.206S" calcext:value-type="time">
            <text:p>04:00:1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97.36" calcext:value-type="float">
            <text:p>497.36</text:p>
          </table:table-cell>
          <table:table-cell office:value-type="float" office:value="614.95" calcext:value-type="float">
            <text:p>614.95</text:p>
          </table:table-cell>
        </table:table-row>
        <table:table-row table:style-name="ro1">
          <table:table-cell office:value-type="float" office:value="14430206" calcext:value-type="float">
            <text:p>14430206</text:p>
          </table:table-cell>
          <table:table-cell table:formula="of:=[.A904]/1000/(60*60*24)" office:value-type="time" office:time-value="PT04H00M30.206S" calcext:value-type="time">
            <text:p>04:00:3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97.9" calcext:value-type="float">
            <text:p>497.9</text:p>
          </table:table-cell>
          <table:table-cell office:value-type="float" office:value="615.59" calcext:value-type="float">
            <text:p>615.59</text:p>
          </table:table-cell>
        </table:table-row>
        <table:table-row table:style-name="ro1">
          <table:table-cell office:value-type="float" office:value="14446206" calcext:value-type="float">
            <text:p>14446206</text:p>
          </table:table-cell>
          <table:table-cell table:formula="of:=[.A905]/1000/(60*60*24)" office:value-type="time" office:time-value="PT04H00M46.206S" calcext:value-type="time">
            <text:p>04:00:4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98.44" calcext:value-type="float">
            <text:p>498.44</text:p>
          </table:table-cell>
          <table:table-cell office:value-type="float" office:value="616.24" calcext:value-type="float">
            <text:p>616.24</text:p>
          </table:table-cell>
        </table:table-row>
        <table:table-row table:style-name="ro1">
          <table:table-cell office:value-type="float" office:value="14462206" calcext:value-type="float">
            <text:p>14462206</text:p>
          </table:table-cell>
          <table:table-cell table:formula="of:=[.A906]/1000/(60*60*24)" office:value-type="time" office:time-value="PT04H01M02.206S" calcext:value-type="time">
            <text:p>04:01:0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98.97" calcext:value-type="float">
            <text:p>498.97</text:p>
          </table:table-cell>
          <table:table-cell office:value-type="float" office:value="616.88" calcext:value-type="float">
            <text:p>616.88</text:p>
          </table:table-cell>
        </table:table-row>
        <table:table-row table:style-name="ro1">
          <table:table-cell office:value-type="float" office:value="14478206" calcext:value-type="float">
            <text:p>14478206</text:p>
          </table:table-cell>
          <table:table-cell table:formula="of:=[.A907]/1000/(60*60*24)" office:value-type="time" office:time-value="PT04H01M18.206S" calcext:value-type="time">
            <text:p>04:01:1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99.51" calcext:value-type="float">
            <text:p>499.51</text:p>
          </table:table-cell>
          <table:table-cell office:value-type="float" office:value="617.53" calcext:value-type="float">
            <text:p>617.53</text:p>
          </table:table-cell>
        </table:table-row>
        <table:table-row table:style-name="ro1">
          <table:table-cell office:value-type="float" office:value="14494206" calcext:value-type="float">
            <text:p>14494206</text:p>
          </table:table-cell>
          <table:table-cell table:formula="of:=[.A908]/1000/(60*60*24)" office:value-type="time" office:time-value="PT04H01M34.206S" calcext:value-type="time">
            <text:p>04:01:3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0.05" calcext:value-type="float">
            <text:p>500.05</text:p>
          </table:table-cell>
          <table:table-cell office:value-type="float" office:value="618.17" calcext:value-type="float">
            <text:p>618.17</text:p>
          </table:table-cell>
        </table:table-row>
        <table:table-row table:style-name="ro1">
          <table:table-cell office:value-type="float" office:value="14510206" calcext:value-type="float">
            <text:p>14510206</text:p>
          </table:table-cell>
          <table:table-cell table:formula="of:=[.A909]/1000/(60*60*24)" office:value-type="time" office:time-value="PT04H01M50.206S" calcext:value-type="time">
            <text:p>04:01:5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0.58" calcext:value-type="float">
            <text:p>500.58</text:p>
          </table:table-cell>
          <table:table-cell office:value-type="float" office:value="618.82" calcext:value-type="float">
            <text:p>618.82</text:p>
          </table:table-cell>
        </table:table-row>
        <table:table-row table:style-name="ro1">
          <table:table-cell office:value-type="float" office:value="14526206" calcext:value-type="float">
            <text:p>14526206</text:p>
          </table:table-cell>
          <table:table-cell table:formula="of:=[.A910]/1000/(60*60*24)" office:value-type="time" office:time-value="PT04H02M06.206S" calcext:value-type="time">
            <text:p>04:02:0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1.12" calcext:value-type="float">
            <text:p>501.12</text:p>
          </table:table-cell>
          <table:table-cell office:value-type="float" office:value="619.46" calcext:value-type="float">
            <text:p>619.46</text:p>
          </table:table-cell>
        </table:table-row>
        <table:table-row table:style-name="ro1">
          <table:table-cell office:value-type="float" office:value="14542206" calcext:value-type="float">
            <text:p>14542206</text:p>
          </table:table-cell>
          <table:table-cell table:formula="of:=[.A911]/1000/(60*60*24)" office:value-type="time" office:time-value="PT04H02M22.206S" calcext:value-type="time">
            <text:p>04:02:2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1.66" calcext:value-type="float">
            <text:p>501.66</text:p>
          </table:table-cell>
          <table:table-cell office:value-type="float" office:value="620.1" calcext:value-type="float">
            <text:p>620.1</text:p>
          </table:table-cell>
        </table:table-row>
        <table:table-row table:style-name="ro1">
          <table:table-cell office:value-type="float" office:value="14558206" calcext:value-type="float">
            <text:p>14558206</text:p>
          </table:table-cell>
          <table:table-cell table:formula="of:=[.A912]/1000/(60*60*24)" office:value-type="time" office:time-value="PT04H02M38.206S" calcext:value-type="time">
            <text:p>04:02:3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2.19" calcext:value-type="float">
            <text:p>502.19</text:p>
          </table:table-cell>
          <table:table-cell office:value-type="float" office:value="620.75" calcext:value-type="float">
            <text:p>620.75</text:p>
          </table:table-cell>
        </table:table-row>
        <table:table-row table:style-name="ro1">
          <table:table-cell office:value-type="float" office:value="14574206" calcext:value-type="float">
            <text:p>14574206</text:p>
          </table:table-cell>
          <table:table-cell table:formula="of:=[.A913]/1000/(60*60*24)" office:value-type="time" office:time-value="PT04H02M54.206S" calcext:value-type="time">
            <text:p>04:02:5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2.73" calcext:value-type="float">
            <text:p>502.73</text:p>
          </table:table-cell>
          <table:table-cell office:value-type="float" office:value="621.39" calcext:value-type="float">
            <text:p>621.39</text:p>
          </table:table-cell>
        </table:table-row>
        <table:table-row table:style-name="ro1">
          <table:table-cell office:value-type="float" office:value="14590206" calcext:value-type="float">
            <text:p>14590206</text:p>
          </table:table-cell>
          <table:table-cell table:formula="of:=[.A914]/1000/(60*60*24)" office:value-type="time" office:time-value="PT04H03M10.206S" calcext:value-type="time">
            <text:p>04:03:1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3.27" calcext:value-type="float">
            <text:p>503.27</text:p>
          </table:table-cell>
          <table:table-cell office:value-type="float" office:value="622.03" calcext:value-type="float">
            <text:p>622.03</text:p>
          </table:table-cell>
        </table:table-row>
        <table:table-row table:style-name="ro1">
          <table:table-cell office:value-type="float" office:value="14606206" calcext:value-type="float">
            <text:p>14606206</text:p>
          </table:table-cell>
          <table:table-cell table:formula="of:=[.A915]/1000/(60*60*24)" office:value-type="time" office:time-value="PT04H03M26.206S" calcext:value-type="time">
            <text:p>04:03:2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3.8" calcext:value-type="float">
            <text:p>503.8</text:p>
          </table:table-cell>
          <table:table-cell office:value-type="float" office:value="622.68" calcext:value-type="float">
            <text:p>622.68</text:p>
          </table:table-cell>
        </table:table-row>
        <table:table-row table:style-name="ro1">
          <table:table-cell office:value-type="float" office:value="14622206" calcext:value-type="float">
            <text:p>14622206</text:p>
          </table:table-cell>
          <table:table-cell table:formula="of:=[.A916]/1000/(60*60*24)" office:value-type="time" office:time-value="PT04H03M42.206S" calcext:value-type="time">
            <text:p>04:03:4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4.34" calcext:value-type="float">
            <text:p>504.34</text:p>
          </table:table-cell>
          <table:table-cell office:value-type="float" office:value="623.32" calcext:value-type="float">
            <text:p>623.32</text:p>
          </table:table-cell>
        </table:table-row>
        <table:table-row table:style-name="ro1">
          <table:table-cell office:value-type="float" office:value="14638206" calcext:value-type="float">
            <text:p>14638206</text:p>
          </table:table-cell>
          <table:table-cell table:formula="of:=[.A917]/1000/(60*60*24)" office:value-type="time" office:time-value="PT04H03M58.206S" calcext:value-type="time">
            <text:p>04:03:5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4.88" calcext:value-type="float">
            <text:p>504.88</text:p>
          </table:table-cell>
          <table:table-cell office:value-type="float" office:value="623.96" calcext:value-type="float">
            <text:p>623.96</text:p>
          </table:table-cell>
        </table:table-row>
        <table:table-row table:style-name="ro1">
          <table:table-cell office:value-type="float" office:value="14654206" calcext:value-type="float">
            <text:p>14654206</text:p>
          </table:table-cell>
          <table:table-cell table:formula="of:=[.A918]/1000/(60*60*24)" office:value-type="time" office:time-value="PT04H04M14.206S" calcext:value-type="time">
            <text:p>04:04:1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5.41" calcext:value-type="float">
            <text:p>505.41</text:p>
          </table:table-cell>
          <table:table-cell office:value-type="float" office:value="624.61" calcext:value-type="float">
            <text:p>624.61</text:p>
          </table:table-cell>
        </table:table-row>
        <table:table-row table:style-name="ro1">
          <table:table-cell office:value-type="float" office:value="14670206" calcext:value-type="float">
            <text:p>14670206</text:p>
          </table:table-cell>
          <table:table-cell table:formula="of:=[.A919]/1000/(60*60*24)" office:value-type="time" office:time-value="PT04H04M30.206S" calcext:value-type="time">
            <text:p>04:04:3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5.95" calcext:value-type="float">
            <text:p>505.95</text:p>
          </table:table-cell>
          <table:table-cell office:value-type="float" office:value="625.25" calcext:value-type="float">
            <text:p>625.25</text:p>
          </table:table-cell>
        </table:table-row>
        <table:table-row table:style-name="ro1">
          <table:table-cell office:value-type="float" office:value="14686206" calcext:value-type="float">
            <text:p>14686206</text:p>
          </table:table-cell>
          <table:table-cell table:formula="of:=[.A920]/1000/(60*60*24)" office:value-type="time" office:time-value="PT04H04M46.206S" calcext:value-type="time">
            <text:p>04:04:4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6.49" calcext:value-type="float">
            <text:p>506.49</text:p>
          </table:table-cell>
          <table:table-cell office:value-type="float" office:value="625.89" calcext:value-type="float">
            <text:p>625.89</text:p>
          </table:table-cell>
        </table:table-row>
        <table:table-row table:style-name="ro1">
          <table:table-cell office:value-type="float" office:value="14702206" calcext:value-type="float">
            <text:p>14702206</text:p>
          </table:table-cell>
          <table:table-cell table:formula="of:=[.A921]/1000/(60*60*24)" office:value-type="time" office:time-value="PT04H05M02.206S" calcext:value-type="time">
            <text:p>04:05:0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7.02" calcext:value-type="float">
            <text:p>507.02</text:p>
          </table:table-cell>
          <table:table-cell office:value-type="float" office:value="626.54" calcext:value-type="float">
            <text:p>626.54</text:p>
          </table:table-cell>
        </table:table-row>
        <table:table-row table:style-name="ro1">
          <table:table-cell office:value-type="float" office:value="14718206" calcext:value-type="float">
            <text:p>14718206</text:p>
          </table:table-cell>
          <table:table-cell table:formula="of:=[.A922]/1000/(60*60*24)" office:value-type="time" office:time-value="PT04H05M18.206S" calcext:value-type="time">
            <text:p>04:05:1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7.56" calcext:value-type="float">
            <text:p>507.56</text:p>
          </table:table-cell>
          <table:table-cell office:value-type="float" office:value="627.18" calcext:value-type="float">
            <text:p>627.18</text:p>
          </table:table-cell>
        </table:table-row>
        <table:table-row table:style-name="ro1">
          <table:table-cell office:value-type="float" office:value="14734206" calcext:value-type="float">
            <text:p>14734206</text:p>
          </table:table-cell>
          <table:table-cell table:formula="of:=[.A923]/1000/(60*60*24)" office:value-type="time" office:time-value="PT04H05M34.206S" calcext:value-type="time">
            <text:p>04:05:3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8.09" calcext:value-type="float">
            <text:p>508.09</text:p>
          </table:table-cell>
          <table:table-cell office:value-type="float" office:value="627.82" calcext:value-type="float">
            <text:p>627.82</text:p>
          </table:table-cell>
        </table:table-row>
        <table:table-row table:style-name="ro1">
          <table:table-cell office:value-type="float" office:value="14750206" calcext:value-type="float">
            <text:p>14750206</text:p>
          </table:table-cell>
          <table:table-cell table:formula="of:=[.A924]/1000/(60*60*24)" office:value-type="time" office:time-value="PT04H05M50.206S" calcext:value-type="time">
            <text:p>04:05:5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8.63" calcext:value-type="float">
            <text:p>508.63</text:p>
          </table:table-cell>
          <table:table-cell office:value-type="float" office:value="628.47" calcext:value-type="float">
            <text:p>628.47</text:p>
          </table:table-cell>
        </table:table-row>
        <table:table-row table:style-name="ro1">
          <table:table-cell office:value-type="float" office:value="14766206" calcext:value-type="float">
            <text:p>14766206</text:p>
          </table:table-cell>
          <table:table-cell table:formula="of:=[.A925]/1000/(60*60*24)" office:value-type="time" office:time-value="PT04H06M06.206S" calcext:value-type="time">
            <text:p>04:06:0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09.17" calcext:value-type="float">
            <text:p>509.17</text:p>
          </table:table-cell>
          <table:table-cell office:value-type="float" office:value="629.11" calcext:value-type="float">
            <text:p>629.11</text:p>
          </table:table-cell>
        </table:table-row>
        <table:table-row table:style-name="ro1">
          <table:table-cell office:value-type="float" office:value="14782206" calcext:value-type="float">
            <text:p>14782206</text:p>
          </table:table-cell>
          <table:table-cell table:formula="of:=[.A926]/1000/(60*60*24)" office:value-type="time" office:time-value="PT04H06M22.206S" calcext:value-type="time">
            <text:p>04:06:2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09.7" calcext:value-type="float">
            <text:p>509.7</text:p>
          </table:table-cell>
          <table:table-cell office:value-type="float" office:value="629.75" calcext:value-type="float">
            <text:p>629.75</text:p>
          </table:table-cell>
        </table:table-row>
        <table:table-row table:style-name="ro1">
          <table:table-cell office:value-type="float" office:value="14798206" calcext:value-type="float">
            <text:p>14798206</text:p>
          </table:table-cell>
          <table:table-cell table:formula="of:=[.A927]/1000/(60*60*24)" office:value-type="time" office:time-value="PT04H06M38.206S" calcext:value-type="time">
            <text:p>04:06:3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0.24" calcext:value-type="float">
            <text:p>510.24</text:p>
          </table:table-cell>
          <table:table-cell office:value-type="float" office:value="630.39" calcext:value-type="float">
            <text:p>630.39</text:p>
          </table:table-cell>
        </table:table-row>
        <table:table-row table:style-name="ro1">
          <table:table-cell office:value-type="float" office:value="14814206" calcext:value-type="float">
            <text:p>14814206</text:p>
          </table:table-cell>
          <table:table-cell table:formula="of:=[.A928]/1000/(60*60*24)" office:value-type="time" office:time-value="PT04H06M54.206S" calcext:value-type="time">
            <text:p>04:06:5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10.77" calcext:value-type="float">
            <text:p>510.77</text:p>
          </table:table-cell>
          <table:table-cell office:value-type="float" office:value="631.04" calcext:value-type="float">
            <text:p>631.04</text:p>
          </table:table-cell>
        </table:table-row>
        <table:table-row table:style-name="ro1">
          <table:table-cell office:value-type="float" office:value="14830206" calcext:value-type="float">
            <text:p>14830206</text:p>
          </table:table-cell>
          <table:table-cell table:formula="of:=[.A929]/1000/(60*60*24)" office:value-type="time" office:time-value="PT04H07M10.206S" calcext:value-type="time">
            <text:p>04:07:1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1.31" calcext:value-type="float">
            <text:p>511.31</text:p>
          </table:table-cell>
          <table:table-cell office:value-type="float" office:value="631.68" calcext:value-type="float">
            <text:p>631.68</text:p>
          </table:table-cell>
        </table:table-row>
        <table:table-row table:style-name="ro1">
          <table:table-cell office:value-type="float" office:value="14846206" calcext:value-type="float">
            <text:p>14846206</text:p>
          </table:table-cell>
          <table:table-cell table:formula="of:=[.A930]/1000/(60*60*24)" office:value-type="time" office:time-value="PT04H07M26.206S" calcext:value-type="time">
            <text:p>04:07:2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1.84" calcext:value-type="float">
            <text:p>511.84</text:p>
          </table:table-cell>
          <table:table-cell office:value-type="float" office:value="632.32" calcext:value-type="float">
            <text:p>632.32</text:p>
          </table:table-cell>
        </table:table-row>
        <table:table-row table:style-name="ro1">
          <table:table-cell office:value-type="float" office:value="14862206" calcext:value-type="float">
            <text:p>14862206</text:p>
          </table:table-cell>
          <table:table-cell table:formula="of:=[.A931]/1000/(60*60*24)" office:value-type="time" office:time-value="PT04H07M42.206S" calcext:value-type="time">
            <text:p>04:07:4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2.38" calcext:value-type="float">
            <text:p>512.38</text:p>
          </table:table-cell>
          <table:table-cell office:value-type="float" office:value="632.96" calcext:value-type="float">
            <text:p>632.96</text:p>
          </table:table-cell>
        </table:table-row>
        <table:table-row table:style-name="ro1">
          <table:table-cell office:value-type="float" office:value="14878206" calcext:value-type="float">
            <text:p>14878206</text:p>
          </table:table-cell>
          <table:table-cell table:formula="of:=[.A932]/1000/(60*60*24)" office:value-type="time" office:time-value="PT04H07M58.206S" calcext:value-type="time">
            <text:p>04:07:5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12.91" calcext:value-type="float">
            <text:p>512.91</text:p>
          </table:table-cell>
          <table:table-cell office:value-type="float" office:value="633.6" calcext:value-type="float">
            <text:p>633.6</text:p>
          </table:table-cell>
        </table:table-row>
        <table:table-row table:style-name="ro1">
          <table:table-cell office:value-type="float" office:value="14894206" calcext:value-type="float">
            <text:p>14894206</text:p>
          </table:table-cell>
          <table:table-cell table:formula="of:=[.A933]/1000/(60*60*24)" office:value-type="time" office:time-value="PT04H08M14.206S" calcext:value-type="time">
            <text:p>04:08:1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3.45" calcext:value-type="float">
            <text:p>513.45</text:p>
          </table:table-cell>
          <table:table-cell office:value-type="float" office:value="634.24" calcext:value-type="float">
            <text:p>634.24</text:p>
          </table:table-cell>
        </table:table-row>
        <table:table-row table:style-name="ro1">
          <table:table-cell office:value-type="float" office:value="14910206" calcext:value-type="float">
            <text:p>14910206</text:p>
          </table:table-cell>
          <table:table-cell table:formula="of:=[.A934]/1000/(60*60*24)" office:value-type="time" office:time-value="PT04H08M30.206S" calcext:value-type="time">
            <text:p>04:08:3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13.98" calcext:value-type="float">
            <text:p>513.98</text:p>
          </table:table-cell>
          <table:table-cell office:value-type="float" office:value="634.88" calcext:value-type="float">
            <text:p>634.88</text:p>
          </table:table-cell>
        </table:table-row>
        <table:table-row table:style-name="ro1">
          <table:table-cell office:value-type="float" office:value="14926204" calcext:value-type="float">
            <text:p>14926204</text:p>
          </table:table-cell>
          <table:table-cell table:formula="of:=[.A935]/1000/(60*60*24)" office:value-type="time" office:time-value="PT04H08M46.204S" calcext:value-type="time">
            <text:p>04:08:4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4.52" calcext:value-type="float">
            <text:p>514.52</text:p>
          </table:table-cell>
          <table:table-cell office:value-type="float" office:value="635.53" calcext:value-type="float">
            <text:p>635.53</text:p>
          </table:table-cell>
        </table:table-row>
        <table:table-row table:style-name="ro1">
          <table:table-cell office:value-type="float" office:value="14942206" calcext:value-type="float">
            <text:p>14942206</text:p>
          </table:table-cell>
          <table:table-cell table:formula="of:=[.A936]/1000/(60*60*24)" office:value-type="time" office:time-value="PT04H09M02.206S" calcext:value-type="time">
            <text:p>04:09:0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5.06" calcext:value-type="float">
            <text:p>515.06</text:p>
          </table:table-cell>
          <table:table-cell office:value-type="float" office:value="636.17" calcext:value-type="float">
            <text:p>636.17</text:p>
          </table:table-cell>
        </table:table-row>
        <table:table-row table:style-name="ro1">
          <table:table-cell office:value-type="float" office:value="14958206" calcext:value-type="float">
            <text:p>14958206</text:p>
          </table:table-cell>
          <table:table-cell table:formula="of:=[.A937]/1000/(60*60*24)" office:value-type="time" office:time-value="PT04H09M18.206S" calcext:value-type="time">
            <text:p>04:09:1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5.59" calcext:value-type="float">
            <text:p>515.59</text:p>
          </table:table-cell>
          <table:table-cell office:value-type="float" office:value="636.81" calcext:value-type="float">
            <text:p>636.81</text:p>
          </table:table-cell>
        </table:table-row>
        <table:table-row table:style-name="ro1">
          <table:table-cell office:value-type="float" office:value="14974206" calcext:value-type="float">
            <text:p>14974206</text:p>
          </table:table-cell>
          <table:table-cell table:formula="of:=[.A938]/1000/(60*60*24)" office:value-type="time" office:time-value="PT04H09M34.206S" calcext:value-type="time">
            <text:p>04:09:3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6.13" calcext:value-type="float">
            <text:p>516.13</text:p>
          </table:table-cell>
          <table:table-cell office:value-type="float" office:value="637.45" calcext:value-type="float">
            <text:p>637.45</text:p>
          </table:table-cell>
        </table:table-row>
        <table:table-row table:style-name="ro1">
          <table:table-cell office:value-type="float" office:value="14990206" calcext:value-type="float">
            <text:p>14990206</text:p>
          </table:table-cell>
          <table:table-cell table:formula="of:=[.A939]/1000/(60*60*24)" office:value-type="time" office:time-value="PT04H09M50.206S" calcext:value-type="time">
            <text:p>04:09:5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6.66" calcext:value-type="float">
            <text:p>516.66</text:p>
          </table:table-cell>
          <table:table-cell office:value-type="float" office:value="638.09" calcext:value-type="float">
            <text:p>638.09</text:p>
          </table:table-cell>
        </table:table-row>
        <table:table-row table:style-name="ro1">
          <table:table-cell office:value-type="float" office:value="15006206" calcext:value-type="float">
            <text:p>15006206</text:p>
          </table:table-cell>
          <table:table-cell table:formula="of:=[.A940]/1000/(60*60*24)" office:value-type="time" office:time-value="PT04H10M06.206S" calcext:value-type="time">
            <text:p>04:10:0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7.2" calcext:value-type="float">
            <text:p>517.2</text:p>
          </table:table-cell>
          <table:table-cell office:value-type="float" office:value="638.73" calcext:value-type="float">
            <text:p>638.73</text:p>
          </table:table-cell>
        </table:table-row>
        <table:table-row table:style-name="ro1">
          <table:table-cell office:value-type="float" office:value="15022206" calcext:value-type="float">
            <text:p>15022206</text:p>
          </table:table-cell>
          <table:table-cell table:formula="of:=[.A941]/1000/(60*60*24)" office:value-type="time" office:time-value="PT04H10M22.206S" calcext:value-type="time">
            <text:p>04:10:2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7.73" calcext:value-type="float">
            <text:p>517.73</text:p>
          </table:table-cell>
          <table:table-cell office:value-type="float" office:value="639.37" calcext:value-type="float">
            <text:p>639.37</text:p>
          </table:table-cell>
        </table:table-row>
        <table:table-row table:style-name="ro1">
          <table:table-cell office:value-type="float" office:value="15038206" calcext:value-type="float">
            <text:p>15038206</text:p>
          </table:table-cell>
          <table:table-cell table:formula="of:=[.A942]/1000/(60*60*24)" office:value-type="time" office:time-value="PT04H10M38.206S" calcext:value-type="time">
            <text:p>04:10:3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18.27" calcext:value-type="float">
            <text:p>518.27</text:p>
          </table:table-cell>
          <table:table-cell office:value-type="float" office:value="640.01" calcext:value-type="float">
            <text:p>640.01</text:p>
          </table:table-cell>
        </table:table-row>
        <table:table-row table:style-name="ro1">
          <table:table-cell office:value-type="float" office:value="15054206" calcext:value-type="float">
            <text:p>15054206</text:p>
          </table:table-cell>
          <table:table-cell table:formula="of:=[.A943]/1000/(60*60*24)" office:value-type="time" office:time-value="PT04H10M54.206S" calcext:value-type="time">
            <text:p>04:10:5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8.8" calcext:value-type="float">
            <text:p>518.8</text:p>
          </table:table-cell>
          <table:table-cell office:value-type="float" office:value="640.65" calcext:value-type="float">
            <text:p>640.65</text:p>
          </table:table-cell>
        </table:table-row>
        <table:table-row table:style-name="ro1">
          <table:table-cell office:value-type="float" office:value="15070206" calcext:value-type="float">
            <text:p>15070206</text:p>
          </table:table-cell>
          <table:table-cell table:formula="of:=[.A944]/1000/(60*60*24)" office:value-type="time" office:time-value="PT04H11M10.206S" calcext:value-type="time">
            <text:p>04:11:1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19.34" calcext:value-type="float">
            <text:p>519.34</text:p>
          </table:table-cell>
          <table:table-cell office:value-type="float" office:value="641.29" calcext:value-type="float">
            <text:p>641.29</text:p>
          </table:table-cell>
        </table:table-row>
        <table:table-row table:style-name="ro1">
          <table:table-cell office:value-type="float" office:value="15086206" calcext:value-type="float">
            <text:p>15086206</text:p>
          </table:table-cell>
          <table:table-cell table:formula="of:=[.A945]/1000/(60*60*24)" office:value-type="time" office:time-value="PT04H11M26.206S" calcext:value-type="time">
            <text:p>04:11:2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19.87" calcext:value-type="float">
            <text:p>519.87</text:p>
          </table:table-cell>
          <table:table-cell office:value-type="float" office:value="641.93" calcext:value-type="float">
            <text:p>641.93</text:p>
          </table:table-cell>
        </table:table-row>
        <table:table-row table:style-name="ro1">
          <table:table-cell office:value-type="float" office:value="15102206" calcext:value-type="float">
            <text:p>15102206</text:p>
          </table:table-cell>
          <table:table-cell table:formula="of:=[.A946]/1000/(60*60*24)" office:value-type="time" office:time-value="PT04H11M42.206S" calcext:value-type="time">
            <text:p>04:11:4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0.4" calcext:value-type="float">
            <text:p>520.4</text:p>
          </table:table-cell>
          <table:table-cell office:value-type="float" office:value="642.57" calcext:value-type="float">
            <text:p>642.57</text:p>
          </table:table-cell>
        </table:table-row>
        <table:table-row table:style-name="ro1">
          <table:table-cell office:value-type="float" office:value="15118206" calcext:value-type="float">
            <text:p>15118206</text:p>
          </table:table-cell>
          <table:table-cell table:formula="of:=[.A947]/1000/(60*60*24)" office:value-type="time" office:time-value="PT04H11M58.206S" calcext:value-type="time">
            <text:p>04:11:5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0.94" calcext:value-type="float">
            <text:p>520.94</text:p>
          </table:table-cell>
          <table:table-cell office:value-type="float" office:value="643.21" calcext:value-type="float">
            <text:p>643.21</text:p>
          </table:table-cell>
        </table:table-row>
        <table:table-row table:style-name="ro1">
          <table:table-cell office:value-type="float" office:value="15134204" calcext:value-type="float">
            <text:p>15134204</text:p>
          </table:table-cell>
          <table:table-cell table:formula="of:=[.A948]/1000/(60*60*24)" office:value-type="time" office:time-value="PT04H12M14.204S" calcext:value-type="time">
            <text:p>04:12:1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1.47" calcext:value-type="float">
            <text:p>521.47</text:p>
          </table:table-cell>
          <table:table-cell office:value-type="float" office:value="643.84" calcext:value-type="float">
            <text:p>643.84</text:p>
          </table:table-cell>
        </table:table-row>
        <table:table-row table:style-name="ro1">
          <table:table-cell office:value-type="float" office:value="15150206" calcext:value-type="float">
            <text:p>15150206</text:p>
          </table:table-cell>
          <table:table-cell table:formula="of:=[.A949]/1000/(60*60*24)" office:value-type="time" office:time-value="PT04H12M30.206S" calcext:value-type="time">
            <text:p>04:12:3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2.01" calcext:value-type="float">
            <text:p>522.01</text:p>
          </table:table-cell>
          <table:table-cell office:value-type="float" office:value="644.48" calcext:value-type="float">
            <text:p>644.48</text:p>
          </table:table-cell>
        </table:table-row>
        <table:table-row table:style-name="ro1">
          <table:table-cell office:value-type="float" office:value="15166206" calcext:value-type="float">
            <text:p>15166206</text:p>
          </table:table-cell>
          <table:table-cell table:formula="of:=[.A950]/1000/(60*60*24)" office:value-type="time" office:time-value="PT04H12M46.206S" calcext:value-type="time">
            <text:p>04:12:4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2.54" calcext:value-type="float">
            <text:p>522.54</text:p>
          </table:table-cell>
          <table:table-cell office:value-type="float" office:value="645.12" calcext:value-type="float">
            <text:p>645.12</text:p>
          </table:table-cell>
        </table:table-row>
        <table:table-row table:style-name="ro1">
          <table:table-cell office:value-type="float" office:value="15182206" calcext:value-type="float">
            <text:p>15182206</text:p>
          </table:table-cell>
          <table:table-cell table:formula="of:=[.A951]/1000/(60*60*24)" office:value-type="time" office:time-value="PT04H13M02.206S" calcext:value-type="time">
            <text:p>04:13:0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3.08" calcext:value-type="float">
            <text:p>523.08</text:p>
          </table:table-cell>
          <table:table-cell office:value-type="float" office:value="645.76" calcext:value-type="float">
            <text:p>645.76</text:p>
          </table:table-cell>
        </table:table-row>
        <table:table-row table:style-name="ro1">
          <table:table-cell office:value-type="float" office:value="15198206" calcext:value-type="float">
            <text:p>15198206</text:p>
          </table:table-cell>
          <table:table-cell table:formula="of:=[.A952]/1000/(60*60*24)" office:value-type="time" office:time-value="PT04H13M18.206S" calcext:value-type="time">
            <text:p>04:13:1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3.61" calcext:value-type="float">
            <text:p>523.61</text:p>
          </table:table-cell>
          <table:table-cell office:value-type="float" office:value="646.4" calcext:value-type="float">
            <text:p>646.4</text:p>
          </table:table-cell>
        </table:table-row>
        <table:table-row table:style-name="ro1">
          <table:table-cell office:value-type="float" office:value="15214206" calcext:value-type="float">
            <text:p>15214206</text:p>
          </table:table-cell>
          <table:table-cell table:formula="of:=[.A953]/1000/(60*60*24)" office:value-type="time" office:time-value="PT04H13M34.206S" calcext:value-type="time">
            <text:p>04:13:3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4.14" calcext:value-type="float">
            <text:p>524.14</text:p>
          </table:table-cell>
          <table:table-cell office:value-type="float" office:value="647.04" calcext:value-type="float">
            <text:p>647.04</text:p>
          </table:table-cell>
        </table:table-row>
        <table:table-row table:style-name="ro1">
          <table:table-cell office:value-type="float" office:value="15230204" calcext:value-type="float">
            <text:p>15230204</text:p>
          </table:table-cell>
          <table:table-cell table:formula="of:=[.A954]/1000/(60*60*24)" office:value-type="time" office:time-value="PT04H13M50.204S" calcext:value-type="time">
            <text:p>04:13:5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4.68" calcext:value-type="float">
            <text:p>524.68</text:p>
          </table:table-cell>
          <table:table-cell office:value-type="float" office:value="647.68" calcext:value-type="float">
            <text:p>647.68</text:p>
          </table:table-cell>
        </table:table-row>
        <table:table-row table:style-name="ro1">
          <table:table-cell office:value-type="float" office:value="15246206" calcext:value-type="float">
            <text:p>15246206</text:p>
          </table:table-cell>
          <table:table-cell table:formula="of:=[.A955]/1000/(60*60*24)" office:value-type="time" office:time-value="PT04H14M06.206S" calcext:value-type="time">
            <text:p>04:14:0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5.21" calcext:value-type="float">
            <text:p>525.21</text:p>
          </table:table-cell>
          <table:table-cell office:value-type="float" office:value="648.32" calcext:value-type="float">
            <text:p>648.32</text:p>
          </table:table-cell>
        </table:table-row>
        <table:table-row table:style-name="ro1">
          <table:table-cell office:value-type="float" office:value="15262206" calcext:value-type="float">
            <text:p>15262206</text:p>
          </table:table-cell>
          <table:table-cell table:formula="of:=[.A956]/1000/(60*60*24)" office:value-type="time" office:time-value="PT04H14M22.206S" calcext:value-type="time">
            <text:p>04:14:2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5.75" calcext:value-type="float">
            <text:p>525.75</text:p>
          </table:table-cell>
          <table:table-cell office:value-type="float" office:value="648.96" calcext:value-type="float">
            <text:p>648.96</text:p>
          </table:table-cell>
        </table:table-row>
        <table:table-row table:style-name="ro1">
          <table:table-cell office:value-type="float" office:value="15278206" calcext:value-type="float">
            <text:p>15278206</text:p>
          </table:table-cell>
          <table:table-cell table:formula="of:=[.A957]/1000/(60*60*24)" office:value-type="time" office:time-value="PT04H14M38.206S" calcext:value-type="time">
            <text:p>04:14:3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6.28" calcext:value-type="float">
            <text:p>526.28</text:p>
          </table:table-cell>
          <table:table-cell office:value-type="float" office:value="649.6" calcext:value-type="float">
            <text:p>649.6</text:p>
          </table:table-cell>
        </table:table-row>
        <table:table-row table:style-name="ro1">
          <table:table-cell office:value-type="float" office:value="15294206" calcext:value-type="float">
            <text:p>15294206</text:p>
          </table:table-cell>
          <table:table-cell table:formula="of:=[.A958]/1000/(60*60*24)" office:value-type="time" office:time-value="PT04H14M54.206S" calcext:value-type="time">
            <text:p>04:14:5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6.82" calcext:value-type="float">
            <text:p>526.82</text:p>
          </table:table-cell>
          <table:table-cell office:value-type="float" office:value="650.24" calcext:value-type="float">
            <text:p>650.24</text:p>
          </table:table-cell>
        </table:table-row>
        <table:table-row table:style-name="ro1">
          <table:table-cell office:value-type="float" office:value="15310206" calcext:value-type="float">
            <text:p>15310206</text:p>
          </table:table-cell>
          <table:table-cell table:formula="of:=[.A959]/1000/(60*60*24)" office:value-type="time" office:time-value="PT04H15M10.206S" calcext:value-type="time">
            <text:p>04:15:1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7.35" calcext:value-type="float">
            <text:p>527.35</text:p>
          </table:table-cell>
          <table:table-cell office:value-type="float" office:value="650.87" calcext:value-type="float">
            <text:p>650.87</text:p>
          </table:table-cell>
        </table:table-row>
        <table:table-row table:style-name="ro1">
          <table:table-cell office:value-type="float" office:value="15326206" calcext:value-type="float">
            <text:p>15326206</text:p>
          </table:table-cell>
          <table:table-cell table:formula="of:=[.A960]/1000/(60*60*24)" office:value-type="time" office:time-value="PT04H15M26.206S" calcext:value-type="time">
            <text:p>04:15:2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7.88" calcext:value-type="float">
            <text:p>527.88</text:p>
          </table:table-cell>
          <table:table-cell office:value-type="float" office:value="651.51" calcext:value-type="float">
            <text:p>651.51</text:p>
          </table:table-cell>
        </table:table-row>
        <table:table-row table:style-name="ro1">
          <table:table-cell office:value-type="float" office:value="15342206" calcext:value-type="float">
            <text:p>15342206</text:p>
          </table:table-cell>
          <table:table-cell table:formula="of:=[.A961]/1000/(60*60*24)" office:value-type="time" office:time-value="PT04H15M42.206S" calcext:value-type="time">
            <text:p>04:15:4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8.42" calcext:value-type="float">
            <text:p>528.42</text:p>
          </table:table-cell>
          <table:table-cell office:value-type="float" office:value="652.15" calcext:value-type="float">
            <text:p>652.15</text:p>
          </table:table-cell>
        </table:table-row>
        <table:table-row table:style-name="ro1">
          <table:table-cell office:value-type="float" office:value="15358206" calcext:value-type="float">
            <text:p>15358206</text:p>
          </table:table-cell>
          <table:table-cell table:formula="of:=[.A962]/1000/(60*60*24)" office:value-type="time" office:time-value="PT04H15M58.206S" calcext:value-type="time">
            <text:p>04:15:5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28.95" calcext:value-type="float">
            <text:p>528.95</text:p>
          </table:table-cell>
          <table:table-cell office:value-type="float" office:value="652.79" calcext:value-type="float">
            <text:p>652.79</text:p>
          </table:table-cell>
        </table:table-row>
        <table:table-row table:style-name="ro1">
          <table:table-cell office:value-type="float" office:value="15374206" calcext:value-type="float">
            <text:p>15374206</text:p>
          </table:table-cell>
          <table:table-cell table:formula="of:=[.A963]/1000/(60*60*24)" office:value-type="time" office:time-value="PT04H16M14.206S" calcext:value-type="time">
            <text:p>04:16:1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9.49" calcext:value-type="float">
            <text:p>529.49</text:p>
          </table:table-cell>
          <table:table-cell office:value-type="float" office:value="653.43" calcext:value-type="float">
            <text:p>653.43</text:p>
          </table:table-cell>
        </table:table-row>
        <table:table-row table:style-name="ro1">
          <table:table-cell office:value-type="float" office:value="15390206" calcext:value-type="float">
            <text:p>15390206</text:p>
          </table:table-cell>
          <table:table-cell table:formula="of:=[.A964]/1000/(60*60*24)" office:value-type="time" office:time-value="PT04H16M30.206S" calcext:value-type="time">
            <text:p>04:16:30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0.02" calcext:value-type="float">
            <text:p>530.02</text:p>
          </table:table-cell>
          <table:table-cell office:value-type="float" office:value="654.07" calcext:value-type="float">
            <text:p>654.07</text:p>
          </table:table-cell>
        </table:table-row>
        <table:table-row table:style-name="ro1">
          <table:table-cell office:value-type="float" office:value="15406206" calcext:value-type="float">
            <text:p>15406206</text:p>
          </table:table-cell>
          <table:table-cell table:formula="of:=[.A965]/1000/(60*60*24)" office:value-type="time" office:time-value="PT04H16M46.206S" calcext:value-type="time">
            <text:p>04:16:46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0.55" calcext:value-type="float">
            <text:p>530.55</text:p>
          </table:table-cell>
          <table:table-cell office:value-type="float" office:value="654.71" calcext:value-type="float">
            <text:p>654.71</text:p>
          </table:table-cell>
        </table:table-row>
        <table:table-row table:style-name="ro1">
          <table:table-cell office:value-type="float" office:value="15422206" calcext:value-type="float">
            <text:p>15422206</text:p>
          </table:table-cell>
          <table:table-cell table:formula="of:=[.A966]/1000/(60*60*24)" office:value-type="time" office:time-value="PT04H17M02.206S" calcext:value-type="time">
            <text:p>04:17:02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1.09" calcext:value-type="float">
            <text:p>531.09</text:p>
          </table:table-cell>
          <table:table-cell office:value-type="float" office:value="655.34" calcext:value-type="float">
            <text:p>655.34</text:p>
          </table:table-cell>
        </table:table-row>
        <table:table-row table:style-name="ro1">
          <table:table-cell office:value-type="float" office:value="15438206" calcext:value-type="float">
            <text:p>15438206</text:p>
          </table:table-cell>
          <table:table-cell table:formula="of:=[.A967]/1000/(60*60*24)" office:value-type="time" office:time-value="PT04H17M18.206S" calcext:value-type="time">
            <text:p>04:17:18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1.62" calcext:value-type="float">
            <text:p>531.62</text:p>
          </table:table-cell>
          <table:table-cell office:value-type="float" office:value="655.98" calcext:value-type="float">
            <text:p>655.98</text:p>
          </table:table-cell>
        </table:table-row>
        <table:table-row table:style-name="ro1">
          <table:table-cell office:value-type="float" office:value="15454206" calcext:value-type="float">
            <text:p>15454206</text:p>
          </table:table-cell>
          <table:table-cell table:formula="of:=[.A968]/1000/(60*60*24)" office:value-type="time" office:time-value="PT04H17M34.206S" calcext:value-type="time">
            <text:p>04:17:34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32.16" calcext:value-type="float">
            <text:p>532.16</text:p>
          </table:table-cell>
          <table:table-cell office:value-type="float" office:value="656.62" calcext:value-type="float">
            <text:p>656.62</text:p>
          </table:table-cell>
        </table:table-row>
        <table:table-row table:style-name="ro1">
          <table:table-cell office:value-type="float" office:value="15470204" calcext:value-type="float">
            <text:p>15470204</text:p>
          </table:table-cell>
          <table:table-cell table:formula="of:=[.A969]/1000/(60*60*24)" office:value-type="time" office:time-value="PT04H17M50.204S" calcext:value-type="time">
            <text:p>04:17:50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2.69" calcext:value-type="float">
            <text:p>532.69</text:p>
          </table:table-cell>
          <table:table-cell office:value-type="float" office:value="657.26" calcext:value-type="float">
            <text:p>657.26</text:p>
          </table:table-cell>
        </table:table-row>
        <table:table-row table:style-name="ro1">
          <table:table-cell office:value-type="float" office:value="15486206" calcext:value-type="float">
            <text:p>15486206</text:p>
          </table:table-cell>
          <table:table-cell table:formula="of:=[.A970]/1000/(60*60*24)" office:value-type="time" office:time-value="PT04H18M06.206S" calcext:value-type="time">
            <text:p>04:18:06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3.22" calcext:value-type="float">
            <text:p>533.22</text:p>
          </table:table-cell>
          <table:table-cell office:value-type="float" office:value="657.9" calcext:value-type="float">
            <text:p>657.9</text:p>
          </table:table-cell>
        </table:table-row>
        <table:table-row table:style-name="ro1">
          <table:table-cell office:value-type="float" office:value="15502204" calcext:value-type="float">
            <text:p>15502204</text:p>
          </table:table-cell>
          <table:table-cell table:formula="of:=[.A971]/1000/(60*60*24)" office:value-type="time" office:time-value="PT04H18M22.204S" calcext:value-type="time">
            <text:p>04:18:2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33.76" calcext:value-type="float">
            <text:p>533.76</text:p>
          </table:table-cell>
          <table:table-cell office:value-type="float" office:value="658.53" calcext:value-type="float">
            <text:p>658.53</text:p>
          </table:table-cell>
        </table:table-row>
        <table:table-row table:style-name="ro1">
          <table:table-cell office:value-type="float" office:value="15518206" calcext:value-type="float">
            <text:p>15518206</text:p>
          </table:table-cell>
          <table:table-cell table:formula="of:=[.A972]/1000/(60*60*24)" office:value-type="time" office:time-value="PT04H18M38.206S" calcext:value-type="time">
            <text:p>04:18:38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4.29" calcext:value-type="float">
            <text:p>534.29</text:p>
          </table:table-cell>
          <table:table-cell office:value-type="float" office:value="659.17" calcext:value-type="float">
            <text:p>659.17</text:p>
          </table:table-cell>
        </table:table-row>
        <table:table-row table:style-name="ro1">
          <table:table-cell office:value-type="float" office:value="15534206" calcext:value-type="float">
            <text:p>15534206</text:p>
          </table:table-cell>
          <table:table-cell table:formula="of:=[.A973]/1000/(60*60*24)" office:value-type="time" office:time-value="PT04H18M54.206S" calcext:value-type="time">
            <text:p>04:18:5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34.83" calcext:value-type="float">
            <text:p>534.83</text:p>
          </table:table-cell>
          <table:table-cell office:value-type="float" office:value="659.81" calcext:value-type="float">
            <text:p>659.81</text:p>
          </table:table-cell>
        </table:table-row>
        <table:table-row table:style-name="ro1">
          <table:table-cell office:value-type="float" office:value="15550206" calcext:value-type="float">
            <text:p>15550206</text:p>
          </table:table-cell>
          <table:table-cell table:formula="of:=[.A974]/1000/(60*60*24)" office:value-type="time" office:time-value="PT04H19M10.206S" calcext:value-type="time">
            <text:p>04:19:1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35.36" calcext:value-type="float">
            <text:p>535.36</text:p>
          </table:table-cell>
          <table:table-cell office:value-type="float" office:value="660.44" calcext:value-type="float">
            <text:p>660.44</text:p>
          </table:table-cell>
        </table:table-row>
        <table:table-row table:style-name="ro1">
          <table:table-cell office:value-type="float" office:value="15566206" calcext:value-type="float">
            <text:p>15566206</text:p>
          </table:table-cell>
          <table:table-cell table:formula="of:=[.A975]/1000/(60*60*24)" office:value-type="time" office:time-value="PT04H19M26.206S" calcext:value-type="time">
            <text:p>04:19:2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35.89" calcext:value-type="float">
            <text:p>535.89</text:p>
          </table:table-cell>
          <table:table-cell office:value-type="float" office:value="661.08" calcext:value-type="float">
            <text:p>661.08</text:p>
          </table:table-cell>
        </table:table-row>
        <table:table-row table:style-name="ro1">
          <table:table-cell office:value-type="float" office:value="15582206" calcext:value-type="float">
            <text:p>15582206</text:p>
          </table:table-cell>
          <table:table-cell table:formula="of:=[.A976]/1000/(60*60*24)" office:value-type="time" office:time-value="PT04H19M42.206S" calcext:value-type="time">
            <text:p>04:19:4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36.43" calcext:value-type="float">
            <text:p>536.43</text:p>
          </table:table-cell>
          <table:table-cell office:value-type="float" office:value="661.72" calcext:value-type="float">
            <text:p>661.72</text:p>
          </table:table-cell>
        </table:table-row>
        <table:table-row table:style-name="ro1">
          <table:table-cell office:value-type="float" office:value="15598206" calcext:value-type="float">
            <text:p>15598206</text:p>
          </table:table-cell>
          <table:table-cell table:formula="of:=[.A977]/1000/(60*60*24)" office:value-type="time" office:time-value="PT04H19M58.206S" calcext:value-type="time">
            <text:p>04:19:5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36.96" calcext:value-type="float">
            <text:p>536.96</text:p>
          </table:table-cell>
          <table:table-cell office:value-type="float" office:value="662.35" calcext:value-type="float">
            <text:p>662.35</text:p>
          </table:table-cell>
        </table:table-row>
        <table:table-row table:style-name="ro1">
          <table:table-cell office:value-type="float" office:value="15614206" calcext:value-type="float">
            <text:p>15614206</text:p>
          </table:table-cell>
          <table:table-cell table:formula="of:=[.A978]/1000/(60*60*24)" office:value-type="time" office:time-value="PT04H20M14.206S" calcext:value-type="time">
            <text:p>04:20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7.49" calcext:value-type="float">
            <text:p>537.49</text:p>
          </table:table-cell>
          <table:table-cell office:value-type="float" office:value="662.99" calcext:value-type="float">
            <text:p>662.99</text:p>
          </table:table-cell>
        </table:table-row>
        <table:table-row table:style-name="ro1">
          <table:table-cell office:value-type="float" office:value="15630206" calcext:value-type="float">
            <text:p>15630206</text:p>
          </table:table-cell>
          <table:table-cell table:formula="of:=[.A979]/1000/(60*60*24)" office:value-type="time" office:time-value="PT04H20M30.206S" calcext:value-type="time">
            <text:p>04:20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8.03" calcext:value-type="float">
            <text:p>538.03</text:p>
          </table:table-cell>
          <table:table-cell office:value-type="float" office:value="663.63" calcext:value-type="float">
            <text:p>663.63</text:p>
          </table:table-cell>
        </table:table-row>
        <table:table-row table:style-name="ro1">
          <table:table-cell office:value-type="float" office:value="15646206" calcext:value-type="float">
            <text:p>15646206</text:p>
          </table:table-cell>
          <table:table-cell table:formula="of:=[.A980]/1000/(60*60*24)" office:value-type="time" office:time-value="PT04H20M46.206S" calcext:value-type="time">
            <text:p>04:20:46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38.56" calcext:value-type="float">
            <text:p>538.56</text:p>
          </table:table-cell>
          <table:table-cell office:value-type="float" office:value="664.26" calcext:value-type="float">
            <text:p>664.26</text:p>
          </table:table-cell>
        </table:table-row>
        <table:table-row table:style-name="ro1">
          <table:table-cell office:value-type="float" office:value="15662206" calcext:value-type="float">
            <text:p>15662206</text:p>
          </table:table-cell>
          <table:table-cell table:formula="of:=[.A981]/1000/(60*60*24)" office:value-type="time" office:time-value="PT04H21M02.206S" calcext:value-type="time">
            <text:p>04:21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9.09" calcext:value-type="float">
            <text:p>539.09</text:p>
          </table:table-cell>
          <table:table-cell office:value-type="float" office:value="664.9" calcext:value-type="float">
            <text:p>664.9</text:p>
          </table:table-cell>
        </table:table-row>
        <table:table-row table:style-name="ro1">
          <table:table-cell office:value-type="float" office:value="15678206" calcext:value-type="float">
            <text:p>15678206</text:p>
          </table:table-cell>
          <table:table-cell table:formula="of:=[.A982]/1000/(60*60*24)" office:value-type="time" office:time-value="PT04H21M18.206S" calcext:value-type="time">
            <text:p>04:21:18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39.63" calcext:value-type="float">
            <text:p>539.63</text:p>
          </table:table-cell>
          <table:table-cell office:value-type="float" office:value="665.53" calcext:value-type="float">
            <text:p>665.53</text:p>
          </table:table-cell>
        </table:table-row>
        <table:table-row table:style-name="ro1">
          <table:table-cell office:value-type="float" office:value="15694204" calcext:value-type="float">
            <text:p>15694204</text:p>
          </table:table-cell>
          <table:table-cell table:formula="of:=[.A983]/1000/(60*60*24)" office:value-type="time" office:time-value="PT04H21M34.204S" calcext:value-type="time">
            <text:p>04:21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0.16" calcext:value-type="float">
            <text:p>540.16</text:p>
          </table:table-cell>
          <table:table-cell office:value-type="float" office:value="666.17" calcext:value-type="float">
            <text:p>666.17</text:p>
          </table:table-cell>
        </table:table-row>
        <table:table-row table:style-name="ro1">
          <table:table-cell office:value-type="float" office:value="15710206" calcext:value-type="float">
            <text:p>15710206</text:p>
          </table:table-cell>
          <table:table-cell table:formula="of:=[.A984]/1000/(60*60*24)" office:value-type="time" office:time-value="PT04H21M50.206S" calcext:value-type="time">
            <text:p>04:21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0.69" calcext:value-type="float">
            <text:p>540.69</text:p>
          </table:table-cell>
          <table:table-cell office:value-type="float" office:value="666.8" calcext:value-type="float">
            <text:p>666.8</text:p>
          </table:table-cell>
        </table:table-row>
        <table:table-row table:style-name="ro1">
          <table:table-cell office:value-type="float" office:value="15726206" calcext:value-type="float">
            <text:p>15726206</text:p>
          </table:table-cell>
          <table:table-cell table:formula="of:=[.A985]/1000/(60*60*24)" office:value-type="time" office:time-value="PT04H22M06.206S" calcext:value-type="time">
            <text:p>04:22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1.23" calcext:value-type="float">
            <text:p>541.23</text:p>
          </table:table-cell>
          <table:table-cell office:value-type="float" office:value="667.44" calcext:value-type="float">
            <text:p>667.44</text:p>
          </table:table-cell>
        </table:table-row>
        <table:table-row table:style-name="ro1">
          <table:table-cell office:value-type="float" office:value="15742206" calcext:value-type="float">
            <text:p>15742206</text:p>
          </table:table-cell>
          <table:table-cell table:formula="of:=[.A986]/1000/(60*60*24)" office:value-type="time" office:time-value="PT04H22M22.206S" calcext:value-type="time">
            <text:p>04:22:2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1.76" calcext:value-type="float">
            <text:p>541.76</text:p>
          </table:table-cell>
          <table:table-cell office:value-type="float" office:value="668.07" calcext:value-type="float">
            <text:p>668.07</text:p>
          </table:table-cell>
        </table:table-row>
        <table:table-row table:style-name="ro1">
          <table:table-cell office:value-type="float" office:value="15758206" calcext:value-type="float">
            <text:p>15758206</text:p>
          </table:table-cell>
          <table:table-cell table:formula="of:=[.A987]/1000/(60*60*24)" office:value-type="time" office:time-value="PT04H22M38.206S" calcext:value-type="time">
            <text:p>04:22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2.29" calcext:value-type="float">
            <text:p>542.29</text:p>
          </table:table-cell>
          <table:table-cell office:value-type="float" office:value="668.71" calcext:value-type="float">
            <text:p>668.71</text:p>
          </table:table-cell>
        </table:table-row>
        <table:table-row table:style-name="ro1">
          <table:table-cell office:value-type="float" office:value="15774206" calcext:value-type="float">
            <text:p>15774206</text:p>
          </table:table-cell>
          <table:table-cell table:formula="of:=[.A988]/1000/(60*60*24)" office:value-type="time" office:time-value="PT04H22M54.206S" calcext:value-type="time">
            <text:p>04:22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2.82" calcext:value-type="float">
            <text:p>542.82</text:p>
          </table:table-cell>
          <table:table-cell office:value-type="float" office:value="669.34" calcext:value-type="float">
            <text:p>669.34</text:p>
          </table:table-cell>
        </table:table-row>
        <table:table-row table:style-name="ro1">
          <table:table-cell office:value-type="float" office:value="15790206" calcext:value-type="float">
            <text:p>15790206</text:p>
          </table:table-cell>
          <table:table-cell table:formula="of:=[.A989]/1000/(60*60*24)" office:value-type="time" office:time-value="PT04H23M10.206S" calcext:value-type="time">
            <text:p>04:23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3.36" calcext:value-type="float">
            <text:p>543.36</text:p>
          </table:table-cell>
          <table:table-cell office:value-type="float" office:value="669.98" calcext:value-type="float">
            <text:p>669.98</text:p>
          </table:table-cell>
        </table:table-row>
        <table:table-row table:style-name="ro1">
          <table:table-cell office:value-type="float" office:value="15806206" calcext:value-type="float">
            <text:p>15806206</text:p>
          </table:table-cell>
          <table:table-cell table:formula="of:=[.A990]/1000/(60*60*24)" office:value-type="time" office:time-value="PT04H23M26.206S" calcext:value-type="time">
            <text:p>04:23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3.89" calcext:value-type="float">
            <text:p>543.89</text:p>
          </table:table-cell>
          <table:table-cell office:value-type="float" office:value="670.61" calcext:value-type="float">
            <text:p>670.61</text:p>
          </table:table-cell>
        </table:table-row>
        <table:table-row table:style-name="ro1">
          <table:table-cell office:value-type="float" office:value="15822206" calcext:value-type="float">
            <text:p>15822206</text:p>
          </table:table-cell>
          <table:table-cell table:formula="of:=[.A991]/1000/(60*60*24)" office:value-type="time" office:time-value="PT04H23M42.206S" calcext:value-type="time">
            <text:p>04:23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4.42" calcext:value-type="float">
            <text:p>544.42</text:p>
          </table:table-cell>
          <table:table-cell office:value-type="float" office:value="671.25" calcext:value-type="float">
            <text:p>671.25</text:p>
          </table:table-cell>
        </table:table-row>
        <table:table-row table:style-name="ro1">
          <table:table-cell office:value-type="float" office:value="15838206" calcext:value-type="float">
            <text:p>15838206</text:p>
          </table:table-cell>
          <table:table-cell table:formula="of:=[.A992]/1000/(60*60*24)" office:value-type="time" office:time-value="PT04H23M58.206S" calcext:value-type="time">
            <text:p>04:23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4.96" calcext:value-type="float">
            <text:p>544.96</text:p>
          </table:table-cell>
          <table:table-cell office:value-type="float" office:value="671.88" calcext:value-type="float">
            <text:p>671.88</text:p>
          </table:table-cell>
        </table:table-row>
        <table:table-row table:style-name="ro1">
          <table:table-cell office:value-type="float" office:value="15854206" calcext:value-type="float">
            <text:p>15854206</text:p>
          </table:table-cell>
          <table:table-cell table:formula="of:=[.A993]/1000/(60*60*24)" office:value-type="time" office:time-value="PT04H24M14.206S" calcext:value-type="time">
            <text:p>04:24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5.49" calcext:value-type="float">
            <text:p>545.49</text:p>
          </table:table-cell>
          <table:table-cell office:value-type="float" office:value="672.52" calcext:value-type="float">
            <text:p>672.52</text:p>
          </table:table-cell>
        </table:table-row>
        <table:table-row table:style-name="ro1">
          <table:table-cell office:value-type="float" office:value="15870206" calcext:value-type="float">
            <text:p>15870206</text:p>
          </table:table-cell>
          <table:table-cell table:formula="of:=[.A994]/1000/(60*60*24)" office:value-type="time" office:time-value="PT04H24M30.206S" calcext:value-type="time">
            <text:p>04:24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6.02" calcext:value-type="float">
            <text:p>546.02</text:p>
          </table:table-cell>
          <table:table-cell office:value-type="float" office:value="673.15" calcext:value-type="float">
            <text:p>673.15</text:p>
          </table:table-cell>
        </table:table-row>
        <table:table-row table:style-name="ro1">
          <table:table-cell office:value-type="float" office:value="15886206" calcext:value-type="float">
            <text:p>15886206</text:p>
          </table:table-cell>
          <table:table-cell table:formula="of:=[.A995]/1000/(60*60*24)" office:value-type="time" office:time-value="PT04H24M46.206S" calcext:value-type="time">
            <text:p>04:24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6.55" calcext:value-type="float">
            <text:p>546.55</text:p>
          </table:table-cell>
          <table:table-cell office:value-type="float" office:value="673.79" calcext:value-type="float">
            <text:p>673.79</text:p>
          </table:table-cell>
        </table:table-row>
        <table:table-row table:style-name="ro1">
          <table:table-cell office:value-type="float" office:value="15902206" calcext:value-type="float">
            <text:p>15902206</text:p>
          </table:table-cell>
          <table:table-cell table:formula="of:=[.A996]/1000/(60*60*24)" office:value-type="time" office:time-value="PT04H25M02.206S" calcext:value-type="time">
            <text:p>04:25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7.09" calcext:value-type="float">
            <text:p>547.09</text:p>
          </table:table-cell>
          <table:table-cell office:value-type="float" office:value="674.42" calcext:value-type="float">
            <text:p>674.42</text:p>
          </table:table-cell>
        </table:table-row>
        <table:table-row table:style-name="ro1">
          <table:table-cell office:value-type="float" office:value="15918206" calcext:value-type="float">
            <text:p>15918206</text:p>
          </table:table-cell>
          <table:table-cell table:formula="of:=[.A997]/1000/(60*60*24)" office:value-type="time" office:time-value="PT04H25M18.206S" calcext:value-type="time">
            <text:p>04:25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7.62" calcext:value-type="float">
            <text:p>547.62</text:p>
          </table:table-cell>
          <table:table-cell office:value-type="float" office:value="675.06" calcext:value-type="float">
            <text:p>675.06</text:p>
          </table:table-cell>
        </table:table-row>
        <table:table-row table:style-name="ro1">
          <table:table-cell office:value-type="float" office:value="15934206" calcext:value-type="float">
            <text:p>15934206</text:p>
          </table:table-cell>
          <table:table-cell table:formula="of:=[.A998]/1000/(60*60*24)" office:value-type="time" office:time-value="PT04H25M34.206S" calcext:value-type="time">
            <text:p>04:25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8.15" calcext:value-type="float">
            <text:p>548.15</text:p>
          </table:table-cell>
          <table:table-cell office:value-type="float" office:value="675.69" calcext:value-type="float">
            <text:p>675.69</text:p>
          </table:table-cell>
        </table:table-row>
        <table:table-row table:style-name="ro1">
          <table:table-cell office:value-type="float" office:value="15950206" calcext:value-type="float">
            <text:p>15950206</text:p>
          </table:table-cell>
          <table:table-cell table:formula="of:=[.A999]/1000/(60*60*24)" office:value-type="time" office:time-value="PT04H25M50.206S" calcext:value-type="time">
            <text:p>04:25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548.68" calcext:value-type="float">
            <text:p>548.68</text:p>
          </table:table-cell>
          <table:table-cell office:value-type="float" office:value="676.33" calcext:value-type="float">
            <text:p>676.33</text:p>
          </table:table-cell>
        </table:table-row>
        <table:table-row table:style-name="ro1">
          <table:table-cell office:value-type="float" office:value="15966206" calcext:value-type="float">
            <text:p>15966206</text:p>
          </table:table-cell>
          <table:table-cell table:formula="of:=[.A1000]/1000/(60*60*24)" office:value-type="time" office:time-value="PT04H26M06.206S" calcext:value-type="time">
            <text:p>04:26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9.22" calcext:value-type="float">
            <text:p>549.22</text:p>
          </table:table-cell>
          <table:table-cell office:value-type="float" office:value="676.96" calcext:value-type="float">
            <text:p>676.96</text:p>
          </table:table-cell>
        </table:table-row>
        <table:table-row table:style-name="ro1">
          <table:table-cell office:value-type="float" office:value="15982206" calcext:value-type="float">
            <text:p>15982206</text:p>
          </table:table-cell>
          <table:table-cell table:formula="of:=[.A1001]/1000/(60*60*24)" office:value-type="time" office:time-value="PT04H26M22.206S" calcext:value-type="time">
            <text:p>04:26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9.75" calcext:value-type="float">
            <text:p>549.75</text:p>
          </table:table-cell>
          <table:table-cell office:value-type="float" office:value="677.6" calcext:value-type="float">
            <text:p>677.6</text:p>
          </table:table-cell>
        </table:table-row>
        <table:table-row table:style-name="ro1">
          <table:table-cell office:value-type="float" office:value="15998206" calcext:value-type="float">
            <text:p>15998206</text:p>
          </table:table-cell>
          <table:table-cell table:formula="of:=[.A1002]/1000/(60*60*24)" office:value-type="time" office:time-value="PT04H26M38.206S" calcext:value-type="time">
            <text:p>04:26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50.28" calcext:value-type="float">
            <text:p>550.28</text:p>
          </table:table-cell>
          <table:table-cell office:value-type="float" office:value="678.23" calcext:value-type="float">
            <text:p>678.23</text:p>
          </table:table-cell>
        </table:table-row>
        <table:table-row table:style-name="ro1">
          <table:table-cell office:value-type="float" office:value="16014206" calcext:value-type="float">
            <text:p>16014206</text:p>
          </table:table-cell>
          <table:table-cell table:formula="of:=[.A1003]/1000/(60*60*24)" office:value-type="time" office:time-value="PT04H26M54.206S" calcext:value-type="time">
            <text:p>04:26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0.81" calcext:value-type="float">
            <text:p>550.81</text:p>
          </table:table-cell>
          <table:table-cell office:value-type="float" office:value="678.87" calcext:value-type="float">
            <text:p>678.87</text:p>
          </table:table-cell>
        </table:table-row>
        <table:table-row table:style-name="ro1">
          <table:table-cell office:value-type="float" office:value="16030206" calcext:value-type="float">
            <text:p>16030206</text:p>
          </table:table-cell>
          <table:table-cell table:formula="of:=[.A1004]/1000/(60*60*24)" office:value-type="time" office:time-value="PT04H27M10.206S" calcext:value-type="time">
            <text:p>04:27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1.35" calcext:value-type="float">
            <text:p>551.35</text:p>
          </table:table-cell>
          <table:table-cell office:value-type="float" office:value="679.5" calcext:value-type="float">
            <text:p>679.5</text:p>
          </table:table-cell>
        </table:table-row>
        <table:table-row table:style-name="ro1">
          <table:table-cell office:value-type="float" office:value="16046206" calcext:value-type="float">
            <text:p>16046206</text:p>
          </table:table-cell>
          <table:table-cell table:formula="of:=[.A1005]/1000/(60*60*24)" office:value-type="time" office:time-value="PT04H27M26.206S" calcext:value-type="time">
            <text:p>04:27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1.88" calcext:value-type="float">
            <text:p>551.88</text:p>
          </table:table-cell>
          <table:table-cell office:value-type="float" office:value="680.13" calcext:value-type="float">
            <text:p>680.13</text:p>
          </table:table-cell>
        </table:table-row>
        <table:table-row table:style-name="ro1">
          <table:table-cell office:value-type="float" office:value="16062206" calcext:value-type="float">
            <text:p>16062206</text:p>
          </table:table-cell>
          <table:table-cell table:formula="of:=[.A1006]/1000/(60*60*24)" office:value-type="time" office:time-value="PT04H27M42.206S" calcext:value-type="time">
            <text:p>04:27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2.41" calcext:value-type="float">
            <text:p>552.41</text:p>
          </table:table-cell>
          <table:table-cell office:value-type="float" office:value="680.77" calcext:value-type="float">
            <text:p>680.77</text:p>
          </table:table-cell>
        </table:table-row>
        <table:table-row table:style-name="ro1">
          <table:table-cell office:value-type="float" office:value="16078206" calcext:value-type="float">
            <text:p>16078206</text:p>
          </table:table-cell>
          <table:table-cell table:formula="of:=[.A1007]/1000/(60*60*24)" office:value-type="time" office:time-value="PT04H27M58.206S" calcext:value-type="time">
            <text:p>04:27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52.94" calcext:value-type="float">
            <text:p>552.94</text:p>
          </table:table-cell>
          <table:table-cell office:value-type="float" office:value="681.4" calcext:value-type="float">
            <text:p>681.4</text:p>
          </table:table-cell>
        </table:table-row>
        <table:table-row table:style-name="ro1">
          <table:table-cell office:value-type="float" office:value="16094206" calcext:value-type="float">
            <text:p>16094206</text:p>
          </table:table-cell>
          <table:table-cell table:formula="of:=[.A1008]/1000/(60*60*24)" office:value-type="time" office:time-value="PT04H28M14.206S" calcext:value-type="time">
            <text:p>04:28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53.47" calcext:value-type="float">
            <text:p>553.47</text:p>
          </table:table-cell>
          <table:table-cell office:value-type="float" office:value="682.03" calcext:value-type="float">
            <text:p>682.03</text:p>
          </table:table-cell>
        </table:table-row>
        <table:table-row table:style-name="ro1">
          <table:table-cell office:value-type="float" office:value="16110206" calcext:value-type="float">
            <text:p>16110206</text:p>
          </table:table-cell>
          <table:table-cell table:formula="of:=[.A1009]/1000/(60*60*24)" office:value-type="time" office:time-value="PT04H28M30.206S" calcext:value-type="time">
            <text:p>04:28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4.01" calcext:value-type="float">
            <text:p>554.01</text:p>
          </table:table-cell>
          <table:table-cell office:value-type="float" office:value="682.67" calcext:value-type="float">
            <text:p>682.67</text:p>
          </table:table-cell>
        </table:table-row>
        <table:table-row table:style-name="ro1">
          <table:table-cell office:value-type="float" office:value="16126206" calcext:value-type="float">
            <text:p>16126206</text:p>
          </table:table-cell>
          <table:table-cell table:formula="of:=[.A1010]/1000/(60*60*24)" office:value-type="time" office:time-value="PT04H28M46.206S" calcext:value-type="time">
            <text:p>04:28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4.54" calcext:value-type="float">
            <text:p>554.54</text:p>
          </table:table-cell>
          <table:table-cell office:value-type="float" office:value="683.3" calcext:value-type="float">
            <text:p>683.3</text:p>
          </table:table-cell>
        </table:table-row>
        <table:table-row table:style-name="ro1">
          <table:table-cell office:value-type="float" office:value="16142206" calcext:value-type="float">
            <text:p>16142206</text:p>
          </table:table-cell>
          <table:table-cell table:formula="of:=[.A1011]/1000/(60*60*24)" office:value-type="time" office:time-value="PT04H29M02.206S" calcext:value-type="time">
            <text:p>04:29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55.07" calcext:value-type="float">
            <text:p>555.07</text:p>
          </table:table-cell>
          <table:table-cell office:value-type="float" office:value="683.93" calcext:value-type="float">
            <text:p>683.93</text:p>
          </table:table-cell>
        </table:table-row>
        <table:table-row table:style-name="ro1">
          <table:table-cell office:value-type="float" office:value="16158206" calcext:value-type="float">
            <text:p>16158206</text:p>
          </table:table-cell>
          <table:table-cell table:formula="of:=[.A1012]/1000/(60*60*24)" office:value-type="time" office:time-value="PT04H29M18.206S" calcext:value-type="time">
            <text:p>04:29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55.6" calcext:value-type="float">
            <text:p>555.6</text:p>
          </table:table-cell>
          <table:table-cell office:value-type="float" office:value="684.57" calcext:value-type="float">
            <text:p>684.57</text:p>
          </table:table-cell>
        </table:table-row>
        <table:table-row table:style-name="ro1">
          <table:table-cell office:value-type="float" office:value="16174206" calcext:value-type="float">
            <text:p>16174206</text:p>
          </table:table-cell>
          <table:table-cell table:formula="of:=[.A1013]/1000/(60*60*24)" office:value-type="time" office:time-value="PT04H29M34.206S" calcext:value-type="time">
            <text:p>04:29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6.13" calcext:value-type="float">
            <text:p>556.13</text:p>
          </table:table-cell>
          <table:table-cell office:value-type="float" office:value="685.2" calcext:value-type="float">
            <text:p>685.2</text:p>
          </table:table-cell>
        </table:table-row>
        <table:table-row table:style-name="ro1">
          <table:table-cell office:value-type="float" office:value="16190206" calcext:value-type="float">
            <text:p>16190206</text:p>
          </table:table-cell>
          <table:table-cell table:formula="of:=[.A1014]/1000/(60*60*24)" office:value-type="time" office:time-value="PT04H29M50.206S" calcext:value-type="time">
            <text:p>04:29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6.67" calcext:value-type="float">
            <text:p>556.67</text:p>
          </table:table-cell>
          <table:table-cell office:value-type="float" office:value="685.83" calcext:value-type="float">
            <text:p>685.83</text:p>
          </table:table-cell>
        </table:table-row>
        <table:table-row table:style-name="ro1">
          <table:table-cell office:value-type="float" office:value="16206206" calcext:value-type="float">
            <text:p>16206206</text:p>
          </table:table-cell>
          <table:table-cell table:formula="of:=[.A1015]/1000/(60*60*24)" office:value-type="time" office:time-value="PT04H30M06.206S" calcext:value-type="time">
            <text:p>04:30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7.2" calcext:value-type="float">
            <text:p>557.2</text:p>
          </table:table-cell>
          <table:table-cell office:value-type="float" office:value="686.46" calcext:value-type="float">
            <text:p>686.46</text:p>
          </table:table-cell>
        </table:table-row>
        <table:table-row table:style-name="ro1">
          <table:table-cell office:value-type="float" office:value="16222206" calcext:value-type="float">
            <text:p>16222206</text:p>
          </table:table-cell>
          <table:table-cell table:formula="of:=[.A1016]/1000/(60*60*24)" office:value-type="time" office:time-value="PT04H30M22.206S" calcext:value-type="time">
            <text:p>04:30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7.73" calcext:value-type="float">
            <text:p>557.73</text:p>
          </table:table-cell>
          <table:table-cell office:value-type="float" office:value="687.1" calcext:value-type="float">
            <text:p>687.1</text:p>
          </table:table-cell>
        </table:table-row>
        <table:table-row table:style-name="ro1">
          <table:table-cell office:value-type="float" office:value="16238206" calcext:value-type="float">
            <text:p>16238206</text:p>
          </table:table-cell>
          <table:table-cell table:formula="of:=[.A1017]/1000/(60*60*24)" office:value-type="time" office:time-value="PT04H30M38.206S" calcext:value-type="time">
            <text:p>04:30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58.26" calcext:value-type="float">
            <text:p>558.26</text:p>
          </table:table-cell>
          <table:table-cell office:value-type="float" office:value="687.73" calcext:value-type="float">
            <text:p>687.73</text:p>
          </table:table-cell>
        </table:table-row>
        <table:table-row table:style-name="ro1">
          <table:table-cell office:value-type="float" office:value="16254206" calcext:value-type="float">
            <text:p>16254206</text:p>
          </table:table-cell>
          <table:table-cell table:formula="of:=[.A1018]/1000/(60*60*24)" office:value-type="time" office:time-value="PT04H30M54.206S" calcext:value-type="time">
            <text:p>04:30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58.79" calcext:value-type="float">
            <text:p>558.79</text:p>
          </table:table-cell>
          <table:table-cell office:value-type="float" office:value="688.36" calcext:value-type="float">
            <text:p>688.36</text:p>
          </table:table-cell>
        </table:table-row>
        <table:table-row table:style-name="ro1">
          <table:table-cell office:value-type="float" office:value="16270206" calcext:value-type="float">
            <text:p>16270206</text:p>
          </table:table-cell>
          <table:table-cell table:formula="of:=[.A1019]/1000/(60*60*24)" office:value-type="time" office:time-value="PT04H31M10.206S" calcext:value-type="time">
            <text:p>04:31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59.32" calcext:value-type="float">
            <text:p>559.32</text:p>
          </table:table-cell>
          <table:table-cell office:value-type="float" office:value="688.99" calcext:value-type="float">
            <text:p>688.99</text:p>
          </table:table-cell>
        </table:table-row>
        <table:table-row table:style-name="ro1">
          <table:table-cell office:value-type="float" office:value="16286206" calcext:value-type="float">
            <text:p>16286206</text:p>
          </table:table-cell>
          <table:table-cell table:formula="of:=[.A1020]/1000/(60*60*24)" office:value-type="time" office:time-value="PT04H31M26.206S" calcext:value-type="time">
            <text:p>04:31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9.85" calcext:value-type="float">
            <text:p>559.85</text:p>
          </table:table-cell>
          <table:table-cell office:value-type="float" office:value="689.63" calcext:value-type="float">
            <text:p>689.63</text:p>
          </table:table-cell>
        </table:table-row>
        <table:table-row table:style-name="ro1">
          <table:table-cell office:value-type="float" office:value="16302206" calcext:value-type="float">
            <text:p>16302206</text:p>
          </table:table-cell>
          <table:table-cell table:formula="of:=[.A1021]/1000/(60*60*24)" office:value-type="time" office:time-value="PT04H31M42.206S" calcext:value-type="time">
            <text:p>04:31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0.39" calcext:value-type="float">
            <text:p>560.39</text:p>
          </table:table-cell>
          <table:table-cell office:value-type="float" office:value="690.26" calcext:value-type="float">
            <text:p>690.26</text:p>
          </table:table-cell>
        </table:table-row>
        <table:table-row table:style-name="ro1">
          <table:table-cell office:value-type="float" office:value="16318206" calcext:value-type="float">
            <text:p>16318206</text:p>
          </table:table-cell>
          <table:table-cell table:formula="of:=[.A1022]/1000/(60*60*24)" office:value-type="time" office:time-value="PT04H31M58.206S" calcext:value-type="time">
            <text:p>04:31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0.92" calcext:value-type="float">
            <text:p>560.92</text:p>
          </table:table-cell>
          <table:table-cell office:value-type="float" office:value="690.89" calcext:value-type="float">
            <text:p>690.89</text:p>
          </table:table-cell>
        </table:table-row>
        <table:table-row table:style-name="ro1">
          <table:table-cell office:value-type="float" office:value="16334206" calcext:value-type="float">
            <text:p>16334206</text:p>
          </table:table-cell>
          <table:table-cell table:formula="of:=[.A1023]/1000/(60*60*24)" office:value-type="time" office:time-value="PT04H32M14.206S" calcext:value-type="time">
            <text:p>04:32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1.45" calcext:value-type="float">
            <text:p>561.45</text:p>
          </table:table-cell>
          <table:table-cell office:value-type="float" office:value="691.52" calcext:value-type="float">
            <text:p>691.52</text:p>
          </table:table-cell>
        </table:table-row>
        <table:table-row table:style-name="ro1">
          <table:table-cell office:value-type="float" office:value="16350206" calcext:value-type="float">
            <text:p>16350206</text:p>
          </table:table-cell>
          <table:table-cell table:formula="of:=[.A1024]/1000/(60*60*24)" office:value-type="time" office:time-value="PT04H32M30.206S" calcext:value-type="time">
            <text:p>04:32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2.44" calcext:value-type="float">
            <text:p>142.44</text:p>
          </table:table-cell>
          <table:table-cell office:value-type="float" office:value="561.98" calcext:value-type="float">
            <text:p>561.98</text:p>
          </table:table-cell>
          <table:table-cell office:value-type="float" office:value="692.15" calcext:value-type="float">
            <text:p>692.15</text:p>
          </table:table-cell>
        </table:table-row>
        <table:table-row table:style-name="ro1">
          <table:table-cell office:value-type="float" office:value="16366206" calcext:value-type="float">
            <text:p>16366206</text:p>
          </table:table-cell>
          <table:table-cell table:formula="of:=[.A1025]/1000/(60*60*24)" office:value-type="time" office:time-value="PT04H32M46.206S" calcext:value-type="time">
            <text:p>04:32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2.51" calcext:value-type="float">
            <text:p>562.51</text:p>
          </table:table-cell>
          <table:table-cell office:value-type="float" office:value="692.78" calcext:value-type="float">
            <text:p>692.78</text:p>
          </table:table-cell>
        </table:table-row>
        <table:table-row table:style-name="ro1">
          <table:table-cell office:value-type="float" office:value="16382206" calcext:value-type="float">
            <text:p>16382206</text:p>
          </table:table-cell>
          <table:table-cell table:formula="of:=[.A1026]/1000/(60*60*24)" office:value-type="time" office:time-value="PT04H33M02.206S" calcext:value-type="time">
            <text:p>04:33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3.04" calcext:value-type="float">
            <text:p>563.04</text:p>
          </table:table-cell>
          <table:table-cell office:value-type="float" office:value="693.42" calcext:value-type="float">
            <text:p>693.42</text:p>
          </table:table-cell>
        </table:table-row>
        <table:table-row table:style-name="ro1">
          <table:table-cell office:value-type="float" office:value="16398206" calcext:value-type="float">
            <text:p>16398206</text:p>
          </table:table-cell>
          <table:table-cell table:formula="of:=[.A1027]/1000/(60*60*24)" office:value-type="time" office:time-value="PT04H33M18.206S" calcext:value-type="time">
            <text:p>04:33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3.57" calcext:value-type="float">
            <text:p>563.57</text:p>
          </table:table-cell>
          <table:table-cell office:value-type="float" office:value="694.05" calcext:value-type="float">
            <text:p>694.05</text:p>
          </table:table-cell>
        </table:table-row>
        <table:table-row table:style-name="ro1">
          <table:table-cell office:value-type="float" office:value="16414206" calcext:value-type="float">
            <text:p>16414206</text:p>
          </table:table-cell>
          <table:table-cell table:formula="of:=[.A1028]/1000/(60*60*24)" office:value-type="time" office:time-value="PT04H33M34.206S" calcext:value-type="time">
            <text:p>04:33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4.1" calcext:value-type="float">
            <text:p>564.1</text:p>
          </table:table-cell>
          <table:table-cell office:value-type="float" office:value="694.68" calcext:value-type="float">
            <text:p>694.68</text:p>
          </table:table-cell>
        </table:table-row>
        <table:table-row table:style-name="ro1">
          <table:table-cell office:value-type="float" office:value="16430206" calcext:value-type="float">
            <text:p>16430206</text:p>
          </table:table-cell>
          <table:table-cell table:formula="of:=[.A1029]/1000/(60*60*24)" office:value-type="time" office:time-value="PT04H33M50.206S" calcext:value-type="time">
            <text:p>04:33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4.64" calcext:value-type="float">
            <text:p>564.64</text:p>
          </table:table-cell>
          <table:table-cell office:value-type="float" office:value="695.31" calcext:value-type="float">
            <text:p>695.31</text:p>
          </table:table-cell>
        </table:table-row>
        <table:table-row table:style-name="ro1">
          <table:table-cell office:value-type="float" office:value="16446204" calcext:value-type="float">
            <text:p>16446204</text:p>
          </table:table-cell>
          <table:table-cell table:formula="of:=[.A1030]/1000/(60*60*24)" office:value-type="time" office:time-value="PT04H34M06.204S" calcext:value-type="time">
            <text:p>04:34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5.17" calcext:value-type="float">
            <text:p>565.17</text:p>
          </table:table-cell>
          <table:table-cell office:value-type="float" office:value="695.94" calcext:value-type="float">
            <text:p>695.94</text:p>
          </table:table-cell>
        </table:table-row>
        <table:table-row table:style-name="ro1">
          <table:table-cell office:value-type="float" office:value="16462206" calcext:value-type="float">
            <text:p>16462206</text:p>
          </table:table-cell>
          <table:table-cell table:formula="of:=[.A1031]/1000/(60*60*24)" office:value-type="time" office:time-value="PT04H34M22.206S" calcext:value-type="time">
            <text:p>04:34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5.7" calcext:value-type="float">
            <text:p>565.7</text:p>
          </table:table-cell>
          <table:table-cell office:value-type="float" office:value="696.57" calcext:value-type="float">
            <text:p>696.57</text:p>
          </table:table-cell>
        </table:table-row>
        <table:table-row table:style-name="ro1">
          <table:table-cell office:value-type="float" office:value="16478206" calcext:value-type="float">
            <text:p>16478206</text:p>
          </table:table-cell>
          <table:table-cell table:formula="of:=[.A1032]/1000/(60*60*24)" office:value-type="time" office:time-value="PT04H34M38.206S" calcext:value-type="time">
            <text:p>04:34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6.23" calcext:value-type="float">
            <text:p>566.23</text:p>
          </table:table-cell>
          <table:table-cell office:value-type="float" office:value="697.2" calcext:value-type="float">
            <text:p>697.2</text:p>
          </table:table-cell>
        </table:table-row>
        <table:table-row table:style-name="ro1">
          <table:table-cell office:value-type="float" office:value="16494206" calcext:value-type="float">
            <text:p>16494206</text:p>
          </table:table-cell>
          <table:table-cell table:formula="of:=[.A1033]/1000/(60*60*24)" office:value-type="time" office:time-value="PT04H34M54.206S" calcext:value-type="time">
            <text:p>04:34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6.76" calcext:value-type="float">
            <text:p>566.76</text:p>
          </table:table-cell>
          <table:table-cell office:value-type="float" office:value="697.83" calcext:value-type="float">
            <text:p>697.83</text:p>
          </table:table-cell>
        </table:table-row>
        <table:table-row table:style-name="ro1">
          <table:table-cell office:value-type="float" office:value="16510206" calcext:value-type="float">
            <text:p>16510206</text:p>
          </table:table-cell>
          <table:table-cell table:formula="of:=[.A1034]/1000/(60*60*24)" office:value-type="time" office:time-value="PT04H35M10.206S" calcext:value-type="time">
            <text:p>04:35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7.29" calcext:value-type="float">
            <text:p>567.29</text:p>
          </table:table-cell>
          <table:table-cell office:value-type="float" office:value="698.46" calcext:value-type="float">
            <text:p>698.46</text:p>
          </table:table-cell>
        </table:table-row>
        <table:table-row table:style-name="ro1">
          <table:table-cell office:value-type="float" office:value="16526206" calcext:value-type="float">
            <text:p>16526206</text:p>
          </table:table-cell>
          <table:table-cell table:formula="of:=[.A1035]/1000/(60*60*24)" office:value-type="time" office:time-value="PT04H35M26.206S" calcext:value-type="time">
            <text:p>04:35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7.82" calcext:value-type="float">
            <text:p>567.82</text:p>
          </table:table-cell>
          <table:table-cell office:value-type="float" office:value="699.09" calcext:value-type="float">
            <text:p>699.09</text:p>
          </table:table-cell>
        </table:table-row>
        <table:table-row table:style-name="ro1">
          <table:table-cell office:value-type="float" office:value="16542206" calcext:value-type="float">
            <text:p>16542206</text:p>
          </table:table-cell>
          <table:table-cell table:formula="of:=[.A1036]/1000/(60*60*24)" office:value-type="time" office:time-value="PT04H35M42.206S" calcext:value-type="time">
            <text:p>04:35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8.35" calcext:value-type="float">
            <text:p>568.35</text:p>
          </table:table-cell>
          <table:table-cell office:value-type="float" office:value="699.72" calcext:value-type="float">
            <text:p>699.72</text:p>
          </table:table-cell>
        </table:table-row>
        <table:table-row table:style-name="ro1">
          <table:table-cell office:value-type="float" office:value="16558206" calcext:value-type="float">
            <text:p>16558206</text:p>
          </table:table-cell>
          <table:table-cell table:formula="of:=[.A1037]/1000/(60*60*24)" office:value-type="time" office:time-value="PT04H35M58.206S" calcext:value-type="time">
            <text:p>04:35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8.88" calcext:value-type="float">
            <text:p>568.88</text:p>
          </table:table-cell>
          <table:table-cell office:value-type="float" office:value="700.35" calcext:value-type="float">
            <text:p>700.35</text:p>
          </table:table-cell>
        </table:table-row>
        <table:table-row table:style-name="ro1">
          <table:table-cell office:value-type="float" office:value="16574206" calcext:value-type="float">
            <text:p>16574206</text:p>
          </table:table-cell>
          <table:table-cell table:formula="of:=[.A1038]/1000/(60*60*24)" office:value-type="time" office:time-value="PT04H36M14.206S" calcext:value-type="time">
            <text:p>04:36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9.41" calcext:value-type="float">
            <text:p>569.41</text:p>
          </table:table-cell>
          <table:table-cell office:value-type="float" office:value="700.98" calcext:value-type="float">
            <text:p>700.98</text:p>
          </table:table-cell>
        </table:table-row>
        <table:table-row table:style-name="ro1">
          <table:table-cell office:value-type="float" office:value="16590206" calcext:value-type="float">
            <text:p>16590206</text:p>
          </table:table-cell>
          <table:table-cell table:formula="of:=[.A1039]/1000/(60*60*24)" office:value-type="time" office:time-value="PT04H36M30.206S" calcext:value-type="time">
            <text:p>04:36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9.94" calcext:value-type="float">
            <text:p>569.94</text:p>
          </table:table-cell>
          <table:table-cell office:value-type="float" office:value="701.61" calcext:value-type="float">
            <text:p>701.61</text:p>
          </table:table-cell>
        </table:table-row>
        <table:table-row table:style-name="ro1">
          <table:table-cell office:value-type="float" office:value="16606206" calcext:value-type="float">
            <text:p>16606206</text:p>
          </table:table-cell>
          <table:table-cell table:formula="of:=[.A1040]/1000/(60*60*24)" office:value-type="time" office:time-value="PT04H36M46.206S" calcext:value-type="time">
            <text:p>04:36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0.47" calcext:value-type="float">
            <text:p>570.47</text:p>
          </table:table-cell>
          <table:table-cell office:value-type="float" office:value="702.25" calcext:value-type="float">
            <text:p>702.25</text:p>
          </table:table-cell>
        </table:table-row>
        <table:table-row table:style-name="ro1">
          <table:table-cell office:value-type="float" office:value="16622206" calcext:value-type="float">
            <text:p>16622206</text:p>
          </table:table-cell>
          <table:table-cell table:formula="of:=[.A1041]/1000/(60*60*24)" office:value-type="time" office:time-value="PT04H37M02.206S" calcext:value-type="time">
            <text:p>04:37:0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1" calcext:value-type="float">
            <text:p>571</text:p>
          </table:table-cell>
          <table:table-cell office:value-type="float" office:value="702.88" calcext:value-type="float">
            <text:p>702.88</text:p>
          </table:table-cell>
        </table:table-row>
        <table:table-row table:style-name="ro1">
          <table:table-cell office:value-type="float" office:value="16638206" calcext:value-type="float">
            <text:p>16638206</text:p>
          </table:table-cell>
          <table:table-cell table:formula="of:=[.A1042]/1000/(60*60*24)" office:value-type="time" office:time-value="PT04H37M18.206S" calcext:value-type="time">
            <text:p>04:37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1.53" calcext:value-type="float">
            <text:p>571.53</text:p>
          </table:table-cell>
          <table:table-cell office:value-type="float" office:value="703.5" calcext:value-type="float">
            <text:p>703.5</text:p>
          </table:table-cell>
        </table:table-row>
        <table:table-row table:style-name="ro1">
          <table:table-cell office:value-type="float" office:value="16654206" calcext:value-type="float">
            <text:p>16654206</text:p>
          </table:table-cell>
          <table:table-cell table:formula="of:=[.A1043]/1000/(60*60*24)" office:value-type="time" office:time-value="PT04H37M34.206S" calcext:value-type="time">
            <text:p>04:37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2.06" calcext:value-type="float">
            <text:p>572.06</text:p>
          </table:table-cell>
          <table:table-cell office:value-type="float" office:value="704.13" calcext:value-type="float">
            <text:p>704.13</text:p>
          </table:table-cell>
        </table:table-row>
        <table:table-row table:style-name="ro1">
          <table:table-cell office:value-type="float" office:value="16670206" calcext:value-type="float">
            <text:p>16670206</text:p>
          </table:table-cell>
          <table:table-cell table:formula="of:=[.A1044]/1000/(60*60*24)" office:value-type="time" office:time-value="PT04H37M50.206S" calcext:value-type="time">
            <text:p>04:37:50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72.59" calcext:value-type="float">
            <text:p>572.59</text:p>
          </table:table-cell>
          <table:table-cell office:value-type="float" office:value="704.76" calcext:value-type="float">
            <text:p>704.76</text:p>
          </table:table-cell>
        </table:table-row>
        <table:table-row table:style-name="ro1">
          <table:table-cell office:value-type="float" office:value="16686206" calcext:value-type="float">
            <text:p>16686206</text:p>
          </table:table-cell>
          <table:table-cell table:formula="of:=[.A1045]/1000/(60*60*24)" office:value-type="time" office:time-value="PT04H38M06.206S" calcext:value-type="time">
            <text:p>04:38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3.12" calcext:value-type="float">
            <text:p>573.12</text:p>
          </table:table-cell>
          <table:table-cell office:value-type="float" office:value="705.39" calcext:value-type="float">
            <text:p>705.39</text:p>
          </table:table-cell>
        </table:table-row>
        <table:table-row table:style-name="ro1">
          <table:table-cell office:value-type="float" office:value="16702206" calcext:value-type="float">
            <text:p>16702206</text:p>
          </table:table-cell>
          <table:table-cell table:formula="of:=[.A1046]/1000/(60*60*24)" office:value-type="time" office:time-value="PT04H38M22.206S" calcext:value-type="time">
            <text:p>04:38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3.65" calcext:value-type="float">
            <text:p>573.65</text:p>
          </table:table-cell>
          <table:table-cell office:value-type="float" office:value="706.02" calcext:value-type="float">
            <text:p>706.02</text:p>
          </table:table-cell>
        </table:table-row>
        <table:table-row table:style-name="ro1">
          <table:table-cell office:value-type="float" office:value="16718206" calcext:value-type="float">
            <text:p>16718206</text:p>
          </table:table-cell>
          <table:table-cell table:formula="of:=[.A1047]/1000/(60*60*24)" office:value-type="time" office:time-value="PT04H38M38.206S" calcext:value-type="time">
            <text:p>04:38:38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4.18" calcext:value-type="float">
            <text:p>574.18</text:p>
          </table:table-cell>
          <table:table-cell office:value-type="float" office:value="706.65" calcext:value-type="float">
            <text:p>706.65</text:p>
          </table:table-cell>
        </table:table-row>
        <table:table-row table:style-name="ro1">
          <table:table-cell office:value-type="float" office:value="16734206" calcext:value-type="float">
            <text:p>16734206</text:p>
          </table:table-cell>
          <table:table-cell table:formula="of:=[.A1048]/1000/(60*60*24)" office:value-type="time" office:time-value="PT04H38M54.206S" calcext:value-type="time">
            <text:p>04:38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4.72" calcext:value-type="float">
            <text:p>574.72</text:p>
          </table:table-cell>
          <table:table-cell office:value-type="float" office:value="707.28" calcext:value-type="float">
            <text:p>707.28</text:p>
          </table:table-cell>
        </table:table-row>
        <table:table-row table:style-name="ro1">
          <table:table-cell office:value-type="float" office:value="16750206" calcext:value-type="float">
            <text:p>16750206</text:p>
          </table:table-cell>
          <table:table-cell table:formula="of:=[.A1049]/1000/(60*60*24)" office:value-type="time" office:time-value="PT04H39M10.206S" calcext:value-type="time">
            <text:p>04:39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5.25" calcext:value-type="float">
            <text:p>575.25</text:p>
          </table:table-cell>
          <table:table-cell office:value-type="float" office:value="707.91" calcext:value-type="float">
            <text:p>707.91</text:p>
          </table:table-cell>
        </table:table-row>
        <table:table-row table:style-name="ro1">
          <table:table-cell office:value-type="float" office:value="16766206" calcext:value-type="float">
            <text:p>16766206</text:p>
          </table:table-cell>
          <table:table-cell table:formula="of:=[.A1050]/1000/(60*60*24)" office:value-type="time" office:time-value="PT04H39M26.206S" calcext:value-type="time">
            <text:p>04:39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575.77" calcext:value-type="float">
            <text:p>575.77</text:p>
          </table:table-cell>
          <table:table-cell office:value-type="float" office:value="708.54" calcext:value-type="float">
            <text:p>708.54</text:p>
          </table:table-cell>
        </table:table-row>
        <table:table-row table:style-name="ro1">
          <table:table-cell office:value-type="float" office:value="16782206" calcext:value-type="float">
            <text:p>16782206</text:p>
          </table:table-cell>
          <table:table-cell table:formula="of:=[.A1051]/1000/(60*60*24)" office:value-type="time" office:time-value="PT04H39M42.206S" calcext:value-type="time">
            <text:p>04:39:4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6.3" calcext:value-type="float">
            <text:p>576.3</text:p>
          </table:table-cell>
          <table:table-cell office:value-type="float" office:value="709.17" calcext:value-type="float">
            <text:p>709.17</text:p>
          </table:table-cell>
        </table:table-row>
        <table:table-row table:style-name="ro1">
          <table:table-cell office:value-type="float" office:value="16798206" calcext:value-type="float">
            <text:p>16798206</text:p>
          </table:table-cell>
          <table:table-cell table:formula="of:=[.A1052]/1000/(60*60*24)" office:value-type="time" office:time-value="PT04H39M58.206S" calcext:value-type="time">
            <text:p>04:39:5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76.83" calcext:value-type="float">
            <text:p>576.83</text:p>
          </table:table-cell>
          <table:table-cell office:value-type="float" office:value="709.8" calcext:value-type="float">
            <text:p>709.8</text:p>
          </table:table-cell>
        </table:table-row>
        <table:table-row table:style-name="ro1">
          <table:table-cell office:value-type="float" office:value="16814206" calcext:value-type="float">
            <text:p>16814206</text:p>
          </table:table-cell>
          <table:table-cell table:formula="of:=[.A1053]/1000/(60*60*24)" office:value-type="time" office:time-value="PT04H40M14.206S" calcext:value-type="time">
            <text:p>04:40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7.36" calcext:value-type="float">
            <text:p>577.36</text:p>
          </table:table-cell>
          <table:table-cell office:value-type="float" office:value="710.42" calcext:value-type="float">
            <text:p>710.42</text:p>
          </table:table-cell>
        </table:table-row>
        <table:table-row table:style-name="ro1">
          <table:table-cell office:value-type="float" office:value="16830206" calcext:value-type="float">
            <text:p>16830206</text:p>
          </table:table-cell>
          <table:table-cell table:formula="of:=[.A1054]/1000/(60*60*24)" office:value-type="time" office:time-value="PT04H40M30.206S" calcext:value-type="time">
            <text:p>04:40:30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77.89" calcext:value-type="float">
            <text:p>577.89</text:p>
          </table:table-cell>
          <table:table-cell office:value-type="float" office:value="711.05" calcext:value-type="float">
            <text:p>711.05</text:p>
          </table:table-cell>
        </table:table-row>
        <table:table-row table:style-name="ro1">
          <table:table-cell office:value-type="float" office:value="16846206" calcext:value-type="float">
            <text:p>16846206</text:p>
          </table:table-cell>
          <table:table-cell table:formula="of:=[.A1055]/1000/(60*60*24)" office:value-type="time" office:time-value="PT04H40M46.206S" calcext:value-type="time">
            <text:p>04:40:4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78.42" calcext:value-type="float">
            <text:p>578.42</text:p>
          </table:table-cell>
          <table:table-cell office:value-type="float" office:value="711.68" calcext:value-type="float">
            <text:p>711.68</text:p>
          </table:table-cell>
        </table:table-row>
        <table:table-row table:style-name="ro1">
          <table:table-cell office:value-type="float" office:value="16862206" calcext:value-type="float">
            <text:p>16862206</text:p>
          </table:table-cell>
          <table:table-cell table:formula="of:=[.A1056]/1000/(60*60*24)" office:value-type="time" office:time-value="PT04H41M02.206S" calcext:value-type="time">
            <text:p>04:41:02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78.95" calcext:value-type="float">
            <text:p>578.95</text:p>
          </table:table-cell>
          <table:table-cell office:value-type="float" office:value="712.31" calcext:value-type="float">
            <text:p>712.31</text:p>
          </table:table-cell>
        </table:table-row>
        <table:table-row table:style-name="ro1">
          <table:table-cell office:value-type="float" office:value="16878206" calcext:value-type="float">
            <text:p>16878206</text:p>
          </table:table-cell>
          <table:table-cell table:formula="of:=[.A1057]/1000/(60*60*24)" office:value-type="time" office:time-value="PT04H41M18.206S" calcext:value-type="time">
            <text:p>04:41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579.48" calcext:value-type="float">
            <text:p>579.48</text:p>
          </table:table-cell>
          <table:table-cell office:value-type="float" office:value="712.93" calcext:value-type="float">
            <text:p>712.93</text:p>
          </table:table-cell>
        </table:table-row>
        <table:table-row table:style-name="ro1">
          <table:table-cell office:value-type="float" office:value="16894206" calcext:value-type="float">
            <text:p>16894206</text:p>
          </table:table-cell>
          <table:table-cell table:formula="of:=[.A1058]/1000/(60*60*24)" office:value-type="time" office:time-value="PT04H41M34.206S" calcext:value-type="time">
            <text:p>04:41:34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0.01" calcext:value-type="float">
            <text:p>580.01</text:p>
          </table:table-cell>
          <table:table-cell office:value-type="float" office:value="713.56" calcext:value-type="float">
            <text:p>713.56</text:p>
          </table:table-cell>
        </table:table-row>
        <table:table-row table:style-name="ro1">
          <table:table-cell office:value-type="float" office:value="16910206" calcext:value-type="float">
            <text:p>16910206</text:p>
          </table:table-cell>
          <table:table-cell table:formula="of:=[.A1059]/1000/(60*60*24)" office:value-type="time" office:time-value="PT04H41M50.206S" calcext:value-type="time">
            <text:p>04:41:50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0.54" calcext:value-type="float">
            <text:p>580.54</text:p>
          </table:table-cell>
          <table:table-cell office:value-type="float" office:value="714.19" calcext:value-type="float">
            <text:p>714.19</text:p>
          </table:table-cell>
        </table:table-row>
        <table:table-row table:style-name="ro1">
          <table:table-cell office:value-type="float" office:value="16926206" calcext:value-type="float">
            <text:p>16926206</text:p>
          </table:table-cell>
          <table:table-cell table:formula="of:=[.A1060]/1000/(60*60*24)" office:value-type="time" office:time-value="PT04H42M06.206S" calcext:value-type="time">
            <text:p>04:42:0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1.07" calcext:value-type="float">
            <text:p>581.07</text:p>
          </table:table-cell>
          <table:table-cell office:value-type="float" office:value="714.82" calcext:value-type="float">
            <text:p>714.82</text:p>
          </table:table-cell>
        </table:table-row>
        <table:table-row table:style-name="ro1">
          <table:table-cell office:value-type="float" office:value="16942206" calcext:value-type="float">
            <text:p>16942206</text:p>
          </table:table-cell>
          <table:table-cell table:formula="of:=[.A1061]/1000/(60*60*24)" office:value-type="time" office:time-value="PT04H42M22.206S" calcext:value-type="time">
            <text:p>04:42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1.6" calcext:value-type="float">
            <text:p>581.6</text:p>
          </table:table-cell>
          <table:table-cell office:value-type="float" office:value="715.44" calcext:value-type="float">
            <text:p>715.44</text:p>
          </table:table-cell>
        </table:table-row>
        <table:table-row table:style-name="ro1">
          <table:table-cell office:value-type="float" office:value="16958206" calcext:value-type="float">
            <text:p>16958206</text:p>
          </table:table-cell>
          <table:table-cell table:formula="of:=[.A1062]/1000/(60*60*24)" office:value-type="time" office:time-value="PT04H42M38.206S" calcext:value-type="time">
            <text:p>04:42:3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2.13" calcext:value-type="float">
            <text:p>582.13</text:p>
          </table:table-cell>
          <table:table-cell office:value-type="float" office:value="716.07" calcext:value-type="float">
            <text:p>716.07</text:p>
          </table:table-cell>
        </table:table-row>
        <table:table-row table:style-name="ro1">
          <table:table-cell office:value-type="float" office:value="16974206" calcext:value-type="float">
            <text:p>16974206</text:p>
          </table:table-cell>
          <table:table-cell table:formula="of:=[.A1063]/1000/(60*60*24)" office:value-type="time" office:time-value="PT04H42M54.206S" calcext:value-type="time">
            <text:p>04:42:5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2.66" calcext:value-type="float">
            <text:p>582.66</text:p>
          </table:table-cell>
          <table:table-cell office:value-type="float" office:value="716.7" calcext:value-type="float">
            <text:p>716.7</text:p>
          </table:table-cell>
        </table:table-row>
        <table:table-row table:style-name="ro1">
          <table:table-cell office:value-type="float" office:value="16990206" calcext:value-type="float">
            <text:p>16990206</text:p>
          </table:table-cell>
          <table:table-cell table:formula="of:=[.A1064]/1000/(60*60*24)" office:value-type="time" office:time-value="PT04H43M10.206S" calcext:value-type="time">
            <text:p>04:43:1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3.19" calcext:value-type="float">
            <text:p>583.19</text:p>
          </table:table-cell>
          <table:table-cell office:value-type="float" office:value="717.32" calcext:value-type="float">
            <text:p>717.32</text:p>
          </table:table-cell>
        </table:table-row>
        <table:table-row table:style-name="ro1">
          <table:table-cell office:value-type="float" office:value="17006206" calcext:value-type="float">
            <text:p>17006206</text:p>
          </table:table-cell>
          <table:table-cell table:formula="of:=[.A1065]/1000/(60*60*24)" office:value-type="time" office:time-value="PT04H43M26.206S" calcext:value-type="time">
            <text:p>04:43:2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3.72" calcext:value-type="float">
            <text:p>583.72</text:p>
          </table:table-cell>
          <table:table-cell office:value-type="float" office:value="717.95" calcext:value-type="float">
            <text:p>717.95</text:p>
          </table:table-cell>
        </table:table-row>
        <table:table-row table:style-name="ro1">
          <table:table-cell office:value-type="float" office:value="17022206" calcext:value-type="float">
            <text:p>17022206</text:p>
          </table:table-cell>
          <table:table-cell table:formula="of:=[.A1066]/1000/(60*60*24)" office:value-type="time" office:time-value="PT04H43M42.206S" calcext:value-type="time">
            <text:p>04:43:4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84.25" calcext:value-type="float">
            <text:p>584.25</text:p>
          </table:table-cell>
          <table:table-cell office:value-type="float" office:value="718.58" calcext:value-type="float">
            <text:p>718.58</text:p>
          </table:table-cell>
        </table:table-row>
        <table:table-row table:style-name="ro1">
          <table:table-cell office:value-type="float" office:value="17038206" calcext:value-type="float">
            <text:p>17038206</text:p>
          </table:table-cell>
          <table:table-cell table:formula="of:=[.A1067]/1000/(60*60*24)" office:value-type="time" office:time-value="PT04H43M58.206S" calcext:value-type="time">
            <text:p>04:43:5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84.77" calcext:value-type="float">
            <text:p>584.77</text:p>
          </table:table-cell>
          <table:table-cell office:value-type="float" office:value="719.2" calcext:value-type="float">
            <text:p>719.2</text:p>
          </table:table-cell>
        </table:table-row>
        <table:table-row table:style-name="ro1">
          <table:table-cell office:value-type="float" office:value="17054206" calcext:value-type="float">
            <text:p>17054206</text:p>
          </table:table-cell>
          <table:table-cell table:formula="of:=[.A1068]/1000/(60*60*24)" office:value-type="time" office:time-value="PT04H44M14.206S" calcext:value-type="time">
            <text:p>04:44:1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5.3" calcext:value-type="float">
            <text:p>585.3</text:p>
          </table:table-cell>
          <table:table-cell office:value-type="float" office:value="719.83" calcext:value-type="float">
            <text:p>719.83</text:p>
          </table:table-cell>
        </table:table-row>
        <table:table-row table:style-name="ro1">
          <table:table-cell office:value-type="float" office:value="17070206" calcext:value-type="float">
            <text:p>17070206</text:p>
          </table:table-cell>
          <table:table-cell table:formula="of:=[.A1069]/1000/(60*60*24)" office:value-type="time" office:time-value="PT04H44M30.206S" calcext:value-type="time">
            <text:p>04:44:30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5.83" calcext:value-type="float">
            <text:p>585.83</text:p>
          </table:table-cell>
          <table:table-cell office:value-type="float" office:value="720.46" calcext:value-type="float">
            <text:p>720.46</text:p>
          </table:table-cell>
        </table:table-row>
        <table:table-row table:style-name="ro1">
          <table:table-cell office:value-type="float" office:value="17086206" calcext:value-type="float">
            <text:p>17086206</text:p>
          </table:table-cell>
          <table:table-cell table:formula="of:=[.A1070]/1000/(60*60*24)" office:value-type="time" office:time-value="PT04H44M46.206S" calcext:value-type="time">
            <text:p>04:44:4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6.36" calcext:value-type="float">
            <text:p>586.36</text:p>
          </table:table-cell>
          <table:table-cell office:value-type="float" office:value="721.08" calcext:value-type="float">
            <text:p>721.08</text:p>
          </table:table-cell>
        </table:table-row>
        <table:table-row table:style-name="ro1">
          <table:table-cell office:value-type="float" office:value="17102206" calcext:value-type="float">
            <text:p>17102206</text:p>
          </table:table-cell>
          <table:table-cell table:formula="of:=[.A1071]/1000/(60*60*24)" office:value-type="time" office:time-value="PT04H45M02.206S" calcext:value-type="time">
            <text:p>04:45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586.89" calcext:value-type="float">
            <text:p>586.89</text:p>
          </table:table-cell>
          <table:table-cell office:value-type="float" office:value="721.71" calcext:value-type="float">
            <text:p>721.71</text:p>
          </table:table-cell>
        </table:table-row>
        <table:table-row table:style-name="ro1">
          <table:table-cell office:value-type="float" office:value="17118206" calcext:value-type="float">
            <text:p>17118206</text:p>
          </table:table-cell>
          <table:table-cell table:formula="of:=[.A1072]/1000/(60*60*24)" office:value-type="time" office:time-value="PT04H45M18.206S" calcext:value-type="time">
            <text:p>04:45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7.42" calcext:value-type="float">
            <text:p>587.42</text:p>
          </table:table-cell>
          <table:table-cell office:value-type="float" office:value="722.33" calcext:value-type="float">
            <text:p>722.33</text:p>
          </table:table-cell>
        </table:table-row>
        <table:table-row table:style-name="ro1">
          <table:table-cell office:value-type="float" office:value="17134206" calcext:value-type="float">
            <text:p>17134206</text:p>
          </table:table-cell>
          <table:table-cell table:formula="of:=[.A1073]/1000/(60*60*24)" office:value-type="time" office:time-value="PT04H45M34.206S" calcext:value-type="time">
            <text:p>04:45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587.95" calcext:value-type="float">
            <text:p>587.95</text:p>
          </table:table-cell>
          <table:table-cell office:value-type="float" office:value="722.96" calcext:value-type="float">
            <text:p>722.96</text:p>
          </table:table-cell>
        </table:table-row>
        <table:table-row table:style-name="ro1">
          <table:table-cell office:value-type="float" office:value="17150206" calcext:value-type="float">
            <text:p>17150206</text:p>
          </table:table-cell>
          <table:table-cell table:formula="of:=[.A1074]/1000/(60*60*24)" office:value-type="time" office:time-value="PT04H45M50.206S" calcext:value-type="time">
            <text:p>04:45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88.48" calcext:value-type="float">
            <text:p>588.48</text:p>
          </table:table-cell>
          <table:table-cell office:value-type="float" office:value="723.59" calcext:value-type="float">
            <text:p>723.59</text:p>
          </table:table-cell>
        </table:table-row>
        <table:table-row table:style-name="ro1">
          <table:table-cell office:value-type="float" office:value="17166204" calcext:value-type="float">
            <text:p>17166204</text:p>
          </table:table-cell>
          <table:table-cell table:formula="of:=[.A1075]/1000/(60*60*24)" office:value-type="time" office:time-value="PT04H46M06.204S" calcext:value-type="time">
            <text:p>04:46:0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9.01" calcext:value-type="float">
            <text:p>589.01</text:p>
          </table:table-cell>
          <table:table-cell office:value-type="float" office:value="724.21" calcext:value-type="float">
            <text:p>724.21</text:p>
          </table:table-cell>
        </table:table-row>
        <table:table-row table:style-name="ro1">
          <table:table-cell office:value-type="float" office:value="17182206" calcext:value-type="float">
            <text:p>17182206</text:p>
          </table:table-cell>
          <table:table-cell table:formula="of:=[.A1076]/1000/(60*60*24)" office:value-type="time" office:time-value="PT04H46M22.206S" calcext:value-type="time">
            <text:p>04:46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89.54" calcext:value-type="float">
            <text:p>589.54</text:p>
          </table:table-cell>
          <table:table-cell office:value-type="float" office:value="724.84" calcext:value-type="float">
            <text:p>724.84</text:p>
          </table:table-cell>
        </table:table-row>
        <table:table-row table:style-name="ro1">
          <table:table-cell office:value-type="float" office:value="17198206" calcext:value-type="float">
            <text:p>17198206</text:p>
          </table:table-cell>
          <table:table-cell table:formula="of:=[.A1077]/1000/(60*60*24)" office:value-type="time" office:time-value="PT04H46M38.206S" calcext:value-type="time">
            <text:p>04:46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90.06" calcext:value-type="float">
            <text:p>590.06</text:p>
          </table:table-cell>
          <table:table-cell office:value-type="float" office:value="725.46" calcext:value-type="float">
            <text:p>725.46</text:p>
          </table:table-cell>
        </table:table-row>
        <table:table-row table:style-name="ro1">
          <table:table-cell office:value-type="float" office:value="17214206" calcext:value-type="float">
            <text:p>17214206</text:p>
          </table:table-cell>
          <table:table-cell table:formula="of:=[.A1078]/1000/(60*60*24)" office:value-type="time" office:time-value="PT04H46M54.206S" calcext:value-type="time">
            <text:p>04:46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90.59" calcext:value-type="float">
            <text:p>590.59</text:p>
          </table:table-cell>
          <table:table-cell office:value-type="float" office:value="726.09" calcext:value-type="float">
            <text:p>726.09</text:p>
          </table:table-cell>
        </table:table-row>
        <table:table-row table:style-name="ro1">
          <table:table-cell office:value-type="float" office:value="17230206" calcext:value-type="float">
            <text:p>17230206</text:p>
          </table:table-cell>
          <table:table-cell table:formula="of:=[.A1079]/1000/(60*60*24)" office:value-type="time" office:time-value="PT04H47M10.206S" calcext:value-type="time">
            <text:p>04:47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1.12" calcext:value-type="float">
            <text:p>591.12</text:p>
          </table:table-cell>
          <table:table-cell office:value-type="float" office:value="726.71" calcext:value-type="float">
            <text:p>726.71</text:p>
          </table:table-cell>
        </table:table-row>
        <table:table-row table:style-name="ro1">
          <table:table-cell office:value-type="float" office:value="17246206" calcext:value-type="float">
            <text:p>17246206</text:p>
          </table:table-cell>
          <table:table-cell table:formula="of:=[.A1080]/1000/(60*60*24)" office:value-type="time" office:time-value="PT04H47M26.206S" calcext:value-type="time">
            <text:p>04:47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91.65" calcext:value-type="float">
            <text:p>591.65</text:p>
          </table:table-cell>
          <table:table-cell office:value-type="float" office:value="727.34" calcext:value-type="float">
            <text:p>727.34</text:p>
          </table:table-cell>
        </table:table-row>
        <table:table-row table:style-name="ro1">
          <table:table-cell office:value-type="float" office:value="17262206" calcext:value-type="float">
            <text:p>17262206</text:p>
          </table:table-cell>
          <table:table-cell table:formula="of:=[.A1081]/1000/(60*60*24)" office:value-type="time" office:time-value="PT04H47M42.206S" calcext:value-type="time">
            <text:p>04:47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92.18" calcext:value-type="float">
            <text:p>592.18</text:p>
          </table:table-cell>
          <table:table-cell office:value-type="float" office:value="727.96" calcext:value-type="float">
            <text:p>727.96</text:p>
          </table:table-cell>
        </table:table-row>
        <table:table-row table:style-name="ro1">
          <table:table-cell office:value-type="float" office:value="17278206" calcext:value-type="float">
            <text:p>17278206</text:p>
          </table:table-cell>
          <table:table-cell table:formula="of:=[.A1082]/1000/(60*60*24)" office:value-type="time" office:time-value="PT04H47M58.206S" calcext:value-type="time">
            <text:p>04:47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92.71" calcext:value-type="float">
            <text:p>592.71</text:p>
          </table:table-cell>
          <table:table-cell office:value-type="float" office:value="728.58" calcext:value-type="float">
            <text:p>728.58</text:p>
          </table:table-cell>
        </table:table-row>
        <table:table-row table:style-name="ro1">
          <table:table-cell office:value-type="float" office:value="17294206" calcext:value-type="float">
            <text:p>17294206</text:p>
          </table:table-cell>
          <table:table-cell table:formula="of:=[.A1083]/1000/(60*60*24)" office:value-type="time" office:time-value="PT04H48M14.206S" calcext:value-type="time">
            <text:p>04:48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3.23" calcext:value-type="float">
            <text:p>593.23</text:p>
          </table:table-cell>
          <table:table-cell office:value-type="float" office:value="729.21" calcext:value-type="float">
            <text:p>729.21</text:p>
          </table:table-cell>
        </table:table-row>
        <table:table-row table:style-name="ro1">
          <table:table-cell office:value-type="float" office:value="17310204" calcext:value-type="float">
            <text:p>17310204</text:p>
          </table:table-cell>
          <table:table-cell table:formula="of:=[.A1084]/1000/(60*60*24)" office:value-type="time" office:time-value="PT04H48M30.204S" calcext:value-type="time">
            <text:p>04:48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593.76" calcext:value-type="float">
            <text:p>593.76</text:p>
          </table:table-cell>
          <table:table-cell office:value-type="float" office:value="729.83" calcext:value-type="float">
            <text:p>729.83</text:p>
          </table:table-cell>
        </table:table-row>
        <table:table-row table:style-name="ro1">
          <table:table-cell office:value-type="float" office:value="17326206" calcext:value-type="float">
            <text:p>17326206</text:p>
          </table:table-cell>
          <table:table-cell table:formula="of:=[.A1085]/1000/(60*60*24)" office:value-type="time" office:time-value="PT04H48M46.206S" calcext:value-type="time">
            <text:p>04:48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4.29" calcext:value-type="float">
            <text:p>594.29</text:p>
          </table:table-cell>
          <table:table-cell office:value-type="float" office:value="730.45" calcext:value-type="float">
            <text:p>730.45</text:p>
          </table:table-cell>
        </table:table-row>
        <table:table-row table:style-name="ro1">
          <table:table-cell office:value-type="float" office:value="17342206" calcext:value-type="float">
            <text:p>17342206</text:p>
          </table:table-cell>
          <table:table-cell table:formula="of:=[.A1086]/1000/(60*60*24)" office:value-type="time" office:time-value="PT04H49M02.206S" calcext:value-type="time">
            <text:p>04:49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4.82" calcext:value-type="float">
            <text:p>594.82</text:p>
          </table:table-cell>
          <table:table-cell office:value-type="float" office:value="731.08" calcext:value-type="float">
            <text:p>731.08</text:p>
          </table:table-cell>
        </table:table-row>
        <table:table-row table:style-name="ro1">
          <table:table-cell office:value-type="float" office:value="17358206" calcext:value-type="float">
            <text:p>17358206</text:p>
          </table:table-cell>
          <table:table-cell table:formula="of:=[.A1087]/1000/(60*60*24)" office:value-type="time" office:time-value="PT04H49M18.206S" calcext:value-type="time">
            <text:p>04:49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5.34" calcext:value-type="float">
            <text:p>595.34</text:p>
          </table:table-cell>
          <table:table-cell office:value-type="float" office:value="731.7" calcext:value-type="float">
            <text:p>731.7</text:p>
          </table:table-cell>
        </table:table-row>
        <table:table-row table:style-name="ro1">
          <table:table-cell office:value-type="float" office:value="17374206" calcext:value-type="float">
            <text:p>17374206</text:p>
          </table:table-cell>
          <table:table-cell table:formula="of:=[.A1088]/1000/(60*60*24)" office:value-type="time" office:time-value="PT04H49M34.206S" calcext:value-type="time">
            <text:p>04:49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5.87" calcext:value-type="float">
            <text:p>595.87</text:p>
          </table:table-cell>
          <table:table-cell office:value-type="float" office:value="732.32" calcext:value-type="float">
            <text:p>732.32</text:p>
          </table:table-cell>
        </table:table-row>
        <table:table-row table:style-name="ro1">
          <table:table-cell office:value-type="float" office:value="17390206" calcext:value-type="float">
            <text:p>17390206</text:p>
          </table:table-cell>
          <table:table-cell table:formula="of:=[.A1089]/1000/(60*60*24)" office:value-type="time" office:time-value="PT04H49M50.206S" calcext:value-type="time">
            <text:p>04:49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6.4" calcext:value-type="float">
            <text:p>596.4</text:p>
          </table:table-cell>
          <table:table-cell office:value-type="float" office:value="732.94" calcext:value-type="float">
            <text:p>732.94</text:p>
          </table:table-cell>
        </table:table-row>
        <table:table-row table:style-name="ro1">
          <table:table-cell office:value-type="float" office:value="17406206" calcext:value-type="float">
            <text:p>17406206</text:p>
          </table:table-cell>
          <table:table-cell table:formula="of:=[.A1090]/1000/(60*60*24)" office:value-type="time" office:time-value="PT04H50M06.206S" calcext:value-type="time">
            <text:p>04:50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6.93" calcext:value-type="float">
            <text:p>596.93</text:p>
          </table:table-cell>
          <table:table-cell office:value-type="float" office:value="733.57" calcext:value-type="float">
            <text:p>733.57</text:p>
          </table:table-cell>
        </table:table-row>
        <table:table-row table:style-name="ro1">
          <table:table-cell office:value-type="float" office:value="17422204" calcext:value-type="float">
            <text:p>17422204</text:p>
          </table:table-cell>
          <table:table-cell table:formula="of:=[.A1091]/1000/(60*60*24)" office:value-type="time" office:time-value="PT04H50M22.204S" calcext:value-type="time">
            <text:p>04:50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7.45" calcext:value-type="float">
            <text:p>597.45</text:p>
          </table:table-cell>
          <table:table-cell office:value-type="float" office:value="734.19" calcext:value-type="float">
            <text:p>734.19</text:p>
          </table:table-cell>
        </table:table-row>
        <table:table-row table:style-name="ro1">
          <table:table-cell office:value-type="float" office:value="17438206" calcext:value-type="float">
            <text:p>17438206</text:p>
          </table:table-cell>
          <table:table-cell table:formula="of:=[.A1092]/1000/(60*60*24)" office:value-type="time" office:time-value="PT04H50M38.206S" calcext:value-type="time">
            <text:p>04:50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7.98" calcext:value-type="float">
            <text:p>597.98</text:p>
          </table:table-cell>
          <table:table-cell office:value-type="float" office:value="734.81" calcext:value-type="float">
            <text:p>734.81</text:p>
          </table:table-cell>
        </table:table-row>
        <table:table-row table:style-name="ro1">
          <table:table-cell office:value-type="float" office:value="17454206" calcext:value-type="float">
            <text:p>17454206</text:p>
          </table:table-cell>
          <table:table-cell table:formula="of:=[.A1093]/1000/(60*60*24)" office:value-type="time" office:time-value="PT04H50M54.206S" calcext:value-type="time">
            <text:p>04:50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598.51" calcext:value-type="float">
            <text:p>598.51</text:p>
          </table:table-cell>
          <table:table-cell office:value-type="float" office:value="735.43" calcext:value-type="float">
            <text:p>735.43</text:p>
          </table:table-cell>
        </table:table-row>
        <table:table-row table:style-name="ro1">
          <table:table-cell office:value-type="float" office:value="17470206" calcext:value-type="float">
            <text:p>17470206</text:p>
          </table:table-cell>
          <table:table-cell table:formula="of:=[.A1094]/1000/(60*60*24)" office:value-type="time" office:time-value="PT04H51M10.206S" calcext:value-type="time">
            <text:p>04:51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9.04" calcext:value-type="float">
            <text:p>599.04</text:p>
          </table:table-cell>
          <table:table-cell office:value-type="float" office:value="736.05" calcext:value-type="float">
            <text:p>736.05</text:p>
          </table:table-cell>
        </table:table-row>
        <table:table-row table:style-name="ro1">
          <table:table-cell office:value-type="float" office:value="17486206" calcext:value-type="float">
            <text:p>17486206</text:p>
          </table:table-cell>
          <table:table-cell table:formula="of:=[.A1095]/1000/(60*60*24)" office:value-type="time" office:time-value="PT04H51M26.206S" calcext:value-type="time">
            <text:p>04:51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599.56" calcext:value-type="float">
            <text:p>599.56</text:p>
          </table:table-cell>
          <table:table-cell office:value-type="float" office:value="736.68" calcext:value-type="float">
            <text:p>736.68</text:p>
          </table:table-cell>
        </table:table-row>
        <table:table-row table:style-name="ro1">
          <table:table-cell office:value-type="float" office:value="17502206" calcext:value-type="float">
            <text:p>17502206</text:p>
          </table:table-cell>
          <table:table-cell table:formula="of:=[.A1096]/1000/(60*60*24)" office:value-type="time" office:time-value="PT04H51M42.206S" calcext:value-type="time">
            <text:p>04:51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00.09" calcext:value-type="float">
            <text:p>600.09</text:p>
          </table:table-cell>
          <table:table-cell office:value-type="float" office:value="737.3" calcext:value-type="float">
            <text:p>737.3</text:p>
          </table:table-cell>
        </table:table-row>
        <table:table-row table:style-name="ro1">
          <table:table-cell office:value-type="float" office:value="17518206" calcext:value-type="float">
            <text:p>17518206</text:p>
          </table:table-cell>
          <table:table-cell table:formula="of:=[.A1097]/1000/(60*60*24)" office:value-type="time" office:time-value="PT04H51M58.206S" calcext:value-type="time">
            <text:p>04:51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00.62" calcext:value-type="float">
            <text:p>600.62</text:p>
          </table:table-cell>
          <table:table-cell office:value-type="float" office:value="737.92" calcext:value-type="float">
            <text:p>737.92</text:p>
          </table:table-cell>
        </table:table-row>
        <table:table-row table:style-name="ro1">
          <table:table-cell office:value-type="float" office:value="17534206" calcext:value-type="float">
            <text:p>17534206</text:p>
          </table:table-cell>
          <table:table-cell table:formula="of:=[.A1098]/1000/(60*60*24)" office:value-type="time" office:time-value="PT04H52M14.206S" calcext:value-type="time">
            <text:p>04:52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1.14" calcext:value-type="float">
            <text:p>601.14</text:p>
          </table:table-cell>
          <table:table-cell office:value-type="float" office:value="738.54" calcext:value-type="float">
            <text:p>738.54</text:p>
          </table:table-cell>
        </table:table-row>
        <table:table-row table:style-name="ro1">
          <table:table-cell office:value-type="float" office:value="17550206" calcext:value-type="float">
            <text:p>17550206</text:p>
          </table:table-cell>
          <table:table-cell table:formula="of:=[.A1099]/1000/(60*60*24)" office:value-type="time" office:time-value="PT04H52M30.206S" calcext:value-type="time">
            <text:p>04:52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01.67" calcext:value-type="float">
            <text:p>601.67</text:p>
          </table:table-cell>
          <table:table-cell office:value-type="float" office:value="739.16" calcext:value-type="float">
            <text:p>739.16</text:p>
          </table:table-cell>
        </table:table-row>
        <table:table-row table:style-name="ro1">
          <table:table-cell office:value-type="float" office:value="17566206" calcext:value-type="float">
            <text:p>17566206</text:p>
          </table:table-cell>
          <table:table-cell table:formula="of:=[.A1100]/1000/(60*60*24)" office:value-type="time" office:time-value="PT04H52M46.206S" calcext:value-type="time">
            <text:p>04:52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2.2" calcext:value-type="float">
            <text:p>602.2</text:p>
          </table:table-cell>
          <table:table-cell office:value-type="float" office:value="739.78" calcext:value-type="float">
            <text:p>739.78</text:p>
          </table:table-cell>
        </table:table-row>
        <table:table-row table:style-name="ro1">
          <table:table-cell office:value-type="float" office:value="17582206" calcext:value-type="float">
            <text:p>17582206</text:p>
          </table:table-cell>
          <table:table-cell table:formula="of:=[.A1101]/1000/(60*60*24)" office:value-type="time" office:time-value="PT04H53M02.206S" calcext:value-type="time">
            <text:p>04:53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2.72" calcext:value-type="float">
            <text:p>602.72</text:p>
          </table:table-cell>
          <table:table-cell office:value-type="float" office:value="740.4" calcext:value-type="float">
            <text:p>740.4</text:p>
          </table:table-cell>
        </table:table-row>
        <table:table-row table:style-name="ro1">
          <table:table-cell office:value-type="float" office:value="17598206" calcext:value-type="float">
            <text:p>17598206</text:p>
          </table:table-cell>
          <table:table-cell table:formula="of:=[.A1102]/1000/(60*60*24)" office:value-type="time" office:time-value="PT04H53M18.206S" calcext:value-type="time">
            <text:p>04:53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3.25" calcext:value-type="float">
            <text:p>603.25</text:p>
          </table:table-cell>
          <table:table-cell office:value-type="float" office:value="741.02" calcext:value-type="float">
            <text:p>741.02</text:p>
          </table:table-cell>
        </table:table-row>
        <table:table-row table:style-name="ro1">
          <table:table-cell office:value-type="float" office:value="17614206" calcext:value-type="float">
            <text:p>17614206</text:p>
          </table:table-cell>
          <table:table-cell table:formula="of:=[.A1103]/1000/(60*60*24)" office:value-type="time" office:time-value="PT04H53M34.206S" calcext:value-type="time">
            <text:p>04:53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03.78" calcext:value-type="float">
            <text:p>603.78</text:p>
          </table:table-cell>
          <table:table-cell office:value-type="float" office:value="741.64" calcext:value-type="float">
            <text:p>741.64</text:p>
          </table:table-cell>
        </table:table-row>
        <table:table-row table:style-name="ro1">
          <table:table-cell office:value-type="float" office:value="17630206" calcext:value-type="float">
            <text:p>17630206</text:p>
          </table:table-cell>
          <table:table-cell table:formula="of:=[.A1104]/1000/(60*60*24)" office:value-type="time" office:time-value="PT04H53M50.206S" calcext:value-type="time">
            <text:p>04:53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4.3" calcext:value-type="float">
            <text:p>604.3</text:p>
          </table:table-cell>
          <table:table-cell office:value-type="float" office:value="742.26" calcext:value-type="float">
            <text:p>742.26</text:p>
          </table:table-cell>
        </table:table-row>
        <table:table-row table:style-name="ro1">
          <table:table-cell office:value-type="float" office:value="17646206" calcext:value-type="float">
            <text:p>17646206</text:p>
          </table:table-cell>
          <table:table-cell table:formula="of:=[.A1105]/1000/(60*60*24)" office:value-type="time" office:time-value="PT04H54M06.206S" calcext:value-type="time">
            <text:p>04:54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4.83" calcext:value-type="float">
            <text:p>604.83</text:p>
          </table:table-cell>
          <table:table-cell office:value-type="float" office:value="742.88" calcext:value-type="float">
            <text:p>742.88</text:p>
          </table:table-cell>
        </table:table-row>
        <table:table-row table:style-name="ro1">
          <table:table-cell office:value-type="float" office:value="17662206" calcext:value-type="float">
            <text:p>17662206</text:p>
          </table:table-cell>
          <table:table-cell table:formula="of:=[.A1106]/1000/(60*60*24)" office:value-type="time" office:time-value="PT04H54M22.206S" calcext:value-type="time">
            <text:p>04:54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5.36" calcext:value-type="float">
            <text:p>605.36</text:p>
          </table:table-cell>
          <table:table-cell office:value-type="float" office:value="743.5" calcext:value-type="float">
            <text:p>743.5</text:p>
          </table:table-cell>
        </table:table-row>
        <table:table-row table:style-name="ro1">
          <table:table-cell office:value-type="float" office:value="17678206" calcext:value-type="float">
            <text:p>17678206</text:p>
          </table:table-cell>
          <table:table-cell table:formula="of:=[.A1107]/1000/(60*60*24)" office:value-type="time" office:time-value="PT04H54M38.206S" calcext:value-type="time">
            <text:p>04:54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5.88" calcext:value-type="float">
            <text:p>605.88</text:p>
          </table:table-cell>
          <table:table-cell office:value-type="float" office:value="744.12" calcext:value-type="float">
            <text:p>744.12</text:p>
          </table:table-cell>
        </table:table-row>
        <table:table-row table:style-name="ro1">
          <table:table-cell office:value-type="float" office:value="17694206" calcext:value-type="float">
            <text:p>17694206</text:p>
          </table:table-cell>
          <table:table-cell table:formula="of:=[.A1108]/1000/(60*60*24)" office:value-type="time" office:time-value="PT04H54M54.206S" calcext:value-type="time">
            <text:p>04:54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06.41" calcext:value-type="float">
            <text:p>606.41</text:p>
          </table:table-cell>
          <table:table-cell office:value-type="float" office:value="744.74" calcext:value-type="float">
            <text:p>744.74</text:p>
          </table:table-cell>
        </table:table-row>
        <table:table-row table:style-name="ro1">
          <table:table-cell office:value-type="float" office:value="17710206" calcext:value-type="float">
            <text:p>17710206</text:p>
          </table:table-cell>
          <table:table-cell table:formula="of:=[.A1109]/1000/(60*60*24)" office:value-type="time" office:time-value="PT04H55M10.206S" calcext:value-type="time">
            <text:p>04:55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6.93" calcext:value-type="float">
            <text:p>606.93</text:p>
          </table:table-cell>
          <table:table-cell office:value-type="float" office:value="745.35" calcext:value-type="float">
            <text:p>745.35</text:p>
          </table:table-cell>
        </table:table-row>
        <table:table-row table:style-name="ro1">
          <table:table-cell office:value-type="float" office:value="17726206" calcext:value-type="float">
            <text:p>17726206</text:p>
          </table:table-cell>
          <table:table-cell table:formula="of:=[.A1110]/1000/(60*60*24)" office:value-type="time" office:time-value="PT04H55M26.206S" calcext:value-type="time">
            <text:p>04:55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07.46" calcext:value-type="float">
            <text:p>607.46</text:p>
          </table:table-cell>
          <table:table-cell office:value-type="float" office:value="745.97" calcext:value-type="float">
            <text:p>745.97</text:p>
          </table:table-cell>
        </table:table-row>
        <table:table-row table:style-name="ro1">
          <table:table-cell office:value-type="float" office:value="17742206" calcext:value-type="float">
            <text:p>17742206</text:p>
          </table:table-cell>
          <table:table-cell table:formula="of:=[.A1111]/1000/(60*60*24)" office:value-type="time" office:time-value="PT04H55M42.206S" calcext:value-type="time">
            <text:p>04:55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07.99" calcext:value-type="float">
            <text:p>607.99</text:p>
          </table:table-cell>
          <table:table-cell office:value-type="float" office:value="746.59" calcext:value-type="float">
            <text:p>746.59</text:p>
          </table:table-cell>
        </table:table-row>
        <table:table-row table:style-name="ro1">
          <table:table-cell office:value-type="float" office:value="17758206" calcext:value-type="float">
            <text:p>17758206</text:p>
          </table:table-cell>
          <table:table-cell table:formula="of:=[.A1112]/1000/(60*60*24)" office:value-type="time" office:time-value="PT04H55M58.206S" calcext:value-type="time">
            <text:p>04:55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08.51" calcext:value-type="float">
            <text:p>608.51</text:p>
          </table:table-cell>
          <table:table-cell office:value-type="float" office:value="747.21" calcext:value-type="float">
            <text:p>747.21</text:p>
          </table:table-cell>
        </table:table-row>
        <table:table-row table:style-name="ro1">
          <table:table-cell office:value-type="float" office:value="17774206" calcext:value-type="float">
            <text:p>17774206</text:p>
          </table:table-cell>
          <table:table-cell table:formula="of:=[.A1113]/1000/(60*60*24)" office:value-type="time" office:time-value="PT04H56M14.206S" calcext:value-type="time">
            <text:p>04:56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09.04" calcext:value-type="float">
            <text:p>609.04</text:p>
          </table:table-cell>
          <table:table-cell office:value-type="float" office:value="747.83" calcext:value-type="float">
            <text:p>747.83</text:p>
          </table:table-cell>
        </table:table-row>
        <table:table-row table:style-name="ro1">
          <table:table-cell office:value-type="float" office:value="17790206" calcext:value-type="float">
            <text:p>17790206</text:p>
          </table:table-cell>
          <table:table-cell table:formula="of:=[.A1114]/1000/(60*60*24)" office:value-type="time" office:time-value="PT04H56M30.206S" calcext:value-type="time">
            <text:p>04:56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09.56" calcext:value-type="float">
            <text:p>609.56</text:p>
          </table:table-cell>
          <table:table-cell office:value-type="float" office:value="748.44" calcext:value-type="float">
            <text:p>748.44</text:p>
          </table:table-cell>
        </table:table-row>
        <table:table-row table:style-name="ro1">
          <table:table-cell office:value-type="float" office:value="17806206" calcext:value-type="float">
            <text:p>17806206</text:p>
          </table:table-cell>
          <table:table-cell table:formula="of:=[.A1115]/1000/(60*60*24)" office:value-type="time" office:time-value="PT04H56M46.206S" calcext:value-type="time">
            <text:p>04:56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0.09" calcext:value-type="float">
            <text:p>610.09</text:p>
          </table:table-cell>
          <table:table-cell office:value-type="float" office:value="749.06" calcext:value-type="float">
            <text:p>749.06</text:p>
          </table:table-cell>
        </table:table-row>
        <table:table-row table:style-name="ro1">
          <table:table-cell office:value-type="float" office:value="17822206" calcext:value-type="float">
            <text:p>17822206</text:p>
          </table:table-cell>
          <table:table-cell table:formula="of:=[.A1116]/1000/(60*60*24)" office:value-type="time" office:time-value="PT04H57M02.206S" calcext:value-type="time">
            <text:p>04:57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0.61" calcext:value-type="float">
            <text:p>610.61</text:p>
          </table:table-cell>
          <table:table-cell office:value-type="float" office:value="749.68" calcext:value-type="float">
            <text:p>749.68</text:p>
          </table:table-cell>
        </table:table-row>
        <table:table-row table:style-name="ro1">
          <table:table-cell office:value-type="float" office:value="17838206" calcext:value-type="float">
            <text:p>17838206</text:p>
          </table:table-cell>
          <table:table-cell table:formula="of:=[.A1117]/1000/(60*60*24)" office:value-type="time" office:time-value="PT04H57M18.206S" calcext:value-type="time">
            <text:p>04:57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1.14" calcext:value-type="float">
            <text:p>611.14</text:p>
          </table:table-cell>
          <table:table-cell office:value-type="float" office:value="750.3" calcext:value-type="float">
            <text:p>750.3</text:p>
          </table:table-cell>
        </table:table-row>
        <table:table-row table:style-name="ro1">
          <table:table-cell office:value-type="float" office:value="17854206" calcext:value-type="float">
            <text:p>17854206</text:p>
          </table:table-cell>
          <table:table-cell table:formula="of:=[.A1118]/1000/(60*60*24)" office:value-type="time" office:time-value="PT04H57M34.206S" calcext:value-type="time">
            <text:p>04:57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1.66" calcext:value-type="float">
            <text:p>611.66</text:p>
          </table:table-cell>
          <table:table-cell office:value-type="float" office:value="750.91" calcext:value-type="float">
            <text:p>750.91</text:p>
          </table:table-cell>
        </table:table-row>
        <table:table-row table:style-name="ro1">
          <table:table-cell office:value-type="float" office:value="17870206" calcext:value-type="float">
            <text:p>17870206</text:p>
          </table:table-cell>
          <table:table-cell table:formula="of:=[.A1119]/1000/(60*60*24)" office:value-type="time" office:time-value="PT04H57M50.206S" calcext:value-type="time">
            <text:p>04:57:50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12.19" calcext:value-type="float">
            <text:p>612.19</text:p>
          </table:table-cell>
          <table:table-cell office:value-type="float" office:value="751.53" calcext:value-type="float">
            <text:p>751.53</text:p>
          </table:table-cell>
        </table:table-row>
        <table:table-row table:style-name="ro1">
          <table:table-cell office:value-type="float" office:value="17886206" calcext:value-type="float">
            <text:p>17886206</text:p>
          </table:table-cell>
          <table:table-cell table:formula="of:=[.A1120]/1000/(60*60*24)" office:value-type="time" office:time-value="PT04H58M06.206S" calcext:value-type="time">
            <text:p>04:58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12.71" calcext:value-type="float">
            <text:p>612.71</text:p>
          </table:table-cell>
          <table:table-cell office:value-type="float" office:value="752.15" calcext:value-type="float">
            <text:p>752.15</text:p>
          </table:table-cell>
        </table:table-row>
        <table:table-row table:style-name="ro1">
          <table:table-cell office:value-type="float" office:value="17902204" calcext:value-type="float">
            <text:p>17902204</text:p>
          </table:table-cell>
          <table:table-cell table:formula="of:=[.A1121]/1000/(60*60*24)" office:value-type="time" office:time-value="PT04H58M22.204S" calcext:value-type="time">
            <text:p>04:58:22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13.23" calcext:value-type="float">
            <text:p>613.23</text:p>
          </table:table-cell>
          <table:table-cell office:value-type="float" office:value="752.76" calcext:value-type="float">
            <text:p>752.76</text:p>
          </table:table-cell>
        </table:table-row>
        <table:table-row table:style-name="ro1">
          <table:table-cell office:value-type="float" office:value="17918206" calcext:value-type="float">
            <text:p>17918206</text:p>
          </table:table-cell>
          <table:table-cell table:formula="of:=[.A1122]/1000/(60*60*24)" office:value-type="time" office:time-value="PT04H58M38.206S" calcext:value-type="time">
            <text:p>04:58:38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13.76" calcext:value-type="float">
            <text:p>613.76</text:p>
          </table:table-cell>
          <table:table-cell office:value-type="float" office:value="753.38" calcext:value-type="float">
            <text:p>753.38</text:p>
          </table:table-cell>
        </table:table-row>
        <table:table-row table:style-name="ro1">
          <table:table-cell office:value-type="float" office:value="17934206" calcext:value-type="float">
            <text:p>17934206</text:p>
          </table:table-cell>
          <table:table-cell table:formula="of:=[.A1123]/1000/(60*60*24)" office:value-type="time" office:time-value="PT04H58M54.206S" calcext:value-type="time">
            <text:p>04:58:54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14.28" calcext:value-type="float">
            <text:p>614.28</text:p>
          </table:table-cell>
          <table:table-cell office:value-type="float" office:value="753.99" calcext:value-type="float">
            <text:p>753.99</text:p>
          </table:table-cell>
        </table:table-row>
        <table:table-row table:style-name="ro1">
          <table:table-cell office:value-type="float" office:value="17950206" calcext:value-type="float">
            <text:p>17950206</text:p>
          </table:table-cell>
          <table:table-cell table:formula="of:=[.A1124]/1000/(60*60*24)" office:value-type="time" office:time-value="PT04H59M10.206S" calcext:value-type="time">
            <text:p>04:59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14.81" calcext:value-type="float">
            <text:p>614.81</text:p>
          </table:table-cell>
          <table:table-cell office:value-type="float" office:value="754.61" calcext:value-type="float">
            <text:p>754.61</text:p>
          </table:table-cell>
        </table:table-row>
        <table:table-row table:style-name="ro1">
          <table:table-cell office:value-type="float" office:value="17966206" calcext:value-type="float">
            <text:p>17966206</text:p>
          </table:table-cell>
          <table:table-cell table:formula="of:=[.A1125]/1000/(60*60*24)" office:value-type="time" office:time-value="PT04H59M26.206S" calcext:value-type="time">
            <text:p>04:59:26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15.33" calcext:value-type="float">
            <text:p>615.33</text:p>
          </table:table-cell>
          <table:table-cell office:value-type="float" office:value="755.22" calcext:value-type="float">
            <text:p>755.22</text:p>
          </table:table-cell>
        </table:table-row>
        <table:table-row table:style-name="ro1">
          <table:table-cell office:value-type="float" office:value="17982206" calcext:value-type="float">
            <text:p>17982206</text:p>
          </table:table-cell>
          <table:table-cell table:formula="of:=[.A1126]/1000/(60*60*24)" office:value-type="time" office:time-value="PT04H59M42.206S" calcext:value-type="time">
            <text:p>04:59:42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15.86" calcext:value-type="float">
            <text:p>615.86</text:p>
          </table:table-cell>
          <table:table-cell office:value-type="float" office:value="755.84" calcext:value-type="float">
            <text:p>755.84</text:p>
          </table:table-cell>
        </table:table-row>
        <table:table-row table:style-name="ro1">
          <table:table-cell office:value-type="float" office:value="17998206" calcext:value-type="float">
            <text:p>17998206</text:p>
          </table:table-cell>
          <table:table-cell table:formula="of:=[.A1127]/1000/(60*60*24)" office:value-type="time" office:time-value="PT04H59M58.206S" calcext:value-type="time">
            <text:p>04:59:58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16.38" calcext:value-type="float">
            <text:p>616.38</text:p>
          </table:table-cell>
          <table:table-cell office:value-type="float" office:value="756.45" calcext:value-type="float">
            <text:p>756.45</text:p>
          </table:table-cell>
        </table:table-row>
        <table:table-row table:style-name="ro1">
          <table:table-cell office:value-type="float" office:value="18014206" calcext:value-type="float">
            <text:p>18014206</text:p>
          </table:table-cell>
          <table:table-cell table:formula="of:=[.A1128]/1000/(60*60*24)" office:value-type="time" office:time-value="PT05H00M14.206S" calcext:value-type="time">
            <text:p>05:00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16.91" calcext:value-type="float">
            <text:p>616.91</text:p>
          </table:table-cell>
          <table:table-cell office:value-type="float" office:value="757.07" calcext:value-type="float">
            <text:p>757.07</text:p>
          </table:table-cell>
        </table:table-row>
        <table:table-row table:style-name="ro1">
          <table:table-cell office:value-type="float" office:value="18030206" calcext:value-type="float">
            <text:p>18030206</text:p>
          </table:table-cell>
          <table:table-cell table:formula="of:=[.A1129]/1000/(60*60*24)" office:value-type="time" office:time-value="PT05H00M30.206S" calcext:value-type="time">
            <text:p>05:00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17.43" calcext:value-type="float">
            <text:p>617.43</text:p>
          </table:table-cell>
          <table:table-cell office:value-type="float" office:value="757.68" calcext:value-type="float">
            <text:p>757.68</text:p>
          </table:table-cell>
        </table:table-row>
        <table:table-row table:style-name="ro1">
          <table:table-cell office:value-type="float" office:value="18046206" calcext:value-type="float">
            <text:p>18046206</text:p>
          </table:table-cell>
          <table:table-cell table:formula="of:=[.A1130]/1000/(60*60*24)" office:value-type="time" office:time-value="PT05H00M46.206S" calcext:value-type="time">
            <text:p>05:00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17.95" calcext:value-type="float">
            <text:p>617.95</text:p>
          </table:table-cell>
          <table:table-cell office:value-type="float" office:value="758.3" calcext:value-type="float">
            <text:p>758.3</text:p>
          </table:table-cell>
        </table:table-row>
        <table:table-row table:style-name="ro1">
          <table:table-cell office:value-type="float" office:value="18062206" calcext:value-type="float">
            <text:p>18062206</text:p>
          </table:table-cell>
          <table:table-cell table:formula="of:=[.A1131]/1000/(60*60*24)" office:value-type="time" office:time-value="PT05H01M02.206S" calcext:value-type="time">
            <text:p>05:01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18.48" calcext:value-type="float">
            <text:p>618.48</text:p>
          </table:table-cell>
          <table:table-cell office:value-type="float" office:value="758.91" calcext:value-type="float">
            <text:p>758.91</text:p>
          </table:table-cell>
        </table:table-row>
        <table:table-row table:style-name="ro1">
          <table:table-cell office:value-type="float" office:value="18078206" calcext:value-type="float">
            <text:p>18078206</text:p>
          </table:table-cell>
          <table:table-cell table:formula="of:=[.A1132]/1000/(60*60*24)" office:value-type="time" office:time-value="PT05H01M18.206S" calcext:value-type="time">
            <text:p>05:01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19" calcext:value-type="float">
            <text:p>619</text:p>
          </table:table-cell>
          <table:table-cell office:value-type="float" office:value="759.52" calcext:value-type="float">
            <text:p>759.52</text:p>
          </table:table-cell>
        </table:table-row>
        <table:table-row table:style-name="ro1">
          <table:table-cell office:value-type="float" office:value="18094206" calcext:value-type="float">
            <text:p>18094206</text:p>
          </table:table-cell>
          <table:table-cell table:formula="of:=[.A1133]/1000/(60*60*24)" office:value-type="time" office:time-value="PT05H01M34.206S" calcext:value-type="time">
            <text:p>05:01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19.53" calcext:value-type="float">
            <text:p>619.53</text:p>
          </table:table-cell>
          <table:table-cell office:value-type="float" office:value="760.14" calcext:value-type="float">
            <text:p>760.14</text:p>
          </table:table-cell>
        </table:table-row>
        <table:table-row table:style-name="ro1">
          <table:table-cell office:value-type="float" office:value="18110206" calcext:value-type="float">
            <text:p>18110206</text:p>
          </table:table-cell>
          <table:table-cell table:formula="of:=[.A1134]/1000/(60*60*24)" office:value-type="time" office:time-value="PT05H01M50.206S" calcext:value-type="time">
            <text:p>05:01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20.05" calcext:value-type="float">
            <text:p>620.05</text:p>
          </table:table-cell>
          <table:table-cell office:value-type="float" office:value="760.75" calcext:value-type="float">
            <text:p>760.75</text:p>
          </table:table-cell>
        </table:table-row>
        <table:table-row table:style-name="ro1">
          <table:table-cell office:value-type="float" office:value="18126206" calcext:value-type="float">
            <text:p>18126206</text:p>
          </table:table-cell>
          <table:table-cell table:formula="of:=[.A1135]/1000/(60*60*24)" office:value-type="time" office:time-value="PT05H02M06.206S" calcext:value-type="time">
            <text:p>05:02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20.57" calcext:value-type="float">
            <text:p>620.57</text:p>
          </table:table-cell>
          <table:table-cell office:value-type="float" office:value="761.36" calcext:value-type="float">
            <text:p>761.36</text:p>
          </table:table-cell>
        </table:table-row>
        <table:table-row table:style-name="ro1">
          <table:table-cell office:value-type="float" office:value="18142206" calcext:value-type="float">
            <text:p>18142206</text:p>
          </table:table-cell>
          <table:table-cell table:formula="of:=[.A1136]/1000/(60*60*24)" office:value-type="time" office:time-value="PT05H02M22.206S" calcext:value-type="time">
            <text:p>05:02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21.1" calcext:value-type="float">
            <text:p>621.1</text:p>
          </table:table-cell>
          <table:table-cell office:value-type="float" office:value="761.97" calcext:value-type="float">
            <text:p>761.97</text:p>
          </table:table-cell>
        </table:table-row>
        <table:table-row table:style-name="ro1">
          <table:table-cell office:value-type="float" office:value="18158206" calcext:value-type="float">
            <text:p>18158206</text:p>
          </table:table-cell>
          <table:table-cell table:formula="of:=[.A1137]/1000/(60*60*24)" office:value-type="time" office:time-value="PT05H02M38.206S" calcext:value-type="time">
            <text:p>05:02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21.62" calcext:value-type="float">
            <text:p>621.62</text:p>
          </table:table-cell>
          <table:table-cell office:value-type="float" office:value="762.58" calcext:value-type="float">
            <text:p>762.58</text:p>
          </table:table-cell>
        </table:table-row>
        <table:table-row table:style-name="ro1">
          <table:table-cell office:value-type="float" office:value="18174206" calcext:value-type="float">
            <text:p>18174206</text:p>
          </table:table-cell>
          <table:table-cell table:formula="of:=[.A1138]/1000/(60*60*24)" office:value-type="time" office:time-value="PT05H02M54.206S" calcext:value-type="time">
            <text:p>05:02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22.14" calcext:value-type="float">
            <text:p>622.14</text:p>
          </table:table-cell>
          <table:table-cell office:value-type="float" office:value="763.2" calcext:value-type="float">
            <text:p>763.2</text:p>
          </table:table-cell>
        </table:table-row>
        <table:table-row table:style-name="ro1">
          <table:table-cell office:value-type="float" office:value="18190206" calcext:value-type="float">
            <text:p>18190206</text:p>
          </table:table-cell>
          <table:table-cell table:formula="of:=[.A1139]/1000/(60*60*24)" office:value-type="time" office:time-value="PT05H03M10.206S" calcext:value-type="time">
            <text:p>05:03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22.66" calcext:value-type="float">
            <text:p>622.66</text:p>
          </table:table-cell>
          <table:table-cell office:value-type="float" office:value="763.81" calcext:value-type="float">
            <text:p>763.81</text:p>
          </table:table-cell>
        </table:table-row>
        <table:table-row table:style-name="ro1">
          <table:table-cell office:value-type="float" office:value="18206206" calcext:value-type="float">
            <text:p>18206206</text:p>
          </table:table-cell>
          <table:table-cell table:formula="of:=[.A1140]/1000/(60*60*24)" office:value-type="time" office:time-value="PT05H03M26.206S" calcext:value-type="time">
            <text:p>05:03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23.19" calcext:value-type="float">
            <text:p>623.19</text:p>
          </table:table-cell>
          <table:table-cell office:value-type="float" office:value="764.42" calcext:value-type="float">
            <text:p>764.42</text:p>
          </table:table-cell>
        </table:table-row>
        <table:table-row table:style-name="ro1">
          <table:table-cell office:value-type="float" office:value="18222206" calcext:value-type="float">
            <text:p>18222206</text:p>
          </table:table-cell>
          <table:table-cell table:formula="of:=[.A1141]/1000/(60*60*24)" office:value-type="time" office:time-value="PT05H03M42.206S" calcext:value-type="time">
            <text:p>05:03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23.71" calcext:value-type="float">
            <text:p>623.71</text:p>
          </table:table-cell>
          <table:table-cell office:value-type="float" office:value="765.03" calcext:value-type="float">
            <text:p>765.03</text:p>
          </table:table-cell>
        </table:table-row>
        <table:table-row table:style-name="ro1">
          <table:table-cell office:value-type="float" office:value="18238206" calcext:value-type="float">
            <text:p>18238206</text:p>
          </table:table-cell>
          <table:table-cell table:formula="of:=[.A1142]/1000/(60*60*24)" office:value-type="time" office:time-value="PT05H03M58.206S" calcext:value-type="time">
            <text:p>05:03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24.23" calcext:value-type="float">
            <text:p>624.23</text:p>
          </table:table-cell>
          <table:table-cell office:value-type="float" office:value="765.64" calcext:value-type="float">
            <text:p>765.64</text:p>
          </table:table-cell>
        </table:table-row>
        <table:table-row table:style-name="ro1">
          <table:table-cell office:value-type="float" office:value="18254206" calcext:value-type="float">
            <text:p>18254206</text:p>
          </table:table-cell>
          <table:table-cell table:formula="of:=[.A1143]/1000/(60*60*24)" office:value-type="time" office:time-value="PT05H04M14.206S" calcext:value-type="time">
            <text:p>05:04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24.76" calcext:value-type="float">
            <text:p>624.76</text:p>
          </table:table-cell>
          <table:table-cell office:value-type="float" office:value="766.25" calcext:value-type="float">
            <text:p>766.25</text:p>
          </table:table-cell>
        </table:table-row>
        <table:table-row table:style-name="ro1">
          <table:table-cell office:value-type="float" office:value="18270206" calcext:value-type="float">
            <text:p>18270206</text:p>
          </table:table-cell>
          <table:table-cell table:formula="of:=[.A1144]/1000/(60*60*24)" office:value-type="time" office:time-value="PT05H04M30.206S" calcext:value-type="time">
            <text:p>05:04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25.28" calcext:value-type="float">
            <text:p>625.28</text:p>
          </table:table-cell>
          <table:table-cell office:value-type="float" office:value="766.86" calcext:value-type="float">
            <text:p>766.86</text:p>
          </table:table-cell>
        </table:table-row>
        <table:table-row table:style-name="ro1">
          <table:table-cell office:value-type="float" office:value="18286206" calcext:value-type="float">
            <text:p>18286206</text:p>
          </table:table-cell>
          <table:table-cell table:formula="of:=[.A1145]/1000/(60*60*24)" office:value-type="time" office:time-value="PT05H04M46.206S" calcext:value-type="time">
            <text:p>05:04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25.8" calcext:value-type="float">
            <text:p>625.8</text:p>
          </table:table-cell>
          <table:table-cell office:value-type="float" office:value="767.47" calcext:value-type="float">
            <text:p>767.47</text:p>
          </table:table-cell>
        </table:table-row>
        <table:table-row table:style-name="ro1">
          <table:table-cell office:value-type="float" office:value="18302206" calcext:value-type="float">
            <text:p>18302206</text:p>
          </table:table-cell>
          <table:table-cell table:formula="of:=[.A1146]/1000/(60*60*24)" office:value-type="time" office:time-value="PT05H05M02.206S" calcext:value-type="time">
            <text:p>05:05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26.32" calcext:value-type="float">
            <text:p>626.32</text:p>
          </table:table-cell>
          <table:table-cell office:value-type="float" office:value="768.08" calcext:value-type="float">
            <text:p>768.08</text:p>
          </table:table-cell>
        </table:table-row>
        <table:table-row table:style-name="ro1">
          <table:table-cell office:value-type="float" office:value="18318206" calcext:value-type="float">
            <text:p>18318206</text:p>
          </table:table-cell>
          <table:table-cell table:formula="of:=[.A1147]/1000/(60*60*24)" office:value-type="time" office:time-value="PT05H05M18.206S" calcext:value-type="time">
            <text:p>05:05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26.84" calcext:value-type="float">
            <text:p>626.84</text:p>
          </table:table-cell>
          <table:table-cell office:value-type="float" office:value="768.69" calcext:value-type="float">
            <text:p>768.69</text:p>
          </table:table-cell>
        </table:table-row>
        <table:table-row table:style-name="ro1">
          <table:table-cell office:value-type="float" office:value="18334206" calcext:value-type="float">
            <text:p>18334206</text:p>
          </table:table-cell>
          <table:table-cell table:formula="of:=[.A1148]/1000/(60*60*24)" office:value-type="time" office:time-value="PT05H05M34.206S" calcext:value-type="time">
            <text:p>05:05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27.37" calcext:value-type="float">
            <text:p>627.37</text:p>
          </table:table-cell>
          <table:table-cell office:value-type="float" office:value="769.3" calcext:value-type="float">
            <text:p>769.3</text:p>
          </table:table-cell>
        </table:table-row>
        <table:table-row table:style-name="ro1">
          <table:table-cell office:value-type="float" office:value="18350206" calcext:value-type="float">
            <text:p>18350206</text:p>
          </table:table-cell>
          <table:table-cell table:formula="of:=[.A1149]/1000/(60*60*24)" office:value-type="time" office:time-value="PT05H05M50.206S" calcext:value-type="time">
            <text:p>05:05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27.89" calcext:value-type="float">
            <text:p>627.89</text:p>
          </table:table-cell>
          <table:table-cell office:value-type="float" office:value="769.91" calcext:value-type="float">
            <text:p>769.91</text:p>
          </table:table-cell>
        </table:table-row>
        <table:table-row table:style-name="ro1">
          <table:table-cell office:value-type="float" office:value="18366206" calcext:value-type="float">
            <text:p>18366206</text:p>
          </table:table-cell>
          <table:table-cell table:formula="of:=[.A1150]/1000/(60*60*24)" office:value-type="time" office:time-value="PT05H06M06.206S" calcext:value-type="time">
            <text:p>05:06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28.41" calcext:value-type="float">
            <text:p>628.41</text:p>
          </table:table-cell>
          <table:table-cell office:value-type="float" office:value="770.51" calcext:value-type="float">
            <text:p>770.51</text:p>
          </table:table-cell>
        </table:table-row>
        <table:table-row table:style-name="ro1">
          <table:table-cell office:value-type="float" office:value="18382206" calcext:value-type="float">
            <text:p>18382206</text:p>
          </table:table-cell>
          <table:table-cell table:formula="of:=[.A1151]/1000/(60*60*24)" office:value-type="time" office:time-value="PT05H06M22.206S" calcext:value-type="time">
            <text:p>05:06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28.93" calcext:value-type="float">
            <text:p>628.93</text:p>
          </table:table-cell>
          <table:table-cell office:value-type="float" office:value="771.12" calcext:value-type="float">
            <text:p>771.12</text:p>
          </table:table-cell>
        </table:table-row>
        <table:table-row table:style-name="ro1">
          <table:table-cell office:value-type="float" office:value="18398206" calcext:value-type="float">
            <text:p>18398206</text:p>
          </table:table-cell>
          <table:table-cell table:formula="of:=[.A1152]/1000/(60*60*24)" office:value-type="time" office:time-value="PT05H06M38.206S" calcext:value-type="time">
            <text:p>05:06:38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29.45" calcext:value-type="float">
            <text:p>629.45</text:p>
          </table:table-cell>
          <table:table-cell office:value-type="float" office:value="771.73" calcext:value-type="float">
            <text:p>771.73</text:p>
          </table:table-cell>
        </table:table-row>
        <table:table-row table:style-name="ro1">
          <table:table-cell office:value-type="float" office:value="18414206" calcext:value-type="float">
            <text:p>18414206</text:p>
          </table:table-cell>
          <table:table-cell table:formula="of:=[.A1153]/1000/(60*60*24)" office:value-type="time" office:time-value="PT05H06M54.206S" calcext:value-type="time">
            <text:p>05:06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29.97" calcext:value-type="float">
            <text:p>629.97</text:p>
          </table:table-cell>
          <table:table-cell office:value-type="float" office:value="772.34" calcext:value-type="float">
            <text:p>772.34</text:p>
          </table:table-cell>
        </table:table-row>
        <table:table-row table:style-name="ro1">
          <table:table-cell office:value-type="float" office:value="18430204" calcext:value-type="float">
            <text:p>18430204</text:p>
          </table:table-cell>
          <table:table-cell table:formula="of:=[.A1154]/1000/(60*60*24)" office:value-type="time" office:time-value="PT05H07M10.204S" calcext:value-type="time">
            <text:p>05:07:10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30.49" calcext:value-type="float">
            <text:p>630.49</text:p>
          </table:table-cell>
          <table:table-cell office:value-type="float" office:value="772.95" calcext:value-type="float">
            <text:p>772.95</text:p>
          </table:table-cell>
        </table:table-row>
        <table:table-row table:style-name="ro1">
          <table:table-cell office:value-type="float" office:value="18446206" calcext:value-type="float">
            <text:p>18446206</text:p>
          </table:table-cell>
          <table:table-cell table:formula="of:=[.A1155]/1000/(60*60*24)" office:value-type="time" office:time-value="PT05H07M26.206S" calcext:value-type="time">
            <text:p>05:07:26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31.01" calcext:value-type="float">
            <text:p>631.01</text:p>
          </table:table-cell>
          <table:table-cell office:value-type="float" office:value="773.55" calcext:value-type="float">
            <text:p>773.55</text:p>
          </table:table-cell>
        </table:table-row>
        <table:table-row table:style-name="ro1">
          <table:table-cell office:value-type="float" office:value="18462206" calcext:value-type="float">
            <text:p>18462206</text:p>
          </table:table-cell>
          <table:table-cell table:formula="of:=[.A1156]/1000/(60*60*24)" office:value-type="time" office:time-value="PT05H07M42.206S" calcext:value-type="time">
            <text:p>05:07:42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" calcext:value-type="float">
            <text:p>136.5</text:p>
          </table:table-cell>
          <table:table-cell office:value-type="float" office:value="631.54" calcext:value-type="float">
            <text:p>631.54</text:p>
          </table:table-cell>
          <table:table-cell office:value-type="float" office:value="774.16" calcext:value-type="float">
            <text:p>774.16</text:p>
          </table:table-cell>
        </table:table-row>
        <table:table-row table:style-name="ro1">
          <table:table-cell office:value-type="float" office:value="18478206" calcext:value-type="float">
            <text:p>18478206</text:p>
          </table:table-cell>
          <table:table-cell table:formula="of:=[.A1157]/1000/(60*60*24)" office:value-type="time" office:time-value="PT05H07M58.206S" calcext:value-type="time">
            <text:p>05:07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632.06" calcext:value-type="float">
            <text:p>632.06</text:p>
          </table:table-cell>
          <table:table-cell office:value-type="float" office:value="774.77" calcext:value-type="float">
            <text:p>774.77</text:p>
          </table:table-cell>
        </table:table-row>
        <table:table-row table:style-name="ro1">
          <table:table-cell office:value-type="float" office:value="18494206" calcext:value-type="float">
            <text:p>18494206</text:p>
          </table:table-cell>
          <table:table-cell table:formula="of:=[.A1158]/1000/(60*60*24)" office:value-type="time" office:time-value="PT05H08M14.206S" calcext:value-type="time">
            <text:p>05:08:14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32.58" calcext:value-type="float">
            <text:p>632.58</text:p>
          </table:table-cell>
          <table:table-cell office:value-type="float" office:value="775.37" calcext:value-type="float">
            <text:p>775.37</text:p>
          </table:table-cell>
        </table:table-row>
        <table:table-row table:style-name="ro1">
          <table:table-cell office:value-type="float" office:value="18510204" calcext:value-type="float">
            <text:p>18510204</text:p>
          </table:table-cell>
          <table:table-cell table:formula="of:=[.A1159]/1000/(60*60*24)" office:value-type="time" office:time-value="PT05H08M30.204S" calcext:value-type="time">
            <text:p>05:08:30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33.1" calcext:value-type="float">
            <text:p>633.1</text:p>
          </table:table-cell>
          <table:table-cell office:value-type="float" office:value="775.98" calcext:value-type="float">
            <text:p>775.98</text:p>
          </table:table-cell>
        </table:table-row>
        <table:table-row table:style-name="ro1">
          <table:table-cell office:value-type="float" office:value="18526204" calcext:value-type="float">
            <text:p>18526204</text:p>
          </table:table-cell>
          <table:table-cell table:formula="of:=[.A1160]/1000/(60*60*24)" office:value-type="time" office:time-value="PT05H08M46.204S" calcext:value-type="time">
            <text:p>05:08:46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33.62" calcext:value-type="float">
            <text:p>633.62</text:p>
          </table:table-cell>
          <table:table-cell office:value-type="float" office:value="776.59" calcext:value-type="float">
            <text:p>776.59</text:p>
          </table:table-cell>
        </table:table-row>
        <table:table-row table:style-name="ro1">
          <table:table-cell office:value-type="float" office:value="18542206" calcext:value-type="float">
            <text:p>18542206</text:p>
          </table:table-cell>
          <table:table-cell table:formula="of:=[.A1161]/1000/(60*60*24)" office:value-type="time" office:time-value="PT05H09M02.206S" calcext:value-type="time">
            <text:p>05:09:02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34.14" calcext:value-type="float">
            <text:p>634.14</text:p>
          </table:table-cell>
          <table:table-cell office:value-type="float" office:value="777.19" calcext:value-type="float">
            <text:p>777.19</text:p>
          </table:table-cell>
        </table:table-row>
        <table:table-row table:style-name="ro1">
          <table:table-cell office:value-type="float" office:value="18558206" calcext:value-type="float">
            <text:p>18558206</text:p>
          </table:table-cell>
          <table:table-cell table:formula="of:=[.A1162]/1000/(60*60*24)" office:value-type="time" office:time-value="PT05H09M18.206S" calcext:value-type="time">
            <text:p>05:09:18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34.66" calcext:value-type="float">
            <text:p>634.66</text:p>
          </table:table-cell>
          <table:table-cell office:value-type="float" office:value="777.8" calcext:value-type="float">
            <text:p>777.8</text:p>
          </table:table-cell>
        </table:table-row>
        <table:table-row table:style-name="ro1">
          <table:table-cell office:value-type="float" office:value="18574206" calcext:value-type="float">
            <text:p>18574206</text:p>
          </table:table-cell>
          <table:table-cell table:formula="of:=[.A1163]/1000/(60*60*24)" office:value-type="time" office:time-value="PT05H09M34.206S" calcext:value-type="time">
            <text:p>05:09:34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635.18" calcext:value-type="float">
            <text:p>635.18</text:p>
          </table:table-cell>
          <table:table-cell office:value-type="float" office:value="778.4" calcext:value-type="float">
            <text:p>778.4</text:p>
          </table:table-cell>
        </table:table-row>
        <table:table-row table:style-name="ro1">
          <table:table-cell office:value-type="float" office:value="18590206" calcext:value-type="float">
            <text:p>18590206</text:p>
          </table:table-cell>
          <table:table-cell table:formula="of:=[.A1164]/1000/(60*60*24)" office:value-type="time" office:time-value="PT05H09M50.206S" calcext:value-type="time">
            <text:p>05:09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35.7" calcext:value-type="float">
            <text:p>635.7</text:p>
          </table:table-cell>
          <table:table-cell office:value-type="float" office:value="779.01" calcext:value-type="float">
            <text:p>779.01</text:p>
          </table:table-cell>
        </table:table-row>
        <table:table-row table:style-name="ro1">
          <table:table-cell office:value-type="float" office:value="18606206" calcext:value-type="float">
            <text:p>18606206</text:p>
          </table:table-cell>
          <table:table-cell table:formula="of:=[.A1165]/1000/(60*60*24)" office:value-type="time" office:time-value="PT05H10M06.206S" calcext:value-type="time">
            <text:p>05:10:06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636.22" calcext:value-type="float">
            <text:p>636.22</text:p>
          </table:table-cell>
          <table:table-cell office:value-type="float" office:value="779.61" calcext:value-type="float">
            <text:p>779.61</text:p>
          </table:table-cell>
        </table:table-row>
        <table:table-row table:style-name="ro1">
          <table:table-cell office:value-type="float" office:value="18622206" calcext:value-type="float">
            <text:p>18622206</text:p>
          </table:table-cell>
          <table:table-cell table:formula="of:=[.A1166]/1000/(60*60*24)" office:value-type="time" office:time-value="PT05H10M22.206S" calcext:value-type="time">
            <text:p>05:10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36.74" calcext:value-type="float">
            <text:p>636.74</text:p>
          </table:table-cell>
          <table:table-cell office:value-type="float" office:value="780.22" calcext:value-type="float">
            <text:p>780.22</text:p>
          </table:table-cell>
        </table:table-row>
        <table:table-row table:style-name="ro1">
          <table:table-cell office:value-type="float" office:value="18638206" calcext:value-type="float">
            <text:p>18638206</text:p>
          </table:table-cell>
          <table:table-cell table:formula="of:=[.A1167]/1000/(60*60*24)" office:value-type="time" office:time-value="PT05H10M38.206S" calcext:value-type="time">
            <text:p>05:10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37.26" calcext:value-type="float">
            <text:p>637.26</text:p>
          </table:table-cell>
          <table:table-cell office:value-type="float" office:value="780.82" calcext:value-type="float">
            <text:p>780.82</text:p>
          </table:table-cell>
        </table:table-row>
        <table:table-row table:style-name="ro1">
          <table:table-cell office:value-type="float" office:value="18654206" calcext:value-type="float">
            <text:p>18654206</text:p>
          </table:table-cell>
          <table:table-cell table:formula="of:=[.A1168]/1000/(60*60*24)" office:value-type="time" office:time-value="PT05H10M54.206S" calcext:value-type="time">
            <text:p>05:10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37.77" calcext:value-type="float">
            <text:p>637.77</text:p>
          </table:table-cell>
          <table:table-cell office:value-type="float" office:value="781.42" calcext:value-type="float">
            <text:p>781.42</text:p>
          </table:table-cell>
        </table:table-row>
        <table:table-row table:style-name="ro1">
          <table:table-cell office:value-type="float" office:value="18670206" calcext:value-type="float">
            <text:p>18670206</text:p>
          </table:table-cell>
          <table:table-cell table:formula="of:=[.A1169]/1000/(60*60*24)" office:value-type="time" office:time-value="PT05H11M10.206S" calcext:value-type="time">
            <text:p>05:11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638.29" calcext:value-type="float">
            <text:p>638.29</text:p>
          </table:table-cell>
          <table:table-cell office:value-type="float" office:value="782.02" calcext:value-type="float">
            <text:p>782.02</text:p>
          </table:table-cell>
        </table:table-row>
        <table:table-row table:style-name="ro1">
          <table:table-cell office:value-type="float" office:value="18686206" calcext:value-type="float">
            <text:p>18686206</text:p>
          </table:table-cell>
          <table:table-cell table:formula="of:=[.A1170]/1000/(60*60*24)" office:value-type="time" office:time-value="PT05H11M26.206S" calcext:value-type="time">
            <text:p>05:11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638.81" calcext:value-type="float">
            <text:p>638.81</text:p>
          </table:table-cell>
          <table:table-cell office:value-type="float" office:value="782.63" calcext:value-type="float">
            <text:p>782.63</text:p>
          </table:table-cell>
        </table:table-row>
        <table:table-row table:style-name="ro1">
          <table:table-cell office:value-type="float" office:value="18702206" calcext:value-type="float">
            <text:p>18702206</text:p>
          </table:table-cell>
          <table:table-cell table:formula="of:=[.A1171]/1000/(60*60*24)" office:value-type="time" office:time-value="PT05H11M42.206S" calcext:value-type="time">
            <text:p>05:11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39.33" calcext:value-type="float">
            <text:p>639.33</text:p>
          </table:table-cell>
          <table:table-cell office:value-type="float" office:value="783.23" calcext:value-type="float">
            <text:p>783.23</text:p>
          </table:table-cell>
        </table:table-row>
        <table:table-row table:style-name="ro1">
          <table:table-cell office:value-type="float" office:value="18718206" calcext:value-type="float">
            <text:p>18718206</text:p>
          </table:table-cell>
          <table:table-cell table:formula="of:=[.A1172]/1000/(60*60*24)" office:value-type="time" office:time-value="PT05H11M58.206S" calcext:value-type="time">
            <text:p>05:11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39.85" calcext:value-type="float">
            <text:p>639.85</text:p>
          </table:table-cell>
          <table:table-cell office:value-type="float" office:value="783.83" calcext:value-type="float">
            <text:p>783.83</text:p>
          </table:table-cell>
        </table:table-row>
        <table:table-row table:style-name="ro1">
          <table:table-cell office:value-type="float" office:value="18734206" calcext:value-type="float">
            <text:p>18734206</text:p>
          </table:table-cell>
          <table:table-cell table:formula="of:=[.A1173]/1000/(60*60*24)" office:value-type="time" office:time-value="PT05H12M14.206S" calcext:value-type="time">
            <text:p>05:12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40.37" calcext:value-type="float">
            <text:p>640.37</text:p>
          </table:table-cell>
          <table:table-cell office:value-type="float" office:value="784.43" calcext:value-type="float">
            <text:p>784.43</text:p>
          </table:table-cell>
        </table:table-row>
        <table:table-row table:style-name="ro1">
          <table:table-cell office:value-type="float" office:value="18750206" calcext:value-type="float">
            <text:p>18750206</text:p>
          </table:table-cell>
          <table:table-cell table:formula="of:=[.A1174]/1000/(60*60*24)" office:value-type="time" office:time-value="PT05H12M30.206S" calcext:value-type="time">
            <text:p>05:12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40.89" calcext:value-type="float">
            <text:p>640.89</text:p>
          </table:table-cell>
          <table:table-cell office:value-type="float" office:value="785.03" calcext:value-type="float">
            <text:p>785.03</text:p>
          </table:table-cell>
        </table:table-row>
        <table:table-row table:style-name="ro1">
          <table:table-cell office:value-type="float" office:value="18766206" calcext:value-type="float">
            <text:p>18766206</text:p>
          </table:table-cell>
          <table:table-cell table:formula="of:=[.A1175]/1000/(60*60*24)" office:value-type="time" office:time-value="PT05H12M46.206S" calcext:value-type="time">
            <text:p>05:12:46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41.41" calcext:value-type="float">
            <text:p>641.41</text:p>
          </table:table-cell>
          <table:table-cell office:value-type="float" office:value="785.64" calcext:value-type="float">
            <text:p>785.64</text:p>
          </table:table-cell>
        </table:table-row>
        <table:table-row table:style-name="ro1">
          <table:table-cell office:value-type="float" office:value="18782206" calcext:value-type="float">
            <text:p>18782206</text:p>
          </table:table-cell>
          <table:table-cell table:formula="of:=[.A1176]/1000/(60*60*24)" office:value-type="time" office:time-value="PT05H13M02.206S" calcext:value-type="time">
            <text:p>05:13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41.93" calcext:value-type="float">
            <text:p>641.93</text:p>
          </table:table-cell>
          <table:table-cell office:value-type="float" office:value="786.24" calcext:value-type="float">
            <text:p>786.24</text:p>
          </table:table-cell>
        </table:table-row>
        <table:table-row table:style-name="ro1">
          <table:table-cell office:value-type="float" office:value="18798206" calcext:value-type="float">
            <text:p>18798206</text:p>
          </table:table-cell>
          <table:table-cell table:formula="of:=[.A1177]/1000/(60*60*24)" office:value-type="time" office:time-value="PT05H13M18.206S" calcext:value-type="time">
            <text:p>05:13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642.44" calcext:value-type="float">
            <text:p>642.44</text:p>
          </table:table-cell>
          <table:table-cell office:value-type="float" office:value="786.84" calcext:value-type="float">
            <text:p>786.84</text:p>
          </table:table-cell>
        </table:table-row>
        <table:table-row table:style-name="ro1">
          <table:table-cell office:value-type="float" office:value="18814206" calcext:value-type="float">
            <text:p>18814206</text:p>
          </table:table-cell>
          <table:table-cell table:formula="of:=[.A1178]/1000/(60*60*24)" office:value-type="time" office:time-value="PT05H13M34.206S" calcext:value-type="time">
            <text:p>05:13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42.96" calcext:value-type="float">
            <text:p>642.96</text:p>
          </table:table-cell>
          <table:table-cell office:value-type="float" office:value="787.44" calcext:value-type="float">
            <text:p>787.44</text:p>
          </table:table-cell>
        </table:table-row>
        <table:table-row table:style-name="ro1">
          <table:table-cell office:value-type="float" office:value="18830206" calcext:value-type="float">
            <text:p>18830206</text:p>
          </table:table-cell>
          <table:table-cell table:formula="of:=[.A1179]/1000/(60*60*24)" office:value-type="time" office:time-value="PT05H13M50.206S" calcext:value-type="time">
            <text:p>05:13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43.48" calcext:value-type="float">
            <text:p>643.48</text:p>
          </table:table-cell>
          <table:table-cell office:value-type="float" office:value="788.04" calcext:value-type="float">
            <text:p>788.04</text:p>
          </table:table-cell>
        </table:table-row>
        <table:table-row table:style-name="ro1">
          <table:table-cell office:value-type="float" office:value="18846206" calcext:value-type="float">
            <text:p>18846206</text:p>
          </table:table-cell>
          <table:table-cell table:formula="of:=[.A1180]/1000/(60*60*24)" office:value-type="time" office:time-value="PT05H14M06.206S" calcext:value-type="time">
            <text:p>05:14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644" calcext:value-type="float">
            <text:p>644</text:p>
          </table:table-cell>
          <table:table-cell office:value-type="float" office:value="788.64" calcext:value-type="float">
            <text:p>788.64</text:p>
          </table:table-cell>
        </table:table-row>
        <table:table-row table:style-name="ro1">
          <table:table-cell office:value-type="float" office:value="18862206" calcext:value-type="float">
            <text:p>18862206</text:p>
          </table:table-cell>
          <table:table-cell table:formula="of:=[.A1181]/1000/(60*60*24)" office:value-type="time" office:time-value="PT05H14M22.206S" calcext:value-type="time">
            <text:p>05:14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644.52" calcext:value-type="float">
            <text:p>644.52</text:p>
          </table:table-cell>
          <table:table-cell office:value-type="float" office:value="789.24" calcext:value-type="float">
            <text:p>789.24</text:p>
          </table:table-cell>
        </table:table-row>
        <table:table-row table:style-name="ro1">
          <table:table-cell office:value-type="float" office:value="18878206" calcext:value-type="float">
            <text:p>18878206</text:p>
          </table:table-cell>
          <table:table-cell table:formula="of:=[.A1182]/1000/(60*60*24)" office:value-type="time" office:time-value="PT05H14M38.206S" calcext:value-type="time">
            <text:p>05:14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87" calcext:value-type="float">
            <text:p>134.87</text:p>
          </table:table-cell>
          <table:table-cell office:value-type="float" office:value="645.03" calcext:value-type="float">
            <text:p>645.03</text:p>
          </table:table-cell>
          <table:table-cell office:value-type="float" office:value="789.83" calcext:value-type="float">
            <text:p>789.83</text:p>
          </table:table-cell>
        </table:table-row>
        <table:table-row table:style-name="ro1">
          <table:table-cell office:value-type="float" office:value="18894206" calcext:value-type="float">
            <text:p>18894206</text:p>
          </table:table-cell>
          <table:table-cell table:formula="of:=[.A1183]/1000/(60*60*24)" office:value-type="time" office:time-value="PT05H14M54.206S" calcext:value-type="time">
            <text:p>05:14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45.55" calcext:value-type="float">
            <text:p>645.55</text:p>
          </table:table-cell>
          <table:table-cell office:value-type="float" office:value="790.43" calcext:value-type="float">
            <text:p>790.43</text:p>
          </table:table-cell>
        </table:table-row>
        <table:table-row table:style-name="ro1">
          <table:table-cell office:value-type="float" office:value="18910206" calcext:value-type="float">
            <text:p>18910206</text:p>
          </table:table-cell>
          <table:table-cell table:formula="of:=[.A1184]/1000/(60*60*24)" office:value-type="time" office:time-value="PT05H15M10.206S" calcext:value-type="time">
            <text:p>05:15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46.07" calcext:value-type="float">
            <text:p>646.07</text:p>
          </table:table-cell>
          <table:table-cell office:value-type="float" office:value="791.03" calcext:value-type="float">
            <text:p>791.03</text:p>
          </table:table-cell>
        </table:table-row>
        <table:table-row table:style-name="ro1">
          <table:table-cell office:value-type="float" office:value="18926206" calcext:value-type="float">
            <text:p>18926206</text:p>
          </table:table-cell>
          <table:table-cell table:formula="of:=[.A1185]/1000/(60*60*24)" office:value-type="time" office:time-value="PT05H15M26.206S" calcext:value-type="time">
            <text:p>05:15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46.58" calcext:value-type="float">
            <text:p>646.58</text:p>
          </table:table-cell>
          <table:table-cell office:value-type="float" office:value="791.63" calcext:value-type="float">
            <text:p>791.63</text:p>
          </table:table-cell>
        </table:table-row>
        <table:table-row table:style-name="ro1">
          <table:table-cell office:value-type="float" office:value="18942206" calcext:value-type="float">
            <text:p>18942206</text:p>
          </table:table-cell>
          <table:table-cell table:formula="of:=[.A1186]/1000/(60*60*24)" office:value-type="time" office:time-value="PT05H15M42.206S" calcext:value-type="time">
            <text:p>05:15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47.1" calcext:value-type="float">
            <text:p>647.1</text:p>
          </table:table-cell>
          <table:table-cell office:value-type="float" office:value="792.22" calcext:value-type="float">
            <text:p>792.22</text:p>
          </table:table-cell>
        </table:table-row>
        <table:table-row table:style-name="ro1">
          <table:table-cell office:value-type="float" office:value="18958206" calcext:value-type="float">
            <text:p>18958206</text:p>
          </table:table-cell>
          <table:table-cell table:formula="of:=[.A1187]/1000/(60*60*24)" office:value-type="time" office:time-value="PT05H15M58.206S" calcext:value-type="time">
            <text:p>05:15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47.62" calcext:value-type="float">
            <text:p>647.62</text:p>
          </table:table-cell>
          <table:table-cell office:value-type="float" office:value="792.82" calcext:value-type="float">
            <text:p>792.82</text:p>
          </table:table-cell>
        </table:table-row>
        <table:table-row table:style-name="ro1">
          <table:table-cell office:value-type="float" office:value="18974204" calcext:value-type="float">
            <text:p>18974204</text:p>
          </table:table-cell>
          <table:table-cell table:formula="of:=[.A1188]/1000/(60*60*24)" office:value-type="time" office:time-value="PT05H16M14.204S" calcext:value-type="time">
            <text:p>05:16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48.13" calcext:value-type="float">
            <text:p>648.13</text:p>
          </table:table-cell>
          <table:table-cell office:value-type="float" office:value="793.42" calcext:value-type="float">
            <text:p>793.42</text:p>
          </table:table-cell>
        </table:table-row>
        <table:table-row table:style-name="ro1">
          <table:table-cell office:value-type="float" office:value="18990206" calcext:value-type="float">
            <text:p>18990206</text:p>
          </table:table-cell>
          <table:table-cell table:formula="of:=[.A1189]/1000/(60*60*24)" office:value-type="time" office:time-value="PT05H16M30.206S" calcext:value-type="time">
            <text:p>05:16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48.65" calcext:value-type="float">
            <text:p>648.65</text:p>
          </table:table-cell>
          <table:table-cell office:value-type="float" office:value="794.02" calcext:value-type="float">
            <text:p>794.02</text:p>
          </table:table-cell>
        </table:table-row>
        <table:table-row table:style-name="ro1">
          <table:table-cell office:value-type="float" office:value="19006206" calcext:value-type="float">
            <text:p>19006206</text:p>
          </table:table-cell>
          <table:table-cell table:formula="of:=[.A1190]/1000/(60*60*24)" office:value-type="time" office:time-value="PT05H16M46.206S" calcext:value-type="time">
            <text:p>05:16:46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649.17" calcext:value-type="float">
            <text:p>649.17</text:p>
          </table:table-cell>
          <table:table-cell office:value-type="float" office:value="794.61" calcext:value-type="float">
            <text:p>794.61</text:p>
          </table:table-cell>
        </table:table-row>
        <table:table-row table:style-name="ro1">
          <table:table-cell office:value-type="float" office:value="19022206" calcext:value-type="float">
            <text:p>19022206</text:p>
          </table:table-cell>
          <table:table-cell table:formula="of:=[.A1191]/1000/(60*60*24)" office:value-type="time" office:time-value="PT05H17M02.206S" calcext:value-type="time">
            <text:p>05:17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49.68" calcext:value-type="float">
            <text:p>649.68</text:p>
          </table:table-cell>
          <table:table-cell office:value-type="float" office:value="795.21" calcext:value-type="float">
            <text:p>795.21</text:p>
          </table:table-cell>
        </table:table-row>
        <table:table-row table:style-name="ro1">
          <table:table-cell office:value-type="float" office:value="19038206" calcext:value-type="float">
            <text:p>19038206</text:p>
          </table:table-cell>
          <table:table-cell table:formula="of:=[.A1192]/1000/(60*60*24)" office:value-type="time" office:time-value="PT05H17M18.206S" calcext:value-type="time">
            <text:p>05:17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50.2" calcext:value-type="float">
            <text:p>650.2</text:p>
          </table:table-cell>
          <table:table-cell office:value-type="float" office:value="795.8" calcext:value-type="float">
            <text:p>795.8</text:p>
          </table:table-cell>
        </table:table-row>
        <table:table-row table:style-name="ro1">
          <table:table-cell office:value-type="float" office:value="19054206" calcext:value-type="float">
            <text:p>19054206</text:p>
          </table:table-cell>
          <table:table-cell table:formula="of:=[.A1193]/1000/(60*60*24)" office:value-type="time" office:time-value="PT05H17M34.206S" calcext:value-type="time">
            <text:p>05:17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650.71" calcext:value-type="float">
            <text:p>650.71</text:p>
          </table:table-cell>
          <table:table-cell office:value-type="float" office:value="796.4" calcext:value-type="float">
            <text:p>796.4</text:p>
          </table:table-cell>
        </table:table-row>
        <table:table-row table:style-name="ro1">
          <table:table-cell office:value-type="float" office:value="19070204" calcext:value-type="float">
            <text:p>19070204</text:p>
          </table:table-cell>
          <table:table-cell table:formula="of:=[.A1194]/1000/(60*60*24)" office:value-type="time" office:time-value="PT05H17M50.204S" calcext:value-type="time">
            <text:p>05:17:50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651.23" calcext:value-type="float">
            <text:p>651.23</text:p>
          </table:table-cell>
          <table:table-cell office:value-type="float" office:value="796.99" calcext:value-type="float">
            <text:p>796.99</text:p>
          </table:table-cell>
        </table:table-row>
        <table:table-row table:style-name="ro1">
          <table:table-cell office:value-type="float" office:value="19086206" calcext:value-type="float">
            <text:p>19086206</text:p>
          </table:table-cell>
          <table:table-cell table:formula="of:=[.A1195]/1000/(60*60*24)" office:value-type="time" office:time-value="PT05H18M06.206S" calcext:value-type="time">
            <text:p>05:18:06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651.75" calcext:value-type="float">
            <text:p>651.75</text:p>
          </table:table-cell>
          <table:table-cell office:value-type="float" office:value="797.59" calcext:value-type="float">
            <text:p>797.59</text:p>
          </table:table-cell>
        </table:table-row>
        <table:table-row table:style-name="ro1">
          <table:table-cell office:value-type="float" office:value="19102206" calcext:value-type="float">
            <text:p>19102206</text:p>
          </table:table-cell>
          <table:table-cell table:formula="of:=[.A1196]/1000/(60*60*24)" office:value-type="time" office:time-value="PT05H18M22.206S" calcext:value-type="time">
            <text:p>05:18:22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52.26" calcext:value-type="float">
            <text:p>652.26</text:p>
          </table:table-cell>
          <table:table-cell office:value-type="float" office:value="798.18" calcext:value-type="float">
            <text:p>798.18</text:p>
          </table:table-cell>
        </table:table-row>
        <table:table-row table:style-name="ro1">
          <table:table-cell office:value-type="float" office:value="19118206" calcext:value-type="float">
            <text:p>19118206</text:p>
          </table:table-cell>
          <table:table-cell table:formula="of:=[.A1197]/1000/(60*60*24)" office:value-type="time" office:time-value="PT05H18M38.206S" calcext:value-type="time">
            <text:p>05:18:38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52.78" calcext:value-type="float">
            <text:p>652.78</text:p>
          </table:table-cell>
          <table:table-cell office:value-type="float" office:value="798.77" calcext:value-type="float">
            <text:p>798.77</text:p>
          </table:table-cell>
        </table:table-row>
        <table:table-row table:style-name="ro1">
          <table:table-cell office:value-type="float" office:value="19134206" calcext:value-type="float">
            <text:p>19134206</text:p>
          </table:table-cell>
          <table:table-cell table:formula="of:=[.A1198]/1000/(60*60*24)" office:value-type="time" office:time-value="PT05H18M54.206S" calcext:value-type="time">
            <text:p>05:18:54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" calcext:value-type="float">
            <text:p>133</text:p>
          </table:table-cell>
          <table:table-cell office:value-type="float" office:value="653.29" calcext:value-type="float">
            <text:p>653.29</text:p>
          </table:table-cell>
          <table:table-cell office:value-type="float" office:value="799.37" calcext:value-type="float">
            <text:p>799.37</text:p>
          </table:table-cell>
        </table:table-row>
        <table:table-row table:style-name="ro1">
          <table:table-cell office:value-type="float" office:value="19150206" calcext:value-type="float">
            <text:p>19150206</text:p>
          </table:table-cell>
          <table:table-cell table:formula="of:=[.A1199]/1000/(60*60*24)" office:value-type="time" office:time-value="PT05H19M10.206S" calcext:value-type="time">
            <text:p>05:19:10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653.8" calcext:value-type="float">
            <text:p>653.8</text:p>
          </table:table-cell>
          <table:table-cell office:value-type="float" office:value="799.96" calcext:value-type="float">
            <text:p>799.96</text:p>
          </table:table-cell>
        </table:table-row>
        <table:table-row table:style-name="ro1">
          <table:table-cell office:value-type="float" office:value="19166206" calcext:value-type="float">
            <text:p>19166206</text:p>
          </table:table-cell>
          <table:table-cell table:formula="of:=[.A1200]/1000/(60*60*24)" office:value-type="time" office:time-value="PT05H19M26.206S" calcext:value-type="time">
            <text:p>05:19:26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654.32" calcext:value-type="float">
            <text:p>654.32</text:p>
          </table:table-cell>
          <table:table-cell office:value-type="float" office:value="800.55" calcext:value-type="float">
            <text:p>800.55</text:p>
          </table:table-cell>
        </table:table-row>
        <table:table-row table:style-name="ro1">
          <table:table-cell office:value-type="float" office:value="19182206" calcext:value-type="float">
            <text:p>19182206</text:p>
          </table:table-cell>
          <table:table-cell table:formula="of:=[.A1201]/1000/(60*60*24)" office:value-type="time" office:time-value="PT05H19M42.206S" calcext:value-type="time">
            <text:p>05:19:42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654.83" calcext:value-type="float">
            <text:p>654.83</text:p>
          </table:table-cell>
          <table:table-cell office:value-type="float" office:value="801.14" calcext:value-type="float">
            <text:p>801.14</text:p>
          </table:table-cell>
        </table:table-row>
        <table:table-row table:style-name="ro1">
          <table:table-cell office:value-type="float" office:value="19198206" calcext:value-type="float">
            <text:p>19198206</text:p>
          </table:table-cell>
          <table:table-cell table:formula="of:=[.A1202]/1000/(60*60*24)" office:value-type="time" office:time-value="PT05H19M58.206S" calcext:value-type="time">
            <text:p>05:19:58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655.35" calcext:value-type="float">
            <text:p>655.35</text:p>
          </table:table-cell>
          <table:table-cell office:value-type="float" office:value="801.73" calcext:value-type="float">
            <text:p>801.73</text:p>
          </table:table-cell>
        </table:table-row>
        <table:table-row table:style-name="ro1">
          <table:table-cell office:value-type="float" office:value="19214206" calcext:value-type="float">
            <text:p>19214206</text:p>
          </table:table-cell>
          <table:table-cell table:formula="of:=[.A1203]/1000/(60*60*24)" office:value-type="time" office:time-value="PT05H20M14.206S" calcext:value-type="time">
            <text:p>05:20:14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55.86" calcext:value-type="float">
            <text:p>655.86</text:p>
          </table:table-cell>
          <table:table-cell office:value-type="float" office:value="802.32" calcext:value-type="float">
            <text:p>802.32</text:p>
          </table:table-cell>
        </table:table-row>
        <table:table-row table:style-name="ro1">
          <table:table-cell office:value-type="float" office:value="19230206" calcext:value-type="float">
            <text:p>19230206</text:p>
          </table:table-cell>
          <table:table-cell table:formula="of:=[.A1204]/1000/(60*60*24)" office:value-type="time" office:time-value="PT05H20M30.206S" calcext:value-type="time">
            <text:p>05:20:30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56.38" calcext:value-type="float">
            <text:p>656.38</text:p>
          </table:table-cell>
          <table:table-cell office:value-type="float" office:value="802.91" calcext:value-type="float">
            <text:p>802.91</text:p>
          </table:table-cell>
        </table:table-row>
        <table:table-row table:style-name="ro1">
          <table:table-cell office:value-type="float" office:value="19246206" calcext:value-type="float">
            <text:p>19246206</text:p>
          </table:table-cell>
          <table:table-cell table:formula="of:=[.A1205]/1000/(60*60*24)" office:value-type="time" office:time-value="PT05H20M46.206S" calcext:value-type="time">
            <text:p>05:20:46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56.89" calcext:value-type="float">
            <text:p>656.89</text:p>
          </table:table-cell>
          <table:table-cell office:value-type="float" office:value="803.5" calcext:value-type="float">
            <text:p>803.5</text:p>
          </table:table-cell>
        </table:table-row>
        <table:table-row table:style-name="ro1">
          <table:table-cell office:value-type="float" office:value="19262204" calcext:value-type="float">
            <text:p>19262204</text:p>
          </table:table-cell>
          <table:table-cell table:formula="of:=[.A1206]/1000/(60*60*24)" office:value-type="time" office:time-value="PT05H21M02.204S" calcext:value-type="time">
            <text:p>05:21:02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57.4" calcext:value-type="float">
            <text:p>657.4</text:p>
          </table:table-cell>
          <table:table-cell office:value-type="float" office:value="804.09" calcext:value-type="float">
            <text:p>804.09</text:p>
          </table:table-cell>
        </table:table-row>
        <table:table-row table:style-name="ro1">
          <table:table-cell office:value-type="float" office:value="19278206" calcext:value-type="float">
            <text:p>19278206</text:p>
          </table:table-cell>
          <table:table-cell table:formula="of:=[.A1207]/1000/(60*60*24)" office:value-type="time" office:time-value="PT05H21M18.206S" calcext:value-type="time">
            <text:p>05:21:18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57.92" calcext:value-type="float">
            <text:p>657.92</text:p>
          </table:table-cell>
          <table:table-cell office:value-type="float" office:value="804.68" calcext:value-type="float">
            <text:p>804.68</text:p>
          </table:table-cell>
        </table:table-row>
        <table:table-row table:style-name="ro1">
          <table:table-cell office:value-type="float" office:value="19294206" calcext:value-type="float">
            <text:p>19294206</text:p>
          </table:table-cell>
          <table:table-cell table:formula="of:=[.A1208]/1000/(60*60*24)" office:value-type="time" office:time-value="PT05H21M34.206S" calcext:value-type="time">
            <text:p>05:21:34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58.43" calcext:value-type="float">
            <text:p>658.43</text:p>
          </table:table-cell>
          <table:table-cell office:value-type="float" office:value="805.27" calcext:value-type="float">
            <text:p>805.27</text:p>
          </table:table-cell>
        </table:table-row>
        <table:table-row table:style-name="ro1">
          <table:table-cell office:value-type="float" office:value="19310206" calcext:value-type="float">
            <text:p>19310206</text:p>
          </table:table-cell>
          <table:table-cell table:formula="of:=[.A1209]/1000/(60*60*24)" office:value-type="time" office:time-value="PT05H21M50.206S" calcext:value-type="time">
            <text:p>05:21:50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658.94" calcext:value-type="float">
            <text:p>658.94</text:p>
          </table:table-cell>
          <table:table-cell office:value-type="float" office:value="805.86" calcext:value-type="float">
            <text:p>805.86</text:p>
          </table:table-cell>
        </table:table-row>
        <table:table-row table:style-name="ro1">
          <table:table-cell office:value-type="float" office:value="19326206" calcext:value-type="float">
            <text:p>19326206</text:p>
          </table:table-cell>
          <table:table-cell table:formula="of:=[.A1210]/1000/(60*60*24)" office:value-type="time" office:time-value="PT05H22M06.206S" calcext:value-type="time">
            <text:p>05:22:06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659.46" calcext:value-type="float">
            <text:p>659.46</text:p>
          </table:table-cell>
          <table:table-cell office:value-type="float" office:value="806.45" calcext:value-type="float">
            <text:p>806.45</text:p>
          </table:table-cell>
        </table:table-row>
        <table:table-row table:style-name="ro1">
          <table:table-cell office:value-type="float" office:value="19342206" calcext:value-type="float">
            <text:p>19342206</text:p>
          </table:table-cell>
          <table:table-cell table:formula="of:=[.A1211]/1000/(60*60*24)" office:value-type="time" office:time-value="PT05H22M22.206S" calcext:value-type="time">
            <text:p>05:22:22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659.97" calcext:value-type="float">
            <text:p>659.97</text:p>
          </table:table-cell>
          <table:table-cell office:value-type="float" office:value="807.04" calcext:value-type="float">
            <text:p>807.04</text:p>
          </table:table-cell>
        </table:table-row>
        <table:table-row table:style-name="ro1">
          <table:table-cell office:value-type="float" office:value="19358206" calcext:value-type="float">
            <text:p>19358206</text:p>
          </table:table-cell>
          <table:table-cell table:formula="of:=[.A1212]/1000/(60*60*24)" office:value-type="time" office:time-value="PT05H22M38.206S" calcext:value-type="time">
            <text:p>05:22:38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660.48" calcext:value-type="float">
            <text:p>660.48</text:p>
          </table:table-cell>
          <table:table-cell office:value-type="float" office:value="807.62" calcext:value-type="float">
            <text:p>807.62</text:p>
          </table:table-cell>
        </table:table-row>
        <table:table-row table:style-name="ro1">
          <table:table-cell office:value-type="float" office:value="19374206" calcext:value-type="float">
            <text:p>19374206</text:p>
          </table:table-cell>
          <table:table-cell table:formula="of:=[.A1213]/1000/(60*60*24)" office:value-type="time" office:time-value="PT05H22M54.206S" calcext:value-type="time">
            <text:p>05:22:54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61" calcext:value-type="float">
            <text:p>661</text:p>
          </table:table-cell>
          <table:table-cell office:value-type="float" office:value="808.21" calcext:value-type="float">
            <text:p>808.21</text:p>
          </table:table-cell>
        </table:table-row>
        <table:table-row table:style-name="ro1">
          <table:table-cell office:value-type="float" office:value="19390206" calcext:value-type="float">
            <text:p>19390206</text:p>
          </table:table-cell>
          <table:table-cell table:formula="of:=[.A1214]/1000/(60*60*24)" office:value-type="time" office:time-value="PT05H23M10.206S" calcext:value-type="time">
            <text:p>05:23:10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61.51" calcext:value-type="float">
            <text:p>661.51</text:p>
          </table:table-cell>
          <table:table-cell office:value-type="float" office:value="808.8" calcext:value-type="float">
            <text:p>808.8</text:p>
          </table:table-cell>
        </table:table-row>
        <table:table-row table:style-name="ro1">
          <table:table-cell office:value-type="float" office:value="19406206" calcext:value-type="float">
            <text:p>19406206</text:p>
          </table:table-cell>
          <table:table-cell table:formula="of:=[.A1215]/1000/(60*60*24)" office:value-type="time" office:time-value="PT05H23M26.206S" calcext:value-type="time">
            <text:p>05:23:26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62.02" calcext:value-type="float">
            <text:p>662.02</text:p>
          </table:table-cell>
          <table:table-cell office:value-type="float" office:value="809.38" calcext:value-type="float">
            <text:p>809.38</text:p>
          </table:table-cell>
        </table:table-row>
        <table:table-row table:style-name="ro1">
          <table:table-cell office:value-type="float" office:value="19422206" calcext:value-type="float">
            <text:p>19422206</text:p>
          </table:table-cell>
          <table:table-cell table:formula="of:=[.A1216]/1000/(60*60*24)" office:value-type="time" office:time-value="PT05H23M42.206S" calcext:value-type="time">
            <text:p>05:23:42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62.53" calcext:value-type="float">
            <text:p>662.53</text:p>
          </table:table-cell>
          <table:table-cell office:value-type="float" office:value="809.97" calcext:value-type="float">
            <text:p>809.97</text:p>
          </table:table-cell>
        </table:table-row>
        <table:table-row table:style-name="ro1">
          <table:table-cell office:value-type="float" office:value="19438206" calcext:value-type="float">
            <text:p>19438206</text:p>
          </table:table-cell>
          <table:table-cell table:formula="of:=[.A1217]/1000/(60*60*24)" office:value-type="time" office:time-value="PT05H23M58.206S" calcext:value-type="time">
            <text:p>05:23:58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63.04" calcext:value-type="float">
            <text:p>663.04</text:p>
          </table:table-cell>
          <table:table-cell office:value-type="float" office:value="810.55" calcext:value-type="float">
            <text:p>810.55</text:p>
          </table:table-cell>
        </table:table-row>
        <table:table-row table:style-name="ro1">
          <table:table-cell office:value-type="float" office:value="19454206" calcext:value-type="float">
            <text:p>19454206</text:p>
          </table:table-cell>
          <table:table-cell table:formula="of:=[.A1218]/1000/(60*60*24)" office:value-type="time" office:time-value="PT05H24M14.206S" calcext:value-type="time">
            <text:p>05:24:14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63.55" calcext:value-type="float">
            <text:p>663.55</text:p>
          </table:table-cell>
          <table:table-cell office:value-type="float" office:value="811.14" calcext:value-type="float">
            <text:p>811.14</text:p>
          </table:table-cell>
        </table:table-row>
        <table:table-row table:style-name="ro1">
          <table:table-cell office:value-type="float" office:value="19470206" calcext:value-type="float">
            <text:p>19470206</text:p>
          </table:table-cell>
          <table:table-cell table:formula="of:=[.A1219]/1000/(60*60*24)" office:value-type="time" office:time-value="PT05H24M30.206S" calcext:value-type="time">
            <text:p>05:24:30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664.07" calcext:value-type="float">
            <text:p>664.07</text:p>
          </table:table-cell>
          <table:table-cell office:value-type="float" office:value="811.72" calcext:value-type="float">
            <text:p>811.72</text:p>
          </table:table-cell>
        </table:table-row>
        <table:table-row table:style-name="ro1">
          <table:table-cell office:value-type="float" office:value="19486206" calcext:value-type="float">
            <text:p>19486206</text:p>
          </table:table-cell>
          <table:table-cell table:formula="of:=[.A1220]/1000/(60*60*24)" office:value-type="time" office:time-value="PT05H24M46.206S" calcext:value-type="time">
            <text:p>05:24:46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664.58" calcext:value-type="float">
            <text:p>664.58</text:p>
          </table:table-cell>
          <table:table-cell office:value-type="float" office:value="812.31" calcext:value-type="float">
            <text:p>812.31</text:p>
          </table:table-cell>
        </table:table-row>
        <table:table-row table:style-name="ro1">
          <table:table-cell office:value-type="float" office:value="19502206" calcext:value-type="float">
            <text:p>19502206</text:p>
          </table:table-cell>
          <table:table-cell table:formula="of:=[.A1221]/1000/(60*60*24)" office:value-type="time" office:time-value="PT05H25M02.206S" calcext:value-type="time">
            <text:p>05:25:02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665.09" calcext:value-type="float">
            <text:p>665.09</text:p>
          </table:table-cell>
          <table:table-cell office:value-type="float" office:value="812.89" calcext:value-type="float">
            <text:p>812.89</text:p>
          </table:table-cell>
        </table:table-row>
        <table:table-row table:style-name="ro1">
          <table:table-cell office:value-type="float" office:value="19518204" calcext:value-type="float">
            <text:p>19518204</text:p>
          </table:table-cell>
          <table:table-cell table:formula="of:=[.A1222]/1000/(60*60*24)" office:value-type="time" office:time-value="PT05H25M18.204S" calcext:value-type="time">
            <text:p>05:25:18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65.6" calcext:value-type="float">
            <text:p>665.6</text:p>
          </table:table-cell>
          <table:table-cell office:value-type="float" office:value="813.47" calcext:value-type="float">
            <text:p>813.47</text:p>
          </table:table-cell>
        </table:table-row>
        <table:table-row table:style-name="ro1">
          <table:table-cell office:value-type="float" office:value="19534206" calcext:value-type="float">
            <text:p>19534206</text:p>
          </table:table-cell>
          <table:table-cell table:formula="of:=[.A1223]/1000/(60*60*24)" office:value-type="time" office:time-value="PT05H25M34.206S" calcext:value-type="time">
            <text:p>05:25:34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66.11" calcext:value-type="float">
            <text:p>666.11</text:p>
          </table:table-cell>
          <table:table-cell office:value-type="float" office:value="814.05" calcext:value-type="float">
            <text:p>814.05</text:p>
          </table:table-cell>
        </table:table-row>
        <table:table-row table:style-name="ro1">
          <table:table-cell office:value-type="float" office:value="19550206" calcext:value-type="float">
            <text:p>19550206</text:p>
          </table:table-cell>
          <table:table-cell table:formula="of:=[.A1224]/1000/(60*60*24)" office:value-type="time" office:time-value="PT05H25M50.206S" calcext:value-type="time">
            <text:p>05:25:50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1.27" calcext:value-type="float">
            <text:p>131.27</text:p>
          </table:table-cell>
          <table:table-cell office:value-type="float" office:value="666.62" calcext:value-type="float">
            <text:p>666.62</text:p>
          </table:table-cell>
          <table:table-cell office:value-type="float" office:value="814.63" calcext:value-type="float">
            <text:p>814.63</text:p>
          </table:table-cell>
        </table:table-row>
        <table:table-row table:style-name="ro1">
          <table:table-cell office:value-type="float" office:value="19566206" calcext:value-type="float">
            <text:p>19566206</text:p>
          </table:table-cell>
          <table:table-cell table:formula="of:=[.A1225]/1000/(60*60*24)" office:value-type="time" office:time-value="PT05H26M06.206S" calcext:value-type="time">
            <text:p>05:26:06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667.13" calcext:value-type="float">
            <text:p>667.13</text:p>
          </table:table-cell>
          <table:table-cell office:value-type="float" office:value="815.21" calcext:value-type="float">
            <text:p>815.21</text:p>
          </table:table-cell>
        </table:table-row>
        <table:table-row table:style-name="ro1">
          <table:table-cell office:value-type="float" office:value="19582206" calcext:value-type="float">
            <text:p>19582206</text:p>
          </table:table-cell>
          <table:table-cell table:formula="of:=[.A1226]/1000/(60*60*24)" office:value-type="time" office:time-value="PT05H26M22.206S" calcext:value-type="time">
            <text:p>05:26:22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667.64" calcext:value-type="float">
            <text:p>667.64</text:p>
          </table:table-cell>
          <table:table-cell office:value-type="float" office:value="815.8" calcext:value-type="float">
            <text:p>815.8</text:p>
          </table:table-cell>
        </table:table-row>
        <table:table-row table:style-name="ro1">
          <table:table-cell office:value-type="float" office:value="19598206" calcext:value-type="float">
            <text:p>19598206</text:p>
          </table:table-cell>
          <table:table-cell table:formula="of:=[.A1227]/1000/(60*60*24)" office:value-type="time" office:time-value="PT05H26M38.206S" calcext:value-type="time">
            <text:p>05:26:38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668.15" calcext:value-type="float">
            <text:p>668.15</text:p>
          </table:table-cell>
          <table:table-cell office:value-type="float" office:value="816.38" calcext:value-type="float">
            <text:p>816.38</text:p>
          </table:table-cell>
        </table:table-row>
        <table:table-row table:style-name="ro1">
          <table:table-cell office:value-type="float" office:value="19614206" calcext:value-type="float">
            <text:p>19614206</text:p>
          </table:table-cell>
          <table:table-cell table:formula="of:=[.A1228]/1000/(60*60*24)" office:value-type="time" office:time-value="PT05H26M54.206S" calcext:value-type="time">
            <text:p>05:26:54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668.66" calcext:value-type="float">
            <text:p>668.66</text:p>
          </table:table-cell>
          <table:table-cell office:value-type="float" office:value="816.96" calcext:value-type="float">
            <text:p>816.96</text:p>
          </table:table-cell>
        </table:table-row>
        <table:table-row table:style-name="ro1">
          <table:table-cell office:value-type="float" office:value="19630206" calcext:value-type="float">
            <text:p>19630206</text:p>
          </table:table-cell>
          <table:table-cell table:formula="of:=[.A1229]/1000/(60*60*24)" office:value-type="time" office:time-value="PT05H27M10.206S" calcext:value-type="time">
            <text:p>05:27:10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669.17" calcext:value-type="float">
            <text:p>669.17</text:p>
          </table:table-cell>
          <table:table-cell office:value-type="float" office:value="817.54" calcext:value-type="float">
            <text:p>817.54</text:p>
          </table:table-cell>
        </table:table-row>
        <table:table-row table:style-name="ro1">
          <table:table-cell office:value-type="float" office:value="19646206" calcext:value-type="float">
            <text:p>19646206</text:p>
          </table:table-cell>
          <table:table-cell table:formula="of:=[.A1230]/1000/(60*60*24)" office:value-type="time" office:time-value="PT05H27M26.206S" calcext:value-type="time">
            <text:p>05:27:26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669.67" calcext:value-type="float">
            <text:p>669.67</text:p>
          </table:table-cell>
          <table:table-cell office:value-type="float" office:value="818.11" calcext:value-type="float">
            <text:p>818.11</text:p>
          </table:table-cell>
        </table:table-row>
        <table:table-row table:style-name="ro1">
          <table:table-cell office:value-type="float" office:value="19662206" calcext:value-type="float">
            <text:p>19662206</text:p>
          </table:table-cell>
          <table:table-cell table:formula="of:=[.A1231]/1000/(60*60*24)" office:value-type="time" office:time-value="PT05H27M42.206S" calcext:value-type="time">
            <text:p>05:27:42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670.18" calcext:value-type="float">
            <text:p>670.18</text:p>
          </table:table-cell>
          <table:table-cell office:value-type="float" office:value="818.69" calcext:value-type="float">
            <text:p>818.69</text:p>
          </table:table-cell>
        </table:table-row>
        <table:table-row table:style-name="ro1">
          <table:table-cell office:value-type="float" office:value="19678206" calcext:value-type="float">
            <text:p>19678206</text:p>
          </table:table-cell>
          <table:table-cell table:formula="of:=[.A1232]/1000/(60*60*24)" office:value-type="time" office:time-value="PT05H27M58.206S" calcext:value-type="time">
            <text:p>05:27:58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670.69" calcext:value-type="float">
            <text:p>670.69</text:p>
          </table:table-cell>
          <table:table-cell office:value-type="float" office:value="819.27" calcext:value-type="float">
            <text:p>819.27</text:p>
          </table:table-cell>
        </table:table-row>
        <table:table-row table:style-name="ro1">
          <table:table-cell office:value-type="float" office:value="19694206" calcext:value-type="float">
            <text:p>19694206</text:p>
          </table:table-cell>
          <table:table-cell table:formula="of:=[.A1233]/1000/(60*60*24)" office:value-type="time" office:time-value="PT05H28M14.206S" calcext:value-type="time">
            <text:p>05:28:14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671.2" calcext:value-type="float">
            <text:p>671.2</text:p>
          </table:table-cell>
          <table:table-cell office:value-type="float" office:value="819.85" calcext:value-type="float">
            <text:p>819.85</text:p>
          </table:table-cell>
        </table:table-row>
        <table:table-row table:style-name="ro1">
          <table:table-cell office:value-type="float" office:value="19710206" calcext:value-type="float">
            <text:p>19710206</text:p>
          </table:table-cell>
          <table:table-cell table:formula="of:=[.A1234]/1000/(60*60*24)" office:value-type="time" office:time-value="PT05H28M30.206S" calcext:value-type="time">
            <text:p>05:28:30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671.71" calcext:value-type="float">
            <text:p>671.71</text:p>
          </table:table-cell>
          <table:table-cell office:value-type="float" office:value="820.42" calcext:value-type="float">
            <text:p>820.42</text:p>
          </table:table-cell>
        </table:table-row>
        <table:table-row table:style-name="ro1">
          <table:table-cell office:value-type="float" office:value="19726206" calcext:value-type="float">
            <text:p>19726206</text:p>
          </table:table-cell>
          <table:table-cell table:formula="of:=[.A1235]/1000/(60*60*24)" office:value-type="time" office:time-value="PT05H28M46.206S" calcext:value-type="time">
            <text:p>05:28:46</text:p>
          </table:table-cell>
          <table:table-cell office:value-type="float" office:value="1.13" calcext:value-type="float">
            <text:p>1.13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32" calcext:value-type="float">
            <text:p>129.32</text:p>
          </table:table-cell>
          <table:table-cell office:value-type="float" office:value="672.22" calcext:value-type="float">
            <text:p>672.2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9742206" calcext:value-type="float">
            <text:p>19742206</text:p>
          </table:table-cell>
          <table:table-cell table:formula="of:=[.A1236]/1000/(60*60*24)" office:value-type="time" office:time-value="PT05H29M02.206S" calcext:value-type="time">
            <text:p>05:29:02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672.72" calcext:value-type="float">
            <text:p>672.72</text:p>
          </table:table-cell>
          <table:table-cell office:value-type="float" office:value="821.58" calcext:value-type="float">
            <text:p>821.58</text:p>
          </table:table-cell>
        </table:table-row>
        <table:table-row table:style-name="ro1">
          <table:table-cell office:value-type="float" office:value="19758206" calcext:value-type="float">
            <text:p>19758206</text:p>
          </table:table-cell>
          <table:table-cell table:formula="of:=[.A1237]/1000/(60*60*24)" office:value-type="time" office:time-value="PT05H29M18.206S" calcext:value-type="time">
            <text:p>05:29:18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1" calcext:value-type="float">
            <text:p>129.1</text:p>
          </table:table-cell>
          <table:table-cell office:value-type="float" office:value="673.23" calcext:value-type="float">
            <text:p>673.23</text:p>
          </table:table-cell>
          <table:table-cell office:value-type="float" office:value="822.15" calcext:value-type="float">
            <text:p>822.15</text:p>
          </table:table-cell>
        </table:table-row>
        <table:table-row table:style-name="ro1">
          <table:table-cell office:value-type="float" office:value="19774206" calcext:value-type="float">
            <text:p>19774206</text:p>
          </table:table-cell>
          <table:table-cell table:formula="of:=[.A1238]/1000/(60*60*24)" office:value-type="time" office:time-value="PT05H29M34.206S" calcext:value-type="time">
            <text:p>05:29:34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673.74" calcext:value-type="float">
            <text:p>673.74</text:p>
          </table:table-cell>
          <table:table-cell office:value-type="float" office:value="822.73" calcext:value-type="float">
            <text:p>822.73</text:p>
          </table:table-cell>
        </table:table-row>
        <table:table-row table:style-name="ro1">
          <table:table-cell office:value-type="float" office:value="19790206" calcext:value-type="float">
            <text:p>19790206</text:p>
          </table:table-cell>
          <table:table-cell table:formula="of:=[.A1239]/1000/(60*60*24)" office:value-type="time" office:time-value="PT05H29M50.206S" calcext:value-type="time">
            <text:p>05:29:50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674.25" calcext:value-type="float">
            <text:p>674.25</text:p>
          </table:table-cell>
          <table:table-cell office:value-type="float" office:value="823.3" calcext:value-type="float">
            <text:p>823.3</text:p>
          </table:table-cell>
        </table:table-row>
        <table:table-row table:style-name="ro1">
          <table:table-cell office:value-type="float" office:value="19806206" calcext:value-type="float">
            <text:p>19806206</text:p>
          </table:table-cell>
          <table:table-cell table:formula="of:=[.A1240]/1000/(60*60*24)" office:value-type="time" office:time-value="PT05H30M06.206S" calcext:value-type="time">
            <text:p>05:30:06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674.75" calcext:value-type="float">
            <text:p>674.75</text:p>
          </table:table-cell>
          <table:table-cell office:value-type="float" office:value="823.88" calcext:value-type="float">
            <text:p>823.88</text:p>
          </table:table-cell>
        </table:table-row>
        <table:table-row table:style-name="ro1">
          <table:table-cell office:value-type="float" office:value="19822206" calcext:value-type="float">
            <text:p>19822206</text:p>
          </table:table-cell>
          <table:table-cell table:formula="of:=[.A1241]/1000/(60*60*24)" office:value-type="time" office:time-value="PT05H30M22.206S" calcext:value-type="time">
            <text:p>05:30:22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675.26" calcext:value-type="float">
            <text:p>675.26</text:p>
          </table:table-cell>
          <table:table-cell office:value-type="float" office:value="824.45" calcext:value-type="float">
            <text:p>824.45</text:p>
          </table:table-cell>
        </table:table-row>
        <table:table-row table:style-name="ro1">
          <table:table-cell office:value-type="float" office:value="19838206" calcext:value-type="float">
            <text:p>19838206</text:p>
          </table:table-cell>
          <table:table-cell table:formula="of:=[.A1242]/1000/(60*60*24)" office:value-type="time" office:time-value="PT05H30M38.206S" calcext:value-type="time">
            <text:p>05:30:38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675.77" calcext:value-type="float">
            <text:p>675.77</text:p>
          </table:table-cell>
          <table:table-cell office:value-type="float" office:value="825.02" calcext:value-type="float">
            <text:p>825.02</text:p>
          </table:table-cell>
        </table:table-row>
        <table:table-row table:style-name="ro1">
          <table:table-cell office:value-type="float" office:value="19854206" calcext:value-type="float">
            <text:p>19854206</text:p>
          </table:table-cell>
          <table:table-cell table:formula="of:=[.A1243]/1000/(60*60*24)" office:value-type="time" office:time-value="PT05H30M54.206S" calcext:value-type="time">
            <text:p>05:30:54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676.27" calcext:value-type="float">
            <text:p>676.27</text:p>
          </table:table-cell>
          <table:table-cell office:value-type="float" office:value="825.59" calcext:value-type="float">
            <text:p>825.59</text:p>
          </table:table-cell>
        </table:table-row>
        <table:table-row table:style-name="ro1">
          <table:table-cell office:value-type="float" office:value="19870206" calcext:value-type="float">
            <text:p>19870206</text:p>
          </table:table-cell>
          <table:table-cell table:formula="of:=[.A1244]/1000/(60*60*24)" office:value-type="time" office:time-value="PT05H31M10.206S" calcext:value-type="time">
            <text:p>05:31:10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676.78" calcext:value-type="float">
            <text:p>676.78</text:p>
          </table:table-cell>
          <table:table-cell office:value-type="float" office:value="826.17" calcext:value-type="float">
            <text:p>826.17</text:p>
          </table:table-cell>
        </table:table-row>
        <table:table-row table:style-name="ro1">
          <table:table-cell office:value-type="float" office:value="19886206" calcext:value-type="float">
            <text:p>19886206</text:p>
          </table:table-cell>
          <table:table-cell table:formula="of:=[.A1245]/1000/(60*60*24)" office:value-type="time" office:time-value="PT05H31M26.206S" calcext:value-type="time">
            <text:p>05:31:26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677.28" calcext:value-type="float">
            <text:p>677.28</text:p>
          </table:table-cell>
          <table:table-cell office:value-type="float" office:value="826.74" calcext:value-type="float">
            <text:p>826.74</text:p>
          </table:table-cell>
        </table:table-row>
        <table:table-row table:style-name="ro1">
          <table:table-cell office:value-type="float" office:value="19902206" calcext:value-type="float">
            <text:p>19902206</text:p>
          </table:table-cell>
          <table:table-cell table:formula="of:=[.A1246]/1000/(60*60*24)" office:value-type="time" office:time-value="PT05H31M42.206S" calcext:value-type="time">
            <text:p>05:31:42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677.79" calcext:value-type="float">
            <text:p>677.79</text:p>
          </table:table-cell>
          <table:table-cell office:value-type="float" office:value="827.31" calcext:value-type="float">
            <text:p>827.31</text:p>
          </table:table-cell>
        </table:table-row>
        <table:table-row table:style-name="ro1">
          <table:table-cell office:value-type="float" office:value="19918206" calcext:value-type="float">
            <text:p>19918206</text:p>
          </table:table-cell>
          <table:table-cell table:formula="of:=[.A1247]/1000/(60*60*24)" office:value-type="time" office:time-value="PT05H31M58.206S" calcext:value-type="time">
            <text:p>05:31:58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678.29" calcext:value-type="float">
            <text:p>678.29</text:p>
          </table:table-cell>
          <table:table-cell office:value-type="float" office:value="827.88" calcext:value-type="float">
            <text:p>827.88</text:p>
          </table:table-cell>
        </table:table-row>
        <table:table-row table:style-name="ro1">
          <table:table-cell office:value-type="float" office:value="19934206" calcext:value-type="float">
            <text:p>19934206</text:p>
          </table:table-cell>
          <table:table-cell table:formula="of:=[.A1248]/1000/(60*60*24)" office:value-type="time" office:time-value="PT05H32M14.206S" calcext:value-type="time">
            <text:p>05:32:14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678.8" calcext:value-type="float">
            <text:p>678.8</text:p>
          </table:table-cell>
          <table:table-cell office:value-type="float" office:value="828.45" calcext:value-type="float">
            <text:p>828.45</text:p>
          </table:table-cell>
        </table:table-row>
        <table:table-row table:style-name="ro1">
          <table:table-cell office:value-type="float" office:value="19950206" calcext:value-type="float">
            <text:p>19950206</text:p>
          </table:table-cell>
          <table:table-cell table:formula="of:=[.A1249]/1000/(60*60*24)" office:value-type="time" office:time-value="PT05H32M30.206S" calcext:value-type="time">
            <text:p>05:32:30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679.3" calcext:value-type="float">
            <text:p>679.3</text:p>
          </table:table-cell>
          <table:table-cell office:value-type="float" office:value="829.02" calcext:value-type="float">
            <text:p>829.02</text:p>
          </table:table-cell>
        </table:table-row>
        <table:table-row table:style-name="ro1">
          <table:table-cell office:value-type="float" office:value="19966206" calcext:value-type="float">
            <text:p>19966206</text:p>
          </table:table-cell>
          <table:table-cell table:formula="of:=[.A1250]/1000/(60*60*24)" office:value-type="time" office:time-value="PT05H32M46.206S" calcext:value-type="time">
            <text:p>05:32:46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679.81" calcext:value-type="float">
            <text:p>679.81</text:p>
          </table:table-cell>
          <table:table-cell office:value-type="float" office:value="829.58" calcext:value-type="float">
            <text:p>829.58</text:p>
          </table:table-cell>
        </table:table-row>
        <table:table-row table:style-name="ro1">
          <table:table-cell office:value-type="float" office:value="19982206" calcext:value-type="float">
            <text:p>19982206</text:p>
          </table:table-cell>
          <table:table-cell table:formula="of:=[.A1251]/1000/(60*60*24)" office:value-type="time" office:time-value="PT05H33M02.206S" calcext:value-type="time">
            <text:p>05:33:02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680.31" calcext:value-type="float">
            <text:p>680.31</text:p>
          </table:table-cell>
          <table:table-cell office:value-type="float" office:value="830.15" calcext:value-type="float">
            <text:p>830.15</text:p>
          </table:table-cell>
        </table:table-row>
        <table:table-row table:style-name="ro1">
          <table:table-cell office:value-type="float" office:value="19998206" calcext:value-type="float">
            <text:p>19998206</text:p>
          </table:table-cell>
          <table:table-cell table:formula="of:=[.A1252]/1000/(60*60*24)" office:value-type="time" office:time-value="PT05H33M18.206S" calcext:value-type="time">
            <text:p>05:33:18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680.81" calcext:value-type="float">
            <text:p>680.81</text:p>
          </table:table-cell>
          <table:table-cell office:value-type="float" office:value="830.72" calcext:value-type="float">
            <text:p>830.72</text:p>
          </table:table-cell>
        </table:table-row>
        <table:table-row table:style-name="ro1">
          <table:table-cell office:value-type="float" office:value="20014206" calcext:value-type="float">
            <text:p>20014206</text:p>
          </table:table-cell>
          <table:table-cell table:formula="of:=[.A1253]/1000/(60*60*24)" office:value-type="time" office:time-value="PT05H33M34.206S" calcext:value-type="time">
            <text:p>05:33:34</text:p>
          </table:table-cell>
          <table:table-cell office:value-type="float" office:value="1.13" calcext:value-type="float">
            <text:p>1.13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61" calcext:value-type="float">
            <text:p>127.61</text:p>
          </table:table-cell>
          <table:table-cell office:value-type="float" office:value="681.32" calcext:value-type="float">
            <text:p>681.32</text:p>
          </table:table-cell>
          <table:table-cell office:value-type="float" office:value="831.29" calcext:value-type="float">
            <text:p>831.29</text:p>
          </table:table-cell>
        </table:table-row>
        <table:table-row table:style-name="ro1">
          <table:table-cell office:value-type="float" office:value="20030206" calcext:value-type="float">
            <text:p>20030206</text:p>
          </table:table-cell>
          <table:table-cell table:formula="of:=[.A1254]/1000/(60*60*24)" office:value-type="time" office:time-value="PT05H33M50.206S" calcext:value-type="time">
            <text:p>05:33:50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681.82" calcext:value-type="float">
            <text:p>681.82</text:p>
          </table:table-cell>
          <table:table-cell office:value-type="float" office:value="831.85" calcext:value-type="float">
            <text:p>831.85</text:p>
          </table:table-cell>
        </table:table-row>
        <table:table-row table:style-name="ro1">
          <table:table-cell office:value-type="float" office:value="20046206" calcext:value-type="float">
            <text:p>20046206</text:p>
          </table:table-cell>
          <table:table-cell table:formula="of:=[.A1255]/1000/(60*60*24)" office:value-type="time" office:time-value="PT05H34M06.206S" calcext:value-type="time">
            <text:p>05:34:06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682.32" calcext:value-type="float">
            <text:p>682.32</text:p>
          </table:table-cell>
          <table:table-cell office:value-type="float" office:value="832.42" calcext:value-type="float">
            <text:p>832.42</text:p>
          </table:table-cell>
        </table:table-row>
        <table:table-row table:style-name="ro1">
          <table:table-cell office:value-type="float" office:value="20062206" calcext:value-type="float">
            <text:p>20062206</text:p>
          </table:table-cell>
          <table:table-cell table:formula="of:=[.A1256]/1000/(60*60*24)" office:value-type="time" office:time-value="PT05H34M22.206S" calcext:value-type="time">
            <text:p>05:34:22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682.83" calcext:value-type="float">
            <text:p>682.83</text:p>
          </table:table-cell>
          <table:table-cell office:value-type="float" office:value="832.98" calcext:value-type="float">
            <text:p>832.98</text:p>
          </table:table-cell>
        </table:table-row>
        <table:table-row table:style-name="ro1">
          <table:table-cell office:value-type="float" office:value="20078206" calcext:value-type="float">
            <text:p>20078206</text:p>
          </table:table-cell>
          <table:table-cell table:formula="of:=[.A1257]/1000/(60*60*24)" office:value-type="time" office:time-value="PT05H34M38.206S" calcext:value-type="time">
            <text:p>05:34:38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683.33" calcext:value-type="float">
            <text:p>683.33</text:p>
          </table:table-cell>
          <table:table-cell office:value-type="float" office:value="833.55" calcext:value-type="float">
            <text:p>833.55</text:p>
          </table:table-cell>
        </table:table-row>
        <table:table-row table:style-name="ro1">
          <table:table-cell office:value-type="float" office:value="20094206" calcext:value-type="float">
            <text:p>20094206</text:p>
          </table:table-cell>
          <table:table-cell table:formula="of:=[.A1258]/1000/(60*60*24)" office:value-type="time" office:time-value="PT05H34M54.206S" calcext:value-type="time">
            <text:p>05:34:54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683.83" calcext:value-type="float">
            <text:p>683.83</text:p>
          </table:table-cell>
          <table:table-cell office:value-type="float" office:value="834.11" calcext:value-type="float">
            <text:p>834.11</text:p>
          </table:table-cell>
        </table:table-row>
        <table:table-row table:style-name="ro1">
          <table:table-cell office:value-type="float" office:value="20110206" calcext:value-type="float">
            <text:p>20110206</text:p>
          </table:table-cell>
          <table:table-cell table:formula="of:=[.A1259]/1000/(60*60*24)" office:value-type="time" office:time-value="PT05H35M10.206S" calcext:value-type="time">
            <text:p>05:35:10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684.33" calcext:value-type="float">
            <text:p>684.33</text:p>
          </table:table-cell>
          <table:table-cell office:value-type="float" office:value="834.67" calcext:value-type="float">
            <text:p>834.67</text:p>
          </table:table-cell>
        </table:table-row>
        <table:table-row table:style-name="ro1">
          <table:table-cell office:value-type="float" office:value="20126206" calcext:value-type="float">
            <text:p>20126206</text:p>
          </table:table-cell>
          <table:table-cell table:formula="of:=[.A1260]/1000/(60*60*24)" office:value-type="time" office:time-value="PT05H35M26.206S" calcext:value-type="time">
            <text:p>05:35:26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684.84" calcext:value-type="float">
            <text:p>684.84</text:p>
          </table:table-cell>
          <table:table-cell office:value-type="float" office:value="835.24" calcext:value-type="float">
            <text:p>835.24</text:p>
          </table:table-cell>
        </table:table-row>
        <table:table-row table:style-name="ro1">
          <table:table-cell office:value-type="float" office:value="20142206" calcext:value-type="float">
            <text:p>20142206</text:p>
          </table:table-cell>
          <table:table-cell table:formula="of:=[.A1261]/1000/(60*60*24)" office:value-type="time" office:time-value="PT05H35M42.206S" calcext:value-type="time">
            <text:p>05:35:42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6" calcext:value-type="float">
            <text:p>126.26</text:p>
          </table:table-cell>
          <table:table-cell office:value-type="float" office:value="685.34" calcext:value-type="float">
            <text:p>685.34</text:p>
          </table:table-cell>
          <table:table-cell office:value-type="float" office:value="835.8" calcext:value-type="float">
            <text:p>835.8</text:p>
          </table:table-cell>
        </table:table-row>
        <table:table-row table:style-name="ro1">
          <table:table-cell office:value-type="float" office:value="20158206" calcext:value-type="float">
            <text:p>20158206</text:p>
          </table:table-cell>
          <table:table-cell table:formula="of:=[.A1262]/1000/(60*60*24)" office:value-type="time" office:time-value="PT05H35M58.206S" calcext:value-type="time">
            <text:p>05:35:58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685.84" calcext:value-type="float">
            <text:p>685.84</text:p>
          </table:table-cell>
          <table:table-cell office:value-type="float" office:value="836.36" calcext:value-type="float">
            <text:p>836.36</text:p>
          </table:table-cell>
        </table:table-row>
        <table:table-row table:style-name="ro1">
          <table:table-cell office:value-type="float" office:value="20174206" calcext:value-type="float">
            <text:p>20174206</text:p>
          </table:table-cell>
          <table:table-cell table:formula="of:=[.A1263]/1000/(60*60*24)" office:value-type="time" office:time-value="PT05H36M14.206S" calcext:value-type="time">
            <text:p>05:36:14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686.34" calcext:value-type="float">
            <text:p>686.34</text:p>
          </table:table-cell>
          <table:table-cell office:value-type="float" office:value="836.92" calcext:value-type="float">
            <text:p>836.92</text:p>
          </table:table-cell>
        </table:table-row>
        <table:table-row table:style-name="ro1">
          <table:table-cell office:value-type="float" office:value="20190206" calcext:value-type="float">
            <text:p>20190206</text:p>
          </table:table-cell>
          <table:table-cell table:formula="of:=[.A1264]/1000/(60*60*24)" office:value-type="time" office:time-value="PT05H36M30.206S" calcext:value-type="time">
            <text:p>05:36:30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686.84" calcext:value-type="float">
            <text:p>686.84</text:p>
          </table:table-cell>
          <table:table-cell office:value-type="float" office:value="837.48" calcext:value-type="float">
            <text:p>837.48</text:p>
          </table:table-cell>
        </table:table-row>
        <table:table-row table:style-name="ro1">
          <table:table-cell office:value-type="float" office:value="20206206" calcext:value-type="float">
            <text:p>20206206</text:p>
          </table:table-cell>
          <table:table-cell table:formula="of:=[.A1265]/1000/(60*60*24)" office:value-type="time" office:time-value="PT05H36M46.206S" calcext:value-type="time">
            <text:p>05:36:46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687.34" calcext:value-type="float">
            <text:p>687.34</text:p>
          </table:table-cell>
          <table:table-cell office:value-type="float" office:value="838.04" calcext:value-type="float">
            <text:p>838.04</text:p>
          </table:table-cell>
        </table:table-row>
        <table:table-row table:style-name="ro1">
          <table:table-cell office:value-type="float" office:value="20222206" calcext:value-type="float">
            <text:p>20222206</text:p>
          </table:table-cell>
          <table:table-cell table:formula="of:=[.A1266]/1000/(60*60*24)" office:value-type="time" office:time-value="PT05H37M02.206S" calcext:value-type="time">
            <text:p>05:37:02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687.84" calcext:value-type="float">
            <text:p>687.84</text:p>
          </table:table-cell>
          <table:table-cell office:value-type="float" office:value="838.6" calcext:value-type="float">
            <text:p>838.6</text:p>
          </table:table-cell>
        </table:table-row>
        <table:table-row table:style-name="ro1">
          <table:table-cell office:value-type="float" office:value="20238206" calcext:value-type="float">
            <text:p>20238206</text:p>
          </table:table-cell>
          <table:table-cell table:formula="of:=[.A1267]/1000/(60*60*24)" office:value-type="time" office:time-value="PT05H37M18.206S" calcext:value-type="time">
            <text:p>05:37:18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688.34" calcext:value-type="float">
            <text:p>688.34</text:p>
          </table:table-cell>
          <table:table-cell office:value-type="float" office:value="839.16" calcext:value-type="float">
            <text:p>839.16</text:p>
          </table:table-cell>
        </table:table-row>
        <table:table-row table:style-name="ro1">
          <table:table-cell office:value-type="float" office:value="20254206" calcext:value-type="float">
            <text:p>20254206</text:p>
          </table:table-cell>
          <table:table-cell table:formula="of:=[.A1268]/1000/(60*60*24)" office:value-type="time" office:time-value="PT05H37M34.206S" calcext:value-type="time">
            <text:p>05:37:34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688.84" calcext:value-type="float">
            <text:p>688.84</text:p>
          </table:table-cell>
          <table:table-cell office:value-type="float" office:value="839.72" calcext:value-type="float">
            <text:p>839.72</text:p>
          </table:table-cell>
        </table:table-row>
        <table:table-row table:style-name="ro1">
          <table:table-cell office:value-type="float" office:value="20270206" calcext:value-type="float">
            <text:p>20270206</text:p>
          </table:table-cell>
          <table:table-cell table:formula="of:=[.A1269]/1000/(60*60*24)" office:value-type="time" office:time-value="PT05H37M50.206S" calcext:value-type="time">
            <text:p>05:37:50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689.34" calcext:value-type="float">
            <text:p>689.34</text:p>
          </table:table-cell>
          <table:table-cell office:value-type="float" office:value="840.27" calcext:value-type="float">
            <text:p>840.27</text:p>
          </table:table-cell>
        </table:table-row>
        <table:table-row table:style-name="ro1">
          <table:table-cell office:value-type="float" office:value="20286206" calcext:value-type="float">
            <text:p>20286206</text:p>
          </table:table-cell>
          <table:table-cell table:formula="of:=[.A1270]/1000/(60*60*24)" office:value-type="time" office:time-value="PT05H38M06.206S" calcext:value-type="time">
            <text:p>05:38:06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689.84" calcext:value-type="float">
            <text:p>689.84</text:p>
          </table:table-cell>
          <table:table-cell office:value-type="float" office:value="840.83" calcext:value-type="float">
            <text:p>840.83</text:p>
          </table:table-cell>
        </table:table-row>
        <table:table-row table:style-name="ro1">
          <table:table-cell office:value-type="float" office:value="20302206" calcext:value-type="float">
            <text:p>20302206</text:p>
          </table:table-cell>
          <table:table-cell table:formula="of:=[.A1271]/1000/(60*60*24)" office:value-type="time" office:time-value="PT05H38M22.206S" calcext:value-type="time">
            <text:p>05:38:22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690.34" calcext:value-type="float">
            <text:p>690.34</text:p>
          </table:table-cell>
          <table:table-cell office:value-type="float" office:value="841.39" calcext:value-type="float">
            <text:p>841.39</text:p>
          </table:table-cell>
        </table:table-row>
        <table:table-row table:style-name="ro1">
          <table:table-cell office:value-type="float" office:value="20318206" calcext:value-type="float">
            <text:p>20318206</text:p>
          </table:table-cell>
          <table:table-cell table:formula="of:=[.A1272]/1000/(60*60*24)" office:value-type="time" office:time-value="PT05H38M38.206S" calcext:value-type="time">
            <text:p>05:38:38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690.84" calcext:value-type="float">
            <text:p>690.84</text:p>
          </table:table-cell>
          <table:table-cell office:value-type="float" office:value="841.94" calcext:value-type="float">
            <text:p>841.94</text:p>
          </table:table-cell>
        </table:table-row>
        <table:table-row table:style-name="ro1">
          <table:table-cell office:value-type="float" office:value="20334206" calcext:value-type="float">
            <text:p>20334206</text:p>
          </table:table-cell>
          <table:table-cell table:formula="of:=[.A1273]/1000/(60*60*24)" office:value-type="time" office:time-value="PT05H38M54.206S" calcext:value-type="time">
            <text:p>05:38:54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691.33" calcext:value-type="float">
            <text:p>691.33</text:p>
          </table:table-cell>
          <table:table-cell office:value-type="float" office:value="842.49" calcext:value-type="float">
            <text:p>842.49</text:p>
          </table:table-cell>
        </table:table-row>
        <table:table-row table:style-name="ro1">
          <table:table-cell office:value-type="float" office:value="20350206" calcext:value-type="float">
            <text:p>20350206</text:p>
          </table:table-cell>
          <table:table-cell table:formula="of:=[.A1274]/1000/(60*60*24)" office:value-type="time" office:time-value="PT05H39M10.206S" calcext:value-type="time">
            <text:p>05:39:10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691.83" calcext:value-type="float">
            <text:p>691.83</text:p>
          </table:table-cell>
          <table:table-cell office:value-type="float" office:value="843.05" calcext:value-type="float">
            <text:p>843.05</text:p>
          </table:table-cell>
        </table:table-row>
        <table:table-row table:style-name="ro1">
          <table:table-cell office:value-type="float" office:value="20366206" calcext:value-type="float">
            <text:p>20366206</text:p>
          </table:table-cell>
          <table:table-cell table:formula="of:=[.A1275]/1000/(60*60*24)" office:value-type="time" office:time-value="PT05H39M26.206S" calcext:value-type="time">
            <text:p>05:39:26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692.33" calcext:value-type="float">
            <text:p>692.33</text:p>
          </table:table-cell>
          <table:table-cell office:value-type="float" office:value="843.6" calcext:value-type="float">
            <text:p>843.6</text:p>
          </table:table-cell>
        </table:table-row>
        <table:table-row table:style-name="ro1">
          <table:table-cell office:value-type="float" office:value="20382206" calcext:value-type="float">
            <text:p>20382206</text:p>
          </table:table-cell>
          <table:table-cell table:formula="of:=[.A1276]/1000/(60*60*24)" office:value-type="time" office:time-value="PT05H39M42.206S" calcext:value-type="time">
            <text:p>05:39:42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692.83" calcext:value-type="float">
            <text:p>692.83</text:p>
          </table:table-cell>
          <table:table-cell office:value-type="float" office:value="844.15" calcext:value-type="float">
            <text:p>844.15</text:p>
          </table:table-cell>
        </table:table-row>
        <table:table-row table:style-name="ro1">
          <table:table-cell office:value-type="float" office:value="20398206" calcext:value-type="float">
            <text:p>20398206</text:p>
          </table:table-cell>
          <table:table-cell table:formula="of:=[.A1277]/1000/(60*60*24)" office:value-type="time" office:time-value="PT05H39M58.206S" calcext:value-type="time">
            <text:p>05:39:58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693.32" calcext:value-type="float">
            <text:p>693.32</text:p>
          </table:table-cell>
          <table:table-cell office:value-type="float" office:value="844.7" calcext:value-type="float">
            <text:p>844.7</text:p>
          </table:table-cell>
        </table:table-row>
        <table:table-row table:style-name="ro1">
          <table:table-cell office:value-type="float" office:value="20414206" calcext:value-type="float">
            <text:p>20414206</text:p>
          </table:table-cell>
          <table:table-cell table:formula="of:=[.A1278]/1000/(60*60*24)" office:value-type="time" office:time-value="PT05H40M14.206S" calcext:value-type="time">
            <text:p>05:40:14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693.82" calcext:value-type="float">
            <text:p>693.82</text:p>
          </table:table-cell>
          <table:table-cell office:value-type="float" office:value="845.26" calcext:value-type="float">
            <text:p>845.26</text:p>
          </table:table-cell>
        </table:table-row>
        <table:table-row table:style-name="ro1">
          <table:table-cell office:value-type="float" office:value="20430206" calcext:value-type="float">
            <text:p>20430206</text:p>
          </table:table-cell>
          <table:table-cell table:formula="of:=[.A1279]/1000/(60*60*24)" office:value-type="time" office:time-value="PT05H40M30.206S" calcext:value-type="time">
            <text:p>05:40:30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694.32" calcext:value-type="float">
            <text:p>694.32</text:p>
          </table:table-cell>
          <table:table-cell office:value-type="float" office:value="845.8" calcext:value-type="float">
            <text:p>845.8</text:p>
          </table:table-cell>
        </table:table-row>
        <table:table-row table:style-name="ro1">
          <table:table-cell office:value-type="float" office:value="20446206" calcext:value-type="float">
            <text:p>20446206</text:p>
          </table:table-cell>
          <table:table-cell table:formula="of:=[.A1280]/1000/(60*60*24)" office:value-type="time" office:time-value="PT05H40M46.206S" calcext:value-type="time">
            <text:p>05:40:46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694.81" calcext:value-type="float">
            <text:p>694.81</text:p>
          </table:table-cell>
          <table:table-cell office:value-type="float" office:value="846.35" calcext:value-type="float">
            <text:p>846.35</text:p>
          </table:table-cell>
        </table:table-row>
        <table:table-row table:style-name="ro1">
          <table:table-cell office:value-type="float" office:value="20462206" calcext:value-type="float">
            <text:p>20462206</text:p>
          </table:table-cell>
          <table:table-cell table:formula="of:=[.A1281]/1000/(60*60*24)" office:value-type="time" office:time-value="PT05H41M02.206S" calcext:value-type="time">
            <text:p>05:41:02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695.31" calcext:value-type="float">
            <text:p>695.31</text:p>
          </table:table-cell>
          <table:table-cell office:value-type="float" office:value="846.9" calcext:value-type="float">
            <text:p>846.9</text:p>
          </table:table-cell>
        </table:table-row>
        <table:table-row table:style-name="ro1">
          <table:table-cell office:value-type="float" office:value="20478206" calcext:value-type="float">
            <text:p>20478206</text:p>
          </table:table-cell>
          <table:table-cell table:formula="of:=[.A1282]/1000/(60*60*24)" office:value-type="time" office:time-value="PT05H41M18.206S" calcext:value-type="time">
            <text:p>05:41:18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695.8" calcext:value-type="float">
            <text:p>695.8</text:p>
          </table:table-cell>
          <table:table-cell office:value-type="float" office:value="847.45" calcext:value-type="float">
            <text:p>847.45</text:p>
          </table:table-cell>
        </table:table-row>
        <table:table-row table:style-name="ro1">
          <table:table-cell office:value-type="float" office:value="20494206" calcext:value-type="float">
            <text:p>20494206</text:p>
          </table:table-cell>
          <table:table-cell table:formula="of:=[.A1283]/1000/(60*60*24)" office:value-type="time" office:time-value="PT05H41M34.206S" calcext:value-type="time">
            <text:p>05:41:34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696.3" calcext:value-type="float">
            <text:p>696.3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0510206" calcext:value-type="float">
            <text:p>20510206</text:p>
          </table:table-cell>
          <table:table-cell table:formula="of:=[.A1284]/1000/(60*60*24)" office:value-type="time" office:time-value="PT05H41M50.206S" calcext:value-type="time">
            <text:p>05:41:50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696.79" calcext:value-type="float">
            <text:p>696.79</text:p>
          </table:table-cell>
          <table:table-cell office:value-type="float" office:value="848.54" calcext:value-type="float">
            <text:p>848.54</text:p>
          </table:table-cell>
        </table:table-row>
        <table:table-row table:style-name="ro1">
          <table:table-cell office:value-type="float" office:value="20526206" calcext:value-type="float">
            <text:p>20526206</text:p>
          </table:table-cell>
          <table:table-cell table:formula="of:=[.A1285]/1000/(60*60*24)" office:value-type="time" office:time-value="PT05H42M06.206S" calcext:value-type="time">
            <text:p>05:42:06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697.29" calcext:value-type="float">
            <text:p>697.29</text:p>
          </table:table-cell>
          <table:table-cell office:value-type="float" office:value="849.09" calcext:value-type="float">
            <text:p>849.09</text:p>
          </table:table-cell>
        </table:table-row>
        <table:table-row table:style-name="ro1">
          <table:table-cell office:value-type="float" office:value="20542206" calcext:value-type="float">
            <text:p>20542206</text:p>
          </table:table-cell>
          <table:table-cell table:formula="of:=[.A1286]/1000/(60*60*24)" office:value-type="time" office:time-value="PT05H42M22.206S" calcext:value-type="time">
            <text:p>05:42:22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697.78" calcext:value-type="float">
            <text:p>697.78</text:p>
          </table:table-cell>
          <table:table-cell office:value-type="float" office:value="849.63" calcext:value-type="float">
            <text:p>849.63</text:p>
          </table:table-cell>
        </table:table-row>
        <table:table-row table:style-name="ro1">
          <table:table-cell office:value-type="float" office:value="20558206" calcext:value-type="float">
            <text:p>20558206</text:p>
          </table:table-cell>
          <table:table-cell table:formula="of:=[.A1287]/1000/(60*60*24)" office:value-type="time" office:time-value="PT05H42M38.206S" calcext:value-type="time">
            <text:p>05:42:38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698.27" calcext:value-type="float">
            <text:p>698.27</text:p>
          </table:table-cell>
          <table:table-cell office:value-type="float" office:value="850.18" calcext:value-type="float">
            <text:p>850.18</text:p>
          </table:table-cell>
        </table:table-row>
        <table:table-row table:style-name="ro1">
          <table:table-cell office:value-type="float" office:value="20574206" calcext:value-type="float">
            <text:p>20574206</text:p>
          </table:table-cell>
          <table:table-cell table:formula="of:=[.A1288]/1000/(60*60*24)" office:value-type="time" office:time-value="PT05H42M54.206S" calcext:value-type="time">
            <text:p>05:42:54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698.77" calcext:value-type="float">
            <text:p>698.77</text:p>
          </table:table-cell>
          <table:table-cell office:value-type="float" office:value="850.72" calcext:value-type="float">
            <text:p>850.72</text:p>
          </table:table-cell>
        </table:table-row>
        <table:table-row table:style-name="ro1">
          <table:table-cell office:value-type="float" office:value="20590206" calcext:value-type="float">
            <text:p>20590206</text:p>
          </table:table-cell>
          <table:table-cell table:formula="of:=[.A1289]/1000/(60*60*24)" office:value-type="time" office:time-value="PT05H43M10.206S" calcext:value-type="time">
            <text:p>05:43:10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2.22" calcext:value-type="float">
            <text:p>122.22</text:p>
          </table:table-cell>
          <table:table-cell office:value-type="float" office:value="699.26" calcext:value-type="float">
            <text:p>699.26</text:p>
          </table:table-cell>
          <table:table-cell office:value-type="float" office:value="851.26" calcext:value-type="float">
            <text:p>851.26</text:p>
          </table:table-cell>
        </table:table-row>
        <table:table-row table:style-name="ro1">
          <table:table-cell office:value-type="float" office:value="20606206" calcext:value-type="float">
            <text:p>20606206</text:p>
          </table:table-cell>
          <table:table-cell table:formula="of:=[.A1290]/1000/(60*60*24)" office:value-type="time" office:time-value="PT05H43M26.206S" calcext:value-type="time">
            <text:p>05:43:26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699.75" calcext:value-type="float">
            <text:p>699.75</text:p>
          </table:table-cell>
          <table:table-cell office:value-type="float" office:value="851.81" calcext:value-type="float">
            <text:p>851.81</text:p>
          </table:table-cell>
        </table:table-row>
        <table:table-row table:style-name="ro1">
          <table:table-cell office:value-type="float" office:value="20622206" calcext:value-type="float">
            <text:p>20622206</text:p>
          </table:table-cell>
          <table:table-cell table:formula="of:=[.A1291]/1000/(60*60*24)" office:value-type="time" office:time-value="PT05H43M42.206S" calcext:value-type="time">
            <text:p>05:43:42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700.24" calcext:value-type="float">
            <text:p>700.24</text:p>
          </table:table-cell>
          <table:table-cell office:value-type="float" office:value="852.35" calcext:value-type="float">
            <text:p>852.35</text:p>
          </table:table-cell>
        </table:table-row>
        <table:table-row table:style-name="ro1">
          <table:table-cell office:value-type="float" office:value="20638206" calcext:value-type="float">
            <text:p>20638206</text:p>
          </table:table-cell>
          <table:table-cell table:formula="of:=[.A1292]/1000/(60*60*24)" office:value-type="time" office:time-value="PT05H43M58.206S" calcext:value-type="time">
            <text:p>05:43:58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700.74" calcext:value-type="float">
            <text:p>700.74</text:p>
          </table:table-cell>
          <table:table-cell office:value-type="float" office:value="852.89" calcext:value-type="float">
            <text:p>852.89</text:p>
          </table:table-cell>
        </table:table-row>
        <table:table-row table:style-name="ro1">
          <table:table-cell office:value-type="float" office:value="20654204" calcext:value-type="float">
            <text:p>20654204</text:p>
          </table:table-cell>
          <table:table-cell table:formula="of:=[.A1293]/1000/(60*60*24)" office:value-type="time" office:time-value="PT05H44M14.204S" calcext:value-type="time">
            <text:p>05:44:14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701.23" calcext:value-type="float">
            <text:p>701.23</text:p>
          </table:table-cell>
          <table:table-cell office:value-type="float" office:value="853.43" calcext:value-type="float">
            <text:p>853.43</text:p>
          </table:table-cell>
        </table:table-row>
        <table:table-row table:style-name="ro1">
          <table:table-cell office:value-type="float" office:value="20670206" calcext:value-type="float">
            <text:p>20670206</text:p>
          </table:table-cell>
          <table:table-cell table:formula="of:=[.A1294]/1000/(60*60*24)" office:value-type="time" office:time-value="PT05H44M30.206S" calcext:value-type="time">
            <text:p>05:44:30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701.72" calcext:value-type="float">
            <text:p>701.72</text:p>
          </table:table-cell>
          <table:table-cell office:value-type="float" office:value="853.96" calcext:value-type="float">
            <text:p>853.96</text:p>
          </table:table-cell>
        </table:table-row>
        <table:table-row table:style-name="ro1">
          <table:table-cell office:value-type="float" office:value="20686206" calcext:value-type="float">
            <text:p>20686206</text:p>
          </table:table-cell>
          <table:table-cell table:formula="of:=[.A1295]/1000/(60*60*24)" office:value-type="time" office:time-value="PT05H44M46.206S" calcext:value-type="time">
            <text:p>05:44:46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702.21" calcext:value-type="float">
            <text:p>702.21</text:p>
          </table:table-cell>
          <table:table-cell office:value-type="float" office:value="854.5" calcext:value-type="float">
            <text:p>854.5</text:p>
          </table:table-cell>
        </table:table-row>
        <table:table-row table:style-name="ro1">
          <table:table-cell office:value-type="float" office:value="20702206" calcext:value-type="float">
            <text:p>20702206</text:p>
          </table:table-cell>
          <table:table-cell table:formula="of:=[.A1296]/1000/(60*60*24)" office:value-type="time" office:time-value="PT05H45M02.206S" calcext:value-type="time">
            <text:p>05:45:02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702.7" calcext:value-type="float">
            <text:p>702.7</text:p>
          </table:table-cell>
          <table:table-cell office:value-type="float" office:value="855.04" calcext:value-type="float">
            <text:p>855.04</text:p>
          </table:table-cell>
        </table:table-row>
        <table:table-row table:style-name="ro1">
          <table:table-cell office:value-type="float" office:value="20718206" calcext:value-type="float">
            <text:p>20718206</text:p>
          </table:table-cell>
          <table:table-cell table:formula="of:=[.A1297]/1000/(60*60*24)" office:value-type="time" office:time-value="PT05H45M18.206S" calcext:value-type="time">
            <text:p>05:45:18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703.19" calcext:value-type="float">
            <text:p>703.19</text:p>
          </table:table-cell>
          <table:table-cell office:value-type="float" office:value="855.57" calcext:value-type="float">
            <text:p>855.57</text:p>
          </table:table-cell>
        </table:table-row>
        <table:table-row table:style-name="ro1">
          <table:table-cell office:value-type="float" office:value="20734206" calcext:value-type="float">
            <text:p>20734206</text:p>
          </table:table-cell>
          <table:table-cell table:formula="of:=[.A1298]/1000/(60*60*24)" office:value-type="time" office:time-value="PT05H45M34.206S" calcext:value-type="time">
            <text:p>05:45:34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703.68" calcext:value-type="float">
            <text:p>703.68</text:p>
          </table:table-cell>
          <table:table-cell office:value-type="float" office:value="856.11" calcext:value-type="float">
            <text:p>856.11</text:p>
          </table:table-cell>
        </table:table-row>
        <table:table-row table:style-name="ro1">
          <table:table-cell office:value-type="float" office:value="20750206" calcext:value-type="float">
            <text:p>20750206</text:p>
          </table:table-cell>
          <table:table-cell table:formula="of:=[.A1299]/1000/(60*60*24)" office:value-type="time" office:time-value="PT05H45M50.206S" calcext:value-type="time">
            <text:p>05:45:50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704.17" calcext:value-type="float">
            <text:p>704.17</text:p>
          </table:table-cell>
          <table:table-cell office:value-type="float" office:value="856.64" calcext:value-type="float">
            <text:p>856.64</text:p>
          </table:table-cell>
        </table:table-row>
        <table:table-row table:style-name="ro1">
          <table:table-cell office:value-type="float" office:value="20766206" calcext:value-type="float">
            <text:p>20766206</text:p>
          </table:table-cell>
          <table:table-cell table:formula="of:=[.A1300]/1000/(60*60*24)" office:value-type="time" office:time-value="PT05H46M06.206S" calcext:value-type="time">
            <text:p>05:46:06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704.65" calcext:value-type="float">
            <text:p>704.65</text:p>
          </table:table-cell>
          <table:table-cell office:value-type="float" office:value="857.17" calcext:value-type="float">
            <text:p>857.17</text:p>
          </table:table-cell>
        </table:table-row>
        <table:table-row table:style-name="ro1">
          <table:table-cell office:value-type="float" office:value="20782206" calcext:value-type="float">
            <text:p>20782206</text:p>
          </table:table-cell>
          <table:table-cell table:formula="of:=[.A1301]/1000/(60*60*24)" office:value-type="time" office:time-value="PT05H46M22.206S" calcext:value-type="time">
            <text:p>05:46:22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68" calcext:value-type="float">
            <text:p>119.68</text:p>
          </table:table-cell>
          <table:table-cell office:value-type="float" office:value="705.14" calcext:value-type="float">
            <text:p>705.14</text:p>
          </table:table-cell>
          <table:table-cell office:value-type="float" office:value="857.7" calcext:value-type="float">
            <text:p>857.7</text:p>
          </table:table-cell>
        </table:table-row>
        <table:table-row table:style-name="ro1">
          <table:table-cell office:value-type="float" office:value="20798206" calcext:value-type="float">
            <text:p>20798206</text:p>
          </table:table-cell>
          <table:table-cell table:formula="of:=[.A1302]/1000/(60*60*24)" office:value-type="time" office:time-value="PT05H46M38.206S" calcext:value-type="time">
            <text:p>05:46:38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68" calcext:value-type="float">
            <text:p>119.68</text:p>
          </table:table-cell>
          <table:table-cell office:value-type="float" office:value="705.63" calcext:value-type="float">
            <text:p>705.63</text:p>
          </table:table-cell>
          <table:table-cell office:value-type="float" office:value="858.23" calcext:value-type="float">
            <text:p>858.23</text:p>
          </table:table-cell>
        </table:table-row>
        <table:table-row table:style-name="ro1">
          <table:table-cell office:value-type="float" office:value="20814206" calcext:value-type="float">
            <text:p>20814206</text:p>
          </table:table-cell>
          <table:table-cell table:formula="of:=[.A1303]/1000/(60*60*24)" office:value-type="time" office:time-value="PT05H46M54.206S" calcext:value-type="time">
            <text:p>05:46:54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706.12" calcext:value-type="float">
            <text:p>706.12</text:p>
          </table:table-cell>
          <table:table-cell office:value-type="float" office:value="858.76" calcext:value-type="float">
            <text:p>858.76</text:p>
          </table:table-cell>
        </table:table-row>
        <table:table-row table:style-name="ro1">
          <table:table-cell office:value-type="float" office:value="20830206" calcext:value-type="float">
            <text:p>20830206</text:p>
          </table:table-cell>
          <table:table-cell table:formula="of:=[.A1304]/1000/(60*60*24)" office:value-type="time" office:time-value="PT05H47M10.206S" calcext:value-type="time">
            <text:p>05:47:10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706.6" calcext:value-type="float">
            <text:p>706.6</text:p>
          </table:table-cell>
          <table:table-cell office:value-type="float" office:value="859.29" calcext:value-type="float">
            <text:p>859.29</text:p>
          </table:table-cell>
        </table:table-row>
        <table:table-row table:style-name="ro1">
          <table:table-cell office:value-type="float" office:value="20846206" calcext:value-type="float">
            <text:p>20846206</text:p>
          </table:table-cell>
          <table:table-cell table:formula="of:=[.A1305]/1000/(60*60*24)" office:value-type="time" office:time-value="PT05H47M26.206S" calcext:value-type="time">
            <text:p>05:47:26</text:p>
          </table:table-cell>
          <table:table-cell office:value-type="float" office:value="1.09" calcext:value-type="float">
            <text:p>1.09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8" calcext:value-type="float">
            <text:p>118.8</text:p>
          </table:table-cell>
          <table:table-cell office:value-type="float" office:value="707.09" calcext:value-type="float">
            <text:p>707.09</text:p>
          </table:table-cell>
          <table:table-cell office:value-type="float" office:value="859.82" calcext:value-type="float">
            <text:p>859.82</text:p>
          </table:table-cell>
        </table:table-row>
        <table:table-row table:style-name="ro1">
          <table:table-cell office:value-type="float" office:value="20862206" calcext:value-type="float">
            <text:p>20862206</text:p>
          </table:table-cell>
          <table:table-cell table:formula="of:=[.A1306]/1000/(60*60*24)" office:value-type="time" office:time-value="PT05H47M42.206S" calcext:value-type="time">
            <text:p>05:47:42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707.57" calcext:value-type="float">
            <text:p>707.57</text:p>
          </table:table-cell>
          <table:table-cell office:value-type="float" office:value="860.35" calcext:value-type="float">
            <text:p>860.35</text:p>
          </table:table-cell>
        </table:table-row>
        <table:table-row table:style-name="ro1">
          <table:table-cell office:value-type="float" office:value="20878206" calcext:value-type="float">
            <text:p>20878206</text:p>
          </table:table-cell>
          <table:table-cell table:formula="of:=[.A1307]/1000/(60*60*24)" office:value-type="time" office:time-value="PT05H47M58.206S" calcext:value-type="time">
            <text:p>05:47:58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708.06" calcext:value-type="float">
            <text:p>708.06</text:p>
          </table:table-cell>
          <table:table-cell office:value-type="float" office:value="860.87" calcext:value-type="float">
            <text:p>860.87</text:p>
          </table:table-cell>
        </table:table-row>
        <table:table-row table:style-name="ro1">
          <table:table-cell office:value-type="float" office:value="20894206" calcext:value-type="float">
            <text:p>20894206</text:p>
          </table:table-cell>
          <table:table-cell table:formula="of:=[.A1308]/1000/(60*60*24)" office:value-type="time" office:time-value="PT05H48M14.206S" calcext:value-type="time">
            <text:p>05:48:14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93" calcext:value-type="float">
            <text:p>117.93</text:p>
          </table:table-cell>
          <table:table-cell office:value-type="float" office:value="708.54" calcext:value-type="float">
            <text:p>708.54</text:p>
          </table:table-cell>
          <table:table-cell office:value-type="float" office:value="861.39" calcext:value-type="float">
            <text:p>861.39</text:p>
          </table:table-cell>
        </table:table-row>
        <table:table-row table:style-name="ro1">
          <table:table-cell office:value-type="float" office:value="20910206" calcext:value-type="float">
            <text:p>20910206</text:p>
          </table:table-cell>
          <table:table-cell table:formula="of:=[.A1309]/1000/(60*60*24)" office:value-type="time" office:time-value="PT05H48M30.206S" calcext:value-type="time">
            <text:p>05:48:30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709.03" calcext:value-type="float">
            <text:p>709.03</text:p>
          </table:table-cell>
          <table:table-cell office:value-type="float" office:value="861.92" calcext:value-type="float">
            <text:p>861.92</text:p>
          </table:table-cell>
        </table:table-row>
        <table:table-row table:style-name="ro1">
          <table:table-cell office:value-type="float" office:value="20926206" calcext:value-type="float">
            <text:p>20926206</text:p>
          </table:table-cell>
          <table:table-cell table:formula="of:=[.A1310]/1000/(60*60*24)" office:value-type="time" office:time-value="PT05H48M46.206S" calcext:value-type="time">
            <text:p>05:48:46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709.51" calcext:value-type="float">
            <text:p>709.51</text:p>
          </table:table-cell>
          <table:table-cell office:value-type="float" office:value="862.44" calcext:value-type="float">
            <text:p>862.44</text:p>
          </table:table-cell>
        </table:table-row>
        <table:table-row table:style-name="ro1">
          <table:table-cell office:value-type="float" office:value="20942206" calcext:value-type="float">
            <text:p>20942206</text:p>
          </table:table-cell>
          <table:table-cell table:formula="of:=[.A1311]/1000/(60*60*24)" office:value-type="time" office:time-value="PT05H49M02.206S" calcext:value-type="time">
            <text:p>05:49:02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709.99" calcext:value-type="float">
            <text:p>709.99</text:p>
          </table:table-cell>
          <table:table-cell office:value-type="float" office:value="862.96" calcext:value-type="float">
            <text:p>862.96</text:p>
          </table:table-cell>
        </table:table-row>
        <table:table-row table:style-name="ro1">
          <table:table-cell office:value-type="float" office:value="20958206" calcext:value-type="float">
            <text:p>20958206</text:p>
          </table:table-cell>
          <table:table-cell table:formula="of:=[.A1312]/1000/(60*60*24)" office:value-type="time" office:time-value="PT05H49M18.206S" calcext:value-type="time">
            <text:p>05:49:18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710.48" calcext:value-type="float">
            <text:p>710.48</text:p>
          </table:table-cell>
          <table:table-cell office:value-type="float" office:value="863.48" calcext:value-type="float">
            <text:p>863.48</text:p>
          </table:table-cell>
        </table:table-row>
        <table:table-row table:style-name="ro1">
          <table:table-cell office:value-type="float" office:value="20974206" calcext:value-type="float">
            <text:p>20974206</text:p>
          </table:table-cell>
          <table:table-cell table:formula="of:=[.A1313]/1000/(60*60*24)" office:value-type="time" office:time-value="PT05H49M34.206S" calcext:value-type="time">
            <text:p>05:49:34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710.96" calcext:value-type="float">
            <text:p>710.9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0990206" calcext:value-type="float">
            <text:p>20990206</text:p>
          </table:table-cell>
          <table:table-cell table:formula="of:=[.A1314]/1000/(60*60*24)" office:value-type="time" office:time-value="PT05H49M50.206S" calcext:value-type="time">
            <text:p>05:49:50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6" calcext:value-type="float">
            <text:p>115.76</text:p>
          </table:table-cell>
          <table:table-cell office:value-type="float" office:value="711.44" calcext:value-type="float">
            <text:p>711.44</text:p>
          </table:table-cell>
          <table:table-cell office:value-type="float" office:value="864.51" calcext:value-type="float">
            <text:p>864.51</text:p>
          </table:table-cell>
        </table:table-row>
        <table:table-row table:style-name="ro1">
          <table:table-cell office:value-type="float" office:value="21006206" calcext:value-type="float">
            <text:p>21006206</text:p>
          </table:table-cell>
          <table:table-cell table:formula="of:=[.A1315]/1000/(60*60*24)" office:value-type="time" office:time-value="PT05H50M06.206S" calcext:value-type="time">
            <text:p>05:50:06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711.92" calcext:value-type="float">
            <text:p>711.92</text:p>
          </table:table-cell>
          <table:table-cell office:value-type="float" office:value="865.03" calcext:value-type="float">
            <text:p>865.03</text:p>
          </table:table-cell>
        </table:table-row>
        <table:table-row table:style-name="ro1">
          <table:table-cell office:value-type="float" office:value="21022206" calcext:value-type="float">
            <text:p>21022206</text:p>
          </table:table-cell>
          <table:table-cell table:formula="of:=[.A1316]/1000/(60*60*24)" office:value-type="time" office:time-value="PT05H50M22.206S" calcext:value-type="time">
            <text:p>05:50:22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712.4" calcext:value-type="float">
            <text:p>712.4</text:p>
          </table:table-cell>
          <table:table-cell office:value-type="float" office:value="865.54" calcext:value-type="float">
            <text:p>865.54</text:p>
          </table:table-cell>
        </table:table-row>
        <table:table-row table:style-name="ro1">
          <table:table-cell office:value-type="float" office:value="21038206" calcext:value-type="float">
            <text:p>21038206</text:p>
          </table:table-cell>
          <table:table-cell table:formula="of:=[.A1317]/1000/(60*60*24)" office:value-type="time" office:time-value="PT05H50M38.206S" calcext:value-type="time">
            <text:p>05:50:38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712.88" calcext:value-type="float">
            <text:p>712.88</text:p>
          </table:table-cell>
          <table:table-cell office:value-type="float" office:value="866.06" calcext:value-type="float">
            <text:p>866.06</text:p>
          </table:table-cell>
        </table:table-row>
        <table:table-row table:style-name="ro1">
          <table:table-cell office:value-type="float" office:value="21054206" calcext:value-type="float">
            <text:p>21054206</text:p>
          </table:table-cell>
          <table:table-cell table:formula="of:=[.A1318]/1000/(60*60*24)" office:value-type="time" office:time-value="PT05H50M54.206S" calcext:value-type="time">
            <text:p>05:50:54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713.36" calcext:value-type="float">
            <text:p>713.36</text:p>
          </table:table-cell>
          <table:table-cell office:value-type="float" office:value="866.57" calcext:value-type="float">
            <text:p>866.57</text:p>
          </table:table-cell>
        </table:table-row>
        <table:table-row table:style-name="ro1">
          <table:table-cell office:value-type="float" office:value="21070206" calcext:value-type="float">
            <text:p>21070206</text:p>
          </table:table-cell>
          <table:table-cell table:formula="of:=[.A1319]/1000/(60*60*24)" office:value-type="time" office:time-value="PT05H51M10.206S" calcext:value-type="time">
            <text:p>05:51:10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713.84" calcext:value-type="float">
            <text:p>713.84</text:p>
          </table:table-cell>
          <table:table-cell office:value-type="float" office:value="867.08" calcext:value-type="float">
            <text:p>867.08</text:p>
          </table:table-cell>
        </table:table-row>
        <table:table-row table:style-name="ro1">
          <table:table-cell office:value-type="float" office:value="21086206" calcext:value-type="float">
            <text:p>21086206</text:p>
          </table:table-cell>
          <table:table-cell table:formula="of:=[.A1320]/1000/(60*60*24)" office:value-type="time" office:time-value="PT05H51M26.206S" calcext:value-type="time">
            <text:p>05:51:26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714.31" calcext:value-type="float">
            <text:p>714.31</text:p>
          </table:table-cell>
          <table:table-cell office:value-type="float" office:value="867.58" calcext:value-type="float">
            <text:p>867.58</text:p>
          </table:table-cell>
        </table:table-row>
        <table:table-row table:style-name="ro1">
          <table:table-cell office:value-type="float" office:value="21102206" calcext:value-type="float">
            <text:p>21102206</text:p>
          </table:table-cell>
          <table:table-cell table:formula="of:=[.A1321]/1000/(60*60*24)" office:value-type="time" office:time-value="PT05H51M42.206S" calcext:value-type="time">
            <text:p>05:51:42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714.79" calcext:value-type="float">
            <text:p>714.79</text:p>
          </table:table-cell>
          <table:table-cell office:value-type="float" office:value="868.09" calcext:value-type="float">
            <text:p>868.09</text:p>
          </table:table-cell>
        </table:table-row>
        <table:table-row table:style-name="ro1">
          <table:table-cell office:value-type="float" office:value="21118206" calcext:value-type="float">
            <text:p>21118206</text:p>
          </table:table-cell>
          <table:table-cell table:formula="of:=[.A1322]/1000/(60*60*24)" office:value-type="time" office:time-value="PT05H51M58.206S" calcext:value-type="time">
            <text:p>05:51:58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28" calcext:value-type="float">
            <text:p>113.28</text:p>
          </table:table-cell>
          <table:table-cell office:value-type="float" office:value="715.27" calcext:value-type="float">
            <text:p>715.27</text:p>
          </table:table-cell>
          <table:table-cell office:value-type="float" office:value="868.6" calcext:value-type="float">
            <text:p>868.6</text:p>
          </table:table-cell>
        </table:table-row>
        <table:table-row table:style-name="ro1">
          <table:table-cell office:value-type="float" office:value="21134206" calcext:value-type="float">
            <text:p>21134206</text:p>
          </table:table-cell>
          <table:table-cell table:formula="of:=[.A1323]/1000/(60*60*24)" office:value-type="time" office:time-value="PT05H52M14.206S" calcext:value-type="time">
            <text:p>05:52:14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715.74" calcext:value-type="float">
            <text:p>715.74</text:p>
          </table:table-cell>
          <table:table-cell office:value-type="float" office:value="869.1" calcext:value-type="float">
            <text:p>869.1</text:p>
          </table:table-cell>
        </table:table-row>
        <table:table-row table:style-name="ro1">
          <table:table-cell office:value-type="float" office:value="21150206" calcext:value-type="float">
            <text:p>21150206</text:p>
          </table:table-cell>
          <table:table-cell table:formula="of:=[.A1324]/1000/(60*60*24)" office:value-type="time" office:time-value="PT05H52M30.206S" calcext:value-type="time">
            <text:p>05:52:30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716.22" calcext:value-type="float">
            <text:p>716.22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21166206" calcext:value-type="float">
            <text:p>21166206</text:p>
          </table:table-cell>
          <table:table-cell table:formula="of:=[.A1325]/1000/(60*60*24)" office:value-type="time" office:time-value="PT05H52M46.206S" calcext:value-type="time">
            <text:p>05:52:46</text:p>
          </table:table-cell>
          <table:table-cell office:value-type="float" office:value="1.05" calcext:value-type="float">
            <text:p>1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32" calcext:value-type="float">
            <text:p>112.32</text:p>
          </table:table-cell>
          <table:table-cell office:value-type="float" office:value="716.69" calcext:value-type="float">
            <text:p>716.69</text:p>
          </table:table-cell>
          <table:table-cell office:value-type="float" office:value="870.1" calcext:value-type="float">
            <text:p>870.1</text:p>
          </table:table-cell>
        </table:table-row>
        <table:table-row table:style-name="ro1">
          <table:table-cell office:value-type="float" office:value="21182206" calcext:value-type="float">
            <text:p>21182206</text:p>
          </table:table-cell>
          <table:table-cell table:formula="of:=[.A1326]/1000/(60*60*24)" office:value-type="time" office:time-value="PT05H53M02.206S" calcext:value-type="time">
            <text:p>05:53:02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717.16" calcext:value-type="float">
            <text:p>717.16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1198206" calcext:value-type="float">
            <text:p>21198206</text:p>
          </table:table-cell>
          <table:table-cell table:formula="of:=[.A1327]/1000/(60*60*24)" office:value-type="time" office:time-value="PT05H53M18.206S" calcext:value-type="time">
            <text:p>05:53:18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89" calcext:value-type="float">
            <text:p>111.89</text:p>
          </table:table-cell>
          <table:table-cell office:value-type="float" office:value="717.63" calcext:value-type="float">
            <text:p>717.63</text:p>
          </table:table-cell>
          <table:table-cell office:value-type="float" office:value="871.1" calcext:value-type="float">
            <text:p>871.1</text:p>
          </table:table-cell>
        </table:table-row>
        <table:table-row table:style-name="ro1">
          <table:table-cell office:value-type="float" office:value="21214206" calcext:value-type="float">
            <text:p>21214206</text:p>
          </table:table-cell>
          <table:table-cell table:formula="of:=[.A1328]/1000/(60*60*24)" office:value-type="time" office:time-value="PT05H53M34.206S" calcext:value-type="time">
            <text:p>05:53:34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718.11" calcext:value-type="float">
            <text:p>718.11</text:p>
          </table:table-cell>
          <table:table-cell office:value-type="float" office:value="871.59" calcext:value-type="float">
            <text:p>871.59</text:p>
          </table:table-cell>
        </table:table-row>
        <table:table-row table:style-name="ro1">
          <table:table-cell office:value-type="float" office:value="21230206" calcext:value-type="float">
            <text:p>21230206</text:p>
          </table:table-cell>
          <table:table-cell table:formula="of:=[.A1329]/1000/(60*60*24)" office:value-type="time" office:time-value="PT05H53M50.206S" calcext:value-type="time">
            <text:p>05:53:50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718.58" calcext:value-type="float">
            <text:p>718.58</text:p>
          </table:table-cell>
          <table:table-cell office:value-type="float" office:value="872.09" calcext:value-type="float">
            <text:p>872.09</text:p>
          </table:table-cell>
        </table:table-row>
        <table:table-row table:style-name="ro1">
          <table:table-cell office:value-type="float" office:value="21246206" calcext:value-type="float">
            <text:p>21246206</text:p>
          </table:table-cell>
          <table:table-cell table:formula="of:=[.A1330]/1000/(60*60*24)" office:value-type="time" office:time-value="PT05H54M06.206S" calcext:value-type="time">
            <text:p>05:54:06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719.05" calcext:value-type="float">
            <text:p>719.05</text:p>
          </table:table-cell>
          <table:table-cell office:value-type="float" office:value="872.58" calcext:value-type="float">
            <text:p>872.58</text:p>
          </table:table-cell>
        </table:table-row>
        <table:table-row table:style-name="ro1">
          <table:table-cell office:value-type="float" office:value="21262206" calcext:value-type="float">
            <text:p>21262206</text:p>
          </table:table-cell>
          <table:table-cell table:formula="of:=[.A1331]/1000/(60*60*24)" office:value-type="time" office:time-value="PT05H54M22.206S" calcext:value-type="time">
            <text:p>05:54:22</text:p>
          </table:table-cell>
          <table:table-cell office:value-type="float" office:value="1.04" calcext:value-type="float">
            <text:p>1.04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8" calcext:value-type="float">
            <text:p>109.78</text:p>
          </table:table-cell>
          <table:table-cell office:value-type="float" office:value="719.51" calcext:value-type="float">
            <text:p>719.51</text:p>
          </table:table-cell>
          <table:table-cell office:value-type="float" office:value="873.07" calcext:value-type="float">
            <text:p>873.07</text:p>
          </table:table-cell>
        </table:table-row>
        <table:table-row table:style-name="ro1">
          <table:table-cell office:value-type="float" office:value="21278206" calcext:value-type="float">
            <text:p>21278206</text:p>
          </table:table-cell>
          <table:table-cell table:formula="of:=[.A1332]/1000/(60*60*24)" office:value-type="time" office:time-value="PT05H54M38.206S" calcext:value-type="time">
            <text:p>05:54:38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46" calcext:value-type="float">
            <text:p>109.46</text:p>
          </table:table-cell>
          <table:table-cell office:value-type="float" office:value="719.98" calcext:value-type="float">
            <text:p>719.98</text:p>
          </table:table-cell>
          <table:table-cell office:value-type="float" office:value="873.55" calcext:value-type="float">
            <text:p>873.55</text:p>
          </table:table-cell>
        </table:table-row>
        <table:table-row table:style-name="ro1">
          <table:table-cell office:value-type="float" office:value="21294206" calcext:value-type="float">
            <text:p>21294206</text:p>
          </table:table-cell>
          <table:table-cell table:formula="of:=[.A1333]/1000/(60*60*24)" office:value-type="time" office:time-value="PT05H54M54.206S" calcext:value-type="time">
            <text:p>05:54:54</text:p>
          </table:table-cell>
          <table:table-cell office:value-type="float" office:value="1.04" calcext:value-type="float">
            <text:p>1.04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73" calcext:value-type="float">
            <text:p>108.73</text:p>
          </table:table-cell>
          <table:table-cell office:value-type="float" office:value="720.45" calcext:value-type="float">
            <text:p>720.45</text:p>
          </table:table-cell>
          <table:table-cell office:value-type="float" office:value="874.04" calcext:value-type="float">
            <text:p>874.04</text:p>
          </table:table-cell>
        </table:table-row>
        <table:table-row table:style-name="ro1">
          <table:table-cell office:value-type="float" office:value="21310206" calcext:value-type="float">
            <text:p>21310206</text:p>
          </table:table-cell>
          <table:table-cell table:formula="of:=[.A1334]/1000/(60*60*24)" office:value-type="time" office:time-value="PT05H55M10.206S" calcext:value-type="time">
            <text:p>05:55:10</text:p>
          </table:table-cell>
          <table:table-cell office:value-type="float" office:value="1.03" calcext:value-type="float">
            <text:p>1.03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1" calcext:value-type="float">
            <text:p>108.1</text:p>
          </table:table-cell>
          <table:table-cell office:value-type="float" office:value="720.91" calcext:value-type="float">
            <text:p>720.91</text:p>
          </table:table-cell>
          <table:table-cell office:value-type="float" office:value="874.52" calcext:value-type="float">
            <text:p>874.52</text:p>
          </table:table-cell>
        </table:table-row>
        <table:table-row table:style-name="ro1">
          <table:table-cell office:value-type="float" office:value="21326206" calcext:value-type="float">
            <text:p>21326206</text:p>
          </table:table-cell>
          <table:table-cell table:formula="of:=[.A1335]/1000/(60*60*24)" office:value-type="time" office:time-value="PT05H55M26.206S" calcext:value-type="time">
            <text:p>05:55:26</text:p>
          </table:table-cell>
          <table:table-cell office:value-type="float" office:value="1.03" calcext:value-type="float">
            <text:p>1.03</text:p>
          </table:table-cell>
          <table:table-cell office:value-type="float" office:value="104.3" calcext:value-type="float">
            <text:p>104.3</text:p>
          </table:table-cell>
          <table:table-cell office:value-type="float" office:value="107.89" calcext:value-type="float">
            <text:p>107.89</text:p>
          </table:table-cell>
          <table:table-cell office:value-type="float" office:value="721.38" calcext:value-type="float">
            <text:p>721.3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1342206" calcext:value-type="float">
            <text:p>21342206</text:p>
          </table:table-cell>
          <table:table-cell table:formula="of:=[.A1336]/1000/(60*60*24)" office:value-type="time" office:time-value="PT05H55M42.206S" calcext:value-type="time">
            <text:p>05:55:42</text:p>
          </table:table-cell>
          <table:table-cell office:value-type="float" office:value="1.03" calcext:value-type="float">
            <text:p>1.03</text:p>
          </table:table-cell>
          <table:table-cell office:value-type="float" office:value="104.1" calcext:value-type="float">
            <text:p>104.1</text:p>
          </table:table-cell>
          <table:table-cell office:value-type="float" office:value="107.27" calcext:value-type="float">
            <text:p>107.27</text:p>
          </table:table-cell>
          <table:table-cell office:value-type="float" office:value="721.84" calcext:value-type="float">
            <text:p>721.84</text:p>
          </table:table-cell>
          <table:table-cell office:value-type="float" office:value="875.48" calcext:value-type="float">
            <text:p>875.48</text:p>
          </table:table-cell>
        </table:table-row>
        <table:table-row table:style-name="ro1">
          <table:table-cell office:value-type="float" office:value="21358206" calcext:value-type="float">
            <text:p>21358206</text:p>
          </table:table-cell>
          <table:table-cell table:formula="of:=[.A1337]/1000/(60*60*24)" office:value-type="time" office:time-value="PT05H55M58.206S" calcext:value-type="time">
            <text:p>05:55:58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5" calcext:value-type="float">
            <text:p>106.85</text:p>
          </table:table-cell>
          <table:table-cell office:value-type="float" office:value="722.3" calcext:value-type="float">
            <text:p>722.3</text:p>
          </table:table-cell>
          <table:table-cell office:value-type="float" office:value="875.95" calcext:value-type="float">
            <text:p>875.95</text:p>
          </table:table-cell>
        </table:table-row>
        <table:table-row table:style-name="ro1">
          <table:table-cell office:value-type="float" office:value="21374206" calcext:value-type="float">
            <text:p>21374206</text:p>
          </table:table-cell>
          <table:table-cell table:formula="of:=[.A1338]/1000/(60*60*24)" office:value-type="time" office:time-value="PT05H56M14.206S" calcext:value-type="time">
            <text:p>05:56:14</text:p>
          </table:table-cell>
          <table:table-cell office:value-type="float" office:value="1.03" calcext:value-type="float">
            <text:p>1.03</text:p>
          </table:table-cell>
          <table:table-cell office:value-type="float" office:value="103.5" calcext:value-type="float">
            <text:p>103.5</text:p>
          </table:table-cell>
          <table:table-cell office:value-type="float" office:value="106.23" calcext:value-type="float">
            <text:p>106.23</text:p>
          </table:table-cell>
          <table:table-cell office:value-type="float" office:value="722.76" calcext:value-type="float">
            <text:p>722.76</text:p>
          </table:table-cell>
          <table:table-cell office:value-type="float" office:value="876.43" calcext:value-type="float">
            <text:p>876.43</text:p>
          </table:table-cell>
        </table:table-row>
        <table:table-row table:style-name="ro1">
          <table:table-cell office:value-type="float" office:value="21390206" calcext:value-type="float">
            <text:p>21390206</text:p>
          </table:table-cell>
          <table:table-cell table:formula="of:=[.A1339]/1000/(60*60*24)" office:value-type="time" office:time-value="PT05H56M30.206S" calcext:value-type="time">
            <text:p>05:56:30</text:p>
          </table:table-cell>
          <table:table-cell office:value-type="float" office:value="1.02" calcext:value-type="float">
            <text:p>1.0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5" calcext:value-type="float">
            <text:p>105.5</text:p>
          </table:table-cell>
          <table:table-cell office:value-type="float" office:value="723.22" calcext:value-type="float">
            <text:p>723.22</text:p>
          </table:table-cell>
          <table:table-cell office:value-type="float" office:value="876.9" calcext:value-type="float">
            <text:p>876.9</text:p>
          </table:table-cell>
        </table:table-row>
        <table:table-row table:style-name="ro1">
          <table:table-cell office:value-type="float" office:value="21406206" calcext:value-type="float">
            <text:p>21406206</text:p>
          </table:table-cell>
          <table:table-cell table:formula="of:=[.A1340]/1000/(60*60*24)" office:value-type="time" office:time-value="PT05H56M46.206S" calcext:value-type="time">
            <text:p>05:56:46</text:p>
          </table:table-cell>
          <table:table-cell office:value-type="float" office:value="1.02" calcext:value-type="float">
            <text:p>1.0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68" calcext:value-type="float">
            <text:p>104.68</text:p>
          </table:table-cell>
          <table:table-cell office:value-type="float" office:value="723.68" calcext:value-type="float">
            <text:p>723.68</text:p>
          </table:table-cell>
          <table:table-cell office:value-type="float" office:value="877.36" calcext:value-type="float">
            <text:p>877.36</text:p>
          </table:table-cell>
        </table:table-row>
        <table:table-row table:style-name="ro1">
          <table:table-cell office:value-type="float" office:value="21422206" calcext:value-type="float">
            <text:p>21422206</text:p>
          </table:table-cell>
          <table:table-cell table:formula="of:=[.A1341]/1000/(60*60*24)" office:value-type="time" office:time-value="PT05H57M02.206S" calcext:value-type="time">
            <text:p>05:57:02</text:p>
          </table:table-cell>
          <table:table-cell office:value-type="float" office:value="1.02" calcext:value-type="float">
            <text:p>1.02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47" calcext:value-type="float">
            <text:p>104.47</text:p>
          </table:table-cell>
          <table:table-cell office:value-type="float" office:value="724.13" calcext:value-type="float">
            <text:p>724.13</text:p>
          </table:table-cell>
          <table:table-cell office:value-type="float" office:value="877.83" calcext:value-type="float">
            <text:p>877.83</text:p>
          </table:table-cell>
        </table:table-row>
        <table:table-row table:style-name="ro1">
          <table:table-cell office:value-type="float" office:value="21438206" calcext:value-type="float">
            <text:p>21438206</text:p>
          </table:table-cell>
          <table:table-cell table:formula="of:=[.A1342]/1000/(60*60*24)" office:value-type="time" office:time-value="PT05H57M18.206S" calcext:value-type="time">
            <text:p>05:57:18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65" calcext:value-type="float">
            <text:p>103.65</text:p>
          </table:table-cell>
          <table:table-cell office:value-type="float" office:value="724.59" calcext:value-type="float">
            <text:p>724.59</text:p>
          </table:table-cell>
          <table:table-cell office:value-type="float" office:value="878.29" calcext:value-type="float">
            <text:p>878.29</text:p>
          </table:table-cell>
        </table:table-row>
        <table:table-row table:style-name="ro1">
          <table:table-cell office:value-type="float" office:value="21454206" calcext:value-type="float">
            <text:p>21454206</text:p>
          </table:table-cell>
          <table:table-cell table:formula="of:=[.A1343]/1000/(60*60*24)" office:value-type="time" office:time-value="PT05H57M34.206S" calcext:value-type="time">
            <text:p>05:57:34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94" calcext:value-type="float">
            <text:p>102.94</text:p>
          </table:table-cell>
          <table:table-cell office:value-type="float" office:value="725.04" calcext:value-type="float">
            <text:p>725.04</text:p>
          </table:table-cell>
          <table:table-cell office:value-type="float" office:value="878.75" calcext:value-type="float">
            <text:p>878.75</text:p>
          </table:table-cell>
        </table:table-row>
        <table:table-row table:style-name="ro1">
          <table:table-cell office:value-type="float" office:value="21470206" calcext:value-type="float">
            <text:p>21470206</text:p>
          </table:table-cell>
          <table:table-cell table:formula="of:=[.A1344]/1000/(60*60*24)" office:value-type="time" office:time-value="PT05H57M50.206S" calcext:value-type="time">
            <text:p>05:57:50</text:p>
          </table:table-cell>
          <table:table-cell office:value-type="float" office:value="1" calcext:value-type="float">
            <text:p>1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72" calcext:value-type="float">
            <text:p>101.72</text:p>
          </table:table-cell>
          <table:table-cell office:value-type="float" office:value="725.49" calcext:value-type="float">
            <text:p>725.49</text:p>
          </table:table-cell>
          <table:table-cell office:value-type="float" office:value="879.2" calcext:value-type="float">
            <text:p>879.2</text:p>
          </table:table-cell>
        </table:table-row>
        <table:table-row table:style-name="ro1">
          <table:table-cell office:value-type="float" office:value="21486206" calcext:value-type="float">
            <text:p>21486206</text:p>
          </table:table-cell>
          <table:table-cell table:formula="of:=[.A1345]/1000/(60*60*24)" office:value-type="time" office:time-value="PT05H58M06.206S" calcext:value-type="time">
            <text:p>05:58:06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1.31" calcext:value-type="float">
            <text:p>101.31</text:p>
          </table:table-cell>
          <table:table-cell office:value-type="float" office:value="725.94" calcext:value-type="float">
            <text:p>725.94</text:p>
          </table:table-cell>
          <table:table-cell office:value-type="float" office:value="879.65" calcext:value-type="float">
            <text:p>879.65</text:p>
          </table:table-cell>
        </table:table-row>
        <table:table-row table:style-name="ro1">
          <table:table-cell office:value-type="float" office:value="21488205" calcext:value-type="float">
            <text:p>21488205</text:p>
          </table:table-cell>
          <table:table-cell table:formula="of:=[.A1346]/1000/(60*60*24)" office:value-type="time" office:time-value="PT05H58M08.205S" calcext:value-type="time">
            <text:p>05:58:08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726" calcext:value-type="float">
            <text:p>726</text:p>
          </table:table-cell>
          <table:table-cell office:value-type="float" office:value="879.71" calcext:value-type="float">
            <text:p>879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2T22:39:41.662000000</dc:date>
    <meta:editing-duration>PT9M39S</meta:editing-duration>
    <meta:editing-cycles>2</meta:editing-cycles>
    <meta:generator>LibreOffice/6.4.2.2$Windows_X86_64 LibreOffice_project/4e471d8c02c9c90f512f7f9ead8875b57fcb1ec3</meta:generator>
    <meta:document-statistic meta:table-count="1" meta:cell-count="942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19cm" svg:height="15.254cm" xlink:href=".." xlink:type="simple" chart:class="chart:line" chart:style-name="ch1">
        <chart:title svg:x="10.737cm" svg:y="0.441cm" chart:style-name="ch2">
          <text:p>Eneloop AAA @ 10 Ohm #2</text:p>
        </chart:title>
        <chart:legend chart:legend-position="end" svg:x="24.664cm" svg:y="7.328cm" style:legend-expansion="high" chart:style-name="ch3"/>
        <chart:plot-area chart:style-name="ch4" table:cell-range-address="LOGGER01.B1:LOGGER01.C1346" chart:data-source-has-labels="both" svg:x="0.542cm" svg:y="1.525cm" svg:width="23.58cm" svg:height="13.424cm">
          <chartooo:coordinate-region svg:x="1.454cm" svg:y="1.525cm" svg:width="22.668cm" svg:height="12.095cm"/>
          <chart:axis chart:dimension="x" chart:name="primary-x" chart:style-name="ch5" chartooo:axis-type="auto">
            <chartooo:date-scale/>
            <chart:categories table:cell-range-address="LOGGER01.B2:LOGGER01.B13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346" chart:label-cell-address="LOGGER01.C1:LOGGER01.C1" chart:class="chart:line">
            <chart:data-point chart:repeated="13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346</svg:desc>
                </draw:g>
              </table:table-cell>
              <table:table-cell office:value-type="float" office:value="1.34">
                <text:p>1.34</text:p>
                <draw:g>
                  <svg:desc>LOGGER01.C2:LOGGER01.C1346</svg:desc>
                </draw:g>
              </table:table-cell>
            </table:table-row>
            <table:table-row>
              <table:table-cell office:value-type="float" office:value="0.000175983796296296">
                <text:p>0.000175983796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361168981481481">
                <text:p>0.0003611689814814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546354166666667">
                <text:p>0.000546354166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731539351851852">
                <text:p>0.000731539351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916724537037037">
                <text:p>0.00091672453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10190972222222">
                <text:p>0.00110190972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28709490740741">
                <text:p>0.00128709490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47228009259259">
                <text:p>0.00147228009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65746527777778">
                <text:p>0.0016574652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84265046296296">
                <text:p>0.0018426504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02783564814815">
                <text:p>0.0020278356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21302083333333">
                <text:p>0.0022130208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39820601851852">
                <text:p>0.0023982060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5833912037037">
                <text:p>0.002583391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6857638888889">
                <text:p>0.0027685763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5376157407407">
                <text:p>0.0029537615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3894675925926">
                <text:p>0.0031389467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2413194444444">
                <text:p>0.00332413194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50931712962963">
                <text:p>0.0035093171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69450231481481">
                <text:p>0.00369450231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8796875">
                <text:p>0.00387968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06487268518519">
                <text:p>0.004064872685185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25005787037037">
                <text:p>0.0042500578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43524305555555">
                <text:p>0.0044352430555555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62042824074074">
                <text:p>0.0046204282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80561342592593">
                <text:p>0.0048056134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99079861111111">
                <text:p>0.0049907986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1759837962963">
                <text:p>0.00517598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36116898148148">
                <text:p>0.0053611689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54635416666667">
                <text:p>0.0055463541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73153935185185">
                <text:p>0.0057315393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91672453703704">
                <text:p>0.0059167245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10190972222222">
                <text:p>0.0061019097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28709490740741">
                <text:p>0.0062870949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47228009259259">
                <text:p>0.0064722800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65746527777778">
                <text:p>0.0066574652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84265046296296">
                <text:p>0.0068426504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02783564814815">
                <text:p>0.0070278356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21302083333333">
                <text:p>0.007213020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39820601851852">
                <text:p>0.0073982060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5833912037037">
                <text:p>0.00758339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76857638888889">
                <text:p>0.0077685763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95376157407407">
                <text:p>0.0079537615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13894675925926">
                <text:p>0.0081389467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32413194444444">
                <text:p>0.0083241319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50931712962963">
                <text:p>0.008509317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69450231481481">
                <text:p>0.0086945023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8796875">
                <text:p>0.00887968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06487268518519">
                <text:p>0.0090648726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25005787037037">
                <text:p>0.009250057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43524305555556">
                <text:p>0.0094352430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62042824074074">
                <text:p>0.0096204282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80561342592593">
                <text:p>0.0098056134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99079861111111">
                <text:p>0.0099907986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1759837962963">
                <text:p>0.010175983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3611689814815">
                <text:p>0.010361168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5463541666667">
                <text:p>0.01054635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7315277777778">
                <text:p>0.01073152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916724537037">
                <text:p>0.010916724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1019097222222">
                <text:p>0.01110190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2870949074074">
                <text:p>0.011287094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4722800925926">
                <text:p>0.011472280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6574652777778">
                <text:p>0.01165746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842650462963">
                <text:p>0.01184265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0278356481481">
                <text:p>0.01202783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2130208333333">
                <text:p>0.01221302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3982060185185">
                <text:p>0.01239820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5833912037037">
                <text:p>0.01258339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7685763888889">
                <text:p>0.01276857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9537615740741">
                <text:p>0.012953761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1389467592593">
                <text:p>0.01313894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3241319444444">
                <text:p>0.01332413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5093171296296">
                <text:p>0.01350931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6945023148148">
                <text:p>0.01369450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8796875">
                <text:p>0.0138796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0648726851852">
                <text:p>0.01406487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2500578703704">
                <text:p>0.01425005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4352430555556">
                <text:p>0.01443524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6204282407407">
                <text:p>0.01462042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8056134259259">
                <text:p>0.01480561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9907986111111">
                <text:p>0.01499079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1759837962963">
                <text:p>0.01517598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3611689814815">
                <text:p>0.01536116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5463541666667">
                <text:p>0.01554635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7315393518519">
                <text:p>0.01573153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916724537037">
                <text:p>0.01591672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1019097222222">
                <text:p>0.01610190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2870949074074">
                <text:p>0.01628709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4722800925926">
                <text:p>0.01647228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6574652777778">
                <text:p>0.01665746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842650462963">
                <text:p>0.01684265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0278356481481">
                <text:p>0.01702783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2130208333333">
                <text:p>0.01721302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3981944444444">
                <text:p>0.0173981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5833912037037">
                <text:p>0.0175833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7685763888889">
                <text:p>0.01776857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9537615740741">
                <text:p>0.01795376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1389467592593">
                <text:p>0.01813894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3241319444444">
                <text:p>0.01832413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5093055555556">
                <text:p>0.0185093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6945023148148">
                <text:p>0.0186945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8796875">
                <text:p>0.0188796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0648726851852">
                <text:p>0.0190648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2500578703704">
                <text:p>0.0192500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4352430555556">
                <text:p>0.0194352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6204282407407">
                <text:p>0.0196204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8056134259259">
                <text:p>0.01980561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9907986111111">
                <text:p>0.01999079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1759837962963">
                <text:p>0.0201759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3611689814815">
                <text:p>0.0203611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5463541666667">
                <text:p>0.02054635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7315393518518">
                <text:p>0.020731539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916724537037">
                <text:p>0.02091672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1019097222222">
                <text:p>0.0211019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2870949074074">
                <text:p>0.02128709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4722800925926">
                <text:p>0.02147228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6574652777778">
                <text:p>0.02165746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842650462963">
                <text:p>0.02184265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0278356481481">
                <text:p>0.02202783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2130208333333">
                <text:p>0.02221302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3982060185185">
                <text:p>0.02239820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5833912037037">
                <text:p>0.0225833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7685763888889">
                <text:p>0.02276857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9537615740741">
                <text:p>0.02295376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1389351851852">
                <text:p>0.0231389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3241319444444">
                <text:p>0.02332413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5093171296296">
                <text:p>0.02350931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6945023148148">
                <text:p>0.0236945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8796875">
                <text:p>0.0238796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0648726851852">
                <text:p>0.0240648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2500578703704">
                <text:p>0.0242500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4352430555556">
                <text:p>0.0244352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6204282407407">
                <text:p>0.0246204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8056018518518">
                <text:p>0.0248056018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9907986111111">
                <text:p>0.0249907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1759837962963">
                <text:p>0.0251759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3611689814815">
                <text:p>0.0253611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5463541666667">
                <text:p>0.02554635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7315393518518">
                <text:p>0.025731539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916724537037">
                <text:p>0.0259167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1019097222222">
                <text:p>0.0261019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2870949074074">
                <text:p>0.0262870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4722800925926">
                <text:p>0.0264722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6574652777778">
                <text:p>0.0266574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842650462963">
                <text:p>0.0268426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0278356481481">
                <text:p>0.0270278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2130208333333">
                <text:p>0.0272130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3982060185185">
                <text:p>0.0273982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5833912037037">
                <text:p>0.0275833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7685763888889">
                <text:p>0.0277685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9537615740741">
                <text:p>0.0279537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1389467592593">
                <text:p>0.0281389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3241319444444">
                <text:p>0.0283241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5093171296296">
                <text:p>0.0285093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6945023148148">
                <text:p>0.0286945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8796875">
                <text:p>0.0288796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0648726851852">
                <text:p>0.0290648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2500578703704">
                <text:p>0.0292500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4352314814815">
                <text:p>0.0294352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6204282407407">
                <text:p>0.0296204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8056134259259">
                <text:p>0.0298056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9907986111111">
                <text:p>0.0299907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1759837962963">
                <text:p>0.0301759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3611689814815">
                <text:p>0.0303611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5463541666667">
                <text:p>0.0305463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7315393518519">
                <text:p>0.0307315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916724537037">
                <text:p>0.0309167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1019097222222">
                <text:p>0.0311019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2870949074074">
                <text:p>0.0312870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4722800925926">
                <text:p>0.0314722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6574652777778">
                <text:p>0.0316574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842650462963">
                <text:p>0.0318426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0278356481481">
                <text:p>0.0320278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2130208333333">
                <text:p>0.0322130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3982060185185">
                <text:p>0.0323982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5833912037037">
                <text:p>0.0325833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7685763888889">
                <text:p>0.0327685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9537615740741">
                <text:p>0.0329537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389467592593">
                <text:p>0.0331389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3241319444444">
                <text:p>0.0333241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5093171296296">
                <text:p>0.0335093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6945023148148">
                <text:p>0.0336945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8796875">
                <text:p>0.033879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0648726851852">
                <text:p>0.0340648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2500578703704">
                <text:p>0.0342500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4352430555556">
                <text:p>0.03443524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6204282407407">
                <text:p>0.0346204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8056134259259">
                <text:p>0.0348056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9907986111111">
                <text:p>0.0349907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1759837962963">
                <text:p>0.0351759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3611689814815">
                <text:p>0.0353611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5463541666667">
                <text:p>0.0355463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7315393518519">
                <text:p>0.03573153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916724537037">
                <text:p>0.0359167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1019097222222">
                <text:p>0.0361019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2870949074074">
                <text:p>0.0362870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4722800925926">
                <text:p>0.0364722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6574652777778">
                <text:p>0.0366574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842650462963">
                <text:p>0.0368426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0278356481481">
                <text:p>0.0370278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2130208333333">
                <text:p>0.0372130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3982060185185">
                <text:p>0.0373982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5833912037037">
                <text:p>0.0375833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7685763888889">
                <text:p>0.0377685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9537615740741">
                <text:p>0.0379537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1389467592593">
                <text:p>0.0381389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3241319444444">
                <text:p>0.0383241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5093171296296">
                <text:p>0.0385093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6829398148148">
                <text:p>0.03868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868125">
                <text:p>0.03886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0533101851852">
                <text:p>0.03905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2384953703704">
                <text:p>0.03923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4236805555556">
                <text:p>0.039423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6088657407407">
                <text:p>0.03960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7940509259259">
                <text:p>0.03979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9792361111111">
                <text:p>0.039979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1644212962963">
                <text:p>0.040164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3495833333333">
                <text:p>0.040349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5347916666667">
                <text:p>0.040534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7199768518519">
                <text:p>0.04071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905162037037">
                <text:p>0.04090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0903472222222">
                <text:p>0.041090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2755324074074">
                <text:p>0.041275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4607175925926">
                <text:p>0.041460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6459027777778">
                <text:p>0.04164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831087962963">
                <text:p>0.04183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0162731481481">
                <text:p>0.042016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2014583333333">
                <text:p>0.042201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3866435185185">
                <text:p>0.042386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5718287037037">
                <text:p>0.04257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7570138888889">
                <text:p>0.04275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9421990740741">
                <text:p>0.042942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1273842592593">
                <text:p>0.04312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3125694444445">
                <text:p>0.043312569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4977546296296">
                <text:p>0.043497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6829398148148">
                <text:p>0.04368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868125">
                <text:p>0.04386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533101851852">
                <text:p>0.04405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2384953703704">
                <text:p>0.04423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4236805555556">
                <text:p>0.044423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6088657407407">
                <text:p>0.04460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7940509259259">
                <text:p>0.04479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9792361111111">
                <text:p>0.044979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1644212962963">
                <text:p>0.045164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496064814815">
                <text:p>0.04534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347916666667">
                <text:p>0.045534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7199768518519">
                <text:p>0.04571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905162037037">
                <text:p>0.04590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0903472222222">
                <text:p>0.046090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2755324074074">
                <text:p>0.046275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4607175925926">
                <text:p>0.046460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6459027777778">
                <text:p>0.04664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831087962963">
                <text:p>0.04683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0162731481482">
                <text:p>0.047016273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2014583333333">
                <text:p>0.047201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3866435185185">
                <text:p>0.047386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5718287037037">
                <text:p>0.04757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7570138888889">
                <text:p>0.04775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9421990740741">
                <text:p>0.047942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1273842592593">
                <text:p>0.04812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3125694444444">
                <text:p>0.048312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4977546296296">
                <text:p>0.048497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6829398148148">
                <text:p>0.04868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8681018518519">
                <text:p>0.04886810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0533101851852">
                <text:p>0.04905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2384953703704">
                <text:p>0.04923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4236805555556">
                <text:p>0.049423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6088657407407">
                <text:p>0.04960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7940509259259">
                <text:p>0.04979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9792361111111">
                <text:p>0.049979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1644212962963">
                <text:p>0.050164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496064814815">
                <text:p>0.05034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5347916666667">
                <text:p>0.050534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7199768518519">
                <text:p>0.05071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905162037037">
                <text:p>0.05090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0903472222222">
                <text:p>0.051090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755324074074">
                <text:p>0.051275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4607175925926">
                <text:p>0.051460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6459027777778">
                <text:p>0.05164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831087962963">
                <text:p>0.05183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0162731481481">
                <text:p>0.052016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2014583333333">
                <text:p>0.052201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3866435185185">
                <text:p>0.052386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5718287037037">
                <text:p>0.05257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7570138888889">
                <text:p>0.05275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9421990740741">
                <text:p>0.052942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273842592593">
                <text:p>0.05312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125694444444">
                <text:p>0.053312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4977546296296">
                <text:p>0.053497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6829398148148">
                <text:p>0.05368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868125">
                <text:p>0.05386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533101851852">
                <text:p>0.05405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2384953703704">
                <text:p>0.05423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4236805555556">
                <text:p>0.054423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088657407407">
                <text:p>0.05460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7940509259259">
                <text:p>0.05479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9792361111111">
                <text:p>0.054979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644212962963">
                <text:p>0.055164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496064814815">
                <text:p>0.05534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347916666667">
                <text:p>0.055534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199768518519">
                <text:p>0.05571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05162037037">
                <text:p>0.05590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0903472222222">
                <text:p>0.05609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2755324074074">
                <text:p>0.056275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607175925926">
                <text:p>0.056460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6459027777778">
                <text:p>0.05664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31087962963">
                <text:p>0.05683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162731481482">
                <text:p>0.057016273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014583333333">
                <text:p>0.05720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3866435185185">
                <text:p>0.057386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718287037037">
                <text:p>0.05757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570138888889">
                <text:p>0.05775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9421990740741">
                <text:p>0.05794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1273842592593">
                <text:p>0.05812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125694444445">
                <text:p>0.058312569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4977546296296">
                <text:p>0.058497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6829398148148">
                <text:p>0.05868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68125">
                <text:p>0.05886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0533101851852">
                <text:p>0.05905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384953703704">
                <text:p>0.05923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236805555556">
                <text:p>0.059423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088657407407">
                <text:p>0.05960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7940509259259">
                <text:p>0.05979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792361111111">
                <text:p>0.059979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644212962963">
                <text:p>0.06016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3496064814815">
                <text:p>0.06034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347916666667">
                <text:p>0.06053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7199768518519">
                <text:p>0.06071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05162037037">
                <text:p>0.06090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0903472222222">
                <text:p>0.06109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2755324074074">
                <text:p>0.061275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607175925926">
                <text:p>0.061460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459027777778">
                <text:p>0.06164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31087962963">
                <text:p>0.06183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162731481482">
                <text:p>0.062016273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014583333333">
                <text:p>0.06220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3866435185185">
                <text:p>0.06238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5718287037037">
                <text:p>0.06257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570138888889">
                <text:p>0.06275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421990740741">
                <text:p>0.062942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273842592593">
                <text:p>0.06312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125694444445">
                <text:p>0.063312569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4977546296296">
                <text:p>0.06349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6829398148148">
                <text:p>0.06368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68125">
                <text:p>0.063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0533101851852">
                <text:p>0.06405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2384953703704">
                <text:p>0.06423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236805555556">
                <text:p>0.064423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088657407408">
                <text:p>0.0646088657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7940509259259">
                <text:p>0.06479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792361111111">
                <text:p>0.064979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644212962963">
                <text:p>0.065164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496064814815">
                <text:p>0.06534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347916666667">
                <text:p>0.065534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199768518519">
                <text:p>0.06571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05162037037">
                <text:p>0.06590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0903472222222">
                <text:p>0.06609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2755324074074">
                <text:p>0.066275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607175925926">
                <text:p>0.06646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6459027777778">
                <text:p>0.06664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831087962963">
                <text:p>0.06683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0162731481481">
                <text:p>0.067016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2014583333333">
                <text:p>0.06720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3866435185185">
                <text:p>0.067386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718287037037">
                <text:p>0.06757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570138888889">
                <text:p>0.06775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421990740741">
                <text:p>0.06794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1273842592593">
                <text:p>0.06812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3125694444444">
                <text:p>0.068312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4977546296296">
                <text:p>0.06849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6829398148148">
                <text:p>0.06868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68125">
                <text:p>0.068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0533101851852">
                <text:p>0.06905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2384953703704">
                <text:p>0.06923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236805555556">
                <text:p>0.06942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6088657407407">
                <text:p>0.06960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7940509259259">
                <text:p>0.06979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792361111111">
                <text:p>0.06997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1644212962963">
                <text:p>0.07016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3496064814815">
                <text:p>0.07034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5347916666667">
                <text:p>0.07053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7199768518519">
                <text:p>0.070719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905162037037">
                <text:p>0.07090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0903472222222">
                <text:p>0.07109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2755324074074">
                <text:p>0.07127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4607175925926">
                <text:p>0.071460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459027777778">
                <text:p>0.07164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831087962963">
                <text:p>0.07183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162731481482">
                <text:p>0.072016273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014583333333">
                <text:p>0.07220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3866435185185">
                <text:p>0.07238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5718287037037">
                <text:p>0.07257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7570138888889">
                <text:p>0.07275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9421990740741">
                <text:p>0.07294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1273842592593">
                <text:p>0.07312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125694444444">
                <text:p>0.073312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4977546296296">
                <text:p>0.07349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6829398148148">
                <text:p>0.073682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868125">
                <text:p>0.073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0533101851852">
                <text:p>0.07405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2384953703704">
                <text:p>0.07423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4236805555556">
                <text:p>0.07442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6088657407407">
                <text:p>0.07460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7940509259259">
                <text:p>0.07479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9792361111111">
                <text:p>0.07497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1644212962963">
                <text:p>0.07516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3496064814815">
                <text:p>0.07534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5347916666667">
                <text:p>0.07553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7199768518519">
                <text:p>0.075719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905162037037">
                <text:p>0.07590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0903472222222">
                <text:p>0.07609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2755324074074">
                <text:p>0.07627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4607175925926">
                <text:p>0.07646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6459027777778">
                <text:p>0.07664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831087962963">
                <text:p>0.07683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0162731481481">
                <text:p>0.077016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2014583333333">
                <text:p>0.07720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3866435185185">
                <text:p>0.07738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5718287037037">
                <text:p>0.07757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7570138888889">
                <text:p>0.07775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9421990740741">
                <text:p>0.07794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1273842592593">
                <text:p>0.07812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3125694444445">
                <text:p>0.078312569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4977546296296">
                <text:p>0.07849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6829166666667">
                <text:p>0.078682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868125">
                <text:p>0.078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0533101851852">
                <text:p>0.07905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2384953703704">
                <text:p>0.07923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4236805555556">
                <text:p>0.07942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6088657407408">
                <text:p>0.07960886574074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7940509259259">
                <text:p>0.07979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9792361111111">
                <text:p>0.07997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1644212962963">
                <text:p>0.08016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3496064814815">
                <text:p>0.08034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5347916666667">
                <text:p>0.08053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7199768518519">
                <text:p>0.08071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05162037037">
                <text:p>0.08090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0903472222222">
                <text:p>0.08109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2755324074074">
                <text:p>0.08127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4607175925926">
                <text:p>0.08146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6459027777778">
                <text:p>0.08164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831087962963">
                <text:p>0.08183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0162731481481">
                <text:p>0.082016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2014583333333">
                <text:p>0.08220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3866435185185">
                <text:p>0.08238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5718287037037">
                <text:p>0.08257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7570138888889">
                <text:p>0.08275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9421990740741">
                <text:p>0.08294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1273842592593">
                <text:p>0.08312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3125694444444">
                <text:p>0.083312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4977546296296">
                <text:p>0.08349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6829398148148">
                <text:p>0.083682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868125">
                <text:p>0.083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0533101851852">
                <text:p>0.08405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384953703704">
                <text:p>0.08423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4236805555556">
                <text:p>0.08442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6088657407407">
                <text:p>0.08460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7940509259259">
                <text:p>0.08479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9792361111111">
                <text:p>0.08497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1644212962963">
                <text:p>0.08516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3496064814815">
                <text:p>0.08534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5347916666667">
                <text:p>0.08553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7199768518519">
                <text:p>0.085719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905162037037">
                <text:p>0.08590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0903472222222">
                <text:p>0.08609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2755324074074">
                <text:p>0.08627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4607175925926">
                <text:p>0.08646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6459027777778">
                <text:p>0.08664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831087962963">
                <text:p>0.08683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0162731481481">
                <text:p>0.087016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2014583333333">
                <text:p>0.08720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3866435185185">
                <text:p>0.08738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5718287037037">
                <text:p>0.08757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7570138888889">
                <text:p>0.08775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9421990740741">
                <text:p>0.08794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1273842592593">
                <text:p>0.08812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3125694444444">
                <text:p>0.088312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4977546296296">
                <text:p>0.08849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6829398148148">
                <text:p>0.088682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868125">
                <text:p>0.088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0533101851852">
                <text:p>0.08905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2384953703704">
                <text:p>0.08923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4236805555556">
                <text:p>0.08942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6088657407407">
                <text:p>0.08960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7940509259259">
                <text:p>0.08979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9792361111111">
                <text:p>0.08997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1644212962963">
                <text:p>0.09016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3496064814815">
                <text:p>0.09034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5347916666667">
                <text:p>0.09053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7199768518519">
                <text:p>0.090719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905162037037">
                <text:p>0.09090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0903472222222">
                <text:p>0.09109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2755324074074">
                <text:p>0.09127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4607175925926">
                <text:p>0.09146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6459027777778">
                <text:p>0.09164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831087962963">
                <text:p>0.09183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01625">
                <text:p>0.09201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2014583333333">
                <text:p>0.09220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3866435185185">
                <text:p>0.09238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5718287037037">
                <text:p>0.09257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7570138888889">
                <text:p>0.09275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9421990740741">
                <text:p>0.09294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1273842592593">
                <text:p>0.09312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3125694444444">
                <text:p>0.093312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4977546296296">
                <text:p>0.09349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6829398148148">
                <text:p>0.093682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868125">
                <text:p>0.093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0533101851852">
                <text:p>0.09405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2384953703704">
                <text:p>0.09423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4236805555556">
                <text:p>0.09442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6088657407407">
                <text:p>0.09460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7940509259259">
                <text:p>0.09479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9792361111111">
                <text:p>0.09497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1644212962963">
                <text:p>0.09516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3496064814815">
                <text:p>0.09534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5347916666667">
                <text:p>0.09553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7199537037037">
                <text:p>0.095719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905162037037">
                <text:p>0.09590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0903472222222">
                <text:p>0.09609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2755324074074">
                <text:p>0.09627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4607175925926">
                <text:p>0.09646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6459027777778">
                <text:p>0.09664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831087962963">
                <text:p>0.09683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0162731481481">
                <text:p>0.097016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2014583333333">
                <text:p>0.09720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3866435185185">
                <text:p>0.09738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5718287037037">
                <text:p>0.09757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7570138888889">
                <text:p>0.09775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9421990740741">
                <text:p>0.09794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1273842592593">
                <text:p>0.09812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3125694444444">
                <text:p>0.098312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4977546296296">
                <text:p>0.09849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6829398148148">
                <text:p>0.098682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868125">
                <text:p>0.098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0533101851852">
                <text:p>0.09905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2384953703704">
                <text:p>0.09923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4236805555556">
                <text:p>0.09942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6088657407407">
                <text:p>0.09960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7940509259259">
                <text:p>0.09979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9792361111111">
                <text:p>0.09997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164421296296">
                <text:p>0.10016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349606481481">
                <text:p>0.10034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534791666667">
                <text:p>0.10053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719976851852">
                <text:p>0.10071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905138888889">
                <text:p>0.100905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090347222222">
                <text:p>0.10109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275532407407">
                <text:p>0.10127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460717592593">
                <text:p>0.10146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645902777778">
                <text:p>0.10164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831087962963">
                <text:p>0.10183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016273148148">
                <text:p>0.10201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201458333333">
                <text:p>0.10220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386643518519">
                <text:p>0.10238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571828703704">
                <text:p>0.10257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757013888889">
                <text:p>0.10275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942175925926">
                <text:p>0.102942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127384259259">
                <text:p>0.10312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312569444444">
                <text:p>0.10331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49775462963">
                <text:p>0.10349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682939814815">
                <text:p>0.10368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868125">
                <text:p>0.103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053310185185">
                <text:p>0.10405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23849537037">
                <text:p>0.10423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423680555556">
                <text:p>0.10442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08865740741">
                <text:p>0.10460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794050925926">
                <text:p>0.10479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979236111111">
                <text:p>0.10497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164421296296">
                <text:p>0.10516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349606481481">
                <text:p>0.10534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534791666667">
                <text:p>0.10553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719976851852">
                <text:p>0.10571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905162037037">
                <text:p>0.10590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090347222222">
                <text:p>0.10609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275532407407">
                <text:p>0.10627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460717592593">
                <text:p>0.10646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45902777778">
                <text:p>0.10664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831087962963">
                <text:p>0.10683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016273148148">
                <text:p>0.10701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201458333333">
                <text:p>0.10720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386643518519">
                <text:p>0.10738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71828703704">
                <text:p>0.10757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757013888889">
                <text:p>0.10775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942199074074">
                <text:p>0.10794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127384259259">
                <text:p>0.10812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312569444444">
                <text:p>0.10831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49775462963">
                <text:p>0.10849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682939814815">
                <text:p>0.10868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868125">
                <text:p>0.108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053310185185">
                <text:p>0.10905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23849537037">
                <text:p>0.10923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423680555556">
                <text:p>0.10942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608865740741">
                <text:p>0.10960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794050925926">
                <text:p>0.10979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979236111111">
                <text:p>0.10997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64421296296">
                <text:p>0.11016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349606481481">
                <text:p>0.11034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534791666667">
                <text:p>0.11053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719976851852">
                <text:p>0.11071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905162037037">
                <text:p>0.11090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090347222222">
                <text:p>0.11109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275532407407">
                <text:p>0.11127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460717592593">
                <text:p>0.11146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645902777778">
                <text:p>0.11164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831087962963">
                <text:p>0.11183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16273148148">
                <text:p>0.11201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201458333333">
                <text:p>0.11220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386643518519">
                <text:p>0.11238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571828703704">
                <text:p>0.11257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757013888889">
                <text:p>0.11275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942199074074">
                <text:p>0.11294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127384259259">
                <text:p>0.11312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312569444444">
                <text:p>0.11331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49775462963">
                <text:p>0.11349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682939814815">
                <text:p>0.11368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868125">
                <text:p>0.11386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053310185185">
                <text:p>0.11405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23849537037">
                <text:p>0.11423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423680555556">
                <text:p>0.11442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608865740741">
                <text:p>0.11460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794027777778">
                <text:p>0.114794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979236111111">
                <text:p>0.11497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164421296296">
                <text:p>0.11516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349606481481">
                <text:p>0.11534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534791666667">
                <text:p>0.11553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719976851852">
                <text:p>0.11571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905162037037">
                <text:p>0.11590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090347222222">
                <text:p>0.11609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275532407407">
                <text:p>0.11627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60717592593">
                <text:p>0.11646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645902777778">
                <text:p>0.11664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831087962963">
                <text:p>0.11683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016273148148">
                <text:p>0.11701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201458333333">
                <text:p>0.11720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386643518519">
                <text:p>0.11738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571828703704">
                <text:p>0.11757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757013888889">
                <text:p>0.11775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942199074074">
                <text:p>0.11794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127384259259">
                <text:p>0.11812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312569444444">
                <text:p>0.11831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49775462963">
                <text:p>0.11849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682939814815">
                <text:p>0.11868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868125">
                <text:p>0.11886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053310185185">
                <text:p>0.11905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23849537037">
                <text:p>0.11923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423680555556">
                <text:p>0.11942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608865740741">
                <text:p>0.11960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794050925926">
                <text:p>0.11979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979236111111">
                <text:p>0.11997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164421296296">
                <text:p>0.12016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349606481481">
                <text:p>0.12034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534791666667">
                <text:p>0.12053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719976851852">
                <text:p>0.12071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905162037037">
                <text:p>0.12090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090347222222">
                <text:p>0.12109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275532407407">
                <text:p>0.12127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460717592593">
                <text:p>0.12146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645902777778">
                <text:p>0.12164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831087962963">
                <text:p>0.12183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016273148148">
                <text:p>0.12201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201458333333">
                <text:p>0.12220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386643518519">
                <text:p>0.12238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571828703704">
                <text:p>0.12257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757013888889">
                <text:p>0.12275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942199074074">
                <text:p>0.12294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127384259259">
                <text:p>0.12312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312569444444">
                <text:p>0.12331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49775462963">
                <text:p>0.12349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682939814815">
                <text:p>0.12368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868125">
                <text:p>0.12386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053310185185">
                <text:p>0.12405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23849537037">
                <text:p>0.12423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423680555556">
                <text:p>0.12442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608865740741">
                <text:p>0.12460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794050925926">
                <text:p>0.12479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979236111111">
                <text:p>0.12497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164421296296">
                <text:p>0.12516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349606481481">
                <text:p>0.12534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534791666667">
                <text:p>0.12553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719976851852">
                <text:p>0.12571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905162037037">
                <text:p>0.12590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090347222222">
                <text:p>0.12609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275532407407">
                <text:p>0.12627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460717592593">
                <text:p>0.12646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645902777778">
                <text:p>0.12664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831087962963">
                <text:p>0.12683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016273148148">
                <text:p>0.12701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201458333333">
                <text:p>0.12720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386643518519">
                <text:p>0.12738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571828703704">
                <text:p>0.12757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757013888889">
                <text:p>0.12775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942199074074">
                <text:p>0.12794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127384259259">
                <text:p>0.12812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312569444444">
                <text:p>0.12831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49775462963">
                <text:p>0.12849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682939814815">
                <text:p>0.12868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868125">
                <text:p>0.12886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053310185185">
                <text:p>0.12905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3849537037">
                <text:p>0.12923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423680555556">
                <text:p>0.12942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608865740741">
                <text:p>0.12960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794050925926">
                <text:p>0.12979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979236111111">
                <text:p>0.12997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164421296296">
                <text:p>0.13016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349606481481">
                <text:p>0.13034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534791666667">
                <text:p>0.13053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719976851852">
                <text:p>0.13071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05162037037">
                <text:p>0.13090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090347222222">
                <text:p>0.13109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275532407407">
                <text:p>0.13127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60717592593">
                <text:p>0.13146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645902777778">
                <text:p>0.13164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831087962963">
                <text:p>0.13183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016273148148">
                <text:p>0.13201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01458333333">
                <text:p>0.13220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386643518519">
                <text:p>0.13238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571828703704">
                <text:p>0.13257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57013888889">
                <text:p>0.13275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942199074074">
                <text:p>0.13294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27384259259">
                <text:p>0.13312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12569444444">
                <text:p>0.13331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49775462963">
                <text:p>0.13349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682939814815">
                <text:p>0.13368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68125">
                <text:p>0.13386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053310185185">
                <text:p>0.13405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3849537037">
                <text:p>0.13423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23680555556">
                <text:p>0.13442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08865740741">
                <text:p>0.13460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794050925926">
                <text:p>0.13479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79236111111">
                <text:p>0.13497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64421296296">
                <text:p>0.13516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49606481481">
                <text:p>0.13534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34791666667">
                <text:p>0.13553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19976851852">
                <text:p>0.13571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05162037037">
                <text:p>0.13590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090347222222">
                <text:p>0.13609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75532407407">
                <text:p>0.13627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60717592593">
                <text:p>0.13646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45902777778">
                <text:p>0.13664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31087962963">
                <text:p>0.13683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16273148148">
                <text:p>0.13701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01458333333">
                <text:p>0.13720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386643518519">
                <text:p>0.13738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571828703704">
                <text:p>0.13757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757013888889">
                <text:p>0.13775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42199074074">
                <text:p>0.13794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27384259259">
                <text:p>0.13812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12569444444">
                <text:p>0.13831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49775462963">
                <text:p>0.13849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82939814815">
                <text:p>0.13868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68125">
                <text:p>0.13886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53310185185">
                <text:p>0.13905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3849537037">
                <text:p>0.13923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23680555556">
                <text:p>0.13942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08865740741">
                <text:p>0.13960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794050925926">
                <text:p>0.13979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79236111111">
                <text:p>0.13997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164421296296">
                <text:p>0.14016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49606481481">
                <text:p>0.14034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534791666667">
                <text:p>0.14053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19976851852">
                <text:p>0.14071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05162037037">
                <text:p>0.14090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090347222222">
                <text:p>0.14109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75532407407">
                <text:p>0.14127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60717592593">
                <text:p>0.14146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645902777778">
                <text:p>0.14164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31087962963">
                <text:p>0.14183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16273148148">
                <text:p>0.14201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01458333333">
                <text:p>0.14220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386643518519">
                <text:p>0.14238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71828703704">
                <text:p>0.14257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57013888889">
                <text:p>0.14275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42199074074">
                <text:p>0.14294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27384259259">
                <text:p>0.14312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12569444444">
                <text:p>0.14331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49775462963">
                <text:p>0.14349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82939814815">
                <text:p>0.14368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68125">
                <text:p>0.14386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053310185185">
                <text:p>0.14405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3849537037">
                <text:p>0.14423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23680555556">
                <text:p>0.14442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08865740741">
                <text:p>0.14460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794050925926">
                <text:p>0.14479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79236111111">
                <text:p>0.14497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64421296296">
                <text:p>0.14516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49606481481">
                <text:p>0.14534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34791666667">
                <text:p>0.14553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719953703704">
                <text:p>0.145719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05162037037">
                <text:p>0.14590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090347222222">
                <text:p>0.14609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75532407407">
                <text:p>0.14627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60717592593">
                <text:p>0.14646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645902777778">
                <text:p>0.14664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31087962963">
                <text:p>0.14683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16273148148">
                <text:p>0.14701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201458333333">
                <text:p>0.14720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386643518519">
                <text:p>0.14738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571828703704">
                <text:p>0.14757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57013888889">
                <text:p>0.14775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942199074074">
                <text:p>0.14794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27384259259">
                <text:p>0.14812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312569444444">
                <text:p>0.14831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49775462963">
                <text:p>0.14849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682939814815">
                <text:p>0.14868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868125">
                <text:p>0.14886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053310185185">
                <text:p>0.14905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238472222222">
                <text:p>0.149238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423680555556">
                <text:p>0.14942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608865740741">
                <text:p>0.14960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794050925926">
                <text:p>0.14979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79236111111">
                <text:p>0.14997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164421296296">
                <text:p>0.15016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349606481481">
                <text:p>0.15034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534791666667">
                <text:p>0.15053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719976851852">
                <text:p>0.15071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905162037037">
                <text:p>0.15090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090347222222">
                <text:p>0.15109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275532407407">
                <text:p>0.15127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460717592593">
                <text:p>0.15146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645902777778">
                <text:p>0.15164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831087962963">
                <text:p>0.15183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016273148148">
                <text:p>0.15201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201458333333">
                <text:p>0.15220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386643518519">
                <text:p>0.15238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571828703704">
                <text:p>0.15257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757013888889">
                <text:p>0.15275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942199074074">
                <text:p>0.15294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127384259259">
                <text:p>0.15312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312569444444">
                <text:p>0.15331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49775462963">
                <text:p>0.15349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682939814815">
                <text:p>0.15368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868125">
                <text:p>0.15386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053310185185">
                <text:p>0.15405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23849537037">
                <text:p>0.15423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423680555556">
                <text:p>0.15442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608865740741">
                <text:p>0.15460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794050925926">
                <text:p>0.15479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979236111111">
                <text:p>0.15497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164421296296">
                <text:p>0.15516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349606481481">
                <text:p>0.15534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534791666667">
                <text:p>0.15553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719976851852">
                <text:p>0.15571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905162037037">
                <text:p>0.15590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090347222222">
                <text:p>0.15609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275532407407">
                <text:p>0.15627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460717592593">
                <text:p>0.15646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645902777778">
                <text:p>0.15664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831087962963">
                <text:p>0.15683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016273148148">
                <text:p>0.15701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01458333333">
                <text:p>0.15720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386643518519">
                <text:p>0.15738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571828703704">
                <text:p>0.15757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57013888889">
                <text:p>0.15775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942199074074">
                <text:p>0.15794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127384259259">
                <text:p>0.15812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12569444444">
                <text:p>0.15831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49775462963">
                <text:p>0.15849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682939814815">
                <text:p>0.15868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868125">
                <text:p>0.15886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053310185185">
                <text:p>0.15905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23849537037">
                <text:p>0.15923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423680555556">
                <text:p>0.15942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608865740741">
                <text:p>0.15960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794050925926">
                <text:p>0.15979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79236111111">
                <text:p>0.15997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64421296296">
                <text:p>0.16016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49606481481">
                <text:p>0.16034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34791666667">
                <text:p>0.16053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19976851852">
                <text:p>0.16071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05162037037">
                <text:p>0.16090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90347222222">
                <text:p>0.16109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75532407407">
                <text:p>0.16127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0717592593">
                <text:p>0.16146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45902777778">
                <text:p>0.16164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31087962963">
                <text:p>0.16183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16273148148">
                <text:p>0.16201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01458333333">
                <text:p>0.16220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86643518519">
                <text:p>0.16238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1828703704">
                <text:p>0.16257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57013888889">
                <text:p>0.16275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2199074074">
                <text:p>0.16294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27384259259">
                <text:p>0.16312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2569444444">
                <text:p>0.16331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49775462963">
                <text:p>0.16349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2939814815">
                <text:p>0.16368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68125">
                <text:p>0.16386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3310185185">
                <text:p>0.16405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3849537037">
                <text:p>0.16423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3680555556">
                <text:p>0.16442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08865740741">
                <text:p>0.16460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4050925926">
                <text:p>0.16479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79236111111">
                <text:p>0.16497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64421296296">
                <text:p>0.16516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49606481481">
                <text:p>0.16534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34791666667">
                <text:p>0.16553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19976851852">
                <text:p>0.16571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05162037037">
                <text:p>0.16590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0347222222">
                <text:p>0.16609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75532407407">
                <text:p>0.16627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0717592593">
                <text:p>0.16646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45902777778">
                <text:p>0.16664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1087962963">
                <text:p>0.16683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16273148148">
                <text:p>0.16701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1458333333">
                <text:p>0.16720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86643518519">
                <text:p>0.16738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1828703704">
                <text:p>0.16757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57013888889">
                <text:p>0.16775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2199074074">
                <text:p>0.16794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27384259259">
                <text:p>0.16812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2569444444">
                <text:p>0.16831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49775462963">
                <text:p>0.16849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2939814815">
                <text:p>0.16868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68125">
                <text:p>0.16886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3310185185">
                <text:p>0.16905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3849537037">
                <text:p>0.16923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23680555556">
                <text:p>0.16942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08865740741">
                <text:p>0.16960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4050925926">
                <text:p>0.16979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79236111111">
                <text:p>0.16997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64421296296">
                <text:p>0.17016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49606481481">
                <text:p>0.17034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34791666667">
                <text:p>0.17053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19976851852">
                <text:p>0.17071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05162037037">
                <text:p>0.17090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90347222222">
                <text:p>0.17109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75532407407">
                <text:p>0.17127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0717592593">
                <text:p>0.17146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45902777778">
                <text:p>0.17164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1087962963">
                <text:p>0.17183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16273148148">
                <text:p>0.17201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1458333333">
                <text:p>0.17220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86643518519">
                <text:p>0.17238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1828703704">
                <text:p>0.17257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56990740741">
                <text:p>0.17275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2199074074">
                <text:p>0.17294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27384259259">
                <text:p>0.17312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2569444444">
                <text:p>0.17331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49775462963">
                <text:p>0.17349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2939814815">
                <text:p>0.17368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68125">
                <text:p>0.17386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3310185185">
                <text:p>0.17405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3849537037">
                <text:p>0.17423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23680555556">
                <text:p>0.17442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08865740741">
                <text:p>0.17460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794050925926">
                <text:p>0.17479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79236111111">
                <text:p>0.17497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64398148148">
                <text:p>0.17516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49606481481">
                <text:p>0.17534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34791666667">
                <text:p>0.17553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19976851852">
                <text:p>0.17571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05162037037">
                <text:p>0.17590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90347222222">
                <text:p>0.17609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75509259259">
                <text:p>0.17627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0717592593">
                <text:p>0.17646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45902777778">
                <text:p>0.17664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1087962963">
                <text:p>0.17683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16273148148">
                <text:p>0.17701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01458333333">
                <text:p>0.17720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86643518519">
                <text:p>0.17738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71828703704">
                <text:p>0.17757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57013888889">
                <text:p>0.17775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942199074074">
                <text:p>0.17794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27384259259">
                <text:p>0.17812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2569444444">
                <text:p>0.17831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49775462963">
                <text:p>0.17849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2939814815">
                <text:p>0.17868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68125">
                <text:p>0.17886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053287037037">
                <text:p>0.17905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3849537037">
                <text:p>0.17923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23657407407">
                <text:p>0.17942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608865740741">
                <text:p>0.17960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794050925926">
                <text:p>0.17979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979236111111">
                <text:p>0.17997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164421296296">
                <text:p>0.18016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349606481481">
                <text:p>0.18034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534791666667">
                <text:p>0.18053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719976851852">
                <text:p>0.18071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905162037037">
                <text:p>0.18090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090347222222">
                <text:p>0.18109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75532407407">
                <text:p>0.18127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460717592593">
                <text:p>0.18146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4587962963">
                <text:p>0.18164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831087962963">
                <text:p>0.18183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016273148148">
                <text:p>0.18201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201458333333">
                <text:p>0.18220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386643518519">
                <text:p>0.18238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571828703704">
                <text:p>0.18257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757013888889">
                <text:p>0.18275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942199074074">
                <text:p>0.18294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127384259259">
                <text:p>0.18312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312569444444">
                <text:p>0.18331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49775462963">
                <text:p>0.18349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682939814815">
                <text:p>0.18368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868125">
                <text:p>0.18386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053310185185">
                <text:p>0.18405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23849537037">
                <text:p>0.18423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423680555556">
                <text:p>0.18442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608865740741">
                <text:p>0.18460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794050925926">
                <text:p>0.18479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979236111111">
                <text:p>0.18497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164421296296">
                <text:p>0.18516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349606481481">
                <text:p>0.18534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534791666667">
                <text:p>0.18553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719976851852">
                <text:p>0.18571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905162037037">
                <text:p>0.18590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090347222222">
                <text:p>0.18609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275532407407">
                <text:p>0.18627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60717592593">
                <text:p>0.18646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645902777778">
                <text:p>0.18664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831087962963">
                <text:p>0.18683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016273148148">
                <text:p>0.18701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201458333333">
                <text:p>0.18720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386643518519">
                <text:p>0.18738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571828703704">
                <text:p>0.18757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757013888889">
                <text:p>0.18775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942199074074">
                <text:p>0.18794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127384259259">
                <text:p>0.18812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12569444444">
                <text:p>0.18831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49775462963">
                <text:p>0.18849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682939814815">
                <text:p>0.18868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868125">
                <text:p>0.18886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053310185185">
                <text:p>0.18905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3849537037">
                <text:p>0.18923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423680555556">
                <text:p>0.18942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608865740741">
                <text:p>0.18960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794050925926">
                <text:p>0.18979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79236111111">
                <text:p>0.18997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64421296296">
                <text:p>0.19016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349583333333">
                <text:p>0.190349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534791666667">
                <text:p>0.19053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19976851852">
                <text:p>0.19071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05162037037">
                <text:p>0.19090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090347222222">
                <text:p>0.19109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275532407407">
                <text:p>0.19127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460717592593">
                <text:p>0.19146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45902777778">
                <text:p>0.19164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31087962963">
                <text:p>0.19183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16273148148">
                <text:p>0.19201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01458333333">
                <text:p>0.19220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386643518518">
                <text:p>0.192386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571828703704">
                <text:p>0.19257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57013888889">
                <text:p>0.19275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42199074074">
                <text:p>0.19294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127384259259">
                <text:p>0.19312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312569444444">
                <text:p>0.19331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49775462963">
                <text:p>0.19349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682939814815">
                <text:p>0.19368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868125">
                <text:p>0.19386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053310185185">
                <text:p>0.19405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3849537037">
                <text:p>0.19423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423680555556">
                <text:p>0.19442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608865740741">
                <text:p>0.19460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794050925926">
                <text:p>0.19479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979236111111">
                <text:p>0.19497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164421296296">
                <text:p>0.19516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349606481481">
                <text:p>0.19534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534791666667">
                <text:p>0.19553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719976851852">
                <text:p>0.19571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905162037037">
                <text:p>0.19590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090347222222">
                <text:p>0.19609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275532407407">
                <text:p>0.19627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460717592593">
                <text:p>0.19646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645902777778">
                <text:p>0.19664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831087962963">
                <text:p>0.19683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016273148148">
                <text:p>0.19701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201458333333">
                <text:p>0.19720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386643518519">
                <text:p>0.19738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571828703704">
                <text:p>0.19757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757013888889">
                <text:p>0.19775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942199074074">
                <text:p>0.19794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127384259259">
                <text:p>0.19812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312569444444">
                <text:p>0.19831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49775462963">
                <text:p>0.19849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682916666667">
                <text:p>0.198682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868125">
                <text:p>0.19886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053310185185">
                <text:p>0.19905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23849537037">
                <text:p>0.19923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423680555556">
                <text:p>0.19942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608865740741">
                <text:p>0.19960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794050925926">
                <text:p>0.19979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979236111111">
                <text:p>0.19997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164421296296">
                <text:p>0.20016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349583333333">
                <text:p>0.200349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534791666667">
                <text:p>0.20053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719976851852">
                <text:p>0.20071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905162037037">
                <text:p>0.20090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090347222222">
                <text:p>0.20109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275532407407">
                <text:p>0.20127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460717592593">
                <text:p>0.20146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64587962963">
                <text:p>0.201645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831087962963">
                <text:p>0.20183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016273148148">
                <text:p>0.20201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201458333333">
                <text:p>0.20220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386643518519">
                <text:p>0.20238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571828703704">
                <text:p>0.20257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757013888889">
                <text:p>0.20275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942199074074">
                <text:p>0.20294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127384259259">
                <text:p>0.20312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312569444444">
                <text:p>0.20331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49775462963">
                <text:p>0.20349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682939814815">
                <text:p>0.20368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868125">
                <text:p>0.20386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053310185185">
                <text:p>0.20405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23849537037">
                <text:p>0.20423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423680555556">
                <text:p>0.20442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608865740741">
                <text:p>0.20460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794050925926">
                <text:p>0.20479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979236111111">
                <text:p>0.20497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164421296296">
                <text:p>0.20516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349606481481">
                <text:p>0.20534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534791666667">
                <text:p>0.20553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19976851852">
                <text:p>0.20571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905162037037">
                <text:p>0.20590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090347222222">
                <text:p>0.20609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75532407407">
                <text:p>0.20627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460717592593">
                <text:p>0.20646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645902777778">
                <text:p>0.20664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31087962963">
                <text:p>0.20683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016273148148">
                <text:p>0.20701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201435185185">
                <text:p>0.207201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386643518518">
                <text:p>0.207386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571828703704">
                <text:p>0.20757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757013888889">
                <text:p>0.20775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942199074074">
                <text:p>0.20794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127384259259">
                <text:p>0.20812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312569444444">
                <text:p>0.20831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49775462963">
                <text:p>0.20849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682939814815">
                <text:p>0.20868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868125">
                <text:p>0.20886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053310185185">
                <text:p>0.20905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23849537037">
                <text:p>0.20923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423680555556">
                <text:p>0.20942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608865740741">
                <text:p>0.20960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794050925926">
                <text:p>0.20979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979236111111">
                <text:p>0.20997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164421296296">
                <text:p>0.21016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349606481481">
                <text:p>0.21034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534791666667">
                <text:p>0.21053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719976851852">
                <text:p>0.21071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905162037037">
                <text:p>0.21090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090347222222">
                <text:p>0.21109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275532407407">
                <text:p>0.21127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460717592593">
                <text:p>0.21146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645902777778">
                <text:p>0.21164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831087962963">
                <text:p>0.21183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016273148148">
                <text:p>0.21201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201458333333">
                <text:p>0.21220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386643518518">
                <text:p>0.212386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571828703704">
                <text:p>0.21257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757013888889">
                <text:p>0.21275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942199074074">
                <text:p>0.21294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127384259259">
                <text:p>0.21312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3312546296296">
                <text:p>0.213312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49775462963">
                <text:p>0.21349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682939814815">
                <text:p>0.21368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868125">
                <text:p>0.21386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4053310185185">
                <text:p>0.21405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238472222222">
                <text:p>0.214238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423657407407">
                <text:p>0.214423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608865740741">
                <text:p>0.21460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794050925926">
                <text:p>0.21479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979236111111">
                <text:p>0.21497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164421296296">
                <text:p>0.21516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349606481481">
                <text:p>0.21534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534791666667">
                <text:p>0.21553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719976851852">
                <text:p>0.21571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905162037037">
                <text:p>0.21590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090347222222">
                <text:p>0.21609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275532407407">
                <text:p>0.21627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460717592593">
                <text:p>0.21646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645902777778">
                <text:p>0.21664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831087962963">
                <text:p>0.21683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016273148148">
                <text:p>0.21701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201458333333">
                <text:p>0.21720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386643518518">
                <text:p>0.21738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571828703704">
                <text:p>0.21757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757013888889">
                <text:p>0.21775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942199074074">
                <text:p>0.21794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127384259259">
                <text:p>0.21812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312569444444">
                <text:p>0.21831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49775462963">
                <text:p>0.21849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682939814815">
                <text:p>0.21868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868125">
                <text:p>0.21886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053310185185">
                <text:p>0.21905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23849537037">
                <text:p>0.21923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423680555556">
                <text:p>0.21942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608842592593">
                <text:p>0.219608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794050925926">
                <text:p>0.21979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979236111111">
                <text:p>0.21997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0164421296296">
                <text:p>0.22016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349606481481">
                <text:p>0.22034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534791666667">
                <text:p>0.22053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719953703704">
                <text:p>0.220719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0905162037037">
                <text:p>0.22090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090347222222">
                <text:p>0.22109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275532407407">
                <text:p>0.22127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460717592593">
                <text:p>0.22146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645902777778">
                <text:p>0.22164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831087962963">
                <text:p>0.22183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016273148148">
                <text:p>0.22201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201458333333">
                <text:p>0.22220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386643518518">
                <text:p>0.22238664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571828703704">
                <text:p>0.22257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757013888889">
                <text:p>0.22275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942175925926">
                <text:p>0.222942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127384259259">
                <text:p>0.223127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312569444444">
                <text:p>0.22331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49775462963">
                <text:p>0.22349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682939814815">
                <text:p>0.22368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868125">
                <text:p>0.22386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4053310185185">
                <text:p>0.224053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23849537037">
                <text:p>0.22423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423680555555">
                <text:p>0.22442368055555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608865740741">
                <text:p>0.224608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794050925926">
                <text:p>0.224794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979236111111">
                <text:p>0.224979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164421296296">
                <text:p>0.225164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349606481481">
                <text:p>0.22534960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534791666667">
                <text:p>0.225534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719976851852">
                <text:p>0.225719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905138888889">
                <text:p>0.225905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090347222222">
                <text:p>0.226090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275532407407">
                <text:p>0.226275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460717592593">
                <text:p>0.226460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645902777778">
                <text:p>0.226645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831087962963">
                <text:p>0.226831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016273148148">
                <text:p>0.227016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201458333333">
                <text:p>0.227201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386643518518">
                <text:p>0.22738664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571828703704">
                <text:p>0.227571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757013888889">
                <text:p>0.227757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942199074074">
                <text:p>0.227942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127384259259">
                <text:p>0.228127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312569444444">
                <text:p>0.228312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849775462963">
                <text:p>0.22849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682939814815">
                <text:p>0.228682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8868125">
                <text:p>0.22886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053310185185">
                <text:p>0.229053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23849537037">
                <text:p>0.22923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423680555556">
                <text:p>0.229423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608865740741">
                <text:p>0.229608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794050925926">
                <text:p>0.229794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979236111111">
                <text:p>0.229979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164421296296">
                <text:p>0.230164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349606481481">
                <text:p>0.230349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534791666667">
                <text:p>0.230534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719976851852">
                <text:p>0.230719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905162037037">
                <text:p>0.230905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090347222222">
                <text:p>0.231090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275532407407">
                <text:p>0.231275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460717592593">
                <text:p>0.231460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645902777778">
                <text:p>0.231645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831087962963">
                <text:p>0.231831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016273148148">
                <text:p>0.23201627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201458333333">
                <text:p>0.2322014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386643518518">
                <text:p>0.232386643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571828703704">
                <text:p>0.23257182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757013888889">
                <text:p>0.23275701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942199074074">
                <text:p>0.232942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127384259259">
                <text:p>0.2331273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312569444444">
                <text:p>0.233312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49775462963">
                <text:p>0.23349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682939814815">
                <text:p>0.23368293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868125">
                <text:p>0.23386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053310185185">
                <text:p>0.23405331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23849537037">
                <text:p>0.23423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423680555556">
                <text:p>0.2344236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608865740741">
                <text:p>0.2346088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794050925926">
                <text:p>0.23479405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979236111111">
                <text:p>0.23497923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5164421296296">
                <text:p>0.2351644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5349606481481">
                <text:p>0.2353496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5534791666667">
                <text:p>0.2355347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5719976851852">
                <text:p>0.235719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5905162037037">
                <text:p>0.235905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090347222222">
                <text:p>0.2360903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275532407407">
                <text:p>0.2362755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460717592593">
                <text:p>0.23646071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645902777778">
                <text:p>0.236645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831087962963">
                <text:p>0.236831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7016273148148">
                <text:p>0.23701627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7201458333333">
                <text:p>0.23720145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7386643518518">
                <text:p>0.2373866435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7571828703704">
                <text:p>0.237571828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7757013888889">
                <text:p>0.23775701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7942199074074">
                <text:p>0.23794219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127384259259">
                <text:p>0.238127384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312569444444">
                <text:p>0.238312569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49775462963">
                <text:p>0.238497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682939814815">
                <text:p>0.23868293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868125">
                <text:p>0.23886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053287037037">
                <text:p>0.2390532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23849537037">
                <text:p>0.239238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423680555556">
                <text:p>0.239423680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608865740741">
                <text:p>0.23960886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39794050925926">
                <text:p>0.23979405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39979236111111">
                <text:p>0.23997923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164421296296">
                <text:p>0.24016442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349606481481">
                <text:p>0.24034960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534791666667">
                <text:p>0.24053479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719976851852">
                <text:p>0.24071997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905162037037">
                <text:p>0.24090516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1090347222222">
                <text:p>0.2410903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1275532407407">
                <text:p>0.24127553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1460717592593">
                <text:p>0.241460717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1645902777778">
                <text:p>0.241645902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1831087962963">
                <text:p>0.24183108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016273148148">
                <text:p>0.242016273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201458333333">
                <text:p>0.242201458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386643518518">
                <text:p>0.2423866435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571828703704">
                <text:p>0.242571828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2757013888889">
                <text:p>0.242757013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2942199074074">
                <text:p>0.242942199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127384259259">
                <text:p>0.243127384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312569444444">
                <text:p>0.24331256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49775462963">
                <text:p>0.24349775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682939814815">
                <text:p>0.243682939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868125">
                <text:p>0.243868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053310185185">
                <text:p>0.244053310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423849537037">
                <text:p>0.24423849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4423680555556">
                <text:p>0.244423680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4608865740741">
                <text:p>0.244608865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4794050925926">
                <text:p>0.244794050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4979236111111">
                <text:p>0.244979236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5164421296296">
                <text:p>0.245164421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5349606481481">
                <text:p>0.245349606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5534791666667">
                <text:p>0.245534791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5719976851852">
                <text:p>0.245719976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5905162037037">
                <text:p>0.245905162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6090347222222">
                <text:p>0.246090347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6275532407407">
                <text:p>0.246275532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6460717592593">
                <text:p>0.246460717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6645902777778">
                <text:p>0.246645902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6831087962963">
                <text:p>0.246831087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7016273148148">
                <text:p>0.2470162731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7201458333333">
                <text:p>0.247201458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7386643518518">
                <text:p>0.24738664351851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7571828703704">
                <text:p>0.247571828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47757013888889">
                <text:p>0.2477570138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47942199074074">
                <text:p>0.2479421990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48127384259259">
                <text:p>0.248127384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48312569444444">
                <text:p>0.2483125694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4849775462963">
                <text:p>0.2484977546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48682939814815">
                <text:p>0.248682939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48706076388889">
                <text:p>0.24870607638888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